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In the Black Sea on a battle duty five enemy ships</text:span>
</text:h>
      <text:p text:style-name="P4">
Author: ['АРМІЯINFORM']</text:p>
      <text:p text:style-name="P4">
Time: 2023-07-09T62:00:00-04:00</text:p>
      <text:p text:style-name="P4">
Description: About the CTI of the Navy ZS Ukrainian. “The village at 08:00 07.07.2023: in Chorny Morі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zadornyy1988.jpg" text:style-name="Internet_20_link" text:visited-style-name="Visited_20_Internet_20_Link">
zadornyy1988.jpg</text:a>
']</text:p>
      <text:p text:style-name="P4">
Tags: ['STOPRUSSIA', 'АГРЕСІЯ РФ']</text:p>
      <text:p text:style-name="P4">
Category: News</text:p>
      <!--METADATA-->
      <text:p text:style-name="P4">
<draw:frame draw:style-name="fr1" draw:name="Image2" text:anchor-type="as-char" svg:width="6.9236in" svg:height="4.633042in" draw:z-index="0">
<draw:image xlink:href="../Images/AРМІЯINFORM/2023-07-09T62-00-00-04-00/zadornyy1988.jpg" xlink:type="simple" xlink:show="embed" xlink:actuate="onLoad" draw:mime-type="image/jpeg"/>
</draw:frame>
Illustrative photo</text:p>
      <text:p text:style-name="P4">
About it <text:a xlink:type="simple" xlink:href="https://www.facebook.com/navy.mil.gov.ua/posts/pfbid02duUrD88GnAzUABLShLimUCX7682wW89AzhJoazShnWifTftAod2sm3jNnAMQF6zkl" text:style-name="Internet_20_link" text:visited-style-name="Visited_20_Internet_20_Link">
reports</text:a>
Navy of the Armed Forces of Ukraine.</text:p>
      <text:p text:style-name="P4">
“As of 08:00 09.07.2023:</text:p>
      <text:p text:style-name="P4">
There are 5 enemy ships in the Black Sea;</text:p>
      <text:p text:style-name="P4">
in the Azov Sea - 1 enemy ship;</text:p>
      <text:p text:style-name="P4">
Up to 8 enemy ships are in the Mediterranean Sea.</text:p>
      <text:p text:style-name="P4">
During the day, in the interests of the Russian Federation, the passage of the Kerch-Yenicral Strait was made:</text:p>
      <text:p text:style-name="P4">
15 vessels to the Azov Sea, 2 of them moved in the direction of the Bosphorus Strait;</text:p>
      <text:p text:style-name="P4">
To the Black Sea - 16 ships, 3 of them moved in the direction of the Bosphorus Strait.</text:p>
      <text:p text:style-name="P4">
The Russian Federation continues to violate the International Convention on the Protection of Human Life at the Sea of 1974.(SOLAS)by turning off automatic identification systems(AIS), Nazi vessels in the Azov Sea, ”the message reads.</text:p>
      <text:p text:style-name="P4">
News Source: <text:a xlink:type="simple" xlink:href="https://armyinform.com.ua/2023/07/09/u-chornomu-mori-na-bojovomu-cherguvanni-pyat-vorozhyh-korabliv/" text:style-name="Internet_20_link" text:visited-style-name="Visited_20_Internet_20_Link">
https://armyinform.com.ua/2023/07/09/u-chornomu-mori-na-bojovomu-cherguvanni-pyat-vorozhyh-korabliv/</text:a>
</text:p>
      <!--NEWS-->
      <text:h text:style-name="P10" text:outline-level="1">
<text:span text:style-name="T4">
DShV command showed how our artillerymen destroy the occupiers</text:span>
</text:h>
      <text:p text:style-name="P4">
Author: ['АРМІЯINFORM']</text:p>
      <text:p text:style-name="P4">
Time: 2023-07-09T64:00:00-04:00</text:p>
      <text:p text:style-name="P4">
Description: About the Facebook-Storansi commanding the landing and nastyskovikh zbroynei ... The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About this <text:a xlink:type="simple" xlink:href="https://www.facebook.com/watch/" text:style-name="Internet_20_link" text:visited-style-name="Visited_20_Internet_20_Link">
it is referred</text:a>
On the phasebook page of the command of the Airborne Assault Troops of the Armed Forces of Ukraine:</text:p>
      <text:p text:style-name="P4">
“Did you think that twice in one place the projectile does not hit? But not then, the artillerymen of the 71st Separate Eger Brigade of the Airborne Assault Troops of Ukraine.</text:p>
      <text:p text:style-name="P4">
The invaders were convinced that they would not look for their hiding place in their destroyed homes. However, our "battle birds" were noticed and given to the coordinate unit.</text:p>
      <text:p text:style-name="P4">
The occupiers before "disposal" had to run from house to house - but the tamyh was caught up with the accurate shots. Only some of the more than a dozen Russians have tacked Bukhanka. The rest covered a 105th caliber projectile. "</text:p>
      <text:p text:style-name="P4">
News Source: <text:a xlink:type="simple" xlink:href="https://armyinform.com.ua/2023/07/09/komanduvannya-dshv-pokazalo-yak-nashi-artylerysty-nyshhat-okupantiv/" text:style-name="Internet_20_link" text:visited-style-name="Visited_20_Internet_20_Link">
https://armyinform.com.ua/2023/07/09/komanduvannya-dshv-pokazalo-yak-nashi-artylerysty-nyshhat-okupantiv/</text:a>
</text:p>
      <!--NEWS-->
      <text:h text:style-name="P10" text:outline-level="1">
<text:span text:style-name="T4">
The consequences of Russian shelling as of 09:00 on July 9</text:span>
</text:h>
      <text:p text:style-name="P4">
Author: ['АРМІЯINFORM']</text:p>
      <text:p text:style-name="P4">
Time: 2023-07-09T66:00:00-04:00</text:p>
      <text:p text:style-name="P4">
Description: About the Nadlits of the Rosiyskiye Stan at 09:00 9 Lipnya Military Medi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photo1688888560.jpeg" text:style-name="Internet_20_link" text:visited-style-name="Visited_20_Internet_20_Link">
photo1688888560.jpeg</text:a>
']</text:p>
      <text:p text:style-name="P4">
Tags: ['STOPRUSSIA', 'АГРЕСІЯ РФ']</text:p>
      <text:p text:style-name="P4">
Category: News</text:p>
      <!--METADATA-->
      <text:p text:style-name="P4">
<draw:frame draw:style-name="fr1" draw:name="Image3" text:anchor-type="as-char" svg:width="6.9236in" svg:height="4.983888in" draw:z-index="0">
<draw:image xlink:href="../Images/AРМІЯINFORM/2023-07-09T66-00-00-04-00/photo1688888560.jpeg" xlink:type="simple" xlink:show="embed" xlink:actuate="onLoad" draw:mime-type="image/jpeg"/>
</draw:frame>
On the consequences of Russian shelling as of 09:00 on July 9 <text:a xlink:type="simple" xlink:href="https://t.me/militarymediacenter/2471" text:style-name="Internet_20_link" text:visited-style-name="Visited_20_Internet_20_Link">
reports</text:a>
Military Media Center.</text:p>
      <text:p text:style-name="P4">
According to the situational center of the Ministry of Defense of Ukraine information, during the last day, Russian troops fired the territory of 9 regions of Ukraine.</text:p>
      <text:p text:style-name="P4">
From different types of weapons - mortars, artillery, RSZV, SDR, UAV, tactical aviation - 133 settlements and 36 infrastructure sites were attacked.</text:p>
      <text:p text:style-name="P4">
There are killed and injured among civilians, the number of victims is clarified.</text:p>
      <text:p text:style-name="P4">
News Source: <text:a xlink:type="simple" xlink:href="https://armyinform.com.ua/2023/07/09/naslidky-rosijskyh-obstriliv-stanom-na-0900-9-lypnya/" text:style-name="Internet_20_link" text:visited-style-name="Visited_20_Internet_20_Link">
https://armyinform.com.ua/2023/07/09/naslidky-rosijskyh-obstriliv-stanom-na-0900-9-lypnya/</text:a>
</text:p>
      <!--NEWS-->
      <text:h text:style-name="P10" text:outline-level="1">
<text:span text:style-name="T4">
Volodymyr Zelenskyy and Andrzej Duda honored memory</text:span>
</text:h>
      <text:p text:style-name="P4">
Author: ['АРМІЯINFORM']</text:p>
      <text:p text:style-name="P4">
Time: 2023-07-09T68:00:00-04:00</text:p>
      <text:p text:style-name="P4">
Description: About the president of Ukraine, Volodimir Zelensky, about the president of Ukraine: “At once, putting it at onc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59174570_3387763238140695_5191112977479147556_n.jpg" text:style-name="Internet_20_link" text:visited-style-name="Visited_20_Internet_20_Link">
359174570_3387763238140695_5191112977479147556_n.jpg</text:a>
', '<text:a xlink:type="simple" xlink:href="https://armyinform.com.ua/wp-content/uploads/2023/07/358556250_3387763174807368_5210680490729821675_n-150x150.jpg" text:style-name="Internet_20_link" text:visited-style-name="Visited_20_Internet_20_Link">
358556250_3387763174807368_5210680490729821675_n-150x150.jpg</text:a>
', '<text:a xlink:type="simple" xlink:href="https://armyinform.com.ua/wp-content/uploads/2023/07/359180286_3387763141474038_7286587985883423346_n-150x150.jpg" text:style-name="Internet_20_link" text:visited-style-name="Visited_20_Internet_20_Link">
359180286_3387763141474038_7286587985883423346_n-150x150.jpg</text:a>
', '<text:a xlink:type="simple" xlink:href="https://armyinform.com.ua/wp-content/uploads/2023/07/358956596_3387763088140710_152401223121249650_n-150x150.jpg" text:style-name="Internet_20_link" text:visited-style-name="Visited_20_Internet_20_Link">
358956596_3387763088140710_152401223121249650_n-150x150.jpg</text:a>
', '<text:a xlink:type="simple" xlink:href="https://armyinform.com.ua/wp-content/uploads/2023/07/358617736_3387763041474048_5337767834561593565_n-150x150.jpg" text:style-name="Internet_20_link" text:visited-style-name="Visited_20_Internet_20_Link">
358617736_3387763041474048_5337767834561593565_n-150x150.jpg</text:a>
']</text:p>
      <text:p text:style-name="P4">
Tags: ['STOPRUSSIA', 'АГРЕСІЯ РФ']</text:p>
      <text:p text:style-name="P4">
Category: News</text:p>
      <!--METADATA-->
      <text:p text:style-name="P4">
<draw:frame draw:style-name="fr1" draw:name="Image4" text:anchor-type="as-char" svg:width="6.9236in" svg:height="4.615733in" draw:z-index="0">
<draw:image xlink:href="../Images/AРМІЯINFORM/2023-07-09T68-00-00-04-00/359174570_3387763238140695_5191112977479147556_n.jpg" xlink:type="simple" xlink:show="embed" xlink:actuate="onLoad" draw:mime-type="image/jpeg"/>
</draw:frame>
About this <text:a xlink:type="simple" xlink:href="https://www.facebook.com/zelenskiy.official/posts/pfbid0zGb8iCV2XeK64EUdzK5U6xSSQ2yLVwt7odnExqNuNNKR2raWDhEBYsWerScFzW2Bl" text:style-name="Internet_20_link" text:visited-style-name="Visited_20_Internet_20_Link">
it is referred</text:a>
In the post of President of Ukraine Vladimir Zelensky:</text:p>
      <text:p text:style-name="P4">
“Together we honor all the innocent victims of Volyn!</text:p>
      <text:p text:style-name="P4">
The memory of us unites!</text:p>
      <text:p text:style-name="P4">
Together we are stronger!”.</text:p>
      <text:p text:style-name="P4">
<text:a xlink:type="simple" xlink:href="https://armyinform.com.ua/wp-content/uploads/2023/07/358556250_3387763174807368_5210680490729821675_n.jpg" text:style-name="Internet_20_link" text:visited-style-name="Visited_20_Internet_20_Link">
!(Images/AРМІЯINFORM/2023-07-09T68-00-00-04-00/358556250_3387763174807368_5210680490729821675_n-150x150.jpg)</text:a>
</text:p>
      <text:p text:style-name="P4">
<text:a xlink:type="simple" xlink:href="https://armyinform.com.ua/wp-content/uploads/2023/07/359180286_3387763141474038_7286587985883423346_n.jpg" text:style-name="Internet_20_link" text:visited-style-name="Visited_20_Internet_20_Link">
<draw:frame draw:style-name="fr1" draw:name="Image5" text:anchor-type="as-char" svg:width="6.9236in" svg:height="6.9236in" draw:z-index="0">
<draw:image xlink:href="../Images/AРМІЯINFORM/2023-07-09T68-00-00-04-00/359180286_3387763141474038_7286587985883423346_n-150x150.jpg" xlink:type="simple" xlink:show="embed" xlink:actuate="onLoad" draw:mime-type="image/jpeg"/>
</draw:frame>
</text:a>
</text:p>
      <text:p text:style-name="P4">
<text:a xlink:type="simple" xlink:href="https://armyinform.com.ua/wp-content/uploads/2023/07/358956596_3387763088140710_152401223121249650_n.jpg" text:style-name="Internet_20_link" text:visited-style-name="Visited_20_Internet_20_Link">
<draw:frame draw:style-name="fr1" draw:name="Image6" text:anchor-type="as-char" svg:width="6.9236in" svg:height="6.9236in" draw:z-index="0">
<draw:image xlink:href="../Images/AРМІЯINFORM/2023-07-09T68-00-00-04-00/358956596_3387763088140710_152401223121249650_n-150x150.jpg" xlink:type="simple" xlink:show="embed" xlink:actuate="onLoad" draw:mime-type="image/jpeg"/>
</draw:frame>
</text:a>
</text:p>
      <text:p text:style-name="P4">
<text:a xlink:type="simple" xlink:href="https://armyinform.com.ua/wp-content/uploads/2023/07/358617736_3387763041474048_5337767834561593565_n.jpg" text:style-name="Internet_20_link" text:visited-style-name="Visited_20_Internet_20_Link">
<draw:frame draw:style-name="fr1" draw:name="Image7" text:anchor-type="as-char" svg:width="6.9236in" svg:height="6.9236in" draw:z-index="0">
<draw:image xlink:href="../Images/AРМІЯINFORM/2023-07-09T68-00-00-04-00/358617736_3387763041474048_5337767834561593565_n-150x150.jpg" xlink:type="simple" xlink:show="embed" xlink:actuate="onLoad" draw:mime-type="image/jpeg"/>
</draw:frame>
</text:a>
</text:p>
      <text:p text:style-name="P4">
News Source: <text:a xlink:type="simple" xlink:href="https://armyinform.com.ua/2023/07/09/volodymyr-zelenskyj-i-andzhej-duda-vshanuvaly-pamyat-zhertv-volynskoyi-tragediyi/" text:style-name="Internet_20_link" text:visited-style-name="Visited_20_Internet_20_Link">
https://armyinform.com.ua/2023/07/09/volodymyr-zelenskyj-i-andzhej-duda-vshanuvaly-pamyat-zhertv-volynskoyi-tragediyi/</text:a>
</text:p>
      <!--NEWS-->
      <text:h text:style-name="P10" text:outline-level="1">
<text:span text:style-name="T4">
The hostile rocket launchers are ready in the places of base, and the landing ships of the enemy are transported by car - Dmitry Pletenchuk</text:span>
</text:h>
      <text:p text:style-name="P4">
Author: ['Олексій Тригуб']</text:p>
      <text:p text:style-name="P4">
Time: 2023-07-09T70:00:00-04:00</text:p>
      <text:p text:style-name="P4">
Description: Yak Rozoviv at the direct Efir and Telemarafon "єini Novy" Rechnik Vіskovo-Mordic force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dmytro-pletenchuk-rechnyk-vms.jpg" text:style-name="Internet_20_link" text:visited-style-name="Visited_20_Internet_20_Link">
dmytro-pletenchuk-rechnyk-vms.jpg</text:a>
']</text:p>
      <text:p text:style-name="P4">
Tags: ['STOPRUSSIA', 'ВМС', 'ВТОРГНЕННЯ РФ']</text:p>
      <text:p text:style-name="P4">
Category: News</text:p>
      <!--METADATA-->
      <text:p text:style-name="P4">
<draw:frame draw:style-name="fr1" draw:name="Image8" text:anchor-type="as-char" svg:width="6.9236in" svg:height="3.98107in" draw:z-index="0">
<draw:image xlink:href="../Images/AРМІЯINFORM/2023-07-09T70-00-00-04-00/dmytro-pletenchuk-rechnyk-vms.jpg" xlink:type="simple" xlink:show="embed" xlink:actuate="onLoad" draw:mime-type="image/jpeg"/>
</draw:frame>
As the teleorphone ["unindessive" told live on a live broadcast(https://www.youtube.com/watch?v=WY8sDvZdWEA)The spokesman of the Navy of the Armed Forces of Ukraine, the captain of the 3rd rank Dmitry Pletenchuk, is now at the missiletone, however, rocket-safety is, because they can all enter the sea at any time.</text:p>
      <ul>
        <li>
We see six rocket carriers in the places of base, in readiness, however, they did not go out into the sea, - the officer reports. - There are five -ships in the sea and three more border ships protect the Kerch Strait. The Vasovsky Sea is one ship. In the Mediterranean, it is also currently rocket carriers. However, you should not neglect air alarm.</li>
      </ul>
      <text:p text:style-name="P4">
According to Dmitry Pletenchuk, it is interesting to watch how to use his large landing ships in the Azov Morivoro. They are currently used as ferries to translate civilian vehicles, including cars.</text:p>
      <ul>
        <li>
Here is the situation with Crimean logistics now, - summarizes Captain 3RANGA Dmitry Pletenchuk. - With the permission of the Minister of Defense of Russia, more precisely, the Minister of Attack of the Russian Federation, such a decision was made.</li>
      </ul>
      <text:p text:style-name="P4">
Also, the Navy spokesman told what the situation with mines, washed away in the seasore, undermining the occupiers of the Kakhovka hydroelectric power station. According to the officer, for the mine numerous explosive objects, both underwater drones and specially created mine groups, including a mobile group that responds to each appearance of such GNP, both in the coastal zone and when they throw it directly ashore. But the danger remains, and it is impossible to neutralize it so far.</text:p>
      <ul>
        <li>
Despite the fact that we have released 25 square kilometers of our waters, Russian combat aviation continues to appear there, which complicates our work in the Umory, - says Dmitry Pletenchuk.</li>
      </ul>
      <text:p text:style-name="P4">
News Source: <text:a xlink:type="simple" xlink:href="https://armyinform.com.ua/2023/07/09/vorozhi-raketonosiyi-perebuvayut-u-gotovnosti-v-misczyah-bazuvannya-a-desantni-korabli-voroga-perevozyat-legkovyky-dmytro-pletenchuk/" text:style-name="Internet_20_link" text:visited-style-name="Visited_20_Internet_20_Link">
https://armyinform.com.ua/2023/07/09/vorozhi-raketonosiyi-perebuvayut-u-gotovnosti-v-misczyah-bazuvannya-a-desantni-korabli-voroga-perevozyat-legkovyky-dmytro-pletenchuk/</text:a>
</text:p>
      <!--NEWS-->
      <text:h text:style-name="P10" text:outline-level="1">
<text:span text:style-name="T4">
A meeting with the families of the Sicheslav Brigade service took place on the coordination</text:span>
</text:h>
      <text:p text:style-name="P4">
Author: ['АРМІЯINFORM']</text:p>
      <text:p text:style-name="P4">
Time: 2023-07-09T72:00:00-04:00</text:p>
      <text:p text:style-name="P4">
Description: At the coordinating headquarters, Zustych Iz by the Motherlands of Vіskovo Service Smrem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358624335_246053241523294_566006523182501549_n.jpg" text:style-name="Internet_20_link" text:visited-style-name="Visited_20_Internet_20_Link">
358624335_246053241523294_566006523182501549_n.jpg</text:a>
', '<text:a xlink:type="simple" xlink:href="https://armyinform.com.ua/wp-content/uploads/2023/07/359031954_246053294856622_7644267402757310009_n-150x150.jpg" text:style-name="Internet_20_link" text:visited-style-name="Visited_20_Internet_20_Link">
359031954_246053294856622_7644267402757310009_n-150x150.jpg</text:a>
', '<text:a xlink:type="simple" xlink:href="https://armyinform.com.ua/wp-content/uploads/2023/07/358138924_246053551523263_4866375544660138390_n-150x150.jpg" text:style-name="Internet_20_link" text:visited-style-name="Visited_20_Internet_20_Link">
358138924_246053551523263_4866375544660138390_n-150x150.jpg</text:a>
', '<text:a xlink:type="simple" xlink:href="https://armyinform.com.ua/wp-content/uploads/2023/07/358130519_246053541523264_1558545286328788697_n-150x150.jpg" text:style-name="Internet_20_link" text:visited-style-name="Visited_20_Internet_20_Link">
358130519_246053541523264_1558545286328788697_n-150x150.jpg</text:a>
', '<text:a xlink:type="simple" xlink:href="https://armyinform.com.ua/wp-content/uploads/2023/07/357131992_246053388189946_5084643526111208116_n-150x150.jpg" text:style-name="Internet_20_link" text:visited-style-name="Visited_20_Internet_20_Link">
357131992_246053388189946_5084643526111208116_n-150x150.jpg</text:a>
']</text:p>
      <text:p text:style-name="P4">
Tags: ['STOPRUSSIA', 'АГРЕСІЯ РФ']</text:p>
      <text:p text:style-name="P4">
Category: News</text:p>
      <!--METADATA-->
      <text:p text:style-name="P4">
<draw:frame draw:style-name="fr1" draw:name="Image9" text:anchor-type="as-char" svg:width="6.9236in" svg:height="3.880101in" draw:z-index="0">
<draw:image xlink:href="../Images/AРМІЯINFORM/2023-07-09T72-00-00-04-00/358624335_246053241523294_566006523182501549_n.jpg" xlink:type="simple" xlink:show="embed" xlink:actuate="onLoad" draw:mime-type="image/jpeg"/>
</draw:frame>
The coordination headquarters met with the families of the military personnel of the individual airborne Sicheslav Brigade, which is part of the assault-assault troops of the Armed Forces of Ukraine.</text:p>
      <text:p text:style-name="P4">
About it on Facebook <text:a xlink:type="simple" xlink:href="https://www.facebook.com/koordshtab/posts/pfbid0U8FApva86r4k4ENp5yMoXKkZ6WUKn6uCdmzqxj7XgfoWs1pcbSxvhdGJoNeHb3rql" text:style-name="Internet_20_link" text:visited-style-name="Visited_20_Internet_20_Link">
reports</text:a>
Coordinating headquarters on prisoners of war.</text:p>
      <text:p text:style-name="P4">
The representative of the coordination headquarters communicated with relatives of prisoners and missing paratroopers.</text:p>
      <text:p text:style-name="P4">
During the meeting, the mechanisms of exchange of prisoners of war, sources about their location were discussed, as well as the problems of communication of family members with military units, in particular regarding the extraction of an extract.</text:p>
      <text:p text:style-name="P4">
<text:a xlink:type="simple" xlink:href="https://armyinform.com.ua/wp-content/uploads/2023/07/359031954_246053294856622_7644267402757310009_n.jpg" text:style-name="Internet_20_link" text:visited-style-name="Visited_20_Internet_20_Link">
!(Images/AРМІЯINFORM/2023-07-09T72-00-00-04-00/359031954_246053294856622_7644267402757310009_n-150x150.jpg)</text:a>
</text:p>
      <text:p text:style-name="P4">
<text:a xlink:type="simple" xlink:href="https://armyinform.com.ua/wp-content/uploads/2023/07/358138924_246053551523263_4866375544660138390_n.jpg" text:style-name="Internet_20_link" text:visited-style-name="Visited_20_Internet_20_Link">
<draw:frame draw:style-name="fr1" draw:name="Image10" text:anchor-type="as-char" svg:width="6.9236in" svg:height="6.9236in" draw:z-index="0">
<draw:image xlink:href="../Images/AРМІЯINFORM/2023-07-09T72-00-00-04-00/358138924_246053551523263_4866375544660138390_n-150x150.jpg" xlink:type="simple" xlink:show="embed" xlink:actuate="onLoad" draw:mime-type="image/jpeg"/>
</draw:frame>
</text:a>
</text:p>
      <text:p text:style-name="P4">
<text:a xlink:type="simple" xlink:href="https://armyinform.com.ua/wp-content/uploads/2023/07/358130519_246053541523264_1558545286328788697_n.jpg" text:style-name="Internet_20_link" text:visited-style-name="Visited_20_Internet_20_Link">
<draw:frame draw:style-name="fr1" draw:name="Image11" text:anchor-type="as-char" svg:width="6.9236in" svg:height="6.9236in" draw:z-index="0">
<draw:image xlink:href="../Images/AРМІЯINFORM/2023-07-09T72-00-00-04-00/358130519_246053541523264_1558545286328788697_n-150x150.jpg" xlink:type="simple" xlink:show="embed" xlink:actuate="onLoad" draw:mime-type="image/jpeg"/>
</draw:frame>
</text:a>
</text:p>
      <text:p text:style-name="P4">
<text:a xlink:type="simple" xlink:href="https://armyinform.com.ua/wp-content/uploads/2023/07/357131992_246053388189946_5084643526111208116_n.jpg" text:style-name="Internet_20_link" text:visited-style-name="Visited_20_Internet_20_Link">
<draw:frame draw:style-name="fr1" draw:name="Image12" text:anchor-type="as-char" svg:width="6.9236in" svg:height="6.9236in" draw:z-index="0">
<draw:image xlink:href="../Images/AРМІЯINFORM/2023-07-09T72-00-00-04-00/357131992_246053388189946_5084643526111208116_n-150x150.jpg" xlink:type="simple" xlink:show="embed" xlink:actuate="onLoad" draw:mime-type="image/jpeg"/>
</draw:frame>
</text:a>
</text:p>
      <text:p text:style-name="P4">
News Source: <text:a xlink:type="simple" xlink:href="https://armyinform.com.ua/2023/07/09/u-koordshtabi-vidbulasya-zustrich-z-rodynamy-vijskovosluzhbovcziv-sicheslavskoyi-brygady/" text:style-name="Internet_20_link" text:visited-style-name="Visited_20_Internet_20_Link">
https://armyinform.com.ua/2023/07/09/u-koordshtabi-vidbulasya-zustrich-z-rodynamy-vijskovosluzhbovcziv-sicheslavskoyi-brygady/</text:a>
</text:p>
      <!--NEWS-->
      <text:h text:style-name="P10" text:outline-level="1">
<text:span text:style-name="T4">
Mathogos to families of prisoners, interned, missing persons: who is entitled?</text:span>
</text:h>
      <text:p text:style-name="P4">
Author: ['АРМІЯINFORM']</text:p>
      <text:p text:style-name="P4">
Time: 2023-07-09T74:00:00-04:00</text:p>
      <text:p text:style-name="P4">
Description: Unaslіdok Riznikh Koliziy Chimalo of our Zahisnikvyv I Zakhisnitsy, to a pity, they traine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5f6a2256-scaled.jpg" text:style-name="Internet_20_link" text:visited-style-name="Visited_20_Internet_20_Link">
5f6a2256-scaled.jpg</text:a>
']</text:p>
      <text:p text:style-name="P4">
Tags: ['STOPRUSSIA', 'АГРЕСІЯ РФ', 'ВИПЛАТИ', 'ВТОРГНЕННЯ РФ', 'СОЦІАЛЬНА ДОПОМОГА']</text:p>
      <text:p text:style-name="P4">
Category: News</text:p>
      <!--METADATA-->
      <text:p text:style-name="P4">
<draw:frame draw:style-name="fr1" draw:name="Image13" text:anchor-type="as-char" svg:width="6.9236in" svg:height="4.615733in" draw:z-index="0">
<draw:image xlink:href="../Images/AРМІЯINFORM/2023-07-09T74-00-00-04-00/5f6a2256-scaled.jpg" xlink:type="simple" xlink:show="embed" xlink:actuate="onLoad" draw:mime-type="image/jpeg"/>
</draw:frame>
Due to various military conflicts, many of our defenders and defenders, unfortunately, were captured by the enemy or recognized as missing. In such a detachable life situation, while taking measures for liberation or searching services, our state also assists the families of our soldiers. One of its types is financial assistance.</text:p>
      <text:p text:style-name="P4">
Specialists of the Department of Social Security of the Ministry of Defense of Ukraine have explained that the families of servicemen who were captured, interned for non -governmental states or recognized missing, in 2023 have the legal receipt of financial assistance to resolve social issues. In particular, the following explanation indicated:</text:p>
      <text:p text:style-name="P4">
“Payment of financial assistance in the amount of monthly cash in 20123 to families of servicemen who are captured(In addition to military personnel who surrendered voluntarily)Whether hostages, as well as intended in neutral states or recognized, are absent, is carried out at the request of members of the families of these servicemen. "</text:p>
      <text:p text:style-name="P4">
_ Prepared Sergei Lemekh_</text:p>
      <text:p text:style-name="P4">
News Source: <text:a xlink:type="simple" xlink:href="https://armyinform.com.ua/2023/07/09/matdopomoga-simyam-polonenyh-internovanyh-znyklyh-bezvisty-hto-maye-pravo/" text:style-name="Internet_20_link" text:visited-style-name="Visited_20_Internet_20_Link">
https://armyinform.com.ua/2023/07/09/matdopomoga-simyam-polonenyh-internovanyh-znyklyh-bezvisty-hto-maye-pravo/</text:a>
</text:p>
      <!--NEWS-->
      <text:h text:style-name="P10" text:outline-level="1">
<text:span text:style-name="T4">
In the Taurian direction of defense forces move forward - Valery Shershn</text:span>
</text:h>
      <text:p text:style-name="P4">
Author: ['Олексій Тригуб']</text:p>
      <text:p text:style-name="P4">
Time: 2023-07-09T76:00:00-04:00</text:p>
      <text:p text:style-name="P4">
Description: PID Hour of direct inclusion in the Efiri Telemarafon “єini News” Rechnik Op'dnan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2023-07-09_15-33-56.jpg" text:style-name="Internet_20_link" text:visited-style-name="Visited_20_Internet_20_Link">
photo_2023-07-09_15-33-56.jpg</text:a>
']</text:p>
      <text:p text:style-name="P4">
Tags: ['STOPRUSSIA', 'АГРЕСІЯ РФ', 'ВІЙНА', 'ТАВРІЙСЬКИЙ НАПРЯМОК']</text:p>
      <text:p text:style-name="P4">
Category: News</text:p>
      <!--METADATA-->
      <text:p text:style-name="P4">
<draw:frame draw:style-name="fr1" draw:name="Image14" text:anchor-type="as-char" svg:width="6.9236in" svg:height="4.615733in" draw:z-index="0">
<draw:image xlink:href="../Images/AРМІЯINFORM/2023-07-09T76-00-00-04-00/photo_2023-07-09_15-33-56.jpg" xlink:type="simple" xlink:show="embed" xlink:actuate="onLoad" draw:mime-type="image/jpeg"/>
</draw:frame>
During direct switching on on the air(https://www.youtube.com/watch?v=WY8sDvZdWEA)The "only news" of the spokesman of the united Press Center of Defense forces of Tavriysk direction Major Valeriysheshena noted that in the area of responsibility of the group, Ukrainian troops are constantly getting up to the enemy, defending and conducting offensive actions.</text:p>
      <ul>
        <li>
We keep the defense very confident and professionally, - said the officer. —The Russian occupation army focuses major efforts on the offensive actions of the Baby and Mariin directions. During the day there were 24 combat reports. Heavy fights are ongoing. The situation is stable and controlled.</li>
      </ul>
      <text:p text:style-name="P4">
Also, a spokesman for the united Press Center of Defense forces of Tavriysk was reported that during the day the enemy fired at the positions of our troops 578 times.</text:p>
      <text:p text:style-name="P4">
At the same time, the units of our troops continue the offensive actions of the tire and Berdyansk directions, are fixed on the achievements, carry out their demining and conduct a counter -battery struggle.</text:p>
      <text:p text:style-name="P4">
With regard to the Avdiivsky direction, here, according to Major Valery Shershne, he was a successful offensive action in the areas of settlements, steppe, Pervomaisko and Nevel.</text:p>
      <text:p text:style-name="P4">
In Zaporizhzhya, his main efforts focused on preventing the further development of Ukrainian troops. Here the enemy struck the strokes on the city, made artillery shelling of Novodarivka, Levadniy, Malinivka Tagulyapol of Zaporizhzhya region.</text:p>
      <ul>
        <li>
In response, the Tavriya defense for the last day destroyed 23 hostile weapons and military equipment, - said Valery Shershn. —To 2 tanks, 8 units of artillery systems, including the self-propelled howitzer2s19 "MSTU-C", 2 self-propelled howitzers 2C5 "Hyacintt-C", howitzer 2a36 "Hyacint-B", 3 self-propelled artillery installations 2s3 "AKACA" "Pion", as well as destroyed anti-aircraft missile complexes "Beech" and "Thor", RSSV "Tornado" and BM-21 "Grad", automotive equipment. In addition, 3 ammunition warehouses and management points were designed.</li>
      </ul>
      <text:p text:style-name="P4">
Missile troops and artillery during the day performed 1437 firefighting.</text:p>
      <text:p text:style-name="P4">
As for the loss of the enemy in the Tavriysk direction, they are over 220 people in the last day, of which irreversible - 84 invaders, sanitary - 141, and three more swamps were captured.</text:p>
      <text:p text:style-name="P4">
News Source: <text:a xlink:type="simple" xlink:href="https://armyinform.com.ua/2023/07/09/na-tavrijskomu-napryamku-syly-oborony-prosuvayutsya-vpered-valerij-shershen/" text:style-name="Internet_20_link" text:visited-style-name="Visited_20_Internet_20_Link">
https://armyinform.com.ua/2023/07/09/na-tavrijskomu-napryamku-syly-oborony-prosuvayutsya-vpered-valerij-shershen/</text:a>
</text:p>
      <!--NEWS-->
      <text:h text:style-name="P10" text:outline-level="1">
<text:span text:style-name="T4">
Weapons of victory. BM "Oplot" - a tank of domestic production</text:span>
</text:h>
      <text:p text:style-name="P4">
Author: ['АРМІЯINFORM']</text:p>
      <text:p text:style-name="P4">
Time: 2023-07-09T78:00:00-04:00</text:p>
      <text:p text:style-name="P4">
Description: About the tank, I get in the impassion Military Media Center. BM "Oplot" is riveted fo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p>
      <text:p text:style-name="P4">
Tags: ['STOPRUSSIA', 'АГРЕСІЯ РФ', 'БМ "ОПЛОТ"']</text:p>
      <text:p text:style-name="P4">
Category: News</text:p>
      <!--METADATA-->
      <text:p text:style-name="P4">
About this tank <text:a xlink:type="simple" xlink:href="https://t.me/militarymediacenter/2473" text:style-name="Internet_20_link" text:visited-style-name="Visited_20_Internet_20_Link">
referred</text:a>
in the postmilitis media center.</text:p>
      <text:p text:style-name="P4">
BM “Oplot” is designed to strike at all types of land(surface)Indoor air targets at low speeds in the conditions of fire counteraction.</text:p>
      <text:p text:style-name="P4">
This tank is capable of carrying out combat tasks in different climatic, meteorological and road conditions, including the temperature range of −40 ° C to+55 ° C.</text:p>
      <text:p text:style-name="P4">
News Source: <text:a xlink:type="simple" xlink:href="https://armyinform.com.ua/2023/07/09/zbroya-peremogy-bm-oplot-tank-vitchyznyanogo-vyrobnycztva/" text:style-name="Internet_20_link" text:visited-style-name="Visited_20_Internet_20_Link">
https://armyinform.com.ua/2023/07/09/zbroya-peremogy-bm-oplot-tank-vitchyznyanogo-vyrobnycztva/</text:a>
</text:p>
      <!--NEWS-->
      <text:h text:style-name="P10" text:outline-level="1">
<text:span text:style-name="T4">
In Volyn, the President held a meeting on the socio-economic and security situation in the region</text:span>
</text:h>
      <text:p text:style-name="P4">
Author: ['АРМІЯINFORM']</text:p>
      <text:p text:style-name="P4">
Time: 2023-07-09T80:00:00-04:00</text:p>
      <text:p text:style-name="P4">
Description: PID Hour Robochka, Volinski Oblast President President Volodymyr Zelensky Provi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fca99141ca87ded02c31a221902b81cf_1688893009_extra_large.jpeg" text:style-name="Internet_20_link" text:visited-style-name="Visited_20_Internet_20_Link">
fca99141ca87ded02c31a221902b81cf_1688893009_extra_large.jpeg</text:a>
']</text:p>
      <text:p text:style-name="P4">
Tags: ['STOPRUSSIA', 'АГРЕСІЯ РФ', 'ВОЛОДИМИР ЗЕЛЕНСЬКИЙ']</text:p>
      <text:p text:style-name="P4">
Category: News</text:p>
      <!--METADATA-->
      <text:p text:style-name="P4">
<draw:frame draw:style-name="fr1" draw:name="Image15" text:anchor-type="as-char" svg:width="6.9236in" svg:height="4.617948in" draw:z-index="0">
<draw:image xlink:href="../Images/AРМІЯINFORM/2023-07-09T80-00-00-04-00/fca99141ca87ded02c31a221902b81cf_1688893009_extra_large.jpeg" xlink:type="simple" xlink:show="embed" xlink:actuate="onLoad" draw:mime-type="image/jpeg"/>
</draw:frame>
During his working trip to the Volyn region, President of Ukraine Volodymyrzelensky held a coordinating meeting on the socio-economic storage situation in the region.</text:p>
      <text:p text:style-name="P4">
About this <text:a xlink:type="simple" xlink:href="https://www.president.gov.ua/news/na-volini-prezident-proviv-naradu-shodo-socialno-ekonomichno-84225" text:style-name="Internet_20_link" text:visited-style-name="Visited_20_Internet_20_Link">
reported</text:a>
on the website of the Presidential Office of Ukraine.</text:p>
      <text:p text:style-name="P4">
The head of the Volyn Regional Military Administration, Yuri Pugulyaikopopopopor informed about the arrangement of fortifications and defense engineering structures, as well as about the socio-economic situation in the region.</text:p>
      <text:p text:style-name="P4">
The participants of the meeting heard the report of the commander of OUV Volodymyrnyuk on the situation in the area of operational responsibility.</text:p>
      <text:p text:style-name="P4">
The Head of the State Border Service of Ukraine Serhiy Deyneko reported on measures to strengthen the protection of the Ukrainian-Belarusian section of the state border of the Polytherase of Volyn region.</text:p>
      <text:p text:style-name="P4">
Lutsk Mayor Igor Polishchuk informed the participants of the meeting of the city's life and about defensive measures in the conditions of the military.</text:p>
      <text:p text:style-name="P4">
In addition, the information of the General Director of SE "Forest of Ukraine" Yuriy Bolokhovets on the results of the enterprise for the first six months of 2023 was heard.</text:p>
      <text:p text:style-name="P4">
The meeting also referred to the criminogenic and operational situation of the UVOLINA region.</text:p>
      <text:p text:style-name="P4">
News Source: <text:a xlink:type="simple" xlink:href="https://armyinform.com.ua/2023/07/09/na-volyni-prezydent-proviv-naradu-shhodo-soczialno-ekonomichnoyi-ta-bezpekovoyi-sytuacziyi-v-regioni/" text:style-name="Internet_20_link" text:visited-style-name="Visited_20_Internet_20_Link">
https://armyinform.com.ua/2023/07/09/na-volyni-prezydent-proviv-naradu-shhodo-soczialno-ekonomichnoyi-ta-bezpekovoyi-sytuacziyi-v-regioni/</text:a>
</text:p>
      <!--NEWS-->
      <text:h text:style-name="P10" text:outline-level="1">
<text:span text:style-name="T4">
F-16 is able to take off from our airfields and intercept goals over the entire territory of Ukraine-Yuri Ignat</text:span>
</text:h>
      <text:p text:style-name="P4">
Author: ['Олексій Тригуб']</text:p>
      <text:p text:style-name="P4">
Time: 2023-07-09T81:00:00-04:00</text:p>
      <text:p text:style-name="P4">
Description: The direct efiri telemarafon “єini novel” Rechnik of the dousy forces of the Zbroyshany forces of Ukrain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11-4.jpg" text:style-name="Internet_20_link" text:visited-style-name="Visited_20_Internet_20_Link">
11-4.jpg</text:a>
', '<text:a xlink:type="simple" xlink:href="https://armyinform.com.ua/wp-content/uploads/2022/11/ignat-23.jpg" text:style-name="Internet_20_link" text:visited-style-name="Visited_20_Internet_20_Link">
ignat-23.jpg</text:a>
']</text:p>
      <text:p text:style-name="P4">
Tags: ['STOPRUSSIA', 'ВИНИЩУВАЧІ F-16', 'ВТОРГНЕННЯ РФ', 'ЮРІЙ ІГНАТ']</text:p>
      <text:p text:style-name="P4">
Category: News</text:p>
      <!--METADATA-->
      <text:p text:style-name="P4">
<draw:frame draw:style-name="fr1" draw:name="Image16" text:anchor-type="as-char" svg:width="6.9236in" svg:height="3.63489in" draw:z-index="0">
<draw:image xlink:href="../Images/AРМІЯINFORM/2023-07-09T81-00-00-04-00/11-4.jpg" xlink:type="simple" xlink:show="embed" xlink:actuate="onLoad" draw:mime-type="image/jpeg"/>
</draw:frame>
Photo from where sources</text:p>
      <text:p text:style-name="P4">
On the live broadcast of the "Uniform News", the spokesman for the Air Force Colonel Yuriy Ignat spoke about the current situation in the sky of Ukraine, as well as how the territory of our country from the enemy's air -dactois is covered today and how the air defense system can change in the near future.</text:p>
      <text:p text:style-name="P4">
-In relation to this night, everyone was probably noticed by our telegram channel: the tsbul is one of those rare nights when complete silence prevailed,-says Yurignat. - Of course, as always, there is some activity of hostility, but they have not performed combat work. As of now, there are several enemy tactical aircraft aircraft: Su-34 and SU-35, and also Il-22 plane. They perform flights, including the occupied territory and water area of the Azov Sea.</text:p>
      <text:p text:style-name="P4">
<draw:frame draw:style-name="fr1" draw:name="Image17" text:anchor-type="as-char" svg:width="6.9236in" svg:height="3.894185in" draw:z-index="0">
<draw:image xlink:href="../Images/AРМІЯINFORM/2023-07-09T81-00-00-04-00/ignat-23.jpg" xlink:type="simple" xlink:show="embed" xlink:actuate="onLoad" draw:mime-type="image/jpeg"/>
</draw:frame>
Yurignat. TV video frame</text:p>
      <text:p text:style-name="P4">
Colonel Yuri Ignat also answered the questions of the leading Telelorphone about what changes will be made about the cover from the air attacks by the Grand Distinist of Ukraine. The head of the public relations service of the Air Forces Command has explained that today the above military leadership of the state has been the most effective and most effective way of air cover. Millionic cities that have strategically important objects-all this is covered by anti-aircraft missile systems of Air Force. The rest of the country, according to Colonel Yuri Ignat, should be buzzing with aviation - hostile missiles should be intercepted by planes.</text:p>
      <text:p text:style-name="P4">
-The F-16 can take off from our airfields and intercept the goals over the entire territory of Ukraine,-the officer explains. -Ideally, at our borders. In addition, planes can control the airspace not only of Ukraine's adherence but also in the Black Sea, including to effectively act on enemy carbon rockets "Caliber".</text:p>
      <text:p text:style-name="P4">
The only thing, according to Yuri Ignatus, why aircraft cannot resist - brush weapons. But these tasks are solved by the modern Western anti-aircraft-rocket complexes of Patriot and SAMP-T, which are in service with domestic airborne air. The rest of the hostile rockets and shock drones should be destroyed by aviation. In particular, by acting on the carriers of this weapon before its use.</text:p>
      <text:p text:style-name="P4">
News Source: <text:a xlink:type="simple" xlink:href="https://armyinform.com.ua/2023/07/09/f-16-zdatni-zlitaty-z-bud-yakyh-nashyh-aerodromiv-i-perehoplyuvaty-czili-nad-usiyeyu-terytoriyeyu-ukrayiny-yurij-ignat/" text:style-name="Internet_20_link" text:visited-style-name="Visited_20_Internet_20_Link">
https://armyinform.com.ua/2023/07/09/f-16-zdatni-zlitaty-z-bud-yakyh-nashyh-aerodromiv-i-perehoplyuvaty-czili-nad-usiyeyu-terytoriyeyu-ukrayiny-yurij-ignat/</text:a>
</text:p>
      <!--NEWS-->
      <text:h text:style-name="P10" text:outline-level="1">
<text:span text:style-name="T4">
A new badge is approved to reward sergeants and sergeants</text:span>
</text:h>
      <text:p text:style-name="P4">
Author: ['АРМІЯINFORM']</text:p>
      <text:p text:style-name="P4">
Time: 2023-07-09T82:00:00-04:00</text:p>
      <text:p text:style-name="P4">
Description: About CED DOIMLAY Military Media Center: “Sergeant - Tse Range of Zbroany force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7/photo1688912211.jpeg" text:style-name="Internet_20_link" text:visited-style-name="Visited_20_Internet_20_Link">
photo1688912211.jpeg</text:a>
']</text:p>
      <text:p text:style-name="P4">
Tags: ['STOPRUSSIA', 'АГРЕСІЯ РФ', 'СЕРЖАНТИ ЗСУ']</text:p>
      <text:p text:style-name="P4">
Category: News</text:p>
      <!--METADATA-->
      <text:p text:style-name="P4">
<draw:frame draw:style-name="fr1" draw:name="Image18" text:anchor-type="as-char" svg:width="6.9236in" svg:height="5.621576in" draw:z-index="0">
<draw:image xlink:href="../Images/AРМІЯINFORM/2023-07-09T82-00-00-04-00/photo1688912211.jpeg" xlink:type="simple" xlink:show="embed" xlink:actuate="onLoad" draw:mime-type="image/jpeg"/>
</draw:frame>
About it <text:a xlink:type="simple" xlink:href="https://t.me/militarymediacenter/2474" text:style-name="Internet_20_link" text:visited-style-name="Visited_20_Internet_20_Link">
reports</text:a>
Military Mediacenter:</text:p>
      <text:p text:style-name="P4">
“The sergeant is the spine of the Armed Forces.</text:p>
      <text:p text:style-name="P4">
The sergeant is the second father for a soldier.</text:p>
      <text:p text:style-name="P4">
The sergeant is the leader who goes into battle.</text:p>
      <text:p text:style-name="P4">
In order to maintain military traditions, honorary badge of the Armed Forces of Ukraine “Best Sergeant(petty officer)Armed Forces of Ukraine ».</text:p>
      <text:p text:style-name="P4">
This badge will be awarded the servicemen of the Sergeant Tastarshinsk, who:</text:p>
      <ul>
        <li>
          <text:p text:style-name="P4">
were directly involved in hostilities</text:p>
        </li>
        <li>
          <text:p text:style-name="P4">
showed courage and initiative while performing combat missions</text:p>
        </li>
      </ul>
      <text:p text:style-name="P4">
"Effectively managed personnel."</text:p>
      <text:p text:style-name="P4">
News Source: <text:a xlink:type="simple" xlink:href="https://armyinform.com.ua/2023/07/09/zatverdzheno-novyj-nagrudnyj-znak-dlya-nagorodzhennya-serzhantiv-ta-starshyn/" text:style-name="Internet_20_link" text:visited-style-name="Visited_20_Internet_20_Link">
https://armyinform.com.ua/2023/07/09/zatverdzheno-novyj-nagrudnyj-znak-dlya-nagorodzhennya-serzhantiv-ta-starshyn/</text:a>
</text:p>
      <!--NEWS-->
      <text:h text:style-name="P10" text:outline-level="1">
<text:span text:style-name="T4">
Defense forces destroyed 11 enemy artillery</text:span>
</text:h>
      <text:p text:style-name="P4">
Author: ['АРМІЯINFORM']</text:p>
      <text:p text:style-name="P4">
Time: 2023-07-09T83:00:00-04:00</text:p>
      <text:p text:style-name="P4">
Description: Avіaatsіya defense forces for Past Dob took 7 strokes in the districts of Zserdzhennya of Especiall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19" text:anchor-type="as-char" svg:width="6.9236in" svg:height="4.615733in" draw:z-index="0">
<draw:image xlink:href="../Images/AРМІЯINFORM/2023-07-09T83-00-00-04-00/artyleriya.jpg" xlink:type="simple" xlink:show="embed" xlink:actuate="onLoad" draw:mime-type="image/jpeg"/>
</draw:frame>
Illustrative photo</text:p>
      <text:p text:style-name="P4">
The aviation of the defense forces over the past day has made 7 beats in the areas of concentration of the personal composition of the enemy.</text:p>
      <text:p text:style-name="P4">
About it <text:a xlink:type="simple" xlink:href="https://t.me/militarymediacenter/2472" text:style-name="Internet_20_link" text:visited-style-name="Visited_20_Internet_20_Link">
reports</text:a>
Military Mediacenter.</text:p>
      <text:p text:style-name="P4">
Units of missile troops and artillery struck 11 artillery facilities, 1 ammunition composition, 3 air defense and 2 -electronic enemy radio.</text:p>
      <text:p text:style-name="P4">
News Source: <text:a xlink:type="simple" xlink:href="https://armyinform.com.ua/2023/07/09/syly-oborony-znyshhyly-11-artylerijskyh-zasobiv-protyvnyka/" text:style-name="Internet_20_link" text:visited-style-name="Visited_20_Internet_20_Link">
https://armyinform.com.ua/2023/07/09/syly-oborony-znyshhyly-11-artylerijskyh-zasobiv-protyvnyka/</text:a>
</text:p>
      <!--NEWS-->
      <text:h text:style-name="P10" text:outline-level="1">
<text:span text:style-name="T4">
RPS-7 Ingul is able to detect enemy radars, air defense systems and aircraft from a long distance-Alexei Reznikov</text:span>
</text:h>
      <text:p text:style-name="P4">
Author: ['АРМІЯINFORM']</text:p>
      <text:p text:style-name="P4">
Time: 2023-07-09T84:00:00-04:00</text:p>
      <text:p text:style-name="P4">
Description: About Tsinisters of the defense of Ukraine Oleksiy Reznikov, Twitter: “RPS-7 Ingul --... War with Ukraine 2022, War with Ukraine Latest News today, News War with Ukraine 2022 are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1-19.jpg" text:style-name="Internet_20_link" text:visited-style-name="Visited_20_Internet_20_Link">
1-19.jpg</text:a>
']</text:p>
      <text:p text:style-name="P4">
Tags: ['STOPRUSSIA', 'АГРЕСІЯ РФ', 'ОЛЕКСІЙ РЕЗНІКОВ']</text:p>
      <text:p text:style-name="P4">
Category: News</text:p>
      <!--METADATA-->
      <text:p text:style-name="P4">
<draw:frame draw:style-name="fr1" draw:name="Image20" text:anchor-type="as-char" svg:width="6.9236in" svg:height="3.894525in" draw:z-index="0">
<draw:image xlink:href="../Images/AРМІЯINFORM/2023-07-09T84-00-00-04-00/1-19.jpg" xlink:type="simple" xlink:show="embed" xlink:actuate="onLoad" draw:mime-type="image/jpeg"/>
</draw:frame>
About it the Minister of Defense of Ukraine Alexei Reznikov <text:a xlink:type="simple" xlink:href="https://twitter.com/oleksiireznikov/status/1677959009171656706" text:style-name="Internet_20_link" text:visited-style-name="Visited_20_Internet_20_Link">
reported</text:a>
Utwitter:</text:p>
      <text:p text:style-name="P4">
«RPS-7 Ingul is an innovative station of electronic intelligence of Ukrainian production. It is capable of detecting enemy radars, air defense systems, and aircraft of a ripped distance. Obtaining this information is critical for our artillery, which pursues Russian military equipment. The station is currently being tested before it can be officially delivered to the D -Ukrainian Army. We thank the designers, sponsors and businesses that have been able to put this project into reality. "</text:p>
      <text:p text:style-name="P4">
News Source: <text:a xlink:type="simple" xlink:href="https://armyinform.com.ua/2023/07/09/rps-7-ingul-zdatna-vyyavlyaty-vorozhi-radary-systemy-ppo-ta-litaky-z-velykoyi-vidstani-oleksij-reznikov/" text:style-name="Internet_20_link" text:visited-style-name="Visited_20_Internet_20_Link">
https://armyinform.com.ua/2023/07/09/rps-7-ingul-zdatna-vyyavlyaty-vorozhi-radary-systemy-ppo-ta-litaky-z-velykoyi-vidstani-oleksij-reznikov/</text:a>
</text:p>
      <!--NEWS-->
      <text:h text:style-name="P10" text:outline-level="1">
<text:span text:style-name="T4">
Your Spirit is stronger than the body: veterans' sports competitions took place in the capital</text:span>
</text:h>
      <text:p text:style-name="P4">
Author: ['АРМІЯINFORM']</text:p>
      <text:p text:style-name="P4">
Time: 2023-07-09T85:00:00-04:00</text:p>
      <text:p text:style-name="P4">
Description: In Kiwi Vidbulov, the Zmagannya “Kiev Non -Line”, the Yakiki was the federal and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1h9a0139.jpg" text:style-name="Internet_20_link" text:visited-style-name="Visited_20_Internet_20_Link">
1h9a0139.jpg</text:a>
', '<text:a xlink:type="simple" xlink:href="https://armyinform.com.ua/wp-content/uploads/2023/07/1h9a0018-150x150.jpg" text:style-name="Internet_20_link" text:visited-style-name="Visited_20_Internet_20_Link">
1h9a0018-150x150.jpg</text:a>
', '<text:a xlink:type="simple" xlink:href="https://armyinform.com.ua/wp-content/uploads/2023/07/1h9a0337-150x150.jpg" text:style-name="Internet_20_link" text:visited-style-name="Visited_20_Internet_20_Link">
1h9a0337-150x150.jpg</text:a>
', '<text:a xlink:type="simple" xlink:href="https://armyinform.com.ua/wp-content/uploads/2023/07/1h9a0150-150x150.jpg" text:style-name="Internet_20_link" text:visited-style-name="Visited_20_Internet_20_Link">
1h9a0150-150x150.jpg</text:a>
', '<text:a xlink:type="simple" xlink:href="https://armyinform.com.ua/wp-content/uploads/2023/07/1h9a0191-150x150.jpg" text:style-name="Internet_20_link" text:visited-style-name="Visited_20_Internet_20_Link">
1h9a0191-150x150.jpg</text:a>
', '<text:a xlink:type="simple" xlink:href="https://armyinform.com.ua/wp-content/uploads/2023/07/1h9a0035-150x150.jpg" text:style-name="Internet_20_link" text:visited-style-name="Visited_20_Internet_20_Link">
1h9a0035-150x150.jpg</text:a>
', '<text:a xlink:type="simple" xlink:href="https://armyinform.com.ua/wp-content/uploads/2023/07/1h9a0322-150x150.jpg" text:style-name="Internet_20_link" text:visited-style-name="Visited_20_Internet_20_Link">
1h9a0322-150x150.jpg</text:a>
', '<text:a xlink:type="simple" xlink:href="https://armyinform.com.ua/wp-content/uploads/2023/07/1h9a0301-150x150.jpg" text:style-name="Internet_20_link" text:visited-style-name="Visited_20_Internet_20_Link">
1h9a0301-150x150.jpg</text:a>
', '<text:a xlink:type="simple" xlink:href="https://armyinform.com.ua/wp-content/uploads/2023/07/1h9a0102-150x150.jpg" text:style-name="Internet_20_link" text:visited-style-name="Visited_20_Internet_20_Link">
1h9a0102-150x150.jpg</text:a>
', '<text:a xlink:type="simple" xlink:href="https://armyinform.com.ua/wp-content/uploads/2023/07/1h9a0133-150x150.jpg" text:style-name="Internet_20_link" text:visited-style-name="Visited_20_Internet_20_Link">
1h9a0133-150x150.jpg</text:a>
']</text:p>
      <text:p text:style-name="P4">
Tags: ['STOPRUSSIA', 'АГРЕСІЯ РФ', 'ВТОРГНЕННЯ РФ', 'СПОРТИВНІ ЗМАГАННЯ']</text:p>
      <text:p text:style-name="P4">
Category: News</text:p>
      <!--METADATA-->
      <text:p text:style-name="P4">
<draw:frame draw:style-name="fr1" draw:name="Image21" text:anchor-type="as-char" svg:width="6.9236in" svg:height="4.615733in" draw:z-index="0">
<draw:image xlink:href="../Images/AРМІЯINFORM/2023-07-09T85-00-00-04-00/1h9a0139.jpg" xlink:type="simple" xlink:show="embed" xlink:actuate="onLoad" draw:mime-type="image/jpeg"/>
</draw:frame>
<text:span text:style-name="T4">
 In Kiev, Kyiv Unbreak competitions took place, organized by Strongmen of Ukraine. Army Correspondent </text:span>
 <text:span text:style-name="T4">
 INFORM </text:span>
 <text:span text:style-name="T4">
 visited this event and talked with guests and participants. </text:span>
</text:p>
      <text:p text:style-name="P4">
*!It is one of the projects of sports rehabilitation to turn them to civilian life through the formation of a habit of sports._</text:p>
      <text:p text:style-name="P4">
Among those present at the west _ --_ Honored Master of Sports, winner of the title "The strongest man of the world" Vasyl Virastyuk.</text:p>
      <ul>
        <li>
These competitions help psychologically: a person is self -organizing, setting goals and trying to go to them. Veterans have been a great example of the strength of the spirit today: the boys on the hospital carts themselves are the Silina simulator and started rowing. It shows how this model rehabilitation should work when they want it, - said Vasyl Virastyuk.</li>
      </ul>
      <text:p text:style-name="P4">
<text:a xlink:type="simple" xlink:href="https://armyinform.com.ua/wp-content/uploads/2023/07/1h9a0018.jpg" text:style-name="Internet_20_link" text:visited-style-name="Visited_20_Internet_20_Link">
!(Images/AРМІЯINFORM/2023-07-09T85-00-00-04-00/1h9a0018-150x150.jpg)</text:a>
</text:p>
      <text:p text:style-name="P4">
<text:a xlink:type="simple" xlink:href="https://armyinform.com.ua/wp-content/uploads/2023/07/1h9a0337.jpg" text:style-name="Internet_20_link" text:visited-style-name="Visited_20_Internet_20_Link">
<draw:frame draw:style-name="fr1" draw:name="Image22" text:anchor-type="as-char" svg:width="6.9236in" svg:height="6.9236in" draw:z-index="0">
<draw:image xlink:href="../Images/AРМІЯINFORM/2023-07-09T85-00-00-04-00/1h9a0337-150x150.jpg" xlink:type="simple" xlink:show="embed" xlink:actuate="onLoad" draw:mime-type="image/jpeg"/>
</draw:frame>
</text:a>
</text:p>
      <text:p text:style-name="P4">
<text:a xlink:type="simple" xlink:href="https://armyinform.com.ua/wp-content/uploads/2023/07/1h9a0150.jpg" text:style-name="Internet_20_link" text:visited-style-name="Visited_20_Internet_20_Link">
<draw:frame draw:style-name="fr1" draw:name="Image23" text:anchor-type="as-char" svg:width="6.9236in" svg:height="6.9236in" draw:z-index="0">
<draw:image xlink:href="../Images/AРМІЯINFORM/2023-07-09T85-00-00-04-00/1h9a0150-150x150.jpg" xlink:type="simple" xlink:show="embed" xlink:actuate="onLoad" draw:mime-type="image/jpeg"/>
</draw:frame>
</text:a>
According to the organizers of the event, the competition program was adapted for veterans with slim wounds. In total, it included three disciplines: crossfit, bench press and rowing.</text:p>
      <text:p text:style-name="P4">
The incredible atmosphere of brotherhood prevailed on the site, the veterans tried to show the best results, and even the rain could not interfere.</text:p>
      <text:p text:style-name="P4">
<text:a xlink:type="simple" xlink:href="https://armyinform.com.ua/wp-content/uploads/2023/07/1h9a0191.jpg" text:style-name="Internet_20_link" text:visited-style-name="Visited_20_Internet_20_Link">
!(Images/AРМІЯINFORM/2023-07-09T85-00-00-04-00/1h9a0191-150x150.jpg)</text:a>
</text:p>
      <text:p text:style-name="P4">
<text:a xlink:type="simple" xlink:href="https://armyinform.com.ua/wp-content/uploads/2023/07/1h9a0035.jpg" text:style-name="Internet_20_link" text:visited-style-name="Visited_20_Internet_20_Link">
<draw:frame draw:style-name="fr1" draw:name="Image24" text:anchor-type="as-char" svg:width="6.9236in" svg:height="6.9236in" draw:z-index="0">
<draw:image xlink:href="../Images/AРМІЯINFORM/2023-07-09T85-00-00-04-00/1h9a0035-150x150.jpg" xlink:type="simple" xlink:show="embed" xlink:actuate="onLoad" draw:mime-type="image/jpeg"/>
</draw:frame>
</text:a>
</text:p>
      <text:p text:style-name="P4">
<text:a xlink:type="simple" xlink:href="https://armyinform.com.ua/wp-content/uploads/2023/07/1h9a0322.jpg" text:style-name="Internet_20_link" text:visited-style-name="Visited_20_Internet_20_Link">
<draw:frame draw:style-name="fr1" draw:name="Image25" text:anchor-type="as-char" svg:width="6.9236in" svg:height="6.9236in" draw:z-index="0">
<draw:image xlink:href="../Images/AРМІЯINFORM/2023-07-09T85-00-00-04-00/1h9a0322-150x150.jpg" xlink:type="simple" xlink:show="embed" xlink:actuate="onLoad" draw:mime-type="image/jpeg"/>
</draw:frame>
</text:a>
Some participants are not participating in such competitions for the first time, there are those who represent Ukraine on Invictus Games.</text:p>
      <text:p text:style-name="P4">
<text:a xlink:type="simple" xlink:href="https://armyinform.com.ua/wp-content/uploads/2023/07/1h9a0301.jpg" text:style-name="Internet_20_link" text:visited-style-name="Visited_20_Internet_20_Link">
<draw:frame draw:style-name="fr1" draw:name="Image26" text:anchor-type="as-char" svg:width="6.9236in" svg:height="6.9236in" draw:z-index="0">
<draw:image xlink:href="../Images/AРМІЯINFORM/2023-07-09T85-00-00-04-00/1h9a0301-150x150.jpg" xlink:type="simple" xlink:show="embed" xlink:actuate="onLoad" draw:mime-type="image/jpeg"/>
</draw:frame>
</text:a>
</text:p>
      <text:p text:style-name="P4">
<text:a xlink:type="simple" xlink:href="https://armyinform.com.ua/wp-content/uploads/2023/07/1h9a0102.jpg" text:style-name="Internet_20_link" text:visited-style-name="Visited_20_Internet_20_Link">
<draw:frame draw:style-name="fr1" draw:name="Image27" text:anchor-type="as-char" svg:width="6.9236in" svg:height="6.9236in" draw:z-index="0">
<draw:image xlink:href="../Images/AРМІЯINFORM/2023-07-09T85-00-00-04-00/1h9a0102-150x150.jpg" xlink:type="simple" xlink:show="embed" xlink:actuate="onLoad" draw:mime-type="image/jpeg"/>
</draw:frame>
</text:a>
</text:p>
      <text:p text:style-name="P4">
<text:a xlink:type="simple" xlink:href="https://armyinform.com.ua/wp-content/uploads/2023/07/1h9a0133.jpg" text:style-name="Internet_20_link" text:visited-style-name="Visited_20_Internet_20_Link">
<draw:frame draw:style-name="fr1" draw:name="Image28" text:anchor-type="as-char" svg:width="6.9236in" svg:height="6.9236in" draw:z-index="0">
<draw:image xlink:href="../Images/AРМІЯINFORM/2023-07-09T85-00-00-04-00/1h9a0133-150x150.jpg" xlink:type="simple" xlink:show="embed" xlink:actuate="onLoad" draw:mime-type="image/jpeg"/>
</draw:frame>
</text:a>
The athletes showed their best results, the winners received gifts of elegance, but most importantly - they were able to prove that "the spirit is stronger".</text:p>
      <text:p text:style-name="P4">
<text:span text:style-name="T5">
Mikola Serenovich</text:span>
</text:p>
      <text:p text:style-name="P4">
News Source: <text:a xlink:type="simple" xlink:href="https://armyinform.com.ua/2023/07/09/tvij-duh-sylnishyj-za-tilo-u-stolyczi-vidbulysya-sportyvni-zmagannya-veteraniv/" text:style-name="Internet_20_link" text:visited-style-name="Visited_20_Internet_20_Link">
https://armyinform.com.ua/2023/07/09/tvij-duh-sylnishyj-za-tilo-u-stolyczi-vidbulysya-sportyvni-zmagannya-veteraniv/</text:a>
</text:p>
      <!--NEWS-->
      <text:h text:style-name="P10" text:outline-level="1">
<text:span text:style-name="T4">
Petro Chernyk: Casket ammunition is a symmetrical response to the enemy and great help to our defenders</text:span>
</text:h>
      <text:p text:style-name="P4">
Author: ['Олексій Тригуб']</text:p>
      <text:p text:style-name="P4">
Time: 2023-07-09T86:00:00-04:00</text:p>
      <text:p text:style-name="P4">
Description: Casele Boopashi to become poured for our Zakhisnikiv PID Hour Boyovikh,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7-chernyk.jpg" text:style-name="Internet_20_link" text:visited-style-name="Visited_20_Internet_20_Link">
7-chernyk.jpg</text:a>
']</text:p>
      <text:p text:style-name="P4">
Tags: ['STOPRUSSIA', 'АГРЕСІЯ РФ', 'ВТОРГНЕННЯ РФ']</text:p>
      <text:p text:style-name="P4">
Category: News</text:p>
      <!--METADATA-->
      <text:p text:style-name="P4">
<draw:frame draw:style-name="fr1" draw:name="Image29" text:anchor-type="as-char" svg:width="6.9236in" svg:height="3.894525in" draw:z-index="0">
<draw:image xlink:href="../Images/AРМІЯINFORM/2023-07-09T86-00-00-04-00/7-chernyk.jpg" xlink:type="simple" xlink:show="embed" xlink:actuate="onLoad" draw:mime-type="image/jpeg"/>
</draw:frame>
Military expert Petro Chernyk</text:p>
      <text:p text:style-name="P4">
Casette ammunition will become very noticeable for our defenders during the combatants, as well as in the process of demining the territories tightly replaced by Russian occupants, the military analyst Colonel Petro Chernik.(https://www.youtube.com/watch?v=WY8sDvZdWEA)"The only news."</text:p>
      <text:p text:style-name="P4">
-Cassette ammunition, it is such a weapon that has in its body, and is referred to a minimum of 72 elements, each element weighs 200 grams, and when the projectile enters the combat trajectory, undermines at an altitude of 15-20 meters, each element. It is more than the football field, sowing with this, - says the officer. - Why is this extremely important? Imagine that this football field, and if it is a forest strip - there are several pieces of equipment. They are very seriously disguised, and it will be very difficult to hunt them with a regular projectile. And this is especially true of the extermination of the power that is hidden in the trench of the armor, because these small elements are very convenient there. Thus, this arms is intended to raise the coefficient of lesions of living force, and most importantly - to harm the technique.</text:p>
      <text:p text:style-name="P4">
According to a military scientist, we are well aware that such an element can not be a tank, but it can damage it. And if the enemy does not export the enemy with the field, then the damaged motorcycle is spent on the damaged, and even more of the power. Therefore, these ammunition is designed to raise the level of destruction and equipment and living power as much as possible.</text:p>
      <text:p text:style-name="P4">
-Well, finally, they came to a symmetrical answer: the enemy for a very long time, especially in the equipment BM-21 "Grad", uses such ammunition-the statement of political sciences Petro Chernik.</text:p>
      <text:p text:style-name="P4">
As for the danger of non -break cassettes, for other soldiers who can theoretically blow out on them, capturing the enemy, for comparison, Colonel Petro Chernik cites the percentage of Russian and American ammunition of this type. In Russian it is 30, and in some places it reaches 40%, in US - a maximum of 1.5%, a part -time case - 3%.</text:p>
      <text:p text:style-name="P4">
The military expert also answered the question of the leading spoken studio maternity studio on the possibility of using cassette ammunition to displace the minefields installed by the enemy on a temporarily occupying territory.Also, according to the expert, there are heavy demining machines on the basis of a tank that have a heavy working body made from superhard alloys of metal, titanium, tungsten, and which are massively digging mines, while some of them are disrupted, some are not broken. But again, for the use of such technology, you need to push the enemy and its firearms as far as possible.</text:p>
      <text:p text:style-name="P4">
News Source: <text:a xlink:type="simple" xlink:href="https://armyinform.com.ua/2023/07/09/petro-chernyk-kasetni-boyeprypasy-symetrychna-vidpovid-vorogu-ta-velyka-dopomoga-nashym-zahysnykam/" text:style-name="Internet_20_link" text:visited-style-name="Visited_20_Internet_20_Link">
https://armyinform.com.ua/2023/07/09/petro-chernyk-kasetni-boyeprypasy-symetrychna-vidpovid-vorogu-ta-velyka-dopomoga-nashym-zahysnykam/</text:a>
</text:p>
      <!--NEWS-->
      <text:h text:style-name="P10" text:outline-level="1">
<text:span text:style-name="T4">
Up to three million hryvnias can be obtained in support of veteran business</text:span>
</text:h>
      <text:p text:style-name="P4">
Author: ['АРМІЯINFORM']</text:p>
      <text:p text:style-name="P4">
Time: 2023-07-09T87:00:00-04:00</text:p>
      <text:p text:style-name="P4">
Description: Minvetaraniv was stirring about the newcomer to the Program for the Piditrimka Veteransky Busines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47589307_589549433357220_3961986719610350611_n-1.jpg" text:style-name="Internet_20_link" text:visited-style-name="Visited_20_Internet_20_Link">
347589307_589549433357220_3961986719610350611_n-1.jpg</text:a>
']</text:p>
      <text:p text:style-name="P4">
Tags: ['STOPRUSSIA', 'АГРЕСІЯ РФ', 'МІНВЕТЕРАНІВ']</text:p>
      <text:p text:style-name="P4">
Category: News</text:p>
      <!--METADATA-->
      <text:p text:style-name="P4">
<draw:frame draw:style-name="fr1" draw:name="Image30" text:anchor-type="as-char" svg:width="6.9236in" svg:height="5.93039in" draw:z-index="0">
<draw:image xlink:href="../Images/AРМІЯINFORM/2023-07-09T87-00-00-04-00/347589307_589549433357220_3961986719610350611_n-1.jpg" xlink:type="simple" xlink:show="embed" xlink:actuate="onLoad" draw:mime-type="image/jpeg"/>
</draw:frame>
Ministry of Veterans <text:a xlink:type="simple" xlink:href="https://www.facebook.com/mva.gov.ua/posts/pfbid0Fdxr4qAo9miokJ4Wc2zyo7paWrDRacYwpKjj9YcSQ8qVK5VCwqYps36juCD4sgNXl" text:style-name="Internet_20_link" text:visited-style-name="Visited_20_Internet_20_Link">
announced</text:a>
About the new competition program in support of veteran business:</text:p>
      <text:p text:style-name="P4">
“Do not delay the changes for later - act!The Ukrainian veteran funded veterans launched a 3rd competition program in support of the veteran business in 2023.</text:p>
      <text:p text:style-name="P4">
Veterans, veterans, members of the families of dead defenders and defenders can hold from 500 thousand to 3 million hryvnias.</text:p>
      <text:p text:style-name="P4">
The last day of receipt of applications is July 13 2023(by 23:59 by Kyiv time)Details and submission on <text:a xlink:type="simple" xlink:href="https://veteranfund.com.ua/contests/varto-support-veteran-business/" text:style-name="Internet_20_link" text:visited-style-name="Visited_20_Internet_20_Link">
link.</text:a>
Who can participate in the competition program?</text:p>
      <text:p text:style-name="P4">
• Veterans and veterans</text:p>
      <text:p text:style-name="P4">
• members of families of dead(the dead)defenders and defenders of Ukraine</text:p>
      <text:p text:style-name="P4">
Financial Support can be obtained:</text:p>
      <text:p text:style-name="P4">
• veterans, members of families of dead(the dead)war veterans and members of the families of dead(the dead)Defenders and Defenders of Ukraine, which are registered in accordance with the requirements of legislation as individual entrepreneurs</text:p>
      <text:p text:style-name="P4">
• legal entities registered not later than two years before receiving financial support, founders of which are veterans, members of the families of dead(the dead)war veterans and members of the families of dead(the dead)Defenders of Ukraine</text:p>
      <text:p text:style-name="P4">
The "worth" program is in competitive format. Participants will protect the business prosectors in front of the Expert Council.</text:p>
      <text:p text:style-name="P4">
The Ukrainian Veteran Foundation of Ministry of Ministers has been supporting a veteran business for over a year. In 2022, 269 veterans and members of the families of dead defenders and defenders received financial reinforcement. In particular, according to the program <text:a xlink:type="simple" xlink:href="https://veteranfund.com.ua/projects/20000-2/" text:style-name="Internet_20_link" text:visited-style-name="Visited_20_Internet_20_Link">
20 thousand.</text:a>
The Ukrainian Veteran Foundation of the Ministry of Justice supports veterans in the development of their own business. "</text:p>
      <text:p text:style-name="P4">
News Source: <text:a xlink:type="simple" xlink:href="https://armyinform.com.ua/2023/07/09/na-pidtrymku-veteranskogo-biznesu-mozhna-otrymaty-do-troh-miljoniv-gryven/" text:style-name="Internet_20_link" text:visited-style-name="Visited_20_Internet_20_Link">
https://armyinform.com.ua/2023/07/09/na-pidtrymku-veteranskogo-biznesu-mozhna-otrymaty-do-troh-miljoniv-gryven/</text:a>
</text:p>
      <!--NEWS-->
      <text:h text:style-name="P10" text:outline-level="1">
<text:span text:style-name="T4">
In Starobilsk invaders are forced to receive Russian passports</text:span>
</text:h>
      <text:p text:style-name="P4">
Author: ['АРМІЯINFORM']</text:p>
      <text:p text:style-name="P4">
Time: 2023-07-09T88:00:00-04:00</text:p>
      <text:p text:style-name="P4">
Description: About the General Headquarters of the ZSU. Triva Primusov Passportzatziya Gromyan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6/okupant.jpg" text:style-name="Internet_20_link" text:visited-style-name="Visited_20_Internet_20_Link">
okupant.jpg</text:a>
']</text:p>
      <text:p text:style-name="P4">
Tags: ['STOPRUSSIA', 'АГРЕСІЯ РФ']</text:p>
      <text:p text:style-name="P4">
Category: News</text:p>
      <!--METADATA-->
      <text:p text:style-name="P4">
<draw:frame draw:style-name="fr1" draw:name="Image31" text:anchor-type="as-char" svg:width="6.9236in" svg:height="3.893007in" draw:z-index="0">
<draw:image xlink:href="../Images/AРМІЯINFORM/2023-07-09T88-00-00-04-00/okupant.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Ce6mAxjRkr2Yy6dT1u2E9Dv2t3LPvk4jACYLW1gRhZti3kPRxKup5FiwVSqVtWs8l" text:style-name="Internet_20_link" text:visited-style-name="Visited_20_Internet_20_Link">
reports</text:a>
The General Staff of the Armed Forces.</text:p>
      <text:p text:style-name="P4">
Forced certification of citizens of Ukraine in Luhansk region continues. Thus, the content of Starobilsk, the Russian invaders issued cards of residents of Russian federation with a term of 3 months for all employees of local multidisciplinary doctors who did not receive the Russian passport. At the same time, the citizens of Ukraine are extorted that in the event of non -receipt of Russian documents, they are imprisoned from the temporarily occupied territory with the confiscation of housing.</text:p>
      <text:p text:style-name="P4">
News Source: <text:a xlink:type="simple" xlink:href="https://armyinform.com.ua/2023/07/09/u-starobilsku-okupanty-zmushuyut-gromadyan-ukrayiny-otrymuvaty-rosijski-pasporty/" text:style-name="Internet_20_link" text:visited-style-name="Visited_20_Internet_20_Link">
https://armyinform.com.ua/2023/07/09/u-starobilsku-okupanty-zmushuyut-gromadyan-ukrayiny-otrymuvaty-rosijski-pasporty/</text:a>
</text:p>
      <!--NEWS-->
      <text:h text:style-name="P10" text:outline-level="1">
<text:span text:style-name="T4">
Land troops demonstrated the wonderful work of our soldiers in the Bakhmut direction</text:span>
</text:h>
      <text:p text:style-name="P4">
Author: ['АРМІЯINFORM']</text:p>
      <text:p text:style-name="P4">
Time: 2023-07-09T89:00:00-04:00</text:p>
      <text:p text:style-name="P4">
Description: About the prodigy of the lands of the lands: “The Bakhmutsky tension. MAMO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About this <text:a xlink:type="simple" xlink:href="https://www.facebook.com/watch/" text:style-name="Internet_20_link" text:visited-style-name="Visited_20_Internet_20_Link">
it is referred</text:a>
Due to the Armed Forces Land Forces:</text:p>
      <text:p text:style-name="P4">
«Bakhmut direction. We have success, the forces of defense continue to move forward, and the enemy is trapped in places.</text:p>
      <text:p text:style-name="P4">
In the video, the wonderful work of the Ghost group of a separate presidential brigade of Namigetman Bohdan Khmelnitsky.</text:p>
      <text:p text:style-name="P4">
The sniper works with the call sign alpha. From 1200 meters it is one shot destroyed.</text:p>
      <text:p text:style-name="P4">
During the work of the sniper, the group hunted the enemy UAV, which was also managed.</text:p>
      <text:p text:style-name="P4">
Well done.</text:p>
      <text:p text:style-name="P4">
Glory to our soldiers. "</text:p>
      <text:p text:style-name="P4">
News Source: <text:a xlink:type="simple" xlink:href="https://armyinform.com.ua/2023/07/09/suhoputni-vijska-prodemonstruvaly-chudovu-robotu-nashyh-voyiniv-na-bahmutskomu-napryamku/" text:style-name="Internet_20_link" text:visited-style-name="Visited_20_Internet_20_Link">
https://armyinform.com.ua/2023/07/09/suhoputni-vijska-prodemonstruvaly-chudovu-robotu-nashyh-voyiniv-na-bahmutskomu-napryamku/</text:a>
</text:p>
      <!--NEWS-->
      <text:h text:style-name="P10" text:outline-level="1">
<text:span text:style-name="T4">
27 combat clashes took place in Donetsk region</text:span>
</text:h>
      <text:p text:style-name="P4">
Author: ['АРМІЯINFORM']</text:p>
      <text:p text:style-name="P4">
Time: 2023-07-09T90:00:00-04:00</text:p>
      <text:p text:style-name="P4">
Description: About Tse at Facebook, the General Staff of the ZSU. Opponent ZoServzhu, the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32" text:anchor-type="as-char" svg:width="6.9236in" svg:height="4.615733in" draw:z-index="0">
<draw:image xlink:href="../Images/AРМІЯINFORM/2023-07-09T90-00-00-04-00/artylerys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Ce6mAxjRkr2Yy6dT1u2E9Dv2t3LPvk4jACYLW1gRhZti3kPRxKup5FiwVSqVtWs8l" text:style-name="Internet_20_link" text:visited-style-name="Visited_20_Internet_20_Link">
reports</text:a>
The General Staff of the Armed Forces.</text:p>
      <text:p text:style-name="P4">
The enemy concentrates major efforts on Liman, Bakhmut, Avdi and Mariinsky directions, and heavy fights are ongoing. There were 27 combat clashes during the acquisition.</text:p>
      <text:p text:style-name="P4">
News Source: <text:a xlink:type="simple" xlink:href="https://armyinform.com.ua/2023/07/09/na-donechchyni-vidbulos-27-bojovyh-zitknen/" text:style-name="Internet_20_link" text:visited-style-name="Visited_20_Internet_20_Link">
https://armyinform.com.ua/2023/07/09/na-donechchyni-vidbulos-27-bojovyh-zitknen/</text:a>
</text:p>
      <!--NEWS-->
      <text:h text:style-name="P10" text:outline-level="1">
<text:span text:style-name="T4">
We appreciate every life, remember history and together protect freedom - President of Ukraine</text:span>
</text:h>
      <text:p text:style-name="P4">
Author: ['АРМІЯINFORM']</text:p>
      <text:p text:style-name="P4">
Time: 2023-07-09T91:00:00-04:00</text:p>
      <text:p text:style-name="P4">
Description: https://www.youtube.com/watch?v=xovgwkfw73y&amp;amp ;t=1s about the President of Ukraine ... War with Ukraine 2022, war with Ukraine Last news today, War with Ukraine 2022 Last for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President of Ukraine Volodymyr Zelenskyy <text:a xlink:type="simple" xlink:href="https://www.president.gov.ua/news/cinuyemo-kozhne-zhittya-pamyatayemo-istoriyu-i-razom-zahisha-84229" text:style-name="Internet_20_link" text:visited-style-name="Visited_20_Internet_20_Link">
said</text:a>
During his video address:</text:p>
      <text:p text:style-name="P4">
“I wish health, dear Ukrainians, Ukrainian women!</text:p>
      <text:p text:style-name="P4">
Today with the team - in Lutsk.</text:p>
      <text:p text:style-name="P4">
In the morning he met with Mr. President of Poland Duda. Talking to him. Prayer. We appreciate every life, remember history and protect freedom together.</text:p>
      <text:p text:style-name="P4">
Here, in Lutsk, in Lubart Castle, he held a long meeting today on the situation of Uregion: safety, the situation on the border, the situation in the border areas of the neighboring Belarus ... Priority is the strengthening of each region, all our northern border. There were reports of military, law enforcement officers, local authorities. The preparation and provision of our defense and security forces, the relevant units in Volyn, were analyzed. There was a report on the social situation of the Volta, the needs of people. Energy, water supply, budget support - and for people, and for the social sphere. The state of shelters. Workplaces in the area. The state supports and will support. And I am grateful to all here, Ulutsk, to all other cities and communities of the region where the displaced persons are given to treat and rehabilitate our soldiers. Thank you!</text:p>
      <text:p text:style-name="P4">
Advanced, our active actions.</text:p>
      <text:p text:style-name="P4">
This week, there is something to be grateful to the soldiers of our 3rd separate assault brigade, the 24th separate mechanized brigade, the paratroopers of "Eighty". Well done, warriors!</text:p>
      <text:p text:style-name="P4">
In the Tavriysk direction, as always, powerfully, brave, well-distinguished by the Seventyeyatyaki, artillerymen of the 55th separate Brigade "Zaporozhye", the 74th separate reconnaissance and the 59th separate motor infantry brigade ... Want to dress you!</text:p>
      <text:p text:style-name="P4">
I will note the special warrior of the Zaporizhzhya Sich brigade Major Vladimir Goncharov. Sailor Sergei Komar, 35th Separate Brigade of Marines-Thank you, Sergei!Soldier Alexei Labenets, Sagittarius of the battalion of the 15-Brigade of transport aviation. Thank you, Alexei!Maguri artillerymen, 47th-specific mechanized brigade, is Major Anton Cherevko and Senior Lieutenant Abram. Thank you guys!</text:p>
      <text:p text:style-name="P4">
Thank you all who are fighting and working for Ukraine!Thank you all in the world, who helps!</text:p>
      <text:p text:style-name="P4">
Thank you, Lutsk, for this day!</text:p>
      <text:p text:style-name="P4">
Glory to Ukraine!"</text:p>
      <text:p text:style-name="P4">
News Source: <text:a xlink:type="simple" xlink:href="https://armyinform.com.ua/2023/07/09/czinuyemo-kozhne-zhyttya-pamyatayemo-istoriyu-i-razom-zahyshhayemo-svobodu-prezydent-ukrayiny/" text:style-name="Internet_20_link" text:visited-style-name="Visited_20_Internet_20_Link">
https://armyinform.com.ua/2023/07/09/czinuyemo-kozhne-zhyttya-pamyatayemo-istoriyu-i-razom-zahyshhayemo-svobodu-prezydent-ukrayiny/</text:a>
</text:p>
      <!--NEWS-->
      <text:h text:style-name="P10" text:outline-level="1">
<text:span text:style-name="T4">
"The faces of our winners will be just like that" - the General Staff showed photos</text:span>
</text:h>
      <text:p text:style-name="P4">
Author: ['АРМІЯINFORM']</text:p>
      <text:p text:style-name="P4">
Time: 2023-07-09T92:00:00-04:00</text:p>
      <text:p text:style-name="P4">
Description: Photographers of the Ukrainian vannish Rosemystvy Headquarters of the ZSU at his own Storіntsі U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8054515_620100116969737_7838605627449613723_n.jpg" text:style-name="Internet_20_link" text:visited-style-name="Visited_20_Internet_20_Link">
358054515_620100116969737_7838605627449613723_n.jpg</text:a>
', '<text:a xlink:type="simple" xlink:href="https://armyinform.com.ua/wp-content/uploads/2023/07/358057369_620100370303045_1075486394902045699_n-150x150.jpg" text:style-name="Internet_20_link" text:visited-style-name="Visited_20_Internet_20_Link">
358057369_620100370303045_1075486394902045699_n-150x150.jpg</text:a>
', '<text:a xlink:type="simple" xlink:href="https://armyinform.com.ua/wp-content/uploads/2023/07/358058999_620100346969714_4177217951860310206_n-150x150.jpg" text:style-name="Internet_20_link" text:visited-style-name="Visited_20_Internet_20_Link">
358058999_620100346969714_4177217951860310206_n-150x150.jpg</text:a>
', '<text:a xlink:type="simple" xlink:href="https://armyinform.com.ua/wp-content/uploads/2023/07/358049403_620100310303051_8392866241567950651_n-150x150.jpg" text:style-name="Internet_20_link" text:visited-style-name="Visited_20_Internet_20_Link">
358049403_620100310303051_8392866241567950651_n-150x150.jpg</text:a>
', '<text:a xlink:type="simple" xlink:href="https://armyinform.com.ua/wp-content/uploads/2023/07/358076577_620100286969720_3482575627752620577_n-150x150.jpg" text:style-name="Internet_20_link" text:visited-style-name="Visited_20_Internet_20_Link">
358076577_620100286969720_3482575627752620577_n-150x150.jpg</text:a>
', '<text:a xlink:type="simple" xlink:href="https://armyinform.com.ua/wp-content/uploads/2023/07/358049433_620100246969724_6901184928022034375_n-150x150.jpg" text:style-name="Internet_20_link" text:visited-style-name="Visited_20_Internet_20_Link">
358049433_620100246969724_6901184928022034375_n-150x150.jpg</text:a>
', '<text:a xlink:type="simple" xlink:href="https://armyinform.com.ua/wp-content/uploads/2023/07/358076958_620100226969726_6163556297280238073_n-150x150.jpg" text:style-name="Internet_20_link" text:visited-style-name="Visited_20_Internet_20_Link">
358076958_620100226969726_6163556297280238073_n-150x150.jpg</text:a>
', '<text:a xlink:type="simple" xlink:href="https://armyinform.com.ua/wp-content/uploads/2023/07/358045935_620100196969729_8142691008059556172_n-150x150.jpg" text:style-name="Internet_20_link" text:visited-style-name="Visited_20_Internet_20_Link">
358045935_620100196969729_8142691008059556172_n-150x150.jpg</text:a>
']</text:p>
      <text:p text:style-name="P4">
Tags: ['STOPRUSSIA', 'АГРЕСІЯ РФ']</text:p>
      <text:p text:style-name="P4">
Category: News</text:p>
      <!--METADATA-->
      <text:p text:style-name="P4">
<draw:frame draw:style-name="fr1" draw:name="Image33" text:anchor-type="as-char" svg:width="6.9236in" svg:height="4.611463in" draw:z-index="0">
<draw:image xlink:href="../Images/AРМІЯINFORM/2023-07-09T92-00-00-04-00/358054515_620100116969737_7838605627449613723_n.jpg" xlink:type="simple" xlink:show="embed" xlink:actuate="onLoad" draw:mime-type="image/jpeg"/>
</draw:frame>
Photos of Ukrainian soldiers <text:a xlink:type="simple" xlink:href="https://www.facebook.com/GeneralStaff.ua/posts/pfbid0cnHRab65pKkEXWYdjsuebSgyypVNKwFPBGrb5GMzV1NfSERFauaoHfRncbFMDMYal" text:style-name="Internet_20_link" text:visited-style-name="Visited_20_Internet_20_Link">
placed</text:a>
Armed Forces General Staff on its Facebook page:</text:p>
      <text:p text:style-name="P4">
“The faces of our winners will be exactly the same.</text:p>
      <text:p text:style-name="P4">
Simple and sincere, dusty and dirty, with inflamed eyes. It was surprised by the path that we have passed, although it seems sometimes not. Tired but satisfied with their work.</text:p>
      <text:p text:style-name="P4">
The native faces of our loved ones ...</text:p>
      <text:p text:style-name="P4">
Let's stand and win!Glory to Ukraine!".</text:p>
      <text:p text:style-name="P4">
<text:a xlink:type="simple" xlink:href="https://armyinform.com.ua/wp-content/uploads/2023/07/358057369_620100370303045_1075486394902045699_n.jpg" text:style-name="Internet_20_link" text:visited-style-name="Visited_20_Internet_20_Link">
!(Images/AРМІЯINFORM/2023-07-09T92-00-00-04-00/358057369_620100370303045_1075486394902045699_n-150x150.jpg)</text:a>
</text:p>
      <text:p text:style-name="P4">
<text:a xlink:type="simple" xlink:href="https://armyinform.com.ua/wp-content/uploads/2023/07/358058999_620100346969714_4177217951860310206_n.jpg" text:style-name="Internet_20_link" text:visited-style-name="Visited_20_Internet_20_Link">
<draw:frame draw:style-name="fr1" draw:name="Image34" text:anchor-type="as-char" svg:width="6.9236in" svg:height="6.9236in" draw:z-index="0">
<draw:image xlink:href="../Images/AРМІЯINFORM/2023-07-09T92-00-00-04-00/358058999_620100346969714_4177217951860310206_n-150x150.jpg" xlink:type="simple" xlink:show="embed" xlink:actuate="onLoad" draw:mime-type="image/jpeg"/>
</draw:frame>
</text:a>
</text:p>
      <text:p text:style-name="P4">
<text:a xlink:type="simple" xlink:href="https://armyinform.com.ua/wp-content/uploads/2023/07/358049403_620100310303051_8392866241567950651_n.jpg" text:style-name="Internet_20_link" text:visited-style-name="Visited_20_Internet_20_Link">
<draw:frame draw:style-name="fr1" draw:name="Image35" text:anchor-type="as-char" svg:width="6.9236in" svg:height="6.9236in" draw:z-index="0">
<draw:image xlink:href="../Images/AРМІЯINFORM/2023-07-09T92-00-00-04-00/358049403_620100310303051_8392866241567950651_n-150x150.jpg" xlink:type="simple" xlink:show="embed" xlink:actuate="onLoad" draw:mime-type="image/jpeg"/>
</draw:frame>
</text:a>
</text:p>
      <text:p text:style-name="P4">
<text:a xlink:type="simple" xlink:href="https://armyinform.com.ua/wp-content/uploads/2023/07/358076577_620100286969720_3482575627752620577_n.jpg" text:style-name="Internet_20_link" text:visited-style-name="Visited_20_Internet_20_Link">
<draw:frame draw:style-name="fr1" draw:name="Image36" text:anchor-type="as-char" svg:width="6.9236in" svg:height="6.9236in" draw:z-index="0">
<draw:image xlink:href="../Images/AРМІЯINFORM/2023-07-09T92-00-00-04-00/358076577_620100286969720_3482575627752620577_n-150x150.jpg" xlink:type="simple" xlink:show="embed" xlink:actuate="onLoad" draw:mime-type="image/jpeg"/>
</draw:frame>
</text:a>
</text:p>
      <text:p text:style-name="P4">
<text:a xlink:type="simple" xlink:href="https://armyinform.com.ua/wp-content/uploads/2023/07/358049433_620100246969724_6901184928022034375_n.jpg" text:style-name="Internet_20_link" text:visited-style-name="Visited_20_Internet_20_Link">
<draw:frame draw:style-name="fr1" draw:name="Image37" text:anchor-type="as-char" svg:width="6.9236in" svg:height="6.9236in" draw:z-index="0">
<draw:image xlink:href="../Images/AРМІЯINFORM/2023-07-09T92-00-00-04-00/358049433_620100246969724_6901184928022034375_n-150x150.jpg" xlink:type="simple" xlink:show="embed" xlink:actuate="onLoad" draw:mime-type="image/jpeg"/>
</draw:frame>
</text:a>
</text:p>
      <text:p text:style-name="P4">
<text:a xlink:type="simple" xlink:href="https://armyinform.com.ua/wp-content/uploads/2023/07/358076958_620100226969726_6163556297280238073_n.jpg" text:style-name="Internet_20_link" text:visited-style-name="Visited_20_Internet_20_Link">
<draw:frame draw:style-name="fr1" draw:name="Image38" text:anchor-type="as-char" svg:width="6.9236in" svg:height="6.9236in" draw:z-index="0">
<draw:image xlink:href="../Images/AРМІЯINFORM/2023-07-09T92-00-00-04-00/358076958_620100226969726_6163556297280238073_n-150x150.jpg" xlink:type="simple" xlink:show="embed" xlink:actuate="onLoad" draw:mime-type="image/jpeg"/>
</draw:frame>
</text:a>
</text:p>
      <text:p text:style-name="P4">
<text:a xlink:type="simple" xlink:href="https://armyinform.com.ua/wp-content/uploads/2023/07/358045935_620100196969729_8142691008059556172_n.jpg" text:style-name="Internet_20_link" text:visited-style-name="Visited_20_Internet_20_Link">
<draw:frame draw:style-name="fr1" draw:name="Image39" text:anchor-type="as-char" svg:width="6.9236in" svg:height="6.9236in" draw:z-index="0">
<draw:image xlink:href="../Images/AРМІЯINFORM/2023-07-09T92-00-00-04-00/358045935_620100196969729_8142691008059556172_n-150x150.jpg" xlink:type="simple" xlink:show="embed" xlink:actuate="onLoad" draw:mime-type="image/jpeg"/>
</draw:frame>
</text:a>
</text:p>
      <text:p text:style-name="P4">
News Source: <text:a xlink:type="simple" xlink:href="https://armyinform.com.ua/2023/07/09/oblychchya-nashyh-peremozhcziv-budut-same-taki-genshtab-pokazav-foto-muzhnih-voyiniv-zsu/" text:style-name="Internet_20_link" text:visited-style-name="Visited_20_Internet_20_Link">
https://armyinform.com.ua/2023/07/09/oblychchya-nashyh-peremozhcziv-budut-same-taki-genshtab-pokazav-foto-muzhnih-voyiniv-zsu/</text:a>
</text:p>
      <!--NEWS-->
      <text:h text:style-name="P10" text:outline-level="1">
<text:span text:style-name="T4">
Defense forces struck 2 areas of focus of enemy</text:span>
</text:h>
      <text:p text:style-name="P4">
Author: ['АРМІЯINFORM']</text:p>
      <text:p text:style-name="P4">
Time: 2023-07-09T93:00:00-04:00</text:p>
      <text:p text:style-name="P4">
Description: Avіaatsіya defense forces for Dob took 1 strike in the Zerezhnnya district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 'ХРОНІКА ОБОРОНИ']</text:p>
      <text:p text:style-name="P4">
Category: News</text:p>
      <!--METADATA-->
      <text:p text:style-name="P4">
<draw:frame draw:style-name="fr1" draw:name="Image40" text:anchor-type="as-char" svg:width="6.9236in" svg:height="4.615733in" draw:z-index="0">
<draw:image xlink:href="../Images/AРМІЯINFORM/2023-07-09T93-00-00-04-00/artyleriya.jpg" xlink:type="simple" xlink:show="embed" xlink:actuate="onLoad" draw:mime-type="image/jpeg"/>
</draw:frame>
Illustrative Photo <text:span text:style-name="T4">
 🔥 Situation on Russian invasion </text:span>
</text:p>
      <text:p text:style-name="P4">
Aviation of defense forces per day struck 1 stroke in the area of concentration of the enemy's personnel.</text:p>
      <text:p text:style-name="P4">
About it <text:a xlink:type="simple" xlink:href="https://www.facebook.com/GeneralStaff.ua/posts/pfbid02Ce6mAxjRkr2Yy6dT1u2E9Dv2t3LPvk4jACYLW1gRhZti3kPRxKup5FiwVSqVtWs8l" text:style-name="Internet_20_link" text:visited-style-name="Visited_20_Internet_20_Link">
reports</text:a>
The General Staff of the Armed Forces.</text:p>
      <text:p text:style-name="P4">
Units of rocket troops and artillery during the day were struck by 2 districts of living power, weapons and military equipment, 2 artillery at fire positions and 2 stations of electronic warfare of Russian reaches.</text:p>
      <text:p text:style-name="P4">
News Source: <text:a xlink:type="simple" xlink:href="https://armyinform.com.ua/2023/07/09/syly-oborony-urazyly-2-rajony-zoseredzhennya-protyvnyka/" text:style-name="Internet_20_link" text:visited-style-name="Visited_20_Internet_20_Link">
https://armyinform.com.ua/2023/07/09/syly-oborony-urazyly-2-rajony-zoseredzhennya-protyvnyka/</text:a>
</text:p>
      <!--NEWS-->
      <text:h text:style-name="P10" text:outline-level="1">
<text:span text:style-name="T4">
The Navy told what their artillerymen dreamed of</text:span>
</text:h>
      <text:p text:style-name="P4">
Author: ['АРМІЯINFORM']</text:p>
      <text:p text:style-name="P4">
Time: 2023-07-09T94:00:00-04:00</text:p>
      <text:p text:style-name="P4">
Description: Video about Tse Rozniyi on Facebook-Storinzi Navy ZS Ukrainian: “About the ShO MRIIT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МС ЗС УКРАЇНИ']</text:p>
      <text:p text:style-name="P4">
Category: News</text:p>
      <!--METADATA-->
      <text:p text:style-name="P4">
Video about it <text:a xlink:type="simple" xlink:href="https://www.facebook.com/watch/" text:style-name="Internet_20_link" text:visited-style-name="Visited_20_Internet_20_Link">
placed</text:a>
On the Facebook page of the Navy of the Armed Forces of Ukraine:</text:p>
      <text:p text:style-name="P4">
“What do artillerymen dream of? Why did I decide to become an artilleryman? What are the emotions of the first hits and many other questions in an interview with M777.</text:p>
      <text:p text:style-name="P4">
We work on, to full victory!Glory to Ukraine!".</text:p>
      <text:p text:style-name="P4">
News Source: <text:a xlink:type="simple" xlink:href="https://armyinform.com.ua/2023/07/09/u-vms-rozpovily-pro-shho-mriyut-yihni-artylerysty/" text:style-name="Internet_20_link" text:visited-style-name="Visited_20_Internet_20_Link">
https://armyinform.com.ua/2023/07/09/u-vms-rozpovily-pro-shho-mriyut-yihni-artylerysty/</text:a>
</text:p>
      <!--NEWS-->
      <text:h text:style-name="P10" text:outline-level="1">
<text:span text:style-name="T4">
An exhibition about the war in Ukraine in Ukraine opened a street artist from France Christian Gemie.</text:span>
</text:h>
      <text:p text:style-name="P4">
Author: ['Володимир Загребельний']</text:p>
      <text:p text:style-name="P4">
Time: 2023-07-09T95:00:00-04:00</text:p>
      <text:p text:style-name="P4">
Description: At the National Museum of Istoriyan, a friend was presented by a vistavka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kristian-gemi-golovna.jpg" text:style-name="Internet_20_link" text:visited-style-name="Visited_20_Internet_20_Link">
kristian-gemi-golovna.jpg</text:a>
', '<text:a xlink:type="simple" xlink:href="https://armyinform.com.ua/wp-content/uploads/2023/07/kristian-gemi-01.jpg" text:style-name="Internet_20_link" text:visited-style-name="Visited_20_Internet_20_Link">
kristian-gemi-01.jpg</text:a>
', '<text:a xlink:type="simple" xlink:href="https://armyinform.com.ua/wp-content/uploads/2023/07/kristian-gemi-02-150x150.jpg" text:style-name="Internet_20_link" text:visited-style-name="Visited_20_Internet_20_Link">
kristian-gemi-02-150x150.jpg</text:a>
', '<text:a xlink:type="simple" xlink:href="https://armyinform.com.ua/wp-content/uploads/2023/07/kristian-gemi-03-150x150.jpg" text:style-name="Internet_20_link" text:visited-style-name="Visited_20_Internet_20_Link">
kristian-gemi-03-150x150.jpg</text:a>
', '<text:a xlink:type="simple" xlink:href="https://armyinform.com.ua/wp-content/uploads/2023/07/kristian-gemi-04-150x150.jpg" text:style-name="Internet_20_link" text:visited-style-name="Visited_20_Internet_20_Link">
kristian-gemi-04-150x150.jpg</text:a>
', '<text:a xlink:type="simple" xlink:href="https://armyinform.com.ua/wp-content/uploads/2023/07/kristian-gemi-05-150x150.jpg" text:style-name="Internet_20_link" text:visited-style-name="Visited_20_Internet_20_Link">
kristian-gemi-05-150x150.jpg</text:a>
', '<text:a xlink:type="simple" xlink:href="https://armyinform.com.ua/wp-content/uploads/2023/07/kristian-gemi-06-150x150.jpg" text:style-name="Internet_20_link" text:visited-style-name="Visited_20_Internet_20_Link">
kristian-gemi-06-150x150.jpg</text:a>
', '<text:a xlink:type="simple" xlink:href="https://armyinform.com.ua/wp-content/uploads/2023/07/kristian-gemi-07-150x150.jpg" text:style-name="Internet_20_link" text:visited-style-name="Visited_20_Internet_20_Link">
kristian-gemi-07-150x150.jpg</text:a>
']</text:p>
      <text:p text:style-name="P4">
Tags: ['STOPRUSSIA', 'АГРЕСІЯ РФ', 'ВИСТАВКА', 'ВТОРГНЕННЯ РФ']</text:p>
      <text:p text:style-name="P4">
Category: News</text:p>
      <!--METADATA-->
      <text:p text:style-name="P4">
<draw:frame draw:style-name="fr1" draw:name="Image41" text:anchor-type="as-char" svg:width="6.9236in" svg:height="4.615733in" draw:z-index="0">
<draw:image xlink:href="../Images/AРМІЯINFORM/2023-07-09T95-00-00-04-00/kristian-gemi-golovna.jpg" xlink:type="simple" xlink:show="embed" xlink:actuate="onLoad" draw:mime-type="image/jpeg"/>
</draw:frame>
The National Museum of History of Ukraine in the Second World War presented an exhibition of Guerre en Ukraine("War in Ukraine" - fr.)Street artist Christian Gemi, known as C215.</text:p>
      <text:p text:style-name="P4">
The exhibition presents new works of the artist, created in Ukraine as a reflection of the tightness of Russia and the courage of the Ukrainian people in the struggle for their freedom.</text:p>
      <text:p text:style-name="P4">
Since March last year, Christian created the eloquent murals of the insert cities of Ukraine - Lviv, Zhytomyr, Kiev, Irpen, Bucha, Gostomel.</text:p>
      <text:p text:style-name="P4">
<draw:frame draw:style-name="fr1" draw:name="Image42" text:anchor-type="as-char" svg:width="6.9236in" svg:height="4.615733in" draw:z-index="0">
<draw:image xlink:href="../Images/AРМІЯINFORM/2023-07-09T95-00-00-04-00/kristian-gemi-01.jpg" xlink:type="simple" xlink:show="embed" xlink:actuate="onLoad" draw:mime-type="image/jpeg"/>
</draw:frame>
Christian Gami</text:p>
      <text:p text:style-name="P4">
During the opening of the exhibition, the CEO of the Museum Yuriy Savchuk noted that one of the most important missions of the institution - to keep the memory of all who became the name of Ukraine for future generations.</text:p>
      <text:p text:style-name="P4">
The members of the families of the dead characters, who painted Crystian Goemi, were present at the opening of the exhibition, received portraits of their relatives from the artist.</text:p>
      <text:p text:style-name="P4">
<text:a xlink:type="simple" xlink:href="https://armyinform.com.ua/wp-content/uploads/2023/07/kristian-gemi-02.jpg" text:style-name="Internet_20_link" text:visited-style-name="Visited_20_Internet_20_Link">
!(Images/AРМІЯINFORM/2023-07-09T95-00-00-04-00/kristian-gemi-02-150x150.jpg)</text:a>
</text:p>
      <text:p text:style-name="P4">
<text:a xlink:type="simple" xlink:href="https://armyinform.com.ua/wp-content/uploads/2023/07/kristian-gemi-03.jpg" text:style-name="Internet_20_link" text:visited-style-name="Visited_20_Internet_20_Link">
<draw:frame draw:style-name="fr1" draw:name="Image43" text:anchor-type="as-char" svg:width="6.9236in" svg:height="6.9236in" draw:z-index="0">
<draw:image xlink:href="../Images/AРМІЯINFORM/2023-07-09T95-00-00-04-00/kristian-gemi-03-150x150.jpg" xlink:type="simple" xlink:show="embed" xlink:actuate="onLoad" draw:mime-type="image/jpeg"/>
</draw:frame>
</text:a>
</text:p>
      <text:p text:style-name="P4">
<text:a xlink:type="simple" xlink:href="https://armyinform.com.ua/wp-content/uploads/2023/07/kristian-gemi-04.jpg" text:style-name="Internet_20_link" text:visited-style-name="Visited_20_Internet_20_Link">
<draw:frame draw:style-name="fr1" draw:name="Image44" text:anchor-type="as-char" svg:width="6.9236in" svg:height="6.9236in" draw:z-index="0">
<draw:image xlink:href="../Images/AРМІЯINFORM/2023-07-09T95-00-00-04-00/kristian-gemi-04-150x150.jpg" xlink:type="simple" xlink:show="embed" xlink:actuate="onLoad" draw:mime-type="image/jpeg"/>
</draw:frame>
</text:a>
“Thanks to the museum and such exhibitions, we understand that the story of the lives of the most children is written. They were young, successful, but without thinking, they stood on a protected land. We must be proud of their memory. Ukraine must be notorious because this protection should not be in vain. Our children have agreed for the future of Ukraine. Everything will be Ukraine, Ukraine will stand, ” - Vadim Zeleniuk, the Hero of Ukraine.</text:p>
      <text:p text:style-name="P4">
<text:a xlink:type="simple" xlink:href="https://armyinform.com.ua/wp-content/uploads/2023/07/kristian-gemi-05.jpg" text:style-name="Internet_20_link" text:visited-style-name="Visited_20_Internet_20_Link">
!(Images/AРМІЯINFORM/2023-07-09T95-00-00-04-00/kristian-gemi-05-150x150.jpg)</text:a>
</text:p>
      <text:p text:style-name="P4">
<text:a xlink:type="simple" xlink:href="https://armyinform.com.ua/wp-content/uploads/2023/07/kristian-gemi-06.jpg" text:style-name="Internet_20_link" text:visited-style-name="Visited_20_Internet_20_Link">
<draw:frame draw:style-name="fr1" draw:name="Image45" text:anchor-type="as-char" svg:width="6.9236in" svg:height="6.9236in" draw:z-index="0">
<draw:image xlink:href="../Images/AРМІЯINFORM/2023-07-09T95-00-00-04-00/kristian-gemi-06-150x150.jpg" xlink:type="simple" xlink:show="embed" xlink:actuate="onLoad" draw:mime-type="image/jpeg"/>
</draw:frame>
</text:a>
</text:p>
      <text:p text:style-name="P4">
<text:a xlink:type="simple" xlink:href="https://armyinform.com.ua/wp-content/uploads/2023/07/kristian-gemi-07.jpg" text:style-name="Internet_20_link" text:visited-style-name="Visited_20_Internet_20_Link">
<draw:frame draw:style-name="fr1" draw:name="Image46" text:anchor-type="as-char" svg:width="6.9236in" svg:height="6.9236in" draw:z-index="0">
<draw:image xlink:href="../Images/AРМІЯINFORM/2023-07-09T95-00-00-04-00/kristian-gemi-07-150x150.jpg" xlink:type="simple" xlink:show="embed" xlink:actuate="onLoad" draw:mime-type="image/jpeg"/>
</draw:frame>
</text:a>
Christian Gemi noted that it was very important for him to get acquainted with the relatives whose ruling he wrote.The exhibition will work at the exhibition center of the National Museum of History of Ukraine in the Second World War.</text:p>
      <text:p text:style-name="P4">
News Source: <text:a xlink:type="simple" xlink:href="https://armyinform.com.ua/2023/07/09/u-kyyevi-vidkrylasya-vystavka-pro-vijnu-v-ukrayini-vulychnogo-hudozhnyka-z-francziyi-kristiana-gemi/" text:style-name="Internet_20_link" text:visited-style-name="Visited_20_Internet_20_Link">
https://armyinform.com.ua/2023/07/09/u-kyyevi-vidkrylasya-vystavka-pro-vijnu-v-ukrayini-vulychnogo-hudozhnyka-z-francziyi-kristiana-gemi/</text:a>
</text:p>
      <!--NEWS-->
      <text:h text:style-name="P10" text:outline-level="1">
<text:span text:style-name="T4">
The public campaign is ongoing to renam one of the streets in honor of the Chibbieev brothers</text:span>
</text:h>
      <text:p text:style-name="P4">
Author: ['АРМІЯINFORM']</text:p>
      <text:p text:style-name="P4">
Time: 2023-07-09T96:00:00-04:00</text:p>
      <text:p text:style-name="P4">
Description: About the Golovna Golovna, the management of the Rosvіki of the Minіtniy defense of Ukraine: “3 ... war with Ukraine 2022, the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text:p>
      <text:p text:style-name="P4">
Category: News</text:p>
      <!--METADATA-->
      <text:p text:style-name="P4">
About it <text:a xlink:type="simple" xlink:href="https://www.facebook.com/DefenceIntelligenceofUkraine/videos/301894368943052/" text:style-name="Internet_20_link" text:visited-style-name="Visited_20_Internet_20_Link">
reports</text:a>
Main Directorate of Intelligence of the Ministry of Defense of Ukraine:</text:p>
      <text:p text:style-name="P4">
“On March 3, 2022, on the day of his 34th anniversary, Valery Chibinev, Hero of Ukraine, Officer of the GUR of the Mou of Ukraine, who commanded a group of snipers, died in the battle of rinsing near Gostomel.</text:p>
      <text:p text:style-name="P4">
He did not have time to see his only child, because he learned that he would become his father, the back of his death.</text:p>
      <text:p text:style-name="P4">
"He read in the evening, and only had time to answer -" cool "," the wife of the intelligence officer told the TSN.</text:p>
      <text:p text:style-name="P4">
On July 7, 2023, Martha, the daughter of Hero of Ukraine, were baptized. He is now being friendly for one of the streets of the capital to be renamed in honor of the Chibbieev brothers.</text:p>
      <text:p text:style-name="P4">
Martha, when he learns to walk, be sure to go to this street, his mother promises.</text:p>
      <text:p text:style-name="P4">
"My duty is to know who her dad is well," the girl's mother says.</text:p>
      <text:p text:style-name="P4">
For the sake of honoring the memory of the Hero of Ukraine, the brave military reconnaissance avaler, and his dealer Roman Chibbiev, who both went in the war with Russian invaders, a public campaign for one of the streets in honor of the brothers of Chibyev continues in Kiev.</text:p>
      <text:p text:style-name="P4">
It is possible to support the initiative to renam the street through the application "Kyivcifrov" in the service section "Electronic democracy"/"Survey", having previously installed the application on your smartphone.</text:p>
      <text:p text:style-name="P4">
&lt;https://kyiv.digital/start&gt;
</text:p>
      <text:p text:style-name="P4">
News Source: <text:a xlink:type="simple" xlink:href="https://armyinform.com.ua/2023/07/09/tryvaye-publichna-kampaniya-shhodo-perejmenuvannya-odniyeyi-z-vulycz-na-chest-brativ-chybinyeyevyh/" text:style-name="Internet_20_link" text:visited-style-name="Visited_20_Internet_20_Link">
https://armyinform.com.ua/2023/07/09/tryvaye-publichna-kampaniya-shhodo-perejmenuvannya-odniyeyi-z-vulycz-na-chest-brativ-chybinyeyevyh/</text:a>
</text:p>
      <!--NEWS-->
      <text:h text:style-name="P10" text:outline-level="1">
<text:span text:style-name="T4">
As our defenders conquered another position</text:span>
</text:h>
      <text:p text:style-name="P4">
Author: ['АРМІЯINFORM']</text:p>
      <text:p text:style-name="P4">
Time: 2023-07-09T97:00:00-04:00</text:p>
      <text:p text:style-name="P4">
Description: Video about the Church of the Sukhoputni ZS Ukrainian Rosemiy on their Storizi at Facebook: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Video About this Land Forces of the Armed Forces of Ukraine <text:a xlink:type="simple" xlink:href="https://www.facebook.com/watch/" text:style-name="Internet_20_link" text:visited-style-name="Visited_20_Internet_20_Link">
placed</text:a>
On your Facebook page:</text:p>
      <text:p text:style-name="P4">
“The counter -offensive in the execution of the Yakov Gandziuk brigade.</text:p>
      <text:p text:style-name="P4">
Another conquered position.</text:p>
      <text:p text:style-name="P4">
Several hundred meters of liberated Ukrainian land ... ”.</text:p>
      <text:p text:style-name="P4">
News Source: <text:a xlink:type="simple" xlink:href="https://armyinform.com.ua/2023/07/09/suhoputni-vijska-pokazaly-yak-nashi-zahysnyky-vidvoyuvaly-shhe-odnu-pozycziyu/" text:style-name="Internet_20_link" text:visited-style-name="Visited_20_Internet_20_Link">
https://armyinform.com.ua/2023/07/09/suhoputni-vijska-pokazaly-yak-nashi-zahysnyky-vidvoyuvaly-shhe-odnu-pozycziyu/</text:a>
</text:p>
      <!--NEWS-->
      <text:h text:style-name="P10" text:outline-level="1">
<text:span text:style-name="T4">
In OK "South", infantry training continues</text:span>
</text:h>
      <text:p text:style-name="P4">
Author: ['АРМІЯINFORM']</text:p>
      <text:p text:style-name="P4">
Time: 2023-07-09T98:00:00-04:00</text:p>
      <text:p text:style-name="P4">
Description: Video about the operational command of the Pivdeni commanded at the Storinzi at ... War with Ukraine 2022, the war with Ukraine is the latest news today, News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Video about this operational command "South" <text:a xlink:type="simple" xlink:href="https://www.facebook.com/watch/" text:style-name="Internet_20_link" text:visited-style-name="Visited_20_Internet_20_Link">
showed</text:a>
In your Facebook shrine:</text:p>
      <text:p text:style-name="P4">
"Warriors of a separate mechanized brigade confirm that the victory in the modern wars is a collection of courage, endurance, wisdom, strategy, willpower of the will of Ividwaga."</text:p>
      <text:p text:style-name="P4">
News Source: <text:a xlink:type="simple" xlink:href="https://armyinform.com.ua/2023/07/09/v-ok-pivden-tryvaye-pidgotovka-pihotyncziv/" text:style-name="Internet_20_link" text:visited-style-name="Visited_20_Internet_20_Link">
https://armyinform.com.ua/2023/07/09/v-ok-pivden-tryvaye-pidgotovka-pihotyncziv/</text:a>
</text:p>
      <!--NEWS-->
      <text:h text:style-name="P10" text:outline-level="1">
<text:span text:style-name="T4">
Short. War. Day 501th. Videoodigest</text:span>
</text:h>
      <text:p text:style-name="P4">
Author: ['АРМІЯINFORM']</text:p>
      <text:p text:style-name="P4">
Time: 2023-07-09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text:p>
      <text:p text:style-name="P4">
Category: News</text:p>
      <!--METADATA-->
      <text:p text:style-name="P4">
News Source: <text:a xlink:type="simple" xlink:href="https://armyinform.com.ua/2023/07/09/korotko-vijna-den-501-videodajdzhest/" text:style-name="Internet_20_link" text:visited-style-name="Visited_20_Internet_20_Link">
https://armyinform.com.ua/2023/07/09/korotko-vijna-den-501-videodajdzhest/</text:a>
</text:p>
      <!--NEWS-->
      <text:h text:style-name="P10" text:outline-level="1">
<text:span text:style-name="T4">
Ukraine and Liberia discussed the interaction within the UN and the formula of peace</text:span>
</text:h>
      <text:p text:style-name="P4">
Authors: Ukrinform (Person)</text:p>
      <text:p text:style-name="P4">
Publisher: Укринформ (Organization)</text:p>
      <text:p text:style-name="P4">
Published Time: 2023-07-10T-13:29:00+03:00</text:p>
      <text:p text:style-name="P4">
Modified Time: 2023-07-10T18:29:00+03:00</text:p>
      <text:p text:style-name="P4">
Description: Ukraine and Liberia coordinated interaction within the UN and discussed the international promotion of the President Vladimir Zelensky Peace formula. - Ukrinform.</text:p>
      <text:p text:style-name="P4">
Images: ['<text:a xlink:type="simple" xlink:href="https://static.ukrinform.com/photos/2023_07/thumb_files/630_360_1689002650-221.jpg" text:style-name="Internet_20_link" text:visited-style-name="Visited_20_Internet_20_Link">
630_360_16890...</text:a>
']</text:p>
      <text:p text:style-name="P4">
Tags: ['ООН', 'Україна', 'Ліберія', 'Формула миру']</text:p>
      <text:p text:style-name="P4">
Type: Article</text:p>
      <!--METADATA-->
      <text:p text:style-name="P4">
<draw:frame draw:style-name="fr1" draw:name="Image47" text:anchor-type="as-char" svg:width="6.9236in" svg:height="3.956343in" draw:z-index="0">
<draw:image xlink:href="../Images/yкринформ/2023-07-10T-13-29-00-03-00/630_360_1689002650-221.jpg" xlink:type="simple" xlink:show="embed" xlink:actuate="onLoad" draw:mime-type="image/jpeg"/>
</draw:frame>
Ukrainian Liberia coordinated the interaction within the UN and discussed the issues of the International President of President Vladimir Zelensky.</text:p>
      <text:p text:style-name="P4">
This was discussed during a telephone conversation with a special representative of Ukraine in the Middle East and Africa Maxim Subki with the Deputy of the Ministry of Internal Affairs of Liberia Dueh Gray, Ukrinform reports with reference to <text:a xlink:type="simple" xlink:href="https://mfa.gov.ua/news/maksim-subh-proviv-telefonnu-rozmovu-iz-zastupniceyu-ministra-zakordonnih-sprav-liberiyi" text:style-name="Internet_20_link" text:visited-style-name="Visited_20_Internet_20_Link">
Foreign Ministry</text:a>
.</text:p>
      <text:p text:style-name="P4">
"Conversation was devoted to coordination of Ukraine and Liberia positions on issues within the UN and other international organizations. Particular attention was given to the issue of international promotion <text:a xlink:type="simple" xlink:href="https://www.ukrinform.ua/tag-formula-miru" text:style-name="Internet_20_link" text:visited-style-name="Visited_20_Internet_20_Link">
Peace formula</text:a>
The President of Zelensky, "was informed in the foreign policy.</text:p>
      <text:p text:style-name="P4">
<text:span text:style-name="T4">
 Read also: </text:span>
 <text:a xlink:type="simple" xlink:href="https://www.ukrinform.ua/rubric-polytics/3556739-liberia-pro-vijnu-v-ukraini-nemae-zodnogo-vipravdanna-vtorgnennu-ta-okupacii-suverennoi-kraini.html" text:style-name="Internet_20_link" text:visited-style-name="Visited_20_Internet_20_Link">
<text:span text:style-name="T4">
 Liberia </text:span>
 - <text:span text:style-name="T4">
 About </text:span>
 <text:span text:style-name="T4">
 War </text:span>
 In <text:span text:style-name="T4">
 Ukraine </text:span>
: <text:span text:style-name="T4">
 No </text:span>
<text:span text:style-name="T5">
 No </text:span>
<text:span text:style-name="T5">
 </text:span>
<text:span text:style-name="T5">
 </text:span>
<text:span text:style-name="T5">
 Excuse </text:span>
<text:span text:style-name="T5">
 </text:span>
<text:span text:style-name="T5">
 </text:span>
<text:span text:style-name="T5">
 invasion</text:span>
 <text:span text:style-name="T5">
and </text:span>
<text:span text:style-name="T5">
 Occupations </text:span>
<text:span text:style-name="T5">
 </text:span>
<text:span text:style-name="T5">
 sovereign </text:span>
* country</text:a>
The parties also agreed to reconcile the Schedule of Bilateral Contacts of the High Raven Road.</text:p>
      <text:p text:style-name="P4">
As reported by Ukrinform, President of Ukraine Volodymyr Zelensky in November2022 during a summit of the group of twenty presented a formula of peace of 10 points.</text:p>
      <text:p text:style-name="P4">
At the G7 summit in Hiroshima in May <text:a xlink:type="simple" xlink:href="https://www.ukrinform.ua/rubric-polytics/3712106-prezident-ukraini-zaproponuvav-provesti-samit-miru-v-lipni.html" text:style-name="Internet_20_link" text:visited-style-name="Visited_20_Internet_20_Link">
Zelensky suggested in July a folk summit</text:a>
dedicated to the formula of peace.</text:p>
      <text:p text:style-name="P4">
News Source: <text:a xlink:type="simple" xlink:href="https://www.ukrinform.ua/rubric-polytics/3733992-ukraina-i-liberia-obgovorili-vzaemodiu-v-mezah-oon-i-formulu-miru.html" text:style-name="Internet_20_link" text:visited-style-name="Visited_20_Internet_20_Link">
https://www.ukrinform.ua/rubric-polytics/3733992-ukraina-i-liberia-obgovorili-vzaemodiu-v-mezah-oon-i-formulu-miru.html</text:a>
</text:p>
      <!--NEWS-->
      <text:h text:style-name="P10" text:outline-level="1">
<text:span text:style-name="T4">
Books about war in Ukraine will come out in Korea, Slovakia and the USA</text:span>
</text:h>
      <text:p text:style-name="P4">
Authors: Ukrinform (Person)</text:p>
      <text:p text:style-name="P4">
Publisher: Укринформ (Organization)</text:p>
      <text:p text:style-name="P4">
Published Time: 2023-07-10T-16:44:00+03:00</text:p>
      <text:p text:style-name="P4">
Modified Time: 2023-07-10T16:44:00+03:00</text:p>
      <text:p text:style-name="P4">
Description: The rights to the book " #Mariupol #Hope" are sold to Korea and Slovakia, and the edition of "77 days of February" will be published in the United States. - Ukrinform.</text:p>
      <text:p text:style-name="P4">
Images: ['<text:a xlink:type="simple" xlink:href="https://static.ukrinform.com/photos/2023_07/thumb_files/630_360_1688994865-650.jpeg" text:style-name="Internet_20_link" text:visited-style-name="Visited_20_Internet_20_Link">
630_360_16889...</text:a>
', '<text:a xlink:type="simple" xlink:href="https://static.ukrinform.com/photos/2023_07/1688994866-590.jpeg" text:style-name="Internet_20_link" text:visited-style-name="Visited_20_Internet_20_Link">
1688994866-59...</text:a>
', '<text:a xlink:type="simple" xlink:href="https://static.ukrinform.com/photos/2023_07/1688994865-439.jpeg" text:style-name="Internet_20_link" text:visited-style-name="Visited_20_Internet_20_Link">
1688994865-43...</text:a>
', '<text:a xlink:type="simple" xlink:href="https://static.ukrinform.com/photos/2023_07/1688994864-115.jpg" text:style-name="Internet_20_link" text:visited-style-name="Visited_20_Internet_20_Link">
1688994864-11...</text:a>
']</text:p>
      <text:p text:style-name="P4">
Tags: ['Книги', 'Корея', 'США', 'Україна', 'Словаччина', 'Війна з Росією']</text:p>
      <text:p text:style-name="P4">
Type: Article</text:p>
      <!--METADATA-->
      <text:p text:style-name="P4">
<draw:frame draw:style-name="fr1" draw:name="Image48" text:anchor-type="as-char" svg:width="6.9236in" svg:height="3.956343in" draw:z-index="0">
<draw:image xlink:href="../Images/yкринформ/2023-07-10T-16-44-00-03-00/630_360_1688994865-650.jpeg" xlink:type="simple" xlink:show="embed" xlink:actuate="onLoad" draw:mime-type="image/jpeg"/>
</draw:frame>
The right " #Mariupol #Nadiya" is sold to Korea and Slovakia, and the edition of "77 days" will be published in the United States.</text:p>
      <text:p text:style-name="P4">
Ukrinform was reported in the association of Ukrainian producers(OPP), which has come to the co -producer of the book #Mariupol #Hope.</text:p>
      <text:p text:style-name="P4">
“For memory, it matters who and how to describe the tragedy. The tragedy of the daily description itself will be forgotten and will simply become a story without conclusions and actions. This book is a diary, which is now, and after our victory, we need to be strong and prepared in us, ”said the co -founder of OUP Vladimirborodiansky.</text:p>
      <text:p text:style-name="P4">
<draw:frame draw:style-name="fr1" draw:name="Image49" text:anchor-type="as-char" svg:width="6.615776in" svg:height="10.0in" draw:z-index="0">
<draw:image xlink:href="../Images/yкринформ/2023-07-10T-16-44-00-03-00/1688994866-590.jpeg" xlink:type="simple" xlink:show="embed" xlink:actuate="onLoad" draw:mime-type="image/jpeg"/>
</draw:frame>
Both books are published in the laboratory publishing house. The blockade diary of Mariiupol journalist Nadezhda Sukhorukova was published in February 2023, and 77 days of February will be published at the Scribd reading service.</text:p>
      <text:p text:style-name="P4">
<draw:frame draw:style-name="fr1" draw:name="Image50" text:anchor-type="as-char" svg:width="6.674907in" svg:height="10.0in" draw:z-index="0">
<draw:image xlink:href="../Images/yкринформ/2023-07-10T-16-44-00-03-00/1688994865-439.jpeg" xlink:type="simple" xlink:show="embed" xlink:actuate="onLoad" draw:mime-type="image/jpeg"/>
</draw:frame>
<text:span text:style-name="T4">
 Read also: </text:span>
 <text:a xlink:type="simple" xlink:href="https://www.ukrinform.ua/rubric-culture/3733853-u-kievi-prezentuvali-knizku-pro-geroiv-ukraini.html" text:style-name="Internet_20_link" text:visited-style-name="Visited_20_Internet_20_Link">
in Kiev <text:span text:style-name="T4">
 Present </text:span>
 But a book about Heroes of Ukraine</text:a>
</text:p>
      <text:p text:style-name="P4">
<draw:frame draw:style-name="fr1" draw:name="Image51" text:anchor-type="as-char" svg:width="6.9236in" svg:height="9.265708in" draw:z-index="0">
<draw:image xlink:href="../Images/yкринформ/2023-07-10T-16-44-00-03-00/1688994864-115.jpg" xlink:type="simple" xlink:show="embed" xlink:actuate="onLoad" draw:mime-type="image/jpeg"/>
</draw:frame>
These editions capture the reality of Ukrainians at the beginning of full -scale aggression. The history of the Russian-Ukrainian war in them is described through the prism of ordinary people, inhabitants of the frontier territories who survived the bombing, <text:a xlink:type="simple" xlink:href="https://www.ukrinform.ua/tag-okupacia" text:style-name="Internet_20_link" text:visited-style-name="Visited_20_Internet_20_Link">
occupation</text:a>
, evacuation. Combining the principle of documentary and authorial subjectivity, they are narratives of melting witnesses of war.</text:p>
      <text:p text:style-name="P4">
"Such books need to be read, stored and then given to those who forget, why we have passed," Borodyansky is convinced.</text:p>
      <text:p text:style-name="P4">
According to Ukrinform, the association of Ukrainian producers is a habitual <text:a xlink:type="simple" xlink:href="https://www.ukrinform.ua/rubric-culture/3547643-v-ukraini-znali-dokumentalnij-film-mariupol-nevtracena-nadia.html" text:style-name="Internet_20_link" text:visited-style-name="Visited_20_Internet_20_Link">
movie "Mariupol. Untouched hope. "</text:a>
</text:p>
      <text:p text:style-name="P4">
News Source: <text:a xlink:type="simple" xlink:href="https://www.ukrinform.ua/rubric-culture/3733946-knigi-pro-vijnu-v-ukraini-vijdut-u-korei-slovaccini-ta-ssa.html" text:style-name="Internet_20_link" text:visited-style-name="Visited_20_Internet_20_Link">
https://www.ukrinform.ua/rubric-culture/3733946-knigi-pro-vijnu-v-ukraini-vijdut-u-korei-slovaccini-ta-ssa.html</text:a>
</text:p>
      <!--NEWS-->
      <text:h text:style-name="P10" text:outline-level="1">
<text:span text:style-name="T4">
In the Uzbekistan in the election the incumbent president won</text:span>
</text:h>
      <text:p text:style-name="P4">
Authors: Ukrinform (Person)</text:p>
      <text:p text:style-name="P4">
Publisher: Укринформ (Organization)</text:p>
      <text:p text:style-name="P4">
Published Time: 2023-07-10T-18:10:00+03:00</text:p>
      <text:p text:style-name="P4">
Modified Time: 2023-07-10T15:10:00+03:00</text:p>
      <text:p text:style-name="P4">
Description: The incumbent President of Uzbekistan Shavkat Mirzioev won the predicted victory in the early elections of the president of the country, which took place on Sunday. - Ukrinform.</text:p>
      <text:p text:style-name="P4">
Images: ['<text:a xlink:type="simple" xlink:href="https://static.ukrinform.com/photos/2016_12/thumb_files/630_360_1481054048-7864.jpg" text:style-name="Internet_20_link" text:visited-style-name="Visited_20_Internet_20_Link">
630_360_14810...</text:a>
']</text:p>
      <text:p text:style-name="P4">
Tags: ['Узбекистан', 'Вибори', 'Вибори Президента']</text:p>
      <text:p text:style-name="P4">
Type: Article</text:p>
      <!--METADATA-->
      <text:p text:style-name="P4">
<draw:frame draw:style-name="fr1" draw:name="Image53" text:anchor-type="as-char" svg:width="6.9236in" svg:height="3.956343in" draw:z-index="0">
<draw:image xlink:href="../Images/yкринформ/2023-07-10T-18-10-00-03-00/630_360_1481054048-7864.jpg" xlink:type="simple" xlink:show="embed" xlink:actuate="onLoad" draw:mime-type="image/jpeg"/>
</draw:frame>
The Uzbekistan President Shavkat Mirzioev won the predicted victory of the presidential presidential election that took place on Sunday.</text:p>
      <text:p text:style-name="P4">
According to Ukrinform, the preliminary election results were published <text:a xlink:type="simple" xlink:href="https://saylov.uz/ru/news/2023/07/10/ozbekiston-respublikasi-prezidenti-saylovining-dastlabki-natijalari" text:style-name="Internet_20_link" text:visited-style-name="Visited_20_Internet_20_Link">
on the official job</text:a>
Central Election Committee(CEC).</text:p>
      <text:p text:style-name="P4">
Згідно з ними, за Мірзійоєва віддали голоси 87,05% виборців.</text:p>
      <text:p text:style-name="P4">
<text:span text:style-name="T4">
Читайте також:</text:span>
 <text:a xlink:type="simple" xlink:href="https://www.ukrinform.ua/rubric-polytics/3733625-zelenskij-pro-vibori-v-ssa-dla-nas-vazlivo-zberegti-dvopartijnu-pidtrimku.html" text:style-name="Internet_20_link" text:visited-style-name="Visited_20_Internet_20_Link">
 Зеленський про <text:span text:style-name="T4">
вибор</text:span>
 и в США: Для нас важливозберегти двопартійну підтримку </text:a>
The rest of the candidates, including Robakhon Mahmudova, Ulugbek Inoyatov and Abdushkukhamammzayev, scored less than 5% of the vote.</text:p>
      <text:p text:style-name="P4">
It is also reported that as of 5:00 pm on July 9, local time at the polling stations was almost 70%, or 13 459,677 people.</text:p>
      <text:p text:style-name="P4">
On July 9, the presidential election was the first to amend the Constitution of Ukraine based on the results of a referendum conducted on April 30.</text:p>
      <text:p text:style-name="P4">
<text:span text:style-name="T4">
 Read also: </text:span>
 <text:a xlink:type="simple" xlink:href="https://www.ukrinform.ua/rubric-world/3733421-v-uzbekistani-prohodat-dostrokovi-prezidentski-vibori.html" text:style-name="Internet_20_link" text:visited-style-name="Visited_20_Internet_20_Link">
in Uzbekistan pass early presidential <text:span text:style-name="T4">
 choices </text:span>
 and</text:a>
Amendments to the Basic Law provide for an increase in the duration of the cadence of Uzbekistan from five to seven years.</text:p>
      <text:p text:style-name="P4">
It was reported that in Uzbekistan on Sunday, July 9, there were early presidential elections.</text:p>
      <text:p text:style-name="P4">
News Source: <text:a xlink:type="simple" xlink:href="https://www.ukrinform.ua/rubric-world/3733895-v-uzbekistani-na-viborah-peremig-cinnij-prezident.html" text:style-name="Internet_20_link" text:visited-style-name="Visited_20_Internet_20_Link">
https://www.ukrinform.ua/rubric-world/3733895-v-uzbekistani-na-viborah-peremig-cinnij-prezident.html</text:a>
</text:p>
      <!--NEWS-->
      <text:h text:style-name="P10" text:outline-level="1">
<text:span text:style-name="T4">
In the Russian Federation shot the submarine commander who fired at Vinnitsa a "caliber" a year ago</text:span>
</text:h>
      <text:p text:style-name="P4">
Authors: Ukrinform (Person)</text:p>
      <text:p text:style-name="P4">
Publisher: Укринформ (Organization)</text:p>
      <text:p text:style-name="P4">
Published Time: 2023-07-10T-1:45:00+03:00</text:p>
      <text:p text:style-name="P4">
Modified Time: 2023-07-10T21:45:00+03:00</text:p>
      <text:p text:style-name="P4">
Description: In Russia, the unknown was shot by the commander of the Krasnodar submarine Stanislav Rzhytsky, who is involved in the missile shelling of Ukraine, including a terrorist strike on Vinnitsa on July 14, 2022. - Ukrinform.</text:p>
      <text:p text:style-name="P4">
Images: ['<text:a xlink:type="simple" xlink:href="https://static.ukrinform.com/photos/2023_07/thumb_files/630_360_1689015401-889.jpg" text:style-name="Internet_20_link" text:visited-style-name="Visited_20_Internet_20_Link">
630_360_16890...</text:a>
']</text:p>
      <text:p text:style-name="P4">
Tags: ['Обстріл', 'Ракета', 'Смерть', 'Вінниця', 'Вбивство', 'Підводний човен', 'Війна з Росією']</text:p>
      <text:p text:style-name="P4">
Type: Article</text:p>
      <!--METADATA-->
      <text:p text:style-name="P4">
<draw:frame draw:style-name="fr1" draw:name="Image54" text:anchor-type="as-char" svg:width="6.9236in" svg:height="3.956343in" draw:z-index="0">
<draw:image xlink:href="../Images/yкринформ/2023-07-10T-1-45-00-03-00/630_360_1689015401-889.jpg" xlink:type="simple" xlink:show="embed" xlink:actuate="onLoad" draw:mime-type="image/jpeg"/>
</draw:frame>
In Russia, the famous commander of the Krasnodar submarine Stanislavarzhitsky, who is involved in the missile shelling of Ukraine, in particular, Vinnytsia on July 14, 2022, was shot in the Russian known.</text:p>
      <text:p text:style-name="P4">
This is reported by Ukrinform with reference to <text:a xlink:type="simple" xlink:href="https://tsn.ua/ato/u-rosiyi-rozstrilyali-komandira-pidvodnogo-chovna-yakiy-raketami-obstrilyuvav-ukrayinu-podrobici-2367457.html" text:style-name="Internet_20_link" text:visited-style-name="Visited_20_Internet_20_Link">
TSN</text:a>
.</text:p>
      <text:p text:style-name="P4">
The 42-year-old Rzhytsky was shot dead on July 10 during jog. An unknown release of 5 balls.</text:p>
      <text:p text:style-name="P4">
It was not possible to save the Russian terrorist. He died on the spot. The previously unknown, who eliminated the occupier, was not found.</text:p>
      <text:p text:style-name="P4">
Russian propagandists stated that Rzhytsky allegedly followed the "killer", who knew his routes. He eliminated the occupier on July 10 at 7:00 in the park, where he went out on the morning jog.</text:p>
      <text:p text:style-name="P4">
In Krasnodar, Rzhytsky was engaged in "mobilization work". It is known that before Timzagarbnik lived in occupied Sevastopol.</text:p>
      <text:p text:style-name="P4">
<text:span text:style-name="T4">
 Read also: </text:span>
 <text:span text:style-name="T4">
 <text:a xlink:type="simple" xlink:href="https://www.ukrinform.ua/rubric-ato/3733656-zsu-znisili-vze-234-480-rosijskih-zagarbnikiv.html" text:style-name="Internet_20_link" text:visited-style-name="Visited_20_Internet_20_Link">
Armed Forces have already destroyed 234 480 Russian invaders</text:a>
</text:span>
</text:p>
      <text:p text:style-name="P4">
We will remind: on July 14, 2022 the enemy struck in Vinnitsa two rockets "Caliber". The rocket hit the house of officers located on the Victory Square. As a result of the grievous shelling, the premises of the Officers' House were destroyed, the Medical Center, located in the house of the Jubilee house, was destroyed by about half a hundred cars.</text:p>
      <text:p text:style-name="P4">
29 people, including children, were killed from the hit of enemy rockets. 200 people were affected.</text:p>
      <text:p text:style-name="P4">
<text:span text:style-name="T4">
 Read also: </text:span>
 <text:span text:style-name="T4">
 <text:a xlink:type="simple" xlink:href="https://www.ukrinform.ua/rubric-regions/3732909-u-vinnici-visadili-sakuri-v-pamat-pro-zagiblih-vid-raketnogo-obstrilu.html" text:style-name="Internet_20_link" text:visited-style-name="Visited_20_Internet_20_Link">
in Vinnitsa planted sakuras in memory of the dead racier shelling</text:a>
</text:span>
</text:p>
      <text:p text:style-name="P4">
The Vinnytsia City Council announced the anniversary of the tragedy on July 14 by the day of mourning as a result of a hostile rocket attack. On this day, their memory is honored with the Memorial Member of "Memorial Angels".</text:p>
      <text:p text:style-name="P4">
News Source: <text:a xlink:type="simple" xlink:href="https://www.ukrinform.ua/rubric-ato/3734071-u-rf-rozstrilali-komandira-pidvodnogo-covna-akij-rik-tomu-obstrilav-vinnicu-kalibrami.html" text:style-name="Internet_20_link" text:visited-style-name="Visited_20_Internet_20_Link">
https://www.ukrinform.ua/rubric-ato/3734071-u-rf-rozstrilali-komandira-pidvodnogo-covna-akij-rik-tomu-obstrilav-vinnicu-kalibrami.html</text:a>
</text:p>
      <!--NEWS-->
      <text:h text:style-name="P10" text:outline-level="1">
<text:span text:style-name="T4">
Ministers of Culture of Ukraine, Baltic and Poland have signed a declaration in support of Ukraine</text:span>
</text:h>
      <text:p text:style-name="P4">
Authors: Ukrinform (Person)</text:p>
      <text:p text:style-name="P4">
Publisher: Укринформ (Organization)</text:p>
      <text:p text:style-name="P4">
Published Time: 2023-07-10T-20:58:00+03:00</text:p>
      <text:p text:style-name="P4">
Modified Time: 2023-07-10T14:58:00+03:00</text:p>
      <text:p text:style-name="P4">
Description: The Ministers of Culture of Latvia, Lithuania, Estonia, Poland and Ukraine, as well as UNESCO representative, participated in a roundtable in Riga, as a result of which a joint declaration was signed to strengthen the protection and restoration of Ukraine's cultural heritage in the context of international cooperation. - Ukrinform.</text:p>
      <text:p text:style-name="P4">
Images: ['<text:a xlink:type="simple" xlink:href="https://static.ukrinform.com/photos/2023_07/thumb_files/630_360_1688990438-564.jpg" text:style-name="Internet_20_link" text:visited-style-name="Visited_20_Internet_20_Link">
630_360_16889...</text:a>
']</text:p>
      <text:p text:style-name="P4">
Tags: ['Культурна спадщина', 'Латвія', 'Литва', 'Польща', 'Україна', 'ЮНЕСКО', 'МКІП ']</text:p>
      <text:p text:style-name="P4">
Type: Article</text:p>
      <!--METADATA-->
      <text:p text:style-name="P4">
<draw:frame draw:style-name="fr1" draw:name="Image55" text:anchor-type="as-char" svg:width="6.9236in" svg:height="3.956343in" draw:z-index="0">
<draw:image xlink:href="../Images/yкринформ/2023-07-10T-20-58-00-03-00/630_360_1688990438-564.jpg" xlink:type="simple" xlink:show="embed" xlink:actuate="onLoad" draw:mime-type="image/jpeg"/>
</draw:frame>
The Latvia, Lithuanian, Estonia, Poland and Ukraine Ministry, as well as a UNESCOV representative, participated in a roundtable in Riga, which was the signing declaration of strengthening the protection and restoration of cultural heritage in the context of international cooperation.</text:p>
      <text:p text:style-name="P4">
About it reports Ukrinform with a link to the site <text:a xlink:type="simple" xlink:href="https://mkip.gov.ua/news/9454.html" text:style-name="Internet_20_link" text:visited-style-name="Visited_20_Internet_20_Link">
Mkp.</text:a>
The Declaration was signed by Latvia Culture Minister Nauris Puntulis, Minister of Culture of Information Policy of Ukraine Oleksandr Tkachenko, Tanational Heritage Minister of Culture Piotr Glinsky, Lithuanian Culture Ministers Simonaskiris and Estonia Heidi Purga.</text:p>
      <text:p text:style-name="P4">
In addition, the Deputy Director General of UNESCOZ Ernesto Ottone took part in the roundtable. The round table was organized on the occasion of the 20th anniversary of the UNESCO Convention on the Protection of Intangible Cultural Agree and as part of the celebration of the 150th anniversary(Submitted to UNESCO Masterpieces of Oral and Intangible Cultural Affairs of Humanity).</text:p>
      <text:p text:style-name="P4">
Дискусія під час круглого столу була спрямована на важливість захисту,збереження та відновлення української культурної спадщини в умовахповномасштабної війни в Україні.</text:p>
      <text:p text:style-name="P4">
Oleksandr Tkachenko thanked partner countries during the roundtable for large-scale support and solidarity with an independent, peaceful tadocratic Ukraine, in particular in the fields(https://www.ukrinform.ua/tag-kulturna-spadsina)and consolidation, the consolidation in support of the Ukrainian cultural and creative sectors during Russia's prepared military aggression against Ukraine, which lasts 500 days, where cultural heritage objects continue to be strategic goals of the Russian army.</text:p>
      <text:p text:style-name="P4">
<text:span text:style-name="T4">
 Read also: </text:span>
 <text:a xlink:type="simple" xlink:href="https://www.ukrinform.ua/rubric-culture/3732254-u-mkip-rozpovili-unesko-pro-obstril-istoricnogo-arealu-lvova.html" text:style-name="Internet_20_link" text:visited-style-name="Visited_20_Internet_20_Link">
UNESCO told the UNESCO about the shelling of historical arealulvov</text:a>
</text:p>
      <text:p text:style-name="P4">
According to the results of the round table, the parties signed a joint declaration in which the cultural ministers declared their intention to strengthen the efforts to protect the cultural heritage of Ukraine, in particular intangible. They urge the European Commission and EU Member States to increase financial support to restore cultural and creative sectors and restore the cultural land of Ukraine affected by Russia's war against Ukraine. It was also proclaimed the need to create the International Foundation for the Protection of Ukraine and Provision of Targeted Support and the Provision of a Secure Taxable environment for Ukrainian communities that have received a temporary adventure in order to preserve and transfer them intangible cultural farms.</text:p>
      <text:p text:style-name="P4">
*!(https://www.ukrinform.ua/rubric-culture/3730011-ukraina-ta-litva-spivpracuvatimut-u-sferi-didzitalizacii-kulturnoi-spadsini.html)Delegations, led by Cultural Ministers, visited the Latvian National Museum of Art and Art Nouveau Museum in Riga. As part of the celebration of the 150th anniversary of the Latvian Song and Dance Festival, they watched the dance performance "Eternal Movement" at the Daugava stadium and attended the final concert of the holiday -"Together" at the Mezharka.</text:p>
      <text:p text:style-name="P4">
As reported by Ukrinform, the day before, Oleksandr Tkachenko reported that the Russian troops during a full -scale war against Ukraine <text:a xlink:type="simple" xlink:href="https://www.ukrinform.ua/amp/rubric-culture/3733248-u-mkip-nazvali-kilkist-zrujnovanih-ta-poskodzenih-armieu-rf-kulturnih-pamatok.html" text:style-name="Internet_20_link" text:visited-style-name="Visited_20_Internet_20_Link">
destroyed or harmed 1.5 thousand cultural infrastructure and 600 monuments of cultural history. </text:a>
<text:span text:style-name="T5">
Foto: mkip</text:span>
</text:p>
      <text:p text:style-name="P4">
News Source: <text:a xlink:type="simple" xlink:href="https://www.ukrinform.ua/rubric-culture/3733886-ministri-kulturi-ukraini-baltii-ta-polsi-pidpisali-deklaraciu-na-pidtrimku-ukraini.html" text:style-name="Internet_20_link" text:visited-style-name="Visited_20_Internet_20_Link">
https://www.ukrinform.ua/rubric-culture/3733886-ministri-kulturi-ukraini-baltii-ta-polsi-pidpisali-deklaraciu-na-pidtrimku-ukraini.html</text:a>
</text:p>
      <!--NEWS-->
      <text:h text:style-name="P10" text:outline-level="1">
<text:span text:style-name="T4">
A volcano eruption began near Iceland's capital</text:span>
</text:h>
      <text:p text:style-name="P4">
Authors: Ukrinform (Person)</text:p>
      <text:p text:style-name="P4">
Publisher: Укринформ (Organization)</text:p>
      <text:p text:style-name="P4">
Published Time: 2023-07-10T-2:37:00+03:00</text:p>
      <text:p text:style-name="P4">
Modified Time: 2023-07-10T21:37:00+03:00</text:p>
      <text:p text:style-name="P4">
Description: Not far from the capital of Iceland Reykjavik, after a few days of seismic activity, the eruption of the volcano began. - Ukrinform.</text:p>
      <text:p text:style-name="P4">
Images: ['<text:a xlink:type="simple" xlink:href="https://static.ukrinform.com/photos/2023_07/thumb_files/630_360_1689014138-724.jpg" text:style-name="Internet_20_link" text:visited-style-name="Visited_20_Internet_20_Link">
630_360_16890...</text:a>
']</text:p>
      <text:p text:style-name="P4">
Tags: ['Ісландія', 'Вулкан', 'Землетрус']</text:p>
      <text:p text:style-name="P4">
Type: Article</text:p>
      <!--METADATA-->
      <text:p text:style-name="P4">
<draw:frame draw:style-name="fr1" draw:name="Image57" text:anchor-type="as-char" svg:width="6.9236in" svg:height="3.956343in" draw:z-index="0">
<draw:image xlink:href="../Images/yкринформ/2023-07-10T-2-37-00-03-00/630_360_1689014138-724.jpg" xlink:type="simple" xlink:show="embed" xlink:actuate="onLoad" draw:mime-type="image/jpeg"/>
</draw:frame>
Near the capital of Iceland Reykjavik, after a few days of seismic activity, the eruption of the volcano.</text:p>
      <text:p text:style-name="P4">
According to Ukrinform, it reports <text:a xlink:type="simple" xlink:href="https://icelandmonitor.mbl.is/news/news/2023/07/10/breaking_news_volcanic_eruption_has_started_near_li/" text:style-name="Internet_20_link" text:visited-style-name="Visited_20_Internet_20_Link">
Iceland Monitor</text:a>
.</text:p>
      <text:p text:style-name="P4">
Зазначається, що на півострові Рейкьянес почалося нове виверження вулкана.</text:p>
      <text:p text:style-name="P4">
Тиждень тому з району виверження надійшли повідомлення про значний підйомґрунту у багатьох місцях.</text:p>
      <text:p text:style-name="P4">
<text:span text:style-name="T4">
Читайте також:</text:span>
 <text:a xlink:type="simple" xlink:href="https://www.ukrinform.ua/rubric-world/3722249-vulkan-na-filippinah-pocav-vivergati-lavu.html" text:style-name="Internet_20_link" text:visited-style-name="Visited_20_Internet_20_Link">
 <text:span text:style-name="T4">
Вулкан</text:span>
 на Філіппінах почав вивергати лаву</text:a>
The next day, July 4, a number of earthquakes took place in the region. Since then, underground shocks have increased to thousands, many of which exceeded 4 shops on the Richter scale, and some exceeded 5 points.</text:p>
      <text:p text:style-name="P4">
Significant structural damage was not reported.</text:p>
      <text:p text:style-name="P4">
The volcano is located near the place of previous eruptions that took place in 2021 and 2022.</text:p>
      <text:p text:style-name="P4">
Photo: Screenshot</text:p>
      <text:p text:style-name="P4">
News Source: <text:a xlink:type="simple" xlink:href="https://www.ukrinform.ua/rubric-world/3734066-nepodalik-stolici-islandii-pocalosa-viverzenna-vulkana.html" text:style-name="Internet_20_link" text:visited-style-name="Visited_20_Internet_20_Link">
https://www.ukrinform.ua/rubric-world/3734066-nepodalik-stolici-islandii-pocalosa-viverzenna-vulkana.html</text:a>
</text:p>
      <!--NEWS-->
      <text:h text:style-name="P10" text:outline-level="1">
<text:span text:style-name="T4">
Kyiv's accession to NATO is possible only after the war - the Foreign Minaly of Italy</text:span>
</text:h>
      <text:p text:style-name="P4">
Authors: Ukrinform (Person)</text:p>
      <text:p text:style-name="P4">
Publisher: Укринформ (Organization)</text:p>
      <text:p text:style-name="P4">
Published Time: 2023-07-10T-3:26:00+03:00</text:p>
      <text:p text:style-name="P4">
Modified Time: 2023-07-10T21:26:00+03:00</text:p>
      <text:p text:style-name="P4">
Description: Italy Foreign Minister Antonio Tayani said that Ukraine would join NATO only after the war with Moscow. - Ukrinform.</text:p>
      <text:p text:style-name="P4">
Images: ['<text:a xlink:type="simple" xlink:href="https://static.ukrinform.com/photos/2017_01/thumb_files/630_360_1484820684-8338-foto-european-external-action-service-followflickr.jpg" text:style-name="Internet_20_link" text:visited-style-name="Visited_20_Internet_20_Link">
630_360_14848...</text:a>
']</text:p>
      <text:p text:style-name="P4">
Tags: ['Італія', 'НАТО', 'Саміт НАТО', 'Україна', 'Комісія Україна-НАТО', 'Війна з Росією']</text:p>
      <text:p text:style-name="P4">
Type: Article</text:p>
      <!--METADATA-->
      <text:p text:style-name="P4">
<draw:frame draw:style-name="fr1" draw:name="Image58" text:anchor-type="as-char" svg:width="6.9236in" svg:height="3.956343in" draw:z-index="0">
<draw:image xlink:href="../Images/yкринформ/2023-07-10T-3-26-00-03-00/630_360_1484820684-8338-foto-european-external-action-service-followflickr.jpg" xlink:type="simple" xlink:show="embed" xlink:actuate="onLoad" draw:mime-type="image/jpeg"/>
</draw:frame>
Foreign Minister Italyantonio Tajanio said that Ukraine would join NATO only after Moscow's shrine.</text:p>
      <text:p text:style-name="P4">
According to Ukrinform, it reports <text:a xlink:type="simple" xlink:href="https://www.repubblica.it/esteri/2023/07/10/diretta/guerra_ucraina_russia_news_oggi-407211023/" text:style-name="Internet_20_link" text:visited-style-name="Visited_20_Internet_20_Link">
La Repubblica.</text:a>
“I believe that the right choice is to give work to the Council Ukraine - NATO to prepare the ground for future membership(Ukraine - ed.)It is necessary to take place after the war, ”said the Minister of Foreign Claims on the eve of NATO summit in Vilnius.</text:p>
      <text:p text:style-name="P4">
<text:span text:style-name="T4">
 Read also: </text:span>
 <text:span text:style-name="T4">
 <text:a xlink:type="simple" xlink:href="https://www.ukrinform.ua/rubric-polytics/3734055-zelenskij-ukraini-potriben-citkij-signal-sodo-majbutnogo-clenstva-v-nato-same-zaraz.html" text:style-name="Internet_20_link" text:visited-style-name="Visited_20_Internet_20_Link">
Zelensky: Ukraine requires a clear signal of a subordinate NATO membership - right now</text:a>
</text:span>
</text:p>
      <text:p text:style-name="P4">
It was reported that on July 11-12 in Vilnius will take place <text:span text:style-name="T4">
 <text:a xlink:type="simple" xlink:href="https://www.ukrinform.ua/tag-samit-nato" text:style-name="Internet_20_link" text:visited-style-name="Visited_20_Internet_20_Link">
NATO summit</text:a>
</text:span>
, during which Ukraine wants to keep clear security guarantees and a clear prospect of membership in the Alliance.</text:p>
      <text:p text:style-name="P4">
<text:span text:style-name="T5">
Foto: European External Action Service Follow/Flickr</text:span>
</text:p>
      <text:p text:style-name="P4">
News Source: <text:a xlink:type="simple" xlink:href="https://www.ukrinform.ua/rubric-polytics/3734064-vstup-kieva-do-nato-mozlivij-lise-pisla-vijni-mzs-italii.html" text:style-name="Internet_20_link" text:visited-style-name="Visited_20_Internet_20_Link">
https://www.ukrinform.ua/rubric-polytics/3734064-vstup-kieva-do-nato-mozlivij-lise-pisla-vijni-mzs-italii.html</text:a>
</text:p>
      <!--NEWS-->
      <text:h text:style-name="P10" text:outline-level="1">
<text:span text:style-name="T4">
US President and King Britain discussed overcoming the climate crisis - White House</text:span>
</text:h>
      <text:p text:style-name="P4">
Authors: Ukrinform (Person)</text:p>
      <text:p text:style-name="P4">
Publisher: Укринформ (Organization)</text:p>
      <text:p text:style-name="P4">
Published Time: 2023-07-10T-4:17:19+03:00</text:p>
      <text:p text:style-name="P4">
Modified Time: 2023-07-10T21:17:19+03:00</text:p>
      <text:p text:style-name="P4">
Description: US President Joe Biden and King of the United Kingdom Charles III at a meeting in Windsor Castle focused mainly on the matters of counteracting global climate change. - Ukrinform.</text:p>
      <text:p text:style-name="P4">
Images: ['<text:a xlink:type="simple" xlink:href="https://static.ukrinform.com/photos/2023_07/thumb_files/630_360_1689012676-805.jpg" text:style-name="Internet_20_link" text:visited-style-name="Visited_20_Internet_20_Link">
630_360_16890...</text:a>
']</text:p>
      <text:p text:style-name="P4">
Tags: ['Байден', 'Британія', 'принц Чарльз', 'США']</text:p>
      <text:p text:style-name="P4">
Type: Article</text:p>
      <!--METADATA-->
      <text:p text:style-name="P4">
<draw:frame draw:style-name="fr1" draw:name="Image59" text:anchor-type="as-char" svg:width="6.9236in" svg:height="3.956343in" draw:z-index="0">
<draw:image xlink:href="../Images/yкринформ/2023-07-10T-4-17-19-03-00/630_360_1689012676-805.jpg" xlink:type="simple" xlink:show="embed" xlink:actuate="onLoad" draw:mime-type="image/jpeg"/>
</draw:frame>
Presidential Joe Biden and King of the United Kingdom Charles III at the meeting of the Vinzorsk Castle focused mainly on the matters of counteracting global climate changes.</text:p>
      <text:p text:style-name="P4">
This is stated in <text:a xlink:type="simple" xlink:href="https://www.whitehouse.gov/briefing-room/statements-releases/2023/07/10/readout-of-president-joe-bidens-meeting-with-king-charles-iii/" text:style-name="Internet_20_link" text:visited-style-name="Visited_20_Internet_20_Link">
the official message of the White House</text:a>
According to the results of the negotiations, Ukrinform reports.</text:p>
      <text:p text:style-name="P4">
It is noted that the parties worked with a group of leading philanthropists and investors, "which focused on mobilizing funding to overcome the climate crisis."</text:p>
      <text:p text:style-name="P4">
<text:span text:style-name="T4">
 Read also: </text:span>
 <text:a xlink:type="simple" xlink:href="https://www.ukrinform.ua/rubric-polytics/3733956-bajden-i-sunak-obgovorili-u-londoni-pidtrimku-ukraini.html" text:style-name="Internet_20_link" text:visited-style-name="Visited_20_Internet_20_Link">
<text:span text:style-name="T4">
 Biden </text:span>
 and Sunaks discussed in London support of Ukraine</text:a>
In addition, the leaders noted a strong relationship between the United States and Great Britain and friendship between the two peoples.</text:p>
      <text:p text:style-name="P4">
As reported by Ukrinform, on Monday, US President Joe Biden visited the UK. He met in London with Prime Minister Rishisunak, with whom he discussed Ukraine's support.</text:p>
      <text:p text:style-name="P4">
Photo: Twitter Potus</text:p>
      <text:p text:style-name="P4">
News Source: <text:a xlink:type="simple" xlink:href="https://www.ukrinform.ua/rubric-world/3734063-prezident-ssa-i-korol-britanii-obgovorili-podolanna-klimaticnoi-krizi-bilij-dim.html" text:style-name="Internet_20_link" text:visited-style-name="Visited_20_Internet_20_Link">
https://www.ukrinform.ua/rubric-world/3734063-prezident-ssa-i-korol-britanii-obgovorili-podolanna-klimaticnoi-krizi-bilij-dim.html</text:a>
</text:p>
      <!--NEWS-->
      <text:h text:style-name="P10" text:outline-level="1">
<text:span text:style-name="T4">
Zelensky actually confirmed personal participation in NATO summit</text:span>
</text:h>
      <text:p text:style-name="P4">
Authors: Ukrinform (Person)</text:p>
      <text:p text:style-name="P4">
Publisher: Укринформ (Organization)</text:p>
      <text:p text:style-name="P4">
Published Time: 2023-07-10T-5:13:00+03:00</text:p>
      <text:p text:style-name="P4">
Modified Time: 2023-07-10T21:13:00+03:00</text:p>
      <text:p text:style-name="P4">
Description: President of Ukraine Volodymyr Zelensky actually confirmed personal participation in the NATO summit, which will take place during July 11-12 in the capital of Lithuania Vilnius. - Ukrinform.</text:p>
      <text:p text:style-name="P4">
Images: ['<text:a xlink:type="simple" xlink:href="https://static.ukrinform.com/photos/2023_07/thumb_files/630_360_1688722821-533.jpg" text:style-name="Internet_20_link" text:visited-style-name="Visited_20_Internet_20_Link">
630_360_16887...</text:a>
']</text:p>
      <text:p text:style-name="P4">
Tags: ['Литва', 'НАТО', 'Зеленський']</text:p>
      <text:p text:style-name="P4">
Type: Article</text:p>
      <!--METADATA-->
      <text:p text:style-name="P4">
<draw:frame draw:style-name="fr1" draw:name="Image60" text:anchor-type="as-char" svg:width="6.9236in" svg:height="3.956343in" draw:z-index="0">
<draw:image xlink:href="../Images/yкринформ/2023-07-10T-5-13-00-03-00/630_360_1688722821-533.jpg" xlink:type="simple" xlink:show="embed" xlink:actuate="onLoad" draw:mime-type="image/jpeg"/>
</draw:frame>
President of Ukraine Volodymyr Zelensky actually confirmed personal participation in Samitinato, which will take place during July 11-12 in the capital of Lithuania Vilnius.</text:p>
      <text:p text:style-name="P4">
He reported this in <text:a xlink:type="simple" xlink:href="https://t.me/OP_UA/9930" text:style-name="Internet_20_link" text:visited-style-name="Visited_20_Internet_20_Link">
video message</text:a>
, Ukrinform reports.</text:p>
      <text:p text:style-name="P4">
Zelensky said that when working in Vilnius, bilaterals of different levels were planned - with representatives of European, America, Canada, Japan.</text:p>
      <text:p text:style-name="P4">
<text:span text:style-name="T4">
 Read also: </text:span>
 <text:a xlink:type="simple" xlink:href="https://www.ukrinform.ua/rubric-polytics/3734055-zelenskij-ukraini-potriben-citkij-signal-sodo-majbutnogo-clenstva-v-nato-same-zaraz.html" text:style-name="Internet_20_link" text:visited-style-name="Visited_20_Internet_20_Link">
<text:span text:style-name="T4">
 Zelen </text:span>
: Ukraine requires a clear signal of a non -awarding NATO member - right now</text:a>
"The priorities are absolutely obvious - this is the air defense for our cities, for all communities throughout the country, we are working on creating a full -fledged shield. They are also a weapon for the front - there will be negotiations in Vilnius. Of course we will talk about other aspects of life protection Tanasha joint security, "the head of the Ukrainian state emphasized.</text:p>
      <text:p text:style-name="P4">
He expressed confidence that for the Ukrainian soldiers there may be armed news from Vilnius.</text:p>
      <text:p text:style-name="P4">
"Separately-advanced. Tomorrow, on the day of the beginning of the summit, which is now unimaginable, will be the 503rd day of a full-scale war. It says a lot of power-the power of the Ukrainian people, which in such a war, after such a war, after such battles and days has power, without power What safety of Europe is simply not to imagine, "the President added.</text:p>
      <text:p text:style-name="P4">
<text:span text:style-name="T4">
 Read also: </text:span>
 <text:a xlink:type="simple" xlink:href="https://www.ukrinform.ua/rubric-ato/3734060-zelenskij-ukraina-bude-v-nato-pracuemo-nad-algoritmom-nabutta-clenstva.html" text:style-name="Internet_20_link" text:visited-style-name="Visited_20_Internet_20_Link">
<text:span text:style-name="T4">
 Zelens </text:span>
: Ukraine will be in NATO, we work as a supra -ungorithm of membership</text:a>
He thanked the Ukrainian soldiers, all who trained them, volunteers, doctors, all Ukrainians who work for the sake of Ukrainian force and victory.</text:p>
      <text:p text:style-name="P4">
"This is an honor for me - to represent such people and such Ukraine!" - summed up the Glava of the Ukrainian State.</text:p>
      <text:p text:style-name="P4">
As reported by Ukrinform, NATO Summit will take place in the capital of Litville on July 11-12.</text:p>
      <text:p text:style-name="P4">
Photo: op</text:p>
      <text:p text:style-name="P4">
News Source: <text:a xlink:type="simple" xlink:href="https://www.ukrinform.ua/rubric-polytics/3734061-zelenskij-pidtverdiv-osobistu-ucast-u-samiti-nato.html" text:style-name="Internet_20_link" text:visited-style-name="Visited_20_Internet_20_Link">
https://www.ukrinform.ua/rubric-polytics/3734061-zelenskij-pidtverdiv-osobistu-ucast-u-samiti-nato.html</text:a>
</text:p>
      <!--NEWS-->
      <text:h text:style-name="P10" text:outline-level="1">
<text:span text:style-name="T4">
Kostyuk made his way to the 1/4 finals of the mixed category Wimbledon-2023</text:span>
</text:h>
      <text:p text:style-name="P4">
Authors: Ukrinform (Person)</text:p>
      <text:p text:style-name="P4">
Publisher: Укринформ (Organization)</text:p>
      <text:p text:style-name="P4">
Published Time: 2023-07-10T-6:10:08+03:00</text:p>
      <text:p text:style-name="P4">
Modified Time: 2023-07-10T21:10:08+03:00</text:p>
      <text:p text:style-name="P4">
Description: Salvadorian -Ukrainian duo Marcelo Arealo - Marta Kostyuk reached the quarterfinals of a mixed category at the Wimbledon Tennis Tournament, which lasts in London (UK). - Ukrinform.</text:p>
      <text:p text:style-name="P4">
Images: ['<text:a xlink:type="simple" xlink:href="https://static.ukrinform.com/photos/2023_07/thumb_files/630_360_1688728174-837.jpg" text:style-name="Internet_20_link" text:visited-style-name="Visited_20_Internet_20_Link">
630_360_16887...</text:a>
']</text:p>
      <text:p text:style-name="P4">
Tags: ['Теніс', 'Марта Костюк', 'Вімблдон']</text:p>
      <text:p text:style-name="P4">
Type: Article</text:p>
      <!--METADATA-->
      <text:p text:style-name="P4">
<draw:frame draw:style-name="fr1" draw:name="Image61" text:anchor-type="as-char" svg:width="6.9236in" svg:height="3.956343in" draw:z-index="0">
<draw:image xlink:href="../Images/yкринформ/2023-07-10T-6-10-08-03-00/630_360_1688728174-837.jpg" xlink:type="simple" xlink:show="embed" xlink:actuate="onLoad" draw:mime-type="image/jpeg"/>
</draw:frame>
Salvadorian -Ukrainian duo Marcelo Arealo - Marta Kostyuk came out of the dawn of the mixed category at the Wimbledon Tennis Tournament, which holds in London(United Kingdom).</text:p>
      <text:p text:style-name="P4">
У другому колі змагань мікст Аревало - Костюк за майже 2 години обігравбритансько-австралійський тандем Джеймі Маррей - Тейлор Таунсенд - 6:4, 3:6,6:3, передає Укрінформ.</text:p>
      <text:p text:style-name="P4">
Путівку до півфіналу Аревало та Костюк розіграють з переможцями протистоянняміж посіяним під 8-м номером дуетом Жан-Жульєн Роєр (Netherlands)- Enašibahara(Japan)and tandem Matwe's Middelcope(Netherlands)- Aldilasutjiadi(Indonesia).</text:p>
      <text:p text:style-name="P4">
<text:span text:style-name="T4">
Читайте також:</text:span>
 <text:a xlink:type="simple" xlink:href="https://www.ukrinform.ua/rubric-sports/3733687-ludmila-kicenok-vijsla-do-cvertfinalu-vimbldona-u-miksti.html" text:style-name="Internet_20_link" text:visited-style-name="Visited_20_Internet_20_Link">
 Людмила Кіченок вийшла до чвертьфіналу Вімблдона у міксті</text:a>
Kostyuk and Arealov act together in the second consecutive Grand Slam. Sun Tennis players won the starting match on Rolan Garros in Paris(France).</text:p>
      <text:p text:style-name="P4">
Фото: btu.org.</text:p>
      <text:p text:style-name="P4">
News Source: <text:a xlink:type="simple" xlink:href="https://www.ukrinform.ua/rubric-sports/3734059-kostuk-probilasa-do-14-finalu-zmisanogo-rozradu-vimbldona2023.html" text:style-name="Internet_20_link" text:visited-style-name="Visited_20_Internet_20_Link">
https://www.ukrinform.ua/rubric-sports/3734059-kostuk-probilasa-do-14-finalu-zmisanogo-rozradu-vimbldona2023.html</text:a>
</text:p>
      <!--NEWS-->
      <text:h text:style-name="P10" text:outline-level="1">
<text:span text:style-name="T4">
In Orikhov completed search work - the number of victims increased to seven</text:span>
</text:h>
      <text:p text:style-name="P4">
Authors: Ukrinform (Person)</text:p>
      <text:p text:style-name="P4">
Publisher: Укринформ (Organization)</text:p>
      <text:p text:style-name="P4">
Published Time: 2023-07-10T-7:10:00+03:00</text:p>
      <text:p text:style-name="P4">
Modified Time: 2023-07-10T21:10:00+03:00</text:p>
      <text:p text:style-name="P4">
Description: In Orikhov, Zaporizhzhya region, the number of dead as a result of the Russian air strike increased to seven, the search was completed. - Ukrinform.</text:p>
      <text:p text:style-name="P4">
Images: ['<text:a xlink:type="simple" xlink:href="https://static.ukrinform.com/photos/2023_07/thumb_files/630_360_1688975024-199.jpg" text:style-name="Internet_20_link" text:visited-style-name="Visited_20_Internet_20_Link">
630_360_16889...</text:a>
']</text:p>
      <text:p text:style-name="P4">
Tags: ['ДСНС', 'Обстріл', 'Війна з Росією']</text:p>
      <text:p text:style-name="P4">
Type: Article</text:p>
      <!--METADATA-->
      <text:p text:style-name="P4">
<draw:frame draw:style-name="fr1" draw:name="Image62" text:anchor-type="as-char" svg:width="6.9236in" svg:height="3.956343in" draw:z-index="0">
<draw:image xlink:href="../Images/yкринформ/2023-07-10T-7-10-00-03-00/630_360_1688975024-199.jpg" xlink:type="simple" xlink:show="embed" xlink:actuate="onLoad" draw:mime-type="image/jpeg"/>
</draw:frame>
In Orikhovizhzhzhzhia region, the number of dead as a result of the Russian Air Force increased seven, the search works are completed.</text:p>
      <text:p text:style-name="P4">
About it in <text:a xlink:type="simple" xlink:href="https://t.me/dsns_telegram/18704" text:style-name="Internet_20_link" text:visited-style-name="Visited_20_Internet_20_Link">
telegram</text:a>
reports the SESU Ukraine, Ukrinform reports.</text:p>
      <text:p text:style-name="P4">
“On July 10, rescuers were debt from the rubble of three people without signs. The number of dead increased to 7 people, ”the SES informed.</text:p>
      <text:p text:style-name="P4">
Search work is noted.</text:p>
      <text:p text:style-name="P4">
<text:span text:style-name="T4">
 Read also: </text:span>
 <text:a xlink:type="simple" xlink:href="https://www.ukrinform.ua/rubric-regions/3731608-vorog-za-dobu-60-raziv-obstrilav-zaporizku-oblast.html" text:style-name="Internet_20_link" text:visited-style-name="Visited_20_Internet_20_Link">
enemy in the day 60 times fired at the Zaporozhye region</text:a>
As it was reported, <text:a xlink:type="simple" xlink:href="https://www.ukrinform.ua/rubric-ato/3733672-rosiani-skinuli-aviabombu-na-punkt-vidaci-gumanitarnoi-dopomogi-v-orihovi-cetvero-zagiblih.html" text:style-name="Internet_20_link" text:visited-style-name="Visited_20_Internet_20_Link">
the army of the Russian Federation dropped a managed airbomble to school in Orikhov</text:a>
where people were kept humanitarian aid.</text:p>
      <text:p text:style-name="P4">
Earlier, five dead and 11 wounded were known.</text:p>
      <text:p text:style-name="P4">
News Source: <text:a xlink:type="simple" xlink:href="https://www.ukrinform.ua/rubric-regions/3734062-v-orihovi-zaversili-posukovi-roboti-kilkist-zertv-zrosla-do-semi.html" text:style-name="Internet_20_link" text:visited-style-name="Visited_20_Internet_20_Link">
https://www.ukrinform.ua/rubric-regions/3734062-v-orihovi-zaversili-posukovi-roboti-kilkist-zertv-zrosla-do-semi.html</text:a>
</text:p>
      <!--NEWS-->
      <text:h text:style-name="P10" text:outline-level="1">
<text:span text:style-name="T4">
Nobel Laureate Matviychuk called President South Africa to take a clear position on Putin</text:span>
</text:h>
      <text:p text:style-name="P4">
Authors: Ukrinform (Person)</text:p>
      <text:p text:style-name="P4">
Publisher: Укринформ (Organization)</text:p>
      <text:p text:style-name="P4">
Published Time: 2023-07-10T-8:07:07+03:00</text:p>
      <text:p text:style-name="P4">
Modified Time: 2023-07-10T21:07:07+03:00</text:p>
      <text:p text:style-name="P4">
Description: The Nobel Peace Laureate Alexander Matviychuk called on the President of the South African Republic of Syril Ramafos to take a clear position on the President of the Russian Federation Vladimir Putin. - Ukrinform.</text:p>
      <text:p text:style-name="P4">
Images: ['<text:a xlink:type="simple" xlink:href="https://static.ukrinform.com/photos/2019_08/thumb_files/630_360_1564752561-692.jpg" text:style-name="Internet_20_link" text:visited-style-name="Visited_20_Internet_20_Link">
630_360_15647...</text:a>
']</text:p>
      <text:p text:style-name="P4">
Tags: ['Африка', 'Нобелівські лауреати', 'Путін']</text:p>
      <text:p text:style-name="P4">
Type: Article</text:p>
      <!--METADATA-->
      <text:p text:style-name="P4">
<draw:frame draw:style-name="fr1" draw:name="Image63" text:anchor-type="as-char" svg:width="6.9236in" svg:height="3.956343in" draw:z-index="0">
<draw:image xlink:href="../Images/yкринформ/2023-07-10T-8-07-07-03-00/630_360_1564752561-692.jpg" xlink:type="simple" xlink:show="embed" xlink:actuate="onLoad" draw:mime-type="image/jpeg"/>
</draw:frame>
The Nobel Peace Laureate Alexander Matviychuk called on the President of the South African Republic of Syril Ramafos to take a clear position on the Presidential Federation Vladimir Putin.</text:p>
      <text:p text:style-name="P4">
She reported this in <text:a xlink:type="simple" xlink:href="https://m.facebook.com/story.php" text:style-name="Internet_20_link" text:visited-style-name="Visited_20_Internet_20_Link">
Facebook</text:a>
, reports Ukrinform.</text:p>
      <text:p text:style-name="P4">
“The status of the Nobel laureate makes it possible to apply to the presidents of the country. I took advantage of this opportunity and called President Sirillaramafos to take a clear position on children's kidneper(The abductor of children is -ed.)Vladimir Putin, ”she said.</text:p>
      <text:p text:style-name="P4">
*!(https://www.ukrinform.ua/rubric-world/3733856-afrikanski-lideri-zaklikali-putina-pokazati-pragnenna-do-miru-prezident-senegalu.html)Matviychuk reminded that in August in the South African Republic there will be a Simit Brix. According to her, discussions are underway in the republic and in general, whether the Soon Order's management will be fulfilled for arrest if the Russian pre -president takes physical participation in the event.</text:p>
      <text:p text:style-name="P4">
According to the Nobel laureate, the official prosecution of the International Criminal Court for the illegal deportation of Ukrainian children to the President of South Africa in "uncomfortable stretching".</text:p>
      <text:p text:style-name="P4">
"It is not surprising that during their visit to Kiev, the leaders of Africa and Mouscow have paused Putin's arrest warrant as one of the punctious peaceful initiative," she said.</text:p>
      <text:p text:style-name="P4">
<text:span text:style-name="T4">
 Read also: </text:span>
 [when the Armed Forces reach the Crimea, <text:span text:style-name="T4">
 Putin </text:span>
 wants the negotiation(https://www.ukrinform.ua/rubric-ato/3733615-koli-zsu-dijdut-do-krimu-putin-zahoce-peregovoriv-zelenskij.html)At the same time, Matviychuk noted that now the banners were urged to arrest Putin's military criminal.</text:p>
      <text:p text:style-name="P4">
"There is somewhere a banner with my call to the leaders of the South African Republic on the side of the truth, not the oppressors," the laureate added.</text:p>
      <text:p text:style-name="P4">
In addition, she noted that after the publication of her article in the newspaper, dozens of appeals from the inhabitants of South Africa with a proposal to help, "because you cannot rely on legal instruments, you can still always focus on people."As reported by Ukrinform, President of South Africa Siril Ramafos said that the summary of the Sumith Brix, to which President Vladimirputin was invited, will take place despite the arrest of the Russian leader.</text:p>
      <text:p text:style-name="P4">
News Source: <text:a xlink:type="simple" xlink:href="https://www.ukrinform.ua/rubric-polytics/3734056-nobelivska-laureatka-matvijcuk-zaklikala-prezidenta-par-zajnati-citku-poziciu-sodo-putina.html" text:style-name="Internet_20_link" text:visited-style-name="Visited_20_Internet_20_Link">
https://www.ukrinform.ua/rubric-polytics/3734056-nobelivska-laureatka-matvijcuk-zaklikala-prezidenta-par-zajnati-citku-poziciu-sodo-putina.html</text:a>
</text:p>
      <!--NEWS-->
      <text:h text:style-name="P10" text:outline-level="1">
<text:span text:style-name="T4">
Zelensky: Ukraine needs a clear signal for future NATO membership - right now</text:span>
</text:h>
      <text:p text:style-name="P4">
Authors: Ukrinform (Person)</text:p>
      <text:p text:style-name="P4">
Publisher: Укринформ (Organization)</text:p>
      <text:p text:style-name="P4">
Published Time: 2023-07-10T-9:03:00+03:00</text:p>
      <text:p text:style-name="P4">
Modified Time: 2023-07-10T21:03:00+03:00</text:p>
      <text:p text:style-name="P4">
Description: Ukraine is now a clear signal for future membership in the North Atlantic Alliance. - Ukrinform.</text:p>
      <text:p text:style-name="P4">
Images: ['<text:a xlink:type="simple" xlink:href="https://static.ukrinform.com/photos/2023_07/thumb_files/630_360_1688740816-953.jpg" text:style-name="Internet_20_link" text:visited-style-name="Visited_20_Internet_20_Link">
630_360_16887...</text:a>
']</text:p>
      <text:p text:style-name="P4">
Tags: ['Литва', 'НАТО', 'Зеленський']</text:p>
      <text:p text:style-name="P4">
Type: Article</text:p>
      <!--METADATA-->
      <text:p text:style-name="P4">
<draw:frame draw:style-name="fr1" draw:name="Image64" text:anchor-type="as-char" svg:width="6.9236in" svg:height="3.956343in" draw:z-index="0">
<draw:image xlink:href="../Images/yкринформ/2023-07-10T-9-03-00-03-00/630_360_1688740816-953.jpg" xlink:type="simple" xlink:show="embed" xlink:actuate="onLoad" draw:mime-type="image/jpeg"/>
</draw:frame>
Ukraine is now a clear signal for future membership of the Educational Alliance.</text:p>
      <text:p text:style-name="P4">
President of Ukraine Volodymyr Zelensky stated this in <text:a xlink:type="simple" xlink:href="https://t.me/V_Zelenskiy_official/6924" text:style-name="Internet_20_link" text:visited-style-name="Visited_20_Internet_20_Link">
video message</text:a>
, reports correspondent.</text:p>
      <text:p text:style-name="P4">
"Ukraine on the eve of Vilnius. NATO Summit, which can become just one that is made of both our country and all alliance and global security. We work extremely active. These days are even more active than ever. Although this work is kept 100% behind the scenes. Its value is no less important than any business work. Everyone understands everything. Every leader, every state. Even if different positions are being published, it is obvious that Ukraine deserves to be in the Alliance. Non-bang. Now war. But we need a clear signal. And the signal is needed Samzaraz, "the head of state said.</text:p>
      <text:p text:style-name="P4">
<text:span text:style-name="T4">
 Read also: </text:span>
 [<text:span text:style-name="T4">
 Zelensky </text:span>
: Ukraine will be in NATO, we work as a superiority(https://www.ukrinform.ua/rubric-ato/3734060-zelenskij-ukraina-bude-v-nato-pracuemo-nad-algoritmom-nabutta-clenstva.html)He thanked all the leaders who expressed support for Ukraine's membership, noting that "the majority of the Alliance is clearly for us."</text:p>
      <text:p text:style-name="P4">
"The courage of Ukrainian heroes has wiped away from the dust of history all the values for which NATO was created. It is the Ukrainian eastern border, the border of the state and the position of our soldiers - this is the boundary that is never to be released by Russian dictators To subdue the peoples of Europe, "the President said.</text:p>
      <text:p text:style-name="P4">
He stressed that Ukraine now depends on the safety reality on the Eastern Flanza NATO.</text:p>
      <text:p text:style-name="P4">
<text:span text:style-name="T4">
 Read also: </text:span>
 <text:a xlink:type="simple" xlink:href="https://www.ukrinform.ua/rubric-polytics/3733963-prezident-ukraini-ta-premer-aponii-mozut-zustritisa-na-polah-samitu-nato-v-litvi-zmi.html" text:style-name="Internet_20_link" text:visited-style-name="Visited_20_Internet_20_Link">
President of Ukraine and Japan Prime Minister can meet NATO summit in Lithuania - media</text:a>
"When we applied for NATO's accession, we said frankly: de factor Ukraine is already in the Alliance. Our weapons are an alliance weapon. Our values are what the Alliance believes. Our defense is exactly the element of Europe formula that makes it united, free and in peace. Vilnius has to confirm all this, "Zelensky emphasized.</text:p>
      <text:p text:style-name="P4">
According to him, it is already clear that Ukraine will be in the Alliance, and the authorities are overcoming so that the algorithm of membership becomes as clear and fast as possible.</text:p>
      <text:p text:style-name="P4">
As reported by Ukrinform, NATO Summit will take place in the capital of Litville on July 11-12.</text:p>
      <text:p text:style-name="P4">
Photo: op</text:p>
      <text:p text:style-name="P4">
News Source: <text:a xlink:type="simple" xlink:href="https://www.ukrinform.ua/rubric-polytics/3734055-zelenskij-ukraini-potriben-citkij-signal-sodo-majbutnogo-clenstva-v-nato-same-zaraz.html" text:style-name="Internet_20_link" text:visited-style-name="Visited_20_Internet_20_Link">
https://www.ukrinform.ua/rubric-polytics/3734055-zelenskij-ukraini-potriben-citkij-signal-sodo-majbutnogo-clenstva-v-nato-same-zaraz.html</text:a>
</text:p>
      <!--NEWS-->
      <text:h text:style-name="P10" text:outline-level="1">
<text:span text:style-name="T4">
Oceania will fill the last job at the World Cup Championships</text:span>
</text:h>
      <text:p text:style-name="P4">
Authors: Ukrinform (Person)</text:p>
      <text:p text:style-name="P4">
Publisher: Укринформ (Organization)</text:p>
      <text:p text:style-name="P4">
Published Time: 2023-07-10T0:53:00+03:00</text:p>
      <text:p text:style-name="P4">
Modified Time: 2023-07-10T21:53:00+03:00</text:p>
      <text:p text:style-name="P4">
Description: 15 out of 16 participants of the World Cup in 2024 were determined. - Ukrinform.</text:p>
      <text:p text:style-name="P4">
Images: ['<text:a xlink:type="simple" xlink:href="https://static.ukrinform.com/photos/2023_07/thumb_files/630_360_1689014290-488.jpg" text:style-name="Internet_20_link" text:visited-style-name="Visited_20_Internet_20_Link">
630_360_16890...</text:a>
']</text:p>
      <text:p text:style-name="P4">
Tags: ['Чемпіонат світу', 'пляжний футбол']</text:p>
      <text:p text:style-name="P4">
Type: Article</text:p>
      <!--METADATA-->
      <text:p text:style-name="P4">
<draw:frame draw:style-name="fr1" draw:name="Image65" text:anchor-type="as-char" svg:width="6.9236in" svg:height="3.956343in" draw:z-index="0">
<draw:image xlink:href="../Images/yкринформ/2023-07-10T0-53-00-03-00/630_360_1689014290-488.jpg" xlink:type="simple" xlink:show="embed" xlink:actuate="onLoad" draw:mime-type="image/jpeg"/>
</draw:frame>
The 15th participants of the 20124 Beach Football Championship were determined.</text:p>
      <text:p text:style-name="P4">
As reported by Ukrinform, the national football team after a successful release in the qualifying tournament of the 2024 World Cup in the qualifying tournament was qualified in the final part of the competition.</text:p>
      <text:p text:style-name="P4">
Mykola Kostenko's wards and Alexander Korniychuk in European qualification-2024 from beach football, which took place in Baku(Azerbaijan)July 5-9, took first place in group B, playing Spain(4: 3 of), Poland(3:2)Taliva(4:1). Після цього «синьо-жовті» у стиковому матчі здолали Молдову (5:2)and received a pass to the final part of the world championship in 2024.</text:p>
      <text:p text:style-name="P4">
In total, 15 of the 16 participants of the World Cup 2024 are already known, the official [site] informs(https://www.fifa.com)FIFA.</text:p>
      <text:p text:style-name="P4">
_ World Cup-2024 from beach football: _</text:p>
      <text:p text:style-name="P4">
UEFA(Europe)- Ukraine, Italy, Portugal, Belarus.</text:p>
      <text:p text:style-name="P4">
Afk(Asia)- UAE(master), Iran, Japan, Oman.</text:p>
      <text:p text:style-name="P4">
Comeball(South America)- Argentina, Brazil, Columbia.</text:p>
      <text:p text:style-name="P4">
Concacaf(North and Central America)- US, Mexico.</text:p>
      <text:p text:style-name="P4">
CHEC(Africa)- Egypt, Senegal.</text:p>
      <text:p text:style-name="P4">
The last participant of the tournament will be determined during the Qualification Tournament(Oceania)that will be held on August 21-26 in Tahiti. Fiji, Solomon Islands, Taiti and Tonga will be on a single permit.</text:p>
      <text:p text:style-name="P4">
<text:span text:style-name="T4">
 Read also: </text:span>
 <text:a xlink:type="simple" xlink:href="https://www.ukrinform.ua/rubric-sports/3733575-zbirna-ukraini-z-plaznogo-futbolu-vijsla-na-cs2024.html" text:style-name="Internet_20_link" text:visited-style-name="Visited_20_Internet_20_Link">
Ukrainian national team from <text:span text:style-name="T4">
 beach </text:span>
 football was released on the World Cup 2024</text:a>
The draw of the final part of the world championship in 2024 from beach footballus FIFA will take place in July(The date has not been approved). 16 збірних будутьрозподілені на чотири групи. З кожного квартету дві кращі команди вийдуть до1/4 фіналу. Далі учасники боротимуться за вихід до півфіналу, а після цьогозіграють у матчі за 3-є місце та фіналі.</text:p>
      <text:p text:style-name="P4">
Нагадаємо, ЧС-2024 в ОАЕ проходитиме з 15-25 лютого наступного року.</text:p>
      <text:p text:style-name="P4">
Фото: beachsoccer.com.</text:p>
      <text:p text:style-name="P4">
News Source: <text:a xlink:type="simple" xlink:href="https://www.ukrinform.ua/rubric-sports/3734070-okeania-zapovnit-ostannu-vakansiu-na-cempionati-svitu-z-plaznogo-futbolu.html" text:style-name="Internet_20_link" text:visited-style-name="Visited_20_Internet_20_Link">
https://www.ukrinform.ua/rubric-sports/3734070-okeania-zapovnit-ostannu-vakansiu-na-cempionati-svitu-z-plaznogo-futbolu.html</text:a>
</text:p>
      <!--NEWS-->
      <text:h text:style-name="P10" text:outline-level="1">
<text:span text:style-name="T4">
Ukrzaliznytsia extinguished the debt to the Kryukiv Wagon Plant</text:span>
</text:h>
      <text:p text:style-name="P4">
Authors: Ukrinform (Person)</text:p>
      <text:p text:style-name="P4">
Publisher: Укринформ (Organization)</text:p>
      <text:p text:style-name="P4">
Published Time: 2023-07-10T11:05:00+03:00</text:p>
      <text:p text:style-name="P4">
Modified Time: 2023-07-10T23:05:00+03:00</text:p>
      <text:p text:style-name="P4">
Description: The debt to the Kryukiv Wagon Plant is repaid. Ukrzaliznytsia has fully paid the enterprise for 100 passenger cars delivered within the state order. - Ukrinform.</text:p>
      <text:p text:style-name="P4">
Images: ['<text:a xlink:type="simple" xlink:href="https://static.ukrinform.com/photos/2023_07/thumb_files/630_360_1689019021-943.jpg" text:style-name="Internet_20_link" text:visited-style-name="Visited_20_Internet_20_Link">
630_360_16890...</text:a>
']</text:p>
      <text:p text:style-name="P4">
Tags: ['Полтавщина', 'Укрзалізниця', 'Вагони']</text:p>
      <text:p text:style-name="P4">
Type: Article</text:p>
      <!--METADATA-->
      <text:p text:style-name="P4">
<draw:frame draw:style-name="fr1" draw:name="Image66" text:anchor-type="as-char" svg:width="6.9236in" svg:height="3.956343in" draw:z-index="0">
<draw:image xlink:href="../Images/yкринформ/2023-07-10T11-05-00-03-00/630_360_1689019021-943.jpg" xlink:type="simple" xlink:show="embed" xlink:actuate="onLoad" draw:mime-type="image/jpeg"/>
</draw:frame>
The debt to the Kryukiv Wagon Plant was repaid. Ukrzaliznytsia has fully paid with the enterprise for the 100 passenger cars set.</text:p>
      <text:p text:style-name="P4">
According to Ukrinform, the chief of OVA Dmitry Lunin has informed about it <text:a xlink:type="simple" xlink:href="https://poda.gov.ua/news/155301" text:style-name="Internet_20_link" text:visited-style-name="Visited_20_Internet_20_Link">
on the Sitipolta Regional Military Administration</text:a>
.</text:p>
      <text:p text:style-name="P4">
“The cooperation is ongoing. In the future, new orders for the manufacture of passenger cars and diesel trains,-said Dmitry Lunin. - Strategic enterprises of Poltava region work daily for victory, ” - said the message.</text:p>
      <text:p text:style-name="P4">
<text:span text:style-name="T4">
 Read also: </text:span>
 <text:a xlink:type="simple" xlink:href="https://www.ukrinform.ua/rubric-regions/3732838-ukrzaliznica-dodae-spolucenna-miz-kievom-ta-slovanskom.html" text:style-name="Internet_20_link" text:visited-style-name="Visited_20_Internet_20_Link">
<text:span text:style-name="T4">
 Ukrzaliznitsa </text:span>
 I add a connection between Kiev Taslavian</text:a>
The KVBZ has put Ukrzaliznytsia 100 new passenger cars within the assignment of the president Vladimir Zelensky. Some of the wagons have successfully operated routes laid to European countries. The last 15 wagons, delivered on 1 March 2023, have an inclusive restroom and one barrier compartment, where the espinged berths, a place for a wheelchair and a belt for its locking, a remote control with a conductor call, a loud -speaking device with a conductor. According to Ukrzaliznytsia, they will run in the train warehouses both in domestic and international marshrots.</text:p>
      <text:p text:style-name="P4">
At the beginning of 2023, a considerable debt was reported to the KVBZ.</text:p>
      <text:p text:style-name="P4">
Photo: Poltava Ova</text:p>
      <text:p text:style-name="P4">
News Source: <text:a xlink:type="simple" xlink:href="https://www.ukrinform.ua/rubric-economy/3734086-ukrzaliznica-pogasila-zaborgovanist-pered-krukivskim-vagonobudivnim-zavodom.html" text:style-name="Internet_20_link" text:visited-style-name="Visited_20_Internet_20_Link">
https://www.ukrinform.ua/rubric-economy/3734086-ukrzaliznica-pogasila-zaborgovanist-pered-krukivskim-vagonobudivnim-zavodom.html</text:a>
</text:p>
      <!--NEWS-->
      <text:h text:style-name="P10" text:outline-level="1">
<text:span text:style-name="T4">
Pums of 1/4 of the male single category of Wimbledon tournament became known</text:span>
</text:h>
      <text:p text:style-name="P4">
Authors: Ukrinform (Person)</text:p>
      <text:p text:style-name="P4">
Publisher: Укринформ (Organization)</text:p>
      <text:p text:style-name="P4">
Published Time: 2023-07-10T12:16:00+03:00</text:p>
      <text:p text:style-name="P4">
Modified Time: 2023-07-10T23:16:00+03:00</text:p>
      <text:p text:style-name="P4">
Description: In London (United Kingdom), the Wimbledon tournament is ongoing - the third in the 2023 season from the Grand Slam series. - Ukrinform.</text:p>
      <text:p text:style-name="P4">
Images: ['<text:a xlink:type="simple" xlink:href="https://static.ukrinform.com/photos/2023_07/thumb_files/630_360_1689019277-498.jpeg" text:style-name="Internet_20_link" text:visited-style-name="Visited_20_Internet_20_Link">
630_360_16890...</text:a>
']</text:p>
      <text:p text:style-name="P4">
Tags: ['Теніс']</text:p>
      <text:p text:style-name="P4">
Type: Article</text:p>
      <!--METADATA-->
      <text:p text:style-name="P4">
<draw:frame draw:style-name="fr1" draw:name="Image67" text:anchor-type="as-char" svg:width="6.9236in" svg:height="3.956343in" draw:z-index="0">
<draw:image xlink:href="../Images/yкринформ/2023-07-10T12-16-00-03-00/630_360_1689019277-498.jpeg" xlink:type="simple" xlink:show="embed" xlink:actuate="onLoad" draw:mime-type="image/jpeg"/>
</draw:frame>
In London(United Kingdom)The Wimbledon tournament continues - the third in the 20123 season from the Grand Slam series.</text:p>
      <text:p text:style-name="P4">
The quarter-finals of the competition in the male single category will take place on July 11-12, Ukrinform reports.</text:p>
      <text:p text:style-name="P4">
In the matches for the exit up to 1/2 finals, Serb Novak Jokovich will come down(2nd sowing number)and Russian Andrei Rublev(7), Italian Jannik Sinner(8)Tarosian Roman Safiullin, American Cristofer Yubenks and Russian Danilomedvedev(8), Norwegian Holler Rune(6)and Spaniard Carlos Alaras Garfia(1).</text:p>
      <text:p text:style-name="P4">
<text:span text:style-name="T4">
Читайте також:</text:span>
 <text:a xlink:type="simple" xlink:href="https://www.ukrinform.ua/rubric-sports/3733616-ukrainka-svitolina-peremogla-bilorusku-azarovu-i-zigrae-u-cvertfinali-vimbldonu.html" text:style-name="Internet_20_link" text:visited-style-name="Visited_20_Internet_20_Link">
 Українка Світоліна перемогла білоруску Азаренко і зіграєу чвертьфіналі Вімблдону </text:a>
The Wimbledon tournament will last until July 16.</text:p>
      <text:p text:style-name="P4">
In the photo: Novak Djokovich(btu.org).</text:p>
      <text:p text:style-name="P4">
News Source: <text:a xlink:type="simple" xlink:href="https://www.ukrinform.ua/rubric-sports/3734088-stali-vidomi-pari-14-finalu-colovicogo-odinocnogo-rozradu-vimbldonskogo-turniru.html" text:style-name="Internet_20_link" text:visited-style-name="Visited_20_Internet_20_Link">
https://www.ukrinform.ua/rubric-sports/3734088-stali-vidomi-pari-14-finalu-colovicogo-odinocnogo-rozradu-vimbldonskogo-turniru.html</text:a>
</text:p>
      <!--NEWS-->
      <text:h text:style-name="P10" text:outline-level="1">
<text:span text:style-name="T4">
Erdogan agreed to unlock Sweden's introduction to NATO - Stoltenberg</text:span>
</text:h>
      <text:p text:style-name="P4">
Authors: Ukrinform (Person)</text:p>
      <text:p text:style-name="P4">
Publisher: Укринформ (Organization)</text:p>
      <text:p text:style-name="P4">
Published Time: 2023-07-10T13:23:00+03:00</text:p>
      <text:p text:style-name="P4">
Modified Time: 2023-07-10T23:23:00+03:00</text:p>
      <text:p text:style-name="P4">
Description: Turkish President Recep TaiP Erdogan agreed to hand over the Turkish Parliament to Sweden's accession to NATO. Earlier, Turkey hindered Sweden's introduction, as Stockholm gave shelter to Kurdish militants and allowed the Koran burning. - Ukrinform.</text:p>
      <text:p text:style-name="P4">
Images: ['<text:a xlink:type="simple" xlink:href="https://static.ukrinform.com/photos/2023_07/thumb_files/630_360_1689020866-516.jpg" text:style-name="Internet_20_link" text:visited-style-name="Visited_20_Internet_20_Link">
630_360_16890...</text:a>
']</text:p>
      <text:p text:style-name="P4">
Tags: ['Ердоган', 'НАТО', 'Столтенберг', 'Швеція', 'Туреччина']</text:p>
      <text:p text:style-name="P4">
Type: Article</text:p>
      <!--METADATA-->
      <text:p text:style-name="P4">
<draw:frame draw:style-name="fr1" draw:name="Image68" text:anchor-type="as-char" svg:width="6.9236in" svg:height="3.956343in" draw:z-index="0">
<draw:image xlink:href="../Images/yкринформ/2023-07-10T13-23-00-03-00/630_360_1689020866-516.jpg" xlink:type="simple" xlink:show="embed" xlink:actuate="onLoad" draw:mime-type="image/jpeg"/>
</draw:frame>
The Presidential Region of Recep TaiP Erdogan agreed to pass on the Turkish parliament protocol about the accession of Sweden to NATO. Earlier, Turkey was inhibited by introduction, as Stockholm gave shelter to Kurdish militants and allowed the Koran.</text:p>
      <text:p text:style-name="P4">
About it in <text:a xlink:type="simple" xlink:href="https://twitter.com/jensstoltenberg/status/1678484703060324359" text:style-name="Internet_20_link" text:visited-style-name="Visited_20_Internet_20_Link">
Twitter</text:a>
NATO Stoltenberg's NATO Secretary of NATO, Ukrinform reports.</text:p>
      <text:p text:style-name="P4">
He said that on the eve of the NATO summit in Vilnius, he organized a meeting with Turkey and Sweden Prime Minister Ulf Christerson. After all, Erdogan agreed to transfer Turkey to the Great National Assembly of Sweden.</text:p>
      <text:p text:style-name="P4">
"This is a historical step that makes all the Alliance members more stronger," Stoltenberg stressed.</text:p>
      <text:p text:style-name="Quotations">

<text:p text:style-name="P4">
Glad to AnnoUnce that after the meting i hosted with <text:a xlink:type="simple" xlink:href="https://twitter.com/RTErdogan" text:style-name="Internet_20_link" text:visited-style-name="Visited_20_Internet_20_Link">
@rterdogan&gt;
</text:a>
&amp; <text:a xlink:type="simple" xlink:href="https://twitter.com/SwedishPM" text:style-name="Internet_20_link" text:visited-style-name="Visited_20_Internet_20_Link">
 @SwedishPM&gt;
 </text:a>
, President Erdogan has&gt;
 agreed to forward <text:a xlink:type="simple" xlink:href="https://twitter.com/hashtag/Sweden" text:style-name="Internet_20_link" text:visited-style-name="Visited_20_Internet_20_Link">
 #Sweden&gt;
 </text:a>
's&gt;
 accession protocol to the Grand National Assembly ASAP &amp; ensure&gt;
 ratification. This is an historic step which makes all <text:a xlink:type="simple" xlink:href="https://twitter.com/hashtag/NATO" text:style-name="Internet_20_link" text:visited-style-name="Visited_20_Internet_20_Link">
 #NATO&gt;
 </text:a>
Allies&gt;
 stronger and safer. <text:a xlink:type="simple" xlink:href="https://t.co/D7OeR5Vgba" text:style-name="Internet_20_link" text:visited-style-name="Visited_20_Internet_20_Link">
 pic.twitter.com/D7OeR5Vgba </text:a>
&gt;
&gt;
 - Jens Stoltenberg(@jensSStoltenberg)<text:a xlink:type="simple" xlink:href="https://twitter.com/jensstoltenberg/status/1678484703060324359" text:style-name="Internet_20_link" text:visited-style-name="Visited_20_Internet_20_Link">
 July 10, 2023&gt;
 </text:a>
<text:span text:style-name="T4">
 Read also: </text:span>
 <text:span text:style-name="T4">
 <text:a xlink:type="simple" xlink:href="https://www.ukrinform.ua/rubric-world/3734087-derzdep-pro-umovi-erdogana-clenstvo-svecii-v-nato-ne-povazane-z-pragnennam-tureccini-do-es.html" text:style-name="Internet_20_link" text:visited-style-name="Visited_20_Internet_20_Link">
State Department on Erdogan's "Conditions": Sweden Membership in NATO is unrelated with Turkey's desire for the EU</text:a>
</text:span>
</text:p>

</text:p>
      <text:p text:style-name="P4">
Turkey has been reported(https://www.ukrinform.ua/tag-nato)**, which Stockholm filed in May 2022, after a full -scale invasion of the Russian Federation into Ukraine.</text:p>
      <text:p text:style-name="P4">
Ankara accused Sweden of insufficient fight against terrorism. Presidential Erdogan called for Stockholm to give people he considers terrorists, including Kurds and others who supported the attempt of a coup of the opposite in 2016.<text:span text:style-name="T5">
Foto: Twitter.com/Jenstoltenberg</text:span>
</text:p>
      <text:p text:style-name="P4">
News Source: <text:a xlink:type="simple" xlink:href="https://www.ukrinform.ua/rubric-world/3734091-erdogan-pogodivsa-rozblokuvati-vstup-svecii-v-nato-stoltenberg.html" text:style-name="Internet_20_link" text:visited-style-name="Visited_20_Internet_20_Link">
https://www.ukrinform.ua/rubric-world/3734091-erdogan-pogodivsa-rozblokuvati-vstup-svecii-v-nato-stoltenberg.html</text:a>
</text:p>
      <!--NEWS-->
      <text:h text:style-name="P10" text:outline-level="1">
<text:span text:style-name="T4">
In a number of regions of Ukraine air alarm - report the missile hazard</text:span>
</text:h>
      <text:p text:style-name="P4">
Authors: Ukrinform (Person)</text:p>
      <text:p text:style-name="P4">
Publisher: Укринформ (Organization)</text:p>
      <text:p text:style-name="P4">
Published Time: 2023-07-10T14:32:00+03:00</text:p>
      <text:p text:style-name="P4">
Modified Time: 2023-07-10T23:32:00+03:00</text:p>
      <text:p text:style-name="P4">
Description: In Chernihiv, Sumy and Kyiv regions, air alarm was announced late in the evening.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7/1689021369-567.png" text:style-name="Internet_20_link" text:visited-style-name="Visited_20_Internet_20_Link">
1689021369-56...</text:a>
']</text:p>
      <text:p text:style-name="P4">
Tags: ['Агресія РФ', 'Повітряна куля', 'Війна з Росією']</text:p>
      <text:p text:style-name="P4">
Type: Article</text:p>
      <!--METADATA-->
      <text:p text:style-name="P4">
<draw:frame draw:style-name="fr1" draw:name="Image69" text:anchor-type="as-char" svg:width="6.9236in" svg:height="3.956343in" draw:z-index="0">
<draw:image xlink:href="../Images/yкринформ/2023-07-10T14-32-00-03-00/630_360_1645871571-868.jpg" xlink:type="simple" xlink:show="embed" xlink:actuate="onLoad" draw:mime-type="image/jpeg"/>
</draw:frame>
Unernihiv, Sumy and Kyiv regions late in the evening declared a air alarm.</text:p>
      <text:p text:style-name="P4">
This is reported by Ukrinform with reference to the air forces of the Armed Forces of Ukraine.</text:p>
      <text:p text:style-name="P4">
The military is talking about rocket danger to the inhabitants of these areas hiding them in shelter.</text:p>
      <text:p text:style-name="P4">
The air alarm map is currently as follows:</text:p>
      <text:p text:style-name="P4">
<draw:frame draw:style-name="fr1" draw:name="Image70" text:anchor-type="as-char" svg:width="6.9236in" svg:height="4.615733in" draw:z-index="0">
<draw:image xlink:href="../Images/yкринформ/2023-07-10T14-32-00-03-00/1689021369-567.png" xlink:type="simple" xlink:show="embed" xlink:actuate="onLoad" draw:mime-type="image/png"/>
</draw:frame>
Meanwhile, the Zaporizhzhia region reports the threat of useful weapons.</text:p>
      <text:p text:style-name="P4">
News Source: <text:a xlink:type="simple" xlink:href="https://www.ukrinform.ua/rubric-ato/3734092-na-pivnoci-ukraini-povitrana-trivoga-povidomlaut-pro-raketnu-nebezpeku.html" text:style-name="Internet_20_link" text:visited-style-name="Visited_20_Internet_20_Link">
https://www.ukrinform.ua/rubric-ato/3734092-na-pivnoci-ukraini-povitrana-trivoga-povidomlaut-pro-raketnu-nebezpeku.html</text:a>
</text:p>
      <!--NEWS-->
      <text:h text:style-name="P10" text:outline-level="1">
<text:span text:style-name="T4">
RheinMetall will open a plant for armored vehicles in Ukraine in the next three months</text:span>
</text:h>
      <text:p text:style-name="P4">
Authors: Ukrinform (Person)</text:p>
      <text:p text:style-name="P4">
Publisher: Укринформ (Organization)</text:p>
      <text:p text:style-name="P4">
Published Time: 2023-07-10T14:57:00+03:00</text:p>
      <text:p text:style-name="P4">
Modified Time: 2023-07-10T14:57:00+03:00</text:p>
      <text:p text:style-name="P4">
Description: The largest German weapon manufacturer Rheinmetall will open a plant for armored vehicles in Ukraine within the next 12 weeks. - Ukrinform.</text:p>
      <text:p text:style-name="P4">
Images: ['<text:a xlink:type="simple" xlink:href="https://static.ukrinform.com/photos/2022_12/thumb_files/630_360_1671112290-944.jpg" text:style-name="Internet_20_link" text:visited-style-name="Visited_20_Internet_20_Link">
630_360_16711...</text:a>
']</text:p>
      <text:p text:style-name="P4">
Tags: ['Німеччина', 'Україна', 'Завод', 'Зброя', 'Боєприпаси', 'Rheinmetall']</text:p>
      <text:p text:style-name="P4">
Type: Article</text:p>
      <!--METADATA-->
      <text:p text:style-name="P4">
<draw:frame draw:style-name="fr1" draw:name="Image71" text:anchor-type="as-char" svg:width="6.9236in" svg:height="3.956343in" draw:z-index="0">
<draw:image xlink:href="../Images/yкринформ/2023-07-10T14-57-00-03-00/630_360_1671112290-944.jpg" xlink:type="simple" xlink:show="embed" xlink:actuate="onLoad" draw:mime-type="image/jpeg"/>
</draw:frame>
The largest weapon manufacturer Rheinmetall will open the production plant in Ukraine for the next 12 weeks.</text:p>
      <text:p text:style-name="P4">
About it reports <text:a xlink:type="simple" xlink:href="https://edition.cnn.com/2023/07/10/business/rheinmetall-german-tank-factory-ukraine/index.html" text:style-name="Internet_20_link" text:visited-style-name="Visited_20_Internet_20_Link">
CNN</text:a>
, reports Ukrinform.</text:p>
      <text:p text:style-name="P4">
The plant will be located in the western part of Ukraine, said the general director of the RheinMetall concern Armin Papperger.</text:p>
      <text:p text:style-name="P4">
The company will also teach Ukrainians to serve the tank manufactured by other armored equipment. According to the CEO, the new RheinMetall Fuchs armor will be renovated and repaired on the new.</text:p>
      <text:p text:style-name="P4">
"Ukrainians need to help themselves - if they always wait for the Vicenters or Americans to help them for the next 10 or 20 years ... It is impossible," Papperger said.</text:p>
      <text:p text:style-name="P4">
*!(https://www.ukrinform.ua/rubric-economy/3733842-v-ukraini-pocali-buduvati-zavod-z-virobnictva-bezpilotnikiv-bayraktar.html)<text:a xlink:type="simple" xlink:href="https://www.ukrinform.ua/tag-rheinmetall" text:style-name="Internet_20_link" text:visited-style-name="Visited_20_Internet_20_Link">
 Rheinmetall </text:a>
 (RNMBF)will manage the plant in partnership with Ukroboronprom, which also belongs to the enterprise. In May, both companies announced an agreement to increase Ukraine's defense and technological potential.</text:p>
      <text:p text:style-name="P4">
Papperger added that the plant will be protected from Russian attacks.</text:p>
      <text:p text:style-name="P4">
"Now(In Ukraine Ed.)Many factories that produce military products. It's just another one - and we can also protect it, ”he said.</text:p>
      <text:p text:style-name="P4">
According to him, next year Rheinmetall will increase the annual production of artillery shells from 100 thousand to 600 thousand, and much of this additional production will be intended for delivery to Ukraine.</text:p>
      <text:p text:style-name="P4">
Papperger noted that theoretically Rheinmetall can provide 60% of Ukraine's need for artillery ammunition.</text:p>
      <text:p text:style-name="P4">
As it was reported, a defense concern of the Rheinmetll Town will be sent to Ukraine at the request of the German government <text:a xlink:type="simple" xlink:href="https://www.ukrinform.ua/rubric-ato/3726765-rheinmetall-vlitku-postavit-ukraini-se-20-bmp-marder.html" text:style-name="Internet_20_link" text:visited-style-name="Visited_20_Internet_20_Link">
another Marder infantry infantry vehicles.</text:a>
<text:span text:style-name="T5">
Foto: dpa</text:span>
</text:p>
      <text:p text:style-name="P4">
News Source: <text:a xlink:type="simple" xlink:href="https://www.ukrinform.ua/rubric-economy/3733881-rheinmetall-vidkrie-zavod-z-virobnictva-bronetehniki-v-ukraini-u-najblizci-tri-misaci.html" text:style-name="Internet_20_link" text:visited-style-name="Visited_20_Internet_20_Link">
https://www.ukrinform.ua/rubric-economy/3733881-rheinmetall-vidkrie-zavod-z-virobnictva-bronetehniki-v-ukraini-u-najblizci-tri-misaci.html</text:a>
</text:p>
      <!--NEWS-->
      <text:h text:style-name="P10" text:outline-level="1">
<text:span text:style-name="T4">
For competitive selection in "Veteran Assistants" already submitted 133 applications</text:span>
</text:h>
      <text:p text:style-name="P4">
Authors: Ukrinform (Person)</text:p>
      <text:p text:style-name="P4">
Publisher: Укринформ (Organization)</text:p>
      <text:p text:style-name="P4">
Published Time: 2023-07-10T14:58:00+03:00</text:p>
      <text:p text:style-name="P4">
Modified Time: 2023-07-10T14:58:00+03:00</text:p>
      <text:p text:style-name="P4">
Description: 133 applications have been submitted to participate in the competitive selection of the pilot project "Veteran Assistant". - Ukrinform.</text:p>
      <text:p text:style-name="P4">
Images: ['<text:a xlink:type="simple" xlink:href="https://static.ukrinform.com/photos/2022_01/thumb_files/630_360_1643092726-230.jpg" text:style-name="Internet_20_link" text:visited-style-name="Visited_20_Internet_20_Link">
630_360_16430...</text:a>
']</text:p>
      <text:p text:style-name="P4">
Tags: ['Конкурс', 'Ветерани війни', 'Міністерство у справах ветеранів']</text:p>
      <text:p text:style-name="P4">
Type: Article</text:p>
      <!--METADATA-->
      <text:p text:style-name="P4">
<draw:frame draw:style-name="fr1" draw:name="Image72" text:anchor-type="as-char" svg:width="6.9236in" svg:height="3.956343in" draw:z-index="0">
<draw:image xlink:href="../Images/yкринформ/2023-07-10T14-58-00-03-00/630_360_1643092726-230.jpg" xlink:type="simple" xlink:show="embed" xlink:actuate="onLoad" draw:mime-type="image/jpeg"/>
</draw:frame>
There are 133 applications for the participation of the competitive selection of the pilot project "Veteran Assistant".</text:p>
      <text:p text:style-name="P4">
About it reports <text:a xlink:type="simple" xlink:href="https://mva.gov.ua/ua/news/133-zayavki-vzhe-podano-na-konkursnij-vidbir-u-pomichniki-veterana" text:style-name="Internet_20_link" text:visited-style-name="Visited_20_Internet_20_Link">
press service of the Ministry of Veterans Affairs</text:a>
, reports Ukrinform.</text:p>
      <text:p text:style-name="P4">
"On the morning of July 10 it is known that 133 applications of those wishing to participate in the" pilot "[Ministry of Veterans] have already been submitted(https://www.ukrinform.ua/tag-ministerstvo-u-spravah-veteraniv). Most candidates in Lviv and Dnipropetrovsk are almost 40. The average age of future veteran assistants is now 43.5 years. Thus, in the Nikolaev area and in Lviv, more than 70 and 54 percent of candidates are women, " - the message reads.</text:p>
      <text:p text:style-name="P4">
<text:span text:style-name="T4">
 Read also: </text:span>
 <text:a xlink:type="simple" xlink:href="https://www.ukrinform.ua/rubric-society/3729933-majze-40-gromad-stali-ucasnikami-pilotnogo-proektu-pomicnik-veterana.html" text:style-name="Internet_20_link" text:visited-style-name="Visited_20_Internet_20_Link">
<text:span text:style-name="T4">
 almost </text:span>
 40 <text:span text:style-name="T4">
 communities </text:span>
 <text:span text:style-name="T4">
 </text:span>
 steel <text:span text:style-name="T4">
 </text:span>
 participants <text:span text:style-name="T4">
<text:span text:style-name="T5">
* pilot </text:span>
* </text:span>
 Project <text:span text:style-name="T4">
 "</text:span>
 Assistant <text:span text:style-name="T4">
 </text:span>
 Veteran ** ”</text:a>
It is noted that most participants in the selection competition have a higher education, about every tenth bachelor, and one in four - a master. Work these are specialists in the sphere of public administration and administration, engineering, production technologies and IT, law, pedagogy and social work.</text:p>
      <text:p text:style-name="P4">
As reported by Ukrinform, in Vinnytsia, Dnipropetrovsk, Lviv Tamikolaiv regions on July 1 [receiving applications for competitive selection] began](https://www.ukrinform.ua/rubric-society/3730343-startuvav-prijom-zaav-na-ucast-u-proekti-pomicnik-veterana.html)candidates for veterans assistants.</text:p>
      <text:p text:style-name="P4">
News Source: <text:a xlink:type="simple" xlink:href="https://www.ukrinform.ua/rubric-society/3733882-na-konkursnij-vidbir-u-pomicniki-veterana-vze-podali-133-zaavki.html" text:style-name="Internet_20_link" text:visited-style-name="Visited_20_Internet_20_Link">
https://www.ukrinform.ua/rubric-society/3733882-na-konkursnij-vidbir-u-pomicniki-veterana-vze-podali-133-zaavki.html</text:a>
</text:p>
      <!--NEWS-->
      <text:h text:style-name="P10" text:outline-level="1">
<text:span text:style-name="T4">
Ukrainian students will receive two thousand laptops from Save The Children</text:span>
</text:h>
      <text:p text:style-name="P4">
Authors: Ukrinform (Person)</text:p>
      <text:p text:style-name="P4">
Publisher: Укринформ (Organization)</text:p>
      <text:p text:style-name="P4">
Published Time: 2023-07-10T15:10:00+03:00</text:p>
      <text:p text:style-name="P4">
Modified Time: 2023-07-10T15:10:00+03:00</text:p>
      <text:p text:style-name="P4">
Description: Children from the most vulnerable groups from the east and south of Ukraine will receive two thousand laptops to study from the international humanitarian organization Save the Children. - Ukrinform.</text:p>
      <text:p text:style-name="P4">
Images: ['<text:a xlink:type="simple" xlink:href="https://static.ukrinform.com/photos/2020_05/thumb_files/630_360_1588954753-587.jpg" text:style-name="Internet_20_link" text:visited-style-name="Visited_20_Internet_20_Link">
630_360_15889...</text:a>
']</text:p>
      <text:p text:style-name="P4">
Tags: ['Міносвіти', 'Школа', 'Ноутбук']</text:p>
      <text:p text:style-name="P4">
Type: Article</text:p>
      <!--METADATA-->
      <text:p text:style-name="P4">
<draw:frame draw:style-name="fr1" draw:name="Image73" text:anchor-type="as-char" svg:width="6.9236in" svg:height="3.956343in" draw:z-index="0">
<draw:image xlink:href="../Images/yкринформ/2023-07-10T15-10-00-03-00/630_360_1588954753-587.jpg" xlink:type="simple" xlink:show="embed" xlink:actuate="onLoad" draw:mime-type="image/jpeg"/>
</draw:frame>
Children of acquiring vulnerable groups from the east and south of Ukraine will receive two thousand -tutors to study from the International Humanitarian Organization of Save Thechildren.</text:p>
      <text:p text:style-name="P4">
According to Ukrinform, the Ministry of Education and Science reports in <text:a xlink:type="simple" xlink:href="https://t.me/UAmonogram/8026" text:style-name="Internet_20_link" text:visited-style-name="Visited_20_Internet_20_Link">
telegram. </text:a>
“In these regions, students learn mainly remotely, and therefore a convenient gadget is a need for successful learning. The technique for students was purchased by the International Save of Save The Children, ”the message reads.</text:p>
      <text:p text:style-name="P4">
Providing students with gadgets for learning is one of the priority directions of the Ministry of Education and Science to restore the educational process "School, we are together!".</text:p>
      <text:p text:style-name="P4">
<text:span text:style-name="T4">
 Read also: </text:span>
 <text:a xlink:type="simple" xlink:href="https://www.ukrinform.ua/rubric-society/3731324-kiivska-skola-ekonomiki-ogolosila-700-grantiv-na-navcanna-dla-ditej-vijskovih-ta-vpo.html" text:style-name="Internet_20_link" text:visited-style-name="Visited_20_Internet_20_Link">
Kyiv School of Economics has announced 700 grants of deciding for children of military and IDPs</text:a>
The Ministry of Education seeks to close the need for gadgets for the maximum number of students before the beginning of the new academic year and thank Save Thechildren partners who bring this purpose.</text:p>
      <text:p text:style-name="P4">
As reported by Ukrinform, in Ukraine the need to provide teachers and students with technical means is critical: there are not enough 80 thousand devices for teachers and 200 thousand for students from socially vulnerable categories.</text:p>
      <text:p text:style-name="P4">
News Source: <text:a xlink:type="simple" xlink:href="https://www.ukrinform.ua/rubric-society/3733892-ukrainski-skolari-otrimaut-dvi-tisaci-noutbukiv-vid-organizacii-save-the-children.html" text:style-name="Internet_20_link" text:visited-style-name="Visited_20_Internet_20_Link">
https://www.ukrinform.ua/rubric-society/3733892-ukrainski-skolari-otrimaut-dvi-tisaci-noutbukiv-vid-organizacii-save-the-children.html</text:a>
</text:p>
      <!--NEWS-->
      <text:h text:style-name="P10" text:outline-level="1">
<text:span text:style-name="T4">
The Ministry of Finance this year attracted ₴ 135 billion because of the release of military bonds</text:span>
</text:h>
      <text:p text:style-name="P4">
Authors: Ukrinform (Person)</text:p>
      <text:p text:style-name="P4">
Publisher: Укринформ (Organization)</text:p>
      <text:p text:style-name="P4">
Published Time: 2023-07-10T15:10:26+03:00</text:p>
      <text:p text:style-name="P4">
Modified Time: 2023-07-10T15:10:26+03:00</text:p>
      <text:p text:style-name="P4">
Description: The Ministry of Finance since the beginning of 2023, as of July 4, has attracted UAH 135 billion in the state budget due to the issue of military bonds. - Ukrinform.</text:p>
      <text:p text:style-name="P4">
Images: ['<text:a xlink:type="simple" xlink:href="https://static.ukrinform.com/photos/2019_02/thumb_files/630_360_1550144984-323.jpg" text:style-name="Internet_20_link" text:visited-style-name="Visited_20_Internet_20_Link">
630_360_15501...</text:a>
']</text:p>
      <text:p text:style-name="P4">
Tags: ['Мінфін', 'Облігації']</text:p>
      <text:p text:style-name="P4">
Type: Article</text:p>
      <!--METADATA-->
      <text:p text:style-name="P4">
<draw:frame draw:style-name="fr1" draw:name="Image74" text:anchor-type="as-char" svg:width="6.9236in" svg:height="3.956343in" draw:z-index="0">
<draw:image xlink:href="../Images/yкринформ/2023-07-10T15-10-26-03-00/630_360_1550144984-323.jpg" xlink:type="simple" xlink:show="embed" xlink:actuate="onLoad" draw:mime-type="image/jpeg"/>
</draw:frame>
The Ministry of Finance since the beginning of 2023, as of July 4, attracted the state budget UAH 135 billion due to the issue of military bonds.</text:p>
      <text:p text:style-name="P4">
According to Ukrinform, the Ministry of Finance press service reports on <text:a xlink:type="simple" xlink:href="https://www.facebook.com/minfin.gov.ua/posts/pfbid0wkgi9uSKud4zA2qABq9aY1kvsmdZEYXh9SKStPPzF2qYsHvfQbsxMPif5DJwBEqel" text:style-name="Internet_20_link" text:visited-style-name="Visited_20_Internet_20_Link">
Facebook.</text:a>
"Since the beginning of 2023 the Ministry of Finance](https://www.ukrinform.ua/tag-finansi)Ukraine raised UAH 135 billion due to the issue of military bonds, as of July 4, 2023. The funds are directed to support armed force and provide our military with the most necessary, " - said the news.</text:p>
      <text:p text:style-name="P4">
The ministry notes that any citizen of Ukraine can purchase military bonds of Ukraine through authorized banks or licensed brokers to contribute to the defeat of the enemy.</text:p>
      <text:p text:style-name="P4">
Since the beginning of 2023, as of July 10, the portfolio of citizens with state bonds has increased by UAH 12.5 billion to UAH 43 billion.</text:p>
      <text:p text:style-name="P4">
*!(https://www.ukrinform.ua/rubric-economy/3731959-gromadani-ta-biznes-cogoric-pridbali-vijskovih-obligacij-na-592-milarda-nbu.html)As it was reported, in connection with the Russian aggression, the Ukrainian government has approved the gradual issue of military bonds in the amount of up to UAH 400 billion. The minion conducts auctions for the sale of government bonds every Tuesday, starting on March 12022.</text:p>
      <text:p text:style-name="P4">
News Source: <text:a xlink:type="simple" xlink:href="https://www.ukrinform.ua/rubric-economy/3733890-minfin-cogoric-zaluciv-135-milardiv-cerez-vipusk-vijskovih-obligacij.html" text:style-name="Internet_20_link" text:visited-style-name="Visited_20_Internet_20_Link">
https://www.ukrinform.ua/rubric-economy/3733890-minfin-cogoric-zaluciv-135-milardiv-cerez-vipusk-vijskovih-obligacij.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7-10T15:13:00+03:00</text:p>
      <text:p text:style-name="P4">
Modified Time: 2023-07-10T15:13: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75" text:anchor-type="as-char" svg:width="6.9236in" svg:height="3.956343in" draw:z-index="0">
<draw:image xlink:href="../Images/yкринформ/2023-07-10T15-13-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76" text:anchor-type="as-char" svg:width="6.9236in" svg:height="6.9236in" draw:z-index="0">
<draw:image xlink:href="../Images/yкринформ/2023-07-10T15-13-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77" text:anchor-type="as-char" svg:width="6.9236in" svg:height="6.9236in" draw:z-index="0">
<draw:image xlink:href="../Images/yкринформ/2023-07-10T15-13-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78" text:anchor-type="as-char" svg:width="6.9236in" svg:height="6.9236in" draw:z-index="0">
<draw:image xlink:href="../Images/yкринформ/2023-07-10T15-13-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79" text:anchor-type="as-char" svg:width="6.9236in" svg:height="6.9236in" draw:z-index="0">
<draw:image xlink:href="../Images/yкринформ/2023-07-10T15-13-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As a result of a rocket attack on Nikolaev, a civilian - Kim</text:span>
</text:h>
      <text:p text:style-name="P4">
Authors: Ukrinform (Person)</text:p>
      <text:p text:style-name="P4">
Publisher: Укринформ (Organization)</text:p>
      <text:p text:style-name="P4">
Published Time: 2023-07-10T15:17:00+03:00</text:p>
      <text:p text:style-name="P4">
Modified Time: 2023-07-10T15:17:00+03:00</text:p>
      <text:p text:style-name="P4">
Description: In Nikolaev, at least one person was injured as a result of rocket strike. - Ukrinform.</text:p>
      <text:p text:style-name="P4">
Images: ['<text:a xlink:type="simple" xlink:href="https://static.ukrinform.com/photos/2023_04/thumb_files/630_360_1681996522-153.jpg" text:style-name="Internet_20_link" text:visited-style-name="Visited_20_Internet_20_Link">
630_360_16819...</text:a>
']</text:p>
      <text:p text:style-name="P4">
Tags: ['Миколаїв', 'Обстріл', 'Ракета', 'Війна з Росією']</text:p>
      <text:p text:style-name="P4">
Type: Article</text:p>
      <!--METADATA-->
      <text:p text:style-name="P4">
<draw:frame draw:style-name="fr1" draw:name="Image80" text:anchor-type="as-char" svg:width="6.9236in" svg:height="3.956343in" draw:z-index="0">
<draw:image xlink:href="../Images/yкринформ/2023-07-10T15-17-00-03-00/630_360_1681996522-153.jpg" xlink:type="simple" xlink:show="embed" xlink:actuate="onLoad" draw:mime-type="image/jpeg"/>
</draw:frame>
At least one person was injured as a result of a rocket strike.</text:p>
      <text:p text:style-name="P4">
About it in <text:a xlink:type="simple" xlink:href="https://www.facebook.com/watch/" text:style-name="Internet_20_link" text:visited-style-name="Visited_20_Internet_20_Link">
ether</text:a>
The only news was reported by the head of the Nikolaev ova Vitaliy Kim, Ukrinform correspondent reports.</text:p>
      <text:p text:style-name="P4">
"At least one person is injured," Kim said.</text:p>
      <text:p text:style-name="P4">
At the same time, he confirmed that the rocket strike took place before the air duty.</text:p>
      <text:p text:style-name="P4">
*!(https://www.ukrinform.ua/rubric-ato/3733632-u-mikolaevi-prolunav-vibuh-kim-kaze-so-zagarbniki-mogli-atakuvati-misto-raketou.html)As it was reported, Russian invaders on the night of July 10 <text:a xlink:type="simple" xlink:href="https://www.ukrinform.ua/rubric-ato/3733661-vijska-rf-vnoci-vdarili-raketou-po-mikolaevu.html" text:style-name="Internet_20_link" text:visited-style-name="Visited_20_Internet_20_Link">
caused rocket strike</text:a>
on the infrastructure in Nikolaev.</text:p>
      <text:p text:style-name="P4">
The spokesman of the Air Force Command of the Armed Forces of Ukraine Yuri <text:a xlink:type="simple" xlink:href="https://www.ukrinform.ua/rubric-ato/3733710-udar-po-mikolaevu-ignat-pidtverdiv-so-rosiani-zastosuvali-raketu-iskanderm.html" text:style-name="Internet_20_link" text:visited-style-name="Visited_20_Internet_20_Link">
Ignatus summarized</text:a>
that the blow was caused by the Iskander-M ballistic missile.</text:p>
      <text:p text:style-name="P4">
News Source: <text:a xlink:type="simple" xlink:href="https://www.ukrinform.ua/rubric-regions/3733899-unaslidok-raketnoi-ataki-na-mikolaiv-postrazdav-civilnij-kim.html" text:style-name="Internet_20_link" text:visited-style-name="Visited_20_Internet_20_Link">
https://www.ukrinform.ua/rubric-regions/3733899-unaslidok-raketnoi-ataki-na-mikolaiv-postrazdav-civilnij-kim.html</text:a>
</text:p>
      <!--NEWS-->
      <text:h text:style-name="P10" text:outline-level="1">
<text:span text:style-name="T4">
Through Ukrainian export, world prices for products have fallen almost a quarter - an expert</text:span>
</text:h>
      <text:p text:style-name="P4">
Authors: Ukrinform (Person)</text:p>
      <text:p text:style-name="P4">
Publisher: Укринформ (Organization)</text:p>
      <text:p text:style-name="P4">
Published Time: 2023-07-10T15:19:00+03:00</text:p>
      <text:p text:style-name="P4">
Modified Time: 2023-07-10T15:19:00+03:00</text:p>
      <text:p text:style-name="P4">
Description: Prices in the international food markets fell almost 24% after Ukraine resumed exports of grain last year. - Ukrinform.</text:p>
      <text:p text:style-name="P4">
Images: ['<text:a xlink:type="simple" xlink:href="https://static.ukrinform.com/photos/2023_07/thumb_files/630_360_1688989961-331.jpg" text:style-name="Internet_20_link" text:visited-style-name="Visited_20_Internet_20_Link">
630_360_16889...</text:a>
']</text:p>
      <text:p text:style-name="P4">
Tags: ['Експорт', 'Продукти', 'Аграрії', 'Ринок']</text:p>
      <text:p text:style-name="P4">
Type: Article</text:p>
      <!--METADATA-->
      <text:p text:style-name="P4">
<draw:frame draw:style-name="fr1" draw:name="Image81" text:anchor-type="as-char" svg:width="6.9236in" svg:height="3.956343in" draw:z-index="0">
<draw:image xlink:href="../Images/yкринформ/2023-07-10T15-19-00-03-00/630_360_1688989961-331.jpg" xlink:type="simple" xlink:show="embed" xlink:actuate="onLoad" draw:mime-type="image/jpeg"/>
</draw:frame>
The prices of the food markets fell almost 24% after the Ukrainian export of grain last year.</text:p>
      <text:p text:style-name="P4">
The deputy chairman of the All -Ukrainian Agrarian Council Denis Marchuk told this during a briefing at the Media Center Ukraine - Ukrinform.</text:p>
      <text:p text:style-name="P4">
"From the moment(Recovery - Avt.)<text:a xlink:type="simple" xlink:href="https://www.ukrinform.ua/tag-eksport" text:style-name="Internet_20_link" text:visited-style-name="Visited_20_Internet_20_Link">
export</text:a>
In fact, prices in the world have dropped from 24%from the territory of Ukraine. It is consistent at the expense of Ukrainian grain. If the Ukrainian food group of goods is not received in time in international markets, it is necessary to expect food for food, "Marchuk said.</text:p>
      <text:p text:style-name="P4">
He noted that interruptions with exports of Ukrainian agro -products will have a particularly negative impact on the countries of Africa, the Middle East and Asia, which are the basic consumers of food from Ukraine.</text:p>
      <text:p text:style-name="P4">
<text:span text:style-name="T4">
 Read also: </text:span>
 <text:a xlink:type="simple" xlink:href="https://www.ukrinform.ua/rubric-economy/3732906-ukraina-moze-vtracati-do-800-miljoniv-somisaca-cerez-skorocenna-eksportu-zerna-mvf.html" text:style-name="Internet_20_link" text:visited-style-name="Visited_20_Internet_20_Link">
<text:span text:style-name="T4">
 Ukraine </text:span>
 <text:span text:style-name="T4">
 can </text:span>
 <text:span text:style-name="T4">
 lose </text:span>
 up to $ <text:span text:style-name="T4">
 800 </text:span>
<text:span text:style-name="T4">
 millions </text:span>
 <text:span text:style-name="T4">
 </text:span>
 monthly <text:span text:style-name="T4">
 </text:span>
 <text:span text:style-name="T4">
 Through </text:span>
 <text:span text:style-name="T4">
 abbreviations </text:span>
 <text:span text:style-name="T4">
 export </text:span>
 <text:span text:style-name="T4">
 grain </text:span>
 -<text:span text:style-name="T4">
 IMF </text:span>
</text:a>
"The UN concern is not unfounded, because delay in logistics is inacuit of delivering products in a timely manner will generate new challenges related to hunger in these countries," the expert stressed.</text:p>
      <text:p text:style-name="P4">
According to Ukrinform, according to the UN Food and Agricultural Organization(FAO), in June 2023, the average value index of the world food prices was 122.3 points, which is 23.4% less than in March 2022, when the highest price level in the world was recorded.</text:p>
      <text:p text:style-name="P4">
News Source: <text:a xlink:type="simple" xlink:href="https://www.ukrinform.ua/rubric-economy/3733896-cerez-ukrainskij-eksport-svitovi-cini-na-produkti-vpali-majze-na-cvert-espert.html" text:style-name="Internet_20_link" text:visited-style-name="Visited_20_Internet_20_Link">
https://www.ukrinform.ua/rubric-economy/3733896-cerez-ukrainskij-eksport-svitovi-cini-na-produkti-vpali-majze-na-cvert-espert.html</text:a>
</text:p>
      <!--NEWS-->
      <text:h text:style-name="P10" text:outline-level="1">
<text:span text:style-name="T4">
To the destroyed Kharkiv eco -park returned camels</text:span>
</text:h>
      <text:p text:style-name="P4">
Authors: Ukrinform (Person)</text:p>
      <text:p text:style-name="P4">
Publisher: Укринформ (Organization)</text:p>
      <text:p text:style-name="P4">
Published Time: 2023-07-10T15:20:00+03:00</text:p>
      <text:p text:style-name="P4">
Modified Time: 2023-07-10T15:20:00+03:00</text:p>
      <text:p text:style-name="P4">
Description: In Kharkov, the Russian Feldman Ecopark is returned to the Russian Feldman: Alpak, Kizz, Ponia and Birds have joined a newborn camel. - Ukrinform.</text:p>
      <text:p text:style-name="P4">
Images: ['<text:a xlink:type="simple" xlink:href="https://static.ukrinform.com/photos/2016_08/thumb_files/630_360_1471833334-4346.jpg" text:style-name="Internet_20_link" text:visited-style-name="Visited_20_Internet_20_Link">
630_360_14718...</text:a>
']</text:p>
      <text:p text:style-name="P4">
Tags: ['Тварини', 'Зоопарк', 'Харків']</text:p>
      <text:p text:style-name="P4">
Type: Article</text:p>
      <!--METADATA-->
      <text:p text:style-name="P4">
<draw:frame draw:style-name="fr1" draw:name="Image82" text:anchor-type="as-char" svg:width="6.9236in" svg:height="3.956343in" draw:z-index="0">
<draw:image xlink:href="../Images/yкринформ/2023-07-10T15-20-00-03-00/630_360_1471833334-4346.jpg" xlink:type="simple" xlink:show="embed" xlink:actuate="onLoad" draw:mime-type="image/jpeg"/>
</draw:frame>
Feldman Ecopark, imprisoned by the Russians, returned animals near Kharkiv: Doalpak, Kizz, Pony and Birds have joined a newborn baby camel.</text:p>
      <text:p text:style-name="P4">
As Ukrinform reports, this was reported on <text:a xlink:type="simple" xlink:href="https://www.facebook.com/pochta.feldman/posts/pfbid02KpxNmnCHBd7X3Nd495CkDq3aYRX5N73SMQfBGDwzDH3CjuCuvqppF7Mo5AjZhDFal" text:style-name="Internet_20_link" text:visited-style-name="Visited_20_Internet_20_Link">
Facebook</text:a>
Park founder Alexander Feldman.</text:p>
      <text:p text:style-name="P4">
“The verblyudu mom with camels returned to the eco-park!The baby was born in forced emigration. He has already strengthened and feels well, so experts have given good to move. Werbluden grows every day. Now we flash it with milk, and soon it will start to taste and solid food, ”the founder said.</text:p>
      <text:p text:style-name="P4">
<text:span text:style-name="T4">
 Read also: </text:span>
 <text:a xlink:type="simple" xlink:href="https://www.ukrinform.ua/rubric-regions/3680879-blizko-20-inozemnih-kompanij-dopomozut-u-rozminuvanni-harkivskogo-feldman-ekoparku.html" text:style-name="Internet_20_link" text:visited-style-name="Visited_20_Internet_20_Link">
About 20 foreign companies will help in demining Kharkivsky Feldman <text:span text:style-name="T4">
 Ecopark </text:span>
 y</text:a>
According to Ukrinform, in February 2022 he found himself on the line of fire, because it is located on the Kharkiv Ring Road. From there to the border with the Russian Federation -give your hand. The location, which was one of the highlights of Kharkiv, was affected and replaced. Due to the destruction of the enclosures, some animals have run away, many animals were killed, including offspring of white tigers, panther, and jaguars.</text:p>
      <text:p text:style-name="P4">
During the shelling, three eco -park staff were killed who came to feed animals. A 15-year-old guy was also killed who helped parents to savage animals.</text:p>
      <text:p text:style-name="P4">
On April 19, two more employees were found in the territory, shot by Russian soldiers in early March.</text:p>
      <text:p text:style-name="P4">
<text:span text:style-name="T4">
 Read also: </text:span>
 [Odessa helps to equip the zoo and support the steam(https://www.ukrinform.ua/rubric-regions/3682580-odesiti-dopomagaut-oblastovuvati-zoopark-ta-pidtrimuut-tvarin-grosima.html)Most animals from the park were accepted by colleagues from Kovalivka in Poltava region, also brought animals in the city zoo of Kharkiv, in Odessa and other cities of Ukraine.</text:p>
      <text:p text:style-name="P4">
The park is currently beginning to revive. On June 1, the Alpak Valley opened -opposite the main eco -park territory. This location is cleared of explosive subjects.</text:p>
      <text:p text:style-name="P4">
_ Photo illustrative_</text:p>
      <text:p text:style-name="P4">
News Source: <text:a xlink:type="simple" xlink:href="https://www.ukrinform.ua/rubric-regions/3733897-do-zrujnovanogo-harkivskogo-ekoparku-povernuli-verbludiv.html" text:style-name="Internet_20_link" text:visited-style-name="Visited_20_Internet_20_Link">
https://www.ukrinform.ua/rubric-regions/3733897-do-zrujnovanogo-harkivskogo-ekoparku-povernuli-verbludiv.html</text:a>
</text:p>
      <!--NEWS-->
      <text:h text:style-name="P10" text:outline-level="1">
<text:span text:style-name="T4">
Erdogan has put forward a new condition for Sweden's accession to NATO</text:span>
</text:h>
      <text:p text:style-name="P4">
Authors: Ukrinform (Person)</text:p>
      <text:p text:style-name="P4">
Publisher: Укринформ (Organization)</text:p>
      <text:p text:style-name="P4">
Published Time: 2023-07-10T15:21:00+03:00</text:p>
      <text:p text:style-name="P4">
Modified Time: 2023-07-10T15:21:00+03:00</text:p>
      <text:p text:style-name="P4">
Description: Turkey will approve Sweden's application for NATO joining after EU leaders open the way to join Ankara to the European Community. - Ukrinform.</text:p>
      <text:p text:style-name="P4">
Images: ['<text:a xlink:type="simple" xlink:href="https://static.ukrinform.com/photos/2023_05/thumb_files/630_360_1685339211-646.jpg" text:style-name="Internet_20_link" text:visited-style-name="Visited_20_Internet_20_Link">
630_360_16853...</text:a>
']</text:p>
      <text:p text:style-name="P4">
Tags: ['Ердоган', 'НАТО', 'Швеція', 'Туреччина']</text:p>
      <text:p text:style-name="P4">
Type: Article</text:p>
      <!--METADATA-->
      <text:p text:style-name="P4">
<draw:frame draw:style-name="fr1" draw:name="Image83" text:anchor-type="as-char" svg:width="6.9236in" svg:height="3.956343in" draw:z-index="0">
<draw:image xlink:href="../Images/yкринформ/2023-07-10T15-21-00-03-00/630_360_1685339211-646.jpg" xlink:type="simple" xlink:show="embed" xlink:actuate="onLoad" draw:mime-type="image/jpeg"/>
</draw:frame>
Turkey will declare Sweden's application for joining NATO after the EU leaders have opened to join Ankara to the European Community.</text:p>
      <text:p text:style-name="P4">
As Ukrinform reports, it reports <text:a xlink:type="simple" xlink:href="https://www.france24.com/en/live-news/20230710-turkey-to-back-sweden-s-nato-bid-in-return-for-eu-membership-erdogan" text:style-name="Internet_20_link" text:visited-style-name="Visited_20_Internet_20_Link">
afp.</text:a>
On this occasion, Erdogan has today, July 10, to meet in Vilnius Zapremier-Minister of Sweden Ulf Christterson.</text:p>
      <text:p text:style-name="P4">
The Turkish President said that the same leaders of countries who blocked the EU membership in the EU want it to support Sweden's candidacy for NATO.</text:p>
      <text:p text:style-name="P4">
"Almost all NATO members are EU members. Now I am contacting these countries, which are for Turkey to wait more than 50 years, and I will turn to them again," Erdogan said during a television speech.</text:p>
      <text:p text:style-name="P4">
“First open the way to membership <text:a xlink:type="simple" xlink:href="https://www.ukrinform.ua/tag-tureccina" text:style-name="Internet_20_link" text:visited-style-name="Visited_20_Internet_20_Link">
Turkey</text:a>
In the EU, and then we will open it for Sweden as we opened it for Finland. "</text:p>
      <text:p text:style-name="P4">
Erdogan added that "this is what I told" US President Joe Biden in a signon -talking of two presidents on Sunday.</text:p>
      <text:p text:style-name="P4">
<text:span text:style-name="T4">
 Read also: </text:span>
 <text:a xlink:type="simple" xlink:href="https://www.ukrinform.ua/rubric-world/3732025-bilij-dim-zaklikav-ugorsinu-j-tureccinu-akomoga-skorise-shvaliti-clenstvo-svecii-v-nato.html" text:style-name="Internet_20_link" text:visited-style-name="Visited_20_Internet_20_Link">
White House called Hungary and Turkey as Skorishes to Score Membership <text:span text:style-name="T4">
 Sweden </text:span>
 in NATO</text:a>
The Turkish leader has previously expressed disappointment with the fact that he calls Sweden to fulfill his promise to cope with Kurdish -boobs, who allegedly "wander the streets" of Stockholm.</text:p>
      <text:p text:style-name="P4">
It was reported that in June, NATO Secretary General Jens Stoltenberg Post -Stops with Turkish President Recep Erdogan in Istanbul stated that <text:a xlink:type="simple" xlink:href="https://www.ukrinform.ua/rubric-world/3728304-stoltenberg-pisla-rozmovi-z-erdoganom-spodivaetsa-na-progres-u-pitanni-vstupu-svecii-v-nato.html" text:style-name="Internet_20_link" text:visited-style-name="Visited_20_Internet_20_Link">
Sweden fulfilled his obligations to enter the Alliance.</text:a>
Photo: Getty images</text:p>
      <text:p text:style-name="P4">
News Source: <text:a xlink:type="simple" xlink:href="https://www.ukrinform.ua/rubric-world/3733898-erdogan-visunuv-novu-umovu-dla-vstupu-svecii-do-nato.html" text:style-name="Internet_20_link" text:visited-style-name="Visited_20_Internet_20_Link">
https://www.ukrinform.ua/rubric-world/3733898-erdogan-visunuv-novu-umovu-dla-vstupu-svecii-do-nato.html</text:a>
</text:p>
      <!--NEWS-->
      <text:h text:style-name="P10" text:outline-level="1">
<text:span text:style-name="T4">
In the Nikolaev area, the landfill is burning - the fire is extinguished from the night</text:span>
</text:h>
      <text:p text:style-name="P4">
Authors: Ukrinform (Person)</text:p>
      <text:p text:style-name="P4">
Publisher: Укринформ (Organization)</text:p>
      <text:p text:style-name="P4">
Published Time: 2023-07-10T15:24:00+03:00</text:p>
      <text:p text:style-name="P4">
Modified Time: 2023-07-10T15:24:00+03:00</text:p>
      <text:p text:style-name="P4">
Description: In the village of Lugovo, the Nikolaev area, a fire at the landfill of solid household waste is extinguished from the night. - Ukrinform.</text:p>
      <text:p text:style-name="P4">
Images: ['<text:a xlink:type="simple" xlink:href="https://static.ukrinform.com/photos/2023_07/thumb_files/630_360_1688991998-524.jpg" text:style-name="Internet_20_link" text:visited-style-name="Visited_20_Internet_20_Link">
630_360_16889...</text:a>
']</text:p>
      <text:p text:style-name="P4">
Tags: ['ДСНС', 'Миколаївщина', 'Пожежа', 'Сміття']</text:p>
      <text:p text:style-name="P4">
Type: Article</text:p>
      <!--METADATA-->
      <text:p text:style-name="P4">
<draw:frame draw:style-name="fr1" draw:name="Image84" text:anchor-type="as-char" svg:width="6.9236in" svg:height="3.956343in" draw:z-index="0">
<draw:image xlink:href="../Images/yкринформ/2023-07-10T15-24-00-03-00/630_360_1688991998-524.jpg" xlink:type="simple" xlink:show="embed" xlink:actuate="onLoad" draw:mime-type="image/jpeg"/>
</draw:frame>
In the village of Nikolaev region, a fire at the landfill of solid waste is extinguished from the night.</text:p>
      <text:p text:style-name="P4">
About it in <text:a xlink:type="simple" xlink:href="https://www.facebook.com/DSNSMYKOL/posts/pfbid0HafkZDhK58LTGxzGmBVQYQUVjP4WsZtoBeVmzbiHZuEzNGtFt8vbyV6XVf8teA2al" text:style-name="Internet_20_link" text:visited-style-name="Visited_20_Internet_20_Link">
Facebook</text:a>
The Regional Directorate of the SES reported, Ukrinform reports.</text:p>
      <text:p text:style-name="P4">
“On July 9 at 21:40, 101 was reported that in the village. Lugovekobliv Territorial Community of Mykolaiv District Burning Napoligons of Solid Household Waste of KP "Koblivsky Sill Communist" ... State 05:45 July 10 <text:a xlink:type="simple" xlink:href="https://www.ukrinform.ua/tag-pozeza" text:style-name="Internet_20_link" text:visited-style-name="Visited_20_Internet_20_Link">
Fire</text:a>
Localized area of 500 square meters. m, ”the rescue service reported.</text:p>
      <text:p text:style-name="P4">
There are 5 rescuers on the spot, 1 special car from the SES, staff and 2 fire trucks of Kobleve PPOs were involved. Extinguishing is complicated by the pierced wind, the absence of a source of water supply. The water is supplied by farmers.</text:p>
      <text:p text:style-name="P4">
<text:span text:style-name="T4">
 Read also: </text:span>
 <text:a xlink:type="simple" xlink:href="https://www.ukrinform.ua/rubric-kyiv/3733536-u-kievi-likviduvali-pozezu-na-azs.html" text:style-name="Internet_20_link" text:visited-style-name="Visited_20_Internet_20_Link">
in Kiev eliminated <text:span text:style-name="T4">
 fire </text:span>
 at gas station</text:a>
 As it was reported, in several regions of the Odessa region it is recorded <text:a xlink:type="simple" xlink:href="https://www.ukrinform.ua/rubric-regions/3733540-na-odesini-palae-suha-roslinnist.html" text:style-name="Internet_20_link" text:visited-style-name="Visited_20_Internet_20_Link">
ignition of extraordinary ecosystems. </text:a>
Photo: Main Directorate of the SES of Ukraine in the Nikolaev area</text:p>
      <text:p text:style-name="P4">
News Source: <text:a xlink:type="simple" xlink:href="https://www.ukrinform.ua/rubric-regions/3733908-na-mikolaivsini-palae-smittezvalise-pozezu-gasat-z-noci.html" text:style-name="Internet_20_link" text:visited-style-name="Visited_20_Internet_20_Link">
https://www.ukrinform.ua/rubric-regions/3733908-na-mikolaivsini-palae-smittezvalise-pozezu-gasat-z-noci.html</text:a>
</text:p>
      <!--NEWS-->
      <text:h text:style-name="P10" text:outline-level="1">
<text:span text:style-name="T4">
Discussions on security guarantees for Ukraine are ongoing - SHOLC</text:span>
</text:h>
      <text:p text:style-name="P4">
Authors: Ukrinform (Person)</text:p>
      <text:p text:style-name="P4">
Publisher: Укринформ (Organization)</text:p>
      <text:p text:style-name="P4">
Published Time: 2023-07-10T15:26:00+03:00</text:p>
      <text:p text:style-name="P4">
Modified Time: 2023-07-10T15:26:00+03:00</text:p>
      <text:p text:style-name="P4">
Description: Discussion is what safety guarantees for Ukraine will look like. - Ukrinform.</text:p>
      <text:p text:style-name="P4">
Images: ['<text:a xlink:type="simple" xlink:href="https://static.ukrinform.com/photos/2023_07/thumb_files/630_360_1688992039-805.jpeg" text:style-name="Internet_20_link" text:visited-style-name="Visited_20_Internet_20_Link">
630_360_16889...</text:a>
']</text:p>
      <text:p text:style-name="P4">
Tags: ['Німеччина', 'Україна', 'Шольц', 'Війна з Росією', 'Гарантії безпеки']</text:p>
      <text:p text:style-name="P4">
Type: Article</text:p>
      <!--METADATA-->
      <text:p text:style-name="P4">
<draw:frame draw:style-name="fr1" draw:name="Image89" text:anchor-type="as-char" svg:width="6.9236in" svg:height="3.956343in" draw:z-index="0">
<draw:image xlink:href="../Images/yкринформ/2023-07-10T15-26-00-03-00/630_360_1688992039-805.jpeg" xlink:type="simple" xlink:show="embed" xlink:actuate="onLoad" draw:mime-type="image/jpeg"/>
</draw:frame>
Discussion is what safety guarantees for Ukraine will look like.</text:p>
      <text:p text:style-name="P4">
This was stated by German Chancellor Olaf Scholtz at a joint press conference by Australia Prime Minister Anthony Albanise in Berlin on Monday, Ukrinform correspondent reports.</text:p>
      <text:p text:style-name="P4">
"We discuss many months about security guarantees after peace is reached.</text:p>
      <text:p text:style-name="P4">
He recalled that <text:a xlink:type="simple" xlink:href="https://www.ukrinform.ua/tag-nimeccina" text:style-name="Internet_20_link" text:visited-style-name="Visited_20_Internet_20_Link">
Germany</text:a>
It is the second country in the world in terms of providing support for Ukraine, and in the budget of Germany funds for further support of Kiev. The Chancellor also called an important concern in Vilnius this week of Nato-Ukraine Council, which demonstrates the development of cooperation between the parties.</text:p>
      <text:p text:style-name="P4">
<text:span text:style-name="T4">
 Read also: </text:span>
 <text:a xlink:type="simple" xlink:href="https://www.ukrinform.ua/rubric-ato/3731873-solc-nazvav-ukrainskij-kontrnastup-citkim-ta-dobre-organizovanim.html" text:style-name="Internet_20_link" text:visited-style-name="Visited_20_Internet_20_Link">
Scholtz named the Ukrainian counter -offensive clear and well -organized</text:a>
At the same time, Sholtz noted the role of Australia, which "gives Ukraine a huge assistance", in particular the military.</text:p>
      <text:p text:style-name="P4">
In turn, Albanese noted that Australia and Germany are "partners in support of Ukraine".</text:p>
      <text:p text:style-name="P4">
The heads of two governments emphasized the unity of positions on the need to provide Ukraine with assistance to protect sovereignty and territorial integrity.</text:p>
      <text:p text:style-name="P4">
<text:span text:style-name="T4">
 Read also: </text:span>
 <text:a xlink:type="simple" xlink:href="https://www.ukrinform.ua/rubric-polytics/3733631-zelenskij-ukraina-povinna-otrimati-citki-garantii-bezpeki-poki-vona-ne-v-nato.html" text:style-name="Internet_20_link" text:visited-style-name="Visited_20_Internet_20_Link">
Zelensky: Ukraine should get clear <text:span text:style-name="T4">
 guarantees </text:span>
 security until it is in NATO</text:a>
Both politicians also noted that to transfer to Ukraine cassette ammunition was a convex decision of Washington. Both Germany and Astralia have signed the Convention, which prohibits the use and transfer of such weapons.</text:p>
      <text:p text:style-name="P4">
As it was reported, President of Ukraine Volodymyr Zelensky emphasized that it was not a clear security guarantee of NATO at the Vilnius Summit, and the Ukrainian did not join the Alliance.</text:p>
      <text:p text:style-name="P4">
News Source: <text:a xlink:type="simple" xlink:href="https://www.ukrinform.ua/rubric-ato/3733903-diskusii-sodo-bezpekovih-garantij-dla-ukraini-trivaut-solc.html" text:style-name="Internet_20_link" text:visited-style-name="Visited_20_Internet_20_Link">
https://www.ukrinform.ua/rubric-ato/3733903-diskusii-sodo-bezpekovih-garantij-dla-ukraini-trivaut-solc.html</text:a>
</text:p>
      <!--NEWS-->
      <text:h text:style-name="P10" text:outline-level="1">
<text:span text:style-name="T4">
In Ukraine, it is not possible to say objectively whether a person is an oligarch, it is impossible - OP</text:span>
</text:h>
      <text:p text:style-name="P4">
Authors: Ukrinform (Person)</text:p>
      <text:p text:style-name="P4">
Publisher: Укринформ (Organization)</text:p>
      <text:p text:style-name="P4">
Published Time: 2023-07-10T15:27:00+03:00</text:p>
      <text:p text:style-name="P4">
Modified Time: 2023-07-10T15:27:00+03:00</text:p>
      <text:p text:style-name="P4">
Description: In Ukraine, it is difficult to determine who is the oligarch because of the loss of assets by the owners of assets, so it is unreasonable. - Ukrinform.</text:p>
      <text:p text:style-name="P4">
Images: ['<text:a xlink:type="simple" xlink:href="https://static.ukrinform.com/photos/2023_02/thumb_files/630_360_1677617976-750.jpg" text:style-name="Internet_20_link" text:visited-style-name="Visited_20_Internet_20_Link">
630_360_16776...</text:a>
']</text:p>
      <text:p text:style-name="P4">
Tags: ['Олігархи', 'Війна з Росією']</text:p>
      <text:p text:style-name="P4">
Type: Article</text:p>
      <!--METADATA-->
      <text:p text:style-name="P4">
<draw:frame draw:style-name="fr1" draw:name="Image90" text:anchor-type="as-char" svg:width="6.9236in" svg:height="3.956343in" draw:z-index="0">
<draw:image xlink:href="../Images/yкринформ/2023-07-10T15-27-00-03-00/630_360_1677617976-750.jpg" xlink:type="simple" xlink:show="embed" xlink:actuate="onLoad" draw:mime-type="image/jpeg"/>
</draw:frame>
In Ukraine, due to the loss of assets by the owners of the assets, it is difficult to determine who is the oligarch, so it is also unreasonable.</text:p>
      <text:p text:style-name="P4">
The deputy head of the Presidential Office Andriy Smirnov in [] said this(https://www.rbc.ua/rus/news/andriy-smirnov-keys-knyazeva-dovodit-shcho-1688750808.html?fbclid=IwAR0irejcT0a1NUJhGb3rE2y9YV50xjpKHV68hHznZoV-KQTtWdENso92QgY)<text:a xlink:type="simple" xlink:href="https://www.rbc.ua/rus/news/andriy-smirnov-keys-knyazeva-dovodit-shcho-1688750808.html" text:style-name="Internet_20_link" text:visited-style-name="Visited_20_Internet_20_Link">
interview</text:a>
The online publication of RBC-Ukraine, Ukrinform reports.</text:p>
      <text:p text:style-name="P4">
“Let's historically follow you from the moment of adoption of the law of a day. How many public things have you noticed in the actions of persons who have shown to get into the oligarchs register. Some made mandates, others closed the TV channels in order not to meet the criteria. But today. Today, even big business has lost a lot. Today, it is impossible to objectively say that a person is an oligarch, given the fact that these people are being assembled for billions of dollars. Now to make registers and run, to say, "We have made a registry," well, it is not reasonable, "he said.</text:p>
      <text:p text:style-name="P4">
The deputy head of OP recalled that the Venice Commission insisted on the implementation of the oligarchs law.</text:p>
      <text:p text:style-name="P4">
At the same time, he said that in the parliament, he is considering in the second reading, he reinforces the Bill on the Antimonopoly Committee, which, he said, significantly strengthens the state's capabilities as a regulator, enhances antitrastras.</text:p>
      <text:p text:style-name="P4">
<text:span text:style-name="T4">
 Read also: </text:span>
 <text:a xlink:type="simple" xlink:href="https://www.ukrinform.ua/rubric-economy/3728909-ukraina-mae-stati-krainou-de-nikogo-ne-nazves-oligarhom-zelenskij.html" text:style-name="Internet_20_link" text:visited-style-name="Visited_20_Internet_20_Link">
Ukraine should become a country where you will not call anyone <text:span text:style-name="T4">
 oligarch </text:span>
 ohm - Zelensky</text:a>
Smirnov noted that this is all auxiliary in combating excessive concentration.</text:p>
      <text:p text:style-name="P4">
He explained that, in addition to the law on oligarchs, there are other laws, more specific, point, which improve the possibility of combating the phenomena of excessive influence of and creating in internal political life.</text:p>
      <text:p text:style-name="P4">
“In a country in which the war in which people lose factories is(Register Library - Ed.)not on time. It is difficult to give an objective assessment. It does not make it. It is necessary to win the war, and then to sit down and look at a specific "cartoom", - added the deputy head of the office of the Head of State.In November 2021, President Volodymyr Zelensky signed the law "Propagonization of Threats to National Security, related to excessive influences that have significant economic or political weight in public life(oligarchs)".</text:p>
      <text:p text:style-name="P4">
On June 29, 2022, President Volodymyr Zelenskyy introduced the decision <text:a xlink:type="simple" xlink:href="https://www.ukrinform.ua/tag-rnbo" text:style-name="Internet_20_link" text:visited-style-name="Visited_20_Internet_20_Link">
NSDC</text:a>
about the register of oligarchs, the procedure for its formation and maintenance, signing the appropriate decree.</text:p>
      <text:p text:style-name="P4">
News Source: <text:a xlink:type="simple" xlink:href="https://www.ukrinform.ua/rubric-economy/3733901-v-ukraini-narazi-obektivno-skazati-ci-e-ludina-oligarhom-nemozlivo-op.html" text:style-name="Internet_20_link" text:visited-style-name="Visited_20_Internet_20_Link">
https://www.ukrinform.ua/rubric-economy/3733901-v-ukraini-narazi-obektivno-skazati-ci-e-ludina-oligarhom-nemozlivo-op.html</text:a>
</text:p>
      <!--NEWS-->
      <text:h text:style-name="P10" text:outline-level="1">
<text:span text:style-name="T4">
Usik and Dubois held the first battle of views</text:span>
</text:h>
      <text:p text:style-name="P4">
Authors: Ukrinform (Person)</text:p>
      <text:p text:style-name="P4">
Publisher: Укринформ (Organization)</text:p>
      <text:p text:style-name="P4">
Published Time: 2023-07-10T15:32:56+03:00</text:p>
      <text:p text:style-name="P4">
Modified Time: 2023-07-10T15:32:56+03:00</text:p>
      <text:p text:style-name="P4">
Description: The battle will take place on August 26. - Ukrinform.</text:p>
      <text:p text:style-name="P4">
Images: ['<text:a xlink:type="simple" xlink:href="https://static.ukrinform.com/photos/2023_07/thumb_files/630_360_1688992278-258.jpg" text:style-name="Internet_20_link" text:visited-style-name="Visited_20_Internet_20_Link">
630_360_16889...</text:a>
']</text:p>
      <text:p text:style-name="P4">
Tags: ['Бокс', 'Усик']</text:p>
      <text:p text:style-name="P4">
Type: Article</text:p>
      <!--METADATA-->
      <text:p text:style-name="P4">
<draw:frame draw:style-name="fr1" draw:name="Image91" text:anchor-type="as-char" svg:width="6.9236in" svg:height="3.956343in" draw:z-index="0">
<draw:image xlink:href="../Images/yкринформ/2023-07-10T15-32-56-03-00/630_360_1688992278-258.jpg" xlink:type="simple" xlink:show="embed" xlink:actuate="onLoad" draw:mime-type="image/jpeg"/>
</draw:frame>
Will fight on August 26.</text:p>
      <text:p text:style-name="P4">
WBA, WBO, IBO and IBF champion Alexander Usik(20-0, 13 Ko)Table Daniel Duba(19-1, 18 Ko)They held a battle of views, Ukrinform reports.  Ticket price for a match starts from 49 zlotys - 11 euros(About 445 hryvnia- note.).</text:p>
      <text:p text:style-name="P4">
Бій Усика та Дюбуа відбудеться 26 серпня у Вроцлаві на «Тарчинськи Арена».</text:p>
      <text:p text:style-name="P4">
<text:span text:style-name="T4">
Читайте також:</text:span>
 <text:a xlink:type="simple" xlink:href="https://www.ukrinform.ua/rubric-sports/3733256-berincik-bitimetsa-v-anderkarti-poedinku-usik-dubua.html" text:style-name="Internet_20_link" text:visited-style-name="Visited_20_Internet_20_Link">
 Берінчик битиметься в андеркарті поєдинку <text:span text:style-name="T4">
Усик</text:span>
 -Дюбуа </text:a>
In his last battle, Usik re -overcome British Anthony Joshua, protecting his belts. Duba won Kevin Leren with a technical knockout in December, retained the status of a compulsory WBA belt that Ukrainian owns.</text:p>
      <text:p text:style-name="P4">
Photo: K2 Promotions</text:p>
      <text:p text:style-name="P4">
News Source: <text:a xlink:type="simple" xlink:href="https://www.ukrinform.ua/rubric-sports/3733909-usik-ta-dubua-proveli-persu-bitvu-pogladiv.html" text:style-name="Internet_20_link" text:visited-style-name="Visited_20_Internet_20_Link">
https://www.ukrinform.ua/rubric-sports/3733909-usik-ta-dubua-proveli-persu-bitvu-pogladiv.html</text:a>
</text:p>
      <!--NEWS-->
      <text:h text:style-name="P10" text:outline-level="1">
<text:span text:style-name="T4">
Klimenko introduced the new commander of the National Guard Alexander Pivnenko</text:span>
</text:h>
      <text:p text:style-name="P4">
Authors: Ukrinform (Person)</text:p>
      <text:p text:style-name="P4">
Publisher: Укринформ (Organization)</text:p>
      <text:p text:style-name="P4">
Published Time: 2023-07-10T15:34:00+03:00</text:p>
      <text:p text:style-name="P4">
Modified Time: 2023-07-10T15:34:00+03:00</text:p>
      <text:p text:style-name="P4">
Description: Interior Minister Igor Klimenko presented a new commander of the National Guard Alexander Pivnenko. - Ukrinform.</text:p>
      <text:p text:style-name="P4">
Images: ['<text:a xlink:type="simple" xlink:href="https://static.ukrinform.com/photos/2023_07/thumb_files/630_360_1688992325-941.jpg" text:style-name="Internet_20_link" text:visited-style-name="Visited_20_Internet_20_Link">
630_360_16889...</text:a>
']</text:p>
      <text:p text:style-name="P4">
Tags: ['Клименко', 'МВС', 'Нацгвардія']</text:p>
      <text:p text:style-name="P4">
Type: Article</text:p>
      <!--METADATA-->
      <text:p text:style-name="P4">
<draw:frame draw:style-name="fr1" draw:name="Image92" text:anchor-type="as-char" svg:width="6.9236in" svg:height="3.956343in" draw:z-index="0">
<draw:image xlink:href="../Images/yкринформ/2023-07-10T15-34-00-03-00/630_360_1688992325-941.jpg" xlink:type="simple" xlink:show="embed" xlink:actuate="onLoad" draw:mime-type="image/jpeg"/>
</draw:frame>
Igor Klimenko, Minister of Internal Affairs, introduced a new Commander of the National Guard Alexander Pivnenko.</text:p>
      <text:p text:style-name="P4">
About it reports <text:a xlink:type="simple" xlink:href="https://t.me/mvs_ukraine/27248" text:style-name="Internet_20_link" text:visited-style-name="Visited_20_Internet_20_Link">
MIA press service</text:a>
, reports Ukrinform.</text:p>
      <text:p text:style-name="P4">
According to Klimenko, the new head of the National Guard should be focused on the preparation of the Guards of the offensive and the efficient use of seated units. He wished the new commander inspiration and strength.</text:p>
      <text:p text:style-name="P4">
In turn, Pivnenko stated: “The main focus of work is the preparation of the Guard of the offensive. At present, this is the main task of our country in order to unite the tasks in full, in order to define our territories as soon as possible. "</text:p>
      <text:p text:style-name="P4">
<text:span text:style-name="T4">
 Read also: </text:span>
 <text:a xlink:type="simple" xlink:href="https://www.ukrinform.ua/rubric-polytics/3733335-miznarodni-peremovini-ta-povernenna-geroiv-zelenskij-pidbiv-pidsumki-nasicenogo-dna.html" text:style-name="Internet_20_link" text:visited-style-name="Visited_20_Internet_20_Link">
international negotiations and heroes return: Zelensky summed up a busy day</text:a>
At the same time, Klimenko stressed that everyone should remember: now the main thing is the War, but all agencies should also work on the future priorities presented by President Volodymyr Zelenskyy in his doctrine.</text:p>
      <text:p text:style-name="P4">
As reported by Ukrinform, <text:a xlink:type="simple" xlink:href="https://www.ukrinform.ua/rubric-ato/3733326-prezident-priznaciv-oleksia-pivnenka-komanduvacem-nacgvardii.html" text:style-name="Internet_20_link" text:visited-style-name="Visited_20_Internet_20_Link">
July 8, the President appointed a combat officer of the hero of Ukraine Alexander Pivnenko Commander of the National Guard</text:a>
 .</text:p>
      <text:p text:style-name="P4">
News Source: <text:a xlink:type="simple" xlink:href="https://www.ukrinform.ua/rubric-ato/3733910-klimenko-predstaviv-novogo-komanduvaca-nacgvardii-oleksandra-pivnenka.html" text:style-name="Internet_20_link" text:visited-style-name="Visited_20_Internet_20_Link">
https://www.ukrinform.ua/rubric-ato/3733910-klimenko-predstaviv-novogo-komanduvaca-nacgvardii-oleksandra-pivnenka.html</text:a>
</text:p>
      <!--NEWS-->
      <text:h text:style-name="P10" text:outline-level="1">
<text:span text:style-name="T4">
The invaders are reinforcing air defense in Crimea outdated anti -aircraft guns - guerrillas</text:span>
</text:h>
      <text:p text:style-name="P4">
Authors: Ukrinform (Person)</text:p>
      <text:p text:style-name="P4">
Publisher: Укринформ (Organization)</text:p>
      <text:p text:style-name="P4">
Published Time: 2023-07-10T15:35:00+03:00</text:p>
      <text:p text:style-name="P4">
Modified Time: 2023-07-10T15:35:00+03:00</text:p>
      <text:p text:style-name="P4">
Description: Russian invaders are trying to strengthen air defense in the temporarily occupied Crimea with obsolete 57 mm anti-aircraft guns. - Ukrinform.</text:p>
      <text:p text:style-name="P4">
Images: ['<text:a xlink:type="simple" xlink:href="https://static.ukrinform.com/photos/2022_05/thumb_files/630_360_1652075100-633.jpg" text:style-name="Internet_20_link" text:visited-style-name="Visited_20_Internet_20_Link">
630_360_16520...</text:a>
']</text:p>
      <text:p text:style-name="P4">
Tags: ['Крим', 'Війна з Росією', 'ППО']</text:p>
      <text:p text:style-name="P4">
Type: Article</text:p>
      <!--METADATA-->
      <text:p text:style-name="P4">
<draw:frame draw:style-name="fr1" draw:name="Image93" text:anchor-type="as-char" svg:width="6.9236in" svg:height="3.956343in" draw:z-index="0">
<draw:image xlink:href="../Images/yкринформ/2023-07-10T15-35-00-03-00/630_360_1652075100-633.jpg" xlink:type="simple" xlink:show="embed" xlink:actuate="onLoad" draw:mime-type="image/jpeg"/>
</draw:frame>
Russian-encirclers try to increase air defense in the temporarily occupied Krym with outdated 57 mm anti-aircraft guns.</text:p>
      <text:p text:style-name="P4">
This was reported by the military guerrilla movement "Athesh" in <text:a xlink:type="simple" xlink:href="https://t.me/atesh_ua/1216" text:style-name="Internet_20_link" text:visited-style-name="Visited_20_Internet_20_Link">
telegram</text:a>
, reports Ukrinform.</text:p>
      <text:p text:style-name="P4">
It is noted that Atesh agents are watching the Russian military.</text:p>
      <text:p text:style-name="P4">
“The Russian military is trying to increase air defense in the Crimea at the expense of outdated57 mm anti-aircraft guns C-60. Atesh agents recorded the movement of these systems of the city and the deployment of fire positions north of Evpatoria, ”the question reads.</text:p>
      <text:p text:style-name="P4">
<text:span text:style-name="T4">
 Read also: </text:span>
 <text:a xlink:type="simple" xlink:href="https://www.ukrinform.ua/rubric-crimea/3733828-zagarbniki-probuut-rozvantaziti-krimskij-mist-zbilsuuci-trafik-cerez-melitopol-fedorov.html" text:style-name="Internet_20_link" text:visited-style-name="Visited_20_Internet_20_Link">
the enemy seeks to unload <text:span text:style-name="T4">
 Crimea </text:span>
 the bridge, increasing the traffic through Mimelitopol - Fedorov</text:a>
As it was reported, Russian invaders were installed on illegally built mummia through the Kerch Strait by the angle of reflectors to escape the racketeful blows.</text:p>
      <text:p text:style-name="P4">
News Source: <text:a xlink:type="simple" xlink:href="https://www.ukrinform.ua/rubric-crimea/3733911-zagarbniki-posiluut-ppo-v-krimu-zastarilimi-zenitnimi-garmatami-partizani.html" text:style-name="Internet_20_link" text:visited-style-name="Visited_20_Internet_20_Link">
https://www.ukrinform.ua/rubric-crimea/3733911-zagarbniki-posiluut-ppo-v-krimu-zastarilimi-zenitnimi-garmatami-partizani.html</text:a>
</text:p>
      <!--NEWS-->
      <text:h text:style-name="P10" text:outline-level="1">
<text:span text:style-name="T4">
Marchenko made his way to the main grid of the ATP series Challenger in Chicago</text:span>
</text:h>
      <text:p text:style-name="P4">
Authors: Ukrinform (Person)</text:p>
      <text:p text:style-name="P4">
Publisher: Укринформ (Organization)</text:p>
      <text:p text:style-name="P4">
Published Time: 2023-07-10T15:35:46+03:00</text:p>
      <text:p text:style-name="P4">
Modified Time: 2023-07-10T23:35:46+03:00</text:p>
      <text:p text:style-name="P4">
Description: Ukrainian Ilya Marchenko has overcome the qualifying barrier at the Tournament of the Tennisist Association (ATP) of the Challenger Series - Chicago Men's Challenger - in Chicago (USA) with a $ 80,000 prize fund. - Ukrinform.</text:p>
      <text:p text:style-name="P4">
Images: ['<text:a xlink:type="simple" xlink:href="https://static.ukrinform.com/photos/2023_06/thumb_files/630_360_1686825878-112.jpg" text:style-name="Internet_20_link" text:visited-style-name="Visited_20_Internet_20_Link">
630_360_16868...</text:a>
']</text:p>
      <text:p text:style-name="P4">
Tags: ['Теніс', 'Марченко']</text:p>
      <text:p text:style-name="P4">
Type: Article</text:p>
      <!--METADATA-->
      <text:p text:style-name="P4">
<draw:frame draw:style-name="fr1" draw:name="Image96" text:anchor-type="as-char" svg:width="6.9236in" svg:height="3.956343in" draw:z-index="0">
<draw:image xlink:href="../Images/yкринформ/2023-07-10T15-35-46-03-00/630_360_1686825878-112.jpg" xlink:type="simple" xlink:show="embed" xlink:actuate="onLoad" draw:mime-type="image/jpeg"/>
</draw:frame>
Marchenko's Ukrainian Overcome the qualifying barrier at the Tournament of the Association of Tennisist Professionals(ATP)Challenger Series - Chicago Men's Challenger - in Chicago(USA)With a prize fund $ 80 thousand.</text:p>
      <text:p text:style-name="P4">
In the finale of qualification, it is sown at the 7th number of Marchenko in 1 hour 50 mins Kennon Kingsley - 7: 6(8:6), 6: 1, reports Ukrinform.</text:p>
      <text:p text:style-name="P4">
The first rival of Marchenko in the main grid of the competition will be the Australian Deynsuini.</text:p>
      <text:p text:style-name="P4">
<text:span text:style-name="T4">
 Read also: </text:span>
 <text:a xlink:type="simple" xlink:href="https://www.ukrinform.ua/rubric-sports/3733616-ukrainka-svitolina-peremogla-bilorusku-azarovu-i-zigrae-u-cvertfinali-vimbldonu.html" text:style-name="Internet_20_link" text:visited-style-name="Visited_20_Internet_20_Link">
Ukrainian Svitolina defeated Belarusian Azarenko and played in the quarterfinals of Wimbledon</text:a>
The Chicago tournament will last until July 16.</text:p>
      <text:p text:style-name="P4">
Photo: Getty Images.</text:p>
      <text:p text:style-name="P4">
News Source: <text:a xlink:type="simple" xlink:href="https://www.ukrinform.ua/rubric-sports/3734093-marcenko-probivsa-do-osnovnoi-sitki-turniru-atp-serii-challenger-v-cikago.html" text:style-name="Internet_20_link" text:visited-style-name="Visited_20_Internet_20_Link">
https://www.ukrinform.ua/rubric-sports/3734093-marcenko-probivsa-do-osnovnoi-sitki-turniru-atp-serii-challenger-v-cikago.html</text:a>
</text:p>
      <!--NEWS-->
      <text:h text:style-name="P10" text:outline-level="1">
<text:span text:style-name="T4">
There are three more victims of rocket stroke in Lviv hospitals</text:span>
</text:h>
      <text:p text:style-name="P4">
Authors: Ukrinform (Person)</text:p>
      <text:p text:style-name="P4">
Publisher: Укринформ (Organization)</text:p>
      <text:p text:style-name="P4">
Published Time: 2023-07-10T15:42:00+03:00</text:p>
      <text:p text:style-name="P4">
Modified Time: 2023-07-10T15:42:00+03:00</text:p>
      <text:p text:style-name="P4">
Description: There are three victims of two city hospitals in Lviv as a result of a rocket attack on the city on July 6. The condition of all three patients is moderate, they continue to provide the necessary therapy. - Ukrinform.</text:p>
      <text:p text:style-name="P4">
Images: ['<text:a xlink:type="simple" xlink:href="https://static.ukrinform.com/photos/2020_09/thumb_files/630_360_1600090998-358.jpg" text:style-name="Internet_20_link" text:visited-style-name="Visited_20_Internet_20_Link">
630_360_16000...</text:a>
']</text:p>
      <text:p text:style-name="P4">
Tags: ['Львів', 'Війна з Росією', 'Ракетний удар']</text:p>
      <text:p text:style-name="P4">
Type: Article</text:p>
      <!--METADATA-->
      <text:p text:style-name="P4">
<draw:frame draw:style-name="fr1" draw:name="Image97" text:anchor-type="as-char" svg:width="6.9236in" svg:height="3.956343in" draw:z-index="0">
<draw:image xlink:href="../Images/yкринформ/2023-07-10T15-42-00-03-00/630_360_1600090998-358.jpg" xlink:type="simple" xlink:show="embed" xlink:actuate="onLoad" draw:mime-type="image/jpeg"/>
</draw:frame>
There are three victims of two -time hospitals in Lviv as a result of rocket attack on July 6. The condition of all three patients is moderate, they do not provide the necessary therapy.</text:p>
      <text:p text:style-name="P4">
About it reports <text:a xlink:type="simple" xlink:href="https://city-adm.lviv.ua/news/science-and-health/medicine/297428-troie-postrazhdalykh-vid-raketnykh-obstriliv-shche-zalyshaiutsia-v-likarniakh-lvova" text:style-name="Internet_20_link" text:visited-style-name="Visited_20_Internet_20_Link">
press service of Lviv City Council</text:a>
, reports Ukrinform.</text:p>
      <text:p text:style-name="P4">
It is noted that the first medical association continues: ophthalmology-74-year-old victims; in trauma survey-a 61-year-old woman with a closed femoral fracture tamper wounds of soft tissue; In the department of cardiotherapy-an 81-year-old stated with an acute response to stress.</text:p>
      <text:p text:style-name="P4">
<text:span text:style-name="T4">
 Read also: </text:span>
 <text:a xlink:type="simple" xlink:href="https://www.ukrinform.ua/rubric-regions/3733007-cerez-raketnij-udar-rf-po-lvovu-zilo-vtratili-blizko-60-simej-sadovij.html" text:style-name="Internet_20_link" text:visited-style-name="Visited_20_Internet_20_Link">
<text:span text:style-name="T4">
 Through </text:span>
 <text:span text:style-name="T4">
 </text:span>
 missile <text:span text:style-name="T4">
 </text:span>
 Drill <text:span text:style-name="T4">
 RF by </text:span>
 Lviv <text:span text:style-name="T4">
<text:span text:style-name="T5">
* Hous </text:span>
- </text:span>
 garden **</text:a>
According to forecasts <text:a xlink:type="simple" xlink:href="https://www.ukrinform.ua/tag-mediki" text:style-name="Internet_20_link" text:visited-style-name="Visited_20_Internet_20_Link">
doctors</text:a>
, inpatient treatment will take some time so that the victims can recover post -trauma.</text:p>
      <text:p text:style-name="P4">
As reported by Ukrinform, as a result of a rocket strike of Russians on an apartment building <text:a xlink:type="simple" xlink:href="https://www.ukrinform.ua/rubric-regions/3732559-kilkist-zagiblih-vnaslidok-raketnogo-udaru-po-lvovu-zrosla-do-desati-sadovij.html" text:style-name="Internet_20_link" text:visited-style-name="Visited_20_Internet_20_Link">
10 people were killed in Lviv on July 6</text:a>
, 48 more were injured and injured in varying severity.</text:p>
      <text:p text:style-name="P4">
News Source: <text:a xlink:type="simple" xlink:href="https://www.ukrinform.ua/rubric-regions/3733914-u-likarnah-lvova-zalisautsa-se-troe-postrazdalih-vid-raketnogo-udara.html" text:style-name="Internet_20_link" text:visited-style-name="Visited_20_Internet_20_Link">
https://www.ukrinform.ua/rubric-regions/3733914-u-likarnah-lvova-zalisautsa-se-troe-postrazdalih-vid-raketnogo-udara.html</text:a>
</text:p>
      <!--NEWS-->
      <text:h text:style-name="P10" text:outline-level="1">
<text:span text:style-name="T4">
Australia will send a survey of observation and more than 100 armored vehicles to Germany</text:span>
</text:h>
      <text:p text:style-name="P4">
Authors: Ukrinform (Person)</text:p>
      <text:p text:style-name="P4">
Publisher: Укринформ (Organization)</text:p>
      <text:p text:style-name="P4">
Published Time: 2023-07-10T15:46:00+03:00</text:p>
      <text:p text:style-name="P4">
Modified Time: 2023-07-10T15:46:00+03:00</text:p>
      <text:p text:style-name="P4">
Description: Australia will send a special aircraft aircraft to Germany to Germany and the appropriate staff, as well as over the 100 Boxer armored vehicles. - Ukrinform.</text:p>
      <text:p text:style-name="P4">
Images: ['<text:a xlink:type="simple" xlink:href="https://static.ukrinform.com/photos/2023_07/thumb_files/630_360_1688995927-649.jpg" text:style-name="Internet_20_link" text:visited-style-name="Visited_20_Internet_20_Link">
630_360_16889...</text:a>
']</text:p>
      <text:p text:style-name="P4">
Tags: ['Австралія', 'Літак', 'Німеччина']</text:p>
      <text:p text:style-name="P4">
Type: Article</text:p>
      <!--METADATA-->
      <text:p text:style-name="P4">
<draw:frame draw:style-name="fr1" draw:name="Image98" text:anchor-type="as-char" svg:width="6.9236in" svg:height="3.956343in" draw:z-index="0">
<draw:image xlink:href="../Images/yкринформ/2023-07-10T15-46-00-03-00/630_360_1688995927-649.jpg" xlink:type="simple" xlink:show="embed" xlink:actuate="onLoad" draw:mime-type="image/jpeg"/>
</draw:frame>
Australia will go to Germany with a special aircraft surveillance of the relevant personnel, as well as over armored vehicles 100 Boxer.</text:p>
      <text:p text:style-name="P4">
This was reported by the heads of governments of the two countries after their negotiations in Berlin, Ukrinform correspondent reports.</text:p>
      <text:p text:style-name="P4">
“Today I am announced on Australia's new contribution to security in Europe in <text:a xlink:type="simple" xlink:href="https://www.ukrinform.ua/tag-nimeccina" text:style-name="Internet_20_link" text:visited-style-name="Visited_20_Internet_20_Link">
Germany</text:a>
E-7a Wedgetail aircraft aircraft, ”said Anthony Albanese Prime Minister.</text:p>
      <text:p text:style-name="P4">
According to him, the aircraft of the royal air forces of Australia will help the fate of logistics hubs through which the humanitarian and military aid of Ukraine passes.</text:p>
      <text:p text:style-name="P4">
<text:span text:style-name="T4">
 Read also: </text:span>
 <text:a xlink:type="simple" xlink:href="https://www.ukrinform.ua/rubric-ato/3733903-diskusii-sodo-bezpekovih-garantij-dla-ukraini-trivaut-solc.html" text:style-name="Internet_20_link" text:visited-style-name="Visited_20_Internet_20_Link">
Discussions on security guarantees for Ukraine continue - <text:span text:style-name="T4">
 SHOLC </text:span>
</text:a>
Together with the aircraft in Germany will arrive up to 100 people - crew and auxiliary staff. The mission is designed for 6 months. The aircraft will be used in a air space in Europe.</text:p>
      <text:p text:style-name="P4">
German Chancellor Olaf Scholt added that the aircraft will be based on Ramstein Air Force. In his words, Ukraine needs such support.</text:p>
      <text:p text:style-name="P4">
The parties also concluded a fundamental agreement in 2025 of more than 100 Australian Boxer armored vehicles for European Armed Forces within one acquisition of more export agreements in the Australia's Defense Agreement in the Australian History(More than 1 billion don.). Більшість цих машин буде вироблена німецьким підрядником Rheinmetall.Виробництво розпочалося в північно-східному штаті Квінсленд у березні законтрактом на поставку 211 машин для австралійських військових.</text:p>
      <text:p text:style-name="P4">
<text:span text:style-name="T4">
Читайте також:</text:span>
 <text:a xlink:type="simple" xlink:href="https://www.ukrinform.ua/rubric-ato/3732366-partneri-nadali-ukraini-trohi-bils-ak-polovinu-zaavlenogo-vazkogo-ozbroenna.html" text:style-name="Internet_20_link" text:visited-style-name="Visited_20_Internet_20_Link">
 Партнери надали Україні трохи більш як половинузаявленого важкого озброєння </text:a>
The re -export agreement of German military technologies appeared against the background of the European countries in Ukraine to replenish its military equipment.</text:p>
      <text:p text:style-name="P4">
Albanese visits to Berlin on the eve of NATO summit in Vilnius. He will take part in the NATO leaders Summit in Lithuania, where Australia Blazalas was a partner of the Indian-Pacific Four, along with Japan, Novovazland and South Korea.</text:p>
      <text:p text:style-name="P4">
Photo by Olga Tanasiychuk, Ukrinform</text:p>
      <text:p text:style-name="P4">
News Source: <text:a xlink:type="simple" xlink:href="https://www.ukrinform.ua/rubric-world/3733916-avstralia-napravit-do-frn-specialnij-litak-sposterezenna-za-povitranim-prostorom.html" text:style-name="Internet_20_link" text:visited-style-name="Visited_20_Internet_20_Link">
https://www.ukrinform.ua/rubric-world/3733916-avstralia-napravit-do-frn-specialnij-litak-sposterezenna-za-povitranim-prostorom.html</text:a>
</text:p>
      <!--NEWS-->
      <text:h text:style-name="P10" text:outline-level="1">
<text:span text:style-name="T4">
In the Crimea, the FSB forces the "managers" of enterprises to report pro -Ukrainian sentiment among employees</text:span>
</text:h>
      <text:p text:style-name="P4">
Authors: Ukrinform (Person)</text:p>
      <text:p text:style-name="P4">
Publisher: Укринформ (Organization)</text:p>
      <text:p text:style-name="P4">
Published Time: 2023-07-10T15:46:54+03:00</text:p>
      <text:p text:style-name="P4">
Modified Time: 2023-07-10T15:46:54+03:00</text:p>
      <text:p text:style-name="P4">
Description: The FSB in the temporarily occupied Crimea talks to the "managers" of enterprises and emphasizes that they report on pro -Ukrainian sentiment among employees. - Ukrinform.</text:p>
      <text:p text:style-name="P4">
Images: ['<text:a xlink:type="simple" xlink:href="https://static.ukrinform.com/photos/2019_11/thumb_files/630_360_1572863645-823.jpg" text:style-name="Internet_20_link" text:visited-style-name="Visited_20_Internet_20_Link">
630_360_15728...</text:a>
']</text:p>
      <text:p text:style-name="P4">
Tags: ['ФСБ РФ', 'Крим', 'Україна']</text:p>
      <text:p text:style-name="P4">
Type: Article</text:p>
      <!--METADATA-->
      <text:p text:style-name="P4">
<draw:frame draw:style-name="fr1" draw:name="Image100" text:anchor-type="as-char" svg:width="6.9236in" svg:height="3.956343in" draw:z-index="0">
<draw:image xlink:href="../Images/yкринформ/2023-07-10T15-46-54-03-00/630_360_1572863645-823.jpg" xlink:type="simple" xlink:show="embed" xlink:actuate="onLoad" draw:mime-type="image/jpeg"/>
</draw:frame>
The FSB, in a timely occupied Crimea, talks to the "managers" of the enterprises Tanlomovy to report pro -Ukrainian sentiment among employees.</text:p>
      <text:p text:style-name="P4">
This was reported <text:a xlink:type="simple" xlink:href="https://sprotyv.mod.gov.ua/fsb-shukaye-predstavnykiv-pidpillya-v-okupovanomu-krymu/" text:style-name="Internet_20_link" text:visited-style-name="Visited_20_Internet_20_Link">
"National Resistance Center"</text:a>
, reports Ukrinform.</text:p>
      <text:p text:style-name="P4">
It is noted that the Russians strengthen counterintelligence measures in the temporary -occupied Crimea.</text:p>
      <text:p text:style-name="P4">
“Employees <text:a xlink:type="simple" xlink:href="https://www.ukrinform.ua/tag-fsb-rf" text:style-name="Internet_20_link" text:visited-style-name="Visited_20_Internet_20_Link">
FSB</text:a>
They talk to the "heads" of the largest enterprises appointed by the occupying authorities, they are proclaimed the need to report to the special services about the pro -Ukrainian mood among employees. In this way, the FSBeshniki hope to identify people who work quality with the forces of Ukraine's defense forces, ”the post reads.</text:p>
      <text:p text:style-name="P4">
*!(https://www.ukrinform.ua/rubric-crimea/3732178-na-kercenskomu-mostu-rosiani-vstanovili-kutnikovi-vidbivaci-partizani.html)As <text:a xlink:type="simple" xlink:href="https://www.ukrinform.ua/rubric-crimea/3733006-ukraina-poverne-bezpeku-i-spravedlivist-usim-ludam-u-krimu-zelenskij.html" text:style-name="Internet_20_link" text:visited-style-name="Visited_20_Internet_20_Link">
reported</text:a>
, Presidential Lordimir Zelensky stated that <text:a xlink:type="simple" xlink:href="https://www.ukrinform.ua/rubric-crimea/3733006-ukraina-poverne-bezpeku-i-spravedlivist-usim-ludam-u-krimu-zelenskij.html" text:style-name="Internet_20_link" text:visited-style-name="Visited_20_Internet_20_Link">
Ukraine would restore legitimate control of the bone</text:a>
, will return the safety of the peninsula and justice to all people in the Crimea.</text:p>
      <text:p text:style-name="P4">
News Source: <text:a xlink:type="simple" xlink:href="https://www.ukrinform.ua/rubric-crimea/3733917-u-krimu-fsb-zmusue-kerivnikiv-pidpriemstv-povidomlati-pro-proukrainski-nastroi-sered-pracivnikiv.html" text:style-name="Internet_20_link" text:visited-style-name="Visited_20_Internet_20_Link">
https://www.ukrinform.ua/rubric-crimea/3733917-u-krimu-fsb-zmusue-kerivnikiv-pidpriemstv-povidomlati-pro-proukrainski-nastroi-sered-pracivnikiv.html</text:a>
</text:p>
      <!--NEWS-->
      <text:h text:style-name="P10" text:outline-level="1">
<text:span text:style-name="T4">
In China, a man with a knife attacked kindergarten: six dead, three of whom are children</text:span>
</text:h>
      <text:p text:style-name="P4">
Authors: Ukrinform (Person)</text:p>
      <text:p text:style-name="P4">
Publisher: Укринформ (Organization)</text:p>
      <text:p text:style-name="P4">
Published Time: 2023-07-10T15:50:00+03:00</text:p>
      <text:p text:style-name="P4">
Modified Time: 2023-07-10T15:50:00+03:00</text:p>
      <text:p text:style-name="P4">
Description: In the Chinese city of Launtzian (Southern Province Guandun), a 25-year-old man armed with a knife attacked visitors and kindergarten caregivers and killed six people, including three children. - Ukrinform.</text:p>
      <text:p text:style-name="P4">
Images: ['<text:a xlink:type="simple" xlink:href="https://static.ukrinform.com/photos/2023_07/thumb_files/630_360_1688993831-961.png" text:style-name="Internet_20_link" text:visited-style-name="Visited_20_Internet_20_Link">
630_360_16889...</text:a>
']</text:p>
      <text:p text:style-name="P4">
Tags: ['Діти', 'Китай', 'Напад']</text:p>
      <text:p text:style-name="P4">
Type: Article</text:p>
      <!--METADATA-->
      <text:p text:style-name="P4">
<draw:frame draw:style-name="fr1" draw:name="Image101" text:anchor-type="as-char" svg:width="6.9236in" svg:height="3.956343in" draw:z-index="0">
<draw:image xlink:href="../Images/yкринформ/2023-07-10T15-50-00-03-00/630_360_1688993831-961.png" xlink:type="simple" xlink:show="embed" xlink:actuate="onLoad" draw:mime-type="image/png"/>
</draw:frame>
In the Chinese city of Launtzian(The southern province of Guandun)A 25-year-old man armed with a knife attacked visitors and kindergarten caregivers and killed people, including three children.</text:p>
      <text:p text:style-name="P4">
About it with reference to local government reports <text:a xlink:type="simple" xlink:href="https://www.france24.com/en/live-news/20230710-six-killed-in-china-kindergarten-attack" text:style-name="Internet_20_link" text:visited-style-name="Visited_20_Internet_20_Link">
AFP</text:a>
, reports Ukrinform.</text:p>
      <text:p text:style-name="P4">
According to the representative of the city authorities Lyanets, among the victims there is a tutor of parents. Another injured is in hospital.</text:p>
      <text:p text:style-name="P4">
The suspect was immediately detained by law enforcement. He was a 25-year-old man's surname, according to a local police statement. They classified the "deliberate attack" incident. An investigation is underway.</text:p>
      <text:p text:style-name="P4">
Although weapons in China is strictly limited, in recent years in the country there has been an increase in the number of attacks with numerous victims, including the pasture and kindergartens.</text:p>
      <text:p text:style-name="P4">
Last August, three people were killed and six were injured after an attack with a knife on a kindergarten in the southeastern Chinese Province of Jiangsi.</text:p>
      <text:p text:style-name="P4">
<text:span text:style-name="T4">
 Read also: </text:span>
 <text:a xlink:type="simple" xlink:href="https://www.ukrinform.ua/rubric-world/3732050-u-kitai-patnadcatero-zagiblih-i-kilka-tisac-evakujovanih-cerez-potuzni-zlivi.html" text:style-name="Internet_20_link" text:visited-style-name="Visited_20_Internet_20_Link">
in <text:span text:style-name="T4">
 China </text:span>
 fifteen dead and a few thousands of dwarfed because of powerful showers</text:a>
In April 2021, a knife armed with a knife broke into kindergarten in the south and killed two children, and 16 more wounded.</text:p>
      <text:p text:style-name="P4">
Last June, 37 students and two adults were injured by an attacker in elementary school in southern China, and in 2019, a 40-year-old man attacked students in Hubi Central Province, killed by eight and another two.</text:p>
      <text:p text:style-name="P4">
As reported by Ukrinform, on June 8 in the French city of Annesi seven people, including six young children, <text:a xlink:type="simple" xlink:href="https://www.ukrinform.ua/rubric-world/3720015-u-francii-colovik-vlastuvav-rizaninu-na-ditacomu-majdanciku-e-poraneni.html" text:style-name="Internet_20_link" text:visited-style-name="Visited_20_Internet_20_Link">
suffered knife wounds</text:a>
As a result of an attack by a man on the playground.  Photo: Getty Images</text:p>
      <text:p text:style-name="P4">
News Source: <text:a xlink:type="simple" xlink:href="https://www.ukrinform.ua/rubric-world/3733920-u-kitai-colovik-iz-nozem-napav-na-ditsadok-sestero-zagiblih-troe-z-akih-diti.html" text:style-name="Internet_20_link" text:visited-style-name="Visited_20_Internet_20_Link">
https://www.ukrinform.ua/rubric-world/3733920-u-kitai-colovik-iz-nozem-napav-na-ditsadok-sestero-zagiblih-troe-z-akih-diti.html</text:a>
</text:p>
      <!--NEWS-->
      <text:h text:style-name="P10" text:outline-level="1">
<text:span text:style-name="T4">
Ukraine has received the first licenses for Paralympiad-2024</text:span>
</text:h>
      <text:p text:style-name="P4">
Authors: Ukrinform (Person)</text:p>
      <text:p text:style-name="P4">
Publisher: Укринформ (Organization)</text:p>
      <text:p text:style-name="P4">
Published Time: 2023-07-10T15:53:36+03:00</text:p>
      <text:p text:style-name="P4">
Modified Time: 2023-07-10T15:53:36+03:00</text:p>
      <text:p text:style-name="P4">
Description: It happened at the World Cup in Paralatelets. - Ukrinform.</text:p>
      <text:p text:style-name="P4">
Images: ['<text:a xlink:type="simple" xlink:href="https://static.ukrinform.com/photos/2023_07/thumb_files/630_360_1688993137-723.jpg" text:style-name="Internet_20_link" text:visited-style-name="Visited_20_Internet_20_Link">
630_360_16889...</text:a>
']</text:p>
      <text:p text:style-name="P4">
Tags: ['Паралімпійці']</text:p>
      <text:p text:style-name="P4">
Type: Article</text:p>
      <!--METADATA-->
      <text:p text:style-name="P4">
<draw:frame draw:style-name="fr1" draw:name="Image102" text:anchor-type="as-char" svg:width="6.9236in" svg:height="3.956343in" draw:z-index="0">
<draw:image xlink:href="../Images/yкринформ/2023-07-10T15-53-36-03-00/630_360_1688993137-723.jpg" xlink:type="simple" xlink:show="embed" xlink:actuate="onLoad" draw:mime-type="image/jpeg"/>
</draw:frame>
It took place at the World Championships in parathyletics.</text:p>
      <text:p text:style-name="P4">
The Parathletics World Cup began in Paris on Saturday, July 8th, as part of the competition, participants can not only win the awards, but also liked the unnamed licenses for their countries for their countries.</text:p>
      <text:p text:style-name="P4">
The first award for the national team of Ukraine at the World Cup in Paris was won by Udladyslav White. The Ukrainian Paramethelet became a bronze medalist with the result 49.08 meters - a personal record of the season. Also, in the four of the best inserted in the consignment, Doroshenko, who in the throwing of the spear gained for Ukraine the second license of the 22024 National Paralympiad.</text:p>
      <text:p text:style-name="P4">
Another license on the first day of the finals of "Blue and yellow" was brought by Anastasiasiasalenko, which in the throw of the mace became the fourth.</text:p>
      <text:p text:style-name="P4">
*!(https://www.ukrinform.ua/rubric-sports/3709584-zbirna-ukraini-zdobula-15-nagorod-na-miznarodnomu-turniri-z-paraatletiki-v-italii.html)Instead, Mykola Zhabnyak and Ruslan Katyshev were unable to enter the top 4 competitions, completing the finals in their disciplines in the sixth and eighth place, respectively.</text:p>
      <text:p text:style-name="P4">
Photo: Grégory Picout</text:p>
      <text:p text:style-name="P4">
News Source: <text:a xlink:type="simple" xlink:href="https://www.ukrinform.ua/rubric-sports/3733921-ukraina-zdobula-persi-licenzii-na-paralimpiadu2024.html" text:style-name="Internet_20_link" text:visited-style-name="Visited_20_Internet_20_Link">
https://www.ukrinform.ua/rubric-sports/3733921-ukraina-zdobula-persi-licenzii-na-paralimpiadu2024.html</text:a>
</text:p>
      <!--NEWS-->
      <text:h text:style-name="P10" text:outline-level="1">
<text:span text:style-name="T4">
The IMF will follow the reform of Ukrainian customs - Stepanian</text:span>
</text:h>
      <text:p text:style-name="P4">
Authors: Ukrinform (Person)</text:p>
      <text:p text:style-name="P4">
Publisher: Укринформ (Organization)</text:p>
      <text:p text:style-name="P4">
Published Time: 2023-07-10T15:55:19+03:00</text:p>
      <text:p text:style-name="P4">
Modified Time: 2023-07-10T15:55:19+03:00</text:p>
      <text:p text:style-name="P4">
Description: The reform of Ukrainian customs and the administration of customs payments are the focus of the International Monetary Fund and included in the list of structural beacons. - Ukrinform.</text:p>
      <text:p text:style-name="P4">
Images: ['<text:a xlink:type="simple" xlink:href="https://static.ukrinform.com/photos/2023_07/thumb_files/630_360_1688880711-536.jpg" text:style-name="Internet_20_link" text:visited-style-name="Visited_20_Internet_20_Link">
630_360_16888...</text:a>
']</text:p>
      <text:p text:style-name="P4">
Tags: ['Митниця', 'МВФ', 'Податки', 'Реформа']</text:p>
      <text:p text:style-name="P4">
Type: Article</text:p>
      <!--METADATA-->
      <text:p text:style-name="P4">
<draw:frame draw:style-name="fr1" draw:name="Image103" text:anchor-type="as-char" svg:width="6.9236in" svg:height="3.956343in" draw:z-index="0">
<draw:image xlink:href="../Images/yкринформ/2023-07-10T15-55-19-03-00/630_360_1688880711-536.jpg" xlink:type="simple" xlink:show="embed" xlink:actuate="onLoad" draw:mime-type="image/jpeg"/>
</draw:frame>
Reform -Ukrainian customs and administration of customs payments are in the center of the International Monetary Fund and included in the list of structural beacons.</text:p>
      <text:p text:style-name="P4">
About it in <text:a xlink:type="simple" xlink:href="https://www.ukrinform.ua/rubric-economy/3733364-vagram-stepanan-postijnij-predstavnik-miznarodnogo-valutnogo-fondu-v-ukraini.html" text:style-name="Internet_20_link" text:visited-style-name="Visited_20_Internet_20_Link">
interview Ukrinform</text:a>
The permanent representative of the IMF in Ukraine Vagramstepanyan said.</text:p>
      <text:p text:style-name="P4">
According to him, in recent years, the IMF has mostly concentrated on tax -policy and administration of internal taxes, but now the attention of the Fund is paid to the customs reform as one of the bodies that corresponds to the budget.</text:p>
      <text:p text:style-name="P4">
"Four new structural beacons have been agreed to strengthen short -term macroeconomic and financial stability and to preserve the dynamics of reforms. They relate not only to tax but also to customs administration; changes to the budget code to support preparation <text:a xlink:type="simple" xlink:href="https://www.ukrinform.ua/tag-budzet" text:style-name="Internet_20_link" text:visited-style-name="Visited_20_Internet_20_Link">
budget</text:a>
for 2024; proposals to arry potential fiscal risks and to intensify the necessary reform of corporate control from the operator of the gas transportation system, ” - said Stepanyan.</text:p>
      <text:p text:style-name="P4">
So now, according to the IMF representative, not only the tax authorities, but the state customs officials will be more likely to be in contact with the experts of the Fund.</text:p>
      <text:p text:style-name="P4">
<text:span text:style-name="T4">
 Read also: </text:span>
 <text:a xlink:type="simple" xlink:href="https://www.ukrinform.ua/rubric-economy/3732879-mvf-pokrasiv-ekonomicni-prognozi-sodo-ukraini.html" text:style-name="Internet_20_link" text:visited-style-name="Visited_20_Internet_20_Link">
<text:span text:style-name="T4">
 IMF </text:span>
 improved economic forecasts for Ukraine</text:a>
It has been reported <text:a xlink:type="simple" xlink:href="https://www.ukrinform.ua/rubric-economy/3732958-ukraina-zobovazalasa-vikonati-bilse-strukturnih-maakiv-za-programou-mvf.html" text:style-name="Internet_20_link" text:visited-style-name="Visited_20_Internet_20_Link">
the number of structural beacons under the IMF extended financing program</text:a>
For Ukraine, it has increased from 19 to 23 in the updated memorandum following the results of first view.</text:p>
      <text:p text:style-name="P4">
It is noted that Ukraine has already fulfilled five structural landmarks identified at the beginning of the expanded funding program(EFF).</text:p>
      <text:p text:style-name="P4">
Рада виконавчих директорів МВФ 31 березня 2023 року затвердила чотирирічнупрограму розширеного фінансування (The Extended Fund Facility)volume $ 15.6 mlrd. The program is included in the total support package of Ukraine by international partners worth $ 115 billion.</text:p>
      <text:p text:style-name="P4">
News Source: <text:a xlink:type="simple" xlink:href="https://www.ukrinform.ua/rubric-economy/3733923-mvf-slidkuvatime-za-reformou-ukrainskoi-mitnici-stepanan.html" text:style-name="Internet_20_link" text:visited-style-name="Visited_20_Internet_20_Link">
https://www.ukrinform.ua/rubric-economy/3733923-mvf-slidkuvatime-za-reformou-ukrainskoi-mitnici-stepanan.html</text:a>
</text:p>
      <!--NEWS-->
      <text:h text:style-name="P10" text:outline-level="1">
<text:span text:style-name="T4">
To Kyiv and the area of ​​Sun a thunderstorm</text:span>
</text:h>
      <text:p text:style-name="P4">
Authors: Ukrinform (Person)</text:p>
      <text:p text:style-name="P4">
Publisher: Укринформ (Organization)</text:p>
      <text:p text:style-name="P4">
Published Time: 2023-07-10T15:58:00+03:00</text:p>
      <text:p text:style-name="P4">
Modified Time: 2023-07-10T15:58:00+03:00</text:p>
      <text:p text:style-name="P4">
Description: Thunderstorms are expected in Kyiv and the region. - Ukrinform.</text:p>
      <text:p text:style-name="P4">
Images: ['<text:a xlink:type="simple" xlink:href="https://static.ukrinform.com/photos/2019_06/thumb_files/630_360_1561740993-650.jpg" text:style-name="Internet_20_link" text:visited-style-name="Visited_20_Internet_20_Link">
630_360_15617...</text:a>
']</text:p>
      <text:p text:style-name="P4">
Tags: ['Гроза', 'Київ', 'Негода']</text:p>
      <text:p text:style-name="P4">
Type: Article</text:p>
      <!--METADATA-->
      <text:p text:style-name="P4">
<draw:frame draw:style-name="fr1" draw:name="Image104" text:anchor-type="as-char" svg:width="6.9236in" svg:height="3.956343in" draw:z-index="0">
<draw:image xlink:href="../Images/yкринформ/2023-07-10T15-58-00-03-00/630_360_1561740993-650.jpg" xlink:type="simple" xlink:show="embed" xlink:actuate="onLoad" draw:mime-type="image/jpeg"/>
</draw:frame>
Thunderstorms are expected in Kiev and the region.</text:p>
      <text:p text:style-name="P4">
According to Ukrinform, about it on <text:a xlink:type="simple" xlink:href="https://www.facebook.com/UkrHMC/posts/pfbid0221VyHw8z2GKvbFchGcPJ8FLCK8b8NMfR11Smx7DvutmrNwwTdQGeSW4Jv8CkXh8Jl" text:style-name="Internet_20_link" text:visited-style-name="Visited_20_Internet_20_Link">
Facebook</text:a>
reports the Ukrainian Hydrometeorological Center.</text:p>
      <text:p text:style-name="P4">
"In the next hour, thunderstorms are expected by the end of the day.</text:p>
      <text:p text:style-name="P4">
<text:span text:style-name="T4">
 Read also: </text:span>
 <text:a xlink:type="simple" xlink:href="https://www.ukrinform.ua/rubric-regions/3733837-zavtra-v-ukraini-do-25-tepla-perevazno-bez-opadiv.html" text:style-name="Internet_20_link" text:visited-style-name="Visited_20_Internet_20_Link">
tomorrow in Ukraine up to 25 ° heat, mostly without precipitation</text:a>
As reported by Ukrinform, in Ukraine on Tuesday, July 11, short -term <text:a xlink:type="simple" xlink:href="https://www.ukrinform.ua/rubric-regions/3733837-zavtra-v-ukraini-do-25-tepla-perevazno-bez-opadiv.html" text:style-name="Internet_20_link" text:visited-style-name="Visited_20_Internet_20_Link">
Rain</text:a>
But thunderstorms are possible in the western, eastern, Poltava and Dnipropetrovsk regions, in the rest of the territory of the roads.</text:p>
      <text:p text:style-name="P4">
News Source: <text:a xlink:type="simple" xlink:href="https://www.ukrinform.ua/rubric-kyiv/3733929-na-kiiv-ta-oblast-sune-groza.html" text:style-name="Internet_20_link" text:visited-style-name="Visited_20_Internet_20_Link">
https://www.ukrinform.ua/rubric-kyiv/3733929-na-kiiv-ta-oblast-sune-groza.html</text:a>
</text:p>
      <!--NEWS-->
      <text:h text:style-name="P10" text:outline-level="1">
<text:span text:style-name="T4">
In Vilnius Transport System occurred through hacker attacks</text:span>
</text:h>
      <text:p text:style-name="P4">
Authors: Ukrinform (Person)</text:p>
      <text:p text:style-name="P4">
Publisher: Укринформ (Organization)</text:p>
      <text:p text:style-name="P4">
Published Time: 2023-07-10T16:00:00+03:00</text:p>
      <text:p text:style-name="P4">
Modified Time: 2023-07-10T16:00:00+03:00</text:p>
      <text:p text:style-name="P4">
Description: Today, on July 10, some web pages and a transport mobile application in the Lithuanian capital-Vilnius, where the summit of NATO member states starts tomorrow. - Ukrinform.</text:p>
      <text:p text:style-name="P4">
Images: ['<text:a xlink:type="simple" xlink:href="https://static.ukrinform.com/photos/2020_08/thumb_files/630_360_1597991697-815.jpg" text:style-name="Internet_20_link" text:visited-style-name="Visited_20_Internet_20_Link">
630_360_15979...</text:a>
']</text:p>
      <text:p text:style-name="P4">
Tags: ['Литва', 'Саміт НАТО', 'Транспорт', 'Хакери']</text:p>
      <text:p text:style-name="P4">
Type: Article</text:p>
      <!--METADATA-->
      <text:p text:style-name="P4">
<draw:frame draw:style-name="fr1" draw:name="Image105" text:anchor-type="as-char" svg:width="6.9236in" svg:height="3.956343in" draw:z-index="0">
<draw:image xlink:href="../Images/yкринформ/2023-07-10T16-00-00-03-00/630_360_1597991697-815.jpg" xlink:type="simple" xlink:show="embed" xlink:actuate="onLoad" draw:mime-type="image/jpeg"/>
</draw:frame>
Today, on July 10, the DDOSAtaks violated the operation of some tatransport mobile web pages in the Lithuanian capital-Vilnius, where the summit of NATO member states is struck.</text:p>
      <text:p text:style-name="P4">
As Ukrinform reports, it reports <text:a xlink:type="simple" xlink:href="https://www.lrt.lt/ru/novosti/17/2031108/iz-za-kiberatak-vozmozhny-pereboi-v-transportnykh-uslugakh-v-vil-niuse" text:style-name="Internet_20_link" text:visited-style-name="Visited_20_Internet_20_Link">
LRT</text:a>
.</text:p>
      <text:p text:style-name="P4">
As a result of DDOSAtaki(distributed refusal to maintain)There was a violation of some sites and a transport mobile app in the Lithuanian capital.</text:p>
      <text:p text:style-name="P4">
"DDOS-attacks are now taking place on our country, purposeful DDOSAtaks," said the head of the National Center for Kiber Security, Lyasus Alishauskas on Monday.</text:p>
      <text:p text:style-name="P4">
He confirmed that the M.Ticket system and sitegovilnius.lt did not work because of these attacks. The attacks were recorded at the moment when Vilnius is preparing NATO Dozamite, which will start on Tuesday.</text:p>
      <text:p text:style-name="P4">
<text:span text:style-name="T4">
 Read also: </text:span>
 <text:a xlink:type="simple" xlink:href="https://www.ukrinform.ua/rubric-polytics/3733859-zelenskij-vizme-ucast-u-zapusku-radi-ukrainanato-stoltenberg.html" text:style-name="Internet_20_link" text:visited-style-name="Visited_20_Internet_20_Link">
Zelensky will take part in the launch of the Ukraine-Stoltenberg Council</text:a>
On Sunday, the National Center received reports of dwaciberincidents, when misinformation messages were launched as a result of violations of the regional radio station of Taodnaya from city shopping centers.</text:p>
      <text:p text:style-name="P4">
The center does not specify the nature of common misinformation. According to BNS, it is bursting against NATO and supplying weapons to Ukraine.</text:p>
      <text:p text:style-name="P4">
In turn, Telia mobile and Internet services reported on Monday that Telegram's Messenger channels actively sounded for attacks on various government agencies and Lithuania companies.</text:p>
      <text:p text:style-name="P4">
<text:span text:style-name="T4">
 Read also: </text:span>
 <text:a xlink:type="simple" xlink:href="https://www.ukrinform.ua/rubric-polytics/3733824-spikeri-sesti-parlamentiv-zaklikali-ucasnikiv-samitu-u-vilnusi-zobovazatisa-vzati-ukrainu-v-nato.html" text:style-name="Internet_20_link" text:visited-style-name="Visited_20_Internet_20_Link">
Six Parliament Speakers called the Summit Participants in <text:span text:style-name="T4">
 Vilnius </text:span>
 and undertake to take Ukraine in NATO</text:a>
The company specialists are tracking the DDOS attack on the largest Internet network, which has been temporarily affected by several companies and organizations that are in charge of municipalities.</text:p>
      <text:p text:style-name="P4">
It was reported that on July 11 - 12 in Vilnius will take place <text:a xlink:type="simple" xlink:href="https://www.ukrinform.ua/rubric-world/3732031-vilnuskij-samit-nato-dolenosnij-dla-ukraini.html" text:style-name="Internet_20_link" text:visited-style-name="Visited_20_Internet_20_Link">
NATO summit</text:a>
, during which Ukraine wants to get clear security guarantees and a clear prospect of membership in the Alliance.</text:p>
      <text:p text:style-name="P4">
News Source: <text:a xlink:type="simple" xlink:href="https://www.ukrinform.ua/rubric-world/3733925-u-transportnij-sistemi-vilnusa-stavsa-zbij-cerez-hakerski-ataki.html" text:style-name="Internet_20_link" text:visited-style-name="Visited_20_Internet_20_Link">
https://www.ukrinform.ua/rubric-world/3733925-u-transportnij-sistemi-vilnusa-stavsa-zbij-cerez-hakerski-ataki.html</text:a>
</text:p>
      <!--NEWS-->
      <text:h text:style-name="P10" text:outline-level="1">
<text:span text:style-name="T4">
Deputies propose to recall Shufrych from the post of Chairman of the Verkhovna Rada Committee on Freedom of Speech</text:span>
</text:h>
      <text:p text:style-name="P4">
Authors: Ukrinform (Person)</text:p>
      <text:p text:style-name="P4">
Publisher: Укринформ (Organization)</text:p>
      <text:p text:style-name="P4">
Published Time: 2023-07-10T16:02:45+03:00</text:p>
      <text:p text:style-name="P4">
Modified Time: 2023-07-10T16:02:45+03:00</text:p>
      <text:p text:style-name="P4">
Description: MPs from the parliamentary faction "European Solidarity" propose the Verkhovna Rada to withdraw Nestor Shufrych from the post of chairman of the Verkhovna Rada Committee on Freedom of Speech. - Ukrinform.</text:p>
      <text:p text:style-name="P4">
Images: ['<text:a xlink:type="simple" xlink:href="https://static.ukrinform.com/photos/2019_07/thumb_files/630_360_1563732933-4325.jpeg" text:style-name="Internet_20_link" text:visited-style-name="Visited_20_Internet_20_Link">
630_360_15637...</text:a>
']</text:p>
      <text:p text:style-name="P4">
Tags: ['Депутат', 'Шуфрич', 'Верховна Рада']</text:p>
      <text:p text:style-name="P4">
Type: Article</text:p>
      <!--METADATA-->
      <text:p text:style-name="P4">
<draw:frame draw:style-name="fr1" draw:name="Image106" text:anchor-type="as-char" svg:width="6.9236in" svg:height="3.956343in" draw:z-index="0">
<draw:image xlink:href="../Images/yкринформ/2023-07-10T16-02-45-03-00/630_360_1563732933-4325.jpeg" xlink:type="simple" xlink:show="embed" xlink:actuate="onLoad" draw:mime-type="image/jpeg"/>
</draw:frame>
People from the parliamentary faction "European Solidarity" propose to revoke Nestor Shufrych from the post of Chairman of the Verkhovna Rada Committee on the Word of the Word.</text:p>
      <text:p text:style-name="P4">
The co -chairman of the EURO SOLIDARITY faction, People's Deputy Irinagerashchenko reported in <text:a xlink:type="simple" xlink:href="https://www.facebook.com/100002334671715/posts/pfbid034tvCEAcDwa78h6PrqvdTRQQV6irpKy1Yx4atnqSxXPgzMmrc3oyouNsCJvpXzyBil/" text:style-name="Internet_20_link" text:visited-style-name="Visited_20_Internet_20_Link">
Facebook</text:a>
, reports Ukrinform.</text:p>
      <text:p text:style-name="P4">
"The project of our resolution on the withdrawal of Shufrich from the post of chairman of the Committee of Freedom of Speech No. 9469 was registered," she said.</text:p>
      <text:p text:style-name="P4">
<text:span text:style-name="T4">
 Read also: </text:span>
 <text:a xlink:type="simple" xlink:href="https://www.ukrinform.ua/rubric-society/3720122-nacrada-anuluvala-licenzii-semi-kanaliv-muraeva-sufrica-ta-medvedcuka.html" text:style-name="Internet_20_link" text:visited-style-name="Visited_20_Internet_20_Link">
National Council canceled licenses of seven channels of Muraev, <text:span text:style-name="T4">
 Shufrich </text:span>
 A and Medvedchuk</text:a>
Gerashchenko emphasized that she would insist on the urgent release of the resolution in the hall of the Parliament.</text:p>
      <text:p text:style-name="P4">
The text of the project and the accompanying documents have not been published on the sitearliament.</text:p>
      <text:p text:style-name="P4">
The authorship of the legislative initiative was joined by 13 people's deputies of the European Solidarity in the Verkhovna Rada.</text:p>
      <text:p text:style-name="P4">
<text:span text:style-name="T4">
 Read also: </text:span>
 [Kornienko believes that <text:span text:style-name="T4">
 Shufrich </text:span>
 should be authorized(https://www.ukrinform.ua/rubric-polytics/3676218-kornienko-vvazae-so-sufric-mae-sklasti-povnovazenna-golovi-komitetu-vr-z-pitan-svobodi-slova.html)Nestor Shufrych is a People's Deputy of the ninth convocation, elected to the Parliamentary of the prohibited pro -Russian political force "Opposition Platform - Living". In 2019, he headed the Verkhovna Rada Committee on Freedom of Speech. Former deputy, sixth, fourth and third convocations of the Verkhovna Rada. He repeatedly repaired pro -Russian sentiment.</text:p>
      <text:p text:style-name="P4">
News Source: <text:a xlink:type="simple" xlink:href="https://www.ukrinform.ua/rubric-polytics/3733926-deputati-proponuut-radi-vidklikati-sufrica-z-posadi-golovi-komitetu-vr-z-pitan-svobodi-slova.html" text:style-name="Internet_20_link" text:visited-style-name="Visited_20_Internet_20_Link">
https://www.ukrinform.ua/rubric-polytics/3733926-deputati-proponuut-radi-vidklikati-sufrica-z-posadi-golovi-komitetu-vr-z-pitan-svobodi-slova.html</text:a>
</text:p>
      <!--NEWS-->
      <text:h text:style-name="P10" text:outline-level="1">
<text:span text:style-name="T4">
Khmelnytsky Children's Hospital received equipment from the Lithuanian twin city</text:span>
</text:h>
      <text:p text:style-name="P4">
Authors: Ukrinform (Person)</text:p>
      <text:p text:style-name="P4">
Publisher: Укринформ (Organization)</text:p>
      <text:p text:style-name="P4">
Published Time: 2023-07-10T16:07:00+03:00</text:p>
      <text:p text:style-name="P4">
Modified Time: 2023-07-10T16:07:00+03:00</text:p>
      <text:p text:style-name="P4">
Description: The Khmelnytsky City Children's Hospital received equipment worth more than 2 million UAH, the funds for which allocated the city-twin of the regional center Shiaulyai from Lithuania. - Ukrinform.</text:p>
      <text:p text:style-name="P4">
Images: ['<text:a xlink:type="simple" xlink:href="https://static.ukrinform.com/photos/2023_07/thumb_files/630_360_1688994239-794.jpg" text:style-name="Internet_20_link" text:visited-style-name="Visited_20_Internet_20_Link">
630_360_16889...</text:a>
']</text:p>
      <text:p text:style-name="P4">
Tags: ['Хмельниччина', 'Литва', 'Лікарня', 'допомога', 'Медобладнання']</text:p>
      <text:p text:style-name="P4">
Type: Article</text:p>
      <!--METADATA-->
      <text:p text:style-name="P4">
<draw:frame draw:style-name="fr1" draw:name="Image107" text:anchor-type="as-char" svg:width="6.9236in" svg:height="3.956343in" draw:z-index="0">
<draw:image xlink:href="../Images/yкринформ/2023-07-10T16-07-00-03-00/630_360_1688994239-794.jpg" xlink:type="simple" xlink:show="embed" xlink:actuate="onLoad" draw:mime-type="image/jpeg"/>
</draw:frame>
The Khmelnytsky City Children's Hospital received equipment worth more than 2 million, the funds for which allocated the city-twin of the regional center Shiaulyai from Lithuania.</text:p>
      <text:p text:style-name="P4">
According to Ukrinform, about it on <text:a xlink:type="simple" xlink:href="https://www.facebook.com/permalink.php" text:style-name="Internet_20_link" text:visited-style-name="Visited_20_Internet_20_Link">
Facebook</text:a>
Mykola Vavryshchuk, Deputy Mayor of Khmelnytsky, informed.</text:p>
      <text:p text:style-name="P4">
“The skeleton city continues to help. Treatment equipment <text:a xlink:type="simple" xlink:href="https://www.ukrinform.ua/tag-diti" text:style-name="Internet_20_link" text:visited-style-name="Visited_20_Internet_20_Link">
kids</text:a>
The Khmelnytsky City Hospital received. Funds in the amount of more than 2 million UAH for the purchase of the allocation of the Lithuanian city, ”Vavryshchuk wrote.</text:p>
      <text:p text:style-name="P4">
According to him, the hospital received a SVVL apparatus for newborns, an operating room, a system of non -invasive ventilation support of lungs in newborn premature, LED lamp for the treatment of jaundice in newborns.</text:p>
      <text:p text:style-name="P4">
<text:span text:style-name="T4">
 Read also: </text:span>
 <text:a xlink:type="simple" xlink:href="https://www.ukrinform.ua/rubric-society/3733182-ukraina-za-cas-povnomasstabnoi-vijni-otrimala-vid-partneriv-meddopomogu-na-135-milarda.html" text:style-name="Internet_20_link" text:visited-style-name="Visited_20_Internet_20_Link">
Ukraine during the full -scale war received from partners <text:span text:style-name="T4">
 medical assistance </text:span>
 UNA ₴ 13.5 billion</text:a>
Since the beginning of the full-scale war, Khmelnitsky received from the city-brother-in-law assistance for 300 thousand euros. In March, the delegation of the Lithuanian city reported that she again allocated Khmelnitsky assistance for 80 thousand euros.</text:p>
      <text:p text:style-name="P4">
_ Photo: Mykola Vavryshchuk _</text:p>
      <text:p text:style-name="P4">
News Source: <text:a xlink:type="simple" xlink:href="https://www.ukrinform.ua/rubric-regions/3733927-hmelnicka-ditaca-likarna-otrimala-obladnanna-vid-litovskogo-mistapobratima.html" text:style-name="Internet_20_link" text:visited-style-name="Visited_20_Internet_20_Link">
https://www.ukrinform.ua/rubric-regions/3733927-hmelnicka-ditaca-likarna-otrimala-obladnanna-vid-litovskogo-mistapobratima.html</text:a>
</text:p>
      <!--NEWS-->
      <text:h text:style-name="P10" text:outline-level="1">
<text:span text:style-name="T4">
Serbia will buy gas in Montenegro</text:span>
</text:h>
      <text:p text:style-name="P4">
Authors: Ukrinform (Person)</text:p>
      <text:p text:style-name="P4">
Publisher: Укринформ (Organization)</text:p>
      <text:p text:style-name="P4">
Published Time: 2023-07-10T16:10:35+03:00</text:p>
      <text:p text:style-name="P4">
Modified Time: 2023-07-10T16:10:35+03:00</text:p>
      <text:p text:style-name="P4">
Description: Serbia President Alexander Vuchich said on Monday that the country is ready to use the terminal of liquefied natural gas (LNG-terminal) at the port of Bar in Montenegro. - Ukrinform.</text:p>
      <text:p text:style-name="P4">
Images: ['<text:a xlink:type="simple" xlink:href="https://static.ukrinform.com/photos/2023_05/thumb_files/630_360_1683481706-228.jpg" text:style-name="Internet_20_link" text:visited-style-name="Visited_20_Internet_20_Link">
630_360_16834...</text:a>
']</text:p>
      <text:p text:style-name="P4">
Tags: ['Газ', 'Сербія', 'Чорногорія']</text:p>
      <text:p text:style-name="P4">
Type: Article</text:p>
      <!--METADATA-->
      <text:p text:style-name="P4">
<draw:frame draw:style-name="fr1" draw:name="Image110" text:anchor-type="as-char" svg:width="6.9236in" svg:height="3.956343in" draw:z-index="0">
<draw:image xlink:href="../Images/yкринформ/2023-07-10T16-10-35-03-00/630_360_1683481706-228.jpg" xlink:type="simple" xlink:show="embed" xlink:actuate="onLoad" draw:mime-type="image/jpeg"/>
</draw:frame>
Presidentserbia Alexander Vuchich stated on Monday that the country is ready to use the terminal of liquefied natural gas(LNG-terminal)In the port of the city of the Bar of the Uruchny.</text:p>
      <text:p text:style-name="P4">
According to Ukrinform, it reports <text:a xlink:type="simple" xlink:href="https://balkaninsight.com/2023/07/10/serbia-ready-to-use-planned-gas-terminal-in-montenegro/" text:style-name="Internet_20_link" text:visited-style-name="Visited_20_Internet_20_Link">
Balkaninsight.</text:a>
“Serbia is interested in buying part of liquefied gas ... You can supply over 2.7 million cubic meters of gas daily. This is not enough, but it can certainly help us, ”Vuchich said.</text:p>
      <text:p text:style-name="P4">
Vuchich's statement was heard at a joint press conference with President Montenegriyakov Milatovich during the official visit of the latter to <text:a xlink:type="simple" xlink:href="https://www.ukrinform.ua/tag-serbia" text:style-name="Internet_20_link" text:visited-style-name="Visited_20_Internet_20_Link">
Serbia</text:a>
.</text:p>
      <text:p text:style-name="P4">
On May 12, the Montenegro Government, which resigned, signed the Memorandum of understanding with American companies EnerFex Energy Systems andwhington Energy Innivation on the installation of LNG terminal near Mr.</text:p>
      <text:p text:style-name="P4">
The start of the LNG terminal, up to 440 megawatts, is near Baruook by the end of 2025.</text:p>
      <text:p text:style-name="P4">
The planned unloading pier will allow you to handle 25 thousand barrels of Gazun an hour, while the storage facility will have an approximate capacity of 250 thousand barrels.</text:p>
      <text:p text:style-name="P4">
<text:span text:style-name="T4">
 Read also: </text:span>
 <text:a xlink:type="simple" xlink:href="https://www.ukrinform.ua/rubric-economy/3733495-avstrijska-kompania-prodovzit-kupuvati-gaz-u-rf-do-2040-roku.html" text:style-name="Internet_20_link" text:visited-style-name="Visited_20_Internet_20_Link">
Austrian company will continue to buy <text:span text:style-name="T4">
 gas </text:span>
 in the Russian Federation by 2040</text:a>
According to a memorandum, the LNG-terminal investments will be from 130 to 250 million euros.</text:p>
      <text:p text:style-name="P4">
As reported by Ukrinform, the Minister of Ecology and Energy of Switzerland Albertresti signed with Italian colleagues two agreements on energy supply of Tatrans border rail transportation between countries.</text:p>
      <text:p text:style-name="P4">
<text:span text:style-name="T5">
Foto: Getty Images</text:span>
</text:p>
      <text:p text:style-name="P4">
News Source: <text:a xlink:type="simple" xlink:href="https://www.ukrinform.ua/rubric-world/3733931-serbia-zakupovuvatime-gaz-u-cornogorii.html" text:style-name="Internet_20_link" text:visited-style-name="Visited_20_Internet_20_Link">
https://www.ukrinform.ua/rubric-world/3733931-serbia-zakupovuvatime-gaz-u-cornogorii.html</text:a>
</text:p>
      <!--NEWS-->
      <text:h text:style-name="P10" text:outline-level="1">
<text:span text:style-name="T4">
There is no point in discussing its membership in NATO - Stoltenberg before Ukraine's victory</text:span>
</text:h>
      <text:p text:style-name="P4">
Authors: Ukrinform (Person)</text:p>
      <text:p text:style-name="P4">
Publisher: Укринформ (Organization)</text:p>
      <text:p text:style-name="P4">
Published Time: 2023-07-10T16:11:00+03:00</text:p>
      <text:p text:style-name="P4">
Modified Time: 2023-07-10T16:11:00+03:00</text:p>
      <text:p text:style-name="P4">
Description: Ukraine will become a member of NATO, but at first Ukraine has to win the war resolved against it. - Ukrinform.</text:p>
      <text:p text:style-name="P4">
Images: ['<text:a xlink:type="simple" xlink:href="https://static.ukrinform.com/photos/2023_07/thumb_files/630_360_1688988638-109.jpg" text:style-name="Internet_20_link" text:visited-style-name="Visited_20_Internet_20_Link">
630_360_16889...</text:a>
']</text:p>
      <text:p text:style-name="P4">
Tags: ['НАТО', 'Столтенберг', 'Війна з Росією']</text:p>
      <text:p text:style-name="P4">
Type: Article</text:p>
      <!--METADATA-->
      <text:p text:style-name="P4">
<draw:frame draw:style-name="fr1" draw:name="Image111" text:anchor-type="as-char" svg:width="6.9236in" svg:height="3.956343in" draw:z-index="0">
<draw:image xlink:href="../Images/yкринформ/2023-07-10T16-11-00-03-00/630_360_1688988638-109.jpg" xlink:type="simple" xlink:show="embed" xlink:actuate="onLoad" draw:mime-type="image/jpeg"/>
</draw:frame>
The Ukrainian member of NATO, but at first Ukraine has to win the war resolved against her.</text:p>
      <text:p text:style-name="P4">
According to Ukrinform's own correspondent, Jens Stoltenberg General's Secretary General, during a joint with President of Lithuania Gitanas, Nausedopressconference on Monday in Vilnius, on the eve of NATO summit.</text:p>
      <text:p text:style-name="P4">
"It is also important to note that all allies agree that Ukraine becomes the Alliance. And we also agree that the NATO doors remain open. It has come to invite Ukraine to become a full member of NATO, "he said.</text:p>
      <text:p text:style-name="P4">
<text:span text:style-name="T4">
 Read also: </text:span>
 <text:a xlink:type="simple" xlink:href="https://www.ukrinform.ua/rubric-polytics/3733859-zelenskij-vizme-ucast-u-zapusku-radi-ukrainanato-stoltenberg.html" text:style-name="Internet_20_link" text:visited-style-name="Visited_20_Internet_20_Link">
Zelensky will take part in the launch of Ukraine-NATO-<text:span text:style-name="T4">
 Stoltenberg </text:span>
</text:a>
According to Stoltenberg, the most urgent task is to "ensure that Ukraine will win as a sovereign and independent state in Europe."</text:p>
      <text:p text:style-name="P4">
"Because if Ukraine does not stand, no questions about membership will not be discussed at all," he said.</text:p>
      <text:p text:style-name="P4">
The NATO Secretary General added that it is very important that the Allies continue to support Ukraine with weapons, ammunition, the preparation of military and spacious parts, "that it can release more territories, as well as restrain the horror from further aggression."</text:p>
      <text:p text:style-name="P4">
<text:span text:style-name="T4">
 Read also: </text:span>
 <text:a xlink:type="simple" xlink:href="https://www.ukrinform.ua/rubric-diaspora/3733715-u-troh-mistah-portugalii-provela-manifestacii-na-pidtrimku-vstupu-ukraini-do-nato.html" text:style-name="Internet_20_link" text:visited-style-name="Visited_20_Internet_20_Link">
in three cities of Portugal conducted manifestations of drinking Ukraine's accession to NATO</text:a>
Commenting on the future decision of the NATO Vilnius Summit on Ukraine, Stoltenberghu said that "the Allies would agree on a very clear message in the issue of Ukraine", but "the final decision has not yet been made." "I am fully convinced that we will be united at the summit and make a strong signal against Ukraine," he said.</text:p>
      <text:p text:style-name="P4">
According to Secretary General, the Allies, in particular, <text:a xlink:type="simple" xlink:href="https://www.ukrinform.ua/rubric-polytics/3733804-kraini-nato-dosagli-konsensusu-sodo-usunenna-pdc-dla-ukraini-dmitro-kuleba.html" text:style-name="Internet_20_link" text:visited-style-name="Visited_20_Internet_20_Link">
discuss the elimination of the requirement for VAT</text:a>
"In order to make a membership process for Ukraine consist of one step rather than two."</text:p>
      <text:p text:style-name="P4">
News Source: <text:a xlink:type="simple" xlink:href="https://www.ukrinform.ua/rubric-polytics/3733932-do-peremogi-ukraini-nemae-sensu-obgovoruvati-ii-clenstvo-v-nato-stoltenberg.html" text:style-name="Internet_20_link" text:visited-style-name="Visited_20_Internet_20_Link">
https://www.ukrinform.ua/rubric-polytics/3733932-do-peremogi-ukraini-nemae-sensu-obgovoruvati-ii-clenstvo-v-nato-stoltenberg.html</text:a>
</text:p>
      <!--NEWS-->
      <text:h text:style-name="P10" text:outline-level="1">
<text:span text:style-name="T4">
Russian fuel continues to get into the Ukrainian market - an expert</text:span>
</text:h>
      <text:p text:style-name="P4">
Authors: Ukrinform (Person)</text:p>
      <text:p text:style-name="P4">
Publisher: Укринформ (Organization)</text:p>
      <text:p text:style-name="P4">
Published Time: 2023-07-10T16:20:43+03:00</text:p>
      <text:p text:style-name="P4">
Modified Time: 2023-07-10T16:20:43+03:00</text:p>
      <text:p text:style-name="P4">
Description: Despite the supplement of Resolution No. 1147, fuel of Russian origin continues to enter the Ukrainian market. - Ukrinform.</text:p>
      <text:p text:style-name="P4">
Images: ['<text:a xlink:type="simple" xlink:href="https://static.ukrinform.com/photos/2023_07/thumb_files/630_360_1688995152-994.jpg" text:style-name="Internet_20_link" text:visited-style-name="Visited_20_Internet_20_Link">
630_360_16889...</text:a>
']</text:p>
      <text:p text:style-name="P4">
Tags: ['Ринок', 'Пальне', 'Сергій Куюн']</text:p>
      <text:p text:style-name="P4">
Type: Article</text:p>
      <!--METADATA-->
      <text:p text:style-name="P4">
<draw:frame draw:style-name="fr1" draw:name="Image112" text:anchor-type="as-char" svg:width="6.9236in" svg:height="3.956343in" draw:z-index="0">
<draw:image xlink:href="../Images/yкринформ/2023-07-10T16-20-43-03-00/630_360_1688995152-994.jpg" xlink:type="simple" xlink:show="embed" xlink:actuate="onLoad" draw:mime-type="image/jpeg"/>
</draw:frame>
In spite of the supplement of Resolution No. 1147, fual -Russian origin continues to enter the Ukrainian market.</text:p>
      <text:p text:style-name="P4">
This was reported by the director of the consulting group "A95" Sergey Kuyun during the time briefing at the Media Center Ukraine - Ukrinform.</text:p>
      <text:p text:style-name="P4">
“In May, the Cabinet of Ministers adopted Resolution No. 1147, which increased control of documentation for petroleum products. In particular, there is a requirement to provide a certificate of supply of the product, accordingly, this step had a result. For example, the depravities of diesel from Turkey have decreased by 50%. But we see another result. Gas and diesel suppliers have adapted, they began to establish quite normal certificates and, accordingly, again imported Ukraine with Russian products, ”Kuyun said.</text:p>
      <text:p text:style-name="P4">
According to him, the main Ukrainian suppliers, including Latvia, Lithuanian Tapolshch are large importers of Russian liquefied gas, also Turkey, which buys about a million tons of diesel in Russia in Russia.(https://www.ukrinform.ua/tag-palne). So now it is about increasing control of the origin of petroleum products.</text:p>
      <text:p text:style-name="P4">
"It is important that the customs office has additional powers, in order not to simply release a certificate of origin, but also secondary documents, such as transport, which will show where the gas came from the supplier," the expert said.</text:p>
      <text:p text:style-name="P4">
<text:span text:style-name="T4">
 Read also: </text:span>
 [prices in the wholesale market <text:span text:style-name="T4">
 fuel </text:span>
 GOs continue(https://www.ukrinform.ua/rubric-economy/3733776-cini-na-gurtovomu-rinku-palnogo-prodovzuut-zrostati.html)The Ministry of Energy is also now working to introduce into the Ukrainian technical regulations for liquefied gas, which can simultaneously be the barrier of the Eat of Russian fuel of doubtful quality, in particular the liquefied gas, into the Ukrainian market.</text:p>
      <text:p text:style-name="P4">
As it was reported, on May 9, 2023, the Cabinet of Ministers supplemented the resolution # 1147 in order to block the ingress of Russian fuel, oil of tanaftoproducts in Ukraine. The decree stipulates that the fuel of an indefinite flow will not be able to enter the Ukrainian market.</text:p>
      <text:p text:style-name="P4">
News Source: <text:a xlink:type="simple" xlink:href="https://www.ukrinform.ua/rubric-economy/3733933-rosijske-palne-prodovzue-potraplati-na-ukrainskij-rinok-ekspert.html" text:style-name="Internet_20_link" text:visited-style-name="Visited_20_Internet_20_Link">
https://www.ukrinform.ua/rubric-economy/3733933-rosijske-palne-prodovzue-potraplati-na-ukrainskij-rinok-ekspert.html</text:a>
</text:p>
      <!--NEWS-->
      <text:h text:style-name="P10" text:outline-level="1">
<text:span text:style-name="T4">
In the Kherson region, the Greater Alexandrovsk community rebuilds 8 patron areas</text:span>
</text:h>
      <text:p text:style-name="P4">
Authors: Ukrinform (Person)</text:p>
      <text:p text:style-name="P4">
Publisher: Укринформ (Organization)</text:p>
      <text:p text:style-name="P4">
Published Time: 2023-07-10T16:21:00+03:00</text:p>
      <text:p text:style-name="P4">
Modified Time: 2023-07-10T16:21:00+03:00</text:p>
      <text:p text:style-name="P4">
Description: In the Kherson region, the Greater Alexander community rebuilds 8 patron region, work is carried out in 9 settlements. - Ukrinform.</text:p>
      <text:p text:style-name="P4">
Images: ['<text:a xlink:type="simple" xlink:href="https://static.ukrinform.com/photos/2023_07/thumb_files/630_360_1688995176-108.jpg" text:style-name="Internet_20_link" text:visited-style-name="Visited_20_Internet_20_Link">
630_360_16889...</text:a>
']</text:p>
      <text:p text:style-name="P4">
Tags: ['Херсонщина', 'Житомирщина', 'Відбудова']</text:p>
      <text:p text:style-name="P4">
Type: Article</text:p>
      <!--METADATA-->
      <text:p text:style-name="P4">
<draw:frame draw:style-name="fr1" draw:name="Image113" text:anchor-type="as-char" svg:width="6.9236in" svg:height="3.956343in" draw:z-index="0">
<draw:image xlink:href="../Images/yкринформ/2023-07-10T16-21-00-03-00/630_360_1688995176-108.jpg" xlink:type="simple" xlink:show="embed" xlink:actuate="onLoad" draw:mime-type="image/jpeg"/>
</draw:frame>
The Nakherson region of the Greater Alexandrov community is rebuilding 8 regions-patronades, work is carried out in 9 settlements.</text:p>
      <text:p text:style-name="P4">
About it in <text:a xlink:type="simple" xlink:href="https://www.facebook.com/alexandr.prokudin.7/posts/pfbid0WkNiWUZHADz7ek1tyn98t6bWmSyVgeZcoCdoKVVBcrzeQT3VURY6crhn2zU4uYaal" text:style-name="Internet_20_link" text:visited-style-name="Visited_20_Internet_20_Link">
Facebook</text:a>
The head of Kherson Ova Alexander Proudin reported, Ukrinform reports.</text:p>
      <text:p text:style-name="P4">
"In total, 8 patron areas work in the Greater Alexander community, which will work in 9 settlements," the message reads.</text:p>
      <text:p text:style-name="P4">
*!(https://www.ukrinform.ua/rubric-ato/3733757-rosiani-vdarili-z-artilerii-po-selu-na-hersonsini-postrazdali-dvi-zinki.html)The crews from the oblasts work tirelessly to have time to the cold.</text:p>
      <text:p text:style-name="P4">
According to Proudin, there are 7 brigades from Zhytomyr region in Trifonivka. Together, the ashes will be the village council, a garden, a school, a club, a mail.</text:p>
      <text:p text:style-name="P4">
16 objects in the village of Tchalovo restore the builders of Poltava region.</text:p>
      <text:p text:style-name="P4">
Housing and the House of Culture in Malya Alexandrovka will be rebuilding workers of Skirovograd region.</text:p>
      <text:p text:style-name="P4">
*!(https://www.ukrinform.ua/rubric-regions/3733663-zagarbniki-za-dobu-51-raz-obstrilali-hersonsinu-patero-poranenih.html)But it is only the previous volume of work. After all, the commissions continue to inspect the buildings.</text:p>
      <text:p text:style-name="P4">
As it was reported, the regions of Ukraine have united to rebuild 26 inhabited pens of Kherson region, which were most affected by Russia's aggression.</text:p>
      <text:p text:style-name="P4">
Transcarpathia will restore the Deocupovvani Oleksandrivka and Novopavlokuberislav district of Kherson region under the Side-Till Program. It is a community -reconstruction to the community or region - the region. Basic Staff Holder in Ukraine - Ministry of Restoration and Profile Agency of Recovery.</text:p>
      <text:p text:style-name="P4">
"Side by side" is a subproject of the initiative we build Ukraine, which is the presentation of the Recovery Ministry at the London Conference. The goal of we buy Ukraine is to combine all international partners that are attached or planned to connect Ukraine's reference.</text:p>
      <text:p text:style-name="P4">
News Source: <text:a xlink:type="simple" xlink:href="https://www.ukrinform.ua/rubric-vidbudova/3733935-na-hersonsini-velikooleksandrivsku-gromadu-vidbudovuut-8-oblastejpatronativ.html" text:style-name="Internet_20_link" text:visited-style-name="Visited_20_Internet_20_Link">
https://www.ukrinform.ua/rubric-vidbudova/3733935-na-hersonsini-velikooleksandrivsku-gromadu-vidbudovuut-8-oblastejpatronativ.html</text:a>
</text:p>
      <!--NEWS-->
      <text:h text:style-name="P10" text:outline-level="1">
<text:span text:style-name="T4">
In Donetsk, the Russians fired twice rescuers who extinguished the fire</text:span>
</text:h>
      <text:p text:style-name="P4">
Authors: Ukrinform (Person)</text:p>
      <text:p text:style-name="P4">
Publisher: Укринформ (Organization)</text:p>
      <text:p text:style-name="P4">
Published Time: 2023-07-10T16:24:20+03:00</text:p>
      <text:p text:style-name="P4">
Modified Time: 2023-07-10T16:24:20+03:00</text:p>
      <text:p text:style-name="P4">
Description: In the Donetsk region rescuers from Konstantinovka twice came under enemy shelling during the elimination of a fire. - Ukrinform.</text:p>
      <text:p text:style-name="P4">
Images: ['<text:a xlink:type="simple" xlink:href="https://static.ukrinform.com/photos/2023_07/thumb_files/630_360_1688995279-400.jpg" text:style-name="Internet_20_link" text:visited-style-name="Visited_20_Internet_20_Link">
630_360_16889...</text:a>
']</text:p>
      <text:p text:style-name="P4">
Tags: ['Донеччина', 'ДСНС', 'Обстріл', 'Рятувальники']</text:p>
      <text:p text:style-name="P4">
Type: Article</text:p>
      <!--METADATA-->
      <text:p text:style-name="P4">
<draw:frame draw:style-name="fr1" draw:name="Image114" text:anchor-type="as-char" svg:width="6.9236in" svg:height="3.956343in" draw:z-index="0">
<draw:image xlink:href="../Images/yкринформ/2023-07-10T16-24-20-03-00/630_360_1688995279-400.jpg" xlink:type="simple" xlink:show="embed" xlink:actuate="onLoad" draw:mime-type="image/jpeg"/>
</draw:frame>
Rescuers from Konstantinovka twice came under a hostility during a fire elimination.</text:p>
      <text:p text:style-name="P4">
According to Ukrinform, the relevant video of the State Emergency Service has been publicized in <text:a xlink:type="simple" xlink:href="https://t.me/dsns_telegram/18688" text:style-name="Internet_20_link" text:visited-style-name="Visited_20_Internet_20_Link">
telegram</text:a>
.</text:p>
      <text:p text:style-name="P4">
"The video clearly demonstrates in what conditions rescuers of Nadonechyna now work. Another seemingly standard challenge to the fire, and as soon as rescuers began to liquidate it - aiming hostile" arrivals "began, - the SES said.</text:p>
      <text:p text:style-name="P4">
Taming the fire, the emergency officers were re -enemy.</text:p>
      <text:p text:style-name="P4">
Video: <text:a xlink:type="simple" xlink:href="https://t.me/dsns_telegram/18688" text:style-name="Internet_20_link" text:visited-style-name="Visited_20_Internet_20_Link">
SES of Ukraine</text:a>
<text:span text:style-name="T4">
 Read also: </text:span>
 <text:a xlink:type="simple" xlink:href="https://www.ukrinform.ua/rubric-regions/3733660-vorog-za-dobu-poraniv-odnogo-zitela-doneccini.html" text:style-name="Internet_20_link" text:visited-style-name="Visited_20_Internet_20_Link">
enemy per day wounded one inhabitant <text:span text:style-name="T4">
 Donetsk </text:span>
 in</text:a>
"Fortunately, none of the rescuers were injured. In spite of all our boys work!With belief in victory and a peaceful future!", - said the SES.</text:p>
      <text:p text:style-name="P4">
As reported by Ukrinform, the Russian army for the last day, on July 9, gave a person to one resident of Donetsk region.</text:p>
      <text:p text:style-name="P4">
News Source: <text:a xlink:type="simple" xlink:href="https://www.ukrinform.ua/rubric-regions/3733936-na-doneccini-rosiani-dvici-obstrilali-ratuvalnikiv-aki-gasili-pozezu.html" text:style-name="Internet_20_link" text:visited-style-name="Visited_20_Internet_20_Link">
https://www.ukrinform.ua/rubric-regions/3733936-na-doneccini-rosiani-dvici-obstrilali-ratuvalnikiv-aki-gasili-pozezu.html</text:a>
</text:p>
      <!--NEWS-->
      <text:h text:style-name="P10" text:outline-level="1">
<text:span text:style-name="T4">
Children Cinema Fest announced this year's winners</text:span>
</text:h>
      <text:p text:style-name="P4">
Authors: Ukrinform (Person)</text:p>
      <text:p text:style-name="P4">
Publisher: Укринформ (Organization)</text:p>
      <text:p text:style-name="P4">
Published Time: 2023-07-10T16:27:00+03:00</text:p>
      <text:p text:style-name="P4">
Modified Time: 2023-07-10T16:27:00+03:00</text:p>
      <text:p text:style-name="P4">
Description: More than 30,000 spectators have joined free screenings in cinemas and online and have chosen the best children's tape of the 10th International Film Festival for children and teenagers Children Cinema Fest. - Ukrinform.</text:p>
      <text:p text:style-name="P4">
Images: ['<text:a xlink:type="simple" xlink:href="https://static.ukrinform.com/photos/2020_06/thumb_files/630_360_1591616272-795.jpg" text:style-name="Internet_20_link" text:visited-style-name="Visited_20_Internet_20_Link">
630_360_15916...</text:a>
']</text:p>
      <text:p text:style-name="P4">
Tags: None</text:p>
      <text:p text:style-name="P4">
Type: Article</text:p>
      <!--METADATA-->
      <text:p text:style-name="P4">
<draw:frame draw:style-name="fr1" draw:name="Image115" text:anchor-type="as-char" svg:width="6.9236in" svg:height="3.956343in" draw:z-index="0">
<draw:image xlink:href="../Images/yкринформ/2023-07-10T16-27-00-03-00/630_360_1591616272-795.jpg" xlink:type="simple" xlink:show="embed" xlink:actuate="onLoad" draw:mime-type="image/jpeg"/>
</draw:frame>
More than 30,000 spectators have joined free screenings in cinemas and online and elected the best children's tape of the 10th International Film Festival for Children Cinema Fest.</text:p>
      <text:p text:style-name="P4">
The organizers of the event - the Arthower Film Company - the organizers of the event - the organizers of the event - the organizers of the event.</text:p>
      <text:p text:style-name="P4">
“This year the Grand Prix <text:a xlink:type="simple" xlink:href="https://www.ukrinform.ua/tag-festival" text:style-name="Internet_20_link" text:visited-style-name="Visited_20_Internet_20_Link">
Festival</text:a>
The SPANISH SPANISH COMMEDIY OF THE COMMUNICATION WITH THE SPECIAL VOTE SUPPLY THE SUMMARY OF THE VOTE, having received 4.69 points with 5. The film tells about a nun that founded a football team at the boarding school to cope with fans' pets ” -organized the organizers.</text:p>
      <text:p text:style-name="P4">
Children Film Fest was supported by the Ukrainian Cultural Foundation.</text:p>
      <text:p text:style-name="P4">
Also, within the festival, a children's film competition took place. The organizer was held by more than 100 applications from all over Ukraine, including 20 finalists. The winners were determined by the professional jury of Ukrainian cinematographers: a director'sanimation film "Mavka. Forest Song »and author of the cartoon" Pes Patron "Alexander Ruban, director and screenwriter("Gorlytsy's Nest", "Lucy Inf"). Нагородженнявідбулося на церемонії закриття Чілдрен Кінофесту в Будинку кіно.</text:p>
      <text:p text:style-name="P4">
Yes, Grand Prix(Award in the amount of 10 thousand UAH)Got an animated work "Down the Rock" 13-year-old Matthew Glazunov from Mukachevo(Transcarpathian region).Картина про небезпечну пригоду золотошукача натхненна оповіданням ДжекаЛондона "Жага до життя". Матвій Глазунов став володарем ґран-прі Дитячогокіноконкурсу Чілдрен Кінофесту вдруге.</text:p>
      <text:p text:style-name="P4">
Найкращим анімаційним фільмом у категорії 7-10 років (Award 5 thousand UAH)She became a "Galushka Tale" - a story about finding your place in life. The director is an eight -year -old Miroslav Trotska from Poltava.</text:p>
      <text:p text:style-name="P4">
The best game movie in the 7-10 years category(5 thousand UAH. Rewards)- The Red Hat is a modern look at the classic fairy tale. The director is a 10-year-old Vladpotatyev from Vinnitsa.</text:p>
      <text:p text:style-name="P4">
The best animated movie in the 11-14 years(5 TIS. UAH)Statulastatic tape about the space expedition to the newly discovered planet "Poses of a new element". The director is 12-year-old Mikhail Bilyk from the Dnieper.</text:p>
      <text:p text:style-name="P4">
</text:p>
      <text:p text:style-name="P4">
*!(https://www.ukrinform.ua/rubric-culture/3717922-cildren-kinofest-ogolosiv-miznarodnu-programu-i-posla-festivalu.html)The prize of the audience, which is awarded as a result of the voting, and the award of 7 thousand UAH was received by the animation "Traveling of the Dokurudzian Country" about the dangers of the journey of the team of friends. Director-13-year-old Nazar Regional from Cherkasy.</text:p>
      <text:p text:style-name="P4">
Subsequently, final films can be viewed on the Childrenkinofest YouTube channel.</text:p>
      <text:p text:style-name="P4">
As reported by Ukrinform, the 10th International Film Festival for Children and Adolescents <text:a xlink:type="simple" xlink:href="https://www.ukrinform.ua/rubric-culture/3723487-desatij-cildren-kinofest-vidkrie-svitova-premera-ukrainskogo-fentezi-dzurakorolevic.html" text:style-name="Internet_20_link" text:visited-style-name="Visited_20_Internet_20_Link">
Children Cinema Fest has taken place</text:a>
in hybrid format. The shows continued to be theater theaters of Kiev, Lviv, Odessa, Dnipro, Poltava, Vinnytsia, Zhytomyr, Lutsk, Khmelnitsky and Chernihiv.</text:p>
      <text:p text:style-name="P4">
News Source: <text:a xlink:type="simple" xlink:href="https://www.ukrinform.ua/rubric-culture/3733938-cildren-kinofest-ogolosiv-cogoricnih-peremozciv.html" text:style-name="Internet_20_link" text:visited-style-name="Visited_20_Internet_20_Link">
https://www.ukrinform.ua/rubric-culture/3733938-cildren-kinofest-ogolosiv-cogoricnih-peremozciv.html</text:a>
</text:p>
      <!--NEWS-->
      <text:h text:style-name="P10" text:outline-level="1">
<text:span text:style-name="T4">
FIFA Disciplinary Committee did not recognize Dnipro-1 by the successor of Dnipro</text:span>
</text:h>
      <text:p text:style-name="P4">
Authors: Ukrinform (Person)</text:p>
      <text:p text:style-name="P4">
Publisher: Укринформ (Organization)</text:p>
      <text:p text:style-name="P4">
Published Time: 2023-07-10T16:29:46+03:00</text:p>
      <text:p text:style-name="P4">
Modified Time: 2023-07-10T16:29:46+03:00</text:p>
      <text:p text:style-name="P4">
Description: Dnipro-1 was founded in the spring of 2017. - Ukrinform.</text:p>
      <text:p text:style-name="P4">
Images: ['<text:a xlink:type="simple" xlink:href="https://static.ukrinform.com/photos/2023_07/thumb_files/630_360_1688995642-135.jpg" text:style-name="Internet_20_link" text:visited-style-name="Visited_20_Internet_20_Link">
630_360_16889...</text:a>
']</text:p>
      <text:p text:style-name="P4">
Tags: ['ФІФА', 'Футбол', 'Дніпро-1']</text:p>
      <text:p text:style-name="P4">
Type: Article</text:p>
      <!--METADATA-->
      <text:p text:style-name="P4">
<draw:frame draw:style-name="fr1" draw:name="Image121" text:anchor-type="as-char" svg:width="6.9236in" svg:height="3.956343in" draw:z-index="0">
<draw:image xlink:href="../Images/yкринформ/2023-07-10T16-29-46-03-00/630_360_1688995642-135.jpg" xlink:type="simple" xlink:show="embed" xlink:actuate="onLoad" draw:mime-type="image/jpeg"/>
</draw:frame>
Dnipro-1 was founded in the spring of 2017.</text:p>
      <text:p text:style-name="P4">
FIFA Disciplinary Committee did not recognize Dnipro-1 with a sports successor "Dnipro", <text:a xlink:type="simple" xlink:href="https://www.scdnipro1.com.ua/%D1%84%D1%96%D1%84%D0%B0-%D0%BD%D0%B5-%D0%B2%D0%B8%D0%B7%D0%BD%D0%B0%D0%B2-%D1%81%D0%BA-%D0%B4%D0%BD%D1%96%D0%BF%D1%80%D0%BE-1-%D0%BF%D1%80%D0%B0%D0%B2%D0%BE%D0%BD%D0%B0%D1%81%D1%82%D1%83%D0%BF%D0%BD/" text:style-name="Internet_20_link" text:visited-style-name="Visited_20_Internet_20_Link">
reports</text:a>
The club's official website, Ukrinform reports.</text:p>
      <text:p text:style-name="P4">
FIFA also closed the disciplinary proceedings against the Dnieper-1, opened by the expensive of the Brazilian player Anderson Pico, a former Dnipro player. In 2021, a similar decision was made on a similar statement by another exfuster "Dnipro" Jaba Kancava.</text:p>
      <text:p text:style-name="P4">
Dnipro ceased to exist in 2019.</text:p>
      <text:p text:style-name="P4">
Dnipro-1 IC was founded in the spring of 2017, after which the club was able to go from the second league to the UPL for two years. Yuri Bereza is the president of the club.</text:p>
      <text:p text:style-name="P4">
<text:span text:style-name="T4">
 Read also: </text:span>
 <text:a xlink:type="simple" xlink:href="https://www.ukrinform.ua/rubric-sports/3733332-uefa-viznaciv-najkrasogo-futbolista-molodiznogo-evro2023.html" text:style-name="Internet_20_link" text:visited-style-name="Visited_20_Internet_20_Link">
UEFA has identified the best <text:span text:style-name="T4">
 football </text:span>
 Isa Youth-Euvro-2023</text:a>
As reported by Ukrinform, Dnipro-1 last season became Vice-Champion Ukraine and will qualify the Champions League.</text:p>
      <text:p text:style-name="P4">
Photo: Guardian.ng</text:p>
      <text:p text:style-name="P4">
News Source: <text:a xlink:type="simple" xlink:href="https://www.ukrinform.ua/rubric-sports/3733940-disciplinarnij-komitet-fifa-ne-viznav-dnipro1-pravonastupnikom-dnipra.html" text:style-name="Internet_20_link" text:visited-style-name="Visited_20_Internet_20_Link">
https://www.ukrinform.ua/rubric-sports/3733940-disciplinarnij-komitet-fifa-ne-viznav-dnipro1-pravonastupnikom-dnipra.html</text:a>
</text:p>
      <!--NEWS-->
      <text:h text:style-name="P10" text:outline-level="1">
<text:span text:style-name="T4">
China hopes the US will cancel increased duties on goods with China</text:span>
</text:h>
      <text:p text:style-name="P4">
Authors: Ukrinform (Person)</text:p>
      <text:p text:style-name="P4">
Publisher: Укринформ (Organization)</text:p>
      <text:p text:style-name="P4">
Published Time: 2023-07-10T16:36:42+03:00</text:p>
      <text:p text:style-name="P4">
Modified Time: 2023-07-10T16:36:42+03:00</text:p>
      <text:p text:style-name="P4">
Description: In China, negotiations with US Finance Minister Janet Ellen are outright and constructive, and expressed the hope that the United States will cancel increased duties on goods with China and weaken the export control of Chinese products. - Ukrinform.</text:p>
      <text:p text:style-name="P4">
Images: ['<text:a xlink:type="simple" xlink:href="https://static.ukrinform.com/photos/2019_06/thumb_files/630_360_1559378846-103.jpg" text:style-name="Internet_20_link" text:visited-style-name="Visited_20_Internet_20_Link">
630_360_15593...</text:a>
']</text:p>
      <text:p text:style-name="P4">
Tags: ['Економіка', 'Китай', 'Мито', 'США']</text:p>
      <text:p text:style-name="P4">
Type: Article</text:p>
      <!--METADATA-->
      <text:p text:style-name="P4">
<draw:frame draw:style-name="fr1" draw:name="Image122" text:anchor-type="as-char" svg:width="6.9236in" svg:height="3.956343in" draw:z-index="0">
<draw:image xlink:href="../Images/yкринформ/2023-07-10T16-36-42-03-00/630_360_1559378846-103.jpg" xlink:type="simple" xlink:show="embed" xlink:actuate="onLoad" draw:mime-type="image/jpeg"/>
</draw:frame>
In Chinese, negotiations with US Finance Minister Janet Ellen were frankly tactful and expressed his hope that the United States would cancel the increased goods with China and weaken the export control of Chinese products.</text:p>
      <text:p text:style-name="P4">
This is stated on Monday's statement by the Ministry of Finance of China, Ukrinform reports.</text:p>
      <text:p text:style-name="P4">
Commenting on Ellen's visit, the Ministry of Finance noted that for four days he had a meeting with Prime Minister of China Lee Tsan, Viceremer He HE Lifen, responsible for the economic block of the government, and a number of Chinese officials. China in Vidomstin was "frank, pragmatic, deep and constructive" and expressing a "rational and pragmatic position of the American side of the American side of split cooperation to stabilize relations between the two countries."</text:p>
      <text:p text:style-name="P4">
“In recent years, the United States has introduced a number of economic sanctions of targeting measures against <text:a xlink:type="simple" xlink:href="https://www.ukrinform.ua/tag-kitaj" text:style-name="Internet_20_link" text:visited-style-name="Visited_20_Internet_20_Link">
China</text:a>
… During the meetings and negotiations, China reaffirmed its concern for Chinese goods, unfair attitude of pre -Kalitan enterprises and increased export control of Chinese products and expressed the hope that the US side would take specific steps to attach these obstacles, ”the statement reads.</text:p>
      <text:p text:style-name="P4">
The Chinese side also assured Ellen, who seeks to continue politicians and accelerate the formation of market-oriented legislative and interested businesses.</text:p>
      <text:p text:style-name="P4">
*!(https://www.ukrinform.ua/rubric-world/3733373-glava-minfinu-ssa-zasteregla-kitaj-vid-dopomogi-rosii-u-vijni.html)"China undertakes to protect intellectual property rights, to protect law and business rights and to treat all market entities, including companies that are funded from abroad, equally and fair," it is in a statement.</text:p>
      <text:p text:style-name="P4">
The Chinese Financial Department has called on the US side of pre -coordination and cooperation to solve global problems, such as financial demand, climate change and high debt of individual countries.As reported by Ukrinform, US Finance Minister Janet Ellen stated that she had a open and productive negotiations with Chinese high-ranking officials in China, and expressed her confidence that her trip will help <text:a xlink:type="simple" xlink:href="https://www.ukrinform.ua/rubric-world/3733355-u-ssa-zaavili-pro-progres-u-skladnih-vidnosinah-z-kitaem.html" text:style-name="Internet_20_link" text:visited-style-name="Visited_20_Internet_20_Link">
stabilize fragile American-Chinese relations</text:a>
 .</text:p>
      <text:p text:style-name="P4">
News Source: <text:a xlink:type="simple" xlink:href="https://www.ukrinform.ua/rubric-world/3733943-kitaj-spodivaetsa-so-ssa-skasuut-pidviseni-mita-na-tovari-z-knr.html" text:style-name="Internet_20_link" text:visited-style-name="Visited_20_Internet_20_Link">
https://www.ukrinform.ua/rubric-world/3733943-kitaj-spodivaetsa-so-ssa-skasuut-pidviseni-mita-na-tovari-z-knr.html</text:a>
</text:p>
      <!--NEWS-->
      <text:h text:style-name="P10" text:outline-level="1">
<text:span text:style-name="T4">
Only the victory of Ukraine will return safety to Europe - Nausseda</text:span>
</text:h>
      <text:p text:style-name="P4">
Authors: Ukrinform (Person)</text:p>
      <text:p text:style-name="P4">
Publisher: Укринформ (Organization)</text:p>
      <text:p text:style-name="P4">
Published Time: 2023-07-10T16:42:07+03:00</text:p>
      <text:p text:style-name="P4">
Modified Time: 2023-07-10T16:42:07+03:00</text:p>
      <text:p text:style-name="P4">
Description: Only the victory of Ukraine will return security and stability to Europe, so NATO allies should help liberate the entire territory of Ukraine. - Ukrinform.</text:p>
      <text:p text:style-name="P4">
Images: ['<text:a xlink:type="simple" xlink:href="https://static.ukrinform.com/photos/2023_07/thumb_files/630_360_1688988697-343.jpg" text:style-name="Internet_20_link" text:visited-style-name="Visited_20_Internet_20_Link">
630_360_16889...</text:a>
']</text:p>
      <text:p text:style-name="P4">
Tags: ['Литва', 'НАТО', 'Ґітанас Науседа']</text:p>
      <text:p text:style-name="P4">
Type: Article</text:p>
      <!--METADATA-->
      <text:p text:style-name="P4">
<draw:frame draw:style-name="fr1" draw:name="Image123" text:anchor-type="as-char" svg:width="6.9236in" svg:height="3.956343in" draw:z-index="0">
<draw:image xlink:href="../Images/yкринформ/2023-07-10T16-42-07-03-00/630_360_1688988697-343.jpg" xlink:type="simple" xlink:show="embed" xlink:actuate="onLoad" draw:mime-type="image/jpeg"/>
</draw:frame>
Only the winner of Ukraine will regain security and stability to Europe, so the allies are to help liberate the entire territory of Ukraine.</text:p>
      <text:p text:style-name="P4">
This was stated by Lithuanian President Gitanas Nauseda during a NATO Secretary General Jens Stoltenberg Presconference in Vilnius, Ukrinform reports.</text:p>
      <text:p text:style-name="P4">
"One of the main topics of the agenda is Ukraine. We all understand that it will return its safety and stability to Europe everywhere. security and become a member of NATO, "Nauseda said.</text:p>
      <text:p text:style-name="P4">
<text:span text:style-name="T4">
 Read also: </text:span>
 <text:a xlink:type="simple" xlink:href="https://www.ukrinform.ua/rubric-polytics/3733932-do-peremogi-ukraini-nemae-sensu-obgovoruvati-ii-clenstvo-v-nato-stoltenberg.html" text:style-name="Internet_20_link" text:visited-style-name="Visited_20_Internet_20_Link">
To the victory of Ukraine there is no point in discussing its NATO membership - Stoltenberg</text:a>
He stressed that "time to repeat the promises has passed" - it is time "Against Plan, how we will achieve it."</text:p>
      <text:p text:style-name="P4">
"We do not have any other choice but to reach an agreement and send a powerful signal of Ukraine. The prospect of membership is extremely important for the country that heroically wretches against the Russian monster for almost a year and a half. Vilnius has to become a place where good news will come to the Ukrainian people," Lithuania.</text:p>
      <text:p text:style-name="P4">
Commenting on the cancellation of the Requirement Requirements for Ukraine for Ukraine, Nauseda stated that it was a "very positive" step forward, which would simplify Ukraine's development to NATO. "But we also need a very clear signal that Ukraine in NATO is really possible when the conditions will be allowed. And in this sense, they must move further than the language of the Bucharest Summit, which speaks only about NATO's open door," he said.</text:p>
      <text:p text:style-name="P4">
<text:span text:style-name="T4">
 Read also: </text:span>
 <text:a xlink:type="simple" xlink:href="https://www.ukrinform.ua/rubric-polytics/3733859-zelenskij-vizme-ucast-u-zapusku-radi-ukrainanato-stoltenberg.html" text:style-name="Internet_20_link" text:visited-style-name="Visited_20_Internet_20_Link">
Zelensky will take part in the launch of the Ukraine-Stoltenberg Council</text:a>
It was reported that on July 11-12 in Vilnius there will be a NATO summit, during which Ukraine seeks to obtain clear security guarantees and clear prospects in the Alliance.</text:p>
      <text:p text:style-name="P4">
News Source: <text:a xlink:type="simple" xlink:href="https://www.ukrinform.ua/rubric-ato/3733944-lise-peremoga-ukraini-poverne-bezpeku-v-evropu-nauseda.html" text:style-name="Internet_20_link" text:visited-style-name="Visited_20_Internet_20_Link">
https://www.ukrinform.ua/rubric-ato/3733944-lise-peremoga-ukraini-poverne-bezpeku-v-evropu-nauseda.html</text:a>
</text:p>
      <!--NEWS-->
      <text:h text:style-name="P10" text:outline-level="1">
<text:span text:style-name="T4">
The Ukrainians in the EU continued free roaming for another 12 months</text:span>
</text:h>
      <text:p text:style-name="P4">
Authors: Ukrinform (Person)</text:p>
      <text:p text:style-name="P4">
Publisher: Укринформ (Organization)</text:p>
      <text:p text:style-name="P4">
Published Time: 2023-07-10T16:44:00+03:00</text:p>
      <text:p text:style-name="P4">
Modified Time: 2023-07-10T23:44:00+03:00</text:p>
      <text:p text:style-name="P4">
Description: Ukrainians in the EU continued calls to roaming for another 12 months - 22 mobile operators in the EU and 7 in Ukraine agreed. - Ukrinform.</text:p>
      <text:p text:style-name="P4">
Images: ['<text:a xlink:type="simple" xlink:href="https://static.ukrinform.com/photos/2017_06/thumb_files/630_360_1497458487-7107.jpg" text:style-name="Internet_20_link" text:visited-style-name="Visited_20_Internet_20_Link">
630_360_14974...</text:a>
']</text:p>
      <text:p text:style-name="P4">
Tags: ['Євросоюз', 'Роумінг', 'Україна', "Мобільний зв'язок", "Зв'язок"]</text:p>
      <text:p text:style-name="P4">
Type: Article</text:p>
      <!--METADATA-->
      <text:p text:style-name="P4">
<draw:frame draw:style-name="fr1" draw:name="Image124" text:anchor-type="as-char" svg:width="6.9236in" svg:height="3.956343in" draw:z-index="0">
<draw:image xlink:href="../Images/yкринформ/2023-07-10T16-44-00-03-00/630_360_1497458487-7107.jpg" xlink:type="simple" xlink:show="embed" xlink:actuate="onLoad" draw:mime-type="image/jpeg"/>
</draw:frame>
The EU Ukrainians continued calls to roaming for another 12 months - 22 mobile operators in the EU and 7 in Ukraine were continued.</text:p>
      <text:p text:style-name="P4">
This is reported by Ukrinform with reference to <text:a xlink:type="simple" xlink:href="https://ec.europa.eu/commission/presscorner/detail/en/mex_23_3764" text:style-name="Internet_20_link" text:visited-style-name="Visited_20_Internet_20_Link">
European Commission.</text:a>
"On July 9, the commission congratulated the continuation for twelve months of the transaction to the zoperies, which allows the displaced refugees from Ukraine to stay in touch with the border," the statement said.</text:p>
      <text:p text:style-name="P4">
<text:span text:style-name="T4">
 Read also: </text:span>
 <text:span text:style-name="T4">
 <text:a xlink:type="simple" xlink:href="https://www.ukrinform.ua/rubric-world/3732392-evrokomisia-opriludnila-soricnij-strategicnij-prognoz.html" text:style-name="Internet_20_link" text:visited-style-name="Visited_20_Internet_20_Link">
European Commission has released the annual strategic forecast</text:a>
</text:span>
</text:p>
      <text:p text:style-name="P4">
In addition, the European Commission is preparing for the integration of Ukraine into roaming space. The commission reminded that in April 2023, the Committee of the Association of Ukraine-Embrace its proposal for Ukraine's accession to the EU rules on roaming.</text:p>
      <text:p text:style-name="P4">
"The next step for Ukraine is the full bringing of its legislation to the EU legislation, and then the final decision of the Rade -European Union," the EU executive body said.</text:p>
      <text:p text:style-name="P4">
<text:span text:style-name="T4">
 Read also: </text:span>
 <text:span text:style-name="T4">
 <text:a xlink:type="simple" xlink:href="https://www.ukrinform.ua/rubric-technology/3697400-ukraina-nablizilas-do-mobilnogo-roumingu-z-es-mincifri.html" text:style-name="Internet_20_link" text:visited-style-name="Visited_20_Internet_20_Link">
Ukraine approached mobile roaming with the EU -Ministry</text:a>
</text:span>
</text:p>
      <text:p text:style-name="P4">
As reported, European and Ukrainian communication operators in February 2023 have signed a new joint fiction statement, which continued for half a year about available <text:span text:style-name="T4">
 <text:a xlink:type="simple" xlink:href="https://www.ukrinform.ua/tag-rouming" text:style-name="Internet_20_link" text:visited-style-name="Visited_20_Internet_20_Link">
roaming</text:a>
</text:span>
 For Ukrainians who, through war, found themselves in different EU countries.</text:p>
      <text:p text:style-name="P4">
News Source: <text:a xlink:type="simple" xlink:href="https://www.ukrinform.ua/rubric-technology/3734095-ukraincam-v-es-prodovzili-bezkostovnij-rouming-se-na-12-misaciv.html" text:style-name="Internet_20_link" text:visited-style-name="Visited_20_Internet_20_Link">
https://www.ukrinform.ua/rubric-technology/3734095-ukraincam-v-es-prodovzili-bezkostovnij-rouming-se-na-12-misaciv.html</text:a>
</text:p>
      <!--NEWS-->
      <text:h text:style-name="P10" text:outline-level="1">
<text:span text:style-name="T4">
The Ministry of Foreign Affairs asks to communicate Ukrainian veteran whom Wizz Air landed from a plane</text:span>
</text:h>
      <text:p text:style-name="P4">
Authors: Ukrinform (Person)</text:p>
      <text:p text:style-name="P4">
Publisher: Укринформ (Organization)</text:p>
      <text:p text:style-name="P4">
Published Time: 2023-07-10T16:46:00+03:00</text:p>
      <text:p text:style-name="P4">
Modified Time: 2023-07-10T16:46:00+03:00</text:p>
      <text:p text:style-name="P4">
Description: The Ministry of Foreign Affairs of Ukraine asks a Ukrainian veteran, who was forcibly planted from the aircraft at Tel Aviv Airport, to get in touch because he wants to find out all the circumstances of the incident and protect his rights. - Ukrinform.</text:p>
      <text:p text:style-name="P4">
Images: ['<text:a xlink:type="simple" xlink:href="https://static.ukrinform.com/photos/2020_03/thumb_files/630_360_1583843935-352.jpg" text:style-name="Internet_20_link" text:visited-style-name="Visited_20_Internet_20_Link">
630_360_15838...</text:a>
']</text:p>
      <text:p text:style-name="P4">
Tags: ['Ізраїль', 'Літак', 'МЗС', 'Wizz Air', 'Ветерани війни']</text:p>
      <text:p text:style-name="P4">
Type: Article</text:p>
      <!--METADATA-->
      <text:p text:style-name="P4">
<draw:frame draw:style-name="fr1" draw:name="Image125" text:anchor-type="as-char" svg:width="6.9236in" svg:height="3.956343in" draw:z-index="0">
<draw:image xlink:href="../Images/yкринформ/2023-07-10T16-46-00-03-00/630_360_1583843935-352.jpg" xlink:type="simple" xlink:show="embed" xlink:actuate="onLoad" draw:mime-type="image/jpeg"/>
</draw:frame>
The Ministry of Foreign Affairs of Ukraine asks a Ukrainian veteran, who was planted from a plane at Tel Aviv Airport, because it is possible to find out all the circumstances of the incident and protect his rights.</text:p>
      <text:p text:style-name="P4">
He wrote about it in <text:a xlink:type="simple" xlink:href="https://www.facebook.com/oleg.nikolenko.50/posts/pfbid0RyCXWsQB7mQbDRwwtrCj2ZxBFzy7rLd5ZmNegreoRp2Px2fr7UbpfaWRmhQTuUWbl" text:style-name="Internet_20_link" text:visited-style-name="Visited_20_Internet_20_Link">
Facebook</text:a>
Foreign Ministry spokesman Oleg Nikolenko, reports Ukrinform.</text:p>
      <text:p text:style-name="P4">
"We were very upset about the situation at the Tel Aviv Airport, and we have been able to understand it. Since formal appeals were not received, we ask the Ukrainian <text:a xlink:type="simple" xlink:href="https://www.ukrinform.ua/tag-veterani-vijni" text:style-name="Internet_20_link" text:visited-style-name="Visited_20_Internet_20_Link">
veteran</text:a>
, which was denied the flight to Warsaw, to get in touch with the Foreign Ministry of Ukraine in Israel, "Nikolenko said.</text:p>
      <text:p text:style-name="P4">
In particular, the Ministry of Foreign Affairs can be addressed from +38 044 238 1588 orcons_or@mfa.gov.ua</text:p>
      <text:p text:style-name="P4">
To the Embassy of Ukraine in Israel - by phone +972 54 667 6782 orconsul_il@mfa.gov.ua</text:p>
      <text:p text:style-name="P4">
"If the violation is confirmed, we will make every effort to restore the citizen of Ukraine. Protection of the rights of Ukrainians abroad is an unconditional priority," Nikolenko emphasized.</text:p>
      <text:p text:style-name="P4">
<text:span text:style-name="T4">
 Read also: </text:span>
 <text:a xlink:type="simple" xlink:href="https://www.ukrinform.ua/rubric-society/3727960-ukraina-vivcae-svitovij-dosvid-integracii-veteraniv-do-mirnogo-zitta-laputina.html" text:style-name="Internet_20_link" text:visited-style-name="Visited_20_Internet_20_Link">
Ukraine studies the world experience of integration <text:span text:style-name="T4">
 veteran </text:span>
 Ivdo peaceful life - Laputin</text:a>
As it was reported, at Tel Aviv Airport was forcibly planted from the aircraft of the Ukrainian veteran, who lost his foot in the war. This was done by Wizz Air's Hungarian Airlines during a flight from Tel Aviv to Warsaw. The post -in -law they explained the situation and publicly asked <text:a xlink:type="simple" xlink:href="https://www.ukrinform.ua/rubric-society/3733559-wizz-air-znala-z-litaka-ukrainskogo-soldata-z-protezom-aviakompania-zgodom-vibacilasa.html" text:style-name="Internet_20_link" text:visited-style-name="Visited_20_Internet_20_Link">
apologize to the depiction page. </text:a>
According to Nexta, the Ukrainian military could not sit on its month because of a limb prosthesis. According to the newspaper, during the flight he set out in the corner of the aircraft an hour and a half. Subsequently, he fell and damaged his hands. The crew of stated that the man behaved inadequately, and therefore he was planted with a flyer.</text:p>
      <text:p text:style-name="P4">
News Source: <text:a xlink:type="simple" xlink:href="https://www.ukrinform.ua/rubric-society/3733947-mzs-prosit-vijti-na-zvazok-ukrainskogo-veterana-akogo-wizz-air-visadili-z-litaka.html" text:style-name="Internet_20_link" text:visited-style-name="Visited_20_Internet_20_Link">
https://www.ukrinform.ua/rubric-society/3733947-mzs-prosit-vijti-na-zvazok-ukrainskogo-veterana-akogo-wizz-air-visadili-z-litaka.html</text:a>
</text:p>
      <!--NEWS-->
      <text:h text:style-name="P10" text:outline-level="1">
<text:span text:style-name="T4">
“Soviet BMP and not standing close”: The painter told about the benefits of M2 Bradley on the battlefield</text:span>
</text:h>
      <text:p text:style-name="P4">
Authors: Ukrinform (Person)</text:p>
      <text:p text:style-name="P4">
Publisher: Укринформ (Organization)</text:p>
      <text:p text:style-name="P4">
Published Time: 2023-07-10T16:51:57+03:00</text:p>
      <text:p text:style-name="P4">
Modified Time: 2023-07-10T16:51:57+03:00</text:p>
      <text:p text:style-name="P4">
Description: Deputy Minister of Defense Anna Malyar told about the benefits of M2 Bradley infantry fighting vehicles on the battlefield. - Ukrinform.</text:p>
      <text:p text:style-name="P4">
Images: ['<text:a xlink:type="simple" xlink:href="https://static.ukrinform.com/photos/2023_01/thumb_files/630_360_1673028257-831.jpg" text:style-name="Internet_20_link" text:visited-style-name="Visited_20_Internet_20_Link">
630_360_16730...</text:a>
']</text:p>
      <text:p text:style-name="P4">
Tags: ['США', 'Військова техніка', 'БМП', 'Війна з Росією', 'Ганна Маляр']</text:p>
      <text:p text:style-name="P4">
Type: Article</text:p>
      <!--METADATA-->
      <text:p text:style-name="P4">
<draw:frame draw:style-name="fr1" draw:name="Image126" text:anchor-type="as-char" svg:width="6.9236in" svg:height="3.956343in" draw:z-index="0">
<draw:image xlink:href="../Images/yкринформ/2023-07-10T16-51-57-03-00/630_360_1673028257-831.jpg" xlink:type="simple" xlink:show="embed" xlink:actuate="onLoad" draw:mime-type="image/jpeg"/>
</draw:frame>
Deputy Defense Minister Anna Malyar spoke about the benefits of M2BRADLEY infantry fighting vehicles on the battlefield.</text:p>
      <text:p text:style-name="P4">
According to Ukrinform, the painter wrote in <text:a xlink:type="simple" xlink:href="https://t.me/annamaliar/925" text:style-name="Internet_20_link" text:visited-style-name="Visited_20_Internet_20_Link">
telegram</text:a>
.</text:p>
      <text:p text:style-name="P4">
"The US Defense Ministry has announced an additional package of Ukraine's security assistance. Among the 18 positions that our country will receive weapons, military equipment and ammunition, are infantry combat vehicles of American production M2bradoy," said Malyar.</text:p>
      <text:p text:style-name="P4">
According to her, the M2 Bradley is equipped with a 25mm automatic "Bushmaster" with 900 rounds, Tow starter and 7.62 mm machine gun. The armorable gun shell is capable of punching up to 66 mm armor, which is sufficient for BMP-1. distance up to 2 kilometers.</text:p>
      <text:p text:style-name="P4">
<text:span text:style-name="T4">
 Read also: </text:span>
 <text:a xlink:type="simple" xlink:href="https://www.ukrinform.ua/rubric-ato/3733120-reznikov-nazvav-pat-principiv-ukraini-sodo-zastosuvanna-kasetnih-boepripasiv.html" text:style-name="Internet_20_link" text:visited-style-name="Visited_20_Internet_20_Link">
Reznikov named five principles of Ukraine on the use of casket ammunition</text:a>
"The first batch of cars Ukraine received in winter 2023. The main task of the BMP on the polyb is fire support and transportation of infantry with which M2 Bradly refers perfect .</text:p>
      <text:p text:style-name="P4">
According to her, there is a case when the crew and landing "Bradley" remained all the direct hit of the hail rocket in the car.</text:p>
      <text:p text:style-name="P4">
Another case where Bradley exploded on an anti -tank mini and received a split anti -tank cumulative ammunition in the tower. The crew and the landing were not surprised.</text:p>
      <text:p text:style-name="P4">
"According to Ukrainian defenders, the Soviet BMP is not even standing with an American analogue in the level of protection," Malyar said.</text:p>
      <text:p text:style-name="P4">
As reported by Ukrinform, the United States announced on Friday on <text:a xlink:type="simple" xlink:href="https://www.ukrinform.ua/rubric-ato/3732977-pentagon-ogolosiv-pro-novij-paket-dopomogi-ukraini-z-kasetnimi-boepripasami.html" text:style-name="Internet_20_link" text:visited-style-name="Visited_20_Internet_20_Link">
allocation of Ukraine of the next military assistance package</text:a>
. It includes artillery shells, including cassette ammunition, missiles for systems Patriot and Himars, BMP Bradley, BTR Stryker, and other weapons of camp.</text:p>
      <text:p text:style-name="P4">
News Source: <text:a xlink:type="simple" xlink:href="https://www.ukrinform.ua/rubric-ato/3733950-radanski-bmp-i-blizko-ne-stoat-malar-rozpovila-pro-perevagi-m2-bradley-na-poli-bou.html" text:style-name="Internet_20_link" text:visited-style-name="Visited_20_Internet_20_Link">
https://www.ukrinform.ua/rubric-ato/3733950-radanski-bmp-i-blizko-ne-stoat-malar-rozpovila-pro-perevagi-m2-bradley-na-poli-bou.html</text:a>
</text:p>
      <!--NEWS-->
      <text:h text:style-name="P10" text:outline-level="1">
<text:span text:style-name="T4">
Schmigal has instructed to increase state order in educational institutions for doctors and social workers</text:span>
</text:h>
      <text:p text:style-name="P4">
Authors: Ukrinform (Person)</text:p>
      <text:p text:style-name="P4">
Publisher: Укринформ (Organization)</text:p>
      <text:p text:style-name="P4">
Published Time: 2023-07-10T17:00:00+03:00</text:p>
      <text:p text:style-name="P4">
Modified Time: 2023-07-10T17:00:00+03:00</text:p>
      <text:p text:style-name="P4">
Description: Prime Minister Denis Shmigal has instructed to work out the possibility of increasing the state order in educational establishments for physicians, rehabilitologists and social workers. - Ukrinform.</text:p>
      <text:p text:style-name="P4">
Images: ['<text:a xlink:type="simple" xlink:href="https://static.ukrinform.com/photos/2023_07/thumb_files/630_360_1688997419-688.jpeg" text:style-name="Internet_20_link" text:visited-style-name="Visited_20_Internet_20_Link">
630_360_16889...</text:a>
']</text:p>
      <text:p text:style-name="P4">
Tags: ['Медики', 'Міносвіти', 'Освіта', 'соцпрацівники', 'Шмигаль']</text:p>
      <text:p text:style-name="P4">
Type: Article</text:p>
      <!--METADATA-->
      <text:p text:style-name="P4">
<draw:frame draw:style-name="fr1" draw:name="Image127" text:anchor-type="as-char" svg:width="6.9236in" svg:height="3.956343in" draw:z-index="0">
<draw:image xlink:href="../Images/yкринформ/2023-07-10T17-00-00-03-00/630_360_1688997419-688.jpeg" xlink:type="simple" xlink:show="embed" xlink:actuate="onLoad" draw:mime-type="image/jpeg"/>
</draw:frame>
Prime Minister Denis Shmigal has instructed to work out the possibility of increasing state order in educational institutions for physicians, rehabilitologists and social workers.</text:p>
      <text:p text:style-name="P4">
As the Shmigal reported in <text:a xlink:type="simple" xlink:href="https://t.me/Denys_Smyhal/5589" text:style-name="Internet_20_link" text:visited-style-name="Visited_20_Internet_20_Link">
telegram</text:a>
This was discussed during a meeting with the Ministry of Education and Science, the Ministry of Economy, the Ministry of Health, the Ministry of Social Policy and the Ministry of Finance, Ukrinform reports.</text:p>
      <text:p text:style-name="P4">
"The full -scale war has changed the labor market in Ukraine. Today, our state will represent more specialties in the medical and social spheres. They are preparing to begin now," Shmigal said.</text:p>
      <text:p text:style-name="P4">
The meeting discussed changes to the state order in educational institutions.</text:p>
      <text:p text:style-name="P4">
"He has given the task of all the ministries to work out the possibility of increasing government orders, in particular, for doctors, rehabilitologists from this academic year," Shmigal stressed.</text:p>
      <text:p text:style-name="P4">
According to him, at the same time the state continues to develop vocational education.</text:p>
      <text:p text:style-name="P4">
"The restoration of Ukraine will be the largest project since the Second World War, so the sappers, builders and other tangent professions will be the highest request of the work of work," Shmigal said.</text:p>
      <text:p text:style-name="P4">
<text:span text:style-name="T4">
 Read also: </text:span>
 <text:a xlink:type="simple" xlink:href="https://www.ukrinform.ua/rubric-society/3732756-nmt2023-pricini-skandalu-i-perspektivi-jogo-podolanna.html" text:style-name="Internet_20_link" text:visited-style-name="Visited_20_Internet_20_Link">
<text:span text:style-name="T4">
 NMT </text:span>
 - <text:span text:style-name="T4">
 2023 </text:span>
: <text:span text:style-name="T4">
 Causes </text:span>
 <text:span text:style-name="T4">
 scandal </text:span>
 and <text:span text:style-name="T4">
 Perspectives </text:span>
 <text:span text:style-name="T4">
 its </text:span>
 <text:span text:style-name="T4">
 </text:span>
 Overcoming **</text:a>
Viceremier-Minister Mikhail Fedorov also recalled the preparation of reform, which will be based on the introduction of innovation.</text:p>
      <text:p text:style-name="P4">
According to the results of the meeting, Shmigal gave the task of preparation and submit to the September order for the next academic year, so that parents and entrants can get acquainted with the demanded specialties.</text:p>
      <text:p text:style-name="P4">
As reported by Ukrinform, residents of three regions -Kyiv, Chernihiv and Poltava reported from the war will be able to master new -specificity free of charge.</text:p>
      <text:p text:style-name="P4">
Photo: Denis Shmigal's telegram</text:p>
      <text:p text:style-name="P4">
News Source: <text:a xlink:type="simple" xlink:href="https://www.ukrinform.ua/rubric-society/3733953-smigal-doruciv-zbilsiti-derzzamovlenna-u-zakladah-osviti-na-medikiv-i-socpracivnikiv.html" text:style-name="Internet_20_link" text:visited-style-name="Visited_20_Internet_20_Link">
https://www.ukrinform.ua/rubric-society/3733953-smigal-doruciv-zbilsiti-derzzamovlenna-u-zakladah-osviti-na-medikiv-i-socpracivnikiv.html</text:a>
</text:p>
      <!--NEWS-->
      <text:h text:style-name="P10" text:outline-level="1">
<text:span text:style-name="T4">
Yovichevich headed the club in Saudi Arabia</text:span>
</text:h>
      <text:p text:style-name="P4">
Authors: Ukrinform (Person)</text:p>
      <text:p text:style-name="P4">
Publisher: Укринформ (Organization)</text:p>
      <text:p text:style-name="P4">
Published Time: 2023-07-10T17:01:35+03:00</text:p>
      <text:p text:style-name="P4">
Modified Time: 2023-07-10T17:01:35+03:00</text:p>
      <text:p text:style-name="P4">
Description: Al-Red took 10th in the Saudi Arabia Championship last season. - Ukrinform.</text:p>
      <text:p text:style-name="P4">
Images: ['<text:a xlink:type="simple" xlink:href="https://static.ukrinform.com/photos/2023_07/thumb_files/630_360_1688997513-679.jpg" text:style-name="Internet_20_link" text:visited-style-name="Visited_20_Internet_20_Link">
630_360_16889...</text:a>
']</text:p>
      <text:p text:style-name="P4">
Tags: ['Футбол']</text:p>
      <text:p text:style-name="P4">
Type: Article</text:p>
      <!--METADATA-->
      <text:p text:style-name="P4">
<draw:frame draw:style-name="fr1" draw:name="Image129" text:anchor-type="as-char" svg:width="6.9236in" svg:height="3.956343in" draw:z-index="0">
<draw:image xlink:href="../Images/yкринформ/2023-07-10T17-01-35-03-00/630_360_1688997513-679.jpg" xlink:type="simple" xlink:show="embed" xlink:actuate="onLoad" draw:mime-type="image/jpeg"/>
</draw:frame>
Al-Red took 10th in the Saudi Arabia Championship last season.</text:p>
      <text:p text:style-name="P4">
Former Shakhtar coach Igor Yovichevich headed Saudi "Al-Red", <text:a xlink:type="simple" xlink:href="https://www.instagram.com/p/CufCSQ8qFMP/" text:style-name="Internet_20_link" text:visited-style-name="Visited_20_Internet_20_Link">
reports</text:a>
The club's press service, Ukrinform reports.</text:p>
      <text:p text:style-name="P4">
Last season, Yovichevich was headed by Shakhtar. At the head of the Miners, Croat, the Iragrance of Ukraine, by five points ahead of the Dnieper, who became the second. At the beginning of July, Shakhtar's management released Yovichevich and appointed Patrick Van Leuven instead.</text:p>
      <text:p text:style-name="P4">
Just a week after the resignation of the new club Igor Yovichevich became Al-Red. The previous season of the national championship was completed by the club on the 10th-music under the direction of Romanian coach Marius Sumudika, who spent one year.</text:p>
      <text:p text:style-name="P4">
As <text:a xlink:type="simple" xlink:href="https://football24.ua/yovichevich_zaroblyatime_solidnu_sumu_v_saudivskiy_araviyi_n780487/" text:style-name="Internet_20_link" text:visited-style-name="Visited_20_Internet_20_Link">
reports</text:a>
Football 24, in the new team, a specialist will receive 2 million euros a year +bonuses. It is noted that the UPL had less salary in the UPL-Dnipro-1 in Dnipro-1 was 650 thousand euros, in the exact figures in Miners did not disclose.</text:p>
      <text:p text:style-name="P4">
<text:span text:style-name="T4">
 Read also: </text:span>
 <text:a xlink:type="simple" xlink:href="https://www.ukrinform.ua/rubric-sports/3730254-sahtar-zvilniv-golovnogo-trenera.html" text:style-name="Internet_20_link" text:visited-style-name="Visited_20_Internet_20_Link">
Shakhtar released head coach</text:a>
As reported by Ukrinform, Al-Red took 10th place in the Saudi Arabia.</text:p>
      <text:p text:style-name="P4">
Photo: shakhtar.com</text:p>
      <text:p text:style-name="P4">
News Source: <text:a xlink:type="simple" xlink:href="https://www.ukrinform.ua/rubric-sports/3733954-jovicevic-ocoliv-klub-u-saudivskij-aravii.html" text:style-name="Internet_20_link" text:visited-style-name="Visited_20_Internet_20_Link">
https://www.ukrinform.ua/rubric-sports/3733954-jovicevic-ocoliv-klub-u-saudivskij-aravii.html</text:a>
</text:p>
      <!--NEWS-->
      <text:h text:style-name="P10" text:outline-level="1">
<text:span text:style-name="T4">
Book of journalist Rudenko "Fight for Kiev" with Titov's illustrations will be released on Independence Day</text:span>
</text:h>
      <text:p text:style-name="P4">
Authors: Ukrinform (Person)</text:p>
      <text:p text:style-name="P4">
Publisher: Укринформ (Organization)</text:p>
      <text:p text:style-name="P4">
Published Time: 2023-07-10T17:03:50+03:00</text:p>
      <text:p text:style-name="P4">
Modified Time: 2023-07-10T17:03:50+03:00</text:p>
      <text:p text:style-name="P4">
Description: The book of Ukrainian publicist Sergey Rudenko about the events of the Russo -Ukrainian War, namely - about the defense of Kiev with illustrations of Kharkiv artist Nikita Titov will be published for the Independence Day of Ukraine. - Ukrinform.</text:p>
      <text:p text:style-name="P4">
Images: ['<text:a xlink:type="simple" xlink:href="https://static.ukrinform.com/photos/2023_07/thumb_files/630_360_1688997788-651.jpg" text:style-name="Internet_20_link" text:visited-style-name="Visited_20_Internet_20_Link">
630_360_16889...</text:a>
']</text:p>
      <text:p text:style-name="P4">
Tags: ['Книги', 'День Незалежності', 'Війна з Росією']</text:p>
      <text:p text:style-name="P4">
Type: Article</text:p>
      <!--METADATA-->
      <text:p text:style-name="P4">
<draw:frame draw:style-name="fr1" draw:name="Image130" text:anchor-type="as-char" svg:width="6.9236in" svg:height="3.956343in" draw:z-index="0">
<draw:image xlink:href="../Images/yкринформ/2023-07-10T17-03-50-03-00/630_360_1688997788-651.jpg" xlink:type="simple" xlink:show="embed" xlink:actuate="onLoad" draw:mime-type="image/jpeg"/>
</draw:frame>
The book of Ukrainian publicist Sergei Rudenko about the events of the Russo -Ukrainian War, namely - about the defense of Kiev with illustrations of Kharkiv artist Nikita Titovavid is printed on Independence Day of Ukraine.</text:p>
      <text:p text:style-name="P4">
Ukrinform was reported in the publishing house Fabula.</text:p>
      <text:p text:style-name="P4">
“This is a book-story about those who found themselves in the Russo-Ukrainian <text:a xlink:type="simple" xlink:href="https://www.ukrinform.ua/rubric-ato" text:style-name="Internet_20_link" text:visited-style-name="Visited_20_Internet_20_Link">
war</text:a>
in Kiev and in the towns and the village of the capital. A book about the character of millions of people who stood on protection, ”said Sergey Rudenko.</text:p>
      <text:p text:style-name="P4">
According to the publishing house, this journalistic work shows events both a full -scale war and during the offensive of Kiev through personnel. “The book consists of individual essays that unfold the flaw panorama of the defense of the capital of the capital in the spring of 2022. Rudenko covers only the nature of the battles for the Ukrainian capital, but also the characters of the defenders of Kiev, the Alaw Activa of each essay is the people who got into the Virity of the War, ”the Fabuli added.</text:p>
      <text:p text:style-name="P4">
In particular, from the pages of the book, readers learn the stories of those who have not left and stood in defense of the Ukrainian capital. Among the heroes: Igor Lapin, Akhtemsitablaev, Dmitry Linor, Andriy Khlyvniuk, Tatiana Chornovol, Sergey Krivonis, Brothers Klitschka, Eugene Spirin, Roman Bezsmertny, Roman Ratushny, Max Levin Tainshi. Short episodes of the capital of the capital form a large panorama of the events of the beginning of a large -scale invasion. The book gives an idea not only of the nature of the fighting, but also the character of millions of Ukrainians.</text:p>
      <text:p text:style-name="P4">
<text:span text:style-name="T4">
 Read also: </text:span>
 <text:a xlink:type="simple" xlink:href="https://www.ukrinform.ua/rubric-culture/3733853-u-kievi-prezentuvali-knizku-pro-geroiv-ukraini.html" text:style-name="Internet_20_link" text:visited-style-name="Visited_20_Internet_20_Link">
in Kiev presented <text:span text:style-name="T4">
 books </text:span>
 Ku about Heroes of Ukraine</text:a>
17 sections of the book cover the analysis of events to a full -scale invasion, the first hours of the Putin Army attack and a reaction in the Ukrainian capital, the face of the Ukrainian people, the testimony of participants in battles and the history of heroes.</text:p>
      <text:p text:style-name="P4">
Sergey Rudenko - the host of the TV channel "Espresso", in 2021 in Ukraine it was published by his knitter "Zelensky without makeup". In 2022, this work was translated by 25 countries of the world. The book published in Germany was included in the list of bestsellers by Spiegel.</text:p>
      <text:p text:style-name="P4">
News Source: <text:a xlink:type="simple" xlink:href="https://www.ukrinform.ua/rubric-culture/3733955-kniga-zurnalista-rudenka-bij-za-kiiv-z-ilustraciami-titova-vijde-do-dna-nezaleznosti.html" text:style-name="Internet_20_link" text:visited-style-name="Visited_20_Internet_20_Link">
https://www.ukrinform.ua/rubric-culture/3733955-kniga-zurnalista-rudenka-bij-za-kiiv-z-ilustraciami-titova-vijde-do-dna-nezaleznosti.html</text:a>
</text:p>
      <!--NEWS-->
      <text:h text:style-name="P10" text:outline-level="1">
<text:span text:style-name="T4">
Biden and Sunak discussed the support of Ukraine in London</text:span>
</text:h>
      <text:p text:style-name="P4">
Authors: Ukrinform (Person)</text:p>
      <text:p text:style-name="P4">
Publisher: Укринформ (Organization)</text:p>
      <text:p text:style-name="P4">
Published Time: 2023-07-10T17:05:00+03:00</text:p>
      <text:p text:style-name="P4">
Modified Time: 2023-07-10T17:05:00+03:00</text:p>
      <text:p text:style-name="P4">
Description: The continuation of Ukraine's support in the context of its confrontation with Russian aggression has become one of the main topics of the US President's meeting Joe Baiden and Prime Minister Richa Snak in London. - Ukrinform.</text:p>
      <text:p text:style-name="P4">
Images: ['<text:a xlink:type="simple" xlink:href="https://static.ukrinform.com/photos/2023_07/thumb_files/630_360_1688997819-579.jpg" text:style-name="Internet_20_link" text:visited-style-name="Visited_20_Internet_20_Link">
630_360_16889...</text:a>
']</text:p>
      <text:p text:style-name="P4">
Tags: ['Байден', 'Саміт НАТО', 'Україна', 'Ріші Сунак']</text:p>
      <text:p text:style-name="P4">
Type: Article</text:p>
      <!--METADATA-->
      <text:p text:style-name="P4">
<draw:frame draw:style-name="fr1" draw:name="Image131" text:anchor-type="as-char" svg:width="6.9236in" svg:height="3.956343in" draw:z-index="0">
<draw:image xlink:href="../Images/yкринформ/2023-07-10T17-05-00-03-00/630_360_1688997819-579.jpg" xlink:type="simple" xlink:show="embed" xlink:actuate="onLoad" draw:mime-type="image/jpeg"/>
</draw:frame>
The continuation of Ukraine's support in the context of its confrontation with Russian aggression was one of the main topics of the US President's meeting Joe Baiden and Prime Minister of the United Kingdom, Richa Snak in London.</text:p>
      <text:p text:style-name="P4">
This was reported on Monday at the White House, Ukrinform reports.</text:p>
      <text:p text:style-name="P4">
“The leaders considered preparation for the future NATO summit in Vilnius. They confirmed their adamant support for Ukraine in the face of current aggression of the Russian Federation, ”the message reads.</text:p>
      <text:p text:style-name="P4">
In addition, it is noted that the parties discussed the Atlantic Declaration of the pro -economic partnership they started in June, including the next -circle to achieve key results for the next months.</text:p>
      <text:p text:style-name="P4">
The meeting also referred to the development of events in Northern Ireland's tasus to ensure progress.</text:p>
      <text:p text:style-name="P4">
<text:span text:style-name="T4">
 Read also: </text:span>
 <text:a xlink:type="simple" xlink:href="https://www.ukrinform.ua/rubric-polytics/3733633-bajden-obgovoriv-z-erdoganom-pidtrimku-ukraini.html" text:style-name="Internet_20_link" text:visited-style-name="Visited_20_Internet_20_Link">
<text:span text:style-name="T4">
 Biden </text:span>
 discussed with Erdogan support of Ukraine</text:a>
As reports <text:a xlink:type="simple" xlink:href="https://www.theguardian.com/world/live/2023/jul/10/russia-ukraine-war-live-biden-and-sunak-set-to-discuss-ukraines-nato-bid-kyiv-claims-advance-in-bakhmut#top-of-blog" text:style-name="Internet_20_link" text:visited-style-name="Visited_20_Internet_20_Link">
The Guardian</text:a>
With reference to the spokesman of the British Prime Minister, Snakhos to work with allies on the issue of Ukraine's accession to NATO.</text:p>
      <text:p text:style-name="P4">
"Prime Minister Richa Snak said he wants to work with the water to discuss Ukraine's accession to NATO, but is subject to the exact mechanism," said Sunak, a spokesman for British Prime Minister on Monday, with US President Jea Biden.</text:p>
      <text:p text:style-name="P4">
The spokesman added that it would be inappropriate to join NATO when the wars of Russia continues, but Sakak believes that the "legitimate place" of Ukraine in the Alliance.</text:p>
      <text:p text:style-name="P4">
"We want to work with the United States and our allies on the journey of Ukraine," the spokesman told reporters.</text:p>
      <text:p text:style-name="P4">
As reported by Ukrinform, US President Joe Biden on Monday <text:a xlink:type="simple" xlink:href="https://www.ukrinform.ua/rubric-world/3733639-bajden-naperedodni-samitu-nato-pribuv-z-vizitom-do-britanii.html" text:style-name="Internet_20_link" text:visited-style-name="Visited_20_Internet_20_Link">
begun to the UK</text:a>
. The program provides him with Prime Minister Rishisunak and King Charles III. On Tuesday, the President of the United States plans to take the participation at a NATO summit in Vilnius. After that, he plans to visit Finland.</text:p>
      <text:p text:style-name="P4">
<text:span text:style-name="T5">
Foto: james manning/pa</text:span>
</text:p>
      <text:p text:style-name="P4">
News Source: <text:a xlink:type="simple" xlink:href="https://www.ukrinform.ua/rubric-polytics/3733956-bajden-i-sunak-obgovorili-u-londoni-pidtrimku-ukraini.html" text:style-name="Internet_20_link" text:visited-style-name="Visited_20_Internet_20_Link">
https://www.ukrinform.ua/rubric-polytics/3733956-bajden-i-sunak-obgovorili-u-londoni-pidtrimku-ukraini.html</text:a>
</text:p>
      <!--NEWS-->
      <text:h text:style-name="P10" text:outline-level="1">
<text:span text:style-name="T4">
Mykolenko did not go to Switzerland with Everton</text:span>
</text:h>
      <text:p text:style-name="P4">
Authors: Ukrinform (Person)</text:p>
      <text:p text:style-name="P4">
Publisher: Укринформ (Organization)</text:p>
      <text:p text:style-name="P4">
Published Time: 2023-07-10T17:06:14+03:00</text:p>
      <text:p text:style-name="P4">
Modified Time: 2023-07-10T17:06:14+03:00</text:p>
      <text:p text:style-name="P4">
Description: Sean Diach team began preparation for the season. - Ukrinform.</text:p>
      <text:p text:style-name="P4">
Images: ['<text:a xlink:type="simple" xlink:href="https://static.ukrinform.com/photos/2023_07/thumb_files/630_360_1688997883-974.jpg" text:style-name="Internet_20_link" text:visited-style-name="Visited_20_Internet_20_Link">
630_360_16889...</text:a>
']</text:p>
      <text:p text:style-name="P4">
Tags: ['Футбол', 'Віталій Миколенко', 'Евертон']</text:p>
      <text:p text:style-name="P4">
Type: Article</text:p>
      <!--METADATA-->
      <text:p text:style-name="P4">
<draw:frame draw:style-name="fr1" draw:name="Image132" text:anchor-type="as-char" svg:width="6.9236in" svg:height="3.956343in" draw:z-index="0">
<draw:image xlink:href="../Images/yкринформ/2023-07-10T17-06-14-03-00/630_360_1688997883-974.jpg" xlink:type="simple" xlink:show="embed" xlink:actuate="onLoad" draw:mime-type="image/jpeg"/>
</draw:frame>
Teamhoon Daycha started preparation for the season.</text:p>
      <text:p text:style-name="P4">
"Everton" flew to the pre -season gathering to Switzerland, head coach "Irish" Sean Daych <text:a xlink:type="simple" xlink:href="https://www.evertonfc.com/news/3579767/everton-depart-for-switzerland" text:style-name="Internet_20_link" text:visited-style-name="Visited_20_Internet_20_Link">
took</text:a>
There are 28 players with them, including Vitaliy Mykolenko, Ukrinform reports.</text:p>
      <text:p text:style-name="P4">
The reasons for the absence of a Ukrainian defender are not called. We will remind, the extremities of the club season Mykolenko missed because of an injury, but then he played for the national team of Ukraine in the matches of selection for Euro-2024.</text:p>
      <text:p text:style-name="P4">
Club press service <text:a xlink:type="simple" xlink:href="https://www.evertonfc.com/news/3579767/everton-depart-for-switzerland" text:style-name="Internet_20_link" text:visited-style-name="Visited_20_Internet_20_Link">
indicates</text:a>
that there will be almost all players at the collection, except in international matches and those who are recovering from injuries.</text:p>
      <text:p text:style-name="P4">
<text:span text:style-name="T4">
 Read also: </text:span>
 <text:a xlink:type="simple" xlink:href="https://www.ukrinform.ua/rubric-sports/3715332-lester-i-lids-viletili-v-cempionsip-za-pidsumkami-sezonu-202223.html" text:style-name="Internet_20_link" text:visited-style-name="Visited_20_Internet_20_Link">
"Leicester" and "Lids" flew to the championship as a result of the session 2022/23</text:a>
As reported by Ukrinform, a 24-year-old Ukrainian spent 35 mattresses last season for Everton.</text:p>
      <text:p text:style-name="P4">
Photo: everytonfc.com</text:p>
      <text:p text:style-name="P4">
News Source: <text:a xlink:type="simple" xlink:href="https://www.ukrinform.ua/rubric-sports/3733957-mikolenko-ne-poihav-na-zbir-u-svejcariu-z-evertonom.html" text:style-name="Internet_20_link" text:visited-style-name="Visited_20_Internet_20_Link">
https://www.ukrinform.ua/rubric-sports/3733957-mikolenko-ne-poihav-na-zbir-u-svejcariu-z-evertonom.html</text:a>
</text:p>
      <!--NEWS-->
      <text:h text:style-name="P10" text:outline-level="1">
<text:span text:style-name="T4">
Fuel and Autogaz will continue to rise - expert</text:span>
</text:h>
      <text:p text:style-name="P4">
Authors: Ukrinform (Person)</text:p>
      <text:p text:style-name="P4">
Publisher: Укринформ (Organization)</text:p>
      <text:p text:style-name="P4">
Published Time: 2023-07-10T17:15:00+03:00</text:p>
      <text:p text:style-name="P4">
Modified Time: 2023-07-10T17:15:00+03:00</text:p>
      <text:p text:style-name="P4">
Description: For the first week after the return of taxes on fuel prices in Retail on A-95 and for diesel increased in the range of 2-5 UAH /l, depending on the network. In the future, prices will gradually increase at the expense of excise duty. - Ukrinform.</text:p>
      <text:p text:style-name="P4">
Images: ['<text:a xlink:type="simple" xlink:href="https://static.ukrinform.com/photos/2023_07/thumb_files/630_360_1688995152-994.jpg" text:style-name="Internet_20_link" text:visited-style-name="Visited_20_Internet_20_Link">
630_360_16889...</text:a>
']</text:p>
      <text:p text:style-name="P4">
Tags: ['Акциз', 'Бензин', 'Автогаз', 'Ринок', 'Пальне', 'Сергій Куюн']</text:p>
      <text:p text:style-name="P4">
Type: Article</text:p>
      <!--METADATA-->
      <text:p text:style-name="P4">
<draw:frame draw:style-name="fr1" draw:name="Image133" text:anchor-type="as-char" svg:width="6.9236in" svg:height="3.956343in" draw:z-index="0">
<draw:image xlink:href="../Images/yкринформ/2023-07-10T17-15-00-03-00/630_360_1688995152-994.jpg" xlink:type="simple" xlink:show="embed" xlink:actuate="onLoad" draw:mime-type="image/jpeg"/>
</draw:frame>
For the first week, after returning taxes on fuel prices in the A-95 and Nadzpalny, increased in the range of 2-5 UAH /l, depending on the network. In the future, the prices will gradually increase at the expense of excise duty.</text:p>
      <text:p text:style-name="P4">
This was reported by the director of the consulting group "A95" Sergey Kuyun during the time briefing at the Media Center Ukraine - Ukrinform.</text:p>
      <text:p text:style-name="P4">
«Gasin A-95 in retail went up by 3.1 UAH /l on average up to 47, 90 UAH /l. The diesel went up by 3.45 UAH /l to 46, 86 UAH /l. And liquefied gas for UAH 1.47 /l to 23.39 UAH /l. So, as expected, we see a growth growth in the range of 2-5 UAH /l, depending on the network, ”-said Kokun.</text:p>
      <text:p text:style-name="P4">
*!(https://www.ukrinform.ua/rubric-economy/3733933-rosijske-palne-prodovzue-potraplati-na-ukrainskij-rinok-ekspert.html)According to him, filling stations of the so -called economy segment, which always engage in the minimum price supply, were forced to raise the prices of approximate 5 UAH /l. Those who trade in the "surface strap" raised prices not tacting, ie by 2.5-3 UAH /l. Affected such a rise in VAT return.</text:p>
      <text:p text:style-name="P4">
“Next we expect the price will gradually grow at the expense of <text:a xlink:type="simple" xlink:href="https://www.ukrinform.ua/tag-akciz" text:style-name="Internet_20_link" text:visited-style-name="Visited_20_Internet_20_Link">
excise duty</text:a>
. Excise duty is paid at the moment of the border crossing, and now there are stocks of fuel, which was imported before. Respectively, it indicates that the traders were prepared and brought a multi -tax with low tax, this stock will now be sold and gradually the market will come with new taxes . And, accordingly, when this inventory is completed, then you can talk about full integration taxes into a price. I think it will be possible to talk about it sometime in early Aug, ”Kuyun added.</text:p>
      <text:p text:style-name="P4">
<text:span text:style-name="T4">
 Read also: </text:span>
 <text:a xlink:type="simple" xlink:href="https://www.ukrinform.ua/rubric-presshall/3733487-pidvisenna-podatkiv-ta-cini-na-palne-ak-zminuetsa-situacia.html" text:style-name="Internet_20_link" text:visited-style-name="Visited_20_Internet_20_Link">
Tax raise and fuel price ** - how the resolution changes</text:a>
He noted that in June, a record volume of diesel was imported in Ukraine.</text:p>
      <text:p text:style-name="P4">
The situation is also interesting in the wholesale market, where prices began to rise in June. And today the prices for gasoline A-95 have increased by 7, 74 UAH /l and for diesel by almost 7UAH /l. That is, new taxes are already working in this market.<text:span text:style-name="T4">
 Read also: </text:span>
 <text:a xlink:type="simple" xlink:href="https://www.ukrinform.ua/rubric-economy/3733776-cini-na-gurtovomu-rinku-palnogo-prodovzuut-zrostati.html" text:style-name="Internet_20_link" text:visited-style-name="Visited_20_Internet_20_Link">
<text:span text:style-name="T4">
 prices </text:span>
 on <text:span text:style-name="T4">
 to wholesale </text:span>
 <text:span text:style-name="T4">
 market </text:span>
 <text:span text:style-name="T4">
 fuel </text:span>
<text:span text:style-name="T4">
 continue </text:span>
 <text:span text:style-name="T4">
 </text:span>
 <text:span text:style-name="T4">
 </text:span>
</text:a>
As reported by Ukrinform, since July 1, Ukraine has returned the taxation of fuel with pre -war rules and regulations. Provided from the beginning of full -scale Russian aggression privileges - a decrease in VAT to 7% - was intended to facilitate the filling of the market in the conditions of loss of logistics chains and refusal of profit from the Russian Federation and RB. From now on, VAT returns up to 20% again and excises are increasing.</text:p>
      <text:p text:style-name="P4">
News Source: <text:a xlink:type="simple" xlink:href="https://www.ukrinform.ua/rubric-economy/3733960-palne-ta-avtogaz-prodovzat-dorozcati-ekspert.html" text:style-name="Internet_20_link" text:visited-style-name="Visited_20_Internet_20_Link">
https://www.ukrinform.ua/rubric-economy/3733960-palne-ta-avtogaz-prodovzat-dorozcati-ekspert.html</text:a>
</text:p>
      <!--NEWS-->
      <text:h text:style-name="P10" text:outline-level="1">
<text:span text:style-name="T4">
Japan's President and Japan Prime Minister can meet NATO Summit in Lithuania - media</text:span>
</text:h>
      <text:p text:style-name="P4">
Authors: Ukrinform (Person)</text:p>
      <text:p text:style-name="P4">
Publisher: Укринформ (Organization)</text:p>
      <text:p text:style-name="P4">
Published Time: 2023-07-10T17:19:00+03:00</text:p>
      <text:p text:style-name="P4">
Modified Time: 2023-07-10T17:19:00+03:00</text:p>
      <text:p text:style-name="P4">
Description: Kiev and Tokyo are agreeing on the meeting of President of Ukraine Volodymyr Zelensky and Japan Prime Minister Fumio Kishida on Wednesday in the fields of NATO leaders in Lithuania. - Ukrinform.</text:p>
      <text:p text:style-name="P4">
Images: ['<text:a xlink:type="simple" xlink:href="https://static.ukrinform.com/photos/2023_03/thumb_files/630_360_1679418231-6273.jpeg" text:style-name="Internet_20_link" text:visited-style-name="Visited_20_Internet_20_Link">
630_360_16794...</text:a>
']</text:p>
      <text:p text:style-name="P4">
Tags: ['Японія', 'Саміт НАТО', 'Україна', 'Зеленський', 'Фуміо Кішіда']</text:p>
      <text:p text:style-name="P4">
Type: Article</text:p>
      <!--METADATA-->
      <text:p text:style-name="P4">
<draw:frame draw:style-name="fr1" draw:name="Image134" text:anchor-type="as-char" svg:width="6.9236in" svg:height="3.956343in" draw:z-index="0">
<draw:image xlink:href="../Images/yкринформ/2023-07-10T17-19-00-03-00/630_360_1679418231-6273.jpeg" xlink:type="simple" xlink:show="embed" xlink:actuate="onLoad" draw:mime-type="image/jpeg"/>
</draw:frame>
Kyiv Itokio agrees on the meeting of President of Ukraine Volodymyr Zelensky Tapremier-Minister of Japan Fumio Kishida on Wednesday in the fields of the Summit of the leaders in Lithuania in Lithuania.</text:p>
      <text:p text:style-name="P4">
About it reports <text:a xlink:type="simple" xlink:href="https://english.kyodonews.net/news/2023/07/e2d80c28cdc2-japan-pm-kishida-arranging-summit-with-zelenskyy-in-lithuania-wed.html" text:style-name="Internet_20_link" text:visited-style-name="Visited_20_Internet_20_Link">
kyodo</text:a>
With reference to sources of the Japanese government, Ukrinform reports.</text:p>
      <text:p text:style-name="P4">
It is expected that during negotiations with the Zelensky Kishid will express her readiness to support Ukraine in the reconstruction of infrastructure and economy.</text:p>
      <text:p text:style-name="P4">
This meeting of the two leaders should be the first after the participation of the President of Ukraine, the great seven in Hiroshima in May. In June, Kishid and <text:a xlink:type="simple" xlink:href="https://www.ukrinform.ua/tag-zelenskij" text:style-name="Internet_20_link" text:visited-style-name="Visited_20_Internet_20_Link">
Zelensky</text:a>
They spent a telephone conversation.</text:p>
      <text:p text:style-name="P4">
Earlier, Kyiv and Tokyo agreed to create a mechanism for communication and interacting support for the restoration of Ukrainian territories affected by Russian aggression. Japan, in particular, intends to share with Ukraine experienced knowledge of the reconstruction of the destroyed regions after a powerful Tatsunami earthquake, which struck the northeast part of the country in 2011.</text:p>
      <text:p text:style-name="P4">
<text:span text:style-name="T4">
 Read also: </text:span>
 <text:a xlink:type="simple" xlink:href="https://www.ukrinform.ua/rubric-polytics/3733859-zelenskij-vizme-ucast-u-zapusku-radi-ukrainanato-stoltenberg.html" text:style-name="Internet_20_link" text:visited-style-name="Visited_20_Internet_20_Link">
Zelensky will take part in the launch of Ukraine-NATO-<text:span text:style-name="T4">
 Stoltenb </text:span>
 ERG</text:a>
As reported by Ukrinform, the State Service of Ukraine for Emergency Situations has stored <text:a xlink:type="simple" xlink:href="https://www.ukrinform.ua/rubric-society/3733737-aponia-i-proon-peredali-pirotehnikam-dsns-14-specializovanih-avtomobiliv.html" text:style-name="Internet_20_link" text:visited-style-name="Visited_20_Internet_20_Link">
14 specialized machines for pyrotechnic units</text:a>
from the UN Development Program and the Government of Japan.  Photo: Presidential Office</text:p>
      <text:p text:style-name="P4">
News Source: <text:a xlink:type="simple" xlink:href="https://www.ukrinform.ua/rubric-polytics/3733963-prezident-ukraini-ta-premer-aponii-mozut-zustritisa-na-polah-samitu-nato-v-litvi-zmi.html" text:style-name="Internet_20_link" text:visited-style-name="Visited_20_Internet_20_Link">
https://www.ukrinform.ua/rubric-polytics/3733963-prezident-ukraini-ta-premer-aponii-mozut-zustritisa-na-polah-samitu-nato-v-litvi-zmi.html</text:a>
</text:p>
      <!--NEWS-->
      <text:h text:style-name="P10" text:outline-level="1">
<text:span text:style-name="T4">
South Korea sent a party of non -lethal military cargo to Ukraine</text:span>
</text:h>
      <text:p text:style-name="P4">
Authors: Ukrinform (Person)</text:p>
      <text:p text:style-name="P4">
Publisher: Укринформ (Organization)</text:p>
      <text:p text:style-name="P4">
Published Time: 2023-07-10T17:23:01+03:00</text:p>
      <text:p text:style-name="P4">
Modified Time: 2023-07-10T17:23:01+03:00</text:p>
      <text:p text:style-name="P4">
Description: On Monday, South Korea sent a regular military transport aircraft with humanitarian aid and non-lethal military logistics to Ukraine. - Ukrinform.</text:p>
      <text:p text:style-name="P4">
Images: ['<text:a xlink:type="simple" xlink:href="https://static.ukrinform.com/photos/2023_07/thumb_files/630_360_1688998784-499.jpg" text:style-name="Internet_20_link" text:visited-style-name="Visited_20_Internet_20_Link">
630_360_16889...</text:a>
']</text:p>
      <text:p text:style-name="P4">
Tags: ['Корея', 'допомога', 'Війна з Росією']</text:p>
      <text:p text:style-name="P4">
Type: Article</text:p>
      <!--METADATA-->
      <text:p text:style-name="P4">
<draw:frame draw:style-name="fr1" draw:name="Image135" text:anchor-type="as-char" svg:width="6.9236in" svg:height="3.956343in" draw:z-index="0">
<draw:image xlink:href="../Images/yкринформ/2023-07-10T17-23-01-03-00/630_360_1688998784-499.jpg" xlink:type="simple" xlink:show="embed" xlink:actuate="onLoad" draw:mime-type="image/jpeg"/>
</draw:frame>
On Monday, South Korea sent to Ukraine another military-transport aircraft with humanitarian aid and non-lethal military material and technical means.</text:p>
      <text:p text:style-name="P4">
This was reported at the Korean Ministry of Defense, Ukrinform reports to <text:a xlink:type="simple" xlink:href="https://en.yna.co.kr/view/AEN20230710007100325" text:style-name="Internet_20_link" text:visited-style-name="Visited_20_Internet_20_Link">
</text:a>
<text:a xlink:type="simple" xlink:href="https://en.yna.co.kr/view/AEN20230710007100325" text:style-name="Internet_20_link" text:visited-style-name="Visited_20_Internet_20_Link">
 Yonhap </text:a>
 <text:a xlink:type="simple" xlink:href="https://en.yna.co.kr/view/AEN20230710007100325" text:style-name="Internet_20_link" text:visited-style-name="Visited_20_Internet_20_Link">
 .</text:a>
The defense department noted that at the request of Kyiv Seoul proposed humanitarian and military logistics support to help the Ukrainian protection of his freedom.</text:p>
      <text:p text:style-name="P4">
"We decided to send additional military cargo in response to the Ukrainian request and sent a military-transport aircraft with the relevant materials," the Korean Defense Ministry said.</text:p>
      <text:p text:style-name="P4">
The nature and content of such assistance are traditionally not specified.</text:p>
      <text:p text:style-name="P4">
This step was taken after South Korea President Yun Suk Yol Unthedulok went to Lithuania to participate in the summit <text:a xlink:type="simple" xlink:href="https://www.ukrinform.ua/tag-nato" text:style-name="Internet_20_link" text:visited-style-name="Visited_20_Internet_20_Link">
NATO</text:a>
where, as expected, the war of Russia will become the central theme of the agenda on the agenda.</text:p>
      <text:p text:style-name="P4">
*!(https://www.ukrinform.ua/rubric-regions/3729177-pivdenna-korea-nadast-1-miljon-dopomogi-postrazdalim-vid-pidrivu-kahovskoi-ges.html)South Korea has sent various forms of non -lethal assistance to Ukraine in its resistance to the Russian invasion, but rejected Kyiv's requests for providing for the provisioning weapons.</text:p>
      <text:p text:style-name="P4">
As reported by Ukrinform, French Foreign Minister Katrin Colonnasaaya has been that <text:a xlink:type="simple" xlink:href="https://www.ukrinform.ua/rubric-ato/3733513-u-francii-anonsuvali-novi-partii-vijskovoi-dopomogi-ukraini.html" text:style-name="Internet_20_link" text:visited-style-name="Visited_20_Internet_20_Link">
Paris is preparing new military assistance packages for Ukraine.</text:a>
<text:span text:style-name="T5">
Foto: yonhap</text:span>
</text:p>
      <text:p text:style-name="P4">
News Source: <text:a xlink:type="simple" xlink:href="https://www.ukrinform.ua/rubric-ato/3733964-pivdenna-korea-napravila-ukraini-partiu-neletalnih-vijskovih-vantaziv.html" text:style-name="Internet_20_link" text:visited-style-name="Visited_20_Internet_20_Link">
https://www.ukrinform.ua/rubric-ato/3733964-pivdenna-korea-napravila-ukraini-partiu-neletalnih-vijskovih-vantaziv.html</text:a>
</text:p>
      <!--NEWS-->
      <text:h text:style-name="P10" text:outline-level="1">
<text:span text:style-name="T4">
A large -scale event dedicated to the culture of Romania Ukrainians took place in Timisoara city</text:span>
</text:h>
      <text:p text:style-name="P4">
Authors: Ukrinform (Person)</text:p>
      <text:p text:style-name="P4">
Publisher: Укринформ (Organization)</text:p>
      <text:p text:style-name="P4">
Published Time: 2023-07-10T17:36:00+03:00</text:p>
      <text:p text:style-name="P4">
Modified Time: 2023-07-10T17:36:00+03:00</text:p>
      <text:p text:style-name="P4">
Description: Representatives of Ukrainians from six countries met in Timisoara in the west "Ukrainians from Romania - culture, traditions and modernity", during which a round table and festival took place. - Ukrinform.</text:p>
      <text:p text:style-name="P4">
Images: ['<text:a xlink:type="simple" xlink:href="https://static.ukrinform.com/photos/2023_07/thumb_files/630_360_1688989784-277.jpg" text:style-name="Internet_20_link" text:visited-style-name="Visited_20_Internet_20_Link">
630_360_16889...</text:a>
']</text:p>
      <text:p text:style-name="P4">
Tags: ['Діаспора', 'Культура', 'Румунія']</text:p>
      <text:p text:style-name="P4">
Type: Article</text:p>
      <!--METADATA-->
      <text:p text:style-name="P4">
<draw:frame draw:style-name="fr1" draw:name="Image136" text:anchor-type="as-char" svg:width="6.9236in" svg:height="3.956343in" draw:z-index="0">
<draw:image xlink:href="../Images/yкринформ/2023-07-10T17-36-00-03-00/630_360_1688989784-277.jpg" xlink:type="simple" xlink:show="embed" xlink:actuate="onLoad" draw:mime-type="image/jpeg"/>
</draw:frame>
Representatives of Ukrainians from six countries met in Timisoara in the west "Ukrainians from Romania - culture, traditions and modernity", during which a round table and festival were given.</text:p>
      <text:p text:style-name="P4">
According to Ukrinform, about it on <text:a xlink:type="simple" xlink:href="https://www.facebook.com/UURCYP/posts/pfbid02XtLWFfWzTrcGqt9VTccarw6DPH9oSRQshb94SyNxZW3kFFgonJCpksKsrY1DmAnul" text:style-name="Internet_20_link" text:visited-style-name="Visited_20_Internet_20_Link">
Facebook</text:a>
The Union of Ukrainians Romania reported.</text:p>
      <text:p text:style-name="P4">
"As part of Timisoara 2023 - Cultural Capital of Europe", organized by the Timoar branch of Sur in partnership with the City Hall of Timisoara, the Ukrainian festival has become a powerful and united response of the community to the challenges of Trydrduda, which Ukrainians face, "</text:p>
      <text:p text:style-name="P4">
On the round table, which was organized by the City Hall of Timisoara, participated, in particular, the head of the Union of Ukrainians from Romania Mykola-Miroslav Petretsky and Metimishoara Dominic Fritz.</text:p>
      <text:p text:style-name="P4">
<text:span text:style-name="T4">
 Read also: </text:span>
 <text:a xlink:type="simple" xlink:href="https://www.ukrinform.ua/rubric-diaspora/3726624-posol-v-rumunii-vidvidav-skolu-de-vivcaut-ukrainsku-movu.html" text:style-name="Internet_20_link" text:visited-style-name="Visited_20_Internet_20_Link">
<text:span text:style-name="T4">
 Ambassador </text:span>
 to <text:span text:style-name="T4">
 Romania </text:span>
 <text:span text:style-name="T4">
 visited </text:span>
 <text:span text:style-name="T4">
 </text:span>
 School <text:span text:style-name="T4">
, where </text:span>
 studies <text:span text:style-name="T4">
<text:span text:style-name="T5">
* Ukrainian </text:span>
* </text:span>
 <text:span text:style-name="T4">
 language </text:span>
</text:a>
Deputy Chairman of the European Congress of Ukrainians were also invited to the meeting(Eku)From Serbia Miroslav Gonchak, Honorary Ambassador of Francophone Government Belgium Zenon Koval, Head of Representation of the World Congress of Ukrainians by Umbrusselli and representative of the World Congress of Ukrainians in Belgium Igor Khokholak, Secretary of the European Congress of Ukrainians(Eku)Viktor Bandurchin, the Tachlen Collection of the European Congress of Ukrainians from Hungary Yaroslav Khortyan.</text:p>
      <text:p text:style-name="P4">
From Ukraine there were representatives of Transcarpathian and Ivano-Frankivsk regions, representatives of state administrations of Khust, Yamnytsia, Uzhgorod and Chernivtsi.</text:p>
      <text:p text:style-name="P4">
“In the framework of the topic - multicultural and harmonious coexistence in the city of Timisoar, participants focused on the role of ethnic minorities in promoting tolerance, unity and solidarity. An important subject, which was discussed, was a war on the border of Romania and multifaceted support provided by Ukraine and persons from a neighboring state, which are temporarily in the western part of the country, ”informed it.</text:p>
      <text:p text:style-name="P4">
</text:p>
      <text:p text:style-name="P4">
<text:span text:style-name="T4">
 Read also: </text:span>
 <text:a xlink:type="simple" xlink:href="https://www.ukrinform.ua/rubric-diaspora/3701503-u-rumunii-proveli-ukrainskij-kulinarnij-festival.html" text:style-name="Internet_20_link" text:visited-style-name="Visited_20_Internet_20_Link">
in <text:span text:style-name="T4">
 Romania </text:span>
 <text:span text:style-name="T4">
 </text:span>
 conducted <text:span text:style-name="T4">
 "</text:span>
 Ukrainian <text:span text:style-name="T4">
<text:span text:style-name="T5">
* Culinary </text:span>
* </text:span>
 <text:span text:style-name="T4">
 Festival </text:span>
"</text:a>
The second part of the event was dedicated to the parade of Ukrainian traditional costumes and the performance of art ensembles. On the stage on the square, the ensembles and groups of branches Timis: instrumental team "Harmony" - Betausen, vocal band "Cedrovena" - Petroas Mare, Duo Green Group - Malima Remeti, Dancing Ensemble "Golden friends" - pike and vocal band "Moloda Group. Hope ” - Lugozh.</text:p>
      <text:p text:style-name="P4">
From the branches of Sura, the vocal circles were fascinated: "Mikulalya" from Satu Mare, "Lilya" Zarad, "Fisherman" from Tulch, "Voice of Polonina" and "Rainbow" from Maramorschyna. » - Suceava.</text:p>
      <text:p text:style-name="P4">
The guests from Serbia were the choir ensemble "Kobzar", and from Ukraine the band "Vivo"-Ivano-Frankivsk, soloists Lesya Bazhenov, Mikhail Vasylkiv and Anna Brechko.</text:p>
      <text:p text:style-name="P4">
It was added that Irina Stets, a well -deserved artist of Ukraine, who made an emotional solo concert, became an unexpected guest.</text:p>
      <text:p text:style-name="P4">
Recall the Union of Ukrainians Romania(Major)In cooperation with the parliamentary fractional minorities in the House of Deputies and the Center for Political Narratives Democracy from Chernivtsi <text:a xlink:type="simple" xlink:href="https://www.ukrinform.ua/rubric-diaspora/3677635-u-rumunii-diaspora-organizuvala-kruglij-stil-do-roku-povnomasstabnoi-vijni-v-ukraini.html" text:style-name="Internet_20_link" text:visited-style-name="Visited_20_Internet_20_Link">
organized</text:a>
Round table "Year of War in Ukraine: Beginnings, Evolution and Prospects".</text:p>
      <text:p text:style-name="P4">
<text:span text:style-name="T5">
Foto: Romania's Ukrainians / Facebook</text:span>
</text:p>
      <text:p text:style-name="P4">
News Source: <text:a xlink:type="simple" xlink:href="https://www.ukrinform.ua/rubric-diaspora/3733879-u-misti-timisoara-vidbuvsa-masstabnij-zahid-prisvacenij-kulturi-ukrainciv-rumunii.html" text:style-name="Internet_20_link" text:visited-style-name="Visited_20_Internet_20_Link">
https://www.ukrinform.ua/rubric-diaspora/3733879-u-misti-timisoara-vidbuvsa-masstabnij-zahid-prisvacenij-kulturi-ukrainciv-rumunii.html</text:a>
</text:p>
      <!--NEWS-->
      <text:h text:style-name="P10" text:outline-level="1">
<text:span text:style-name="T4">
Poland has begun training for Ukrainian volunteers</text:span>
</text:h>
      <text:p text:style-name="P4">
Authors: Ukrinform (Person)</text:p>
      <text:p text:style-name="P4">
Publisher: Укринформ (Organization)</text:p>
      <text:p text:style-name="P4">
Published Time: 2023-07-10T17:40:00+03:00</text:p>
      <text:p text:style-name="P4">
Modified Time: 2023-07-10T17:40:00+03:00</text:p>
      <text:p text:style-name="P4">
Description: In Poland today, July 10, training began for Ukrainian volunteers. - Ukrinform.</text:p>
      <text:p text:style-name="P4">
Images: ['<text:a xlink:type="simple" xlink:href="https://static.ukrinform.com/photos/2023_07/thumb_files/630_360_1688999335-689.jpg" text:style-name="Internet_20_link" text:visited-style-name="Visited_20_Internet_20_Link">
630_360_16889...</text:a>
']</text:p>
      <text:p text:style-name="P4">
Tags: ['Польща', 'Військові навчання']</text:p>
      <text:p text:style-name="P4">
Type: Article</text:p>
      <!--METADATA-->
      <text:p text:style-name="P4">
<draw:frame draw:style-name="fr1" draw:name="Image145" text:anchor-type="as-char" svg:width="6.9236in" svg:height="3.956343in" draw:z-index="0">
<draw:image xlink:href="../Images/yкринформ/2023-07-10T17-40-00-03-00/630_360_1688999335-689.jpg" xlink:type="simple" xlink:show="embed" xlink:actuate="onLoad" draw:mime-type="image/jpeg"/>
</draw:frame>
Today, on July 10, training began training for Ukrainian volunteers.</text:p>
      <text:p text:style-name="P4">
According to Ukrinform, the State Emergency Service reports on <text:a xlink:type="simple" xlink:href="https://www.facebook.com/MNS.GOV.UA/posts/pfbid0iZT4qp1WpdnAhomsFm9Hk7eqeMPgYWumUpH3yGkDub3o6pSMfCSiD5rgVNgj9BU7l" text:style-name="Internet_20_link" text:visited-style-name="Visited_20_Internet_20_Link">
Facebook.</text:a>
“On July 10, a solemn opening of the course for 10 volunteers from Rivne region was held at the training center of the State Fire Republic of Poland in Olshtin. The event was attended by the commandant of the State Fire Service of the Republic of Poland Andrzejbartkovak, ”the message reads.</text:p>
      <text:p text:style-name="P4">
The purpose of the course is to provide knowledge and skills related to fire protection.</text:p>
      <text:p text:style-name="P4">
<text:span text:style-name="T4">
 Read also: </text:span>
 <text:a xlink:type="simple" xlink:href="https://www.ukrinform.ua/rubric-society/3733937-v-aponii-rozpocalisa-navcanna-ukrainskih-policejskih-z-identifikacii-zagiblih-na-vijni.html" text:style-name="Internet_20_link" text:visited-style-name="Visited_20_Internet_20_Link">
in Japan began <text:span text:style-name="T4">
 training </text:span>
 Ukrainian police officers on identification of the dead in the war</text:a>
The SESU noted that thanks to such initiatives, volunteers from Ukraine have to gain new knowledge and skills that will serve for the protection of people and property. At the same time, such meetings allow you to share the experience of inter -Polish and Ukrainian voluntary formations, which contributes to the increase of fire safety levels in communities of both countries.</text:p>
      <text:p text:style-name="P4">
As reported by Ukrinform, in July <text:a xlink:type="simple" xlink:href="https://www.ukrinform.ua/rubric-society/3721431-bijci-dsns-otrimali-vid-polsi-devat-pozeznih-motopomp.html" text:style-name="Internet_20_link" text:visited-style-name="Visited_20_Internet_20_Link">
Ukrainian rescuers received the nine firefighters of high -power fire motopop.</text:a>
</text:p>
      <text:p text:style-name="P4">
News Source: <text:a xlink:type="simple" xlink:href="https://www.ukrinform.ua/rubric-ato/3733966-u-polsi-rozpocalisa-navcanna-dla-ukrainskih-dobrovolcivvogneborciv.html" text:style-name="Internet_20_link" text:visited-style-name="Visited_20_Internet_20_Link">
https://www.ukrinform.ua/rubric-ato/3733966-u-polsi-rozpocalisa-navcanna-dla-ukrainskih-dobrovolcivvogneborciv.html</text:a>
</text:p>
      <!--NEWS-->
      <text:h text:style-name="P10" text:outline-level="1">
<text:span text:style-name="T4">
In Mariupol, the Russians equip warehouses with ammunition in the middle of residential buildings</text:span>
</text:h>
      <text:p text:style-name="P4">
Authors: Ukrinform (Person)</text:p>
      <text:p text:style-name="P4">
Publisher: Укринформ (Organization)</text:p>
      <text:p text:style-name="P4">
Published Time: 2023-07-10T17:43:52+03:00</text:p>
      <text:p text:style-name="P4">
Modified Time: 2023-07-10T17:43:52+03:00</text:p>
      <text:p text:style-name="P4">
Description: The invaders began to equip storage warehouses just in the middle of a residential multi -apartment building. - Ukrinform.</text:p>
      <text:p text:style-name="P4">
Images: ['<text:a xlink:type="simple" xlink:href="https://static.ukrinform.com/photos/2023_07/thumb_files/630_360_1688999836-883.jpeg" text:style-name="Internet_20_link" text:visited-style-name="Visited_20_Internet_20_Link">
630_360_16889...</text:a>
']</text:p>
      <text:p text:style-name="P4">
Tags: ['Маріуполь', 'Російські військові', 'Війна з Росією']</text:p>
      <text:p text:style-name="P4">
Type: Article</text:p>
      <!--METADATA-->
      <text:p text:style-name="P4">
<draw:frame draw:style-name="fr1" draw:name="Image146" text:anchor-type="as-char" svg:width="6.9236in" svg:height="3.956343in" draw:z-index="0">
<draw:image xlink:href="../Images/yкринформ/2023-07-10T17-43-52-03-00/630_360_1688999836-883.jpeg" xlink:type="simple" xlink:show="embed" xlink:actuate="onLoad" draw:mime-type="image/jpeg"/>
</draw:frame>
The invaders began to equip storage warehouses just in the middle of the residential building.</text:p>
      <text:p text:style-name="P4">
According to Ukrinform, the adviser to the mayor Mariupol reported in <text:a xlink:type="simple" xlink:href="https://t.me/andriyshTime/11449" text:style-name="Internet_20_link" text:visited-style-name="Visited_20_Internet_20_Link">
telegram</text:a>
.</text:p>
      <text:p text:style-name="P4">
The Mariupol Resistance Group reports at least two similar plats. One in the area. Shevchenko and Metallurgists. For two days in a row, they are indulged in trucks by BC. At least 12 cars have been charged. The second ryon of one of the <text:a xlink:type="simple" xlink:href="https://www.ukrinform.ua/tag-skola" text:style-name="Internet_20_link" text:visited-style-name="Visited_20_Internet_20_Link">
schools</text:a>
Primorsky district ”, - said Andryushchenko.</text:p>
      <text:p text:style-name="P4">
He noted that such tactics for the seaside city of the new and earlier the occupiers were used.</text:p>
      <text:p text:style-name="P4">
<text:span text:style-name="T4">
 Read also: </text:span>
 <text:a xlink:type="simple" xlink:href="https://www.ukrinform.ua/rubric-regions/3733020-u-mariupoli-zvedeni-zagarbnikami-novobudovi-piv-roku-stoat-nezaselenimi-andrusenko.html" text:style-name="Internet_20_link" text:visited-style-name="Visited_20_Internet_20_Link">
in <text:span text:style-name="T4">
 Mariupe </text:span>
 Oli is built by the invaders of the new building half a year uninhabited - Andryushchenko</text:a>
“The movement of BC occurs directly from the Mariupol industrial zone. In this way, on the basis of the analysis of lesions "cotton" the invaders try to protect the warehouses, already frankly covering themselves with the civilian population, "- the adviser of the mayor wrote.</text:p>
      <text:p text:style-name="P4">
As reported by Ukrinform, <text:a xlink:type="simple" xlink:href="https://www.ukrinform.ua/rubric-regions/3733634-u-mariupoli-zagarbniki-namagautsa-stazkami-skripiti-zrujnovani-budinki.html" text:style-name="Internet_20_link" text:visited-style-name="Visited_20_Internet_20_Link">
in the temporarily captured Mariupol</text:a>
The invaders try to secure the destroyed houses.</text:p>
      <text:p text:style-name="P4">
News Source: <text:a xlink:type="simple" xlink:href="https://www.ukrinform.ua/rubric-regions/3733970-u-mariupoli-rosiani-oblastovuut-skladi-z-boekomplektami-posered-zitlovoi-zabudovi.html" text:style-name="Internet_20_link" text:visited-style-name="Visited_20_Internet_20_Link">
https://www.ukrinform.ua/rubric-regions/3733970-u-mariupoli-rosiani-oblastovuut-skladi-z-boekomplektami-posered-zitlovoi-zabudovi.html</text:a>
</text:p>
      <!--NEWS-->
      <text:h text:style-name="P10" text:outline-level="1">
<text:span text:style-name="T4">
In Rivne region there was an accident - one person died</text:span>
</text:h>
      <text:p text:style-name="P4">
Authors: Ukrinform (Person)</text:p>
      <text:p text:style-name="P4">
Publisher: Укринформ (Organization)</text:p>
      <text:p text:style-name="P4">
Published Time: 2023-07-10T17:49:00+03:00</text:p>
      <text:p text:style-name="P4">
Modified Time: 2023-07-10T17:49:00+03:00</text:p>
      <text:p text:style-name="P4">
Description: In the Dubensky district of Rivne region there was a deadly road accident with the participation of two trucks, the traffic on the Kiev-Chop highway was complicated. - Ukrinform.</text:p>
      <text:p text:style-name="P4">
Images: ['<text:a xlink:type="simple" xlink:href="https://static.ukrinform.com/photos/2023_07/thumb_files/630_360_1689000347-565.jpg" text:style-name="Internet_20_link" text:visited-style-name="Visited_20_Internet_20_Link">
630_360_16890...</text:a>
']</text:p>
      <text:p text:style-name="P4">
Tags: ['Аварія', 'ДТП', 'Рівненщина']</text:p>
      <text:p text:style-name="P4">
Type: Article</text:p>
      <!--METADATA-->
      <text:p text:style-name="P4">
<draw:frame draw:style-name="fr1" draw:name="Image148" text:anchor-type="as-char" svg:width="6.9236in" svg:height="3.956343in" draw:z-index="0">
<draw:image xlink:href="../Images/yкринформ/2023-07-10T17-49-00-03-00/630_360_1689000347-565.jpg" xlink:type="simple" xlink:show="embed" xlink:actuate="onLoad" draw:mime-type="image/jpeg"/>
</draw:frame>
The Udubensky district of Rivne region occurred a deadly road accident with the participation of two loads, the traffic on the Kiev-Chop highway was complicated.</text:p>
      <text:p text:style-name="P4">
About it reports the regional police in <text:a xlink:type="simple" xlink:href="https://t.me/NPU_Rivne/13358" text:style-name="Internet_20_link" text:visited-style-name="Visited_20_Internet_20_Link">
telegram</text:a>
, reports Ukrinform.</text:p>
      <text:p text:style-name="P4">
As it is noted, the accident happened in the village of Tarakanov. It was previously established that two trucks moved in the opposite direction.</text:p>
      <text:p text:style-name="P4">
As a result of <text:a xlink:type="simple" xlink:href="https://www.ukrinform.ua/tag-avaria" text:style-name="Internet_20_link" text:visited-style-name="Visited_20_Internet_20_Link">
crash</text:a>
One person was killed, another hospitalized.  An investigative team of the Dubensky District Police Department, Investigator of the Investigative Department, and rescuers work on the spot.</text:p>
      <text:p text:style-name="P4">
<text:span text:style-name="T4">
 Read also: </text:span>
 <text:a xlink:type="simple" xlink:href="https://www.ukrinform.ua/rubric-regions/3733870-u-lvovi-vijskovij-na-pisohidnomu-perehodi-na-smert-zbiv-28ricnu-zinku.html" text:style-name="Internet_20_link" text:visited-style-name="Visited_20_Internet_20_Link">
in <text:span text:style-name="T4">
 Lviv </text:span>
 <text:span text:style-name="T4">
 military </text:span>
 on <text:span text:style-name="T4">
 pedestrian </text:span>
<text:span text:style-name="T4">
 transition </text:span>
 on <text:span text:style-name="T4">
 death </text:span>
 <text:span text:style-name="T4">
 </text:span>
 beat <text:span text:style-name="T4">
 28- </text:span>
 annual <text:span text:style-name="T4">
 </text:span>
 <text:span text:style-name="T4">
 </text:span>
 woman **</text:a>
"The movement on this section of the road is complicated: it is regulated by patrol police,"- said in the law enforcement agency.</text:p>
      <text:p text:style-name="P4">
As reported by Ukrinform, in the Buchan district of the Kiev region as a result of a road accident involving a drunk driver <text:a xlink:type="simple" xlink:href="https://www.ukrinform.ua/rubric-regions/3733469-na-kiivsini-u-dtp-zaginuv-dvoricnij-hlopcik.html" text:style-name="Internet_20_link" text:visited-style-name="Visited_20_Internet_20_Link">
died two-year-old</text:a>
, two more children and four adults.</text:p>
      <text:p text:style-name="P4">
<text:span text:style-name="T5">
Foto: Police of Rivne region</text:span>
</text:p>
      <text:p text:style-name="P4">
News Source: <text:a xlink:type="simple" xlink:href="https://www.ukrinform.ua/rubric-regions/3733973-na-rivnensini-stalasa-dtp-odna-ludina-zaginula.html" text:style-name="Internet_20_link" text:visited-style-name="Visited_20_Internet_20_Link">
https://www.ukrinform.ua/rubric-regions/3733973-na-rivnensini-stalasa-dtp-odna-ludina-zaginula.html</text:a>
</text:p>
      <!--NEWS-->
      <text:h text:style-name="P10" text:outline-level="1">
<text:span text:style-name="T4">
If Russia creates a catastrophe for the ZPP, the responsibility for it will be inevitable - the State Department</text:span>
</text:h>
      <text:p text:style-name="P4">
Authors: Ukrinform (Person)</text:p>
      <text:p text:style-name="P4">
Publisher: Укринформ (Organization)</text:p>
      <text:p text:style-name="P4">
Published Time: 2023-07-10T17:57:00+03:00</text:p>
      <text:p text:style-name="P4">
Modified Time: 2023-07-10T23:57:00+03:00</text:p>
      <text:p text:style-name="P4">
Description: The United States warned the Russian leadership of inevitable responsibility if the Russian Federation creates a nuclear catastrophe at the Zaporizhzhya nuclear power plant. - Ukrinform.</text:p>
      <text:p text:style-name="P4">
Images: ['<text:a xlink:type="simple" xlink:href="https://static.ukrinform.com/photos/2022_08/thumb_files/630_360_1659957283-548.jpg" text:style-name="Internet_20_link" text:visited-style-name="Visited_20_Internet_20_Link">
630_360_16599...</text:a>
']</text:p>
      <text:p text:style-name="P4">
Tags: ['США', 'Теракт', 'Україна', 'Держдеп', 'Запорізька АЕС', 'Війна з Росією']</text:p>
      <text:p text:style-name="P4">
Type: Article</text:p>
      <!--METADATA-->
      <text:p text:style-name="P4">
<draw:frame draw:style-name="fr1" draw:name="Image153" text:anchor-type="as-char" svg:width="6.9236in" svg:height="3.956343in" draw:z-index="0">
<draw:image xlink:href="../Images/yкринформ/2023-07-10T17-57-00-03-00/630_360_1659957283-548.jpg" xlink:type="simple" xlink:show="embed" xlink:actuate="onLoad" draw:mime-type="image/jpeg"/>
</draw:frame>
The connection warned the Russian leadership of inevitable responsibility if the Russian Federation creates a nuclear catastrophe at the Zaporizhzhya nuclear power plant.</text:p>
      <text:p text:style-name="P4">
This statement was made on Monday by a spokesman for US State Department Matthyumiller, Ukrinform correspondent reports.</text:p>
      <text:p text:style-name="P4">
"The Russian leadership has to think carefully whether it wants to risk the formation of a nuclear catastrophe, because if this happens, the international community will be held accountable for Russia," the US representative said.</text:p>
      <text:p text:style-name="P4">
<text:span text:style-name="T4">
 Read also: </text:span>
 <text:span text:style-name="T4">
 <text:a xlink:type="simple" xlink:href="https://www.ukrinform.ua/rubric-ato/3733302-ostannij-energoblok-zaes-zalisaetsa-u-stani-garacogo-zupinu-rozvidka.html" text:style-name="Internet_20_link" text:visited-style-name="Visited_20_Internet_20_Link">
the last power unit of the ZPP remains in a state of "hot -tap" - intelligence</text:a>
</text:span>
</text:p>
      <text:p text:style-name="P4">
He also confirmed that Washington carefully monitors the development of the event <text:span text:style-name="T4">
 <text:a xlink:type="simple" xlink:href="https://www.ukrinform.ua/tag-zaporizka-aes" text:style-name="Internet_20_link" text:visited-style-name="Visited_20_Internet_20_Link">
ZPP</text:a>
</text:span>
.</text:p>
      <text:p text:style-name="P4">
“We believe that the International Atomic Energy Agency(IDA)It must have full access to all parts of the NPP, and Russia must contribute to this on the spot, ”the US State Department spokesman said.</text:p>
      <text:p text:style-name="P4">
<text:span text:style-name="T4">
 Read also: </text:span>
 <text:span text:style-name="T4">
 <text:a xlink:type="simple" xlink:href="https://www.ukrinform.ua/rubric-economy/3732658-magate-oglanuli-kilka-dilanok-zaporizkoi-aes-do-dahu-poki-dostupu-ne-otrimali-grossi.html" text:style-name="Internet_20_link" text:visited-style-name="Visited_20_Internet_20_Link">
IAEA representatives inspected several sections of Zaporizhzhya AAZ, until the roof has received access</text:a>
</text:span>
</text:p>
      <text:p text:style-name="P4">
As reported by Ukrinform, last week the Main Directorate of Intelligence of the Ministry of Defense Ukraine stated that Russian invaders _ <text:span text:style-name="T4">
 <text:a xlink:type="simple" xlink:href="https://www.ukrinform.ua/rubric-ato/3733112-rosiani-dostavlaut-na-zaes-mini-ta-vibuhovi-recovini-rozvidka.html" text:style-name="Internet_20_link" text:visited-style-name="Visited_20_Internet_20_Link">
deliver mine and explosives to the territories of the Zaporozhye Nuclear Power Plant.</text:a>
</text:span>
 _</text:p>
      <text:p text:style-name="P4">
News Source: <text:a xlink:type="simple" xlink:href="https://www.ukrinform.ua/rubric-ato/3734097-akso-rosia-stvorit-katastrofu-na-zaes-vidpovidalnist-dla-nei-bude-neminucou-derzdep.html" text:style-name="Internet_20_link" text:visited-style-name="Visited_20_Internet_20_Link">
https://www.ukrinform.ua/rubric-ato/3734097-akso-rosia-stvorit-katastrofu-na-zaes-vidpovidalnist-dla-nei-bude-neminucou-derzdep.html</text:a>
</text:p>
      <!--NEWS-->
      <text:h text:style-name="P10" text:outline-level="1">
<text:span text:style-name="T4">
Most Ukrainian refugees and displaced persons plan to return home - UN</text:span>
</text:h>
      <text:p text:style-name="P4">
Authors: Ukrinform (Person)</text:p>
      <text:p text:style-name="P4">
Publisher: Укринформ (Organization)</text:p>
      <text:p text:style-name="P4">
Published Time: 2023-07-10T17:57:36+03:00</text:p>
      <text:p text:style-name="P4">
Modified Time: 2023-07-10T17:57:36+03:00</text:p>
      <text:p text:style-name="P4">
Description: The vast majority of Ukrainian refugees who are abroad and internally displaced persons after more than 500 days of war plan or hope to return home. - Ukrinform.</text:p>
      <text:p text:style-name="P4">
Images: ['<text:a xlink:type="simple" xlink:href="https://static.ukrinform.com/photos/2023_07/thumb_files/630_360_1689000662-319.jpg" text:style-name="Internet_20_link" text:visited-style-name="Visited_20_Internet_20_Link">
630_360_16890...</text:a>
']</text:p>
      <text:p text:style-name="P4">
Tags: ['Переселенці', 'Україна', 'Біженці']</text:p>
      <text:p text:style-name="P4">
Type: Article</text:p>
      <!--METADATA-->
      <text:p text:style-name="P4">
<draw:frame draw:style-name="fr1" draw:name="Image154" text:anchor-type="as-char" svg:width="6.9236in" svg:height="3.956343in" draw:z-index="0">
<draw:image xlink:href="../Images/yкринформ/2023-07-10T17-57-36-03-00/630_360_1689000662-319.jpg" xlink:type="simple" xlink:show="embed" xlink:actuate="onLoad" draw:mime-type="image/jpeg"/>
</draw:frame>
The absoluteness of Ukrainian refugees who are abroad, and intrapercostally, after more than 500 days of war, plan or hope to turn home.</text:p>
      <text:p text:style-name="P4">
Such surveys on the intentions and prospects of Ukrainian refugees and released by a representative of the UN Agency for Refugees(UN UN)In Ukrainicarolina Lindholm Billing at the presentation of the report at the Media Center Ukraine-Ukrinform.</text:p>
      <text:p text:style-name="P4">
"The vast majority, both internally displaced persons and refugees abroad, plan or hope to return to their homes in Ukraine, who were forced to leave," Lindholm Billing said.</text:p>
      <text:p text:style-name="P4">
<text:span text:style-name="T4">
 Read also: </text:span>
 <text:a xlink:type="simple" xlink:href="https://www.ukrinform.ua/rubric-diaspora/3732614-de-pracuut-i-skilki-zaroblaut-ukrainci-u-litvi.html" text:style-name="Internet_20_link" text:visited-style-name="Visited_20_Internet_20_Link">
where do Ukrainians in Lithuania work and how much work?</text:a>
According to the study, 76 percent of refugees surveyed by the UNCC of Ukraine and Moldova, and 82 percent of internally displaced Ukrainians, plan to return forever.</text:p>
      <text:p text:style-name="P4">
Lindholm Billing noted that the main factor that impedes the return of Ukrainians is the security issue - 90% of refugees abroad and 95% of internally displaced persons indicated this. Among other factors, they called the existence of days, access to utilities, work and access to education.</text:p>
      <text:p text:style-name="P4">
A representative of the UN Refugee Agency said that the authors of the survey were aimed at hearing people who were forced to leave their homes, their plans, fears and intentions to return.</text:p>
      <text:p text:style-name="P4">
<text:span text:style-name="T4">
 Read also: </text:span>
 <text:a xlink:type="simple" xlink:href="https://www.ukrinform.ua/rubric-ato/3732355-kilkist-ukrainciv-ta-ih-migracia-za-kordon-cerez-vijnu.html" text:style-name="Internet_20_link" text:visited-style-name="Visited_20_Internet_20_Link">
number of Ukrainians and their migration abroad through the war</text:a>
"We use these indicators to mobilize Ukraine support, to restore reconstruction programs, because people still hope to return. We are UN Weighing in Refugees Affairs to support housing programming up, extend access to jobs in Ukraine to restore economic growth," - said she.</text:p>
      <text:p text:style-name="P4">
Lindholm Billing informed that most of the Ukrainians who are in the border, and about 50% of IDPs returned home at least once. In this context, she noted that the agency also contributes to the countries in which Ukrainians are more flexible in these issues, as it helps to keep family ties and contacts with the community, which makes the return to the utmost easier.</text:p>
      <text:p text:style-name="P4">
News Source: <text:a xlink:type="simple" xlink:href="https://www.ukrinform.ua/rubric-society/3733977-bilsist-ukrainskih-bizenciv-ta-pereselenciv-planuut-povernutisa-dodomu-oon.html" text:style-name="Internet_20_link" text:visited-style-name="Visited_20_Internet_20_Link">
https://www.ukrinform.ua/rubric-society/3733977-bilsist-ukrainskih-bizenciv-ta-pereselenciv-planuut-povernutisa-dodomu-oon.html</text:a>
</text:p>
      <!--NEWS-->
      <text:h text:style-name="P10" text:outline-level="1">
<text:span text:style-name="T4">
Shmigal had a conversation with the newly appointed Finnish Prime Minister - Talked about rebuilding</text:span>
</text:h>
      <text:p text:style-name="P4">
Authors: Ukrinform (Person)</text:p>
      <text:p text:style-name="P4">
Publisher: Укринформ (Organization)</text:p>
      <text:p text:style-name="P4">
Published Time: 2023-07-10T18:05:31+03:00</text:p>
      <text:p text:style-name="P4">
Modified Time: 2023-07-10T18:05:31+03:00</text:p>
      <text:p text:style-name="P4">
Description: Prime Minister Denis Shmigal has spent an online conversation with the newly appointed Finland Prime Minister Petter Orpo. - Ukrinform.</text:p>
      <text:p text:style-name="P4">
Images: ['<text:a xlink:type="simple" xlink:href="https://static.ukrinform.com/photos/2023_07/thumb_files/630_360_1688810375-872.jpeg" text:style-name="Internet_20_link" text:visited-style-name="Visited_20_Internet_20_Link">
630_360_16888...</text:a>
']</text:p>
      <text:p text:style-name="P4">
Tags: ['Фінляндія', 'допомога', 'Шмигаль']</text:p>
      <text:p text:style-name="P4">
Type: Article</text:p>
      <!--METADATA-->
      <text:p text:style-name="P4">
<draw:frame draw:style-name="fr1" draw:name="Image155" text:anchor-type="as-char" svg:width="6.9236in" svg:height="3.956343in" draw:z-index="0">
<draw:image xlink:href="../Images/yкринформ/2023-07-10T18-05-31-03-00/630_360_1688810375-872.jpeg" xlink:type="simple" xlink:show="embed" xlink:actuate="onLoad" draw:mime-type="image/jpeg"/>
</draw:frame>
Prime Minister Denis Shmigal has spent an online conversation with the newly appointed Finland Prime Minister Petter Orpo.</text:p>
      <text:p text:style-name="P4">
According to Ukrinform, Shmigal reports in <text:a xlink:type="simple" xlink:href="https://t.me/Denys_Smyhal/5593" text:style-name="Internet_20_link" text:visited-style-name="Visited_20_Internet_20_Link">
telegram</text:a>
.</text:p>
      <text:p text:style-name="P4">
"They discussed the support of European and Euro -Atlantic integration of Ukraine, strengthening sanctions against Russia, confiscation of Russian assets and assistance in renewal," he wrote.</text:p>
      <text:p text:style-name="P4">
Shmigal also thanked <text:a xlink:type="simple" xlink:href="https://www.ukrinform.ua/tag-finlandia" text:style-name="Internet_20_link" text:visited-style-name="Visited_20_Internet_20_Link">
Finland</text:a>
for considerable help in winter. He noted that Finland has more energy equipment among European countries and stated that Ukrainian contributions were unusually valued.</text:p>
      <text:p text:style-name="P4">
Shmigal expects that Finland will also become a key partner in rebuilding the transformation of Ukraine.</text:p>
      <text:p text:style-name="P4">
The Prime Minister of Ukraine proposed to establish a direct connection with this question between the governments of both countries in order to develop a plan for the participation of Finland in the restoration of Ukraine together with the private sector.</text:p>
      <text:p text:style-name="P4">
*!(https://www.ukrinform.ua/rubric-polytics/3729316-finlandia-pidtrimuvatime-ukrainu-stilki-skilki-bude-potribno-premer.html)“All these months of a full -scale war, Ukraine is constantly experiencing the incredible Socialdism of the people and the Finland government. We are grateful for the support of our European Euro -Atlantic aspirations, ”he added.</text:p>
      <text:p text:style-name="P4">
As reported by Ukrinform, in July <text:a xlink:type="simple" xlink:href="https://www.ukrinform.ua/rubric-ato/3732313-finlandia-shvalila-novij-paket-vijskovoi-dopomogi-ukraini.html" text:style-name="Internet_20_link" text:visited-style-name="Visited_20_Internet_20_Link">
</text:a>
<text:a xlink:type="simple" xlink:href="https://www.ukrinform.ua/rubric-ato/3732313-finlandia-shvalila-novij-paket-vijskovoi-dopomogi-ukraini.html" text:style-name="Internet_20_link" text:visited-style-name="Visited_20_Internet_20_Link">
Finland</text:a>
<text:a xlink:type="simple" xlink:href="https://www.ukrinform.ua/rubric-ato/3732313-finlandia-shvalila-novij-paket-vijskovoi-dopomogi-ukraini.html" text:style-name="Internet_20_link" text:visited-style-name="Visited_20_Internet_20_Link">
approved a new package</text:a>
military assistance to Ukraine, which will include, in particular, air defense and ammunition.</text:p>
      <text:p text:style-name="P4">
News Source: <text:a xlink:type="simple" xlink:href="https://www.ukrinform.ua/rubric-vidbudova/3733979-smigal-proviv-rozmovu-z-novopriznacenim-premerom-finlandii-govorili-pro-vidbudovu.html" text:style-name="Internet_20_link" text:visited-style-name="Visited_20_Internet_20_Link">
https://www.ukrinform.ua/rubric-vidbudova/3733979-smigal-proviv-rozmovu-z-novopriznacenim-premerom-finlandii-govorili-pro-vidbudovu.html</text:a>
</text:p>
      <!--NEWS-->
      <text:h text:style-name="P10" text:outline-level="1">
<text:span text:style-name="T4">
Solomon was examined in Tottenham - journalist</text:span>
</text:h>
      <text:p text:style-name="P4">
Authors: Ukrinform (Person)</text:p>
      <text:p text:style-name="P4">
Publisher: Укринформ (Organization)</text:p>
      <text:p text:style-name="P4">
Published Time: 2023-07-10T18:13:24+03:00</text:p>
      <text:p text:style-name="P4">
Modified Time: 2023-07-10T18:13:24+03:00</text:p>
      <text:p text:style-name="P4">
Description: Officially, the Israeli transfer will be announced on Tuesday, July 11. - Ukrinform.</text:p>
      <text:p text:style-name="P4">
Images: ['<text:a xlink:type="simple" xlink:href="https://static.ukrinform.com/photos/2023_07/thumb_files/630_360_1689001881-143.jpeg" text:style-name="Internet_20_link" text:visited-style-name="Visited_20_Internet_20_Link">
630_360_16890...</text:a>
']</text:p>
      <text:p text:style-name="P4">
Tags: ['Шахтар']</text:p>
      <text:p text:style-name="P4">
Type: Article</text:p>
      <!--METADATA-->
      <text:p text:style-name="P4">
<draw:frame draw:style-name="fr1" draw:name="Image156" text:anchor-type="as-char" svg:width="6.9236in" svg:height="3.956343in" draw:z-index="0">
<draw:image xlink:href="../Images/yкринформ/2023-07-10T18-13-24-03-00/630_360_1689001881-143.jpeg" xlink:type="simple" xlink:show="embed" xlink:actuate="onLoad" draw:mime-type="image/jpeg"/>
</draw:frame>
The official transfer of the Israeli will be announced on Tuesday, July 11.</text:p>
      <text:p text:style-name="P4">
Winger Manor Solomon, which belongs to Shakhtar ", today has successfully passed in Tottenham, <text:a xlink:type="simple" xlink:href="https://twitter.com/FabrizioRomano/status/1678413350865190920" text:style-name="Internet_20_link" text:visited-style-name="Visited_20_Internet_20_Link">
reports</text:a>
Insiderfabrizio Romano, Ukrinform reports.</text:p>
      <text:p text:style-name="P4">
Romano noted that Solomon would go to Tottenham for free. This means that he will again suspend a contract with Shakhtar, using the FIFA rule.</text:p>
      <text:p text:style-name="P4">
Shakhtar's contract with Shakhtar floats at the end of December this year.</text:p>
      <text:p text:style-name="P4">
<text:span text:style-name="T4">
 Read also: </text:span>
 <text:a xlink:type="simple" xlink:href="https://www.ukrinform.ua/rubric-sports/3720301-upl-spisok-33-najkrasih-futbolstiv-sezonu202223-za-versieu-wyscout.html" text:style-name="Internet_20_link" text:visited-style-name="Visited_20_Internet_20_Link">
UPL. List of 33 best football players season-2022/23 by WYSCOUT</text:a>
As reported by Ukrinform, last season Solomon leased in Lyon and Fulgem.</text:p>
      <text:p text:style-name="P4">
Photo: shakhtar.com</text:p>
      <text:p text:style-name="P4">
News Source: <text:a xlink:type="simple" xlink:href="https://www.ukrinform.ua/rubric-sports/3733982-solomon-projsov-medoglad-u-tottengemi-zurnalist.html" text:style-name="Internet_20_link" text:visited-style-name="Visited_20_Internet_20_Link">
https://www.ukrinform.ua/rubric-sports/3733982-solomon-projsov-medoglad-u-tottengemi-zurnalist.html</text:a>
</text:p>
      <!--NEWS-->
      <text:h text:style-name="P10" text:outline-level="1">
<text:span text:style-name="T4">
In Turkey, the Ukrainian drama "Klondike" will be shown</text:span>
</text:h>
      <text:p text:style-name="P4">
Authors: Ukrinform (Person)</text:p>
      <text:p text:style-name="P4">
Publisher: Укринформ (Organization)</text:p>
      <text:p text:style-name="P4">
Published Time: 2023-07-10T18:15:30+03:00</text:p>
      <text:p text:style-name="P4">
Modified Time: 2023-07-10T18:15:30+03:00</text:p>
      <text:p text:style-name="P4">
Description: Within the framework of "Cinema Day Days" in Turkey there will be a free show of Ukrainian drama Marina Er Gorbach "Klondike". - Ukrinform.</text:p>
      <text:p text:style-name="P4">
Images: ['<text:a xlink:type="simple" xlink:href="https://static.ukrinform.com/photos/2021_05/thumb_files/630_360_1620976228-194.jpg" text:style-name="Internet_20_link" text:visited-style-name="Visited_20_Internet_20_Link">
630_360_16209...</text:a>
']</text:p>
      <text:p text:style-name="P4">
Tags: ['Кіно', 'Держкіно', 'Туреччина', 'фільм']</text:p>
      <text:p text:style-name="P4">
Type: Article</text:p>
      <!--METADATA-->
      <text:p text:style-name="P4">
<draw:frame draw:style-name="fr1" draw:name="Image157" text:anchor-type="as-char" svg:width="6.9236in" svg:height="3.956343in" draw:z-index="0">
<draw:image xlink:href="../Images/yкринформ/2023-07-10T18-15-30-03-00/630_360_1620976228-194.jpg" xlink:type="simple" xlink:show="embed" xlink:actuate="onLoad" draw:mime-type="image/jpeg"/>
</draw:frame>
Within the framework of "Cinema Days" in Turkey there will be a free show of Ukrainian Drams Marina Er Gorbach "Klondike".</text:p>
      <text:p text:style-name="P4">
As Ukrinform reports, it reports <text:a xlink:type="simple" xlink:href="https://usfa.gov.ua/press-center/strichku-klondayk-pokazhut-v-turechchyni-i13075" text:style-name="Internet_20_link" text:visited-style-name="Visited_20_Internet_20_Link">
press service</text:a>
State Agency for Cinema.</text:p>
      <text:p text:style-name="P4">
"In the framework of" Cinema Days "on July 11 at 8:45 pm there will be a screening of the movie Er Gorbach" Klondike "in Tashmektette on the island of Buyukada," - said the screening.</text:p>
      <text:p text:style-name="P4">
Ukrainian Oscar Candidate in the "International Driving movie" Klondike "tells about a family that has been at the epicenter of the events of the beginning of the 2014 war in eastern Ukraine and a disaster of the aircraft <text:a xlink:type="simple" xlink:href="https://www.ukrinform.ua/tag-mh17" text:style-name="Internet_20_link" text:visited-style-name="Visited_20_Internet_20_Link">
Mn-17</text:a>
.</text:p>
      <text:p text:style-name="P4">
Oksana Cherkashina, Sergey Shadrin and Oleg Shcherbin played the lead roles in the film.</text:p>
      <text:p text:style-name="P4">
The tape was created with the support of Derzhkino in co -production with Turkey.</text:p>
      <text:p text:style-name="P4">
<text:span text:style-name="T4">
 Read also: </text:span>
 [in the US in August, the Ukrainian drama "<text:span text:style-name="T4">
 Clondike </text:span>
" will be released(https://www.ukrinform.ua/rubric-culture/3726798-u-ssa-v-serpni-vijde-u-prokat-ukrainska-drama-klondajk.html)Operator-director and producer-Svyatoslav Bulakovsky(Kedr Film, Ukraine). Співпродюсер — Мехмет Баґадир Ер (Protim V.P., Turkey).</text:p>
      <text:p text:style-name="P4">
Samuel Goldwyn Films – відома в США кінокомпанія, яка ліцензує, випускає тарозповсюджує артхаусне, незалежне та іноземне кіно.</text:p>
      <text:p text:style-name="P4">
Як повідомляв Укрінформ, у червні фільм "Клондайк" вийшов у кінотеатральнийпрокат в Японії.</text:p>
      <text:p text:style-name="P4">
News Source: <text:a xlink:type="simple" xlink:href="https://www.ukrinform.ua/rubric-culture/3733983-u-tureccini-pokazut-ukrainsku-dramu-klondajk.html" text:style-name="Internet_20_link" text:visited-style-name="Visited_20_Internet_20_Link">
https://www.ukrinform.ua/rubric-culture/3733983-u-tureccini-pokazut-ukrainsku-dramu-klondajk.html</text:a>
</text:p>
      <!--NEWS-->
      <text:h text:style-name="P10" text:outline-level="1">
<text:span text:style-name="T4">
Poland is not excluded provocations during NATO summit</text:span>
</text:h>
      <text:p text:style-name="P4">
Authors: Ukrinform (Person)</text:p>
      <text:p text:style-name="P4">
Publisher: Укринформ (Organization)</text:p>
      <text:p text:style-name="P4">
Published Time: 2023-07-10T18:16:40+03:00</text:p>
      <text:p text:style-name="P4">
Modified Time: 2023-07-10T18:16:40+03:00</text:p>
      <text:p text:style-name="P4">
Description: Poland suggests that during the NATO summit, provocations, including air or illegal migrants, are possible during the NATO Summit. - Ukrinform.</text:p>
      <text:p text:style-name="P4">
Images: ['<text:a xlink:type="simple" xlink:href="https://static.ukrinform.com/photos/2022_06/thumb_files/630_360_1655690650-459.jpg" text:style-name="Internet_20_link" text:visited-style-name="Visited_20_Internet_20_Link">
630_360_16556...</text:a>
']</text:p>
      <text:p text:style-name="P4">
Tags: ['НАТО', 'Польща', 'Україна']</text:p>
      <text:p text:style-name="P4">
Type: Article</text:p>
      <!--METADATA-->
      <text:p text:style-name="P4">
<draw:frame draw:style-name="fr1" draw:name="Image158" text:anchor-type="as-char" svg:width="6.9236in" svg:height="3.956343in" draw:z-index="0">
<draw:image xlink:href="../Images/yкринформ/2023-07-10T18-16-40-03-00/630_360_1655690650-459.jpg" xlink:type="simple" xlink:show="embed" xlink:actuate="onLoad" draw:mime-type="image/jpeg"/>
</draw:frame>
In Poland, it is possible that during the NATO summit in Vilnius, it is possible to carry out, in particular from air or using illegal migrants.</text:p>
      <text:p text:style-name="P4">
This opinion was expressed in the commentary by Polsat News in the Authorized Road for the Security of the Information Space, the spokesman of the minister - coordinator on the special services, Stanislav Zharyn, Ukrinform reports with reference to <text:a xlink:type="simple" xlink:href="https://www.pap.pl/aktualnosci/news%2C1595205%2Cstanislaw-zaryn-podczas-szczytu-nato-mozemy-sie-spodziewac-prowokacji-czy" text:style-name="Internet_20_link" text:visited-style-name="Visited_20_Internet_20_Link">
Pap.</text:a>
Zharin emphasized that Russia seeks to compromise NATO, to show the differences between Member States.</text:p>
      <text:p text:style-name="P4">
“The strengthening of Russian propaganda shows that <text:a xlink:type="simple" xlink:href="https://www.ukrinform.ua/tag-rosia" text:style-name="Internet_20_link" text:visited-style-name="Visited_20_Internet_20_Link">
Russia</text:a>
It continues to intimidate the event in order to force him to refuse to make tough decisions on Vilnius Samite, ”Zharin said.</text:p>
      <text:p text:style-name="P4">
In his opinion, during the NATO summit, provocations are possible "referring to the migration path or from the air."</text:p>
      <text:p text:style-name="P4">
<text:span text:style-name="T4">
 Read also: </text:span>
 <text:a xlink:type="simple" xlink:href="https://www.ukrinform.ua/rubric-polytics/3733932-do-peremogi-ukraini-nemae-sensu-obgovoruvati-ii-clenstvo-v-nato-stoltenberg.html" text:style-name="Internet_20_link" text:visited-style-name="Visited_20_Internet_20_Link">
before Ukraine's victory does not make sense to discuss its membership <text:span text:style-name="T4">
 NATO </text:span>
 - Stoltenberg</text:a>
"We must counteract this, showing that we are united and decisively tuned to support Ukraine in its fight against Russia," Zhorin stressed.</text:p>
      <text:p text:style-name="P4">
It was reported that on July 11-12 in Vilnius there will be a NATO summit, during which Ukraine seeks to obtain clear security guarantees and clear prospects in the Alliance.</text:p>
      <text:p text:style-name="P4">
News Source: <text:a xlink:type="simple" xlink:href="https://www.ukrinform.ua/rubric-world/3733984-u-polsi-ne-viklucaut-provokacij-pid-cas-samitu-nato.html" text:style-name="Internet_20_link" text:visited-style-name="Visited_20_Internet_20_Link">
https://www.ukrinform.ua/rubric-world/3733984-u-polsi-ne-viklucaut-provokacij-pid-cas-samitu-nato.html</text:a>
</text:p>
      <!--NEWS-->
      <text:h text:style-name="P10" text:outline-level="1">
<text:span text:style-name="T4">
The Ukrainian IP Office has continued the status of an international search authority</text:span>
</text:h>
      <text:p text:style-name="P4">
Authors: Ukrinform (Person)</text:p>
      <text:p text:style-name="P4">
Publisher: Укринформ (Organization)</text:p>
      <text:p text:style-name="P4">
Published Time: 2023-07-10T18:18:45+03:00</text:p>
      <text:p text:style-name="P4">
Modified Time: 2023-07-10T18:18:45+03:00</text:p>
      <text:p text:style-name="P4">
Description: The General Assembly of the World Intellectual Property Organization has continued the Ukrainian National Intellectual Property Office and Innovation Status of the International Searching Authority and the International Preliminary Expertise Body. - Ukrinform.</text:p>
      <text:p text:style-name="P4">
Images: ['<text:a xlink:type="simple" xlink:href="https://static.ukrinform.com/photos/2023_07/thumb_files/630_360_1689002233-279.jpg" text:style-name="Internet_20_link" text:visited-style-name="Visited_20_Internet_20_Link">
630_360_16890...</text:a>
']</text:p>
      <text:p text:style-name="P4">
Tags: ['Стартап', 'Стефанчук']</text:p>
      <text:p text:style-name="P4">
Type: Article</text:p>
      <!--METADATA-->
      <text:p text:style-name="P4">
<draw:frame draw:style-name="fr1" draw:name="Image159" text:anchor-type="as-char" svg:width="6.9236in" svg:height="3.956343in" draw:z-index="0">
<draw:image xlink:href="../Images/yкринформ/2023-07-10T18-18-45-03-00/630_360_1689002233-279.jpg" xlink:type="simple" xlink:show="embed" xlink:actuate="onLoad" draw:mime-type="image/jpeg"/>
</draw:frame>
The General Assembly of the World Intellectual Property Organization continued the Ukrainian National Intellectual Property Office and Innovations of the International Search Body and International Pre -Expertise.</text:p>
      <text:p text:style-name="P4">
This was reported by the Verkhovna Rada Chairman Ruslan Stefanchuk in <text:a xlink:type="simple" xlink:href="https://m.facebook.com/story.php" text:style-name="Internet_20_link" text:visited-style-name="Visited_20_Internet_20_Link">
Facebook</text:a>
, reports Ukrinform.</text:p>
      <text:p text:style-name="P4">
“During the work of the General Assembly of the World Intellectual Land Organization(WIVOV)In Geneva, the Ukrainian IP office continued the status of an international search and body of international preliminary expertise, ”the speaker of the Ukrainian Parliament informed.</text:p>
      <text:p text:style-name="P4">
He stressed that this is an extremely important decision, because "only a small partiality of the world perform such functions."</text:p>
      <text:p text:style-name="P4">
In addition, Stefanchuk explained that this status gives the Ukrainian inventors to the innovators, the startups have simplified access to international services in spheric intellectual property.</text:p>
      <text:p text:style-name="P4">
<text:span text:style-name="T4">
 Read also: </text:span>
 [Twitter threatens META by the seizure because of the alleged theft(https://www.ukrinform.ua/rubric-technology/3732686-twitter-pogrozue-meta-sudom-cerez-nibito-kradizku-idei-socmerezi-threads-zmi.html)At the same time, according to the Chairman of the Verkhovna Rada, the status gives the above persons the protection of their laws abroad and opportunities for the use of the global system of patent -coperation in the patenting of their developments.</text:p>
      <text:p text:style-name="P4">
In particular, the IP office may also consider any international applications submitted from the PST Member States and carry out examinations on them.</text:p>
      <text:p text:style-name="P4">
The speaker of the Ukrainian Parliament emphasized that the Verkhovna Rada made a lot of intellectual property reforms.</text:p>
      <text:p text:style-name="P4">
“This is, in particular, the Copyright and Related Rights Act, laws aimed at strengthening the intellectual property rights of national and foreign users, in accordance with EU norms. And, of course, the creation of an iPOSIS!” - summed up the head of the BP.</text:p>
      <text:p text:style-name="P4">
According to Ukrinform, the Chairman of the Verkhovna Rada Ruslan Stefanchuk is a visit to the Latvian Republic, where he discussed with the heads of Parliament of Latvia, Lithuania, Estonia, Poland Euro -Atlantic integration of Ukraine.</text:p>
      <text:p text:style-name="P4">
News Source: <text:a xlink:type="simple" xlink:href="https://www.ukrinform.ua/rubric-technology/3733985-ukrainskomu-ipofisu-prodovzili-status-miznarodnogo-posukovogo-organu.html" text:style-name="Internet_20_link" text:visited-style-name="Visited_20_Internet_20_Link">
https://www.ukrinform.ua/rubric-technology/3733985-ukrainskomu-ipofisu-prodovzili-status-miznarodnogo-posukovogo-organu.html</text:a>
</text:p>
      <!--NEWS-->
      <text:h text:style-name="P10" text:outline-level="1">
<text:span text:style-name="T4">
In Orikhov under the rubble of the Issue of Humdogs can remain three people</text:span>
</text:h>
      <text:p text:style-name="P4">
Authors: Ukrinform (Person)</text:p>
      <text:p text:style-name="P4">
Publisher: Укринформ (Organization)</text:p>
      <text:p text:style-name="P4">
Published Time: 2023-07-10T18:20:24+03:00</text:p>
      <text:p text:style-name="P4">
Modified Time: 2023-07-10T18:20:24+03:00</text:p>
      <text:p text:style-name="P4">
Description: Three people may remain under the rubble at the place of humanitarian aid in Orikhov of Zaporizhzhya region, where the Russian soldiers have hit an airbag. - Ukrinform.</text:p>
      <text:p text:style-name="P4">
Images: ['<text:a xlink:type="simple" xlink:href="https://static.ukrinform.com/photos/2023_07/thumb_files/630_360_1688975025-645.jpg" text:style-name="Internet_20_link" text:visited-style-name="Visited_20_Internet_20_Link">
630_360_16889...</text:a>
']</text:p>
      <text:p text:style-name="P4">
Tags: ['Обстріл', 'Запоріжжя', 'Війна з Росією']</text:p>
      <text:p text:style-name="P4">
Type: Article</text:p>
      <!--METADATA-->
      <text:p text:style-name="P4">
<draw:frame draw:style-name="fr1" draw:name="Image160" text:anchor-type="as-char" svg:width="6.9236in" svg:height="3.956343in" draw:z-index="0">
<draw:image xlink:href="../Images/yкринформ/2023-07-10T18-20-24-03-00/630_360_1688975025-645.jpg" xlink:type="simple" xlink:show="embed" xlink:actuate="onLoad" draw:mime-type="image/jpeg"/>
</draw:frame>
Three people may remain underground at the place of humanitarian aid in Orikhov of Zaporizhzhya region, where the Russian military has been hit by aircraft.</text:p>
      <text:p text:style-name="P4">
About this <text:a xlink:type="simple" xlink:href="https://suspilne.media/525809-pid-zavalami-u-misci-vidaci-gumanitarnoi-dopomogi-v-orihovi-mozut-zalisatisa-troe-ludej/" text:style-name="Internet_20_link" text:visited-style-name="Visited_20_Internet_20_Link">
public</text:a>
Yulia Barysheva, Head of the Department of Media and Public Relations with the GUDSNSns of Ukraine in Zaporizhzhya region, reported, Ukrinform reports.</text:p>
      <text:p text:style-name="P4">
"According to preliminary information, there may be three civilians under the rubble, they can be volunteers. Rescuers continue emergency rescue work, which are complicated by constant alarm and constant air strikes," she said.</text:p>
      <text:p text:style-name="P4">
<text:span text:style-name="T4">
 Read also: </text:span>
 <text:a xlink:type="simple" xlink:href="https://www.ukrinform.ua/rubric-regions/3733723-aviaudar-po-orihovu-cetvero-zagiblih-kilkist-postrazdalih-zrosla-do-13.html" text:style-name="Internet_20_link" text:visited-style-name="Visited_20_Internet_20_Link">
aircraft by <text:span text:style-name="T4">
 ORIH </text:span>
 OVI: Four dead, the number of areas increased to 13</text:a>
As reported by Ukrinform, on July 9 <text:a xlink:type="simple" xlink:href="https://www.ukrinform.ua/rubric-ato/3733672-rosiani-skinuli-aviabombu-na-punkt-vidaci-gumanitarnoi-dopomogi-v-orihovi-cetvero-zagiblih.html" text:style-name="Internet_20_link" text:visited-style-name="Visited_20_Internet_20_Link">
in Orikhov of Zaporizhzhya region</text:a>
The Russians dropped the airbag at the place of humanitarian aid.  Photo: OGP</text:p>
      <text:p text:style-name="P4">
News Source: <text:a xlink:type="simple" xlink:href="https://www.ukrinform.ua/rubric-regions/3733986-v-orihovi-pid-zavalami-punktu-vidaci-gumdopomogi-mozut-zalisatisa-troe-ludej.html" text:style-name="Internet_20_link" text:visited-style-name="Visited_20_Internet_20_Link">
https://www.ukrinform.ua/rubric-regions/3733986-v-orihovi-pid-zavalami-punktu-vidaci-gumdopomogi-mozut-zalisatisa-troe-ludej.html</text:a>
</text:p>
      <!--NEWS-->
      <text:h text:style-name="P10" text:outline-level="1">
<text:span text:style-name="T4">
DUBUA: I respect Usik but I'm hungry boxer, go pick up all your belts</text:span>
</text:h>
      <text:p text:style-name="P4">
Authors: Ukrinform (Person)</text:p>
      <text:p text:style-name="P4">
Publisher: Укринформ (Organization)</text:p>
      <text:p text:style-name="P4">
Published Time: 2023-07-10T18:24:55+03:00</text:p>
      <text:p text:style-name="P4">
Modified Time: 2023-07-10T18:24:55+03:00</text:p>
      <text:p text:style-name="P4">
Description: Today, Usik and Dubois held the first press conference. - Ukrinform.</text:p>
      <text:p text:style-name="P4">
Images: ['<text:a xlink:type="simple" xlink:href="https://static.ukrinform.com/photos/2023_07/thumb_files/630_360_1689002556-523.jpg" text:style-name="Internet_20_link" text:visited-style-name="Visited_20_Internet_20_Link">
630_360_16890...</text:a>
']</text:p>
      <text:p text:style-name="P4">
Tags: ['Бокс', 'Усик']</text:p>
      <text:p text:style-name="P4">
Type: Article</text:p>
      <!--METADATA-->
      <text:p text:style-name="P4">
<draw:frame draw:style-name="fr1" draw:name="Image161" text:anchor-type="as-char" svg:width="6.9236in" svg:height="3.956343in" draw:z-index="0">
<draw:image xlink:href="../Images/yкринформ/2023-07-10T18-24-55-03-00/630_360_1689002556-523.jpg" xlink:type="simple" xlink:show="embed" xlink:actuate="onLoad" draw:mime-type="image/jpeg"/>
</draw:frame>
Today, Uusik and Dubois held the first press conference.</text:p>
      <text:p text:style-name="P4">
WBA World Champion in Overweight Weight Daniel Duba(19-1, 18 Ko)<text:a xlink:type="simple" xlink:href="https://www.youtube.com/watch" text:style-name="Internet_20_link" text:visited-style-name="Visited_20_Internet_20_Link">
shared</text:a>
Expectations from the battle of WBA, WBO, IBO and IBF in overweight Alexander Usik(20-0, 13Ko), which will take place on August 26, reports Ukrinform.</text:p>
      <text:p text:style-name="P4">
“It will be the most important match in my career. This is a battle for four belts of weight. This is what boxing for. I will not lose this occasion. You will not. Greatly ready for a duel. As the press conference said, the beginning and end.</text:p>
      <text:p text:style-name="P4">
Usik has great skills. He is a great champion. I respect him very much. However, the Yagolodny boxer, I go to take away all the belts. That's what I want to achieve, ” - said Dyuba.</text:p>
      <text:p text:style-name="P4">
<text:span text:style-name="T4">
 Read also: </text:span>
 <text:a xlink:type="simple" xlink:href="https://www.ukrinform.ua/rubric-sports/3733909-usik-ta-dubua-proveli-persu-bitvu-pogladiv.html" text:style-name="Internet_20_link" text:visited-style-name="Visited_20_Internet_20_Link">
<text:span text:style-name="T4">
 Usik </text:span>
 and Dubois held the first battle of views</text:a>
As reported by Ukrinform, the Usik -Duba match was officially announced on August 26. The event will take place in Polish Wroclaw in Tarchyn Arena.</text:p>
      <text:p text:style-name="P4">
Photo: K2 Promotions</text:p>
      <text:p text:style-name="P4">
News Source: <text:a xlink:type="simple" xlink:href="https://www.ukrinform.ua/rubric-sports/3733989-dubua-povazau-usika-ale-a-golodnij-bokser-jdu-zabirati-vsi-poasi.html" text:style-name="Internet_20_link" text:visited-style-name="Visited_20_Internet_20_Link">
https://www.ukrinform.ua/rubric-sports/3733989-dubua-povazau-usika-ale-a-golodnij-bokser-jdu-zabirati-vsi-poasi.html</text:a>
</text:p>
      <!--NEWS-->
      <text:h text:style-name="P10" text:outline-level="1">
<text:span text:style-name="T4">
TPP roof roof in Donetsk region: The death toll increased to three</text:span>
</text:h>
      <text:p text:style-name="P4">
Authors: Ukrinform (Person)</text:p>
      <text:p text:style-name="P4">
Publisher: Укринформ (Organization)</text:p>
      <text:p text:style-name="P4">
Published Time: 2023-07-10T18:27:38+03:00</text:p>
      <text:p text:style-name="P4">
Modified Time: 2023-07-10T18:27:38+03:00</text:p>
      <text:p text:style-name="P4">
Description: At the TPP in the Donetsk region, where late on July 7, the roof of the boiler shop collapsed on July 7, the bodies of two workers were found under the rubble, so the total number of dead increased to three. - Ukrinform.</text:p>
      <text:p text:style-name="P4">
Images: ['<text:a xlink:type="simple" xlink:href="https://static.ukrinform.com/photos/2023_07/thumb_files/630_360_1689002839-738.jpg" text:style-name="Internet_20_link" text:visited-style-name="Visited_20_Internet_20_Link">
630_360_16890...</text:a>
']</text:p>
      <text:p text:style-name="P4">
Tags: ['Донеччина', 'Обвалення', 'ТЕС']</text:p>
      <text:p text:style-name="P4">
Type: Article</text:p>
      <!--METADATA-->
      <text:p text:style-name="P4">
<draw:frame draw:style-name="fr1" draw:name="Image163" text:anchor-type="as-char" svg:width="6.9236in" svg:height="3.956343in" draw:z-index="0">
<draw:image xlink:href="../Images/yкринформ/2023-07-10T18-27-38-03-00/630_360_1689002839-738.jpg" xlink:type="simple" xlink:show="embed" xlink:actuate="onLoad" draw:mime-type="image/jpeg"/>
</draw:frame>
At the TPP in the Udonev region, where late on July 7, the roof of the Kotlolurbin Petrole collapsed, under the rubble, the bodies of two workers who were considered to be missing were found under the rubble, and the same number of dead increased to three.</text:p>
      <text:p text:style-name="P4">
About it reports <text:a xlink:type="simple" xlink:href="https://mev.gov.ua/novyna/trahediya-na-tes-znaydeno-shche-dvokh-zahyblykh-pratsivnykiv-stantsiyi" text:style-name="Internet_20_link" text:visited-style-name="Visited_20_Internet_20_Link">
</text:a>
<text:a xlink:type="simple" xlink:href="https://mev.gov.ua/novyna/trahediya-na-tes-znaydeno-shche-dvokh-zahyblykh-pratsivnykiv-stantsiyi" text:style-name="Internet_20_link" text:visited-style-name="Visited_20_Internet_20_Link">
Ministry of Energy</text:a>
, reports Ukrinform.</text:p>
      <text:p text:style-name="P4">
"Upon completion of the search and rescue work, the bodies of the drivers-enthusiasts were found.</text:p>
      <text:p text:style-name="P4">
The Ministry of Energy noted that in total, three people were killed in the tragedy.</text:p>
      <text:p text:style-name="P4">
The Ministry expresses their condolences to families and loved ones.</text:p>
      <text:p text:style-name="P4">
*!(https://www.ukrinform.ua/rubric-regions/3733936-na-doneccini-rosiani-dvici-obstrilali-ratuvalnikiv-aki-gasili-pozezu.html)As it was reported, about 23:10 July 7 occurred <text:a xlink:type="simple" xlink:href="https://www.ukrinform.ua/rubric-regions/3733164-pid-zavalami-tes-na-doneccini-mozut-perebuvati-dvoe-ludej.html" text:style-name="Internet_20_link" text:visited-style-name="Visited_20_Internet_20_Link">
roofing</text:a>
and several floors in the shop at the Kurakhovo Donetsk region. As a result of the destruction of metal-concrete structures, one employee was killed, and three more were taken to the hospital. Two people were considered missing.</text:p>
      <text:p text:style-name="P4">
According to preliminary data, the roof collapsed as a result of previous enemy attacks.</text:p>
      <text:p text:style-name="P4">
<text:span text:style-name="T5">
Foto: Ministry of Energy</text:span>
</text:p>
      <text:p text:style-name="P4">
News Source: <text:a xlink:type="simple" xlink:href="https://www.ukrinform.ua/rubric-regions/3733990-obvalenna-dahu-tes-na-doneccini-kilkist-zagiblih-zrosla-do-troh.html" text:style-name="Internet_20_link" text:visited-style-name="Visited_20_Internet_20_Link">
https://www.ukrinform.ua/rubric-regions/3733990-obvalenna-dahu-tes-na-doneccini-kilkist-zagiblih-zrosla-do-troh.html</text:a>
</text:p>
      <!--NEWS-->
      <text:h text:style-name="P10" text:outline-level="1">
<text:span text:style-name="T4">
The protocol of promotional export will be tried for a $ 1.3 million waste for helicopter repairs</text:span>
</text:h>
      <text:p text:style-name="P4">
Authors: Ukrinform (Person)</text:p>
      <text:p text:style-name="P4">
Publisher: Укринформ (Organization)</text:p>
      <text:p text:style-name="P4">
Published Time: 2023-07-10T18:29:00+03:00</text:p>
      <text:p text:style-name="P4">
Modified Time: 2023-07-10T18:29:00+03:00</text:p>
      <text:p text:style-name="P4">
Description: A case was sent to court with the former head of Promoboronexport SE on the waste of $ 1.3 million during the repair of military helicopters. - Ukrinform.</text:p>
      <text:p text:style-name="P4">
Images: ['<text:a xlink:type="simple" xlink:href="https://static.ukrinform.com/photos/2018_07/thumb_files/630_360_1532017869-1678.jpg" text:style-name="Internet_20_link" text:visited-style-name="Visited_20_Internet_20_Link">
630_360_15320...</text:a>
']</text:p>
      <text:p text:style-name="P4">
Tags: ['САП', 'Суд', 'Гроші', 'Вертоліт', 'Ремонт']</text:p>
      <text:p text:style-name="P4">
Type: Article</text:p>
      <!--METADATA-->
      <text:p text:style-name="P4">
<draw:frame draw:style-name="fr1" draw:name="Image164" text:anchor-type="as-char" svg:width="6.9236in" svg:height="3.956343in" draw:z-index="0">
<draw:image xlink:href="../Images/yкринформ/2023-07-10T18-29-00-03-00/630_360_1532017869-1678.jpg" xlink:type="simple" xlink:show="embed" xlink:actuate="onLoad" draw:mime-type="image/jpeg"/>
</draw:frame>
The court was submitted to the former head of the Promoboronexport of the Promoboronsport of $ 1.3 million during the repair of military helicopters.</text:p>
      <text:p text:style-name="P4">
According to Ukrinform, the specialized anti -corruption prosecutor's office reports in <text:a xlink:type="simple" xlink:href="https://t.me/sap_gov_ua/1499" text:style-name="Internet_20_link" text:visited-style-name="Visited_20_Internet_20_Link">
telegram. </text:a>
On July 10, the SAP prosecutor, according to the pre-trial investigation of the National Corruption Bureau, sent an indictment to the court in relation to the former executor of the duties of the director of the state enterprise, which is a part of the state-owned state-industrial complex of the state and is under the control of the state concern "Ukroboronprom".</text:p>
      <text:p text:style-name="P4">
It was reported that within the framework of the pre -trial investigation it was found that the Director of the State Foreign Trade and Investment Enterprise "Promoboronexport" during 2016 was unreasonably and through official work of spending the funds of the state enterprise during the execution Capital services <text:a xlink:type="simple" xlink:href="https://www.ukrinform.ua/tag-remont" text:style-name="Internet_20_link" text:visited-style-name="Visited_20_Internet_20_Link">
repair</text:a>
three military helicopters. As a result of non -consumed actions, the official of the state enterprise caused losses totaling $ 1,34 million.</text:p>
      <text:p text:style-name="P4">
<text:span text:style-name="T4">
 Read also: </text:span>
 [<text:span text:style-name="T4">
 expenditure </text:span>
 And for ₴ 56 million: in Kiev will be tried(https://www.ukrinform.ua/rubric-kyiv/3728094-roztrata-na-56-miljoniv-u-kievi-suditimut-topmenedzera-banku.html)The actions of the suspect are qualified on the grounds of crimes under Part 5 of Article 191, Part 1 of Art. 366 of the Criminal Code of Ukraine.</text:p>
      <text:p text:style-name="P4">
The suspicion of the said person was informed by the Security Service of Ukraine, after which 3 of the case of the case was transferred under the jurisdiction to NABU.</text:p>
      <text:p text:style-name="P4">
As reported by Ukrinform, <text:a xlink:type="simple" xlink:href="https://www.ukrinform.ua/rubric-society/3691750-roztrata-u-dp-antonov-vaks-obrav-zapobiznij-zahid-pidozruvanomu-advokatu.html" text:style-name="Internet_20_link" text:visited-style-name="Visited_20_Internet_20_Link">
High Anti -Corruption Court</text:a>
He chose a preventive officer of a lawyer association suspected of aging in the waste of 18 million UAH of the state enterprise "Antonov".</text:p>
      <text:p text:style-name="P4">
News Source: <text:a xlink:type="simple" xlink:href="https://www.ukrinform.ua/rubric-society/3733991-eksocilnik-promoboroneksportu-suditimut-za-roztratu-13-miljona-na-remonti-vertolotiv.html" text:style-name="Internet_20_link" text:visited-style-name="Visited_20_Internet_20_Link">
https://www.ukrinform.ua/rubric-society/3733991-eksocilnik-promoboroneksportu-suditimut-za-roztratu-13-miljona-na-remonti-vertolotiv.html</text:a>
</text:p>
      <!--NEWS-->
      <text:h text:style-name="P10" text:outline-level="1">
<text:span text:style-name="T4">
The temple in Borodyanka, where the torture was arranged for the occupation, went to the PCC</text:span>
</text:h>
      <text:p text:style-name="P4">
Authors: Ukrinform (Person)</text:p>
      <text:p text:style-name="P4">
Publisher: Укринформ (Organization)</text:p>
      <text:p text:style-name="P4">
Published Time: 2023-07-10T18:29:46+03:00</text:p>
      <text:p text:style-name="P4">
Modified Time: 2023-07-10T18:29:46+03:00</text:p>
      <text:p text:style-name="P4">
Description: It is located in the village of Borodyanka, Kyiv region, the parish of the Church of St. Archangel Michael on Sunday, July 9, 2023, moved from the UOC (MP) to the PCU. 220 parishioners voted in favor of this decision. - Ukrinform.</text:p>
      <text:p text:style-name="P4">
Images: ['<text:a xlink:type="simple" xlink:href="https://static.ukrinform.com/photos/2023_07/thumb_files/630_360_1689002825-628.jpg" text:style-name="Internet_20_link" text:visited-style-name="Visited_20_Internet_20_Link">
630_360_16890...</text:a>
']</text:p>
      <text:p text:style-name="P4">
Tags: ['Православна церква України', 'Війна з Росією', 'Бородянка']</text:p>
      <text:p text:style-name="P4">
Type: Article</text:p>
      <!--METADATA-->
      <text:p text:style-name="P4">
<draw:frame draw:style-name="fr1" draw:name="Image165" text:anchor-type="as-char" svg:width="6.9236in" svg:height="3.956343in" draw:z-index="0">
<draw:image xlink:href="../Images/yкринформ/2023-07-10T18-29-46-03-00/630_360_1689002825-628.jpg" xlink:type="simple" xlink:show="embed" xlink:actuate="onLoad" draw:mime-type="image/jpeg"/>
</draw:frame>
Located in the village of Borodyanka, Kyiv region, the parish of the Church of St. Archistratiga Michael on Sunday, July 9, 2023, moved from the UOC(MP)Doptsu. 220 parishioners voted in favor of this decision.</text:p>
      <text:p text:style-name="P4">
According to Ukrinform, it reports <text:a xlink:type="simple" xlink:href="https://ua.news/ua/ukraine/hram-v-borodyanke-gde-pri-okkupatsii-byla-ustroena-pytochnaya-pereshel-iz-upts-mp-v-ptsu" text:style-name="Internet_20_link" text:visited-style-name="Visited_20_Internet_20_Link">
"5 Channel"</text:a>
.</text:p>
      <text:p text:style-name="P4">
The meeting was held in the central square, in front of the Palace of Culture. There was no disaster. The UOC lawyer tried to prevent the meeting(MP). Жінкаспробувала перешкодити проведенню голосування й наполягала на його нібитонезаконності, але присутні на зборах її не послухали.</text:p>
      <text:p text:style-name="P4">
<text:span text:style-name="T4">
Читайте також:</text:span>
 <text:a xlink:type="simple" xlink:href="https://www.ukrinform.ua/rubric-regions/3732741-vidkrili-spravu-proti-nastoatela-hramu-upc-mp-akij-dopomagav-deportuvati-ukrainciv-u-bilorus.html" text:style-name="Internet_20_link" text:visited-style-name="Visited_20_Internet_20_Link">
 Відкрили справу проти настоятеля храму УПЦ МП, якийдопомагав депортувати українців у Білорусь </text:a>
"If there is a Moscow Patriarchate, it will remain deep. Invat when we win a victory, it is a fifth column that will do everything for people to set up people to accept the" Russian peace "as their own loving people. And therefore Until we are eradicating the Moscow Patriarchate, there will be no victory, " - said priest Dmitry Kosha(Orthodox Church of Ukraine).</text:p>
      <text:p text:style-name="P4">
Жителі Бородянки висловлювали обурення відносно тепер вже колишньогонастоятеля храму Святого Архистратига Михаїла Віктора Талька, якийпідозрюється у співпраці з російськими військовими та пропагандистами під часокупації у березні 2022 року.</text:p>
      <text:p text:style-name="P4">
<text:span text:style-name="T4">
 Read also: </text:span>
 <text:a xlink:type="simple" xlink:href="https://www.ukrinform.ua/rubric-regions/3728208-zaocno-suditimut-pidpolkovnika-rosgvardii-akij-katuvav-ziteliv-berdanskogo-rajonu.html" text:style-name="Internet_20_link" text:visited-style-name="Visited_20_Internet_20_Link">
will be judged by Lieutenant Colonel Rosgvardia, who tortured Berdyansk district</text:a>
The Security Service also initiated a linguistic examination to check the public calls of Archpriest on the support of Russian invaders in the war of Ukraine.</text:p>
      <text:p text:style-name="P4">
It is a video of interview with Talc, which was recorded by the Russian propagandist Kotz during the occupation of Borodyanka. On the record, the priest tells how the Russian army was waiting for the contents together. The film was shown all the Russians of the "liberation" of the Kyiv region from the "Nazis".</text:p>
      <text:p text:style-name="P4">
His interview with the Russian media about allegedly "Nazis" in the Armed Forces became a model of enemy propaganda from the occupied Ukrainian territories, wrote in <text:a xlink:type="simple" xlink:href="https://www.facebook.com/profichok/posts/pfbid02DA8gsvvYu5R57cUJHF8v4BBbQuSpfcmJ6yHWXaqWPa9PSKNB81eikG3GezPgzXmHl" text:style-name="Internet_20_link" text:visited-style-name="Visited_20_Internet_20_Link">
Facebook</text:a>
Former MP and resident of Borodyanka Alexander Chernenko.</text:p>
      <text:p text:style-name="P4">
During the de -occupation of Borodyanka, Talko fled to Belarus and soon returned. The abbot continued to serve in the temple, calmly moved with a rise until the SBU began the investigation.</text:p>
      <text:p text:style-name="P4">
News Source: <text:a xlink:type="simple" xlink:href="https://www.ukrinform.ua/rubric-regions/3733993-hram-u-borodanci-de-za-okupacii-bulo-vlastovano-kativnu-perejsov-do-pcu.html" text:style-name="Internet_20_link" text:visited-style-name="Visited_20_Internet_20_Link">
https://www.ukrinform.ua/rubric-regions/3733993-hram-u-borodanci-de-za-okupacii-bulo-vlastovano-kativnu-perejsov-do-pcu.html</text:a>
</text:p>
      <!--NEWS-->
      <text:h text:style-name="P10" text:outline-level="1">
<text:span text:style-name="T4">
Berlin announced two military assistance packages to Ukraine</text:span>
</text:h>
      <text:p text:style-name="P4">
Authors: Ukrinform (Person)</text:p>
      <text:p text:style-name="P4">
Publisher: Укринформ (Organization)</text:p>
      <text:p text:style-name="P4">
Published Time: 2023-07-10T18:31:47+03:00</text:p>
      <text:p text:style-name="P4">
Modified Time: 2023-07-10T18:31:47+03:00</text:p>
      <text:p text:style-name="P4">
Description: Defense Minister Boris Pistorius announced the provision of regular military assistance packages to Ukraine. - Ukrinform.</text:p>
      <text:p text:style-name="P4">
Images: ['<text:a xlink:type="simple" xlink:href="https://static.ukrinform.com/photos/2023_01/thumb_files/630_360_1673949561-423.jpg" text:style-name="Internet_20_link" text:visited-style-name="Visited_20_Internet_20_Link">
630_360_16739...</text:a>
']</text:p>
      <text:p text:style-name="P4">
Tags: ['Німеччина', 'Україна', 'допомога', 'Війна з Росією']</text:p>
      <text:p text:style-name="P4">
Type: Article</text:p>
      <!--METADATA-->
      <text:p text:style-name="P4">
<draw:frame draw:style-name="fr1" draw:name="Image166" text:anchor-type="as-char" svg:width="6.9236in" svg:height="3.956343in" draw:z-index="0">
<draw:image xlink:href="../Images/yкринформ/2023-07-10T18-31-47-03-00/630_360_1673949561-423.jpg" xlink:type="simple" xlink:show="embed" xlink:actuate="onLoad" draw:mime-type="image/jpeg"/>
</draw:frame>
German Ministry Boris Pistorius announced the provision of regular packages of military aid to Ukraine.</text:p>
      <text:p text:style-name="P4">
As Ukrinform reports, it reports <text:a xlink:type="simple" xlink:href="https://edition.cnn.com/europe/live-news/russia-ukraine-war-news-07-10-23/h_3db93baa0337c99ecf2fd587fee1cfeb" text:style-name="Internet_20_link" text:visited-style-name="Visited_20_Internet_20_Link">
CNN</text:a>
.</text:p>
      <text:p text:style-name="P4">
"Germany will announce new assistance packages to Ukraine during the future NATO -Summit in Vilnius, Germany Boryspistorius Defense Minister said on Monday," the statement said.</text:p>
      <text:p text:style-name="P4">
During a joint press conference with his French colleague Sebastennonnorm in Berlin, Pistorius said that the previous work was "virtually complete".</text:p>
      <text:p text:style-name="P4">
<text:span text:style-name="T4">
 Read also: </text:span>
 [<text:span text:style-name="T4">
 Pentagon </text:span>
 has announced a new package(https://www.ukrinform.ua/rubric-ato/3732977-pentagon-ogolosiv-pro-novij-paket-dopomogi-ukraini-z-kasetnimi-boepripasami.html)Pistorius added that he expects the NATO summit to be "very united" and that it "should be in the light of the current situation."</text:p>
      <text:p text:style-name="P4">
It was reported that on July 11-12 in Vilnius there will be a NATO summit, during which Ukraine wants to obtain clear security guarantees and a clear perspective of the Alliance.</text:p>
      <text:p text:style-name="P4">
Photo: DPA</text:p>
      <text:p text:style-name="P4">
News Source: <text:a xlink:type="simple" xlink:href="https://www.ukrinform.ua/rubric-ato/3733995-berlin-anonsuvav-dva-paketi-vijskovoi-dopomogi-ukraini.html" text:style-name="Internet_20_link" text:visited-style-name="Visited_20_Internet_20_Link">
https://www.ukrinform.ua/rubric-ato/3733995-berlin-anonsuvav-dva-paketi-vijskovoi-dopomogi-ukraini.html</text:a>
</text:p>
      <!--NEWS-->
      <text:h text:style-name="P10" text:outline-level="1">
<text:span text:style-name="T4">
The enemy fired the Donetsk region - two dead and three wounded</text:span>
</text:h>
      <text:p text:style-name="P4">
Authors: Ukrinform (Person)</text:p>
      <text:p text:style-name="P4">
Publisher: Укринформ (Organization)</text:p>
      <text:p text:style-name="P4">
Published Time: 2023-07-10T18:35:00+03:00</text:p>
      <text:p text:style-name="P4">
Modified Time: 2023-07-10T18:35:00+03:00</text:p>
      <text:p text:style-name="P4">
Description: In Donetsk, criminal proceedings were initiated on violation of the laws and customs of war. - Ukrinform.</text:p>
      <text:p text:style-name="P4">
Images: ['<text:a xlink:type="simple" xlink:href="https://static.ukrinform.com/photos/2023_07/thumb_files/630_360_1689003307-553.jpg" text:style-name="Internet_20_link" text:visited-style-name="Visited_20_Internet_20_Link">
630_360_16890...</text:a>
']</text:p>
      <text:p text:style-name="P4">
Tags: ['Донеччина', 'Обстріл', 'Війна з Росією']</text:p>
      <text:p text:style-name="P4">
Type: Article</text:p>
      <!--METADATA-->
      <text:p text:style-name="P4">
<draw:frame draw:style-name="fr1" draw:name="Image167" text:anchor-type="as-char" svg:width="6.9236in" svg:height="3.956343in" draw:z-index="0">
<draw:image xlink:href="../Images/yкринформ/2023-07-10T18-35-00-03-00/630_360_1689003307-553.jpg" xlink:type="simple" xlink:show="embed" xlink:actuate="onLoad" draw:mime-type="image/jpeg"/>
</draw:frame>
Nadonechyna has initiated criminal proceedings on the violation of the laws of the pelvis of war.</text:p>
      <text:p text:style-name="P4">
About it in <text:a xlink:type="simple" xlink:href="https://t.me/Donetsk_obl_prokuratura/1358" text:style-name="Internet_20_link" text:visited-style-name="Visited_20_Internet_20_Link">
telegram</text:a>
The Prosecutor's Office of Donetsk region reports, Ukrinform reports.</text:p>
      <text:p text:style-name="P4">
“Under the procedural leadership of the Donetsk Regional Prosecutor's Office, investigations in criminal proceedings on the facts of violations of laws and customs of war are carried out(Part 2 of Art. 438 of the Criminal Code of Ukraine)», - the prosecutor's office said.</text:p>
      <text:p text:style-name="P4">
<text:span text:style-name="T4">
 Read also: </text:span>
 [in Donetsk Russians twice <text:span text:style-name="T4">
 shelling </text:span>
 fir rescuers who extinguished the fire(https://www.ukrinform.ua/rubric-regions/3733936-na-doneccini-rosiani-dvici-obstrilali-ratuvalnikiv-aki-gasili-pozezu.html)According to her, on July 10, at about 2:40 pm, the Russian troops attacked the private sector of the village of Acute Pokrovsky district.</text:p>
      <text:p text:style-name="P4">
“A local resident was killed from the shells. Monica trauma of men aged 40 to 65 years of age, including their father and son, also undergone. All the victims were provided with qualified medical care, ”the regional proceedings added.</text:p>
      <text:p text:style-name="P4">
It is noted that at about 3:00 pm the Russians again fired at Avdiivka, where a 54-year-old man was killed.</text:p>
      <text:p text:style-name="P4">
<text:span text:style-name="T4">
 Read also: </text:span>
 <text:a xlink:type="simple" xlink:href="https://www.ukrinform.ua/rubric-ato/3733868-rosiani-obstrilali-dvoricnu-na-harkivsini-e-postrazdalij.html" text:style-name="Internet_20_link" text:visited-style-name="Visited_20_Internet_20_Link">
enemy <text:span text:style-name="T4">
 firing </text:span>
 two -year -old in Kharkiv region, epostate</text:a>
According to preliminary data, the occupiers fired at settlements from artillery. Private homeowners and outbuildings were damaged.</text:p>
      <text:p text:style-name="P4">
News Source: <text:a xlink:type="simple" xlink:href="https://www.ukrinform.ua/rubric-ato/3734001-vorog-obstrilav-doneccinu-dvoe-zagiblih-i-troe-poranenih.html" text:style-name="Internet_20_link" text:visited-style-name="Visited_20_Internet_20_Link">
https://www.ukrinform.ua/rubric-ato/3734001-vorog-obstrilav-doneccinu-dvoe-zagiblih-i-troe-poranenih.html</text:a>
</text:p>
      <!--NEWS-->
      <text:h text:style-name="P10" text:outline-level="1">
<text:span text:style-name="T4">
In Crimea, the occupiers organized for children a tent military meeting</text:span>
</text:h>
      <text:p text:style-name="P4">
Authors: Ukrinform (Person)</text:p>
      <text:p text:style-name="P4">
Publisher: Укринформ (Organization)</text:p>
      <text:p text:style-name="P4">
Published Time: 2023-07-10T18:35:06+03:00</text:p>
      <text:p text:style-name="P4">
Modified Time: 2023-07-10T18:35:06+03:00</text:p>
      <text:p text:style-name="P4">
Description: In the temporarily occupied Crimea, children were involved in the tent military assembly, where they passed the military and tactical and training. - Ukrinform.</text:p>
      <text:p text:style-name="P4">
Images: ['<text:a xlink:type="simple" xlink:href="https://static.ukrinform.com/photos/2017_02/thumb_files/630_360_1487838005-7132.jpg" text:style-name="Internet_20_link" text:visited-style-name="Visited_20_Internet_20_Link">
630_360_14878...</text:a>
']</text:p>
      <text:p text:style-name="P4">
Tags: ['Діти', 'Окупація Криму', 'Війна з Росією']</text:p>
      <text:p text:style-name="P4">
Type: Article</text:p>
      <!--METADATA-->
      <text:p text:style-name="P4">
<draw:frame draw:style-name="fr1" draw:name="Image168" text:anchor-type="as-char" svg:width="6.9236in" svg:height="3.956343in" draw:z-index="0">
<draw:image xlink:href="../Images/yкринформ/2023-07-10T18-35-06-03-00/630_360_1487838005-7132.jpg" xlink:type="simple" xlink:show="embed" xlink:actuate="onLoad" draw:mime-type="image/jpeg"/>
</draw:frame>
The children of the occupied Crimea were involved in the tent military assembly, the devons passed the military and tactical and tanic training.</text:p>
      <text:p text:style-name="P4">
This was reported <text:a xlink:type="simple" xlink:href="https://ppu.gov.ua/press-center/operatyvna-informatsiia-shchodo-sytuatsii-na-tymchasovo-okupovaniy-terytorii-avtonomnoi-respubliky-krym-ta-mista-sevastopolia-stanom-na-10-lypnia-2023-roku/" text:style-name="Internet_20_link" text:visited-style-name="Visited_20_Internet_20_Link">
Representation of the President of Ukraine to Crimea and Sevastopol</text:a>
, reports Ukrinform.</text:p>
      <text:p text:style-name="P4">
"On the initiative" of the Ministry of Internal Affairs in the Republic of Crimea "Children who are on professional collection, participated in tent military assemblies, deviated primary military training, tactical and up training, etc. Undoubted by minor children in the UNARMIA military -patriotic movement also participated, - the representation said.</text:p>
      <text:p text:style-name="P4">
<text:span text:style-name="T4">
 Read also: </text:span>
 <text:a xlink:type="simple" xlink:href="https://www.ukrinform.ua/rubric-regions/3698026-unarmia-ta-deportacia-u-hersonskij-oblradi-rozpovili-pro-situaciu-na-okupovanij-teritorii.html" text:style-name="Internet_20_link" text:visited-style-name="Visited_20_Internet_20_Link">
"<text:span text:style-name="T4">
 UNARMIA </text:span>
" and deportation: in the Kherson regional radio radios about the situation in the occupied territory</text:a>
According to him, the occupiers in <text:a xlink:type="simple" xlink:href="https://www.ukrinform.ua/tag-krim" text:style-name="Internet_20_link" text:visited-style-name="Visited_20_Internet_20_Link">
Crimea</text:a>
They also teach cadets on drones-Kamikadze operators.</text:p>
      <text:p text:style-name="P4">
As it was reported, in the territory of the Crimea the occupying power conducts the militarization of children, opening the cadet buildings and units of "UNARMIA".</text:p>
      <text:p text:style-name="P4">
News Source: <text:a xlink:type="simple" xlink:href="https://www.ukrinform.ua/rubric-crimea/3733998-u-krimu-okupanti-organizuvali-dla-ditej-nametovi-vijskovi-zbori.html" text:style-name="Internet_20_link" text:visited-style-name="Visited_20_Internet_20_Link">
https://www.ukrinform.ua/rubric-crimea/3733998-u-krimu-okupanti-organizuvali-dla-ditej-nametovi-vijskovi-zbori.html</text:a>
</text:p>
      <!--NEWS-->
      <text:h text:style-name="P10" text:outline-level="1">
<text:span text:style-name="T4">
Tomorrow in Ukraine up to 25 ° warm, mostly without precipitation</text:span>
</text:h>
      <text:p text:style-name="P4">
Authors: Ukrinform (Person)</text:p>
      <text:p text:style-name="P4">
Publisher: Укринформ (Organization)</text:p>
      <text:p text:style-name="P4">
Published Time: 2023-07-10T18:40:00+03:00</text:p>
      <text:p text:style-name="P4">
Modified Time: 2023-07-10T18:40:00+03:00</text:p>
      <text:p text:style-name="P4">
Description: In Ukraine on Tuesday, July 11, short -term rains and thunderstorms are possible in the western, eastern, Poltava and Dnipropetrovsk regions, in the rest of the territory without precipitation. - Ukrinform.</text:p>
      <text:p text:style-name="P4">
Images: ['<text:a xlink:type="simple" xlink:href="https://static.ukrinform.com/photos/2021_07/thumb_files/630_360_1627313257-151.jpg" text:style-name="Internet_20_link" text:visited-style-name="Visited_20_Internet_20_Link">
630_360_16273...</text:a>
']</text:p>
      <text:p text:style-name="P4">
Tags: ['Дощ', 'Погода', 'Тепло']</text:p>
      <text:p text:style-name="P4">
Type: Article</text:p>
      <!--METADATA-->
      <text:p text:style-name="P4">
<draw:frame draw:style-name="fr1" draw:name="Image169" text:anchor-type="as-char" svg:width="6.9236in" svg:height="3.956343in" draw:z-index="0">
<draw:image xlink:href="../Images/yкринформ/2023-07-10T18-40-00-03-00/630_360_1627313257-151.jpg" xlink:type="simple" xlink:show="embed" xlink:actuate="onLoad" draw:mime-type="image/jpeg"/>
</draw:frame>
In Ukraine, Tuesday, July 11, short -term rains and thunderstorms are possible in the Western, Eastern, Poltava and Dnipropetrovsk regions, in the rest of the territory.</text:p>
      <text:p text:style-name="P4">
Ukrinform was reported at the Ukrainian Hydrometeorological Center.</text:p>
      <text:p text:style-name="P4">
The wind is mostly northwest, 5-10 m/s.</text:p>
      <text:p text:style-name="P4">
The temperature at night will be 11-16 °, in the afternoon 20-25 °; In the south of the country at night15-20 °, in the afternoon 24-29 °.</text:p>
      <text:p text:style-name="P4">
In Kyiv and Kyiv region, on July 11, changing cloudiness, without precipitation. The temperature in the capital at night 13-15 °, in the afternoon 21-23 °; In the region at night 11-16 °, in the afternoon 20-25 °.</text:p>
      <text:p text:style-name="P4">
In the next two days in Ukraine, according to forecasters, dry [weather] will prevail(https://www.ukrinform.ua/tag-pogoda). In particular, on July 12, without precipitation, only at night in the southeastern regions and the Carpathian region short-lived, thunderstorms; July 13 in Western, Day and Vinnytsia, Odessa Tamikolaevsky regions short -term rains, thunderstorms; in the rest of the territory of the face.</text:p>
      <text:p text:style-name="P4">
<text:span text:style-name="T4">
 Read also: </text:span>
 <text:a xlink:type="simple" xlink:href="https://www.ukrinform.ua/rubric-world/3731577-u-sviti-zafiksovano-najspekotnisij-den-za-vsu-istoriu-sposterezen.html" text:style-name="Internet_20_link" text:visited-style-name="Visited_20_Internet_20_Link">
in the world recorded the hottest day in the history of consultations</text:a>
Temperature in the southern part at night 16-21 °, in the afternoon 27-32 °, in Odessa region on July 13 to 35 °; In the rest of the territory at night 12-17 °, in the afternoon 21-26 °, in western, on 13, and in the northern and central regions 24-29 °.</text:p>
      <text:p text:style-name="P4">
In the capital region July 12-13 without precipitation. Wind northwest, 5-10m/s. Temperature in Kiev at night 14-16 °, in the afternoon July 12 23-25 °, July 13 26-28 °. In the region at night 12-17 °, in the afternoon 12 July 21-26 °, July 13 24-29 °.</text:p>
      <text:p text:style-name="P4">
During July 14-15, short-term rains and camius are expected in Ukraine.</text:p>
      <text:p text:style-name="P4">
Temperature at night 14-20 °, in the south to 23 °, July 14 in the western, July 15, and most of the central regions 11-17 °; in the afternoon 23-29 °, in the south up to 32 °.</text:p>
      <text:p text:style-name="P4">
In Kyiv and Region July 14, short -term rain(In the afternoon), July 15. The temperature in the capital on July 14 at night 17-19 °, in the afternoon 23-25 °; July 15 15-17 °, in the afternoon 25-27 °. In the region on the night of July 14, 15-20 °, July 15, 12-17 °; in the afternoon 23-28 °.</text:p>
      <text:p text:style-name="P4">
News Source: <text:a xlink:type="simple" xlink:href="https://www.ukrinform.ua/rubric-regions/3733837-zavtra-v-ukraini-do-25-tepla-perevazno-bez-opadiv.html" text:style-name="Internet_20_link" text:visited-style-name="Visited_20_Internet_20_Link">
https://www.ukrinform.ua/rubric-regions/3733837-zavtra-v-ukraini-do-25-tepla-perevazno-bez-opadiv.html</text:a>
</text:p>
      <!--NEWS-->
      <text:h text:style-name="P10" text:outline-level="1">
<text:span text:style-name="T4">
Consumer prices in June increased by 0.8% - State Statistics</text:span>
</text:h>
      <text:p text:style-name="P4">
Authors: Ukrinform (Person)</text:p>
      <text:p text:style-name="P4">
Publisher: Укринформ (Organization)</text:p>
      <text:p text:style-name="P4">
Published Time: 2023-07-10T18:47:54+03:00</text:p>
      <text:p text:style-name="P4">
Modified Time: 2023-07-10T18:47:54+03:00</text:p>
      <text:p text:style-name="P4">
Description: In June 2023, inflation in the consumer market accelerated a little - up to 0.8% against 0.5% in May; Since the beginning of the year, prices have increased by 4.6%. - Ukrinform.</text:p>
      <text:p text:style-name="P4">
Images: ['<text:a xlink:type="simple" xlink:href="https://static.ukrinform.com/photos/2021_08/thumb_files/630_360_1628392089-913.jpg" text:style-name="Internet_20_link" text:visited-style-name="Visited_20_Internet_20_Link">
630_360_16283...</text:a>
']</text:p>
      <text:p text:style-name="P4">
Tags: ['Ціни', 'Держстат']</text:p>
      <text:p text:style-name="P4">
Type: Article</text:p>
      <!--METADATA-->
      <text:p text:style-name="P4">
<draw:frame draw:style-name="fr1" draw:name="Image170" text:anchor-type="as-char" svg:width="6.9236in" svg:height="3.956343in" draw:z-index="0">
<draw:image xlink:href="../Images/yкринформ/2023-07-10T18-47-54-03-00/630_360_1628392089-913.jpg" xlink:type="simple" xlink:show="embed" xlink:actuate="onLoad" draw:mime-type="image/jpeg"/>
</draw:frame>
In June2023, inflation in the consumer market has accelerated a little - up to 0.8% against 0.5% in May; Since the beginning of the year, prices have increased by 4.6%.</text:p>
      <text:p text:style-name="P4">
About it reports the State Statistics Service on <text:a xlink:type="simple" xlink:href="https://www.facebook.com/permalink.php" text:style-name="Internet_20_link" text:visited-style-name="Visited_20_Internet_20_Link">
Facebook,</text:a>
transmits Ukrinform.</text:p>
      <text:p text:style-name="P4">
"In June 2023, inflation in the consumer market compared to May 2023 was 0.8%, since the beginning of the year - 4.6%. Basic inflation has established 3.2%since the beginning of the year," the statement said.</text:p>
      <text:p text:style-name="P4">
In this case in the annual dimension(against June 2022)Prices increased by 12.8%.</text:p>
      <text:p text:style-name="P4">
According to the State Statistics Committee, in June the prices for food and soft drinks increased by 0.1%in June. Most(on 1.9%)Meat and meat products went up. 1.0-0.2% increased prices for vegetables, dairy products, soft drinks, fish and fish products, bread. At the same time, 4.1-0.5% decreased prices for egg Spices, lard, milk, cheeses.</text:p>
      <text:p text:style-name="P4">
Prices for alcoholic beverages and tobacco products increased by 0.8%. Clothing and shoes were cheaper 3.0%.</text:p>
      <text:p text:style-name="P4">
<text:span text:style-name="T4">
 Read also: </text:span>
 <text:a xlink:type="simple" xlink:href="https://www.ukrinform.ua/rubric-economy/3732745-z-pocatku-roku-agrarii-vze-otrimali-majze-308-miljoni-grantiv-na-rozvitok-sadivnictva-ta-teplic.html" text:style-name="Internet_20_link" text:visited-style-name="Visited_20_Internet_20_Link">
<text:span text:style-name="T4">
 agrarians </text:span>
 <text:span text:style-name="T4">
 </text:span>
 this year <text:span text:style-name="T4">
 </text:span>
 attracted <text:span text:style-name="T4">
 </text:span>
 <text:span text:style-name="T4">
 almost </text:span>
 ₴ <text:span text:style-name="T4">
 308 </text:span>
 <text:span text:style-name="T4">
 </text:span>
 millions <text:span text:style-name="T4">
<text:span text:style-name="T5">
* grants </text:span>
* on </text:span>
 development <text:span text:style-name="T4">
 </text:span>
 gardening <text:span text:style-name="T4">
 and </text:span>
 greenhouses **</text:a>
Price rise(tariffs)On housing, water, electricity, gas and other outflows, 11.9% occurred mainly by increasing the prices of electricity by 69.7%. Transport prices have decreased by 0.8% preferably due to fuel and grease by 2.0%. At the same time, the passenger transport went up by 3.1%. In the sphere of connection, prices increased by 0.5%, which is due to increasing tariffs for local telephone by 13.8%.</text:p>
      <text:p text:style-name="P4">
As reported by Ukrinform, in May 2023 inflation in the consumer market was slightly jumped - up to 0.5% against 0.2% in April; Since the beginning of the year, prices have increased by 3.8%.</text:p>
      <text:p text:style-name="P4">
News Source: <text:a xlink:type="simple" xlink:href="https://www.ukrinform.ua/rubric-economy/3734004-spozivci-cini-u-cervni-zrosli-na-08-derzstat.html" text:style-name="Internet_20_link" text:visited-style-name="Visited_20_Internet_20_Link">
https://www.ukrinform.ua/rubric-economy/3734004-spozivci-cini-u-cervni-zrosli-na-08-derzstat.html</text:a>
</text:p>
      <!--NEWS-->
      <text:h text:style-name="P10" text:outline-level="1">
<text:span text:style-name="T4">
Strengthening and Readiness for Action: Duda called expectations from NATO Summit in Vilnius</text:span>
</text:h>
      <text:p text:style-name="P4">
Authors: Ukrinform (Person)</text:p>
      <text:p text:style-name="P4">
Publisher: Укринформ (Organization)</text:p>
      <text:p text:style-name="P4">
Published Time: 2023-07-10T19:00:46+03:00</text:p>
      <text:p text:style-name="P4">
Modified Time: 2023-07-10T19:00:46+03:00</text:p>
      <text:p text:style-name="P4">
Description: During a summit in Vilnius, signals about NATO rapprochement with Ukraine, without which in the Alliance, are difficult to imagine the future security architecture in Europe. - Ukrinform.</text:p>
      <text:p text:style-name="P4">
Images: ['<text:a xlink:type="simple" xlink:href="https://static.ukrinform.com/photos/2023_06/thumb_files/630_360_1687957644-863.jpg" text:style-name="Internet_20_link" text:visited-style-name="Visited_20_Internet_20_Link">
630_360_16879...</text:a>
']</text:p>
      <text:p text:style-name="P4">
Tags: None</text:p>
      <text:p text:style-name="P4">
Type: Article</text:p>
      <!--METADATA-->
      <text:p text:style-name="P4">
<draw:frame draw:style-name="fr1" draw:name="Image173" text:anchor-type="as-char" svg:width="6.9236in" svg:height="3.956343in" draw:z-index="0">
<draw:image xlink:href="../Images/yкринформ/2023-07-10T19-00-46-03-00/630_360_1687957644-863.jpg" xlink:type="simple" xlink:show="embed" xlink:actuate="onLoad" draw:mime-type="image/jpeg"/>
</draw:frame>
During the Simite in Vilnius, signals about NATO rapprochement with Ukraine, which in the Alliance, should be difficult to imagine the future security architecture in Europe.</text:p>
      <text:p text:style-name="P4">
This was stated by Polish President Andrzej Duda at a meeting with the Polish generality in Legionovo, Ukrinform correspondent reports.</text:p>
      <text:p text:style-name="P4">
“We are fully aware of the conditions for Ukraine's membership, and Ukraine understands them. It is difficult to imagine the future security architecture in Europe without Ukraine <text:a xlink:type="simple" xlink:href="https://www.ukrinform.ua/tag-nato" text:style-name="Internet_20_link" text:visited-style-name="Visited_20_Internet_20_Link">
NATO</text:a>
, as well as without membership of Ukraine. And most importantly, it is difficult to imagine Poland's security without a free, independent and stable Ukraine, ”Duda emphasized.</text:p>
      <text:p text:style-name="P4">
According to him, it is "the basis of the Polish security policy for several people, which no one should call into question."</text:p>
      <text:p text:style-name="P4">
At the same time, the Polish leader stated that nuclear escalation on the side of Russia, as well as the transfer to Belarus PEC "Wagner". Therefore, during the summit on the Polish side, a strong signal sounds: Russian politics, which is the use of threats of nuclear escalation against NATO countries, can not be response.</text:p>
      <text:p text:style-name="P4">
According to him, in Vilnius, the Polish side expects first and foremost to strengthen the Alliance, the decision on new, more detailed defense plans, "which NATO has ever little from the Cold War period."</text:p>
      <text:p text:style-name="P4">
“We are waiting for NATO declarations to retention in the readiness of the rapid transfer to the crisis regions. This is due to the issue of insighting warehouses with weapons and military equipment in the countries of Eastern Flank NATO, ”Duda stressed.</text:p>
      <text:p text:style-name="P4">
He added that Warsaw is also waiting for a summit to strengthen the NATO -Authority Management chains, which involves a rapid transition from a peaceful state to a state of crisis forces up to several hundred thousand soldiers, as well as a number of decisions to increase the defense potential and increase the opportunities for cooperation of the OPC.</text:p>
      <text:p text:style-name="P4">
The President of the RP was assessed as a very good process of modernization of the army, especially considering the strengthening of the air defense system, as well as strengthening the fleet.</text:p>
      <text:p text:style-name="P4">
<text:span text:style-name="T4">
 Read also: </text:span>
 <text:a xlink:type="simple" xlink:href="https://www.ukrinform.ua/rubric-world/3733984-u-polsi-ne-viklucaut-provokacij-pid-cas-samitu-nato.html" text:style-name="Internet_20_link" text:visited-style-name="Visited_20_Internet_20_Link">
in Poland do not exclude provocations during the Summit <text:span text:style-name="T4">
 NATO </text:span>
</text:a>
"I expect that after the introduction of the Program of purchase of multi-purpose fragments, the procedure of purchasing Poland and submarines will quickly begin," Duda said.It was reported that on July 11-12 in Vilnius there will be a NATO summit, during which Ukraine seeks to obtain clear security guarantees and clear prospects in the Alliance.</text:p>
      <text:p text:style-name="P4">
News Source: <text:a xlink:type="simple" xlink:href="https://www.ukrinform.ua/rubric-world/3734010-zmicnenna-ta-gotovnist-do-dij-duda-nazvav-ocikuvanna-vid-samitu-nato-u-vilnusi.html" text:style-name="Internet_20_link" text:visited-style-name="Visited_20_Internet_20_Link">
https://www.ukrinform.ua/rubric-world/3734010-zmicnenna-ta-gotovnist-do-dij-duda-nazvav-ocikuvanna-vid-samitu-nato-u-vilnusi.html</text:a>
</text:p>
      <!--NEWS-->
      <text:h text:style-name="P10" text:outline-level="1">
<text:span text:style-name="T4">
In half a year of Khotyn fortress, about 20,000 tourists visited</text:span>
</text:h>
      <text:p text:style-name="P4">
Authors: Ukrinform (Person)</text:p>
      <text:p text:style-name="P4">
Publisher: Укринформ (Organization)</text:p>
      <text:p text:style-name="P4">
Published Time: 2023-07-10T19:09:55+03:00</text:p>
      <text:p text:style-name="P4">
Modified Time: 2023-07-10T19:09:55+03:00</text:p>
      <text:p text:style-name="P4">
Description: The Khotyn fortress shows an increase in the number of tourists compared to quarantine restrictions. In particular, in the first six months of this year, the reserve visited about 20,000 tourists, which exceeds the rates of past years. - Ukrinform.</text:p>
      <text:p text:style-name="P4">
Images: ['<text:a xlink:type="simple" xlink:href="https://static.ukrinform.com/photos/2023_07/thumb_files/630_360_1689005206-8211.jpeg" text:style-name="Internet_20_link" text:visited-style-name="Visited_20_Internet_20_Link">
630_360_16890...</text:a>
', '<text:a xlink:type="simple" xlink:href="https://static.ukrinform.com/photos/2023_07/thumb_files/630_360_1689005206-2716.jpeg" text:style-name="Internet_20_link" text:visited-style-name="Visited_20_Internet_20_Link">
630_360_16890...</text:a>
']</text:p>
      <text:p text:style-name="P4">
Tags: ['Туризм', 'Чернівці', 'Хотинська фортеця']</text:p>
      <text:p text:style-name="P4">
Type: Article</text:p>
      <!--METADATA-->
      <text:p text:style-name="P4">
<draw:frame draw:style-name="fr1" draw:name="Image174" text:anchor-type="as-char" svg:width="6.9236in" svg:height="3.956343in" draw:z-index="0">
<draw:image xlink:href="../Images/yкринформ/2023-07-10T19-09-55-03-00/630_360_1689005206-8211.jpeg" xlink:type="simple" xlink:show="embed" xlink:actuate="onLoad" draw:mime-type="image/jpeg"/>
</draw:frame>
This year, the Ukhotyn Fortress noted the increase in the number of tourists with quarantine restrictions. In particular, in the first six months, the reserve visited about 20,000 tourists, which exceeds the past years.</text:p>
      <text:p text:style-name="P4">
The director of the state-historical and cultural reserve "Khotyn Fortress" Elizabeth Buinovskaya told this in a comment to Ukrinform correspondent.</text:p>
      <text:p text:style-name="P4">
"The activity of domestic tourists who come to Khotyn Fortress has increased very much. According to the indicators of attendance over this half a year, we can conclude that we will exceed even the indicators of the 2020-2021 years, not to mention the already passed war year. We now have about 20 thousand visitors from The beginning of this year, " - said Buinovskaya.</text:p>
      <text:p text:style-name="P4">
*!(https://www.ukrinform.ua/rubric-culture/3728933-tureccina-moze-dolucitisa-do-restavracii-akkermanskoi-forteci-na-odesini.html)According to her, the fortress is most often organized by the visits of tourist groups of internally displaced persons from the frontline territories - Kharkiv, Sumy, Donetsk, Luhansk, Mykolaiv region, etc. Also, many tourist groups come from large Ukrainian cities - Kiev, Dnipro, Kharkiv.</text:p>
      <text:p text:style-name="P4">
<draw:frame draw:style-name="fr1" draw:name="Image175" text:anchor-type="as-char" svg:width="6.9236in" svg:height="3.956343in" draw:z-index="0">
<draw:image xlink:href="../Images/yкринформ/2023-07-10T19-09-55-03-00/630_360_1689005206-2716.jpeg" xlink:type="simple" xlink:show="embed" xlink:actuate="onLoad" draw:mime-type="image/jpeg"/>
</draw:frame>
</text:p>
      <text:p text:style-name="P4">
"The last weeks have started to come to us quite actively and single groups of foreign tourists. We can see our visits of Isrumunia, Poland, Moldova. If earlier, before the war, we have a lot of Poland tourists, now I have noticed that the number of Self -Titurists has increased Romania. Instead, the Poles come less, " - added the Khotyn Fortress Head.</text:p>
      <text:p text:style-name="P4">
She hopes that with such a pace of attendance, the reserve in the nearby will be able to reach the Daraile period, when 70-80 thousand tourists were recovered in the year.</text:p>
      <text:p text:style-name="P4">
News Source: <text:a xlink:type="simple" xlink:href="https://www.ukrinform.ua/rubric-regions/3734013-za-piv-roku-hotinsku-fortecu-vidvidali-blizko-20-tisac-turistiv.html" text:style-name="Internet_20_link" text:visited-style-name="Visited_20_Internet_20_Link">
https://www.ukrinform.ua/rubric-regions/3734013-za-piv-roku-hotinsku-fortecu-vidvidali-blizko-20-tisac-turistiv.html</text:a>
</text:p>
      <!--NEWS-->
      <text:h text:style-name="P10" text:outline-level="1">
<text:span text:style-name="T4">
Canada is more than twice as exacerbated by military presence in Latvia</text:span>
</text:h>
      <text:p text:style-name="P4">
Authors: Ukrinform (Person)</text:p>
      <text:p text:style-name="P4">
Publisher: Укринформ (Organization)</text:p>
      <text:p text:style-name="P4">
Published Time: 2023-07-10T19:12:00+03:00</text:p>
      <text:p text:style-name="P4">
Modified Time: 2023-07-10T19:12:00+03:00</text:p>
      <text:p text:style-name="P4">
Description: Canada will allocate $ 2.6 billion to three -year mission financing and increase the number of Canadian military in Latvia to 2,200 people. - Ukrinform.</text:p>
      <text:p text:style-name="P4">
Images: ['<text:a xlink:type="simple" xlink:href="https://static.ukrinform.com/photos/2016_06/thumb_files/630_360_1465993890-7915.jpg" text:style-name="Internet_20_link" text:visited-style-name="Visited_20_Internet_20_Link">
630_360_14659...</text:a>
']</text:p>
      <text:p text:style-name="P4">
Tags: ['Канада', 'Латвія', 'ООН', 'Військові']</text:p>
      <text:p text:style-name="P4">
Type: Article</text:p>
      <!--METADATA-->
      <text:p text:style-name="P4">
<draw:frame draw:style-name="fr1" draw:name="Image176" text:anchor-type="as-char" svg:width="6.9236in" svg:height="3.956343in" draw:z-index="0">
<draw:image xlink:href="../Images/yкринформ/2023-07-10T19-12-00-03-00/630_360_1465993890-7915.jpg" xlink:type="simple" xlink:show="embed" xlink:actuate="onLoad" draw:mime-type="image/jpeg"/>
</draw:frame>
Canadian $ 2.6 billion for three -year mission financing and increasing the number of Canadian military in Latvia up to 2,200 people.</text:p>
      <text:p text:style-name="P4">
This was reported in <text:a xlink:type="simple" xlink:href="https://www.pm.gc.ca/fr/nouvelles/communiques/2023/07/10/premier-ministre-augmente-soutien-presence-importante-de-lotan" text:style-name="Internet_20_link" text:visited-style-name="Visited_20_Internet_20_Link">
Canada Prime Minister Justin Trudeau</text:a>
Based on his visit, Dr., Ukrinform reports.</text:p>
      <text:p text:style-name="P4">
“Starting from this year <text:a xlink:type="simple" xlink:href="https://www.ukrinform.ua/tag-kanada" text:style-name="Internet_20_link" text:visited-style-name="Visited_20_Internet_20_Link">
Canada</text:a>
allocate $ 2.6 billion. For a three -year continuation and expansion of surgery Reassurance. This operation is the contribution of Canada to the largest generation of strengthening the collective defense of the Alliance and the largest foreign mission, within which up to 2,200 servicemen will be deployed on a permanent basis, which is more than the Verudwichi more than it is now, ”the statement said.</text:p>
      <text:p text:style-name="P4">
<text:span text:style-name="T4">
 Read also: </text:span>
 <text:a xlink:type="simple" xlink:href="https://www.ukrinform.ua/rubric-world/3733333-kanada-nalastovana-poklasti-kraj-zastosuvannu-kasetnih-boepripasiv.html" text:style-name="Internet_20_link" text:visited-style-name="Visited_20_Internet_20_Link">
<text:span text:style-name="T4">
 Canada </text:span>
 <text:span text:style-name="T4">
 </text:span>
 set <text:span text:style-name="T4">
 </text:span>
 Put <text:span text:style-name="T4">
 </text:span>
 <text:span text:style-name="T4">
 edge </text:span>
<text:span text:style-name="T4">
 by application </text:span>
 <text:span text:style-name="T4">
 </text:span>
 CAST <text:span text:style-name="T4">
 </text:span>
 <text:span text:style-name="T4">
 ammunition </text:span>
 **</text:a>
It is noted that Canada will buy and expand armed systems and recharge, as well as activate intelligence, cybernetic and cosmic activities for NATO strengthening.</text:p>
      <text:p text:style-name="P4">
As reported by Ukrinform, in the framework of the Reassrage Operation to contain possible I -Russian aggression in Latvia as part of a multinational battalion of six years, they serve 540 Canadian military, and in total, more than 1000 people have a battalion.</text:p>
      <text:p text:style-name="P4">
Against the backdrop of Russian aggression against Ukraine Canada in March 2022 [She continued its military mission in Latvia early.(https://www.ukrinform.ua/rubric-world/3424091-kanada-prodovzila-svou-vijskovu-misiu-u-latvii.html).</text:p>
      <text:p text:style-name="P4">
<text:span text:style-name="T5">
Foto: U.S. Army Europe Latvia Border</text:span>
</text:p>
      <text:p text:style-name="P4">
News Source: <text:a xlink:type="simple" xlink:href="https://www.ukrinform.ua/rubric-world/3734009-kanada-bilse-au-udvici-posilue-vijskovu-prisutnist-u-latvii.html" text:style-name="Internet_20_link" text:visited-style-name="Visited_20_Internet_20_Link">
https://www.ukrinform.ua/rubric-world/3734009-kanada-bilse-au-udvici-posilue-vijskovu-prisutnist-u-latvii.html</text:a>
</text:p>
      <!--NEWS-->
      <text:h text:style-name="P10" text:outline-level="1">
<text:span text:style-name="T4">
In the south defense forces continue offensive, in the east there are heavy battles</text:span>
</text:h>
      <text:p text:style-name="P4">
Authors: Ukrinform (Person)</text:p>
      <text:p text:style-name="P4">
Publisher: Укринформ (Organization)</text:p>
      <text:p text:style-name="P4">
Published Time: 2023-07-10T19:21:00+03:00</text:p>
      <text:p text:style-name="P4">
Modified Time: 2023-07-10T19:21:00+03:00</text:p>
      <text:p text:style-name="P4">
Description: There were heavy battles on Kupyansk, Lyman, Bakhmut, Avdiiv and Mariinsky, and 17 combat clashes took place per day. - Ukrinform.</text:p>
      <text:p text:style-name="P4">
Images: ['<text:a xlink:type="simple" xlink:href="https://static.ukrinform.com/photos/2022_08/thumb_files/630_360_1661832290-777.jpg" text:style-name="Internet_20_link" text:visited-style-name="Visited_20_Internet_20_Link">
630_360_16618...</text:a>
']</text:p>
      <text:p text:style-name="P4">
Tags: ['Обстріл', 'ЗСУ', 'Війна з Росією']</text:p>
      <text:p text:style-name="P4">
Type: Article</text:p>
      <!--METADATA-->
      <text:p text:style-name="P4">
<draw:frame draw:style-name="fr1" draw:name="Image177" text:anchor-type="as-char" svg:width="6.9236in" svg:height="3.956343in" draw:z-index="0">
<draw:image xlink:href="../Images/yкринформ/2023-07-10T19-21-00-03-00/630_360_1661832290-777.jpg" xlink:type="simple" xlink:show="embed" xlink:actuate="onLoad" draw:mime-type="image/jpeg"/>
</draw:frame>
The Nakupyansky, Lyman, Bakhmut, Avdiivsky and Marinskaya Naprymaks continue the heavy fights, and 17 combat clashes took place per day.</text:p>
      <text:p text:style-name="P4">
According to Ukrinform, the General Staff of the Armed Forces of Ukraine reports UV <text:a xlink:type="simple" xlink:href="https://www.facebook.com/GeneralStaff.ua/posts/pfbid036AXTfzwRW5Z5hQmXGs5n74tqFW4qWdut7mGCgonBneiLPDivsrJoJS26XM1eVx8Sl" text:style-name="Internet_20_link" text:visited-style-name="Visited_20_Internet_20_Link">
Facebook</text:a>
.</text:p>
      <text:p text:style-name="P4">
“Противник зосереджує основні зусилля на Куп’янському, Лиманському,Бахмутському, Авдіївському та Мар’їнському напрямках, тривають важкі бої.Протягом доби відбулось 17 бойових зіткнень”, - ідеться в повідомленні.</text:p>
      <text:p text:style-name="P4">
Окрім того, Російська Федерація сьогодні вночі завдала чергового ракетногоудару по території одного з інфраструктурних об'єктів Миколаєва. Також ворогзавдав 22 авіаційні удари та здійснив близько 30 <text:a xlink:type="simple" xlink:href="https://www.ukrinform.ua/tag-obstril" text:style-name="Internet_20_link" text:visited-style-name="Visited_20_Internet_20_Link">
 обстрілів</text:a>
Civil infrastructure was destroyed from the rocket launchers.</text:p>
      <text:p text:style-name="P4">
The likelihood of rocket and aviation strikes throughout Ukraine is high.</text:p>
      <text:p text:style-name="P4">
<text:span text:style-name="T4">
 Read also: </text:span>
 [enemy fired <text:span text:style-name="T4">
 Donetsk </text:span>
 in - two dead and three(https://www.ukrinform.ua/rubric-ato/3734001-vorog-obstrilav-doneccinu-dvoe-zagiblih-i-troe-poranenih.html)According to the General Staff, <text:span text:style-name="T4">
 in the Volyn and Polissya directions </text:span>
 Operations without significant changes.</text:p>
      <text:p text:style-name="P4">
<text:span text:style-name="T4">
 In the Siversky and Slobozhansky directions </text:span>
 the enemy during the day of the day in the areas of Basov, single -rail and veterinary Kharkiv region. Also, the aggressor made mortar and artillery shelling of about 10 painting points, among them - Mountain of Chernihiv region; Chuikivka of Sumy region and Uda, veterinary, Ogirtseve, dugouts of Kharkiv region.</text:p>
      <text:p text:style-name="P4">
<text:span text:style-name="T4">
 In the Kupyansk direction </text:span>
 Ukrainian soldiers keep the defense. The artillery and mortar shelling of the enemy suffered Krasne first, Novomlinsk, two -year, Western, Masyutivka and Kislivka of Kharkiv region.</text:p>
      <text:p text:style-name="P4">
<text:span text:style-name="T4">
 In the Liman direction </text:span>
 During the day, the Russians struck the arms of the settlements of Rozdolivka and Bigorivka of Donetsk region. The artillery shellings have suffered more , Merry, Rozdolivka of Donetsk region.<text:span text:style-name="T4">
 In the Bakhmut direction </text:span>
 Under the dense fire of aviation and artillery, the aggressions of Ukraine successfully reflected the attacks of Russians in the Grigorivka region. The enemy also struck a shot near Toretsk. More than 10 settlements were injured in the drew artillery shelling, the Middle - Vasyukivka, Bogdanivka, Chrome, Yar, Ivanivske, Oleksandr -Schultine and South Donetsk region.</text:p>
      <text:p text:style-name="P4">
<text:span text:style-name="T4">
 In the Avdeevsky direction </text:span>
 Defense forces continue to restrain the Nastprostian troops in the Seveverny Donetsk region. The enemy of the stroke in the Avdiivka area. At the same time, the Russians carried out the landsarity shelling of more than 10 settlements, in particular, Avdiivka, Pervomaisky and Nevelsky Donetsk region.</text:p>
      <text:p text:style-name="P4">
<text:span text:style-name="T4">
 In the Marinskaya direction </text:span>
 Under the hostile fire of artillery, Ukrainian relations reflected all hostile attacks in the areas of Marynka Takrasnohivka settlements. The last enemy of Takh was struck. The firing of more than 10 settlements, including Krasnogorivka, Marinka, Georgiyivka and Vicoda of Donetsk region.</text:p>
      <text:p text:style-name="P4">
In the mineral direction, the aggressor conducted unsuccessful offensive actions in Rivmayvaylovka of Donetsk region. He struck an aviation strike near the Second Nadonechyna. He fired at more than 10 settlements, in particular, the coal, Storozhev and Grade Donetsk region.</text:p>
      <text:p text:style-name="P4">
<text:span text:style-name="T4">
 In Zaporizhzhya and Kherson directions </text:span>
 Russians concentrate the main assets on preventing further promotion of Ukrainian troops.</text:p>
      <text:p text:style-name="P4">
<text:span text:style-name="T4">
 Read also: </text:span>
 <text:a xlink:type="simple" xlink:href="https://www.ukrinform.ua/rubric-ato/3733869-za-tizden-rosiani-zavdali-po-ukraini-39-raketnih-i-334-aviacijni-udari-minoboroni.html" text:style-name="Internet_20_link" text:visited-style-name="Visited_20_Internet_20_Link">
In a week the Russians struck 39 rocket and 334 Aviation strikes - <text:span text:style-name="T4">
 Ministry of Defense </text:span>
</text:a>
The Russians made artillery shelling of more than 20 settlements. Among them are Novodarivka, Levadny, Malynivka, Gulyaipol, Railway, Orikhovzapozhye region; Beryslav, Cossack, Lviv, Antonivka, Engineering, Dniprovsky Kherson region and Kherson.</text:p>
      <text:p text:style-name="P4">
The General Staff added that at the same time, the forces of Ukraine's defense continue to conduct a complementary operation in the Melitopol and Berdyansk directions, are fixed on the reached boundaries, inflict fire damage by artillery to the enemy's goals, carry out measures of counter -battering struggle.Units of missile troops and artillery during the day were struck by the Office of Management, three areas of concentration of live power, weapons and military equipment, storage, seven artillery facilities in fire positions and one means of remedy defense of the Russian troops.</text:p>
      <text:p text:style-name="P4">
<text:span text:style-name="T4">
 Read also: </text:span>
 <text:a xlink:type="simple" xlink:href="https://www.ukrinform.ua/rubric-ato/3733671-u-genstabi-rozpovili-skilki-ukrainskoi-zemli-vze-zvilnili.html" text:style-name="Internet_20_link" text:visited-style-name="Visited_20_Internet_20_Link">
in <text:span text:style-name="T4">
 General Staff </text:span>
 told how many Ukrainian land was seized</text:a>
As reported by Ukrinform, <text:a xlink:type="simple" xlink:href="https://www.ukrinform.ua/rubric-ato/3733656-zsu-znisili-vze-234-480-rosijskih-zagarbnikiv.html" text:style-name="Internet_20_link" text:visited-style-name="Visited_20_Internet_20_Link">
Defense Forces of Ukraine</text:a>
From February 24, 2022 to July 10, 2023, about 234 thousand 480 Russian invaders were eliminated, with 440 persons in the past day.</text:p>
      <text:p text:style-name="P4">
News Source: <text:a xlink:type="simple" xlink:href="https://www.ukrinform.ua/rubric-ato/3734017-na-pivdni-sili-oboroni-prodovzuut-nastup-na-shodi-jdut-vazki-boi.html" text:style-name="Internet_20_link" text:visited-style-name="Visited_20_Internet_20_Link">
https://www.ukrinform.ua/rubric-ato/3734017-na-pivdni-sili-oboroni-prodovzuut-nastup-na-shodi-jdut-vazki-boi.html</text:a>
</text:p>
      <!--NEWS-->
      <text:h text:style-name="P10" text:outline-level="1">
<text:span text:style-name="T4">
Kichenok rivals in the Quarter Finals Miksta Wimbledon-2023 were determined</text:span>
</text:h>
      <text:p text:style-name="P4">
Authors: Ukrinform (Person)</text:p>
      <text:p text:style-name="P4">
Publisher: Укринформ (Organization)</text:p>
      <text:p text:style-name="P4">
Published Time: 2023-07-10T19:22:04+03:00</text:p>
      <text:p text:style-name="P4">
Modified Time: 2023-07-10T19:22:04+03:00</text:p>
      <text:p text:style-name="P4">
Description: In London (UK), the Wimbledon tournament is ongoing - the third season in the Grand Slam series. - Ukrinform.</text:p>
      <text:p text:style-name="P4">
Images: ['<text:a xlink:type="simple" xlink:href="https://static.ukrinform.com/photos/2023_07/thumb_files/630_360_1688970456-539.jpg" text:style-name="Internet_20_link" text:visited-style-name="Visited_20_Internet_20_Link">
630_360_16889...</text:a>
']</text:p>
      <text:p text:style-name="P4">
Tags: ['Теніс', 'Вімблдон']</text:p>
      <text:p text:style-name="P4">
Type: Article</text:p>
      <!--METADATA-->
      <text:p text:style-name="P4">
<draw:frame draw:style-name="fr1" draw:name="Image178" text:anchor-type="as-char" svg:width="6.9236in" svg:height="3.956343in" draw:z-index="0">
<draw:image xlink:href="../Images/yкринформ/2023-07-10T19-22-04-03-00/630_360_1688970456-539.jpg" xlink:type="simple" xlink:show="embed" xlink:actuate="onLoad" draw:mime-type="image/jpeg"/>
</draw:frame>
In London(United Kingdom)The Wimbledon tournament continues - the third in the season from the Grandslam series.</text:p>
      <text:p text:style-name="P4">
The 7th number sown in a mixed category of Croatian -Ukrainian duo Matepavich - Lyudmila Kichenok in the quarterfinals will meet with French -Kazakhstan tandem Nicola(7:4),4:6, 7:6(10:8), reports Ukrinform.</text:p>
      <text:p text:style-name="P4">
It was reported that Pavich and Kichenok in the second circle of competitions won a volunteer over Crobat Nikola Mectic and American Bernarda pen - 6: 7(5:7), 7:6(7:4), 7:6(11:9).</text:p>
      <text:p text:style-name="P4">
Вімблдонський турнір триватиме до 16 липня.</text:p>
      <text:p text:style-name="P4">
<text:span text:style-name="T4">
Читайте також:</text:span>
 <text:a xlink:type="simple" xlink:href="https://www.ukrinform.ua/rubric-sports/3733695-kostuk-i-arevalo-vigrali-startovij-matc-zmisanogo-rozradu-vimbldona2023.html" text:style-name="Internet_20_link" text:visited-style-name="Visited_20_Internet_20_Link">
 Костюк и Аревало виграли стартовий матч змішаного розрядуВімблдона-2023 </text:a>
Photo: btu.org.ua.</text:p>
      <text:p text:style-name="P4">
News Source: <text:a xlink:type="simple" xlink:href="https://www.ukrinform.ua/rubric-sports/3734016-viznacilisa-superniki-kicenok-u-cvertfinali-mikstu-vimbldona2023.html" text:style-name="Internet_20_link" text:visited-style-name="Visited_20_Internet_20_Link">
https://www.ukrinform.ua/rubric-sports/3734016-viznacilisa-superniki-kicenok-u-cvertfinali-mikstu-vimbldona2023.html</text:a>
</text:p>
      <!--NEWS-->
      <text:h text:style-name="P10" text:outline-level="1">
<text:span text:style-name="T4">
In Kirovohrad region, a graphite concentrate production plant will be built</text:span>
</text:h>
      <text:p text:style-name="P4">
Authors: Ukrinform (Person)</text:p>
      <text:p text:style-name="P4">
Publisher: Укринформ (Organization)</text:p>
      <text:p text:style-name="P4">
Published Time: 2023-07-10T19:28:06+03:00</text:p>
      <text:p text:style-name="P4">
Modified Time: 2023-07-10T19:28:06+03:00</text:p>
      <text:p text:style-name="P4">
Description: In the Kirovohrad region, a graphite concentrate production plant will be built in the territory of the Petrovsky community in 2024. - Ukrinform.</text:p>
      <text:p text:style-name="P4">
Images: ['<text:a xlink:type="simple" xlink:href="https://static.ukrinform.com/photos/2023_07/thumb_files/630_360_1689006440-708.png" text:style-name="Internet_20_link" text:visited-style-name="Visited_20_Internet_20_Link">
630_360_16890...</text:a>
']</text:p>
      <text:p text:style-name="P4">
Tags: ['Будівництво', 'Завод', 'Кіровоградщина']</text:p>
      <text:p text:style-name="P4">
Type: Article</text:p>
      <!--METADATA-->
      <text:p text:style-name="P4">
<draw:frame draw:style-name="fr1" draw:name="Image179" text:anchor-type="as-char" svg:width="6.9236in" svg:height="3.956343in" draw:z-index="0">
<draw:image xlink:href="../Images/yкринформ/2023-07-10T19-28-06-03-00/630_360_1689006440-708.png" xlink:type="simple" xlink:show="embed" xlink:actuate="onLoad" draw:mime-type="image/png"/>
</draw:frame>
In the territory of the Petrovsky community in 2024, the graphite concentrate production will begin to build a graphite concentrate.</text:p>
      <text:p text:style-name="P4">
About it reports Kirovohrad Ova in <text:a xlink:type="simple" xlink:href="https://t.me/kirovohradskaODA/10428" text:style-name="Internet_20_link" text:visited-style-name="Visited_20_Internet_20_Link">
telegram,</text:a>
transmits Ukrinform.</text:p>
      <text:p text:style-name="P4">
The construction of the plant is an investment project of BGV Group. Its realization is supported by LLC "Development of Pobuzhye".</text:p>
      <text:p text:style-name="P4">
“Graphite is gaining very serious investment attraction today. First of all, this is due to the growth of demand for batteries, as for the large <text:a xlink:type="simple" xlink:href="https://www.ukrinform.ua/tag-energetika" text:style-name="Internet_20_link" text:visited-style-name="Visited_20_Internet_20_Link">
energy</text:a>
, for the automatic industry, ”the message reads.</text:p>
      <text:p text:style-name="P4">
It is noted that the factory capacities will be built on the technical decisions of the Projectamezzo Sweden. The very construction will be carried out two queues.</text:p>
      <text:p text:style-name="P4">
*!(https://www.ukrinform.ua/rubric-economy/3733842-v-ukraini-pocali-buduvati-zavod-z-virobnictva-bezpilotnikiv-bayraktar.html)The first stage is to build a career and a place to concentrate graphite ore. The second is the construction of a plate graphite plant that will be exported. The plant will be built for five years since 2024. In general, the investment project involves the creation of 750 jobs.</text:p>
      <text:p text:style-name="P4">
Graphite of this type is produced in Japan, China and the Republic of Korea.The construction of the plant will allow to be in Europe the pioneers of the custom of such concentrated ore.</text:p>
      <text:p text:style-name="P4">
As reported by Ukrinform, in Transcarpathia continues <text:a xlink:type="simple" xlink:href="https://www.ukrinform.ua/rubric-regions/3720254-na-zakarpatti-buduut-persij-smittepererobnij-zavod-na-27-gromad.html" text:style-name="Internet_20_link" text:visited-style-name="Visited_20_Internet_20_Link">
construction of garbage recycling</text:a>
that will serve 27 communities in the Berehiv district.</text:p>
      <text:p text:style-name="P4">
News Source: <text:a xlink:type="simple" xlink:href="https://www.ukrinform.ua/rubric-regions/3734020-na-kirovogradsini-pobuduut-zavod-z-virobnictva-grafitovogo-koncentratu.html" text:style-name="Internet_20_link" text:visited-style-name="Visited_20_Internet_20_Link">
https://www.ukrinform.ua/rubric-regions/3734020-na-kirovogradsini-pobuduut-zavod-z-virobnictva-grafitovogo-koncentratu.html</text:a>
</text:p>
      <!--NEWS-->
      <text:h text:style-name="P10" text:outline-level="1">
<text:span text:style-name="T4">
The first rival of the national team of Ukraine in the Volleyball Cup became known</text:span>
</text:h>
      <text:p text:style-name="P4">
Authors: Ukrinform (Person)</text:p>
      <text:p text:style-name="P4">
Publisher: Укринформ (Organization)</text:p>
      <text:p text:style-name="P4">
Published Time: 2023-07-10T19:35:19+03:00</text:p>
      <text:p text:style-name="P4">
Modified Time: 2023-07-10T19:35:19+03:00</text:p>
      <text:p text:style-name="P4">
Description: The Volleyball Women's Team received rivals in the first round of the contenders for entering the League of Nations. - Ukrinform.</text:p>
      <text:p text:style-name="P4">
Images: ['<text:a xlink:type="simple" xlink:href="https://static.ukrinform.com/photos/2023_07/thumb_files/630_360_1689006443-465.jpg" text:style-name="Internet_20_link" text:visited-style-name="Visited_20_Internet_20_Link">
630_360_16890...</text:a>
']</text:p>
      <text:p text:style-name="P4">
Tags: ['Волейбол', 'Збірна України', 'Жінки']</text:p>
      <text:p text:style-name="P4">
Type: Article</text:p>
      <!--METADATA-->
      <text:p text:style-name="P4">
<draw:frame draw:style-name="fr1" draw:name="Image180" text:anchor-type="as-char" svg:width="6.9236in" svg:height="3.956343in" draw:z-index="0">
<draw:image xlink:href="../Images/yкринформ/2023-07-10T19-35-19-03-00/630_360_1689006443-465.jpg" xlink:type="simple" xlink:show="embed" xlink:actuate="onLoad" draw:mime-type="image/jpeg"/>
</draw:frame>
Volleyball Ukraine received rivals in the first round of the Kubstine for reaching the League of Nations in the first round.</text:p>
      <text:p text:style-name="P4">
As informs <text:a xlink:type="simple" xlink:href="https://suspilne.media/525795-viznacilasa-persa-supernica-zbirnoi-ukraini-z-volejbolu-u-kubku-pretendentok/" text:style-name="Internet_20_link" text:visited-style-name="Visited_20_Internet_20_Link">
Public Sport</text:a>
, has been versed after updating the International Volleyball Federation rating(FIVB), reports Ukrinform.</text:p>
      <text:p text:style-name="P4">
Volleyball Cup Cup Cup has determined the position of FIVB URIVB participants as of July 10. Ukraine ranks 20th in this standings, so it became one of the sown teams.</text:p>
      <text:p text:style-name="P4">
According to the Rude Rules, France received a team with the least rating - Vietnam. Instead, the Ukrainian national team will play against the most rated super -led from the list of Croatia - Croatia.</text:p>
      <text:p text:style-name="P4">
We will remind, in the Cup of the contenders will play eight teams, which were determined in early July. Among them is the owner of the tournament France, the last team of liginations of this season Croatia, as well as Ukraine, Sweden, Kenya, Mexico, Vietnam and Columbia.</text:p>
      <text:p text:style-name="P4">
*!(https://www.ukrinform.ua/rubric-sports/3733578-zinoca-zbirna-ukraini-z-volejbolu-vdruge-zdolala-sveciu-i-stala-peremozniceu-zolotoi-evroligi.html)In the event of a victory on July 27, when the competitions start, the "blue and yellow" will play the tournament against the stronger national team in France- Vietnam. The half-final matches will be played on July 29, and the match for the third place and the final- July 30.</text:p>
      <text:p text:style-name="P4">
The winner of the competition will come to the League of Nations in 2024.</text:p>
      <text:p text:style-name="P4">
It should be noted that for the first time in its history, the national team of Ukraine went to the Cup launcher, the qualifying tournament to the League of Nations, after the magnificent volleyball players made their way into the finals of the Golden Eurolept(3:0, 3:0).</text:p>
      <text:p text:style-name="P4">
Фото: CEV.</text:p>
      <text:p text:style-name="P4">
News Source: <text:a xlink:type="simple" xlink:href="https://www.ukrinform.ua/rubric-sports/3734022-stav-vidomij-persij-supernik-zbirnoi-ukraini-u-volejbolnomu-kubku-pretendentok.html" text:style-name="Internet_20_link" text:visited-style-name="Visited_20_Internet_20_Link">
https://www.ukrinform.ua/rubric-sports/3734022-stav-vidomij-persij-supernik-zbirnoi-ukraini-u-volejbolnomu-kubku-pretendentok.html</text:a>
</text:p>
      <!--NEWS-->
      <text:h text:style-name="P10" text:outline-level="1">
<text:span text:style-name="T4">
We will support Ukraine as much as needed - Metzola</text:span>
</text:h>
      <text:p text:style-name="P4">
Authors: Ukrinform (Person)</text:p>
      <text:p text:style-name="P4">
Publisher: Укринформ (Organization)</text:p>
      <text:p text:style-name="P4">
Published Time: 2023-07-10T19:36:00+03:00</text:p>
      <text:p text:style-name="P4">
Modified Time: 2023-07-10T19:36:00+03:00</text:p>
      <text:p text:style-name="P4">
Description: The President of the European Parliament Robert Motzola stressed that the EP has supported Ukraine since the first day of a full -scale invasion and will provide assistance as much as it is needed. - Ukrinform.</text:p>
      <text:p text:style-name="P4">
Images: ['<text:a xlink:type="simple" xlink:href="https://static.ukrinform.com/photos/2022_09/thumb_files/630_360_1663364616-556.jpg" text:style-name="Internet_20_link" text:visited-style-name="Visited_20_Internet_20_Link">
630_360_16633...</text:a>
']</text:p>
      <text:p text:style-name="P4">
Tags: ['Європа', 'Європарламент', 'Мецола']</text:p>
      <text:p text:style-name="P4">
Type: Article</text:p>
      <!--METADATA-->
      <text:p text:style-name="P4">
<draw:frame draw:style-name="fr1" draw:name="Image181" text:anchor-type="as-char" svg:width="6.9236in" svg:height="3.956343in" draw:z-index="0">
<draw:image xlink:href="../Images/yкринформ/2023-07-10T19-36-00-03-00/630_360_1663364616-556.jpg" xlink:type="simple" xlink:show="embed" xlink:actuate="onLoad" draw:mime-type="image/jpeg"/>
</draw:frame>
The President of the European Parliament Robert Motzola stressed that he has supported Ukraine since the first day of a full -scale invasion and to provide as much as needed.</text:p>
      <text:p text:style-name="P4">
She stated this during a plenary session of the European Parliament, reports Ukrinform.</text:p>
      <text:p text:style-name="P4">
“500 days as Ukraine resists the enemy. 500 days as Ukrainians inspire world. 500 days, since Europe and the entire democratic world are united as ever. ... I am proud that our European Parliament has supported its Ukrainian people from the first day that this House of Parliament has heard the calls of Ukraine to apply for her to apply for a candidate that our Parliament has granted a political impulse to provide Ukraine with humanitarian, military and financial support, ” Matzol said.</text:p>
      <text:p text:style-name="P4">
<text:span text:style-name="T4">
 Read also: </text:span>
 [<text:span text:style-name="T4">
 Metzole </text:span>
 a - about Prigogine's Rebellion: Putin is weakened, Aukraine needs even more help(https://www.ukrinform.ua/rubric-polytics/3729617-mecola-pro-zakolot-prigozina-putin-oslablenij-a-ukraina-potrebue-se-bilse-dopomogi.html)She also recalled the assistance of Ukraine in the purchase of generators within the general European campaign "Generators of Hope".</text:p>
      <text:p text:style-name="P4">
“This Parliament and our European Union will continue to stand side by side by the well-sided people of Ukraine as long as it will be needed. For the sake of Ukraine, for the sake of democracy, for the sake of freedom, ”the President of the EP said.</text:p>
      <text:p text:style-name="P4">
As reported, on February 24, 2022, the Russian Federation launched a new stage against Ukraine, which has been going on since 2014, a full -scale invasion.</text:p>
      <text:p text:style-name="P4">
News Source: <text:a xlink:type="simple" xlink:href="https://www.ukrinform.ua/rubric-polytics/3734023-budemo-pidtrimuvati-ukrainu-stilki-skilki-potribno-mecola.html" text:style-name="Internet_20_link" text:visited-style-name="Visited_20_Internet_20_Link">
https://www.ukrinform.ua/rubric-polytics/3734023-budemo-pidtrimuvati-ukrainu-stilki-skilki-potribno-mecola.html</text:a>
</text:p>
      <!--NEWS-->
      <text:h text:style-name="P10" text:outline-level="1">
<text:span text:style-name="T4">
Poland received from South Korea the first FA-50 fighter jets</text:span>
</text:h>
      <text:p text:style-name="P4">
Authors: Ukrinform (Person)</text:p>
      <text:p text:style-name="P4">
Publisher: Укринформ (Organization)</text:p>
      <text:p text:style-name="P4">
Published Time: 2023-07-10T19:39:19+03:00</text:p>
      <text:p text:style-name="P4">
Modified Time: 2023-07-10T19:39:19+03:00</text:p>
      <text:p text:style-name="P4">
Description: The first two South Korean lightweight FA-50 fighters arrived in Poland. - Ukrinform.</text:p>
      <text:p text:style-name="P4">
Images: ['<text:a xlink:type="simple" xlink:href="https://static.ukrinform.com/photos/2023_06/thumb_files/630_360_1686128925-835.jpg" text:style-name="Internet_20_link" text:visited-style-name="Visited_20_Internet_20_Link">
630_360_16861...</text:a>
']</text:p>
      <text:p text:style-name="P4">
Tags: ['Корея', 'Літак', 'Польща', 'Зброя']</text:p>
      <text:p text:style-name="P4">
Type: Article</text:p>
      <!--METADATA-->
      <text:p text:style-name="P4">
<draw:frame draw:style-name="fr1" draw:name="Image182" text:anchor-type="as-char" svg:width="6.9236in" svg:height="3.956343in" draw:z-index="0">
<draw:image xlink:href="../Images/yкринформ/2023-07-10T19-39-19-03-00/630_360_1686128925-835.jpg" xlink:type="simple" xlink:show="embed" xlink:actuate="onLoad" draw:mime-type="image/jpeg"/>
</draw:frame>
In Poland, the first two South Korean lightweight FA-50 lungs.</text:p>
      <text:p text:style-name="P4">
This was reported in <text:a xlink:type="simple" xlink:href="https://twitter.com/mblaszczak/status/1678415961433546756" text:style-name="Internet_20_link" text:visited-style-name="Visited_20_Internet_20_Link">
Twitter</text:a>
Mariusz Blaschak's Minister Defense, Ukrinform reports.</text:p>
      <text:p text:style-name="P4">
“The first two FA-50 aircraft for the RP Army already in <text:a xlink:type="simple" xlink:href="https://www.ukrinform.ua/tag-polsa" text:style-name="Internet_20_link" text:visited-style-name="Visited_20_Internet_20_Link">
Poland</text:a>
!Light-wing planes that replace post-Soviet equipment will be ordered in South Korea will strengthen the potential forces, ”Blaschak wrote.</text:p>
      <text:p text:style-name="P4">
<text:span text:style-name="T4">
 Readmetas: </text:span>
 <text:a xlink:type="simple" xlink:href="https://www.ukrinform.ua/rubric-ato/3733964-pivdenna-korea-napravila-ukraini-partiu-neletalnih-vijskovih-vantaziv.html" text:style-name="Internet_20_link" text:visited-style-name="Visited_20_Internet_20_Link">
South Korea sent a batch of non -lethal military units to Ukraine</text:a>
It was reported <text:a xlink:type="simple" xlink:href="https://www.ukrinform.ua/rubric-world/3685803-do-polsi-dostavili-cergovi-tanki-ta-gaubici-z-pivdennoi-korei.html" text:style-name="Internet_20_link" text:visited-style-name="Visited_20_Internet_20_Link">
Poland has ordered 48 aircraft in South Korea</text:a>
. In addition, Warsaw purchased Seoul about a thousand K2 tanks, more than 600 self -propelled K9 artillery installations and about 300 K239 SAUs.</text:p>
      <text:p text:style-name="P4">
<text:span text:style-name="T5">
Foto: Mariusz Błaszczak/Twitter</text:span>
</text:p>
      <text:p text:style-name="P4">
News Source: <text:a xlink:type="simple" xlink:href="https://www.ukrinform.ua/rubric-world/3734024-polsa-otrimala-vid-pivdennoi-korei-persi-vinisuvaci-fa50.html" text:style-name="Internet_20_link" text:visited-style-name="Visited_20_Internet_20_Link">
https://www.ukrinform.ua/rubric-world/3734024-polsa-otrimala-vid-pivdennoi-korei-persi-vinisuvaci-fa50.html</text:a>
</text:p>
      <!--NEWS-->
      <text:h text:style-name="P10" text:outline-level="1">
<text:span text:style-name="T4">
India has increased the purchase of weapons in the US to depend less on Russia - Reuters</text:span>
</text:h>
      <text:p text:style-name="P4">
Authors: Ukrinform (Person)</text:p>
      <text:p text:style-name="P4">
Publisher: Укринформ (Organization)</text:p>
      <text:p text:style-name="P4">
Published Time: 2023-07-10T19:45:00+03:00</text:p>
      <text:p text:style-name="P4">
Modified Time: 2023-07-10T19:45:00+03:00</text:p>
      <text:p text:style-name="P4">
Description: India purchases weapons in the US for billions of dollars. The country wants to get rid of dependence on Russian defense equipment and move towards the West. - Ukrinform.</text:p>
      <text:p text:style-name="P4">
Images: ['<text:a xlink:type="simple" xlink:href="https://static.ukrinform.com/photos/2021_09/thumb_files/630_360_1632609559-195.jpeg" text:style-name="Internet_20_link" text:visited-style-name="Visited_20_Internet_20_Link">
630_360_16326...</text:a>
']</text:p>
      <text:p text:style-name="P4">
Tags: ['Індія', 'США', 'Технології', 'Зброя', 'Reuters']</text:p>
      <text:p text:style-name="P4">
Type: Article</text:p>
      <!--METADATA-->
      <text:p text:style-name="P4">
<draw:frame draw:style-name="fr1" draw:name="Image184" text:anchor-type="as-char" svg:width="6.9236in" svg:height="3.956343in" draw:z-index="0">
<draw:image xlink:href="../Images/yкринформ/2023-07-10T19-45-00-03-00/630_360_1632609559-195.jpeg" xlink:type="simple" xlink:show="embed" xlink:actuate="onLoad" draw:mime-type="image/jpeg"/>
</draw:frame>
India sets a billion dollars in the US weapons. The country wants to get rid of the dependence of Russian defense equipment and move towards the countries of the West.</text:p>
      <text:p text:style-name="P4">
According to Ukrinform, the agency [Reuters] reports it(https://www.reuters.com/world/us-military-deals-not-enough-wean-india-off-russian-arms-yet-2023-07-10/).</text:p>
      <text:p text:style-name="P4">
As noted, <text:a xlink:type="simple" xlink:href="https://www.ukrinform.ua/tag-india" text:style-name="Internet_20_link" text:visited-style-name="Visited_20_Internet_20_Link">
India</text:a>
It is the largest weapons in the world, but almost all of its main purchases of weapons are now currently clutching the provisions on joint production or transfer of technologies.</text:p>
      <text:p text:style-name="P4">
Moscow's war against Ukraine led to the disruption of certain military supplies of Domodia, which increased the ancient desire for New Delhi diversify imports or impose it on its own production.</text:p>
      <text:p text:style-name="P4">
<text:span text:style-name="T4">
 Read also: </text:span>
 <text:a xlink:type="simple" xlink:href="https://www.ukrinform.ua/rubric-vidbudova/3726549-ssa-ta-india-pogodilisa-sodo-vazlivosti-postvoennogo-vidnovlenna-ukraini.html" text:style-name="Internet_20_link" text:visited-style-name="Visited_20_Internet_20_Link">
<text:span text:style-name="T4">
 US </text:span>
 and <text:span text:style-name="T4">
 India </text:span>
 <text:span text:style-name="T4">
 </text:span>
 agreed <text:span text:style-name="T4">
 </text:span>
 regarding <text:span text:style-name="T4">
<text:span text:style-name="T5">
* importance </text:span>
* </text:span>
 <text:span text:style-name="T4">
 Postwar </text:span>
 <text:span text:style-name="T4">
 </text:span>
 Recovery <text:span text:style-name="T4">
 </text:span>
 <text:span text:style-name="T4">
 Ukraine </text:span>
</text:a>
According to the Stockholm International Institute for the Research of the Problem, in the last 20 years, India has purchased weapons in the amount of more than $ 60 billion, of which 65%, ie almost $ 39 billion, has fallen.</text:p>
      <text:p text:style-name="P4">
As reported by Ukrinform, US President Joe Biden and Prime Minister of Indianarer Modi <text:a xlink:type="simple" xlink:href="https://www.ukrinform.ua/rubric-world/3726575-bajden-i-modi-domovilisa-zmicniti-oboronnu-spivpracu-spolucenih-stativ-ta-indii.html" text:style-name="Internet_20_link" text:visited-style-name="Visited_20_Internet_20_Link">
have agreed to significantly build up and strengthen bilateral defaulting</text:a>
Taskovate in the field of advanced technologies.</text:p>
      <text:p text:style-name="P4">
News Source: <text:a xlink:type="simple" xlink:href="https://www.ukrinform.ua/rubric-world/3734025-india-zbilsila-zakupivli-zbroi-u-ssa-sob-mense-zalezati-vid-rosii-reuters.html" text:style-name="Internet_20_link" text:visited-style-name="Visited_20_Internet_20_Link">
https://www.ukrinform.ua/rubric-world/3734025-india-zbilsila-zakupivli-zbroi-u-ssa-sob-mense-zalezati-vid-rosii-reuters.html</text:a>
</text:p>
      <!--NEWS-->
      <text:h text:style-name="P10" text:outline-level="1">
<text:span text:style-name="T4">
Kakhovskaya hydroelectric power station: in settlements, water supply is being restored</text:span>
</text:h>
      <text:p text:style-name="P4">
Authors: Ukrinform (Person)</text:p>
      <text:p text:style-name="P4">
Publisher: Укринформ (Organization)</text:p>
      <text:p text:style-name="P4">
Published Time: 2023-07-10T19:47:18+03:00</text:p>
      <text:p text:style-name="P4">
Modified Time: 2023-07-10T19:47:18+03:00</text:p>
      <text:p text:style-name="P4">
Description: The process of restoring water supply in the victims of the Russian troops of the Kakhovka hydroelectric power station of settlements is currently continuing. - Ukrinform.</text:p>
      <text:p text:style-name="P4">
Images: ['<text:a xlink:type="simple" xlink:href="https://static.ukrinform.com/photos/2023_06/thumb_files/630_360_1686481734-425.jpg" text:style-name="Internet_20_link" text:visited-style-name="Visited_20_Internet_20_Link">
630_360_16864...</text:a>
']</text:p>
      <text:p text:style-name="P4">
Tags: ['Вода', 'Каховська ГЕС', 'Війна з Росією']</text:p>
      <text:p text:style-name="P4">
Type: Article</text:p>
      <!--METADATA-->
      <text:p text:style-name="P4">
<draw:frame draw:style-name="fr1" draw:name="Image185" text:anchor-type="as-char" svg:width="6.9236in" svg:height="3.956343in" draw:z-index="0">
<draw:image xlink:href="../Images/yкринформ/2023-07-10T19-47-18-03-00/630_360_1686481734-425.jpg" xlink:type="simple" xlink:show="embed" xlink:actuate="onLoad" draw:mime-type="image/jpeg"/>
</draw:frame>
The process of renewal of water supply in the victims of the Russian troops of the city hydroelectric power station of the settlements is currently continuing.</text:p>
      <text:p text:style-name="P4">
The deputy head of the Presidential Office Alexei Kuleba reported this <text:a xlink:type="simple" xlink:href="https://t.me/OP_UA/9928" text:style-name="Internet_20_link" text:visited-style-name="Visited_20_Internet_20_Link">
during the time briefing</text:a>
, Ukrinform correspondent reports.</text:p>
      <text:p text:style-name="P4">
“The elimination of the consequences of the exclusion by the Russian invaders of Kakhovskaya HEP continues. Particular attention is the settlements that have been affected by the roasted storage, ”he said.</text:p>
      <text:p text:style-name="P4">
<text:span text:style-name="T4">
 Read also: </text:span>
 <text:a xlink:type="simple" xlink:href="https://www.ukrinform.ua/rubric-other_news/3723441-pidriv-rosianami-kahovskoi-ges-usi-novini.html" text:style-name="Internet_20_link" text:visited-style-name="Visited_20_Internet_20_Link">
Khohovskaya hydroelectric power plants. All news</text:a>
Kuleba noted that in the Nikopol and Kryvyi Rih districts, specialists are returning to centralized water supply. According to him, in parallel with a large -scale project the construction of the water supply is embodied local projections.</text:p>
      <text:p text:style-name="P4">
As for the situation in Nikopol, the deputy head of the OP informed that for some time part of the city was able to restore water supply, but now the residents of the water again. Kuleba explained that due to the grounds of the Kakhovsky Sea, the soil was moved and the networks were cut off. “They are now being repaired. In parallel, the old system supply is modernized. The works are complicated by constant hostile shelling, ”he said.</text:p>
      <text:p text:style-name="P4">
In the city of Pokrov, the Nikopol district of Dnipropetrovsk region, according to the representative of the Presidential Office, a week, as the water supply was restored. The Cup has specified that the next stage is the modernization of the filter station or the installation of new treatment plants in the Intercession. He noted that international partners would be involved in these projects.</text:p>
      <text:p text:style-name="P4">
<text:span text:style-name="T4">
 Read also: </text:span>
 <text:a xlink:type="simple" xlink:href="https://www.ukrinform.ua/rubric-society/3728697-eksperti-oon-ocinat-naslidki-dla-dovkilla-vid-pidrivu-kahovskoi-ges.html" text:style-name="Internet_20_link" text:visited-style-name="Visited_20_Internet_20_Link">
UN experts will evaluate the effects on the environment from the Podrivkakhovsky Hydroelectric Power Plant</text:a>
"Manganese(City in the Nikopol district of Dnipropetrovsk region - ed.)-To also erect a new water supply and put a pumping station. Complete the work plan in August. The crooked horn is 100% with water supply, but the water supply is scheduled. There continues to build the main water of Ingulets-South on the state project. Another project is embodied in the city. As builders work, people are brought to people. Everywhere, where it is laid, ”Kuleba added.According to Ukrinform, on June 6, Russian troops blew up the Greblyukakhovsky hydroelectric power station, causing large -scale flooding. Underwater was low -populated points in the Kherson region. The also had the territory of the Nikolaev area from flooding.</text:p>
      <text:p text:style-name="P4">
Photo: United 24 Media</text:p>
      <text:p text:style-name="P4">
News Source: <text:a xlink:type="simple" xlink:href="https://www.ukrinform.ua/rubric-regions/3734029-pidriv-kahovskoi-ges-u-naselenih-punktah-vidnovluut-vodopostacanna.html" text:style-name="Internet_20_link" text:visited-style-name="Visited_20_Internet_20_Link">
https://www.ukrinform.ua/rubric-regions/3734029-pidriv-kahovskoi-ges-u-naselenih-punktah-vidnovluut-vodopostacanna.html</text:a>
</text:p>
      <!--NEWS-->
      <text:h text:style-name="P10" text:outline-level="1">
<text:span text:style-name="T4">
In European countries, temperature records are recorded on the background of anomalous heat</text:span>
</text:h>
      <text:p text:style-name="P4">
Authors: Ukrinform (Person)</text:p>
      <text:p text:style-name="P4">
Publisher: Укринформ (Organization)</text:p>
      <text:p text:style-name="P4">
Published Time: 2023-07-10T19:52:00+03:00</text:p>
      <text:p text:style-name="P4">
Modified Time: 2023-07-10T19:52:00+03:00</text:p>
      <text:p text:style-name="P4">
Description: In a number of European countries, the temperature records are recorded on the background of the wave of heat that has covered the continent. - Ukrinform.</text:p>
      <text:p text:style-name="P4">
Images: ['<text:a xlink:type="simple" xlink:href="https://static.ukrinform.com/photos/2023_06/thumb_files/630_360_1686994563-358.jpg" text:style-name="Internet_20_link" text:visited-style-name="Visited_20_Internet_20_Link">
630_360_16869...</text:a>
']</text:p>
      <text:p text:style-name="P4">
Tags: ['Погода', 'Рекорд', 'Спека']</text:p>
      <text:p text:style-name="P4">
Type: Article</text:p>
      <!--METADATA-->
      <text:p text:style-name="P4">
<draw:frame draw:style-name="fr1" draw:name="Image186" text:anchor-type="as-char" svg:width="6.9236in" svg:height="3.956343in" draw:z-index="0">
<draw:image xlink:href="../Images/yкринформ/2023-07-10T19-52-00-03-00/630_360_1686994563-358.jpg" xlink:type="simple" xlink:show="embed" xlink:actuate="onLoad" draw:mime-type="image/jpeg"/>
</draw:frame>
In the Red -European countries, the temperature records are recorded on the background of the wave of heat that encouraged the continent.</text:p>
      <text:p text:style-name="P4">
As Ukrinform reports, it reports <text:a xlink:type="simple" xlink:href="https://www.euronews.com/2023/07/10/europeans-seek-shade-as-heatwave-grips-much-of-the-continent" text:style-name="Internet_20_link" text:visited-style-name="Visited_20_Internet_20_Link">
Euronews.</text:a>
The air temperature is increasing in France, Spain, Italy, Poland and Germany that experts call experts intense and long.</text:p>
      <text:p text:style-name="P4">
In Lyon in the southeast of France, a maximum of 37 ° C-38 ° C was registered on Sunday. According to Meteo France experts, although this thermal wave is not exceptional for the summer season, its duration in a few days is special attention.</text:p>
      <text:p text:style-name="P4">
In <text:a xlink:type="simple" xlink:href="https://www.ukrinform.ua/tag-nimeccina" text:style-name="Internet_20_link" text:visited-style-name="Visited_20_Internet_20_Link">
Germany</text:a>
There were also 38 ° C.</text:p>
      <text:p text:style-name="P4">
In Poland, the temperature has risen to 30 degrees. Doctors urge the citizen to keep out of the street during peak solar activity and drink a lot of fluid.</text:p>
      <text:p text:style-name="P4">
The heat also increased in Italy. In Spain and Portugal, the air temperature is also expected more than 40 degrees Celsius in the coming days.</text:p>
      <text:p text:style-name="P4">
<text:span text:style-name="T4">
 Read also: </text:span>
 <text:a xlink:type="simple" xlink:href="https://www.ukrinform.ua/rubric-world/3720696-na-pivdni-francii-cerez-posuhu-obmezili-vikoristanna-vodi.html" text:style-name="Internet_20_link" text:visited-style-name="Visited_20_Internet_20_Link">
in the south of France because of drought restricted the use of water</text:a>
This wave of extreme temperatures, which is explained by the flow of hot dry air from the south, comes at a time when most of Europe is already a wave of heat.</text:p>
      <text:p text:style-name="P4">
As reported by Ukrinform, June 2023 became <text:a xlink:type="simple" xlink:href="https://www.ukrinform.ua/rubric-world/3732306-cerven-2023-roku-viznali-najteplisim-v-istorii.html" text:style-name="Internet_20_link" text:visited-style-name="Visited_20_Internet_20_Link">
the hottest for the all -history</text:a>
Observations in the world.</text:p>
      <text:p text:style-name="P4">
News Source: <text:a xlink:type="simple" xlink:href="https://www.ukrinform.ua/rubric-world/3733951-u-krainah-evropi-fiksuut-temperaturni-rekordi-na-tli-anomalnoi-speki.html" text:style-name="Internet_20_link" text:visited-style-name="Visited_20_Internet_20_Link">
https://www.ukrinform.ua/rubric-world/3733951-u-krainah-evropi-fiksuut-temperaturni-rekordi-na-tli-anomalnoi-speki.html</text:a>
</text:p>
      <!--NEWS-->
      <text:h text:style-name="P10" text:outline-level="1">
<text:span text:style-name="T4">
In Kharkiv during the rainfall trees fell by car</text:span>
</text:h>
      <text:p text:style-name="P4">
Authors: Ukrinform (Person)</text:p>
      <text:p text:style-name="P4">
Publisher: Укринформ (Organization)</text:p>
      <text:p text:style-name="P4">
Published Time: 2023-07-10T19:52:21+03:00</text:p>
      <text:p text:style-name="P4">
Modified Time: 2023-07-10T19:52:21+03:00</text:p>
      <text:p text:style-name="P4">
Description: In Kharkiv, the falls of the trees during the rain were damaged by cars. - Ukrinform.</text:p>
      <text:p text:style-name="P4">
Images: ['<text:a xlink:type="simple" xlink:href="https://static.ukrinform.com/photos/2023_07/thumb_files/630_360_1689007675-258.jpg" text:style-name="Internet_20_link" text:visited-style-name="Visited_20_Internet_20_Link">
630_360_16890...</text:a>
', '<text:a xlink:type="simple" xlink:href="https://static.ukrinform.com/photos/2023_07/1689007676-492.jpg" text:style-name="Internet_20_link" text:visited-style-name="Visited_20_Internet_20_Link">
1689007676-49...</text:a>
', '<text:a xlink:type="simple" xlink:href="https://static.ukrinform.com/photos/2023_07/1689007676-218.jpg" text:style-name="Internet_20_link" text:visited-style-name="Visited_20_Internet_20_Link">
1689007676-21...</text:a>
']</text:p>
      <text:p text:style-name="P4">
Tags: ['Дощ', 'Харків', 'Негода', 'Дерева']</text:p>
      <text:p text:style-name="P4">
Type: Article</text:p>
      <!--METADATA-->
      <text:p text:style-name="P4">
<draw:frame draw:style-name="fr1" draw:name="Image187" text:anchor-type="as-char" svg:width="6.9236in" svg:height="3.956343in" draw:z-index="0">
<draw:image xlink:href="../Images/yкринформ/2023-07-10T19-52-21-03-00/630_360_1689007675-258.jpg" xlink:type="simple" xlink:show="embed" xlink:actuate="onLoad" draw:mime-type="image/jpeg"/>
</draw:frame>
Kharkov has damaged cars as a result of the fall of trees during rain.</text:p>
      <text:p text:style-name="P4">
A spokesman for the State Emergency Service of Ukraine in Kharkiv region Yevgenvasilenko told reporters, Ukrinform reports.</text:p>
      <text:p text:style-name="P4">
“Rescuers have been traveling twice today to eliminate the consequences of rain. Ushevchenkivskyi district of Kharkiv on Victory Avenue The tree fell on a tidymobile(three vehicles were damaged), the tree also fell in the ring on the ring, ”Vasilenko informed.</text:p>
      <text:p text:style-name="P4">
<draw:frame draw:style-name="fr1" draw:name="Image188" text:anchor-type="as-char" svg:width="6.9236in" svg:height="9.231467in" draw:z-index="0">
<draw:image xlink:href="../Images/yкринформ/2023-07-10T19-52-21-03-00/1689007676-492.jpg" xlink:type="simple" xlink:show="embed" xlink:actuate="onLoad" draw:mime-type="image/jpeg"/>
</draw:frame>
<text:span text:style-name="T4">
 Read also: </text:span>
 <text:a xlink:type="simple" xlink:href="https://www.ukrinform.ua/rubric-regions/3733837-zavtra-v-ukraini-do-25-tepla-perevazno-bez-opadiv.html" text:style-name="Internet_20_link" text:visited-style-name="Visited_20_Internet_20_Link">
<text:span text:style-name="T4">
 tomorrow </text:span>
 in <text:span text:style-name="T4">
 Ukraine </text:span>
 up to 25 ° <text:span text:style-name="T4">
 heat </text:span>
, <text:span text:style-name="T4">
 preferably </text:span>
<text:span text:style-name="T4">
 without </text:span>
 <text:span text:style-name="T4">
 </text:span>
 <text:span text:style-name="T4">
 </text:span>
</text:a>
</text:p>
      <text:p text:style-name="P4">
<draw:frame draw:style-name="fr1" draw:name="Image189" text:anchor-type="as-char" svg:width="6.9236in" svg:height="9.231467in" draw:z-index="0">
<draw:image xlink:href="../Images/yкринформ/2023-07-10T19-52-21-03-00/1689007676-218.jpg" xlink:type="simple" xlink:show="embed" xlink:actuate="onLoad" draw:mime-type="image/jpeg"/>
</draw:frame>
According to him, people were not injured.</text:p>
      <text:p text:style-name="P4">
The city council has not yet been reported.</text:p>
      <text:p text:style-name="P4">
On social networks, Kharkiv began to publish videos with flooded years.</text:p>
      <text:p text:style-name="P4">
As reported by Ukrinform, in Kharkiv in the adjoining territories and in the parks during the bad weather in the evening of July 8 <text:a xlink:type="simple" xlink:href="https://www.ukrinform.ua/rubric-regions/3733460-u-harkovi-pid-cas-negodi-vpalo-bils-ak-130-derev.html" text:style-name="Internet_20_link" text:visited-style-name="Visited_20_Internet_20_Link">
fell</text:a>
More than 130 trees and hundreds of branches. It was without the victims.</text:p>
      <text:p text:style-name="P4">
<text:span text:style-name="T5">
Foto: SES in Kharkiv region</text:span>
</text:p>
      <text:p text:style-name="P4">
News Source: <text:a xlink:type="simple" xlink:href="https://www.ukrinform.ua/rubric-regions/3734031-u-harkovi-pid-cas-zlivi-dereva-popadali-na-avtomobili.html" text:style-name="Internet_20_link" text:visited-style-name="Visited_20_Internet_20_Link">
https://www.ukrinform.ua/rubric-regions/3734031-u-harkovi-pid-cas-zlivi-dereva-popadali-na-avtomobili.html</text:a>
</text:p>
      <!--NEWS-->
      <text:h text:style-name="P10" text:outline-level="1">
<text:span text:style-name="T4">
The supply of water from the Karlovsky reservoir is planned to be restored by mid -July - OP</text:span>
</text:h>
      <text:p text:style-name="P4">
Authors: Ukrinform (Person)</text:p>
      <text:p text:style-name="P4">
Publisher: Укринформ (Organization)</text:p>
      <text:p text:style-name="P4">
Published Time: 2023-07-10T1:58:00+03:00</text:p>
      <text:p text:style-name="P4">
Modified Time: 2023-07-10T21:58:00+03:00</text:p>
      <text:p text:style-name="P4">
Description: The full supply of water from the Karlovsky reservoir for residents of Donetsk region is planned to be restored by mid -July. - Ukrinform.</text:p>
      <text:p text:style-name="P4">
Images: ['<text:a xlink:type="simple" xlink:href="https://static.ukrinform.com/photos/2023_06/thumb_files/630_360_1686577220-981.jpg" text:style-name="Internet_20_link" text:visited-style-name="Visited_20_Internet_20_Link">
630_360_16865...</text:a>
']</text:p>
      <text:p text:style-name="P4">
Tags: ['Донеччина', 'Вода', 'Гребля', 'Офіс Президента', 'Війна з Росією']</text:p>
      <text:p text:style-name="P4">
Type: Article</text:p>
      <!--METADATA-->
      <text:p text:style-name="P4">
<draw:frame draw:style-name="fr1" draw:name="Image190" text:anchor-type="as-char" svg:width="6.9236in" svg:height="3.956343in" draw:z-index="0">
<draw:image xlink:href="../Images/yкринформ/2023-07-10T1-58-00-03-00/630_360_1686577220-981.jpg" xlink:type="simple" xlink:show="embed" xlink:actuate="onLoad" draw:mime-type="image/jpeg"/>
</draw:frame>
The full supply of water from the Karlovsky reservoir for residents of Donetsk region is planned to be restored by mid -July.</text:p>
      <text:p text:style-name="P4">
The deputy head of the Presidential Office Alexei Kuleba announced this during a briefing, Ukrinform reports.</text:p>
      <text:p text:style-name="P4">
The high -ranking official reminded that as a result of Russian shelling of Donetsk region in May, the damaged dam of the Karlovsky Reservoir. According to the bullet, restorative work is currently ongoing.</text:p>
      <text:p text:style-name="P4">
"Today(July 10 - Ed.)We start the trial switching on the pump with pumping in the system. In parallel, the repair of the dam is ongoing. There will be more water. The full supply of water supply from the Karlovsky reservoir is planned in the middle of July, " - said the deputy head of the OP.</text:p>
      <text:p text:style-name="P4">
<text:span text:style-name="T4">
 Read also: </text:span>
 <text:span text:style-name="T4">
 <text:a xlink:type="simple" xlink:href="https://www.ukrinform.ua/rubric-regions/3714227-rosiani-zrujnuvali-greblu-karlivskogo-vodoshovisa.html" text:style-name="Internet_20_link" text:visited-style-name="Visited_20_Internet_20_Link">
Russians destroyed the dam of the Karlovsky reservoir</text:a>
</text:span>
</text:p>
      <text:p text:style-name="P4">
He informed that as of now, it was possible to restore centralized water supply to two cities - Pokrovsk and Mirnograd. However, Kuleba noted that the water is technical and served on the schedule.</text:p>
      <text:p text:style-name="P4">
<text:span text:style-name="T4">
 Read also: </text:span>
 <text:span text:style-name="T4">
 <text:a xlink:type="simple" xlink:href="https://www.ukrinform.ua/rubric-regions/3714386-cerez-zrujnovanu-vorogom-greblu-karlivskogo-vodoshovisa-evakuuvali-26-osib.html" text:style-name="Internet_20_link" text:visited-style-name="Visited_20_Internet_20_Link">
through the enemy destroyed by the Dam Karlovsky Drugs evacuated 26 people</text:a>
</text:span>
</text:p>
      <text:p text:style-name="P4">
As it was reported, on May 25, Russian invaders destroyed the Damarklovsky reservoir, resulting in the threat of flooding were the village.</text:p>
      <text:p text:style-name="P4">
News Source: <text:a xlink:type="simple" xlink:href="https://www.ukrinform.ua/rubric-vidbudova/3734077-podacu-vodi-z-karlivskogo-vodoshovisa-planuut-vidnoviti-do-seredini-lipna-op.html" text:style-name="Internet_20_link" text:visited-style-name="Visited_20_Internet_20_Link">
https://www.ukrinform.ua/rubric-vidbudova/3734077-podacu-vodi-z-karlivskogo-vodoshovisa-planuut-vidnoviti-do-seredini-lipna-op.html</text:a>
</text:p>
      <!--NEWS-->
      <text:h text:style-name="P10" text:outline-level="1">
<text:span text:style-name="T4">
Impressive photos of Ukrainian defenders showed OK East "</text:span>
</text:h>
      <text:p text:style-name="P4">
Author: ['АРМІЯINFORM']</text:p>
      <text:p text:style-name="P4">
Time: 2023-07-10T20:00:00-04:00</text:p>
      <text:p text:style-name="P4">
Description: About the cube at Facebook-Storinzi Operational command "SCID". “Garny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358098656_293771143175283_2997127512189881450_n.jpg" text:style-name="Internet_20_link" text:visited-style-name="Visited_20_Internet_20_Link">
358098656_293771143175283_2997127512189881450_n.jpg</text:a>
', '<text:a xlink:type="simple" xlink:href="https://armyinform.com.ua/wp-content/uploads/2023/07/358117203_293771606508570_4881559065234792508_n-150x150.jpg" text:style-name="Internet_20_link" text:visited-style-name="Visited_20_Internet_20_Link">
358117203_293771606508570_4881559065234792508_n-150x150.jpg</text:a>
', '<text:a xlink:type="simple" xlink:href="https://armyinform.com.ua/wp-content/uploads/2023/07/358606566_293771583175239_7250901087736981376_n-150x150.jpg" text:style-name="Internet_20_link" text:visited-style-name="Visited_20_Internet_20_Link">
358606566_293771583175239_7250901087736981376_n-150x150.jpg</text:a>
', '<text:a xlink:type="simple" xlink:href="https://armyinform.com.ua/wp-content/uploads/2023/07/358036642_293771529841911_2317860722754877095_n-150x150.jpg" text:style-name="Internet_20_link" text:visited-style-name="Visited_20_Internet_20_Link">
358036642_293771529841911_2317860722754877095_n-150x150.jpg</text:a>
', '<text:a xlink:type="simple" xlink:href="https://armyinform.com.ua/wp-content/uploads/2023/07/358588820_293771479841916_9032702023003570973_n-150x150.jpg" text:style-name="Internet_20_link" text:visited-style-name="Visited_20_Internet_20_Link">
358588820_293771479841916_9032702023003570973_n-150x150.jpg</text:a>
', '<text:a xlink:type="simple" xlink:href="https://armyinform.com.ua/wp-content/uploads/2023/07/358370979_293771443175253_50589411621966681_n-150x150.jpg" text:style-name="Internet_20_link" text:visited-style-name="Visited_20_Internet_20_Link">
358370979_293771443175253_50589411621966681_n-150x150.jpg</text:a>
', '<text:a xlink:type="simple" xlink:href="https://armyinform.com.ua/wp-content/uploads/2023/07/358686640_293771419841922_7203868426952910711_n-150x150.jpg" text:style-name="Internet_20_link" text:visited-style-name="Visited_20_Internet_20_Link">
358686640_293771419841922_7203868426952910711_n-150x150.jpg</text:a>
', '<text:a xlink:type="simple" xlink:href="https://armyinform.com.ua/wp-content/uploads/2023/07/358072526_293771396508591_7015703816384868081_n-150x150.jpg" text:style-name="Internet_20_link" text:visited-style-name="Visited_20_Internet_20_Link">
358072526_293771396508591_7015703816384868081_n-150x150.jpg</text:a>
', '<text:a xlink:type="simple" xlink:href="https://armyinform.com.ua/wp-content/uploads/2023/07/358630763_293771386508592_7675216822921916053_n-150x150.jpg" text:style-name="Internet_20_link" text:visited-style-name="Visited_20_Internet_20_Link">
358630763_293771386508592_7675216822921916053_n-150x150.jpg</text:a>
', '<text:a xlink:type="simple" xlink:href="https://armyinform.com.ua/wp-content/uploads/2023/07/359190193_293771366508594_6621600570787458219_n-150x150.jpg" text:style-name="Internet_20_link" text:visited-style-name="Visited_20_Internet_20_Link">
359190193_293771366508594_6621600570787458219_n-150x150.jpg</text:a>
', '<text:a xlink:type="simple" xlink:href="https://armyinform.com.ua/wp-content/uploads/2023/07/358107532_293771346508596_1465377916723634151_n-150x150.jpg" text:style-name="Internet_20_link" text:visited-style-name="Visited_20_Internet_20_Link">
358107532_293771346508596_1465377916723634151_n-150x150.jpg</text:a>
', '<text:a xlink:type="simple" xlink:href="https://armyinform.com.ua/wp-content/uploads/2023/07/358095420_293771236508607_474117266359384456_n-150x150.jpg" text:style-name="Internet_20_link" text:visited-style-name="Visited_20_Internet_20_Link">
358095420_293771236508607_474117266359384456_n-150x150.jpg</text:a>
', '<text:a xlink:type="simple" xlink:href="https://armyinform.com.ua/wp-content/uploads/2023/07/359493011_293771126508618_560507805300156394_n-150x150.jpg" text:style-name="Internet_20_link" text:visited-style-name="Visited_20_Internet_20_Link">
359493011_293771126508618_560507805300156394_n-150x150.jpg</text:a>
']</text:p>
      <text:p text:style-name="P4">
Tags: ['STOPRUSSIA', 'АГРЕСІЯ РФ']</text:p>
      <text:p text:style-name="P4">
Category: News</text:p>
      <!--METADATA-->
      <text:p text:style-name="P4">
<draw:frame draw:style-name="fr1" draw:name="Image191" text:anchor-type="as-char" svg:width="6.9236in" svg:height="4.615733in" draw:z-index="0">
<draw:image xlink:href="../Images/AРМІЯINFORM/2023-07-10T20-00-00-04-00/358098656_293771143175283_2997127512189881450_n.jpg" xlink:type="simple" xlink:show="embed" xlink:actuate="onLoad" draw:mime-type="image/jpeg"/>
</draw:frame>
About this <text:a xlink:type="simple" xlink:href="https://www.facebook.com/EastOC/posts/pfbid03398jTHCGhjiCni3ZUJ61iTKzcsdJBSDpk5bjzisanRz4NM9Me2ra3yk2XCEvY31Bl" text:style-name="Internet_20_link" text:visited-style-name="Visited_20_Internet_20_Link">
reported</text:a>
On the Facebook page of the Operations Command "East".</text:p>
      <text:p text:style-name="P4">
“Good day, Ukraine!A peaceful, family weekend, and we continue to build your peace.</text:p>
      <text:p text:style-name="P4">
We keep the line!” Who to remove - it is in the message.</text:p>
      <text:p text:style-name="P4">
<text:a xlink:type="simple" xlink:href="https://armyinform.com.ua/wp-content/uploads/2023/07/358117203_293771606508570_4881559065234792508_n.jpg" text:style-name="Internet_20_link" text:visited-style-name="Visited_20_Internet_20_Link">
!(Images/AРМІЯINFORM/2023-07-10T20-00-00-04-00/358117203_293771606508570_4881559065234792508_n-150x150.jpg)</text:a>
</text:p>
      <text:p text:style-name="P4">
<text:a xlink:type="simple" xlink:href="https://armyinform.com.ua/wp-content/uploads/2023/07/358606566_293771583175239_7250901087736981376_n.jpg" text:style-name="Internet_20_link" text:visited-style-name="Visited_20_Internet_20_Link">
<draw:frame draw:style-name="fr1" draw:name="Image192" text:anchor-type="as-char" svg:width="6.9236in" svg:height="6.9236in" draw:z-index="0">
<draw:image xlink:href="../Images/AРМІЯINFORM/2023-07-10T20-00-00-04-00/358606566_293771583175239_7250901087736981376_n-150x150.jpg" xlink:type="simple" xlink:show="embed" xlink:actuate="onLoad" draw:mime-type="image/jpeg"/>
</draw:frame>
</text:a>
</text:p>
      <text:p text:style-name="P4">
<text:a xlink:type="simple" xlink:href="https://armyinform.com.ua/wp-content/uploads/2023/07/358036642_293771529841911_2317860722754877095_n.jpg" text:style-name="Internet_20_link" text:visited-style-name="Visited_20_Internet_20_Link">
<draw:frame draw:style-name="fr1" draw:name="Image193" text:anchor-type="as-char" svg:width="6.9236in" svg:height="6.9236in" draw:z-index="0">
<draw:image xlink:href="../Images/AРМІЯINFORM/2023-07-10T20-00-00-04-00/358036642_293771529841911_2317860722754877095_n-150x150.jpg" xlink:type="simple" xlink:show="embed" xlink:actuate="onLoad" draw:mime-type="image/jpeg"/>
</draw:frame>
</text:a>
</text:p>
      <text:p text:style-name="P4">
<text:a xlink:type="simple" xlink:href="https://armyinform.com.ua/wp-content/uploads/2023/07/358588820_293771479841916_9032702023003570973_n.jpg" text:style-name="Internet_20_link" text:visited-style-name="Visited_20_Internet_20_Link">
<draw:frame draw:style-name="fr1" draw:name="Image194" text:anchor-type="as-char" svg:width="6.9236in" svg:height="6.9236in" draw:z-index="0">
<draw:image xlink:href="../Images/AРМІЯINFORM/2023-07-10T20-00-00-04-00/358588820_293771479841916_9032702023003570973_n-150x150.jpg" xlink:type="simple" xlink:show="embed" xlink:actuate="onLoad" draw:mime-type="image/jpeg"/>
</draw:frame>
</text:a>
</text:p>
      <text:p text:style-name="P4">
<text:a xlink:type="simple" xlink:href="https://armyinform.com.ua/wp-content/uploads/2023/07/358370979_293771443175253_50589411621966681_n.jpg" text:style-name="Internet_20_link" text:visited-style-name="Visited_20_Internet_20_Link">
<draw:frame draw:style-name="fr1" draw:name="Image195" text:anchor-type="as-char" svg:width="6.9236in" svg:height="6.9236in" draw:z-index="0">
<draw:image xlink:href="../Images/AРМІЯINFORM/2023-07-10T20-00-00-04-00/358370979_293771443175253_50589411621966681_n-150x150.jpg" xlink:type="simple" xlink:show="embed" xlink:actuate="onLoad" draw:mime-type="image/jpeg"/>
</draw:frame>
</text:a>
</text:p>
      <text:p text:style-name="P4">
<text:a xlink:type="simple" xlink:href="https://armyinform.com.ua/wp-content/uploads/2023/07/358686640_293771419841922_7203868426952910711_n.jpg" text:style-name="Internet_20_link" text:visited-style-name="Visited_20_Internet_20_Link">
<draw:frame draw:style-name="fr1" draw:name="Image196" text:anchor-type="as-char" svg:width="6.9236in" svg:height="6.9236in" draw:z-index="0">
<draw:image xlink:href="../Images/AРМІЯINFORM/2023-07-10T20-00-00-04-00/358686640_293771419841922_7203868426952910711_n-150x150.jpg" xlink:type="simple" xlink:show="embed" xlink:actuate="onLoad" draw:mime-type="image/jpeg"/>
</draw:frame>
</text:a>
</text:p>
      <text:p text:style-name="P4">
<text:a xlink:type="simple" xlink:href="https://armyinform.com.ua/wp-content/uploads/2023/07/358072526_293771396508591_7015703816384868081_n.jpg" text:style-name="Internet_20_link" text:visited-style-name="Visited_20_Internet_20_Link">
<draw:frame draw:style-name="fr1" draw:name="Image197" text:anchor-type="as-char" svg:width="6.9236in" svg:height="6.9236in" draw:z-index="0">
<draw:image xlink:href="../Images/AРМІЯINFORM/2023-07-10T20-00-00-04-00/358072526_293771396508591_7015703816384868081_n-150x150.jpg" xlink:type="simple" xlink:show="embed" xlink:actuate="onLoad" draw:mime-type="image/jpeg"/>
</draw:frame>
</text:a>
</text:p>
      <text:p text:style-name="P4">
<text:a xlink:type="simple" xlink:href="https://armyinform.com.ua/wp-content/uploads/2023/07/358630763_293771386508592_7675216822921916053_n.jpg" text:style-name="Internet_20_link" text:visited-style-name="Visited_20_Internet_20_Link">
<draw:frame draw:style-name="fr1" draw:name="Image198" text:anchor-type="as-char" svg:width="6.9236in" svg:height="6.9236in" draw:z-index="0">
<draw:image xlink:href="../Images/AРМІЯINFORM/2023-07-10T20-00-00-04-00/358630763_293771386508592_7675216822921916053_n-150x150.jpg" xlink:type="simple" xlink:show="embed" xlink:actuate="onLoad" draw:mime-type="image/jpeg"/>
</draw:frame>
</text:a>
</text:p>
      <text:p text:style-name="P4">
<text:a xlink:type="simple" xlink:href="https://armyinform.com.ua/wp-content/uploads/2023/07/359190193_293771366508594_6621600570787458219_n.jpg" text:style-name="Internet_20_link" text:visited-style-name="Visited_20_Internet_20_Link">
<draw:frame draw:style-name="fr1" draw:name="Image199" text:anchor-type="as-char" svg:width="6.9236in" svg:height="6.9236in" draw:z-index="0">
<draw:image xlink:href="../Images/AРМІЯINFORM/2023-07-10T20-00-00-04-00/359190193_293771366508594_6621600570787458219_n-150x150.jpg" xlink:type="simple" xlink:show="embed" xlink:actuate="onLoad" draw:mime-type="image/jpeg"/>
</draw:frame>
</text:a>
</text:p>
      <text:p text:style-name="P4">
<text:a xlink:type="simple" xlink:href="https://armyinform.com.ua/wp-content/uploads/2023/07/358095420_293771236508607_474117266359384456_n.jpg" text:style-name="Internet_20_link" text:visited-style-name="Visited_20_Internet_20_Link">
<draw:frame draw:style-name="fr1" draw:name="Image200" text:anchor-type="as-char" svg:width="6.9236in" svg:height="6.9236in" draw:z-index="0">
<draw:image xlink:href="../Images/AРМІЯINFORM/2023-07-10T20-00-00-04-00/358095420_293771236508607_474117266359384456_n-150x150.jpg" xlink:type="simple" xlink:show="embed" xlink:actuate="onLoad" draw:mime-type="image/jpeg"/>
</draw:frame>
</text:a>
</text:p>
      <text:p text:style-name="P4">
<text:a xlink:type="simple" xlink:href="https://armyinform.com.ua/wp-content/uploads/2023/07/359493011_293771126508618_560507805300156394_n.jpg" text:style-name="Internet_20_link" text:visited-style-name="Visited_20_Internet_20_Link">
<draw:frame draw:style-name="fr1" draw:name="Image201" text:anchor-type="as-char" svg:width="6.9236in" svg:height="6.9236in" draw:z-index="0">
<draw:image xlink:href="../Images/AРМІЯINFORM/2023-07-10T20-00-00-04-00/359493011_293771126508618_560507805300156394_n-150x150.jpg" xlink:type="simple" xlink:show="embed" xlink:actuate="onLoad" draw:mime-type="image/jpeg"/>
</draw:frame>
</text:a>
</text:p>
      <text:p text:style-name="P4">
News Source: <text:a xlink:type="simple" xlink:href="https://armyinform.com.ua/2023/07/10/vrazhayuchi-foto-roboty-ukrayinskyh-zahysnykiv-pokazalo-ok-shid/" text:style-name="Internet_20_link" text:visited-style-name="Visited_20_Internet_20_Link">
https://armyinform.com.ua/2023/07/10/vrazhayuchi-foto-roboty-ukrayinskyh-zahysnykiv-pokazalo-ok-shid/</text:a>
</text:p>
      <!--NEWS-->
      <text:h text:style-name="P10" text:outline-level="1">
<text:span text:style-name="T4">
In Kherson as a result of shelling a wounded peaceful resident</text:span>
</text:h>
      <text:p text:style-name="P4">
Authors: Ukrinform (Person)</text:p>
      <text:p text:style-name="P4">
Publisher: Укринформ (Organization)</text:p>
      <text:p text:style-name="P4">
Published Time: 2023-07-10T20:09:00+03:00</text:p>
      <text:p text:style-name="P4">
Modified Time: 2023-07-10T20:09:00+03:00</text:p>
      <text:p text:style-name="P4">
Description: A peaceful resident was injured in Kherson. - Ukrinform.</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 'Обстріл', 'Поранені', 'Війна з Росією']</text:p>
      <text:p text:style-name="P4">
Type: Article</text:p>
      <!--METADATA-->
      <text:p text:style-name="P4">
<draw:frame draw:style-name="fr1" draw:name="Image202" text:anchor-type="as-char" svg:width="6.9236in" svg:height="3.956343in" draw:z-index="0">
<draw:image xlink:href="../Images/yкринформ/2023-07-10T20-09-00-03-00/630_360_1654768443-794.jpg" xlink:type="simple" xlink:show="embed" xlink:actuate="onLoad" draw:mime-type="image/jpeg"/>
</draw:frame>
The Kherson was injured by a peaceful resident.</text:p>
      <text:p text:style-name="P4">
About it reports Kherson Ova in <text:a xlink:type="simple" xlink:href="https://www.facebook.com/khoda.gov.ua/posts/pfbid02VMZMmH9tjTNJDAUrdCieHcceSc1GGUJZrYtk95FuZ3iEGmjiAV8jeKfh7PiKSGLdl" text:style-name="Internet_20_link" text:visited-style-name="Visited_20_Internet_20_Link">
Facebook</text:a>
, reports Ukrinform.</text:p>
      <text:p text:style-name="P4">
"Because of the Russian fire <text:a xlink:type="simple" xlink:href="https://www.ukrinform.ua/tag-herson" text:style-name="Internet_20_link" text:visited-style-name="Visited_20_Internet_20_Link">
Kherson</text:a>
A peaceful towed was injured, "the message said.</text:p>
      <text:p text:style-name="P4">
Ova added that the victim with a wound was sent to the medical institution, and they were provided with the necessary help.</text:p>
      <text:p text:style-name="P4">
*!(https://www.ukrinform.ua/rubric-regions/3733663-zagarbniki-za-dobu-51-raz-obstrilali-hersonsinu-patero-poranenih.html)As it was reported, the troops of the Russian Federation were struck from artillery in the village of Engineering Nakherson region, <text:a xlink:type="simple" xlink:href="https://www.ukrinform.ua/rubric-ato/3733757-rosiani-vdarili-z-artilerii-po-selu-na-hersonsini-postrazdali-dvi-zinki.html" text:style-name="Internet_20_link" text:visited-style-name="Visited_20_Internet_20_Link">
two 79-year-old women were injured</text:a>
 .</text:p>
      <text:p text:style-name="P4">
News Source: <text:a xlink:type="simple" xlink:href="https://www.ukrinform.ua/rubric-regions/3734037-u-hersoni-vnaslidok-obstrilu-poranenij-mirnij-zitel.html" text:style-name="Internet_20_link" text:visited-style-name="Visited_20_Internet_20_Link">
https://www.ukrinform.ua/rubric-regions/3734037-u-hersoni-vnaslidok-obstrilu-poranenij-mirnij-zitel.html</text:a>
</text:p>
      <!--NEWS-->
      <text:h text:style-name="P10" text:outline-level="1">
<text:span text:style-name="T4">
Russian troops fired from helicopters and artillery border village in Kharkiv region</text:span>
</text:h>
      <text:p text:style-name="P4">
Authors: Ukrinform (Person)</text:p>
      <text:p text:style-name="P4">
Publisher: Укринформ (Organization)</text:p>
      <text:p text:style-name="P4">
Published Time: 2023-07-10T20:12:56+03:00</text:p>
      <text:p text:style-name="P4">
Modified Time: 2023-07-10T20:12:56+03:00</text:p>
      <text:p text:style-name="P4">
Description: Russian troops fired from helicopters and artillery border village of Odnorobivka in the Bohodukhiv district of Kharkiv region, resulting in several houses destroyed. - Ukrinform.</text:p>
      <text:p text:style-name="P4">
Images: ['<text:a xlink:type="simple" xlink:href="https://static.ukrinform.com/photos/2023_07/thumb_files/630_360_1689008963-583.jpg" text:style-name="Internet_20_link" text:visited-style-name="Visited_20_Internet_20_Link">
630_360_16890...</text:a>
']</text:p>
      <text:p text:style-name="P4">
Tags: ['Обстріл', 'Харківщина']</text:p>
      <text:p text:style-name="P4">
Type: Article</text:p>
      <!--METADATA-->
      <text:p text:style-name="P4">
<draw:frame draw:style-name="fr1" draw:name="Image203" text:anchor-type="as-char" svg:width="6.9236in" svg:height="3.956343in" draw:z-index="0">
<draw:image xlink:href="../Images/yкринформ/2023-07-10T20-12-56-03-00/630_360_1689008963-583.jpg" xlink:type="simple" xlink:show="embed" xlink:actuate="onLoad" draw:mime-type="image/jpeg"/>
</draw:frame>
Rfost troops were made from helicopters and artillery to the border village of the Unrobivka of the Ubogodukhiv district of Kharkiv region, as a result of which several planks were destroyed.</text:p>
      <text:p text:style-name="P4">
This was reported in <text:a xlink:type="simple" xlink:href="https://www.facebook.com/groups/193819574318728/" text:style-name="Internet_20_link" text:visited-style-name="Visited_20_Internet_20_Link">
Facebook</text:a>
Zorya inter -district newspaper with reference to the head of the community Viktor Kovalenko, Ukrinform reports.</text:p>
      <text:p text:style-name="P4">
“According to the head of the Zolochiv settlement military administration of the Kovalenko, today at 17.45, Russian troops struck Promotillery strongly under Art. Single. This was preceded by rocket firing of hostile heclkerators, ”the message reads.</text:p>
      <text:p text:style-name="P4">
According to Kovalenko, five private homes, housekeeping and car were significantly damaged, and there is no energy in the settlement. Sacrifice.</text:p>
      <text:p text:style-name="P4">
As reported by Ukrinform, on July 6, the invaders were probably fired at the artillery fired at the Odnrobivka of the Bohodukhiv district, resulting in completely destroying the station of the station.</text:p>
      <text:p text:style-name="P4">
News Source: <text:a xlink:type="simple" xlink:href="https://www.ukrinform.ua/rubric-ato/3734039-vijska-rf-obstrilali-z-gelikopteriv-i-artilerii-prikordonne-selo-na-harkivsini.html" text:style-name="Internet_20_link" text:visited-style-name="Visited_20_Internet_20_Link">
https://www.ukrinform.ua/rubric-ato/3734039-vijska-rf-obstrilali-z-gelikopteriv-i-artilerii-prikordonne-selo-na-harkivsini.html</text:a>
</text:p>
      <!--NEWS-->
      <text:h text:style-name="P10" text:outline-level="1">
<text:span text:style-name="T4">
In Poland, they hope for a clear NATO signal to support Ukraine</text:span>
</text:h>
      <text:p text:style-name="P4">
Authors: Ukrinform (Person)</text:p>
      <text:p text:style-name="P4">
Publisher: Укринформ (Organization)</text:p>
      <text:p text:style-name="P4">
Published Time: 2023-07-10T20:22:18+03:00</text:p>
      <text:p text:style-name="P4">
Modified Time: 2023-07-10T20:22:18+03:00</text:p>
      <text:p text:style-name="P4">
Description: Poland does "all possible" to strengthen Ukraine in military plan, and the NATO summit must give a clear signal to support Kiev. - Ukrinform.</text:p>
      <text:p text:style-name="P4">
Images: ['<text:a xlink:type="simple" xlink:href="https://static.ukrinform.com/photos/2023_03/thumb_files/630_360_1678962074-903.jpg" text:style-name="Internet_20_link" text:visited-style-name="Visited_20_Internet_20_Link">
630_360_16789...</text:a>
']</text:p>
      <text:p text:style-name="P4">
Tags: ['Польща', 'Саміт НАТО', 'Україна', 'Маріуш Блащак']</text:p>
      <text:p text:style-name="P4">
Type: Article</text:p>
      <!--METADATA-->
      <text:p text:style-name="P4">
<draw:frame draw:style-name="fr1" draw:name="Image207" text:anchor-type="as-char" svg:width="6.9236in" svg:height="3.956343in" draw:z-index="0">
<draw:image xlink:href="../Images/yкринформ/2023-07-10T20-22-18-03-00/630_360_1678962074-903.jpg" xlink:type="simple" xlink:show="embed" xlink:actuate="onLoad" draw:mime-type="image/jpeg"/>
</draw:frame>
Poland will "all possible" to strengthen Ukraine in military plan, and the summit will dare to give a clear signal to support Kiev.</text:p>
      <text:p text:style-name="P4">
This was stated by the Minister of National Defense of the RP Mariusz Blaschak at a meeting in the city of Legionovo, Ukrinform correspondent reports.</text:p>
      <text:p text:style-name="P4">
As the minister emphasized, the purpose <text:a xlink:type="simple" xlink:href="https://www.ukrinform.ua/tag-polsa" text:style-name="Internet_20_link" text:visited-style-name="Visited_20_Internet_20_Link">
of Poland</text:a>
\ -mate the border with an independent Ukraine, not "part of Russia".</text:p>
      <text:p text:style-name="P4">
"That is why we support Ukraine ... We are aware that any attempt to build an empire is an evil that was felt by Irpen or Bucha residents, killed by mercenaries," the Polish minister stressed.</text:p>
      <text:p text:style-name="P4">
According to him, Poland "does everything possible to strengthen Ukraine and the scarecrow."</text:p>
      <text:p text:style-name="P4">
<text:span text:style-name="T4">
 Read also: </text:span>
 <text:a xlink:type="simple" xlink:href="https://www.ukrinform.ua/rubric-world/3733984-u-polsi-ne-viklucaut-provokacij-pid-cas-samitu-nato.html" text:style-name="Internet_20_link" text:visited-style-name="Visited_20_Internet_20_Link">
in Poland do not exclude provocations during the Summit <text:span text:style-name="T4">
 NATO </text:span>
</text:a>
"We expect that NATO will expand - Sweden will join the Alliance -and that NATO will give a clear signal for Ukraine's support," Blaschak stressed.</text:p>
      <text:p text:style-name="P4">
He expressed his hope that with the active participation of Poland, the policy of "scaring" and the defense of NATO would be "even clearer".</text:p>
      <text:p text:style-name="P4">
It was reported that NATO Summit will take place in Vilnius on July 11-12.</text:p>
      <text:p text:style-name="P4">
_ Photo: Rar _</text:p>
      <text:p text:style-name="P4">
News Source: <text:a xlink:type="simple" xlink:href="https://www.ukrinform.ua/rubric-polytics/3734042-u-polsi-spodivautsa-na-citkij-signal-vid-nato-sodo-pidtrimki-ukraini.html" text:style-name="Internet_20_link" text:visited-style-name="Visited_20_Internet_20_Link">
https://www.ukrinform.ua/rubric-polytics/3734042-u-polsi-spodivautsa-na-citkij-signal-vid-nato-sodo-pidtrimki-ukraini.html</text:a>
</text:p>
      <!--NEWS-->
      <text:h text:style-name="P10" text:outline-level="1">
<text:span text:style-name="T4">
The army of the Russian Federation fired from Tornado-C of Dnipropetrovsk, there is a wounded</text:span>
</text:h>
      <text:p text:style-name="P4">
Authors: Ukrinform (Person)</text:p>
      <text:p text:style-name="P4">
Publisher: Укринформ (Organization)</text:p>
      <text:p text:style-name="P4">
Published Time: 2023-07-10T20:32:00+03:00</text:p>
      <text:p text:style-name="P4">
Modified Time: 2023-07-10T20:32:00+03:00</text:p>
      <text:p text:style-name="P4">
Description: The Russian army fired at the Tornado-C RSSU in the Dnipropetrovsk region, a peaceful resident was injured. - Ukrinform.</text:p>
      <text:p text:style-name="P4">
Images: ['<text:a xlink:type="simple" xlink:href="https://static.ukrinform.com/photos/2023_07/thumb_files/630_360_1689010271-988.jpg" text:style-name="Internet_20_link" text:visited-style-name="Visited_20_Internet_20_Link">
630_360_16890...</text:a>
']</text:p>
      <text:p text:style-name="P4">
Tags: ['Дніпропетровщина', 'Війна з Росією', 'Артилерія']</text:p>
      <text:p text:style-name="P4">
Type: Article</text:p>
      <!--METADATA-->
      <text:p text:style-name="P4">
<draw:frame draw:style-name="fr1" draw:name="Image208" text:anchor-type="as-char" svg:width="6.9236in" svg:height="3.942213in" draw:z-index="0">
<draw:image xlink:href="../Images/yкринформ/2023-07-10T20-32-00-03-00/630_360_1689010271-988.jpg" xlink:type="simple" xlink:show="embed" xlink:actuate="onLoad" draw:mime-type="image/jpeg"/>
</draw:frame>
The Russian army fired at the Tornado-C RSSU in the Dnipropetrovsk region, a peaceful resident was injured.</text:p>
      <text:p text:style-name="P4">
About it in <text:a xlink:type="simple" xlink:href="https://t.me/dnipropetrovskaODA/5874" text:style-name="Internet_20_link" text:visited-style-name="Visited_20_Internet_20_Link">
telegram</text:a>
The reporter of Dnipropetrovsk Ova Sergey Lisak, reports Ukrinform.</text:p>
      <text:p text:style-name="P4">
"Today, the community of the Sinelnikov district came under the enemy.</text:p>
      <text:p text:style-name="P4">
<text:span text:style-name="T4">
 Read also: </text:span>
 <text:a xlink:type="simple" xlink:href="https://www.ukrinform.ua/rubric-ato/3734039-vijska-rf-obstrilali-z-gelikopteriv-i-artilerii-prikordonne-selo-na-harkivsini.html" text:style-name="Internet_20_link" text:visited-style-name="Visited_20_Internet_20_Link">
Russian troops <text:span text:style-name="T4">
 fire </text:span>
 fir from helicopters and artillery border guard in Kharkiv region</text:a>
In addition, according to him, shelling of heavy artillery was marhanetskad in Nikopol region. People were not injured.</text:p>
      <text:p text:style-name="P4">
It was reported that a man was injured in Kherson as a result of shelling.</text:p>
      <text:p text:style-name="P4">
News Source: <text:a xlink:type="simple" xlink:href="https://www.ukrinform.ua/rubric-ato/3734045-armia-rf-obstrilala-z-tornados-dnipropetrovsinu-e-poranenij.html" text:style-name="Internet_20_link" text:visited-style-name="Visited_20_Internet_20_Link">
https://www.ukrinform.ua/rubric-ato/3734045-armia-rf-obstrilala-z-tornados-dnipropetrovsinu-e-poranenij.html</text:a>
</text:p>
      <!--NEWS-->
      <text:h text:style-name="P10" text:outline-level="1">
<text:span text:style-name="T4">
There was an explosion in Moscow that caused a strong fire</text:span>
</text:h>
      <text:p text:style-name="P4">
Authors: Ukrinform (Person)</text:p>
      <text:p text:style-name="P4">
Publisher: Укринформ (Organization)</text:p>
      <text:p text:style-name="P4">
Published Time: 2023-07-10T20:36:18+03:00</text:p>
      <text:p text:style-name="P4">
Modified Time: 2023-07-10T20:36:18+03:00</text:p>
      <text:p text:style-name="P4">
Description: In Moscow in a car service as a result of fire, a gas cylinder was detonated. After that, there was a strong fire. - Ukrinform.</text:p>
      <text:p text:style-name="P4">
Images: ['<text:a xlink:type="simple" xlink:href="https://static.ukrinform.com/photos/2023_06/thumb_files/630_360_1685868348-538.jpg" text:style-name="Internet_20_link" text:visited-style-name="Visited_20_Internet_20_Link">
630_360_16858...</text:a>
']</text:p>
      <text:p text:style-name="P4">
Tags: ['Москва', 'Пожежа', 'Вибух']</text:p>
      <text:p text:style-name="P4">
Type: Article</text:p>
      <!--METADATA-->
      <text:p text:style-name="P4">
<draw:frame draw:style-name="fr1" draw:name="Image209" text:anchor-type="as-char" svg:width="6.9236in" svg:height="3.956343in" draw:z-index="0">
<draw:image xlink:href="../Images/yкринформ/2023-07-10T20-36-18-03-00/630_360_1685868348-538.jpg" xlink:type="simple" xlink:show="embed" xlink:actuate="onLoad" draw:mime-type="image/jpeg"/>
</draw:frame>
In Moscow, Vavtoservis, as a result of fire, was detonated the gas cylinder. After that, a strong fire was tamped.</text:p>
      <text:p text:style-name="P4">
According to Ukrinform, the Telegram channel [Mash] reports it(https://t.me/breakingmash/45835).</text:p>
      <text:p text:style-name="P4">
The explosion occurred in the south <text:a xlink:type="simple" xlink:href="https://www.ukrinform.ua/tag-moskva" text:style-name="Internet_20_link" text:visited-style-name="Visited_20_Internet_20_Link">
Moscow</text:a>
, Vavtoservis was detonated the gas cylinder as a result of the fire. Now you can see thick smoke there.</text:p>
      <text:p text:style-name="P4">
The fire area is 120 meters. According to the channel, there may be a bounty gas cylinders inside. All city services work on the spot.</text:p>
      <text:p text:style-name="P4">
*!(https://www.ukrinform.ua/rubric-world/3731527-u-velikomu-novgorodi-stalasa-velika-pozeza-u-virobnicij-budivli.html)As it was reported, in the morning of May 30, several dozen drones were attacked by Moscow and Moscow.</text:p>
      <text:p text:style-name="P4">
News Source: <text:a xlink:type="simple" xlink:href="https://www.ukrinform.ua/rubric-world/3734047-u-moskvi-prolunav-vibuh-so-spriciniv-silnu-pozezu.html" text:style-name="Internet_20_link" text:visited-style-name="Visited_20_Internet_20_Link">
https://www.ukrinform.ua/rubric-world/3734047-u-moskvi-prolunav-vibuh-so-spriciniv-silnu-pozezu.html</text:a>
</text:p>
      <!--NEWS-->
      <text:h text:style-name="P10" text:outline-level="1">
<text:span text:style-name="T4">
Zelensky: Ukraine needs a clear signal for future NATO membership - right now</text:span>
</text:h>
      <text:p text:style-name="P4">
Authors: Ukrinform (Person)</text:p>
      <text:p text:style-name="P4">
Publisher: Укринформ (Organization)</text:p>
      <text:p text:style-name="P4">
Published Time: 2023-07-10T21:03:00+03:00</text:p>
      <text:p text:style-name="P4">
Modified Time: 2023-07-10T21:03:00+03:00</text:p>
      <text:p text:style-name="P4">
Description: Ukraine is now a clear signal for future membership in the North Atlantic Alliance. - Ukrinform.</text:p>
      <text:p text:style-name="P4">
Images: ['<text:a xlink:type="simple" xlink:href="https://static.ukrinform.com/photos/2023_07/thumb_files/630_360_1688740816-953.jpg" text:style-name="Internet_20_link" text:visited-style-name="Visited_20_Internet_20_Link">
630_360_16887...</text:a>
']</text:p>
      <text:p text:style-name="P4">
Tags: ['Литва', 'НАТО', 'Зеленський']</text:p>
      <text:p text:style-name="P4">
Type: Article</text:p>
      <!--METADATA-->
      <text:p text:style-name="P4">
<draw:frame draw:style-name="fr1" draw:name="Image210" text:anchor-type="as-char" svg:width="6.9236in" svg:height="3.956343in" draw:z-index="0">
<draw:image xlink:href="../Images/yкринформ/2023-07-10T21-03-00-03-00/630_360_1688740816-953.jpg" xlink:type="simple" xlink:show="embed" xlink:actuate="onLoad" draw:mime-type="image/jpeg"/>
</draw:frame>
Ukraine is now a clear signal for future membership of the Educational Alliance.</text:p>
      <text:p text:style-name="P4">
President of Ukraine Volodymyr Zelensky stated this in <text:a xlink:type="simple" xlink:href="https://t.me/V_Zelenskiy_official/6924" text:style-name="Internet_20_link" text:visited-style-name="Visited_20_Internet_20_Link">
video message</text:a>
, reports correspondent.</text:p>
      <text:p text:style-name="P4">
"Ukraine on the eve of Vilnius. NATO Summit, which can become just one that is made of both our country and all alliance and global security. We work extremely active. These days are even more active than ever. Although this work is kept 100% behind the scenes. Its value is no less important than any business work. Everyone understands everything. Every leader, every state. Even if different positions are being published, it is obvious that Ukraine deserves to be in the Alliance. Non-bang. Now war. But we need a clear signal. And the signal is needed Samzaraz, "the head of state said.</text:p>
      <text:p text:style-name="P4">
<text:span text:style-name="T4">
 Read also: </text:span>
 [<text:span text:style-name="T4">
 Zelensky </text:span>
: Ukraine will be in NATO, we work as a superiority(https://www.ukrinform.ua/rubric-ato/3734060-zelenskij-ukraina-bude-v-nato-pracuemo-nad-algoritmom-nabutta-clenstva.html)He thanked all the leaders who expressed support for Ukraine's membership, noting that "the majority of the Alliance is clearly for us."</text:p>
      <text:p text:style-name="P4">
"The courage of Ukrainian heroes has wiped away from the dust of history all the values for which NATO was created. It is the Ukrainian eastern border, the border of the state and the position of our soldiers - this is the boundary that is never to be released by Russian dictators To subdue the peoples of Europe, "the President said.</text:p>
      <text:p text:style-name="P4">
He stressed that Ukraine now depends on the safety reality on the Eastern Flanza NATO.</text:p>
      <text:p text:style-name="P4">
<text:span text:style-name="T4">
 Read also: </text:span>
 <text:a xlink:type="simple" xlink:href="https://www.ukrinform.ua/rubric-polytics/3733963-prezident-ukraini-ta-premer-aponii-mozut-zustritisa-na-polah-samitu-nato-v-litvi-zmi.html" text:style-name="Internet_20_link" text:visited-style-name="Visited_20_Internet_20_Link">
President of Ukraine and Japan Prime Minister can meet NATO summit in Lithuania - media</text:a>
"When we applied for NATO's accession, we said frankly: de factor Ukraine is already in the Alliance. Our weapons are an alliance weapon. Our values are what the Alliance believes. Our defense is exactly the element of Europe formula that makes it united, free and in peace. Vilnius has to confirm all this, "Zelensky emphasized.</text:p>
      <text:p text:style-name="P4">
According to him, it is already clear that Ukraine will be in the Alliance, and the authorities are overcoming so that the algorithm of membership becomes as clear and fast as possible.</text:p>
      <text:p text:style-name="P4">
As reported by Ukrinform, NATO Summit will take place in the capital of Litville on July 11-12.</text:p>
      <text:p text:style-name="P4">
Photo: op</text:p>
      <text:p text:style-name="P4">
News Source: <text:a xlink:type="simple" xlink:href="https://www.ukrinform.ua/rubric-polytics/3734055-zelenskij-ukraini-potriben-citkij-signal-sodo-majbutnogo-clenstva-v-nato-same-zaraz.html" text:style-name="Internet_20_link" text:visited-style-name="Visited_20_Internet_20_Link">
https://www.ukrinform.ua/rubric-polytics/3734055-zelenskij-ukraini-potriben-citkij-signal-sodo-majbutnogo-clenstva-v-nato-same-zaraz.html</text:a>
</text:p>
      <!--NEWS-->
      <text:h text:style-name="P10" text:outline-level="1">
<text:span text:style-name="T4">
Nobel Laureate Matviychuk called President South Africa to take a clear position on Putin</text:span>
</text:h>
      <text:p text:style-name="P4">
Authors: Ukrinform (Person)</text:p>
      <text:p text:style-name="P4">
Publisher: Укринформ (Organization)</text:p>
      <text:p text:style-name="P4">
Published Time: 2023-07-10T21:07:07+03:00</text:p>
      <text:p text:style-name="P4">
Modified Time: 2023-07-10T21:07:07+03:00</text:p>
      <text:p text:style-name="P4">
Description: The Nobel Peace Laureate Alexander Matviychuk called on the President of the South African Republic of Syril Ramafos to take a clear position on the President of the Russian Federation Vladimir Putin. - Ukrinform.</text:p>
      <text:p text:style-name="P4">
Images: ['<text:a xlink:type="simple" xlink:href="https://static.ukrinform.com/photos/2019_08/thumb_files/630_360_1564752561-692.jpg" text:style-name="Internet_20_link" text:visited-style-name="Visited_20_Internet_20_Link">
630_360_15647...</text:a>
']</text:p>
      <text:p text:style-name="P4">
Tags: ['Африка', 'Нобелівські лауреати', 'Путін']</text:p>
      <text:p text:style-name="P4">
Type: Article</text:p>
      <!--METADATA-->
      <text:p text:style-name="P4">
<draw:frame draw:style-name="fr1" draw:name="Image211" text:anchor-type="as-char" svg:width="6.9236in" svg:height="3.956343in" draw:z-index="0">
<draw:image xlink:href="../Images/yкринформ/2023-07-10T21-07-07-03-00/630_360_1564752561-692.jpg" xlink:type="simple" xlink:show="embed" xlink:actuate="onLoad" draw:mime-type="image/jpeg"/>
</draw:frame>
The Nobel Peace Laureate Alexander Matviychuk called on the President of the South African Republic of Syril Ramafos to take a clear position on the Presidential Federation Vladimir Putin.</text:p>
      <text:p text:style-name="P4">
She reported this in <text:a xlink:type="simple" xlink:href="https://m.facebook.com/story.php" text:style-name="Internet_20_link" text:visited-style-name="Visited_20_Internet_20_Link">
Facebook</text:a>
, reports Ukrinform.</text:p>
      <text:p text:style-name="P4">
“The status of the Nobel laureate makes it possible to apply to the presidents of the country. I took advantage of this opportunity and called President Sirillaramafos to take a clear position on children's kidneper(The abductor of children is -ed.)Vladimir Putin, ”she said.</text:p>
      <text:p text:style-name="P4">
*!(https://www.ukrinform.ua/rubric-world/3733856-afrikanski-lideri-zaklikali-putina-pokazati-pragnenna-do-miru-prezident-senegalu.html)Matviychuk reminded that in August in the South African Republic there will be a Simit Brix. According to her, discussions are underway in the republic and in general, whether the Soon Order's management will be fulfilled for arrest if the Russian pre -president takes physical participation in the event.</text:p>
      <text:p text:style-name="P4">
According to the Nobel laureate, the official prosecution of the International Criminal Court for the illegal deportation of Ukrainian children to the President of South Africa in "uncomfortable stretching".</text:p>
      <text:p text:style-name="P4">
"It is not surprising that during their visit to Kiev, the leaders of Africa and Mouscow have paused Putin's arrest warrant as one of the punctious peaceful initiative," she said.</text:p>
      <text:p text:style-name="P4">
<text:span text:style-name="T4">
 Read also: </text:span>
 [when the Armed Forces reach the Crimea, <text:span text:style-name="T4">
 Putin </text:span>
 wants the negotiation(https://www.ukrinform.ua/rubric-ato/3733615-koli-zsu-dijdut-do-krimu-putin-zahoce-peregovoriv-zelenskij.html)At the same time, Matviychuk noted that now the banners were urged to arrest Putin's military criminal.</text:p>
      <text:p text:style-name="P4">
"There is somewhere a banner with my call to the leaders of the South African Republic on the side of the truth, not the oppressors," the laureate added.</text:p>
      <text:p text:style-name="P4">
In addition, she noted that after the publication of her article in the newspaper, dozens of appeals from the inhabitants of South Africa with a proposal to help, "because you cannot rely on legal instruments, you can still always focus on people."As reported by Ukrinform, President of South Africa Siril Ramafos said that the summary of the Sumith Brix, to which President Vladimirputin was invited, will take place despite the arrest of the Russian leader.</text:p>
      <text:p text:style-name="P4">
News Source: <text:a xlink:type="simple" xlink:href="https://www.ukrinform.ua/rubric-polytics/3734056-nobelivska-laureatka-matvijcuk-zaklikala-prezidenta-par-zajnati-citku-poziciu-sodo-putina.html" text:style-name="Internet_20_link" text:visited-style-name="Visited_20_Internet_20_Link">
https://www.ukrinform.ua/rubric-polytics/3734056-nobelivska-laureatka-matvijcuk-zaklikala-prezidenta-par-zajnati-citku-poziciu-sodo-putina.html</text:a>
</text:p>
      <!--NEWS-->
      <text:h text:style-name="P10" text:outline-level="1">
<text:span text:style-name="T4">
In Orikhov completed search work - the number of victims increased to seven</text:span>
</text:h>
      <text:p text:style-name="P4">
Authors: Ukrinform (Person)</text:p>
      <text:p text:style-name="P4">
Publisher: Укринформ (Organization)</text:p>
      <text:p text:style-name="P4">
Published Time: 2023-07-10T21:10:00+03:00</text:p>
      <text:p text:style-name="P4">
Modified Time: 2023-07-10T21:10:00+03:00</text:p>
      <text:p text:style-name="P4">
Description: In Orikhov, Zaporizhzhya region, the number of dead as a result of the Russian air strike increased to seven, the search was completed. - Ukrinform.</text:p>
      <text:p text:style-name="P4">
Images: ['<text:a xlink:type="simple" xlink:href="https://static.ukrinform.com/photos/2023_07/thumb_files/630_360_1688975024-199.jpg" text:style-name="Internet_20_link" text:visited-style-name="Visited_20_Internet_20_Link">
630_360_16889...</text:a>
']</text:p>
      <text:p text:style-name="P4">
Tags: ['ДСНС', 'Обстріл', 'Війна з Росією']</text:p>
      <text:p text:style-name="P4">
Type: Article</text:p>
      <!--METADATA-->
      <text:p text:style-name="P4">
<draw:frame draw:style-name="fr1" draw:name="Image212" text:anchor-type="as-char" svg:width="6.9236in" svg:height="3.956343in" draw:z-index="0">
<draw:image xlink:href="../Images/yкринформ/2023-07-10T21-10-00-03-00/630_360_1688975024-199.jpg" xlink:type="simple" xlink:show="embed" xlink:actuate="onLoad" draw:mime-type="image/jpeg"/>
</draw:frame>
In Orikhovizhzhzhzhia region, the number of dead as a result of the Russian Air Force increased seven, the search works are completed.</text:p>
      <text:p text:style-name="P4">
About it in <text:a xlink:type="simple" xlink:href="https://t.me/dsns_telegram/18704" text:style-name="Internet_20_link" text:visited-style-name="Visited_20_Internet_20_Link">
telegram</text:a>
reports the SESU Ukraine, Ukrinform reports.</text:p>
      <text:p text:style-name="P4">
“On July 10, rescuers were debt from the rubble of three people without signs. The number of dead increased to 7 people, ”the SES informed.</text:p>
      <text:p text:style-name="P4">
Search work is noted.</text:p>
      <text:p text:style-name="P4">
<text:span text:style-name="T4">
 Read also: </text:span>
 <text:a xlink:type="simple" xlink:href="https://www.ukrinform.ua/rubric-regions/3731608-vorog-za-dobu-60-raziv-obstrilav-zaporizku-oblast.html" text:style-name="Internet_20_link" text:visited-style-name="Visited_20_Internet_20_Link">
enemy in the day 60 times fired at the Zaporozhye region</text:a>
As it was reported, <text:a xlink:type="simple" xlink:href="https://www.ukrinform.ua/rubric-ato/3733672-rosiani-skinuli-aviabombu-na-punkt-vidaci-gumanitarnoi-dopomogi-v-orihovi-cetvero-zagiblih.html" text:style-name="Internet_20_link" text:visited-style-name="Visited_20_Internet_20_Link">
the army of the Russian Federation dropped a managed airbomble to school in Orikhov</text:a>
where people were kept humanitarian aid.</text:p>
      <text:p text:style-name="P4">
Earlier, five dead and 11 wounded were known.</text:p>
      <text:p text:style-name="P4">
News Source: <text:a xlink:type="simple" xlink:href="https://www.ukrinform.ua/rubric-regions/3734062-v-orihovi-zaversili-posukovi-roboti-kilkist-zertv-zrosla-do-semi.html" text:style-name="Internet_20_link" text:visited-style-name="Visited_20_Internet_20_Link">
https://www.ukrinform.ua/rubric-regions/3734062-v-orihovi-zaversili-posukovi-roboti-kilkist-zertv-zrosla-do-semi.html</text:a>
</text:p>
      <!--NEWS-->
      <text:h text:style-name="P10" text:outline-level="1">
<text:span text:style-name="T4">
Kostyuk made his way to the 1/4 finals of the mixed category Wimbledon-2023</text:span>
</text:h>
      <text:p text:style-name="P4">
Authors: Ukrinform (Person)</text:p>
      <text:p text:style-name="P4">
Publisher: Укринформ (Organization)</text:p>
      <text:p text:style-name="P4">
Published Time: 2023-07-10T21:10:08+03:00</text:p>
      <text:p text:style-name="P4">
Modified Time: 2023-07-10T21:10:08+03:00</text:p>
      <text:p text:style-name="P4">
Description: Salvadorian -Ukrainian duo Marcelo Arealo - Marta Kostyuk reached the quarterfinals of a mixed category at the Wimbledon Tennis Tournament, which lasts in London (UK). - Ukrinform.</text:p>
      <text:p text:style-name="P4">
Images: ['<text:a xlink:type="simple" xlink:href="https://static.ukrinform.com/photos/2023_07/thumb_files/630_360_1688728174-837.jpg" text:style-name="Internet_20_link" text:visited-style-name="Visited_20_Internet_20_Link">
630_360_16887...</text:a>
']</text:p>
      <text:p text:style-name="P4">
Tags: ['Теніс', 'Марта Костюк', 'Вімблдон']</text:p>
      <text:p text:style-name="P4">
Type: Article</text:p>
      <!--METADATA-->
      <text:p text:style-name="P4">
<draw:frame draw:style-name="fr1" draw:name="Image213" text:anchor-type="as-char" svg:width="6.9236in" svg:height="3.956343in" draw:z-index="0">
<draw:image xlink:href="../Images/yкринформ/2023-07-10T21-10-08-03-00/630_360_1688728174-837.jpg" xlink:type="simple" xlink:show="embed" xlink:actuate="onLoad" draw:mime-type="image/jpeg"/>
</draw:frame>
Salvadorian -Ukrainian duo Marcelo Arealo - Marta Kostyuk came out of the dawn of the mixed category at the Wimbledon Tennis Tournament, which holds in London(United Kingdom).</text:p>
      <text:p text:style-name="P4">
У другому колі змагань мікст Аревало - Костюк за майже 2 години обігравбритансько-австралійський тандем Джеймі Маррей - Тейлор Таунсенд - 6:4, 3:6,6:3, передає Укрінформ.</text:p>
      <text:p text:style-name="P4">
Путівку до півфіналу Аревало та Костюк розіграють з переможцями протистоянняміж посіяним під 8-м номером дуетом Жан-Жульєн Роєр (Netherlands)- Enašibahara(Japan)and tandem Matwe's Middelcope(Netherlands)- Aldilasutjiadi(Indonesia).</text:p>
      <text:p text:style-name="P4">
<text:span text:style-name="T4">
Читайте також:</text:span>
 <text:a xlink:type="simple" xlink:href="https://www.ukrinform.ua/rubric-sports/3733687-ludmila-kicenok-vijsla-do-cvertfinalu-vimbldona-u-miksti.html" text:style-name="Internet_20_link" text:visited-style-name="Visited_20_Internet_20_Link">
 Людмила Кіченок вийшла до чвертьфіналу Вімблдона у міксті</text:a>
Kostyuk and Arealov act together in the second consecutive Grand Slam. Sun Tennis players won the starting match on Rolan Garros in Paris(France).</text:p>
      <text:p text:style-name="P4">
Фото: btu.org.</text:p>
      <text:p text:style-name="P4">
News Source: <text:a xlink:type="simple" xlink:href="https://www.ukrinform.ua/rubric-sports/3734059-kostuk-probilasa-do-14-finalu-zmisanogo-rozradu-vimbldona2023.html" text:style-name="Internet_20_link" text:visited-style-name="Visited_20_Internet_20_Link">
https://www.ukrinform.ua/rubric-sports/3734059-kostuk-probilasa-do-14-finalu-zmisanogo-rozradu-vimbldona2023.html</text:a>
</text:p>
      <!--NEWS-->
      <text:h text:style-name="P10" text:outline-level="1">
<text:span text:style-name="T4">
Zelensky actually confirmed personal participation in NATO summit</text:span>
</text:h>
      <text:p text:style-name="P4">
Authors: Ukrinform (Person)</text:p>
      <text:p text:style-name="P4">
Publisher: Укринформ (Organization)</text:p>
      <text:p text:style-name="P4">
Published Time: 2023-07-10T21:13:00+03:00</text:p>
      <text:p text:style-name="P4">
Modified Time: 2023-07-10T21:13:00+03:00</text:p>
      <text:p text:style-name="P4">
Description: President of Ukraine Volodymyr Zelensky actually confirmed personal participation in the NATO summit, which will take place during July 11-12 in the capital of Lithuania Vilnius. - Ukrinform.</text:p>
      <text:p text:style-name="P4">
Images: ['<text:a xlink:type="simple" xlink:href="https://static.ukrinform.com/photos/2023_07/thumb_files/630_360_1688722821-533.jpg" text:style-name="Internet_20_link" text:visited-style-name="Visited_20_Internet_20_Link">
630_360_16887...</text:a>
']</text:p>
      <text:p text:style-name="P4">
Tags: ['Литва', 'НАТО', 'Зеленський']</text:p>
      <text:p text:style-name="P4">
Type: Article</text:p>
      <!--METADATA-->
      <text:p text:style-name="P4">
<draw:frame draw:style-name="fr1" draw:name="Image214" text:anchor-type="as-char" svg:width="6.9236in" svg:height="3.956343in" draw:z-index="0">
<draw:image xlink:href="../Images/yкринформ/2023-07-10T21-13-00-03-00/630_360_1688722821-533.jpg" xlink:type="simple" xlink:show="embed" xlink:actuate="onLoad" draw:mime-type="image/jpeg"/>
</draw:frame>
President of Ukraine Volodymyr Zelensky actually confirmed personal participation in Samitinato, which will take place during July 11-12 in the capital of Lithuania Vilnius.</text:p>
      <text:p text:style-name="P4">
He reported this in <text:a xlink:type="simple" xlink:href="https://t.me/OP_UA/9930" text:style-name="Internet_20_link" text:visited-style-name="Visited_20_Internet_20_Link">
video message</text:a>
, Ukrinform reports.</text:p>
      <text:p text:style-name="P4">
Zelensky said that when working in Vilnius, bilaterals of different levels were planned - with representatives of European, America, Canada, Japan.</text:p>
      <text:p text:style-name="P4">
<text:span text:style-name="T4">
 Read also: </text:span>
 <text:a xlink:type="simple" xlink:href="https://www.ukrinform.ua/rubric-polytics/3734055-zelenskij-ukraini-potriben-citkij-signal-sodo-majbutnogo-clenstva-v-nato-same-zaraz.html" text:style-name="Internet_20_link" text:visited-style-name="Visited_20_Internet_20_Link">
<text:span text:style-name="T4">
 Zelen </text:span>
: Ukraine requires a clear signal of a non -awarding NATO member - right now</text:a>
"The priorities are absolutely obvious - this is the air defense for our cities, for all communities throughout the country, we are working on creating a full -fledged shield. They are also a weapon for the front - there will be negotiations in Vilnius. Of course we will talk about other aspects of life protection Tanasha joint security, "the head of the Ukrainian state emphasized.</text:p>
      <text:p text:style-name="P4">
He expressed confidence that for the Ukrainian soldiers there may be armed news from Vilnius.</text:p>
      <text:p text:style-name="P4">
"Separately-advanced. Tomorrow, on the day of the beginning of the summit, which is now unimaginable, will be the 503rd day of a full-scale war. It says a lot of power-the power of the Ukrainian people, which in such a war, after such a war, after such battles and days has power, without power What safety of Europe is simply not to imagine, "the President added.</text:p>
      <text:p text:style-name="P4">
<text:span text:style-name="T4">
 Read also: </text:span>
 <text:a xlink:type="simple" xlink:href="https://www.ukrinform.ua/rubric-ato/3734060-zelenskij-ukraina-bude-v-nato-pracuemo-nad-algoritmom-nabutta-clenstva.html" text:style-name="Internet_20_link" text:visited-style-name="Visited_20_Internet_20_Link">
<text:span text:style-name="T4">
 Zelens </text:span>
: Ukraine will be in NATO, we work as a supra -ungorithm of membership</text:a>
He thanked the Ukrainian soldiers, all who trained them, volunteers, doctors, all Ukrainians who work for the sake of Ukrainian force and victory.</text:p>
      <text:p text:style-name="P4">
"This is an honor for me - to represent such people and such Ukraine!" - summed up the Glava of the Ukrainian State.</text:p>
      <text:p text:style-name="P4">
As reported by Ukrinform, NATO Summit will take place in the capital of Litville on July 11-12.</text:p>
      <text:p text:style-name="P4">
Photo: op</text:p>
      <text:p text:style-name="P4">
News Source: <text:a xlink:type="simple" xlink:href="https://www.ukrinform.ua/rubric-polytics/3734061-zelenskij-pidtverdiv-osobistu-ucast-u-samiti-nato.html" text:style-name="Internet_20_link" text:visited-style-name="Visited_20_Internet_20_Link">
https://www.ukrinform.ua/rubric-polytics/3734061-zelenskij-pidtverdiv-osobistu-ucast-u-samiti-nato.html</text:a>
</text:p>
      <!--NEWS-->
      <text:h text:style-name="P10" text:outline-level="1">
<text:span text:style-name="T4">
US President and King Britain discussed overcoming the climate crisis - White House</text:span>
</text:h>
      <text:p text:style-name="P4">
Authors: Ukrinform (Person)</text:p>
      <text:p text:style-name="P4">
Publisher: Укринформ (Organization)</text:p>
      <text:p text:style-name="P4">
Published Time: 2023-07-10T21:17:19+03:00</text:p>
      <text:p text:style-name="P4">
Modified Time: 2023-07-10T21:17:19+03:00</text:p>
      <text:p text:style-name="P4">
Description: US President Joe Biden and King of the United Kingdom Charles III at a meeting in Windsor Castle focused mainly on the matters of counteracting global climate change. - Ukrinform.</text:p>
      <text:p text:style-name="P4">
Images: ['<text:a xlink:type="simple" xlink:href="https://static.ukrinform.com/photos/2023_07/thumb_files/630_360_1689012676-805.jpg" text:style-name="Internet_20_link" text:visited-style-name="Visited_20_Internet_20_Link">
630_360_16890...</text:a>
']</text:p>
      <text:p text:style-name="P4">
Tags: ['Байден', 'Британія', 'принц Чарльз', 'США']</text:p>
      <text:p text:style-name="P4">
Type: Article</text:p>
      <!--METADATA-->
      <text:p text:style-name="P4">
<draw:frame draw:style-name="fr1" draw:name="Image215" text:anchor-type="as-char" svg:width="6.9236in" svg:height="3.956343in" draw:z-index="0">
<draw:image xlink:href="../Images/yкринформ/2023-07-10T21-17-19-03-00/630_360_1689012676-805.jpg" xlink:type="simple" xlink:show="embed" xlink:actuate="onLoad" draw:mime-type="image/jpeg"/>
</draw:frame>
Presidential Joe Biden and King of the United Kingdom Charles III at the meeting of the Vinzorsk Castle focused mainly on the matters of counteracting global climate changes.</text:p>
      <text:p text:style-name="P4">
This is stated in <text:a xlink:type="simple" xlink:href="https://www.whitehouse.gov/briefing-room/statements-releases/2023/07/10/readout-of-president-joe-bidens-meeting-with-king-charles-iii/" text:style-name="Internet_20_link" text:visited-style-name="Visited_20_Internet_20_Link">
the official message of the White House</text:a>
According to the results of the negotiations, Ukrinform reports.</text:p>
      <text:p text:style-name="P4">
It is noted that the parties worked with a group of leading philanthropists and investors, "which focused on mobilizing funding to overcome the climate crisis."</text:p>
      <text:p text:style-name="P4">
<text:span text:style-name="T4">
 Read also: </text:span>
 <text:a xlink:type="simple" xlink:href="https://www.ukrinform.ua/rubric-polytics/3733956-bajden-i-sunak-obgovorili-u-londoni-pidtrimku-ukraini.html" text:style-name="Internet_20_link" text:visited-style-name="Visited_20_Internet_20_Link">
<text:span text:style-name="T4">
 Biden </text:span>
 and Sunaks discussed in London support of Ukraine</text:a>
In addition, the leaders noted a strong relationship between the United States and Great Britain and friendship between the two peoples.</text:p>
      <text:p text:style-name="P4">
As reported by Ukrinform, on Monday, US President Joe Biden visited the UK. He met in London with Prime Minister Rishisunak, with whom he discussed Ukraine's support.</text:p>
      <text:p text:style-name="P4">
Photo: Twitter Potus</text:p>
      <text:p text:style-name="P4">
News Source: <text:a xlink:type="simple" xlink:href="https://www.ukrinform.ua/rubric-world/3734063-prezident-ssa-i-korol-britanii-obgovorili-podolanna-klimaticnoi-krizi-bilij-dim.html" text:style-name="Internet_20_link" text:visited-style-name="Visited_20_Internet_20_Link">
https://www.ukrinform.ua/rubric-world/3734063-prezident-ssa-i-korol-britanii-obgovorili-podolanna-klimaticnoi-krizi-bilij-dim.html</text:a>
</text:p>
      <!--NEWS-->
      <text:h text:style-name="P10" text:outline-level="1">
<text:span text:style-name="T4">
Kyiv's accession to NATO is possible only after the war - the Foreign Minaly of Italy</text:span>
</text:h>
      <text:p text:style-name="P4">
Authors: Ukrinform (Person)</text:p>
      <text:p text:style-name="P4">
Publisher: Укринформ (Organization)</text:p>
      <text:p text:style-name="P4">
Published Time: 2023-07-10T21:26:00+03:00</text:p>
      <text:p text:style-name="P4">
Modified Time: 2023-07-10T21:26:00+03:00</text:p>
      <text:p text:style-name="P4">
Description: Italy Foreign Minister Antonio Tayani said that Ukraine would join NATO only after the war with Moscow. - Ukrinform.</text:p>
      <text:p text:style-name="P4">
Images: ['<text:a xlink:type="simple" xlink:href="https://static.ukrinform.com/photos/2017_01/thumb_files/630_360_1484820684-8338-foto-european-external-action-service-followflickr.jpg" text:style-name="Internet_20_link" text:visited-style-name="Visited_20_Internet_20_Link">
630_360_14848...</text:a>
']</text:p>
      <text:p text:style-name="P4">
Tags: ['Італія', 'НАТО', 'Саміт НАТО', 'Україна', 'Комісія Україна-НАТО', 'Війна з Росією']</text:p>
      <text:p text:style-name="P4">
Type: Article</text:p>
      <!--METADATA-->
      <text:p text:style-name="P4">
<draw:frame draw:style-name="fr1" draw:name="Image216" text:anchor-type="as-char" svg:width="6.9236in" svg:height="3.956343in" draw:z-index="0">
<draw:image xlink:href="../Images/yкринформ/2023-07-10T21-26-00-03-00/630_360_1484820684-8338-foto-european-external-action-service-followflickr.jpg" xlink:type="simple" xlink:show="embed" xlink:actuate="onLoad" draw:mime-type="image/jpeg"/>
</draw:frame>
Foreign Minister Italyantonio Tajanio said that Ukraine would join NATO only after Moscow's shrine.</text:p>
      <text:p text:style-name="P4">
According to Ukrinform, it reports <text:a xlink:type="simple" xlink:href="https://www.repubblica.it/esteri/2023/07/10/diretta/guerra_ucraina_russia_news_oggi-407211023/" text:style-name="Internet_20_link" text:visited-style-name="Visited_20_Internet_20_Link">
La Repubblica.</text:a>
“I believe that the right choice is to give work to the Council Ukraine - NATO to prepare the ground for future membership(Ukraine - ed.)It is necessary to take place after the war, ”said the Minister of Foreign Claims on the eve of NATO summit in Vilnius.</text:p>
      <text:p text:style-name="P4">
<text:span text:style-name="T4">
 Read also: </text:span>
 <text:span text:style-name="T4">
 <text:a xlink:type="simple" xlink:href="https://www.ukrinform.ua/rubric-polytics/3734055-zelenskij-ukraini-potriben-citkij-signal-sodo-majbutnogo-clenstva-v-nato-same-zaraz.html" text:style-name="Internet_20_link" text:visited-style-name="Visited_20_Internet_20_Link">
Zelensky: Ukraine requires a clear signal of a subordinate NATO membership - right now</text:a>
</text:span>
</text:p>
      <text:p text:style-name="P4">
It was reported that on July 11-12 in Vilnius will take place <text:span text:style-name="T4">
 <text:a xlink:type="simple" xlink:href="https://www.ukrinform.ua/tag-samit-nato" text:style-name="Internet_20_link" text:visited-style-name="Visited_20_Internet_20_Link">
NATO summit</text:a>
</text:span>
, during which Ukraine wants to keep clear security guarantees and a clear prospect of membership in the Alliance.</text:p>
      <text:p text:style-name="P4">
<text:span text:style-name="T5">
Foto: European External Action Service Follow/Flickr</text:span>
</text:p>
      <text:p text:style-name="P4">
News Source: <text:a xlink:type="simple" xlink:href="https://www.ukrinform.ua/rubric-polytics/3734064-vstup-kieva-do-nato-mozlivij-lise-pisla-vijni-mzs-italii.html" text:style-name="Internet_20_link" text:visited-style-name="Visited_20_Internet_20_Link">
https://www.ukrinform.ua/rubric-polytics/3734064-vstup-kieva-do-nato-mozlivij-lise-pisla-vijni-mzs-italii.html</text:a>
</text:p>
      <!--NEWS-->
      <text:h text:style-name="P10" text:outline-level="1">
<text:span text:style-name="T4">
A volcano eruption began near Iceland's capital</text:span>
</text:h>
      <text:p text:style-name="P4">
Authors: Ukrinform (Person)</text:p>
      <text:p text:style-name="P4">
Publisher: Укринформ (Organization)</text:p>
      <text:p text:style-name="P4">
Published Time: 2023-07-10T21:37:00+03:00</text:p>
      <text:p text:style-name="P4">
Modified Time: 2023-07-10T21:37:00+03:00</text:p>
      <text:p text:style-name="P4">
Description: Not far from the capital of Iceland Reykjavik, after a few days of seismic activity, the eruption of the volcano began. - Ukrinform.</text:p>
      <text:p text:style-name="P4">
Images: ['<text:a xlink:type="simple" xlink:href="https://static.ukrinform.com/photos/2023_07/thumb_files/630_360_1689014138-724.jpg" text:style-name="Internet_20_link" text:visited-style-name="Visited_20_Internet_20_Link">
630_360_16890...</text:a>
']</text:p>
      <text:p text:style-name="P4">
Tags: ['Ісландія', 'Вулкан', 'Землетрус']</text:p>
      <text:p text:style-name="P4">
Type: Article</text:p>
      <!--METADATA-->
      <text:p text:style-name="P4">
<draw:frame draw:style-name="fr1" draw:name="Image217" text:anchor-type="as-char" svg:width="6.9236in" svg:height="3.956343in" draw:z-index="0">
<draw:image xlink:href="../Images/yкринформ/2023-07-10T21-37-00-03-00/630_360_1689014138-724.jpg" xlink:type="simple" xlink:show="embed" xlink:actuate="onLoad" draw:mime-type="image/jpeg"/>
</draw:frame>
Near the capital of Iceland Reykjavik, after a few days of seismic activity, the eruption of the volcano.</text:p>
      <text:p text:style-name="P4">
According to Ukrinform, it reports <text:a xlink:type="simple" xlink:href="https://icelandmonitor.mbl.is/news/news/2023/07/10/breaking_news_volcanic_eruption_has_started_near_li/" text:style-name="Internet_20_link" text:visited-style-name="Visited_20_Internet_20_Link">
Iceland Monitor</text:a>
.</text:p>
      <text:p text:style-name="P4">
Зазначається, що на півострові Рейкьянес почалося нове виверження вулкана.</text:p>
      <text:p text:style-name="P4">
Тиждень тому з району виверження надійшли повідомлення про значний підйомґрунту у багатьох місцях.</text:p>
      <text:p text:style-name="P4">
<text:span text:style-name="T4">
Читайте також:</text:span>
 <text:a xlink:type="simple" xlink:href="https://www.ukrinform.ua/rubric-world/3722249-vulkan-na-filippinah-pocav-vivergati-lavu.html" text:style-name="Internet_20_link" text:visited-style-name="Visited_20_Internet_20_Link">
 <text:span text:style-name="T4">
Вулкан</text:span>
 на Філіппінах почав вивергати лаву</text:a>
The next day, July 4, a number of earthquakes took place in the region. Since then, underground shocks have increased to thousands, many of which exceeded 4 shops on the Richter scale, and some exceeded 5 points.</text:p>
      <text:p text:style-name="P4">
Significant structural damage was not reported.</text:p>
      <text:p text:style-name="P4">
The volcano is located near the place of previous eruptions that took place in 2021 and 2022.</text:p>
      <text:p text:style-name="P4">
Photo: Screenshot</text:p>
      <text:p text:style-name="P4">
News Source: <text:a xlink:type="simple" xlink:href="https://www.ukrinform.ua/rubric-world/3734066-nepodalik-stolici-islandii-pocalosa-viverzenna-vulkana.html" text:style-name="Internet_20_link" text:visited-style-name="Visited_20_Internet_20_Link">
https://www.ukrinform.ua/rubric-world/3734066-nepodalik-stolici-islandii-pocalosa-viverzenna-vulkana.html</text:a>
</text:p>
      <!--NEWS-->
      <text:h text:style-name="P10" text:outline-level="1">
<text:span text:style-name="T4">
In the Russian Federation shot the submarine commander who fired at Vinnitsa a "caliber" a year ago</text:span>
</text:h>
      <text:p text:style-name="P4">
Authors: Ukrinform (Person)</text:p>
      <text:p text:style-name="P4">
Publisher: Укринформ (Organization)</text:p>
      <text:p text:style-name="P4">
Published Time: 2023-07-10T21:45:00+03:00</text:p>
      <text:p text:style-name="P4">
Modified Time: 2023-07-10T21:45:00+03:00</text:p>
      <text:p text:style-name="P4">
Description: In Russia, the unknown was shot by the commander of the Krasnodar submarine Stanislav Rzhytsky, who is involved in the missile shelling of Ukraine, including a terrorist strike on Vinnitsa on July 14, 2022. - Ukrinform.</text:p>
      <text:p text:style-name="P4">
Images: ['<text:a xlink:type="simple" xlink:href="https://static.ukrinform.com/photos/2023_07/thumb_files/630_360_1689015401-889.jpg" text:style-name="Internet_20_link" text:visited-style-name="Visited_20_Internet_20_Link">
630_360_16890...</text:a>
']</text:p>
      <text:p text:style-name="P4">
Tags: ['Обстріл', 'Ракета', 'Смерть', 'Вінниця', 'Вбивство', 'Підводний човен', 'Війна з Росією']</text:p>
      <text:p text:style-name="P4">
Type: Article</text:p>
      <!--METADATA-->
      <text:p text:style-name="P4">
<draw:frame draw:style-name="fr1" draw:name="Image218" text:anchor-type="as-char" svg:width="6.9236in" svg:height="3.956343in" draw:z-index="0">
<draw:image xlink:href="../Images/yкринформ/2023-07-10T21-45-00-03-00/630_360_1689015401-889.jpg" xlink:type="simple" xlink:show="embed" xlink:actuate="onLoad" draw:mime-type="image/jpeg"/>
</draw:frame>
In Russia, the famous commander of the Krasnodar submarine Stanislavarzhitsky, who is involved in the missile shelling of Ukraine, in particular, Vinnytsia on July 14, 2022, was shot in the Russian known.</text:p>
      <text:p text:style-name="P4">
This is reported by Ukrinform with reference to <text:a xlink:type="simple" xlink:href="https://tsn.ua/ato/u-rosiyi-rozstrilyali-komandira-pidvodnogo-chovna-yakiy-raketami-obstrilyuvav-ukrayinu-podrobici-2367457.html" text:style-name="Internet_20_link" text:visited-style-name="Visited_20_Internet_20_Link">
TSN</text:a>
.</text:p>
      <text:p text:style-name="P4">
The 42-year-old Rzhytsky was shot dead on July 10 during jog. An unknown release of 5 balls.</text:p>
      <text:p text:style-name="P4">
It was not possible to save the Russian terrorist. He died on the spot. The previously unknown, who eliminated the occupier, was not found.</text:p>
      <text:p text:style-name="P4">
Russian propagandists stated that Rzhytsky allegedly followed the "killer", who knew his routes. He eliminated the occupier on July 10 at 7:00 in the park, where he went out on the morning jog.</text:p>
      <text:p text:style-name="P4">
In Krasnodar, Rzhytsky was engaged in "mobilization work". It is known that before Timzagarbnik lived in occupied Sevastopol.</text:p>
      <text:p text:style-name="P4">
<text:span text:style-name="T4">
 Read also: </text:span>
 <text:span text:style-name="T4">
 <text:a xlink:type="simple" xlink:href="https://www.ukrinform.ua/rubric-ato/3733656-zsu-znisili-vze-234-480-rosijskih-zagarbnikiv.html" text:style-name="Internet_20_link" text:visited-style-name="Visited_20_Internet_20_Link">
Armed Forces have already destroyed 234 480 Russian invaders</text:a>
</text:span>
</text:p>
      <text:p text:style-name="P4">
We will remind: on July 14, 2022 the enemy struck in Vinnitsa two rockets "Caliber". The rocket hit the house of officers located on the Victory Square. As a result of the grievous shelling, the premises of the Officers' House were destroyed, the Medical Center, located in the house of the Jubilee house, was destroyed by about half a hundred cars.</text:p>
      <text:p text:style-name="P4">
29 people, including children, were killed from the hit of enemy rockets. 200 people were affected.</text:p>
      <text:p text:style-name="P4">
<text:span text:style-name="T4">
 Read also: </text:span>
 <text:span text:style-name="T4">
 <text:a xlink:type="simple" xlink:href="https://www.ukrinform.ua/rubric-regions/3732909-u-vinnici-visadili-sakuri-v-pamat-pro-zagiblih-vid-raketnogo-obstrilu.html" text:style-name="Internet_20_link" text:visited-style-name="Visited_20_Internet_20_Link">
in Vinnitsa planted sakuras in memory of the dead racier shelling</text:a>
</text:span>
</text:p>
      <text:p text:style-name="P4">
The Vinnytsia City Council announced the anniversary of the tragedy on July 14 by the day of mourning as a result of a hostile rocket attack. On this day, their memory is honored with the Memorial Member of "Memorial Angels".</text:p>
      <text:p text:style-name="P4">
News Source: <text:a xlink:type="simple" xlink:href="https://www.ukrinform.ua/rubric-ato/3734071-u-rf-rozstrilali-komandira-pidvodnogo-covna-akij-rik-tomu-obstrilav-vinnicu-kalibrami.html" text:style-name="Internet_20_link" text:visited-style-name="Visited_20_Internet_20_Link">
https://www.ukrinform.ua/rubric-ato/3734071-u-rf-rozstrilali-komandira-pidvodnogo-covna-akij-rik-tomu-obstrilav-vinnicu-kalibrami.html</text:a>
</text:p>
      <!--NEWS-->
      <text:h text:style-name="P10" text:outline-level="1">
<text:span text:style-name="T4">
Oceania will fill the last job at the World Cup Championships</text:span>
</text:h>
      <text:p text:style-name="P4">
Authors: Ukrinform (Person)</text:p>
      <text:p text:style-name="P4">
Publisher: Укринформ (Organization)</text:p>
      <text:p text:style-name="P4">
Published Time: 2023-07-10T21:53:00+03:00</text:p>
      <text:p text:style-name="P4">
Modified Time: 2023-07-10T21:53:00+03:00</text:p>
      <text:p text:style-name="P4">
Description: 15 out of 16 participants of the World Cup in 2024 were determined. - Ukrinform.</text:p>
      <text:p text:style-name="P4">
Images: ['<text:a xlink:type="simple" xlink:href="https://static.ukrinform.com/photos/2023_07/thumb_files/630_360_1689014290-488.jpg" text:style-name="Internet_20_link" text:visited-style-name="Visited_20_Internet_20_Link">
630_360_16890...</text:a>
']</text:p>
      <text:p text:style-name="P4">
Tags: ['Чемпіонат світу', 'пляжний футбол']</text:p>
      <text:p text:style-name="P4">
Type: Article</text:p>
      <!--METADATA-->
      <text:p text:style-name="P4">
<draw:frame draw:style-name="fr1" draw:name="Image219" text:anchor-type="as-char" svg:width="6.9236in" svg:height="3.956343in" draw:z-index="0">
<draw:image xlink:href="../Images/yкринформ/2023-07-10T21-53-00-03-00/630_360_1689014290-488.jpg" xlink:type="simple" xlink:show="embed" xlink:actuate="onLoad" draw:mime-type="image/jpeg"/>
</draw:frame>
15 out of 16 participants of the World Cup in 2024 were determined.</text:p>
      <text:p text:style-name="P4">
As reported by Ukrinform, the national football team after a successful release in the qualifying tournament of the 2024 World Cup in the qualifying tournament was qualified in the final part of the competition.</text:p>
      <text:p text:style-name="P4">
Mykola Kostenko's wards and Alexander Korniychuk in European qualification-2024 from beach football, which took place in Baku(Azerbaijan)July 5-9, took first place in group B, playing Spain(4: 3 of), Poland(3:2)Taliva(4:1). Після цього «синьо-жовті» у стиковому матчі здолали Молдову (5:2)and received a pass to the final part of the world championship in 2024.</text:p>
      <text:p text:style-name="P4">
In total, 15 of the 16 participants of the World Cup 2024 are already known, the official [site] informs(https://www.fifa.com)FIFA.</text:p>
      <text:p text:style-name="P4">
_ World Cup-2024 from beach football: _</text:p>
      <text:p text:style-name="P4">
UEFA(Europe)- Ukraine, Italy, Portugal, Belarus.</text:p>
      <text:p text:style-name="P4">
Afk(Asia)- UAE(master), Iran, Japan, Oman.</text:p>
      <text:p text:style-name="P4">
Comeball(South America)- Argentina, Brazil, Columbia.</text:p>
      <text:p text:style-name="P4">
Concacaf(North and Central America)- US, Mexico.</text:p>
      <text:p text:style-name="P4">
CHEC(Africa)- Egypt, Senegal.</text:p>
      <text:p text:style-name="P4">
The last participant of the tournament will be determined during the Qualification Tournament(Oceania)that will be held on August 21-26 in Tahiti. Fiji, Solomon Islands, Taiti and Tonga will be on a single permit.</text:p>
      <text:p text:style-name="P4">
<text:span text:style-name="T4">
 Read also: </text:span>
 <text:a xlink:type="simple" xlink:href="https://www.ukrinform.ua/rubric-sports/3733575-zbirna-ukraini-z-plaznogo-futbolu-vijsla-na-cs2024.html" text:style-name="Internet_20_link" text:visited-style-name="Visited_20_Internet_20_Link">
Ukrainian national team from <text:span text:style-name="T4">
 beach </text:span>
 football was released on the World Cup 2024</text:a>
The draw of the final part of the world championship in 2024 from beach footballus FIFA will take place in July(The date has not been approved). 16 збірних будутьрозподілені на чотири групи. З кожного квартету дві кращі команди вийдуть до1/4 фіналу. Далі учасники боротимуться за вихід до півфіналу, а після цьогозіграють у матчі за 3-є місце та фіналі.</text:p>
      <text:p text:style-name="P4">
Нагадаємо, ЧС-2024 в ОАЕ проходитиме з 15-25 лютого наступного року.</text:p>
      <text:p text:style-name="P4">
Фото: beachsoccer.com.</text:p>
      <text:p text:style-name="P4">
News Source: <text:a xlink:type="simple" xlink:href="https://www.ukrinform.ua/rubric-sports/3734070-okeania-zapovnit-ostannu-vakansiu-na-cempionati-svitu-z-plaznogo-futbolu.html" text:style-name="Internet_20_link" text:visited-style-name="Visited_20_Internet_20_Link">
https://www.ukrinform.ua/rubric-sports/3734070-okeania-zapovnit-ostannu-vakansiu-na-cempionati-svitu-z-plaznogo-futbolu.html</text:a>
</text:p>
      <!--NEWS-->
      <text:h text:style-name="P10" text:outline-level="1">
<text:span text:style-name="T4">
The supply of water from the Karlovsky reservoir is planned to be restored by mid -July - OP</text:span>
</text:h>
      <text:p text:style-name="P4">
Authors: Ukrinform (Person)</text:p>
      <text:p text:style-name="P4">
Publisher: Укринформ (Organization)</text:p>
      <text:p text:style-name="P4">
Published Time: 2023-07-10T21:58:00+03:00</text:p>
      <text:p text:style-name="P4">
Modified Time: 2023-07-10T21:58:00+03:00</text:p>
      <text:p text:style-name="P4">
Description: The full supply of water from the Karlovsky reservoir for residents of Donetsk region is planned to be restored by mid -July. - Ukrinform.</text:p>
      <text:p text:style-name="P4">
Images: ['<text:a xlink:type="simple" xlink:href="https://static.ukrinform.com/photos/2023_06/thumb_files/630_360_1686577220-981.jpg" text:style-name="Internet_20_link" text:visited-style-name="Visited_20_Internet_20_Link">
630_360_16865...</text:a>
']</text:p>
      <text:p text:style-name="P4">
Tags: ['Донеччина', 'Вода', 'Гребля', 'Офіс Президента', 'Війна з Росією']</text:p>
      <text:p text:style-name="P4">
Type: Article</text:p>
      <!--METADATA-->
      <text:p text:style-name="P4">
<draw:frame draw:style-name="fr1" draw:name="Image220" text:anchor-type="as-char" svg:width="6.9236in" svg:height="3.956343in" draw:z-index="0">
<draw:image xlink:href="../Images/yкринформ/2023-07-10T21-58-00-03-00/630_360_1686577220-981.jpg" xlink:type="simple" xlink:show="embed" xlink:actuate="onLoad" draw:mime-type="image/jpeg"/>
</draw:frame>
The full supply of water from the Karlovsky reservoir for residents of Donetsk region is planned to be restored by mid -July.</text:p>
      <text:p text:style-name="P4">
The deputy head of the Presidential Office Alexei Kuleba announced this during a briefing, Ukrinform reports.</text:p>
      <text:p text:style-name="P4">
The high -ranking official reminded that as a result of Russian shelling of Donetsk region in May, the damaged dam of the Karlovsky Reservoir. According to the bullet, restorative work is currently ongoing.</text:p>
      <text:p text:style-name="P4">
"Today(July 10 - Ed.)We start the trial switching on the pump with pumping in the system. In parallel, the repair of the dam is ongoing. There will be more water. The full supply of water supply from the Karlovsky reservoir is planned in the middle of July, " - said the deputy head of the OP.</text:p>
      <text:p text:style-name="P4">
<text:span text:style-name="T4">
 Read also: </text:span>
 <text:span text:style-name="T4">
 <text:a xlink:type="simple" xlink:href="https://www.ukrinform.ua/rubric-regions/3714227-rosiani-zrujnuvali-greblu-karlivskogo-vodoshovisa.html" text:style-name="Internet_20_link" text:visited-style-name="Visited_20_Internet_20_Link">
Russians destroyed the dam of the Karlovsky reservoir</text:a>
</text:span>
</text:p>
      <text:p text:style-name="P4">
He informed that as of now, it was possible to restore centralized water supply to two cities - Pokrovsk and Mirnograd. However, Kuleba noted that the water is technical and served on the schedule.</text:p>
      <text:p text:style-name="P4">
<text:span text:style-name="T4">
 Read also: </text:span>
 <text:span text:style-name="T4">
 <text:a xlink:type="simple" xlink:href="https://www.ukrinform.ua/rubric-regions/3714386-cerez-zrujnovanu-vorogom-greblu-karlivskogo-vodoshovisa-evakuuvali-26-osib.html" text:style-name="Internet_20_link" text:visited-style-name="Visited_20_Internet_20_Link">
through the enemy destroyed by the Dam Karlovsky Drugs evacuated 26 people</text:a>
</text:span>
</text:p>
      <text:p text:style-name="P4">
As it was reported, on May 25, Russian invaders destroyed the Damarklovsky reservoir, resulting in the threat of flooding were the village.</text:p>
      <text:p text:style-name="P4">
News Source: <text:a xlink:type="simple" xlink:href="https://www.ukrinform.ua/rubric-vidbudova/3734077-podacu-vodi-z-karlivskogo-vodoshovisa-planuut-vidnoviti-do-seredini-lipna-op.html" text:style-name="Internet_20_link" text:visited-style-name="Visited_20_Internet_20_Link">
https://www.ukrinform.ua/rubric-vidbudova/3734077-podacu-vodi-z-karlivskogo-vodoshovisa-planuut-vidnoviti-do-seredini-lipna-op.html</text:a>
</text:p>
      <!--NEWS-->
      <text:h text:style-name="P10" text:outline-level="1">
<text:span text:style-name="T4">
Bulgaria continued the support program for seekers of asylum from Ukraine</text:span>
</text:h>
      <text:p text:style-name="P4">
Author: ['АРМІЯINFORM']</text:p>
      <text:p text:style-name="P4">
Time: 2023-07-10T22:00:00-04:00</text:p>
      <text:p text:style-name="P4">
Description: About the cereal of the Mini -Castle of the Rintegrazi Timchasovo Okulovani Terito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358454974_579797627661947_7425041274384026704_n.jpg" text:style-name="Internet_20_link" text:visited-style-name="Visited_20_Internet_20_Link">
358454974_579797627661947_7425041274384026704_n.jpg</text:a>
']</text:p>
      <text:p text:style-name="P4">
Tags: ['STOPRUSSIA', 'АГРЕСІЯ РФ']</text:p>
      <text:p text:style-name="P4">
Category: News</text:p>
      <!--METADATA-->
      <text:p text:style-name="P4">
<draw:frame draw:style-name="fr1" draw:name="Image221" text:anchor-type="as-char" svg:width="6.9236in" svg:height="4.61393in" draw:z-index="0">
<draw:image xlink:href="../Images/AРМІЯINFORM/2023-07-10T22-00-00-04-00/358454974_579797627661947_7425041274384026704_n.jpg" xlink:type="simple" xlink:show="embed" xlink:actuate="onLoad" draw:mime-type="image/jpeg"/>
</draw:frame>
About it <text:a xlink:type="simple" xlink:href="https://www.facebook.com/photo/" text:style-name="Internet_20_link" text:visited-style-name="Visited_20_Internet_20_Link">
reports</text:a>
Ministry of Reintegration of Temporarily Occupied Territories of Ukraine:</text:p>
      <text:p text:style-name="P4">
“By the end of September this year, Bulgaria continued the state support program with the placement of Ukrainian asylum seekers.</text:p>
      <text:p text:style-name="P4">
According to the decision, hotel owners will continue to receive 15 lions(About UAH 310)On a day for every Ukrainian with the status of temporary protection they live.</text:p>
      <text:p text:style-name="P4">
In addition, the Bulgaria government has entrusted the Ministers of Labor and Social Policy of Yoursvita for 2 months to develop proposals that will facilitate the integration of individuals with temporary protection into the country's society.</text:p>
      <text:p text:style-name="P4">
Recall that recently the Latvian government has decided to continue temporary protection for Ukrainian asylum seekers by the end of 2023. "</text:p>
      <text:p text:style-name="P4">
News Source: <text:a xlink:type="simple" xlink:href="https://armyinform.com.ua/2023/07/10/bolgariya-prodovzhyla-programu-pidtrymky-shukachiv-prytulku-z-ukrayiny/" text:style-name="Internet_20_link" text:visited-style-name="Visited_20_Internet_20_Link">
https://armyinform.com.ua/2023/07/10/bolgariya-prodovzhyla-programu-pidtrymky-shukachiv-prytulku-z-ukrayiny/</text:a>
</text:p>
      <!--NEWS-->
      <text:h text:style-name="P10" text:outline-level="1">
<text:span text:style-name="T4">
Russia failed "focuses" within the grain agreement - an expert</text:span>
</text:h>
      <text:p text:style-name="P4">
Authors: Ukrinform (Person)</text:p>
      <text:p text:style-name="P4">
Publisher: Укринформ (Organization)</text:p>
      <text:p text:style-name="P4">
Published Time: 2023-07-10T22:07:37+03:00</text:p>
      <text:p text:style-name="P4">
Modified Time: 2023-07-10T22:07:37+03:00</text:p>
      <text:p text:style-name="P4">
Description: In the event of Russia, the safety of ships in the Black Sea must guarantee either Turkey or another country that the Turkish side or UN will attract in such an operation. - Ukrinform.</text:p>
      <text:p text:style-name="P4">
Images: ['<text:a xlink:type="simple" xlink:href="https://static.ukrinform.com/photos/2023_07/thumb_files/630_360_1689015962-155.jpg" text:style-name="Internet_20_link" text:visited-style-name="Visited_20_Internet_20_Link">
630_360_16890...</text:a>
']</text:p>
      <text:p text:style-name="P4">
Tags: ['Зерно', 'Війна з Росією', 'зерновий коридор']</text:p>
      <text:p text:style-name="P4">
Type: Article</text:p>
      <!--METADATA-->
      <text:p text:style-name="P4">
<draw:frame draw:style-name="fr1" draw:name="Image222" text:anchor-type="as-char" svg:width="6.9236in" svg:height="3.956343in" draw:z-index="0">
<draw:image xlink:href="../Images/yкринформ/2023-07-10T22-07-37-03-00/630_360_1689015962-155.jpg" xlink:type="simple" xlink:show="embed" xlink:actuate="onLoad" draw:mime-type="image/jpeg"/>
</draw:frame>
In times of Russia, the safety of vessels in the Black Sea from the Grain Agreement must guarantee or Turkey, or another country that will attract Turkish -Caste or UN.</text:p>
      <text:p text:style-name="P4">
This was stated in <text:a xlink:type="simple" xlink:href="https://ukr.radio/news.html" text:style-name="Internet_20_link" text:visited-style-name="Visited_20_Internet_20_Link">
Ukrainian radio</text:a>
Pavel Lakichuk, Head of the Security Protection Center "Strategy 21", Ukrinform reports.</text:p>
      <text:p text:style-name="P4">
The expert noted that the purpose of Russia during the signing of this Agreement was, formally permitting the supply of Ukrainian grain to African countries, to obtain political and economic dividends.</text:p>
      <text:p text:style-name="P4">
*!(https://www.ukrinform.ua/rubric-ato/3733880-robota-zernovogo-koridoru-fakticno-zablokovana-z-kinca-cervna-ekspert.html)"They(RF - Ed.)In exchange for the signing of the grain agreement, Turkey, the issue of exports of Russian ammonia ammonia-provoctomatti-Odesa-Black Sea, when vessels were loaded on the Odessa port. The Russian Federation also wanted sanctions on exports of Russian mineral fees. But all these focuses of Russia failed, and Putin and his team realized that the way they wanted, the agreement did not work. It works but does not work with Timechanisms, which they put there as additional "mines," - said Lakichuk.</text:p>
      <text:p text:style-name="P4">
According to him, if Russia leaves the agreement, the guarantees of transit of marine trafficking in Ukrainian ports should be provided by the Navy or other states that are ready to involve both Turkish and UN. "They can decide on the use of a crushing contingent, for example, from the composition of a constant operational connection of NATO in the Mediterranean," Lakichuk said.</text:p>
      <text:p text:style-name="P4">
In his opinion, the Navy of Turkey is much more powerful than the Russian, so Ankara has every possible way to provide peace in the Black Sea water area when the Ukrainian grain is transported to Africa and Asia.</text:p>
      <text:p text:style-name="P4">
<text:span text:style-name="T4">
 Read also: </text:span>
 [the captain of the Russian vessel was suspected(https://www.ukrinform.ua/rubric-crimea/3733843-kapitanu-rosijskogo-sudna-ogolosili-pidozru-v-perevezenni-kradenogo-ukrainskogo-zerna.html)"Turkey's naval forces have been very strengthened over the last 30 years. Now, although the Turks do not concentrate warships on a permanent basis in the marriage, they have powerful Navy, which ... far exceeds the possibilities of the Black Sea Fleet of the Russian Federation," the expert said.On the other hand, the expert noted, the Turkish side controls the Black Sea Protops, relying on the Montre Convention on the course of warships in the lady. "Even here, it depends a lot on the Turks, if the UN or other international organization decides to launch in the Black Sea initiative the escorting of vessels in the state," the expert said.</text:p>
      <text:p text:style-name="P4">
<text:span text:style-name="T4">
 Read also: </text:span>
 <text:a xlink:type="simple" xlink:href="https://www.ukrinform.ua/rubric-economy/3733831-prizupinenna-zernovogo-koridoru-ne-zagrozue-stabilnosti-grivni-ekspertka.html" text:style-name="Internet_20_link" text:visited-style-name="Visited_20_Internet_20_Link">
Suspension "<text:span text:style-name="T4">
 grains </text:span>
 Oh corridor" does not threaten the stability of the hryvnia - expert</text:a>
In his view, it is unlikely that Russians dare to attack civilian vessels in non -Ukrainian flags in neutral waters, as it means the development of a conflict on those players with whom Russia was not going to face.</text:p>
      <text:p text:style-name="P4">
"If Turkey provides guarantees for the grain corridor, it will be a hard crime. The Turks are able to act rigidly, including the Russian Federation," the expert said.</text:p>
      <text:p text:style-name="P4">
In this connection, he reminded the situation in Syria in 2018, when the Turkish was knocked down by the Russian bomber: "It was a signal for Putin, and a squeak understood. A month or two Russians were crying out that would not buy Turkish apels and tomato Ankara, "Lakichuk said.</text:p>
      <text:p text:style-name="P4">
<text:span text:style-name="T4">
 Read also: </text:span>
 [Foreign Minister of Turkey and Russia discussed "<text:span text:style-name="T4">
 grains </text:span>
 ovugogd" and return of the Azov commanders]](https://www.ukrinform.ua/rubric-economy/3733718-glavi-mzs-tureccini-ta-rosii-obgovorili-zernovu-ugodu-ta-povernenna-komandiriv-azovu.html)He added that in addition to Turkey in the territorial waters of Ukraine, the safety of the safety will be "guaranteed" and the anti -ship missile complexes "Neptune", "Harpun", which are in service of Ukraine and which have already demonstrated their ability "including the Russian cruiser" Moscow ".</text:p>
      <text:p text:style-name="P4">
As it was reported, the grain agreement was concluded in July last year with the participation of Ukraine, Turkey and the UN, as well as separately - Turkey, the UN and Russia. Decitation guarantees a safe passage .</text:p>
      <text:p text:style-name="P4">
Russia threatens to withdraw from the grain agreement, if it does not succeed in the restoration of ammonia by the Tomatti - Odesa pipeline and partially removing restriction on its own export.The Government of Ukraine declared the actual blocking of the Russian side of grain. The Russian Federation opened the inspection of ships, which reduced the capacity of the corridor to less than 20% of the possible.</text:p>
      <text:p text:style-name="P4">
Russia confirmed its participation in the agreement at the end of May, extending its validity for 60 days - until July 17.</text:p>
      <text:p text:style-name="P4">
Photo: FB</text:p>
      <text:p text:style-name="P4">
News Source: <text:a xlink:type="simple" xlink:href="https://www.ukrinform.ua/rubric-economy/3734075-rosii-ne-vdalisa-fokusi-u-mezah-zernovoi-ugodi-ekspert.html" text:style-name="Internet_20_link" text:visited-style-name="Visited_20_Internet_20_Link">
https://www.ukrinform.ua/rubric-economy/3734075-rosii-ne-vdalisa-fokusi-u-mezah-zernovoi-ugodi-ekspert.html</text:a>
</text:p>
      <!--NEWS-->
      <text:h text:style-name="P10" text:outline-level="1">
<text:span text:style-name="T4">
"The colon of young people in the trenches": Musk spoke about Ukrainian counter -offensive</text:span>
</text:h>
      <text:p text:style-name="P4">
Authors: Ukrinform (Person)</text:p>
      <text:p text:style-name="P4">
Publisher: Укринформ (Organization)</text:p>
      <text:p text:style-name="P4">
Published Time: 2023-07-10T22:09:00+03:00</text:p>
      <text:p text:style-name="P4">
Modified Time: 2023-07-10T22:09:00+03:00</text:p>
      <text:p text:style-name="P4">
Description: Musk regretted the "flower of Ukrainian and Russian youth in trenches" and prerich great losses during the counter -offensive of Ukraine. - Ukrinform.</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Росія', 'Війна з Росією']</text:p>
      <text:p text:style-name="P4">
Type: Article</text:p>
      <!--METADATA-->
      <text:p text:style-name="P4">
<draw:frame draw:style-name="fr1" draw:name="Image223" text:anchor-type="as-char" svg:width="6.9236in" svg:height="3.956343in" draw:z-index="0">
<draw:image xlink:href="../Images/yкринформ/2023-07-10T22-09-00-03-00/630_360_1620987964-731.jpg" xlink:type="simple" xlink:show="embed" xlink:actuate="onLoad" draw:mime-type="image/jpeg"/>
</draw:frame>
Muskom was damaged by the "flower of Ukrainian and Russian youth in trenches" and the prerinian of the Great Prophet during the counter -offensive of Ukraine.</text:p>
      <text:p text:style-name="P4">
According to Ukrinform, he wrote about it in his <text:a xlink:type="simple" xlink:href="https://twitter.com/elonmusk/status/1678215642858569729" text:style-name="Internet_20_link" text:visited-style-name="Visited_20_Internet_20_Link">
Twitter</text:a>
.</text:p>
      <text:p text:style-name="P4">
“The color of Ukrainian and Russian youth has long been died in the trenches of almost ungrayed territorial achievements. Whatever the parties, it will lose much more soldiers on the offensive. Moreover, Russia exceeds Ukraine by ~ 4: 1, so even at equal losses the war for exhaustion, ”the billionaire says.</text:p>
      <text:p text:style-name="P4">
<text:span text:style-name="T4">
 Read also: </text:span>
 <text:a xlink:type="simple" xlink:href="https://www.ukrinform.ua/rubric-technology/3733530-koristuvaci-twitter-iz-sinimi-galockami-posiruut-fejki-pro-vijnu-rf-v-ukraini-bbc.html" text:style-name="Internet_20_link" text:visited-style-name="Visited_20_Internet_20_Link">
Twitter users with blue chests are spreading the Faikipro War of the Russian Federation in Ukraine - BBC</text:a>
According to him, "in the case of a failure of the Ukrainian offensive with large losses during the counterattack will capture much more territory."</text:p>
      <text:p text:style-name="P4">
It was allegedly that "there was no large -scale offensive," he wrote.</text:p>
      <text:p text:style-name="P4">
As reported by Ukrinform, earlier in the Ministry of Defense <text:a xlink:type="simple" xlink:href="https://www.ukrinform.ua/rubric-ato/3733036-u-minoboroni-pidbili-pidsumki-500-dniv-povnomasstabnoi-vijni.html" text:style-name="Internet_20_link" text:visited-style-name="Visited_20_Internet_20_Link">
summed up 500 days of the full -scale war</text:a>
.</text:p>
      <text:p text:style-name="P4">
News Source: <text:a xlink:type="simple" xlink:href="https://www.ukrinform.ua/rubric-world/3734073-gine-cvit-molodi-v-okopah-mask-vislovivsa-sodo-ukrainskogo-kontrnastupu.html" text:style-name="Internet_20_link" text:visited-style-name="Visited_20_Internet_20_Link">
https://www.ukrinform.ua/rubric-world/3734073-gine-cvit-molodi-v-okopah-mask-vislovivsa-sodo-ukrainskogo-kontrnastupu.html</text:a>
</text:p>
      <!--NEWS-->
      <text:h text:style-name="P10" text:outline-level="1">
<text:span text:style-name="T4">
State Department on 500 days of large -scale war: States will continue to stand firmly with Ukraine</text:span>
</text:h>
      <text:p text:style-name="P4">
Authors: Ukrinform (Person)</text:p>
      <text:p text:style-name="P4">
Publisher: Укринформ (Organization)</text:p>
      <text:p text:style-name="P4">
Published Time: 2023-07-10T22:13:00+03:00</text:p>
      <text:p text:style-name="P4">
Modified Time: 2023-07-10T22:13:00+03:00</text:p>
      <text:p text:style-name="P4">
Description: The US State Department has made a statement on 500 days from the beginning of full -scale aggression of the Russian Federation, emphasizing that the United States will continue to unite allies and partners to achieve just peace in Ukraine. - Ukrinform.</text:p>
      <text:p text:style-name="P4">
Images: ['<text:a xlink:type="simple" xlink:href="https://static.ukrinform.com/photos/2018_03/thumb_files/630_360_1521097272-9495.jpg" text:style-name="Internet_20_link" text:visited-style-name="Visited_20_Internet_20_Link">
630_360_15210...</text:a>
']</text:p>
      <text:p text:style-name="P4">
Tags: ['США', 'Україна', 'Агресія РФ', 'Війна з Росією']</text:p>
      <text:p text:style-name="P4">
Type: Article</text:p>
      <!--METADATA-->
      <text:p text:style-name="P4">
<draw:frame draw:style-name="fr1" draw:name="Image224" text:anchor-type="as-char" svg:width="6.9236in" svg:height="3.956343in" draw:z-index="0">
<draw:image xlink:href="../Images/yкринформ/2023-07-10T22-13-00-03-00/630_360_1521097272-9495.jpg" xlink:type="simple" xlink:show="embed" xlink:actuate="onLoad" draw:mime-type="image/jpeg"/>
</draw:frame>
The US State Department has made a statement on 500 days from the onset of a full -scale aggression of the Russian Federation, stressed that the United States will continue to unite allies of the partners to achieve a fair peace in Ukraine.</text:p>
      <text:p text:style-name="P4">
This was said on Monday during a briefing in Washington, a spokesman for the State Department Matthyumiller, reports Ukrinform's own correspondent.</text:p>
      <text:p text:style-name="P4">
"During the next weeks and months, the United States will continue to interact with Zamstin, our allies and partners, as well as with all the interested -sides that seek to support a fair and sustained peace," the State Department representative noted.</text:p>
      <text:p text:style-name="P4">
<text:span text:style-name="T4">
 Read also: </text:span>
 <text:span text:style-name="T4">
 <text:a xlink:type="simple" xlink:href="https://www.ukrinform.ua/rubric-polytics/3733956-bajden-i-sunak-obgovorili-u-londoni-pidtrimku-ukraini.html" text:style-name="Internet_20_link" text:visited-style-name="Visited_20_Internet_20_Link">
Biden and Sunak discussed in London support of Ukraine</text:a>
</text:span>
</text:p>
      <text:p text:style-name="P4">
He reminded how from the beginning of a large -scale invasion of the Russians attacked homes, schools, playgrounds, hospitals, shopping centers, nuclear facilities and other infrastructure.</text:p>
      <text:p text:style-name="P4">
"Representatives of the Russian troops and their associates committed international crimes, such as the illegal movement of Ukrainian civilians, including children, to Russia within the limits of the so-called" filtration operations, "Miller emphasized.</text:p>
      <text:p text:style-name="P4">
The spokesman also noted that Russia deliberately destroyed Ukraine's energy, irresponsibly laced nuclear weapons, destroyed the lands and hindered the export of Ukrainian grain.</text:p>
      <text:p text:style-name="P4">
<text:span text:style-name="T4">
 Read also: </text:span>
 <text:span text:style-name="T4">
 <text:a xlink:type="simple" xlink:href="https://www.ukrinform.ua/rubric-society/3732701-voenni-zlocini-rf-dania-gotuetsa-napraviti-v-ukrainu-grupu-slidcih.html" text:style-name="Internet_20_link" text:visited-style-name="Visited_20_Internet_20_Link">
Russian Crimes: Denmark is preparing to send to the Ukrainian group of investigators</text:a>
</text:span>
</text:p>
      <text:p text:style-name="P4">
Miller once again emphasized that Russia "suffered a strategic failure" in Ukraine and has made enormous losses of both military personnel and equipment and in plan.</text:p>
      <text:p text:style-name="P4">
“We cannot succumb to Russian aggression or put up with its brazen sprouts to change the borders by force. Within 500 days, we stood firmly with Ukraine and will continue as much as it will take place, ”the State Department representative said.</text:p>
      <text:p text:style-name="P4">
<text:span text:style-name="T4">
 Read also: </text:span>
 <text:span text:style-name="T4">
 [Zelensky: Ukraine will be in NATO, we work as a superiority(https://www.ukrinform.ua/rubric-ato/3734060-zelenskij-ukraina-bude-v-nato-pracuemo-nad-algoritmom-nabutta-clenstva.html) </text:span>
</text:p>
      <text:p text:style-name="P4">
<text:span text:style-name="T4">
 Read also: </text:span>
 <text:span text:style-name="T4">
 [500 days of the Great War: What Crimes left behind(https://www.ukrinform.ua/rubric-ato/3733110-500-dniv-velikoi-vijni-aki-zlocini-zalisila-po-sobi-rosia.html)</text:span>
</text:p>
      <text:p text:style-name="P4">
The event, organized by the Embassy of Ukraine in the United States, gathered representatives of the Ukrainian community, American officials, representatives of the Diplomatic Corps, Ukrainian and American clergy, as well as simple Americans - friends and supporters of Ukraine.</text:p>
      <text:p text:style-name="P4">
News Source: <text:a xlink:type="simple" xlink:href="https://www.ukrinform.ua/rubric-ato/3734080-derzdep-pro-500-dniv-masstabnoi-vijni-stati-j-nadali-micno-stoatimut-z-ukrainou.html" text:style-name="Internet_20_link" text:visited-style-name="Visited_20_Internet_20_Link">
https://www.ukrinform.ua/rubric-ato/3734080-derzdep-pro-500-dniv-masstabnoi-vijni-stati-j-nadali-micno-stoatimut-z-ukrainou.html</text:a>
</text:p>
      <!--NEWS-->
      <text:h text:style-name="P10" text:outline-level="1">
<text:span text:style-name="T4">
US decision to give Ukraine cassette ammunition will not violate the unity between the Allies - State Department</text:span>
</text:h>
      <text:p text:style-name="P4">
Authors: Ukrinform (Person)</text:p>
      <text:p text:style-name="P4">
Publisher: Укринформ (Organization)</text:p>
      <text:p text:style-name="P4">
Published Time: 2023-07-10T22:23:00+03:00</text:p>
      <text:p text:style-name="P4">
Modified Time: 2023-07-10T22:23:00+03:00</text:p>
      <text:p text:style-name="P4">
Description: Official Washington is convinced that despite the ambiguous reaction of the Western countries to provide Ukraine with cassette ammunition, this issue will not cause any "cracks" among the countries of the civilized world. - Ukrinform.</text:p>
      <text:p text:style-name="P4">
Images: ['<text:a xlink:type="simple" xlink:href="https://static.ukrinform.com/photos/2023_07/thumb_files/630_360_1688821993-772.jpg" text:style-name="Internet_20_link" text:visited-style-name="Visited_20_Internet_20_Link">
630_360_16888...</text:a>
']</text:p>
      <text:p text:style-name="P4">
Tags: ['США', 'Україна', 'ЗСУ', 'Боєприпаси', 'Війна з Росією', 'Контрнаступ']</text:p>
      <text:p text:style-name="P4">
Type: Article</text:p>
      <!--METADATA-->
      <text:p text:style-name="P4">
<draw:frame draw:style-name="fr1" draw:name="Image225" text:anchor-type="as-char" svg:width="6.9236in" svg:height="3.956343in" draw:z-index="0">
<draw:image xlink:href="../Images/yкринформ/2023-07-10T22-23-00-03-00/630_360_1688821993-772.jpg" xlink:type="simple" xlink:show="embed" xlink:actuate="onLoad" draw:mime-type="image/jpeg"/>
</draw:frame>
Official Vashington is convinced that despite the ambiguous reaction of the Western countries in the provision of cassette ammunition to Ukraine, this issue will not cause any "cracks" of the media of the civilized world.</text:p>
      <text:p text:style-name="P4">
This was stated on Monday during a briefing in Washington by a spokesman for US State Department Matthew Miller, Ukrinform reports his own correspondent.</text:p>
      <text:p text:style-name="P4">
"We do not consider this question that can create cracks in unity that we have died with our allies and partners," said the State Department representative of the state of the State Department about the concern of individual countries regarding the transfer of cassette boobs to Ukraine.</text:p>
      <text:p text:style-name="P4">
<text:span text:style-name="T5">
!(https://www.ukrinform.ua/rubric-ato/3733722-u-povitranih-silah-nazvali-logicnim-risenna-ssa-nadati-ukraini-kasetni-boepripasi.html)</text:span>
*</text:p>
      <text:p text:style-name="P4">
He also informed that the United States had communicated with allies by partners on this issue before making a final decision.</text:p>
      <text:p text:style-name="P4">
In addition, Miller said that this decision was complicated, but necessary to ensure Ukraine's opportunity to reflect Russian aggression. According to him, in this connection, the United States received assurances from the Ukrainian side that cassettebovs will be applied solely for military purposes, and that after that, a large -scale mine operation will be performed.</text:p>
      <text:p text:style-name="P4">
<text:span text:style-name="T5">
!(https://www.ukrinform.ua/rubric-ato/3733309-nimeccina-strimano-vidreaguvala-na-risenna-ssa-peredati-ukraini-kasetni-boepripasi.html)</text:span>
*</text:p>
      <text:p text:style-name="P4">
As reported by Ukrinform, on Friday, the United States announced that they would supply Ukraine with Ukrainian ammunition to assist the Armed Forces in <text:span text:style-name="T4">
 <text:a xlink:type="simple" xlink:href="https://www.ukrinform.ua/tag-kontrnastup" text:style-name="Internet_20_link" text:visited-style-name="Visited_20_Internet_20_Link">
counter -offensive</text:a>
</text:span>
. The use of these weapons causes disputes, first of all, because a certain percentage of explosives does not detonate, but remains on the ground and in the future poses a serious threat to the population even for many years after completion Ammunition, Jacons transfer to Ukraine, does not exceed 2.5% - compared to 30-40% of those who consolidate Russian troops in Ukraine.</text:p>
      <text:p text:style-name="P4">
<text:span text:style-name="T5">
!(https://www.ukrinform.ua/rubric-ato/3733785-kitaj-zaklikae-stavitisa-strimano-do-peredaci-ukraini-kasetnih-boepripasiv.html) </text:span>
*</text:p>
      <text:p text:style-name="P4">
News Source: <text:a xlink:type="simple" xlink:href="https://www.ukrinform.ua/rubric-ato/3734084-risenna-ssa-nadati-ukraini-kasetni-boepripasi-ne-porusit-ednosti-miz-souznikami-derzdep.html" text:style-name="Internet_20_link" text:visited-style-name="Visited_20_Internet_20_Link">
https://www.ukrinform.ua/rubric-ato/3734084-risenna-ssa-nadati-ukraini-kasetni-boepripasi-ne-porusit-ednosti-miz-souznikami-derzdep.html</text:a>
</text:p>
      <!--NEWS-->
      <text:h text:style-name="P10" text:outline-level="1">
<text:span text:style-name="T4">
In the Tavriysk direction of the Defense Forces of Ukraine move forward - Tarnavsky</text:span>
</text:h>
      <text:p text:style-name="P4">
Authors: Ukrinform (Person)</text:p>
      <text:p text:style-name="P4">
Publisher: Укринформ (Organization)</text:p>
      <text:p text:style-name="P4">
Published Time: 2023-07-10T22:35:00+03:00</text:p>
      <text:p text:style-name="P4">
Modified Time: 2023-07-10T22:35:00+03:00</text:p>
      <text:p text:style-name="P4">
Description: In the Tavriysk direction, the forces of Ukraine's defense are moving forward, and more than two companies were made up of the loss of the Russians. - Ukrinform.</text:p>
      <text:p text:style-name="P4">
Images: ['<text:a xlink:type="simple" xlink:href="https://static.ukrinform.com/photos/2023_07/thumb_files/630_360_1689016452-247.jpg" text:style-name="Internet_20_link" text:visited-style-name="Visited_20_Internet_20_Link">
630_360_16890...</text:a>
']</text:p>
      <text:p text:style-name="P4">
Tags: ['Танк', 'Війна з Росією', 'Артилерія']</text:p>
      <text:p text:style-name="P4">
Type: Article</text:p>
      <!--METADATA-->
      <text:p text:style-name="P4">
<draw:frame draw:style-name="fr1" draw:name="Image226" text:anchor-type="as-char" svg:width="6.9236in" svg:height="3.956343in" draw:z-index="0">
<draw:image xlink:href="../Images/yкринформ/2023-07-10T22-35-00-03-00/630_360_1689016452-247.jpg" xlink:type="simple" xlink:show="embed" xlink:actuate="onLoad" draw:mime-type="image/jpeg"/>
</draw:frame>
The Nastaurian direction of the Defense Forces of Ukraine moves forward, and more than two companies were made up by the losses.</text:p>
      <text:p text:style-name="P4">
According to Ukrinform, the commander of the operational-strategic group "Tavriya" General Alexander Tarnavsky reports in <text:a xlink:type="simple" xlink:href="https://t.me/otarnavskiy/157" text:style-name="Internet_20_link" text:visited-style-name="Visited_20_Internet_20_Link">
telegram</text:a>
.</text:p>
      <text:p text:style-name="P4">
“We go forward. In the Tavriya direction, the movement of defense forces continues. He is alert, ”he wrote.</text:p>
      <text:p text:style-name="P4">
*!(https://www.ukrinform.ua/rubric-ato/3733429-na-tavrijskomu-napramku-za-dobu-rosiani-vtratili-ponad-dvi-roti.html)According to him, the artillery units of the defense forces during the day completed 1179 fire tasks. And the loss of the enemy over the last day was killed and wounded more than two mouths.</text:p>
      <text:p text:style-name="P4">
17 units of military equipment of the Russian army were also destroyed. In particular, the tank, infantry fighting machine, two unmanned aerial vehicles Zala, SUPERCAM UAV, self-propelled acacia artillery installation, radio-electronic wrestling station, long-range visual surveillance complex "MUR-M" and automobile equipment.</text:p>
      <text:p text:style-name="P4">
In addition, the forces of defense destroyed 9 ammunition depots of Russians.</text:p>
      <text:p text:style-name="P4">
*!(https://www.ukrinform.ua/rubric-ato/3734017-na-pivdni-sili-oboroni-prodovzuut-nastup-na-shodi-jdut-vazki-boi.html)As reported by Ukrinform, heavy battles continue on Kupyansk, Lymansky, Bakhmut, Avdiiv and Mariinsky, and there were17 combat clashes per day.</text:p>
      <text:p text:style-name="P4">
Photo: General Staff of the Armed Forces, Facebook</text:p>
      <text:p text:style-name="P4">
News Source: <text:a xlink:type="simple" xlink:href="https://www.ukrinform.ua/rubric-ato/3734076-na-tavrijskomu-napramku-sili-oboroni-ukraini-prosuvautsa-vpered-tarnavskij.html" text:style-name="Internet_20_link" text:visited-style-name="Visited_20_Internet_20_Link">
https://www.ukrinform.ua/rubric-ato/3734076-na-tavrijskomu-napramku-sili-oboroni-ukraini-prosuvautsa-vpered-tarnavskij.html</text:a>
</text:p>
      <!--NEWS-->
      <text:h text:style-name="P10" text:outline-level="1">
<text:span text:style-name="T4">
The Russians in a day 26 times fired at Sumy region border</text:span>
</text:h>
      <text:p text:style-name="P4">
Authors: Ukrinform (Person)</text:p>
      <text:p text:style-name="P4">
Publisher: Укринформ (Organization)</text:p>
      <text:p text:style-name="P4">
Published Time: 2023-07-10T22:40:00+03:00</text:p>
      <text:p text:style-name="P4">
Modified Time: 2023-07-10T22:40:00+03:00</text:p>
      <text:p text:style-name="P4">
Description: Russian troops fired at the border communities of Sumy region 26 times 26 times, and 180 explosions were recorded.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227" text:anchor-type="as-char" svg:width="6.9236in" svg:height="3.956343in" draw:z-index="0">
<draw:image xlink:href="../Images/yкринформ/2023-07-10T22-40-00-03-00/630_360_1686425057-568.jpg" xlink:type="simple" xlink:show="embed" xlink:actuate="onLoad" draw:mime-type="image/jpeg"/>
</draw:frame>
During July 10, the Russian border communities of the Sumy region were fired at 26 times, and 180 explosions were recorded.</text:p>
      <text:p text:style-name="P4">
According to Ukrinform, the Sumy Regional Military Administration reports in <text:a xlink:type="simple" xlink:href="https://t.me/Sumy_news_ODA/17679" text:style-name="Internet_20_link" text:visited-style-name="Visited_20_Internet_20_Link">
telegram</text:a>
.</text:p>
      <text:p text:style-name="P4">
“During the day, the Russians carried out 26 border shelling. 180 works were recorded. The shelling was suffered by Belopilsk, Glukhiv, Druzhbivska, Essmanskaya, Krasnopil, Yunakovskaya, Seredi -Budsk, Khotin communities ”, - the news reports.</text:p>
      <text:p text:style-name="P4">
<text:span text:style-name="T4">
 Read also: </text:span>
 <text:a xlink:type="simple" xlink:href="https://www.ukrinform.ua/rubric-ato/3734045-armia-rf-obstrilala-z-tornados-dnipropetrovsinu-e-poranenij.html" text:style-name="Internet_20_link" text:visited-style-name="Visited_20_Internet_20_Link">
Army of the Russian Federation <text:span text:style-name="T4">
 Shelling </text:span>
 Yala from Tornado-C of Dnipropetrovsk, is wounded</text:a>
The Krasnopil community was fired by mortars, releasing six mines, and artillery, five explosions were recorded.</text:p>
      <text:p text:style-name="P4">
The enemy fired the enemy from the helicopter with uncontrollable aircraft routes, and 14 explosions were recorded. Also the community was fired by the Russians from artillery(RSVV), 17 explosions were recorded.</text:p>
      <text:p text:style-name="P4">
The Bilopil community fired the aggressor from a mortar, releasing 36 min. The Russians fired at the AGS grenade launchers, 11 explosions were recorded, four explosions, and rocket launchers, and rocket launchers, and 5 shells released.</text:p>
      <text:p text:style-name="P4">
<text:span text:style-name="T4">
 Read also: </text:span>
 <text:a xlink:type="simple" xlink:href="https://www.ukrinform.ua/rubric-ato/3734039-vijska-rf-obstrilali-z-gelikopteriv-i-artilerii-prikordonne-selo-na-harkivsini.html" text:style-name="Internet_20_link" text:visited-style-name="Visited_20_Internet_20_Link">
Russian troops <text:span text:style-name="T4">
 fire </text:span>
 fir from helicopters and artillery border guard in Kharkiv region</text:a>
Four mines were thrown into the Yunak community.</text:p>
      <text:p text:style-name="P4">
The enemy was fired by the Glukhiv community with an AGS grenade launcher, 50 explosions were recorded.</text:p>
      <text:p text:style-name="P4">
The Aggressor fired the Friendship Community from a mortar, releasing seven mines.</text:p>
      <text:p text:style-name="P4">
In the Esman community, the Russians dropped 9 explosive devices from the drone.</text:p>
      <text:p text:style-name="P4">
The mid-and-Budy community was fired by Russian troops from artillery, 6 explosions were recorded.</text:p>
      <text:p text:style-name="P4">
<text:span text:style-name="T4">
 Read also: </text:span>
 <text:a xlink:type="simple" xlink:href="https://www.ukrinform.ua/rubric-regions/3734037-u-hersoni-vnaslidok-obstrilu-poranenij-mirnij-zitel.html" text:style-name="Internet_20_link" text:visited-style-name="Visited_20_Internet_20_Link">
in Kherson due to <text:span text:style-name="T4">
 shelling </text:span>
 In a wounded peaceful resident</text:a>
According to preliminary information, there was no loss among civilians of civilian infrastructure.</text:p>
      <text:p text:style-name="P4">
As reported by Ukrinform, by the decision of the Defense Council of the region in Sumy region evacuated all residents of the five -kilometer zone in border with Russia.</text:p>
      <text:p text:style-name="P4">
News Source: <text:a xlink:type="simple" xlink:href="https://www.ukrinform.ua/rubric-ato/3734083-rosiani-za-den-26-raziv-obstrilali-prikordonna-sumsini.html" text:style-name="Internet_20_link" text:visited-style-name="Visited_20_Internet_20_Link">
https://www.ukrinform.ua/rubric-ato/3734083-rosiani-za-den-26-raziv-obstrilali-prikordonna-sumsini.html</text:a>
</text:p>
      <!--NEWS-->
      <text:h text:style-name="P10" text:outline-level="1">
<text:span text:style-name="T4">
State Department on Erdogan's "Conditions": Sweden Membership in NATO is not related to Turkey's desire for the EU</text:span>
</text:h>
      <text:p text:style-name="P4">
Authors: Ukrinform (Person)</text:p>
      <text:p text:style-name="P4">
Publisher: Укринформ (Organization)</text:p>
      <text:p text:style-name="P4">
Published Time: 2023-07-10T22:54:00+03:00</text:p>
      <text:p text:style-name="P4">
Modified Time: 2023-07-10T22:54:00+03:00</text:p>
      <text:p text:style-name="P4">
Description: The United States emphasizes that the conditions of the Turkish President on the adoption of Ankara Sweden's application for NATO membership in return for the assistance of Turkey's accession to the European Union are issues that cannot be interrelated. - Ukrinform.</text:p>
      <text:p text:style-name="P4">
Images: ['<text:a xlink:type="simple" xlink:href="https://static.ukrinform.com/photos/2023_07/thumb_files/630_360_1689018967-577.jpg" text:style-name="Internet_20_link" text:visited-style-name="Visited_20_Internet_20_Link">
630_360_16890...</text:a>
']</text:p>
      <text:p text:style-name="P4">
Tags: ['Ердоган', 'Євросоюз', 'НАТО', 'Швеція', 'Держдеп']</text:p>
      <text:p text:style-name="P4">
Type: Article</text:p>
      <!--METADATA-->
      <text:p text:style-name="P4">
<draw:frame draw:style-name="fr1" draw:name="Image228" text:anchor-type="as-char" svg:width="6.9236in" svg:height="3.956343in" draw:z-index="0">
<draw:image xlink:href="../Images/yкринформ/2023-07-10T22-54-00-03-00/630_360_1689018967-577.jpg" xlink:type="simple" xlink:show="embed" xlink:actuate="onLoad" draw:mime-type="image/jpeg"/>
</draw:frame>
The combination emphasizes that the conditions of the Turkish President on the adoption of Sweden's ancarus for NATO membership in the way of Turkey's accession to the pre -Evrosoyuz, are issues that cannot be interrelated.</text:p>
      <text:p text:style-name="P4">
This was stressed on Monday during a pressing in Washington by US Services Matthew Miller, Ukrinform reports his own correspondent.</text:p>
      <text:p text:style-name="P4">
“We believe that these are separate questions. We support Turkey's long -standing aspirations to join the EU, but this is a separate issue than Sweden's accession to NATO, ”the US foreign foreign policy agreed.</text:p>
      <text:p text:style-name="P4">
<text:span text:style-name="T4">
 Read also: </text:span>
 <text:span text:style-name="T4">
 <text:a xlink:type="simple" xlink:href="https://www.ukrinform.ua/rubric-world/3733898-erdogan-visunuv-novu-umovu-dla-vstupu-svecii-do-nato.html" text:style-name="Internet_20_link" text:visited-style-name="Visited_20_Internet_20_Link">
Erdogan has put forward a new condition for Sweden's accession to NATO</text:a>
</text:span>
</text:p>
      <text:p text:style-name="P4">
He stressed that Sweden fulfilled the necessary requirements for the North Atlantic Alliance.</text:p>
      <text:p text:style-name="P4">
“We think it's time to join Sweden to <text:span text:style-name="T4">
 <text:a xlink:type="simple" xlink:href="https://www.ukrinform.ua/tag-nato" text:style-name="Internet_20_link" text:visited-style-name="Visited_20_Internet_20_Link">
NATO</text:a>
</text:span>
, and we hope that Turkey will support, ”Miller said.</text:p>
      <text:p text:style-name="P4">
<text:span text:style-name="T4">
 Read also: </text:span>
 <text:span text:style-name="T4">
 <text:a xlink:type="simple" xlink:href="https://www.ukrinform.ua/rubric-world/3732025-bilij-dim-zaklikav-ugorsinu-j-tureccinu-akomoga-skorise-shvaliti-clenstvo-svecii-v-nato.html" text:style-name="Internet_20_link" text:visited-style-name="Visited_20_Internet_20_Link">
White House called Hungary and Turkey as Sunshine as Sweden's Membership in NATO</text:a>
</text:span>
</text:p>
      <text:p text:style-name="P4">
He also informed that US Secretary of State, Anthony Blinken, explained the tsing in a recent conversation with Turkish Foreign Minister Hakanfidan.</text:p>
      <text:p text:style-name="P4">
According to Ukrinform, Turkish President Recep Taiip Erdogan has made a condition that his country would approve Sweden's application for joining Natopis as EU leaders _ <text:span text:style-name="T4">
 <text:a xlink:type="simple" xlink:href="https://www.ukrinform.ua/rubric-world/3733898-erdogan-visunuv-novu-umovu-dla-vstupu-svecii-do-nato.html" text:style-name="Internet_20_link" text:visited-style-name="Visited_20_Internet_20_Link">
open the way to Turkey's accession of the Pre -European Union. </text:a>
</text:span>
 _</text:p>
      <text:p text:style-name="P4">
News Source: <text:a xlink:type="simple" xlink:href="https://www.ukrinform.ua/rubric-world/3734087-derzdep-pro-umovi-erdogana-clenstvo-svecii-v-nato-ne-povazane-z-pragnennam-tureccini-do-es.html" text:style-name="Internet_20_link" text:visited-style-name="Visited_20_Internet_20_Link">
https://www.ukrinform.ua/rubric-world/3734087-derzdep-pro-umovi-erdogana-clenstvo-svecii-v-nato-ne-povazane-z-pragnennam-tureccini-do-es.html</text:a>
</text:p>
      <!--NEWS-->
      <text:h text:style-name="P10" text:outline-level="1">
<text:span text:style-name="T4">
Ukrzaliznytsia extinguished the debt to the Kryukiv Wagon Plant</text:span>
</text:h>
      <text:p text:style-name="P4">
Authors: Ukrinform (Person)</text:p>
      <text:p text:style-name="P4">
Publisher: Укринформ (Organization)</text:p>
      <text:p text:style-name="P4">
Published Time: 2023-07-10T23:05:00+03:00</text:p>
      <text:p text:style-name="P4">
Modified Time: 2023-07-10T23:05:00+03:00</text:p>
      <text:p text:style-name="P4">
Description: The debt to the Kryukiv Wagon Plant is repaid. Ukrzaliznytsia has fully paid the enterprise for 100 passenger cars delivered within the state order. - Ukrinform.</text:p>
      <text:p text:style-name="P4">
Images: ['<text:a xlink:type="simple" xlink:href="https://static.ukrinform.com/photos/2023_07/thumb_files/630_360_1689019021-943.jpg" text:style-name="Internet_20_link" text:visited-style-name="Visited_20_Internet_20_Link">
630_360_16890...</text:a>
']</text:p>
      <text:p text:style-name="P4">
Tags: ['Полтавщина', 'Укрзалізниця', 'Вагони']</text:p>
      <text:p text:style-name="P4">
Type: Article</text:p>
      <!--METADATA-->
      <text:p text:style-name="P4">
<draw:frame draw:style-name="fr1" draw:name="Image229" text:anchor-type="as-char" svg:width="6.9236in" svg:height="3.956343in" draw:z-index="0">
<draw:image xlink:href="../Images/yкринформ/2023-07-10T23-05-00-03-00/630_360_1689019021-943.jpg" xlink:type="simple" xlink:show="embed" xlink:actuate="onLoad" draw:mime-type="image/jpeg"/>
</draw:frame>
The debt to the Kryukiv Wagon Plant was repaid. Ukrzaliznytsia has fully paid with the enterprise for the 100 passenger cars set.</text:p>
      <text:p text:style-name="P4">
According to Ukrinform, the chief of OVA Dmitry Lunin has informed about it <text:a xlink:type="simple" xlink:href="https://poda.gov.ua/news/155301" text:style-name="Internet_20_link" text:visited-style-name="Visited_20_Internet_20_Link">
on the Sitipolta Regional Military Administration</text:a>
.</text:p>
      <text:p text:style-name="P4">
“The cooperation is ongoing. In the future, new orders for the manufacture of passenger cars and diesel trains,-said Dmitry Lunin. - Strategic enterprises of Poltava region work daily for victory, ” - said the message.</text:p>
      <text:p text:style-name="P4">
<text:span text:style-name="T4">
 Read also: </text:span>
 <text:a xlink:type="simple" xlink:href="https://www.ukrinform.ua/rubric-regions/3732838-ukrzaliznica-dodae-spolucenna-miz-kievom-ta-slovanskom.html" text:style-name="Internet_20_link" text:visited-style-name="Visited_20_Internet_20_Link">
<text:span text:style-name="T4">
 Ukrzaliznitsa </text:span>
 I add a connection between Kiev Taslavian</text:a>
The KVBZ has put Ukrzaliznytsia 100 new passenger cars within the assignment of the president Vladimir Zelensky. Some of the wagons have successfully operated routes laid to European countries. The last 15 wagons, delivered on 1 March 2023, have an inclusive restroom and one barrier compartment, where the espinged berths, a place for a wheelchair and a belt for its locking, a remote control with a conductor call, a loud -speaking device with a conductor. According to Ukrzaliznytsia, they will run in the train warehouses both in domestic and international marshrots.</text:p>
      <text:p text:style-name="P4">
At the beginning of 2023, a considerable debt was reported to the KVBZ.</text:p>
      <text:p text:style-name="P4">
Photo: Poltava Ova</text:p>
      <text:p text:style-name="P4">
News Source: <text:a xlink:type="simple" xlink:href="https://www.ukrinform.ua/rubric-economy/3734086-ukrzaliznica-pogasila-zaborgovanist-pered-krukivskim-vagonobudivnim-zavodom.html" text:style-name="Internet_20_link" text:visited-style-name="Visited_20_Internet_20_Link">
https://www.ukrinform.ua/rubric-economy/3734086-ukrzaliznica-pogasila-zaborgovanist-pered-krukivskim-vagonobudivnim-zavodom.html</text:a>
</text:p>
      <!--NEWS-->
      <text:h text:style-name="P10" text:outline-level="1">
<text:span text:style-name="T4">
Pums of 1/4 of the male single category of Wimbledon tournament became known</text:span>
</text:h>
      <text:p text:style-name="P4">
Authors: Ukrinform (Person)</text:p>
      <text:p text:style-name="P4">
Publisher: Укринформ (Organization)</text:p>
      <text:p text:style-name="P4">
Published Time: 2023-07-10T23:16:00+03:00</text:p>
      <text:p text:style-name="P4">
Modified Time: 2023-07-10T23:16:00+03:00</text:p>
      <text:p text:style-name="P4">
Description: In London (United Kingdom), the Wimbledon tournament is ongoing - the third in the 2023 season from the Grand Slam series. - Ukrinform.</text:p>
      <text:p text:style-name="P4">
Images: ['<text:a xlink:type="simple" xlink:href="https://static.ukrinform.com/photos/2023_07/thumb_files/630_360_1689019277-498.jpeg" text:style-name="Internet_20_link" text:visited-style-name="Visited_20_Internet_20_Link">
630_360_16890...</text:a>
']</text:p>
      <text:p text:style-name="P4">
Tags: ['Теніс']</text:p>
      <text:p text:style-name="P4">
Type: Article</text:p>
      <!--METADATA-->
      <text:p text:style-name="P4">
<draw:frame draw:style-name="fr1" draw:name="Image230" text:anchor-type="as-char" svg:width="6.9236in" svg:height="3.956343in" draw:z-index="0">
<draw:image xlink:href="../Images/yкринформ/2023-07-10T23-16-00-03-00/630_360_1689019277-498.jpeg" xlink:type="simple" xlink:show="embed" xlink:actuate="onLoad" draw:mime-type="image/jpeg"/>
</draw:frame>
In London(United Kingdom)The Wimbledon tournament continues - the third in the 20123 season from the Grand Slam series.</text:p>
      <text:p text:style-name="P4">
The quarter-finals of the competition in the male single category will take place on July 11-12, Ukrinform reports.</text:p>
      <text:p text:style-name="P4">
In the matches for the exit up to 1/2 finals, Serb Novak Jokovich will come down(2nd sowing number)and Russian Andrei Rublev(7), Italian Jannik Sinner(8)Tarosian Roman Safiullin, American Cristofer Yubenks and Russian Danilomedvedev(8), Norwegian Holler Rune(6)and Spaniard Carlos Alaras Garfia(1).</text:p>
      <text:p text:style-name="P4">
<text:span text:style-name="T4">
Читайте також:</text:span>
 <text:a xlink:type="simple" xlink:href="https://www.ukrinform.ua/rubric-sports/3733616-ukrainka-svitolina-peremogla-bilorusku-azarovu-i-zigrae-u-cvertfinali-vimbldonu.html" text:style-name="Internet_20_link" text:visited-style-name="Visited_20_Internet_20_Link">
 Українка Світоліна перемогла білоруску Азаренко і зіграєу чвертьфіналі Вімблдону </text:a>
The Wimbledon tournament will last until July 16.</text:p>
      <text:p text:style-name="P4">
In the photo: Novak Djokovich(btu.org).</text:p>
      <text:p text:style-name="P4">
News Source: <text:a xlink:type="simple" xlink:href="https://www.ukrinform.ua/rubric-sports/3734088-stali-vidomi-pari-14-finalu-colovicogo-odinocnogo-rozradu-vimbldonskogo-turniru.html" text:style-name="Internet_20_link" text:visited-style-name="Visited_20_Internet_20_Link">
https://www.ukrinform.ua/rubric-sports/3734088-stali-vidomi-pari-14-finalu-colovicogo-odinocnogo-rozradu-vimbldonskogo-turniru.html</text:a>
</text:p>
      <!--NEWS-->
      <text:h text:style-name="P10" text:outline-level="1">
<text:span text:style-name="T4">
Erdogan agreed to unlock Sweden's introduction to NATO - Stoltenberg</text:span>
</text:h>
      <text:p text:style-name="P4">
Authors: Ukrinform (Person)</text:p>
      <text:p text:style-name="P4">
Publisher: Укринформ (Organization)</text:p>
      <text:p text:style-name="P4">
Published Time: 2023-07-10T23:23:00+03:00</text:p>
      <text:p text:style-name="P4">
Modified Time: 2023-07-10T23:23:00+03:00</text:p>
      <text:p text:style-name="P4">
Description: Turkish President Recep TaiP Erdogan agreed to hand over the Turkish Parliament to Sweden's accession to NATO. Earlier, Turkey hindered Sweden's introduction, as Stockholm gave shelter to Kurdish militants and allowed the Koran burning. - Ukrinform.</text:p>
      <text:p text:style-name="P4">
Images: ['<text:a xlink:type="simple" xlink:href="https://static.ukrinform.com/photos/2023_07/thumb_files/630_360_1689020866-516.jpg" text:style-name="Internet_20_link" text:visited-style-name="Visited_20_Internet_20_Link">
630_360_16890...</text:a>
']</text:p>
      <text:p text:style-name="P4">
Tags: ['Ердоган', 'НАТО', 'Столтенберг', 'Швеція', 'Туреччина']</text:p>
      <text:p text:style-name="P4">
Type: Article</text:p>
      <!--METADATA-->
      <text:p text:style-name="P4">
<draw:frame draw:style-name="fr1" draw:name="Image231" text:anchor-type="as-char" svg:width="6.9236in" svg:height="3.956343in" draw:z-index="0">
<draw:image xlink:href="../Images/yкринформ/2023-07-10T23-23-00-03-00/630_360_1689020866-516.jpg" xlink:type="simple" xlink:show="embed" xlink:actuate="onLoad" draw:mime-type="image/jpeg"/>
</draw:frame>
The Presidential Region of Recep TaiP Erdogan agreed to pass on the Turkish parliament protocol about the accession of Sweden to NATO. Earlier, Turkey was inhibited by introduction, as Stockholm gave shelter to Kurdish militants and allowed the Koran.</text:p>
      <text:p text:style-name="P4">
About it in <text:a xlink:type="simple" xlink:href="https://twitter.com/jensstoltenberg/status/1678484703060324359" text:style-name="Internet_20_link" text:visited-style-name="Visited_20_Internet_20_Link">
Twitter</text:a>
NATO Stoltenberg's NATO Secretary of NATO, Ukrinform reports.</text:p>
      <text:p text:style-name="P4">
He said that on the eve of the NATO summit in Vilnius, he organized a meeting with Turkey and Sweden Prime Minister Ulf Christerson. After all, Erdogan agreed to transfer Turkey to the Great National Assembly of Sweden.</text:p>
      <text:p text:style-name="P4">
"This is a historical step that makes all the Alliance members more stronger," Stoltenberg stressed.</text:p>
      <text:p text:style-name="Quotations">

<text:p text:style-name="P4">
Glad to AnnoUnce that after the meting i hosted with <text:a xlink:type="simple" xlink:href="https://twitter.com/RTErdogan" text:style-name="Internet_20_link" text:visited-style-name="Visited_20_Internet_20_Link">
@rterdogan&gt;
</text:a>
&amp; <text:a xlink:type="simple" xlink:href="https://twitter.com/SwedishPM" text:style-name="Internet_20_link" text:visited-style-name="Visited_20_Internet_20_Link">
 @SwedishPM&gt;
 </text:a>
, President Erdogan has&gt;
 agreed to forward <text:a xlink:type="simple" xlink:href="https://twitter.com/hashtag/Sweden" text:style-name="Internet_20_link" text:visited-style-name="Visited_20_Internet_20_Link">
 #Sweden&gt;
 </text:a>
's&gt;
 accession protocol to the Grand National Assembly ASAP &amp; ensure&gt;
 ratification. This is an historic step which makes all <text:a xlink:type="simple" xlink:href="https://twitter.com/hashtag/NATO" text:style-name="Internet_20_link" text:visited-style-name="Visited_20_Internet_20_Link">
 #NATO&gt;
 </text:a>
Allies&gt;
 stronger and safer. <text:a xlink:type="simple" xlink:href="https://t.co/D7OeR5Vgba" text:style-name="Internet_20_link" text:visited-style-name="Visited_20_Internet_20_Link">
 pic.twitter.com/D7OeR5Vgba </text:a>
&gt;
&gt;
 - Jens Stoltenberg(@jensSStoltenberg)<text:a xlink:type="simple" xlink:href="https://twitter.com/jensstoltenberg/status/1678484703060324359" text:style-name="Internet_20_link" text:visited-style-name="Visited_20_Internet_20_Link">
 July 10, 2023&gt;
 </text:a>
<text:span text:style-name="T4">
 Read also: </text:span>
 <text:span text:style-name="T4">
 <text:a xlink:type="simple" xlink:href="https://www.ukrinform.ua/rubric-world/3734087-derzdep-pro-umovi-erdogana-clenstvo-svecii-v-nato-ne-povazane-z-pragnennam-tureccini-do-es.html" text:style-name="Internet_20_link" text:visited-style-name="Visited_20_Internet_20_Link">
State Department on Erdogan's "Conditions": Sweden Membership in NATO is unrelated with Turkey's desire for the EU</text:a>
</text:span>
</text:p>

</text:p>
      <text:p text:style-name="P4">
Turkey has been reported(https://www.ukrinform.ua/tag-nato)**, which Stockholm filed in May 2022, after a full -scale invasion of the Russian Federation into Ukraine.</text:p>
      <text:p text:style-name="P4">
Ankara accused Sweden of insufficient fight against terrorism. Presidential Erdogan called for Stockholm to give people he considers terrorists, including Kurds and others who supported the attempt of a coup of the opposite in 2016.<text:span text:style-name="T5">
Foto: Twitter.com/Jenstoltenberg</text:span>
</text:p>
      <text:p text:style-name="P4">
News Source: <text:a xlink:type="simple" xlink:href="https://www.ukrinform.ua/rubric-world/3734091-erdogan-pogodivsa-rozblokuvati-vstup-svecii-v-nato-stoltenberg.html" text:style-name="Internet_20_link" text:visited-style-name="Visited_20_Internet_20_Link">
https://www.ukrinform.ua/rubric-world/3734091-erdogan-pogodivsa-rozblokuvati-vstup-svecii-v-nato-stoltenberg.html</text:a>
</text:p>
      <!--NEWS-->
      <text:h text:style-name="P10" text:outline-level="1">
<text:span text:style-name="T4">
In a number of regions of Ukraine air alarm - report the missile hazard</text:span>
</text:h>
      <text:p text:style-name="P4">
Authors: Ukrinform (Person)</text:p>
      <text:p text:style-name="P4">
Publisher: Укринформ (Organization)</text:p>
      <text:p text:style-name="P4">
Published Time: 2023-07-10T23:32:00+03:00</text:p>
      <text:p text:style-name="P4">
Modified Time: 2023-07-10T23:32:00+03:00</text:p>
      <text:p text:style-name="P4">
Description: In Chernihiv, Sumy and Kyiv regions, air alarm was announced late in the evening.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7/1689021369-567.png" text:style-name="Internet_20_link" text:visited-style-name="Visited_20_Internet_20_Link">
1689021369-56...</text:a>
']</text:p>
      <text:p text:style-name="P4">
Tags: ['Агресія РФ', 'Повітряна куля', 'Війна з Росією']</text:p>
      <text:p text:style-name="P4">
Type: Article</text:p>
      <!--METADATA-->
      <text:p text:style-name="P4">
<draw:frame draw:style-name="fr1" draw:name="Image232" text:anchor-type="as-char" svg:width="6.9236in" svg:height="3.956343in" draw:z-index="0">
<draw:image xlink:href="../Images/yкринформ/2023-07-10T23-32-00-03-00/630_360_1645871571-868.jpg" xlink:type="simple" xlink:show="embed" xlink:actuate="onLoad" draw:mime-type="image/jpeg"/>
</draw:frame>
Unernihiv, Sumy and Kyiv regions late in the evening declared a air alarm.</text:p>
      <text:p text:style-name="P4">
This is reported by Ukrinform with reference to the air forces of the Armed Forces of Ukraine.</text:p>
      <text:p text:style-name="P4">
The military is talking about rocket danger to the inhabitants of these areas hiding them in shelter.</text:p>
      <text:p text:style-name="P4">
The air alarm map is currently as follows:</text:p>
      <text:p text:style-name="P4">
<draw:frame draw:style-name="fr1" draw:name="Image233" text:anchor-type="as-char" svg:width="6.9236in" svg:height="4.615733in" draw:z-index="0">
<draw:image xlink:href="../Images/yкринформ/2023-07-10T23-32-00-03-00/1689021369-567.png" xlink:type="simple" xlink:show="embed" xlink:actuate="onLoad" draw:mime-type="image/png"/>
</draw:frame>
Meanwhile, the Zaporizhzhia region reports the threat of useful weapons.</text:p>
      <text:p text:style-name="P4">
News Source: <text:a xlink:type="simple" xlink:href="https://www.ukrinform.ua/rubric-ato/3734092-na-pivnoci-ukraini-povitrana-trivoga-povidomlaut-pro-raketnu-nebezpeku.html" text:style-name="Internet_20_link" text:visited-style-name="Visited_20_Internet_20_Link">
https://www.ukrinform.ua/rubric-ato/3734092-na-pivnoci-ukraini-povitrana-trivoga-povidomlaut-pro-raketnu-nebezpeku.html</text:a>
</text:p>
      <!--NEWS-->
      <text:h text:style-name="P10" text:outline-level="1">
<text:span text:style-name="T4">
Marchenko made his way to the main grid of the ATP series Challenger in Chicago</text:span>
</text:h>
      <text:p text:style-name="P4">
Authors: Ukrinform (Person)</text:p>
      <text:p text:style-name="P4">
Publisher: Укринформ (Organization)</text:p>
      <text:p text:style-name="P4">
Published Time: 2023-07-10T23:35:46+03:00</text:p>
      <text:p text:style-name="P4">
Modified Time: 2023-07-10T23:35:46+03:00</text:p>
      <text:p text:style-name="P4">
Description: Ukrainian Ilya Marchenko has overcome the qualifying barrier at the Tournament of the Tennisist Association (ATP) of the Challenger Series - Chicago Men's Challenger - in Chicago (USA) with a $ 80,000 prize fund. - Ukrinform.</text:p>
      <text:p text:style-name="P4">
Images: ['<text:a xlink:type="simple" xlink:href="https://static.ukrinform.com/photos/2023_06/thumb_files/630_360_1686825878-112.jpg" text:style-name="Internet_20_link" text:visited-style-name="Visited_20_Internet_20_Link">
630_360_16868...</text:a>
']</text:p>
      <text:p text:style-name="P4">
Tags: ['Теніс', 'Марченко']</text:p>
      <text:p text:style-name="P4">
Type: Article</text:p>
      <!--METADATA-->
      <text:p text:style-name="P4">
<draw:frame draw:style-name="fr1" draw:name="Image234" text:anchor-type="as-char" svg:width="6.9236in" svg:height="3.956343in" draw:z-index="0">
<draw:image xlink:href="../Images/yкринформ/2023-07-10T23-35-46-03-00/630_360_1686825878-112.jpg" xlink:type="simple" xlink:show="embed" xlink:actuate="onLoad" draw:mime-type="image/jpeg"/>
</draw:frame>
Marchenko's Ukrainian Overcome the qualifying barrier at the Tournament of the Association of Tennisist Professionals(ATP)Challenger Series - Chicago Men's Challenger - in Chicago(USA)With a prize fund $ 80 thousand.</text:p>
      <text:p text:style-name="P4">
In the finale of qualification, it is sown at the 7th number of Marchenko in 1 hour 50 mins Kennon Kingsley - 7: 6(8:6), 6: 1, reports Ukrinform.</text:p>
      <text:p text:style-name="P4">
The first rival of Marchenko in the main grid of the competition will be the Australian Deynsuini.</text:p>
      <text:p text:style-name="P4">
<text:span text:style-name="T4">
 Read also: </text:span>
 <text:a xlink:type="simple" xlink:href="https://www.ukrinform.ua/rubric-sports/3733616-ukrainka-svitolina-peremogla-bilorusku-azarovu-i-zigrae-u-cvertfinali-vimbldonu.html" text:style-name="Internet_20_link" text:visited-style-name="Visited_20_Internet_20_Link">
Ukrainian Svitolina defeated Belarusian Azarenko and played in the quarterfinals of Wimbledon</text:a>
The Chicago tournament will last until July 16.</text:p>
      <text:p text:style-name="P4">
Photo: Getty Images.</text:p>
      <text:p text:style-name="P4">
News Source: <text:a xlink:type="simple" xlink:href="https://www.ukrinform.ua/rubric-sports/3734093-marcenko-probivsa-do-osnovnoi-sitki-turniru-atp-serii-challenger-v-cikago.html" text:style-name="Internet_20_link" text:visited-style-name="Visited_20_Internet_20_Link">
https://www.ukrinform.ua/rubric-sports/3734093-marcenko-probivsa-do-osnovnoi-sitki-turniru-atp-serii-challenger-v-cikago.html</text:a>
</text:p>
      <!--NEWS-->
      <text:h text:style-name="P10" text:outline-level="1">
<text:span text:style-name="T4">
The Ukrainians in the EU continued free roaming for another 12 months</text:span>
</text:h>
      <text:p text:style-name="P4">
Authors: Ukrinform (Person)</text:p>
      <text:p text:style-name="P4">
Publisher: Укринформ (Organization)</text:p>
      <text:p text:style-name="P4">
Published Time: 2023-07-10T23:44:00+03:00</text:p>
      <text:p text:style-name="P4">
Modified Time: 2023-07-10T23:44:00+03:00</text:p>
      <text:p text:style-name="P4">
Description: Ukrainians in the EU continued calls to roaming for another 12 months - 22 mobile operators in the EU and 7 in Ukraine agreed. - Ukrinform.</text:p>
      <text:p text:style-name="P4">
Images: ['<text:a xlink:type="simple" xlink:href="https://static.ukrinform.com/photos/2017_06/thumb_files/630_360_1497458487-7107.jpg" text:style-name="Internet_20_link" text:visited-style-name="Visited_20_Internet_20_Link">
630_360_14974...</text:a>
']</text:p>
      <text:p text:style-name="P4">
Tags: ['Євросоюз', 'Роумінг', 'Україна', "Мобільний зв'язок", "Зв'язок"]</text:p>
      <text:p text:style-name="P4">
Type: Article</text:p>
      <!--METADATA-->
      <text:p text:style-name="P4">
<draw:frame draw:style-name="fr1" draw:name="Image235" text:anchor-type="as-char" svg:width="6.9236in" svg:height="3.956343in" draw:z-index="0">
<draw:image xlink:href="../Images/yкринформ/2023-07-10T23-44-00-03-00/630_360_1497458487-7107.jpg" xlink:type="simple" xlink:show="embed" xlink:actuate="onLoad" draw:mime-type="image/jpeg"/>
</draw:frame>
The EU Ukrainians continued calls to roaming for another 12 months - 22 mobile operators in the EU and 7 in Ukraine were continued.</text:p>
      <text:p text:style-name="P4">
This is reported by Ukrinform with reference to <text:a xlink:type="simple" xlink:href="https://ec.europa.eu/commission/presscorner/detail/en/mex_23_3764" text:style-name="Internet_20_link" text:visited-style-name="Visited_20_Internet_20_Link">
European Commission.</text:a>
"On July 9, the commission congratulated the continuation for twelve months of the transaction to the zoperies, which allows the displaced refugees from Ukraine to stay in touch with the border," the statement said.</text:p>
      <text:p text:style-name="P4">
<text:span text:style-name="T4">
 Read also: </text:span>
 <text:span text:style-name="T4">
 <text:a xlink:type="simple" xlink:href="https://www.ukrinform.ua/rubric-world/3732392-evrokomisia-opriludnila-soricnij-strategicnij-prognoz.html" text:style-name="Internet_20_link" text:visited-style-name="Visited_20_Internet_20_Link">
European Commission has released the annual strategic forecast</text:a>
</text:span>
</text:p>
      <text:p text:style-name="P4">
In addition, the European Commission is preparing for the integration of Ukraine into roaming space. The commission reminded that in April 2023, the Committee of the Association of Ukraine-Embrace its proposal for Ukraine's accession to the EU rules on roaming.</text:p>
      <text:p text:style-name="P4">
"The next step for Ukraine is the full bringing of its legislation to the EU legislation, and then the final decision of the Rade -European Union," the EU executive body said.</text:p>
      <text:p text:style-name="P4">
<text:span text:style-name="T4">
 Read also: </text:span>
 <text:span text:style-name="T4">
 <text:a xlink:type="simple" xlink:href="https://www.ukrinform.ua/rubric-technology/3697400-ukraina-nablizilas-do-mobilnogo-roumingu-z-es-mincifri.html" text:style-name="Internet_20_link" text:visited-style-name="Visited_20_Internet_20_Link">
Ukraine approached mobile roaming with the EU -Ministry</text:a>
</text:span>
</text:p>
      <text:p text:style-name="P4">
As reported, European and Ukrainian communication operators in February 2023 have signed a new joint fiction statement, which continued for half a year about available <text:span text:style-name="T4">
 <text:a xlink:type="simple" xlink:href="https://www.ukrinform.ua/tag-rouming" text:style-name="Internet_20_link" text:visited-style-name="Visited_20_Internet_20_Link">
roaming</text:a>
</text:span>
 For Ukrainians who, through war, found themselves in different EU countries.</text:p>
      <text:p text:style-name="P4">
News Source: <text:a xlink:type="simple" xlink:href="https://www.ukrinform.ua/rubric-technology/3734095-ukraincam-v-es-prodovzili-bezkostovnij-rouming-se-na-12-misaciv.html" text:style-name="Internet_20_link" text:visited-style-name="Visited_20_Internet_20_Link">
https://www.ukrinform.ua/rubric-technology/3734095-ukraincam-v-es-prodovzili-bezkostovnij-rouming-se-na-12-misaciv.html</text:a>
</text:p>
      <!--NEWS-->
      <text:h text:style-name="P10" text:outline-level="1">
<text:span text:style-name="T4">
If Russia creates a catastrophe for the ZPP, the responsibility for it will be inevitable - the State Department</text:span>
</text:h>
      <text:p text:style-name="P4">
Authors: Ukrinform (Person)</text:p>
      <text:p text:style-name="P4">
Publisher: Укринформ (Organization)</text:p>
      <text:p text:style-name="P4">
Published Time: 2023-07-10T23:57:00+03:00</text:p>
      <text:p text:style-name="P4">
Modified Time: 2023-07-10T23:57:00+03:00</text:p>
      <text:p text:style-name="P4">
Description: The United States warned the Russian leadership of inevitable responsibility if the Russian Federation creates a nuclear catastrophe at the Zaporizhzhya nuclear power plant. - Ukrinform.</text:p>
      <text:p text:style-name="P4">
Images: ['<text:a xlink:type="simple" xlink:href="https://static.ukrinform.com/photos/2022_08/thumb_files/630_360_1659957283-548.jpg" text:style-name="Internet_20_link" text:visited-style-name="Visited_20_Internet_20_Link">
630_360_16599...</text:a>
']</text:p>
      <text:p text:style-name="P4">
Tags: ['США', 'Теракт', 'Україна', 'Держдеп', 'Запорізька АЕС', 'Війна з Росією']</text:p>
      <text:p text:style-name="P4">
Type: Article</text:p>
      <!--METADATA-->
      <text:p text:style-name="P4">
<draw:frame draw:style-name="fr1" draw:name="Image236" text:anchor-type="as-char" svg:width="6.9236in" svg:height="3.956343in" draw:z-index="0">
<draw:image xlink:href="../Images/yкринформ/2023-07-10T23-57-00-03-00/630_360_1659957283-548.jpg" xlink:type="simple" xlink:show="embed" xlink:actuate="onLoad" draw:mime-type="image/jpeg"/>
</draw:frame>
The connection warned the Russian leadership of inevitable responsibility if the Russian Federation creates a nuclear catastrophe at the Zaporizhzhya nuclear power plant.</text:p>
      <text:p text:style-name="P4">
This statement was made on Monday by a spokesman for US State Department Matthyumiller, Ukrinform correspondent reports.</text:p>
      <text:p text:style-name="P4">
"The Russian leadership has to think carefully whether it wants to risk the formation of a nuclear catastrophe, because if this happens, the international community will be held accountable for Russia," the US representative said.</text:p>
      <text:p text:style-name="P4">
<text:span text:style-name="T4">
 Read also: </text:span>
 <text:span text:style-name="T4">
 <text:a xlink:type="simple" xlink:href="https://www.ukrinform.ua/rubric-ato/3733302-ostannij-energoblok-zaes-zalisaetsa-u-stani-garacogo-zupinu-rozvidka.html" text:style-name="Internet_20_link" text:visited-style-name="Visited_20_Internet_20_Link">
the last power unit of the ZPP remains in a state of "hot -tap" - intelligence</text:a>
</text:span>
</text:p>
      <text:p text:style-name="P4">
He also confirmed that Washington carefully monitors the development of the event <text:span text:style-name="T4">
 <text:a xlink:type="simple" xlink:href="https://www.ukrinform.ua/tag-zaporizka-aes" text:style-name="Internet_20_link" text:visited-style-name="Visited_20_Internet_20_Link">
ZPP</text:a>
</text:span>
.</text:p>
      <text:p text:style-name="P4">
“We believe that the International Atomic Energy Agency(IDA)It must have full access to all parts of the NPP, and Russia must contribute to this on the spot, ”the US State Department spokesman said.</text:p>
      <text:p text:style-name="P4">
<text:span text:style-name="T4">
 Read also: </text:span>
 <text:span text:style-name="T4">
 <text:a xlink:type="simple" xlink:href="https://www.ukrinform.ua/rubric-economy/3732658-magate-oglanuli-kilka-dilanok-zaporizkoi-aes-do-dahu-poki-dostupu-ne-otrimali-grossi.html" text:style-name="Internet_20_link" text:visited-style-name="Visited_20_Internet_20_Link">
IAEA representatives inspected several sections of Zaporizhzhya AAZ, until the roof has received access</text:a>
</text:span>
</text:p>
      <text:p text:style-name="P4">
As reported by Ukrinform, last week the Main Directorate of Intelligence of the Ministry of Defense Ukraine stated that Russian invaders _ <text:span text:style-name="T4">
 <text:a xlink:type="simple" xlink:href="https://www.ukrinform.ua/rubric-ato/3733112-rosiani-dostavlaut-na-zaes-mini-ta-vibuhovi-recovini-rozvidka.html" text:style-name="Internet_20_link" text:visited-style-name="Visited_20_Internet_20_Link">
deliver mine and explosives to the territories of the Zaporozhye Nuclear Power Plant.</text:a>
</text:span>
 _</text:p>
      <text:p text:style-name="P4">
News Source: <text:a xlink:type="simple" xlink:href="https://www.ukrinform.ua/rubric-ato/3734097-akso-rosia-stvorit-katastrofu-na-zaes-vidpovidalnist-dla-nei-bude-neminucou-derzdep.html" text:style-name="Internet_20_link" text:visited-style-name="Visited_20_Internet_20_Link">
https://www.ukrinform.ua/rubric-ato/3734097-akso-rosia-stvorit-katastrofu-na-zaes-vidpovidalnist-dla-nei-bude-neminucou-derzdep.html</text:a>
</text:p>
      <!--NEWS-->
      <text:h text:style-name="P10" text:outline-level="1">
<text:span text:style-name="T4">
The Guards of the offensive continue to train intensively</text:span>
</text:h>
      <text:p text:style-name="P4">
Author: ['АРМІЯINFORM']</text:p>
      <text:p text:style-name="P4">
Time: 2023-07-10T24:00:00-04:00</text:p>
      <text:p text:style-name="P4">
Description: The Guards Twardi Naztupu brigades is to go away, they’ll be trendy, Shchob Yaknahvidshe Vidvyuvati ... War with Ukraine 2022, War with Ukraine Latest News today, News War with Ukraine 2022 are the last for today, will there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1688894161.jpeg" text:style-name="Internet_20_link" text:visited-style-name="Visited_20_Internet_20_Link">
photo1688894161.jpeg</text:a>
']</text:p>
      <text:p text:style-name="P4">
Tags: ['STOPRUSSIA', 'АГРЕСІЯ РФ']</text:p>
      <text:p text:style-name="P4">
Category: News</text:p>
      <!--METADATA-->
      <text:p text:style-name="P4">
<draw:frame draw:style-name="fr1" draw:name="Image237" text:anchor-type="as-char" svg:width="6.9236in" svg:height="4.615733in" draw:z-index="0">
<draw:image xlink:href="../Images/AРМІЯINFORM/2023-07-10T24-00-00-04-00/photo1688894161.jpeg" xlink:type="simple" xlink:show="embed" xlink:actuate="onLoad" draw:mime-type="image/jpeg"/>
</draw:frame>
The Guards of the offensive continue to train intensively to get our territories from the enemy as soon as possible.</text:p>
      <text:p text:style-name="P4">
About it <text:a xlink:type="simple" xlink:href="https://t.me/kyivoda/10521" text:style-name="Internet_20_link" text:visited-style-name="Visited_20_Internet_20_Link">
reports</text:a>
Kyiv Regional Military Administration.</text:p>
      <text:p text:style-name="P4">
How to workouts with fighters of the assault brigade "Spartan":</text:p>
      <ul>
        <li>
transfer with a large box with a ammunition, which weighs about 50-60 kilograms; * nduidual exercise is the transfer of two boxes weighing 10-15 kilograms each; * Turning the wheel from the truck and moving lying.</li>
      </ul>
      <text:p text:style-name="P4">
By the way, the Guard brigades include not only men but also women who are bad to be aside during the liberation struggle.</text:p>
      <text:p text:style-name="P4">
News Source: <text:a xlink:type="simple" xlink:href="https://armyinform.com.ua/2023/07/10/brygady-gvardiyi-nastupu-prodovzhuyut-intensyvno-trenuvatysya/" text:style-name="Internet_20_link" text:visited-style-name="Visited_20_Internet_20_Link">
https://armyinform.com.ua/2023/07/10/brygady-gvardiyi-nastupu-prodovzhuyut-intensyvno-trenuvatysya/</text:a>
</text:p>
      <!--NEWS-->
      <text:h text:style-name="P10" text:outline-level="1">
<text:span text:style-name="T4">
How to use a trophy "sungphachec", showed our defenders</text:span>
</text:h>
      <text:p text:style-name="P4">
Author: ['АРМІЯINFORM']</text:p>
      <text:p text:style-name="P4">
Time: 2023-07-10T26:00:00-04:00</text:p>
      <text:p text:style-name="P4">
Description: &amp; nbsp; “The Robot of the Top -TOS 1A Soncechek - this is how they wrote to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 'СОНЦЕПЕК']</text:p>
      <text:p text:style-name="P4">
Category: News</text:p>
      <!--METADATA-->
      <text:p text:style-name="P4">
«The work of trophy tose 1a" Sunpsyk " - yes <text:a xlink:type="simple" xlink:href="https://www.facebook.com/watch/" text:style-name="Internet_20_link" text:visited-style-name="Visited_20_Internet_20_Link">
signed</text:a>
Video on the Facebook page of the Land Forces of the Armed Forces of Ukraine.</text:p>
      <text:p text:style-name="P4">
News Source: <text:a xlink:type="simple" xlink:href="https://armyinform.com.ua/2023/07/10/yak-vykorystovuvaty-trofejnyj-sonczepek-pokazaly-nashi-zahysnyky/" text:style-name="Internet_20_link" text:visited-style-name="Visited_20_Internet_20_Link">
https://armyinform.com.ua/2023/07/10/yak-vykorystovuvaty-trofejnyj-sonczepek-pokazaly-nashi-zahysnyky/</text:a>
</text:p>
      <!--NEWS-->
      <text:h text:style-name="P10" text:outline-level="1">
<text:span text:style-name="T4">
OK "North" showed how our units perform tasks</text:span>
</text:h>
      <text:p text:style-name="P4">
Author: ['АРМІЯINFORM']</text:p>
      <text:p text:style-name="P4">
Time: 2023-07-10T28:00:00-04:00</text:p>
      <text:p text:style-name="P4">
Description: Efrostnaya Video Operational command "Pivnich" roshed at Facebook. “Mi 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АГРЕСІЯ РФ']</text:p>
      <text:p text:style-name="P4">
Category: News</text:p>
      <!--METADATA-->
      <text:p text:style-name="P4">
Spectacular video Operational Command "North" <text:a xlink:type="simple" xlink:href="https://www.facebook.com/watch/" text:style-name="Internet_20_link" text:visited-style-name="Visited_20_Internet_20_Link">
placed</text:a>
On Facebook.</text:p>
      <text:p text:style-name="P4">
"We are from Ukraine!</text:p>
      <text:p text:style-name="P4">
Free. Real. Unbreakable, ”the video reads.</text:p>
      <text:p text:style-name="P4">
News Source: <text:a xlink:type="simple" xlink:href="https://armyinform.com.ua/2023/07/10/ok-pivnich-pokazalo-yak-vykonuyut-zadachi-nashi-pidrozdily/" text:style-name="Internet_20_link" text:visited-style-name="Visited_20_Internet_20_Link">
https://armyinform.com.ua/2023/07/10/ok-pivnich-pokazalo-yak-vykonuyut-zadachi-nashi-pidrozdily/</text:a>
</text:p>
      <!--NEWS-->
      <text:h text:style-name="P10" text:outline-level="1">
<text:span text:style-name="T4">
Divisions of missile troops and artillery struck two areas</text:span>
</text:h>
      <text:p text:style-name="P4">
Author: ['АРМІЯINFORM']</text:p>
      <text:p text:style-name="P4">
Time: 2023-07-10T30:00:00-04:00</text:p>
      <text:p text:style-name="P4">
Description: Avіaatsіya forces of defense for Past Dob took 1 strike in the Zerodzhennya district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text:p>
      <text:p text:style-name="P4">
Category: News</text:p>
      <!--METADATA-->
      <text:p text:style-name="P4">
<draw:frame draw:style-name="fr1" draw:name="Image238" text:anchor-type="as-char" svg:width="6.9236in" svg:height="4.615733in" draw:z-index="0">
<draw:image xlink:href="../Images/AРМІЯINFORM/2023-07-10T30-00-00-04-00/artyleriya.jpg" xlink:type="simple" xlink:show="embed" xlink:actuate="onLoad" draw:mime-type="image/jpeg"/>
</draw:frame>
Illustrative Photo <text:span text:style-name="T4">
 🔥 Situation on Russian invasion </text:span>
</text:p>
      <text:p text:style-name="P4">
The aviation of the defense forces over the past 24 hours has struck the area of concentration of the personal staff of the enemy.</text:p>
      <text:p text:style-name="P4">
About it on Facebook <text:a xlink:type="simple" xlink:href="https://www.facebook.com/GeneralStaff.ua/posts/pfbid02iNrbEvuDLVjuW7xnyhjL55CbAbE3cZuTshjvkenJ69ZG53FdyFMWh1aoy6gwDiPxl" text:style-name="Internet_20_link" text:visited-style-name="Visited_20_Internet_20_Link">
reports</text:a>
The General Staff of the Armed Forces.</text:p>
      <text:p text:style-name="P4">
The missile troops and artillery units have struck 2 districts of live power, weapons and military equipment, 2 artillery in fire positions and 2 enemy -electronic warfare stations.</text:p>
      <text:p text:style-name="P4">
News Source: <text:a xlink:type="simple" xlink:href="https://armyinform.com.ua/2023/07/10/pidrozdily-raketnyh-vijsk-i-artyleriyi-urazyly-2-rajony-zoseredzhennya-voroga-2/" text:style-name="Internet_20_link" text:visited-style-name="Visited_20_Internet_20_Link">
https://armyinform.com.ua/2023/07/10/pidrozdily-raketnyh-vijsk-i-artyleriyi-urazyly-2-rajony-zoseredzhennya-voroga-2/</text:a>
</text:p>
      <!--NEWS-->
      <text:h text:style-name="P10" text:outline-level="1">
<text:span text:style-name="T4">
About 30 combat clashes took place in Donetsk region</text:span>
</text:h>
      <text:p text:style-name="P4">
Author: ['АРМІЯINFORM']</text:p>
      <text:p text:style-name="P4">
Time: 2023-07-10T32:00:00-04:00</text:p>
      <text:p text:style-name="P4">
Description: About Tse at Facebook, the General Staff of the ZSU. Opponent I Podali Zereudzhu ... War with Ukraine 2022, War with Ukraine Latest News today,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ХРОНІКА ОБОРОНИ']</text:p>
      <text:p text:style-name="P4">
Category: News</text:p>
      <!--METADATA-->
      <text:p text:style-name="P4">
<draw:frame draw:style-name="fr1" draw:name="Image239" text:anchor-type="as-char" svg:width="6.9236in" svg:height="4.615733in" draw:z-index="0">
<draw:image xlink:href="../Images/AРМІЯINFORM/2023-07-10T32-00-00-04-00/artylerys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iNrbEvuDLVjuW7xnyhjL55CbAbE3cZuTshjvkenJ69ZG53FdyFMWh1aoy6gwDiPxl" text:style-name="Internet_20_link" text:visited-style-name="Visited_20_Internet_20_Link">
reports</text:a>
The General Staff of the Armed Forces.</text:p>
      <text:p text:style-name="P4">
The enemy continues to focus on the Bakhmut, Avdeev and Marinsky directions in the Liman, Bakhmut, Avdiiv and Mariin directions. About 30 combat clashes were acquired during.</text:p>
      <text:p text:style-name="P4">
News Source: <text:a xlink:type="simple" xlink:href="https://armyinform.com.ua/2023/07/10/na-donechchyni-vidbulos-blyzko-30-bojovyh-zitknen/" text:style-name="Internet_20_link" text:visited-style-name="Visited_20_Internet_20_Link">
https://armyinform.com.ua/2023/07/10/na-donechchyni-vidbulos-blyzko-30-bojovyh-zitknen/</text:a>
</text:p>
      <!--NEWS-->
      <text:h text:style-name="P10" text:outline-level="1">
<text:span text:style-name="T4">
Enemy's daily loss: minus 440 invaders, 7 tanks and 5 artistem</text:span>
</text:h>
      <text:p text:style-name="P4">
Author: ['АРМІЯINFORM']</text:p>
      <text:p text:style-name="P4">
Time: 2023-07-10T34:00:00-04:00</text:p>
      <text:p text:style-name="P4">
Description: Zagalni Boyov, take the enemy on 02/24/22 to 07/10/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85013788543798563_y.jpg" text:style-name="Internet_20_link" text:visited-style-name="Visited_20_Internet_20_Link">
photo_5285013788543798563_y.jpg</text:a>
']</text:p>
      <text:p text:style-name="P4">
Tags: ['STOPRUSSIA', 'АГРЕСІЯ РФ', 'ВІЙНА', 'ВТОРГНЕННЯ РФ', 'ВТРАТИ ВОРОГА']</text:p>
      <text:p text:style-name="P4">
Category: News</text:p>
      <!--METADATA-->
      <text:p text:style-name="P4">
<draw:frame draw:style-name="fr1" draw:name="Image240" text:anchor-type="as-char" svg:width="6.9236in" svg:height="6.969757in" draw:z-index="0">
<draw:image xlink:href="../Images/AРМІЯINFORM/2023-07-10T34-00-00-04-00/photo_5285013788543798563_y.jpg" xlink:type="simple" xlink:show="embed" xlink:actuate="onLoad" draw:mime-type="image/jpeg"/>
</draw:frame>
The total fighting loss of the enemy from 24.02.22 to 10.07.23 will be orientated:</text:p>
      <text:p text:style-name="P4">
<text:span text:style-name="T4">
<text:span text:style-name="T5">
 Personnel - </text:span>
* 234480(+440)persons eliminated</text:span>
<text:span text:style-name="T5">
 tanks - </text:span>
<text:span text:style-name="T5">
 4085(+7)</text:span>
<text:span text:style-name="T4">
 combat armored vehicles - </text:span>
 7966(+2)<text:span text:style-name="T4">
<text:span text:style-name="T5">
 Artillery systems - </text:span>
<text:span text:style-name="T5">
 4371(+5)</text:span>
 </text:span>
 RSZV - <text:span text:style-name="T4">
 668(0)</text:span>
<text:span text:style-name="T5">
 air defense - </text:span>
<text:span text:style-name="T5">
 414(+1)</text:span>
<text:span text:style-name="T4">
 aircraft - </text:span>
 315(0)<text:span text:style-name="T4">
<text:span text:style-name="T5">
 helicopters - </text:span>
* 309(0)</text:span>
<text:span text:style-name="T5">
 UAV Operative Tactical Level-</text:span>
<text:span text:style-name="T5">
 3686(+1)</text:span>
<text:span text:style-name="T4">
 Winged missiles - </text:span>
 1271(0)<text:span text:style-name="T4">
<text:span text:style-name="T5">
 ships / boats - </text:span>
* 18(0)</text:span>
<text:span text:style-name="T5">
 Automobile equipment and tanks - </text:span>
<text:span text:style-name="T5">
 6937(+8)</text:span>
<text:span text:style-name="T4">
 Special equipment - </text:span>
 632(+4)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0.07.23.</text:p>
      <text:p text:style-name="P4">
News Source: <text:a xlink:type="simple" xlink:href="https://armyinform.com.ua/2023/07/10/dobovi-vtraty-voroga-minus-440-okupantiv-7-tankiv-ta-5-artsystem/" text:style-name="Internet_20_link" text:visited-style-name="Visited_20_Internet_20_Link">
https://armyinform.com.ua/2023/07/10/dobovi-vtraty-voroga-minus-440-okupantiv-7-tankiv-ta-5-artsystem/</text:a>
</text:p>
      <!--NEWS-->
      <text:h text:style-name="P10" text:outline-level="1">
<text:span text:style-name="T4">
NATO Secretary General has released the details of the Alliance summit</text:span>
</text:h>
      <text:p text:style-name="P4">
Author: ['АРМІЯINFORM']</text:p>
      <text:p text:style-name="P4">
Time: 2023-07-10T36:00:00-04:00</text:p>
      <text:p text:style-name="P4">
Description: General Secretary of NATO єns Stoltenberg Viklav order of day Samit NATO with VILNYUS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stoltenberg.jpg" text:style-name="Internet_20_link" text:visited-style-name="Visited_20_Internet_20_Link">
stoltenberg.jpg</text:a>
']</text:p>
      <text:p text:style-name="P4">
Tags: ['САМІТ НАТО']</text:p>
      <text:p text:style-name="P4">
Category: News</text:p>
      <!--METADATA-->
      <text:p text:style-name="P4">
<draw:frame draw:style-name="fr1" draw:name="Image241" text:anchor-type="as-char" svg:width="6.9236in" svg:height="3.894525in" draw:z-index="0">
<draw:image xlink:href="../Images/AРМІЯINFORM/2023-07-10T36-00-00-04-00/stoltenberg.jpg" xlink:type="simple" xlink:show="embed" xlink:actuate="onLoad" draw:mime-type="image/jpeg"/>
</draw:frame>
NATO Secretary General Jens Stoltenberg outlined the agenda [NATO Summit(https://armyinform.com.ua/2022/11/09/nastupnyj-samit-nato-vidbudetsya-vlitku-2023-roku-v-lytvi/), which will take place on July 11-12, saying that the meeting will demonstrate the unity of the Alliance.</text:p>
      <text:p text:style-name="P4">
About it <text:a xlink:type="simple" xlink:href="https://www.defense.gov/News/News-Stories/Article/Article/3451329/nato-chief-details-plans-for-summit/" text:style-name="Internet_20_link" text:visited-style-name="Visited_20_Internet_20_Link">
reports</text:a>
Pentagon press service.</text:p>
      <text:p text:style-name="P4">
President Joe Biden <text:a xlink:type="simple" xlink:href="https://armyinform.com.ua/2023/07/03/prezydent-ssha-dzho-bajden-prybude-na-samit-nato-u-vilnyusi/" text:style-name="Internet_20_link" text:visited-style-name="Visited_20_Internet_20_Link">
joins</text:a>
The Heads of State and Government of the Alliance are covered by the moment of transatlantic security.</text:p>
      <text:p text:style-name="P4">
“Russia's aggressive war against Ukraine continues to rage. For 500 days, Moscow carried death and destruction into the heart of Europe, seeking to destroy Ukraine and separate NATO, ”Yen Stoltenberg said.</text:p>
      <text:p text:style-name="P4">
The summit sends a message to Moscow and Russian President Vladimir Putinupro that the Alliance is the only one, and his aggression "<text:a xlink:type="simple" xlink:href="https://armyinform.com.ua/2023/07/07/vilnyuskyj-samit-nato-zrobyt-ukrayinu-sylnishoyu-gensek-alyansu/" text:style-name="Internet_20_link" text:visited-style-name="Visited_20_Internet_20_Link">
not blamed</text:a>
”.</text:p>
      <text:p text:style-name="P4">
Jens Stoltenberg noted that NATO allies have already promised to allocate 500 million euros for critical needs for Ukraine, including fuel, medical supply, demining equipment and pontoon bridges.</text:p>
      <text:p text:style-name="P4">
The Alliance leaders will also try to strengthen the protection and restraint with the help of three new regional defense plans, which oppose the main threat - Russia and terrorism.</text:p>
      <text:p text:style-name="P4">
Jens Stoltenberg also said that the plans of the summit would relate to the Atlantic of the Tai -European Arctic; Baltic region and Central Europe; as well as the Mediterranean and the Black Seas.</text:p>
      <text:p text:style-name="P4">
Alliance leaders will also consider a plan for defense production to negotiate demand, increase capacity and increase operational compatibility.</text:p>
      <text:p text:style-name="P4">
NATO allies will also make a more ambitious promise for the investment of the Vaboron - to spend a minimum of 2 percent of the gross internal product annually.</text:p>
      <text:p text:style-name="P4">
This was made possible after a real increase in defense costs among 31 units.</text:p>
      <text:p text:style-name="P4">
“In 2023, European allies and Canada will have a real increase in 8.3 percent. This is the highest in the decades and ninth years of a noisy of our defense costs, ”said Jens Stoltenberg.“This year 11 allies will reach or exceed the purpose. We expect that this number will increase significantly, ”the Alliance head said.</text:p>
      <text:p text:style-name="P4">
The leaders of Australia, New Zealand, Japan and South Korea will be involved in Uudamiti, as the Alliance's security is not regional but global.</text:p>
      <text:p text:style-name="P4">
"We are working closely on issues such as cybersecurity, safety of Nagri and new technologies," Yins Stoltenberg stressed.</text:p>
      <text:p text:style-name="P4">
He also noted that it will be the first summit of the Alliance, in which Finland will take the participation as an ally of NATO, and will also continue work with the fastest accession of Schwedia.</text:p>
      <text:p text:style-name="P4">
This summit was to be the last for Jens Stoltenberg as a Secretary General, but the Allies <text:a xlink:type="simple" xlink:href="https://armyinform.com.ua/2023/07/04/pivnichnoatlantychna-rada-prodovzhyla-povnovazhennya-yensa-stoltenberga-na-posadi-genseka-nato/" text:style-name="Internet_20_link" text:visited-style-name="Visited_20_Internet_20_Link">
asked</text:a>
It is at least a year. The former Prime Minister became a NATO Secretary General in October 2014.</text:p>
      <text:p text:style-name="P4">
News Source: <text:a xlink:type="simple" xlink:href="https://armyinform.com.ua/2023/07/10/gensek-nato-oprylyudnyv-detali-samitu-alyansu/" text:style-name="Internet_20_link" text:visited-style-name="Visited_20_Internet_20_Link">
https://armyinform.com.ua/2023/07/10/gensek-nato-oprylyudnyv-detali-samitu-alyansu/</text:a>
</text:p>
      <!--NEWS-->
      <text:h text:style-name="P10" text:outline-level="1">
<text:span text:style-name="T4">
In Ukraine a moment of silence</text:span>
</text:h>
      <text:p text:style-name="P4">
Author: ['АРМІЯINFORM']</text:p>
      <text:p text:style-name="P4">
Time: 2023-07-10T38: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2" text:anchor-type="as-char" svg:width="6.9236in" svg:height="3.895992in" draw:z-index="0">
<draw:image xlink:href="../Images/AРМІЯINFORM/2023-07-10T38-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10/v-ukrayini-hvylyna-movchannya/" text:style-name="Internet_20_link" text:visited-style-name="Visited_20_Internet_20_Link">
https://armyinform.com.ua/2023/07/10/v-ukrayini-hvylyna-movchannya/</text:a>
</text:p>
      <!--NEWS-->
      <text:h text:style-name="P10" text:outline-level="1">
<text:span text:style-name="T4">
Russia failed "focuses" within the grain agreement - an expert</text:span>
</text:h>
      <text:p text:style-name="P4">
Authors: Ukrinform (Person)</text:p>
      <text:p text:style-name="P4">
Publisher: Укринформ (Organization)</text:p>
      <text:p text:style-name="P4">
Published Time: 2023-07-10T3:07:37+03:00</text:p>
      <text:p text:style-name="P4">
Modified Time: 2023-07-10T22:07:37+03:00</text:p>
      <text:p text:style-name="P4">
Description: In the event of Russia, the safety of ships in the Black Sea must guarantee either Turkey or another country that the Turkish side or UN will attract in such an operation. - Ukrinform.</text:p>
      <text:p text:style-name="P4">
Images: ['<text:a xlink:type="simple" xlink:href="https://static.ukrinform.com/photos/2023_07/thumb_files/630_360_1689015962-155.jpg" text:style-name="Internet_20_link" text:visited-style-name="Visited_20_Internet_20_Link">
630_360_16890...</text:a>
']</text:p>
      <text:p text:style-name="P4">
Tags: ['Зерно', 'Війна з Росією', 'зерновий коридор']</text:p>
      <text:p text:style-name="P4">
Type: Article</text:p>
      <!--METADATA-->
      <text:p text:style-name="P4">
<draw:frame draw:style-name="fr1" draw:name="Image243" text:anchor-type="as-char" svg:width="6.9236in" svg:height="3.956343in" draw:z-index="0">
<draw:image xlink:href="../Images/yкринформ/2023-07-10T3-07-37-03-00/630_360_1689015962-155.jpg" xlink:type="simple" xlink:show="embed" xlink:actuate="onLoad" draw:mime-type="image/jpeg"/>
</draw:frame>
In times of Russia, the safety of vessels in the Black Sea from the Grain Agreement must guarantee or Turkey, or another country that will attract Turkish -Caste or UN.</text:p>
      <text:p text:style-name="P4">
This was stated in <text:a xlink:type="simple" xlink:href="https://ukr.radio/news.html" text:style-name="Internet_20_link" text:visited-style-name="Visited_20_Internet_20_Link">
Ukrainian radio</text:a>
Pavel Lakichuk, Head of the Security Protection Center "Strategy 21", Ukrinform reports.</text:p>
      <text:p text:style-name="P4">
The expert noted that the purpose of Russia during the signing of this Agreement was, formally permitting the supply of Ukrainian grain to African countries, to obtain political and economic dividends.</text:p>
      <text:p text:style-name="P4">
*!(https://www.ukrinform.ua/rubric-ato/3733880-robota-zernovogo-koridoru-fakticno-zablokovana-z-kinca-cervna-ekspert.html)"They(RF - Ed.)In exchange for the signing of the grain agreement, Turkey, the issue of exports of Russian ammonia ammonia-provoctomatti-Odesa-Black Sea, when vessels were loaded on the Odessa port. The Russian Federation also wanted sanctions on exports of Russian mineral fees. But all these focuses of Russia failed, and Putin and his team realized that the way they wanted, the agreement did not work. It works but does not work with Timechanisms, which they put there as additional "mines," - said Lakichuk.</text:p>
      <text:p text:style-name="P4">
According to him, if Russia leaves the agreement, the guarantees of transit of marine trafficking in Ukrainian ports should be provided by the Navy or other states that are ready to involve both Turkish and UN. "They can decide on the use of a crushing contingent, for example, from the composition of a constant operational connection of NATO in the Mediterranean," Lakichuk said.</text:p>
      <text:p text:style-name="P4">
In his opinion, the Navy of Turkey is much more powerful than the Russian, so Ankara has every possible way to provide peace in the Black Sea water area when the Ukrainian grain is transported to Africa and Asia.</text:p>
      <text:p text:style-name="P4">
<text:span text:style-name="T4">
 Read also: </text:span>
 [the captain of the Russian vessel was suspected(https://www.ukrinform.ua/rubric-crimea/3733843-kapitanu-rosijskogo-sudna-ogolosili-pidozru-v-perevezenni-kradenogo-ukrainskogo-zerna.html)"Turkey's naval forces have been very strengthened over the last 30 years. Now, although the Turks do not concentrate warships on a permanent basis in the marriage, they have powerful Navy, which ... far exceeds the possibilities of the Black Sea Fleet of the Russian Federation," the expert said.On the other hand, the expert noted, the Turkish side controls the Black Sea Protops, relying on the Montre Convention on the course of warships in the lady. "Even here, it depends a lot on the Turks, if the UN or other international organization decides to launch in the Black Sea initiative the escorting of vessels in the state," the expert said.</text:p>
      <text:p text:style-name="P4">
<text:span text:style-name="T4">
 Read also: </text:span>
 <text:a xlink:type="simple" xlink:href="https://www.ukrinform.ua/rubric-economy/3733831-prizupinenna-zernovogo-koridoru-ne-zagrozue-stabilnosti-grivni-ekspertka.html" text:style-name="Internet_20_link" text:visited-style-name="Visited_20_Internet_20_Link">
Suspension "<text:span text:style-name="T4">
 grains </text:span>
 Oh corridor" does not threaten the stability of the hryvnia - expert</text:a>
In his view, it is unlikely that Russians dare to attack civilian vessels in non -Ukrainian flags in neutral waters, as it means the development of a conflict on those players with whom Russia was not going to face.</text:p>
      <text:p text:style-name="P4">
"If Turkey provides guarantees for the grain corridor, it will be a hard crime. The Turks are able to act rigidly, including the Russian Federation," the expert said.</text:p>
      <text:p text:style-name="P4">
In this connection, he reminded the situation in Syria in 2018, when the Turkish was knocked down by the Russian bomber: "It was a signal for Putin, and a squeak understood. A month or two Russians were crying out that would not buy Turkish apels and tomato Ankara, "Lakichuk said.</text:p>
      <text:p text:style-name="P4">
<text:span text:style-name="T4">
 Read also: </text:span>
 [Foreign Minister of Turkey and Russia discussed "<text:span text:style-name="T4">
 grains </text:span>
 ovugogd" and return of the Azov commanders]](https://www.ukrinform.ua/rubric-economy/3733718-glavi-mzs-tureccini-ta-rosii-obgovorili-zernovu-ugodu-ta-povernenna-komandiriv-azovu.html)He added that in addition to Turkey in the territorial waters of Ukraine, the safety of the safety will be "guaranteed" and the anti -ship missile complexes "Neptune", "Harpun", which are in service of Ukraine and which have already demonstrated their ability "including the Russian cruiser" Moscow ".</text:p>
      <text:p text:style-name="P4">
As it was reported, the grain agreement was concluded in July last year with the participation of Ukraine, Turkey and the UN, as well as separately - Turkey, the UN and Russia. Decitation guarantees a safe passage .</text:p>
      <text:p text:style-name="P4">
Russia threatens to withdraw from the grain agreement, if it does not succeed in the restoration of ammonia by the Tomatti - Odesa pipeline and partially removing restriction on its own export.The Government of Ukraine declared the actual blocking of the Russian side of grain. The Russian Federation opened the inspection of ships, which reduced the capacity of the corridor to less than 20% of the possible.</text:p>
      <text:p text:style-name="P4">
Russia confirmed its participation in the agreement at the end of May, extending its validity for 60 days - until July 17.</text:p>
      <text:p text:style-name="P4">
Photo: FB</text:p>
      <text:p text:style-name="P4">
News Source: <text:a xlink:type="simple" xlink:href="https://www.ukrinform.ua/rubric-economy/3734075-rosii-ne-vdalisa-fokusi-u-mezah-zernovoi-ugodi-ekspert.html" text:style-name="Internet_20_link" text:visited-style-name="Visited_20_Internet_20_Link">
https://www.ukrinform.ua/rubric-economy/3734075-rosii-ne-vdalisa-fokusi-u-mezah-zernovoi-ugodi-ekspert.html</text:a>
</text:p>
      <!--NEWS-->
      <text:h text:style-name="P10" text:outline-level="1">
<text:span text:style-name="T4">
From the territory of Russia continue to fire border communities of Chernihiv and Sumy regions</text:span>
</text:h>
      <text:p text:style-name="P4">
Author: ['АРМІЯINFORM']</text:p>
      <text:p text:style-name="P4">
Time: 2023-07-10T40:00:00-04:00</text:p>
      <text:p text:style-name="P4">
Description: Rosiyski Zaggarbniki to the insight of the Podkordonnni Teritori Chernigivs that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6288c83632f69.jpeg" text:style-name="Internet_20_link" text:visited-style-name="Visited_20_Internet_20_Link">
6288c83632f69.jpeg</text:a>
']</text:p>
      <text:p text:style-name="P4">
Tags: ['STOPRUSSIA', 'АГРЕСІЯ РФ', 'ВТОРГНЕННЯ РФ', 'СУМЩИНА', 'ХАРКІВСЬКИЙ ТРИБУНАЛ', 'ЧЕРНІГІВЩИНА']</text:p>
      <text:p text:style-name="P4">
Category: News</text:p>
      <!--METADATA-->
      <text:p text:style-name="P4">
<draw:frame draw:style-name="fr1" draw:name="Image244" text:anchor-type="as-char" svg:width="6.9236in" svg:height="4.32725in" draw:z-index="0">
<draw:image xlink:href="../Images/AРМІЯINFORM/2023-07-10T40-00-00-04-00/6288c83632f69.jpeg" xlink:type="simple" xlink:show="embed" xlink:actuate="onLoad" draw:mime-type="image/jpeg"/>
</draw:frame>
Russian invaders continue to fire the border territories of Chernihiv and Sumy regions. Yes, 5 shellings were charged within a day(37 explosions)from different types of weapons.</text:p>
      <text:p text:style-name="P4">
About this <text:a xlink:type="simple" xlink:href="https://t.me/ok_pivnich1/3788" text:style-name="Internet_20_link" text:visited-style-name="Visited_20_Internet_20_Link">
informs</text:a>
OK "North".</text:p>
      <text:p text:style-name="P4">
<text:span text:style-name="T4">
 In </text:span>
 <text:span text:style-name="T4">
 Chernihiv region </text:span>
 Semenivska and Novgorod-Siversky communities were fired:</text:p>
      <ul>
        <li>
Kostobok - 8 parishes, probably mortar 120 mm. * Mykolaivka - 3 parishes, probably become artillery. * Karpovichi - 8 parishes, probably mortar 82 mm. * Mikhalchyna-Sloboda-12 parishes, probably barrel artillery.</li>
      </ul>
      <text:p text:style-name="P4">
<text:span text:style-name="T4">
 In the Sumy region </text:span>
 Shostkinskagogiced under Russian shelling:</text:p>
      <ul>
        <li>
Vintovka - 6 parishes, probably mortar 82 mm.</li>
      </ul>
      <text:p text:style-name="P4">
Information on the dead or wounded among the local population is not fixed.</text:p>
      <text:p text:style-name="P4">
News Source: <text:a xlink:type="simple" xlink:href="https://armyinform.com.ua/2023/07/10/z-terytoriyi-rosiyi-prodovzhuyut-obstrilyuvaty-prykordonni-gromady-chernigivskoyi-j-sumskoyi-oblastej/" text:style-name="Internet_20_link" text:visited-style-name="Visited_20_Internet_20_Link">
https://armyinform.com.ua/2023/07/10/z-terytoriyi-rosiyi-prodovzhuyut-obstrilyuvaty-prykordonni-gromady-chernigivskoyi-j-sumskoyi-oblastej/</text:a>
</text:p>
      <!--NEWS-->
      <text:h text:style-name="P10" text:outline-level="1">
<text:span text:style-name="T4">
Committee with the Square of Odessa: the Armed Forces reported how many kilometers were released from the beginning of the offensive</text:span>
</text:h>
      <text:p text:style-name="P4">
Author: ['АРМІЯINFORM']</text:p>
      <text:p text:style-name="P4">
Time: 2023-07-10T42:00:00-04:00</text:p>
      <text:p text:style-name="P4">
Description: Yak River River, the General Staff of the Zbroyni forces of Ukraine Andriy Kovalov, for Pastyl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630_360_1686488514-765.jpg" text:style-name="Internet_20_link" text:visited-style-name="Visited_20_Internet_20_Link">
630_360_1686488514-765.jpg</text:a>
']</text:p>
      <text:p text:style-name="P4">
Tags: ['MILITARY MEDIA CENTER', 'STOPRUSSIA', 'АГРЕСІЯ РФ', 'ВТОРГНЕННЯ РФ']</text:p>
      <text:p text:style-name="P4">
Category: News</text:p>
      <!--METADATA-->
      <text:p text:style-name="P4">
<draw:frame draw:style-name="fr1" draw:name="Image245" text:anchor-type="as-char" svg:width="6.9236in" svg:height="3.956343in" draw:z-index="0">
<draw:image xlink:href="../Images/AРМІЯINFORM/2023-07-10T42-00-00-04-00/630_360_1686488514-765.jpg" xlink:type="simple" xlink:show="embed" xlink:actuate="onLoad" draw:mime-type="image/jpeg"/>
</draw:frame>
Illustrative photo</text:p>
      <text:p text:style-name="P4">
According to the spokesman of the General Staff of the Armed Forces of Ukraine Andriy Kovalev, last week as a result of the offensive on the Melitopol and Berdyansky Nampryamki, the Armed Forces of Ukraine advanced on <text:span text:style-name="T4">
 more than one kilometer </text:span>
.</text:p>
      <text:p text:style-name="P4">
In general, promotion in these directions from the beginning of the offensive is <text:span text:style-name="T4">
 8.6 kilometer </text:span>
 <text:span text:style-name="T4">
 a </text:span>
.</text:p>
      <text:p text:style-name="P4">
Last week in the south of Ukraine, more than 10 square kilometers <text:span text:style-name="T4">
 Ukrainian land was released, and from the beginning of the offensive in the Melitopol Taredskaya Directions of Defense of Ukraine, the Russian invaders </text:span>
 169 square kilometers were released from Russian invaders <text:span text:style-name="T4">
 169 square kilometers. </text:span>
</text:p>
      <text:p text:style-name="P4">
“This is about commemorating with the area of ​​Odesa. In these territories there is an extent to the extent of the terrain, ”said Andrey Kovalev.</text:p>
      <text:p text:style-name="P4">
_W <text:a xlink:type="simple" xlink:href="https://t.me/militarymediacenter/2479" text:style-name="Internet_20_link" text:visited-style-name="Visited_20_Internet_20_Link">
information</text:a>
Military Media Center</text:p>
      <text:p text:style-name="P4">
News Source: <text:a xlink:type="simple" xlink:href="https://armyinform.com.ua/2023/07/10/spivmirno-z-ploshheyu-odesy-u-zsu-povidomyly-skilky-kilometriv-zvilnyly-z-pochatku-nastupu/" text:style-name="Internet_20_link" text:visited-style-name="Visited_20_Internet_20_Link">
https://armyinform.com.ua/2023/07/10/spivmirno-z-ploshheyu-odesy-u-zsu-povidomyly-skilky-kilometriv-zvilnyly-z-pochatku-nastupu/</text:a>
</text:p>
      <!--NEWS-->
      <text:h text:style-name="P10" text:outline-level="1">
<text:span text:style-name="T4">
In Poland, the 20th anniversary of the initiation of civilian-military cooperation was celebrated</text:span>
</text:h>
      <text:p text:style-name="P4">
Author: ['АРМІЯINFORM']</text:p>
      <text:p text:style-name="P4">
Time: 2023-07-10T44:00:00-04:00</text:p>
      <text:p text:style-name="P4">
Description: At the Poland Misty Keltzi, the traveler of the ceremony has been bombarded, the 2022 war with Ukraine, the war with Ukraine is the latest news today, the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47550584_620516566928092_3669974983096771224_n.jpg" text:style-name="Internet_20_link" text:visited-style-name="Visited_20_Internet_20_Link">
347550584_620516566928092_3669974983096771224_n.jpg</text:a>
', '<text:a xlink:type="simple" xlink:href="https://armyinform.com.ua/wp-content/uploads/2023/07/cimic-150x150.jpg" text:style-name="Internet_20_link" text:visited-style-name="Visited_20_Internet_20_Link">
cimic-150x150.jpg</text:a>
', '<text:a xlink:type="simple" xlink:href="https://armyinform.com.ua/wp-content/uploads/2023/07/czymik02-150x150.jpg" text:style-name="Internet_20_link" text:visited-style-name="Visited_20_Internet_20_Link">
czymik02-150x150.jpg</text:a>
', '<text:a xlink:type="simple" xlink:href="https://armyinform.com.ua/wp-content/uploads/2023/07/347427691_620516770261405_8902131187808674085_n-150x150.jpg" text:style-name="Internet_20_link" text:visited-style-name="Visited_20_Internet_20_Link">
347427691_620516770261405_8902131187808674085_n-150x150.jpg</text:a>
', '<text:a xlink:type="simple" xlink:href="https://armyinform.com.ua/wp-content/uploads/2023/07/347634295_620516443594771_3315563931550517348_n-150x150.jpg" text:style-name="Internet_20_link" text:visited-style-name="Visited_20_Internet_20_Link">
347634295_620516443594771_3315563931550517348_n-150x150.jpg</text:a>
']</text:p>
      <text:p text:style-name="P4">
Tags: ['ГРУПИ ЦИВІЛЬНОГО-ВІЙСЬКОВОГО СПІВРОБІТНИЦТВА', 'ПОЛЬЩА']</text:p>
      <text:p text:style-name="P4">
Category: News</text:p>
      <!--METADATA-->
      <text:p text:style-name="P4">
<draw:frame draw:style-name="fr1" draw:name="Image246" text:anchor-type="as-char" svg:width="6.9236in" svg:height="4.615733in" draw:z-index="0">
<draw:image xlink:href="../Images/AРМІЯINFORM/2023-07-10T44-00-00-04-00/347550584_620516566928092_3669974983096771224_n.jpg" xlink:type="simple" xlink:show="embed" xlink:actuate="onLoad" draw:mime-type="image/jpeg"/>
</draw:frame>
A solemn ceremony was held in the Polish city of Keltsa, dedicated to the 20th anniversary of Civil-Military Cooperation(CVS)in the Armed Forces of Poland.</text:p>
      <text:p text:style-name="P4">
About it <text:a xlink:type="simple" xlink:href="https://www.facebook.com/GeneralStaff.ua/posts/pfbid0PNviDEXPXEc8Uu7zBH2hpR2w5qeoCJkzFYhzghQVv7HhzQvQs9UGizg4AEx4RKhjl" text:style-name="Internet_20_link" text:visited-style-name="Visited_20_Internet_20_Link">
reports</text:a>
The General Staff of the Armed Forces.</text:p>
      <text:p text:style-name="P4">
The solemn events were organized by a military center for foreign surveys-a unit that, in addition to the preparation of military personnel, tasks in international peacekeeping missions, are also the cradle of civil-military cooperation in Poland's armed and military cooperation.</text:p>
      <text:p text:style-name="P4">
The anniversary ceremony was held with the participation of representatives of state power, commanders of individual troops, representatives of military units and institutions, and as well as the CVS units of the Armed Forces of the Armed Forces.</text:p>
      <text:p text:style-name="P4">
<text:a xlink:type="simple" xlink:href="https://armyinform.com.ua/wp-content/uploads/2023/07/cimic.jpg" text:style-name="Internet_20_link" text:visited-style-name="Visited_20_Internet_20_Link">
!(Images/AРМІЯINFORM/2023-07-10T44-00-00-04-00/cimic-150x150.jpg)</text:a>
</text:p>
      <text:p text:style-name="P4">
<text:a xlink:type="simple" xlink:href="https://armyinform.com.ua/wp-content/uploads/2023/07/czymik02.jpg" text:style-name="Internet_20_link" text:visited-style-name="Visited_20_Internet_20_Link">
<draw:frame draw:style-name="fr1" draw:name="Image247" text:anchor-type="as-char" svg:width="6.9236in" svg:height="6.9236in" draw:z-index="0">
<draw:image xlink:href="../Images/AРМІЯINFORM/2023-07-10T44-00-00-04-00/czymik02-150x150.jpg" xlink:type="simple" xlink:show="embed" xlink:actuate="onLoad" draw:mime-type="image/jpeg"/>
</draw:frame>
</text:a>
Representatives of the CES CECs of the General Staff of the Armed Forces, headed by the Council, attended the event and on behalf of the General Staff, the structural units of the Armed Forces of the Armed Forces congratulated Polish colleagues on their anniversary and personally thanked the partners for their support and assistance.</text:p>
      <text:p text:style-name="P4">
"We are sincerely grateful to the Polish Armed Forces for many years of support and significant habitats for the preparation of military personnel of the Armed Forces, in particular in the direction of the CVS, as well as with the assistance and shelter of civilian population at a difficult time for us," said the head of the central administration of the CVS</text:p>
      <text:p text:style-name="P4">
In gratitude and on the occasion of the anniversary of the Center, the Honorary Sign of the General Staff of the Armed Forces, as well as a commemorative Kohin of civil and military work, was presented. The gift from the Vinnytsia community, the "key to Vinnitsa", a city that has been a twin of Keltsy, was also extremely symbolic.</text:p>
      <text:p text:style-name="P4">
During the solemn part, a film was presented on the history of formation and development of civil-military cooperation in the Armed Forces of Poland. An anniversary with the reason for honoring all those who, by their service and dedication, made a contribution to the development of the Polish Cimic - both in the country and abroad.</text:p>
      <text:p text:style-name="P4">
<text:a xlink:type="simple" xlink:href="https://armyinform.com.ua/wp-content/uploads/2023/07/347634295_620516443594771_3315563931550517348_n.jpg" text:style-name="Internet_20_link" text:visited-style-name="Visited_20_Internet_20_Link">
<draw:frame draw:style-name="fr1" draw:name="Image248" text:anchor-type="as-char" svg:width="6.9236in" svg:height="6.9236in" draw:z-index="0">
<draw:image xlink:href="../Images/AРМІЯINFORM/2023-07-10T44-00-00-04-00/347634295_620516443594771_3315563931550517348_n-150x150.jpg" xlink:type="simple" xlink:show="embed" xlink:actuate="onLoad" draw:mime-type="image/jpeg"/>
</draw:frame>
</text:a>
"Modern challenges and threats have demonstrated to us that the establishment of understanding with society and its favorable attitude to the military acts the success of the whole operation," - said Colonel Adamvlochevsky during a speech of the Commandant Center for preparation for foreign operations of the Armed Forces of Poland.</text:p>
      <text:p text:style-name="P4">
According to the decision of the National Defense Minister of Poland Mariusz Blasuschak Point year in the Armed Forces of the country <text:span text:style-name="T4">
 July 6, from now on officially established civil-military cooperation. </text:span>
 **</text:p>
      <text:p text:style-name="P4">
News Source: <text:a xlink:type="simple" xlink:href="https://armyinform.com.ua/2023/07/10/u-polshhi-vidznachyly-20-tu-richnyczyu-zapochatkuvannya-czyvilno-vijskovogo-spivrobitnycztva/" text:style-name="Internet_20_link" text:visited-style-name="Visited_20_Internet_20_Link">
https://armyinform.com.ua/2023/07/10/u-polshhi-vidznachyly-20-tu-richnyczyu-zapochatkuvannya-czyvilno-vijskovogo-spivrobitnycztva/</text:a>
</text:p>
      <!--NEWS-->
      <text:h text:style-name="P10" text:outline-level="1">
<text:span text:style-name="T4">
Defense forces are moving in the Bakhmut direction, in some places enemy trapped</text:span>
</text:h>
      <text:p text:style-name="P4">
Author: ['АРМІЯINFORM']</text:p>
      <text:p text:style-name="P4">
Time: 2023-07-10T46:00:00-04:00</text:p>
      <text:p text:style-name="P4">
Description: At the Bakhmutsky straightening of the defense of Ukrainian, the defense of the Mayhi. About the work of the house ...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7/gettyimages_1433973645_1300x820.jpg" text:style-name="Internet_20_link" text:visited-style-name="Visited_20_Internet_20_Link">
gettyimages_1433973645_1300x820.jpg</text:a>
']</text:p>
      <text:p text:style-name="P4">
Tags: ['STOPRUSSIA', 'АГРЕСІЯ РФ', 'БАХМУТСЬКИЙ НАПРЯМОК', 'ВТОРГНЕННЯ РФ', 'ОЛЕКСАНДР СИРСЬКИЙ']</text:p>
      <text:p text:style-name="P4">
Category: News</text:p>
      <!--METADATA-->
      <text:p text:style-name="P4">
<draw:frame draw:style-name="fr1" draw:name="Image249" text:anchor-type="as-char" svg:width="6.9236in" svg:height="4.367638in" draw:z-index="0">
<draw:image xlink:href="../Images/AРМІЯINFORM/2023-07-10T46-00-00-04-00/gettyimages_1433973645_1300x820.jpg" xlink:type="simple" xlink:show="embed" xlink:actuate="onLoad" draw:mime-type="image/jpeg"/>
</draw:frame>
In the Bakhmut direction, the Defense Forces of Ukraine are successful.</text:p>
      <text:p text:style-name="P4">
About it <text:a xlink:type="simple" xlink:href="https://t.me/osirskiy/179" text:style-name="Internet_20_link" text:visited-style-name="Visited_20_Internet_20_Link">
reported</text:a>
Commander of the Land Forces Forces of Ukraine, Colonel-General Alexander Sirsky.</text:p>
      <text:p text:style-name="P4">
"Defense forces continue to move forward, and the enemy is in place," he said.</text:p>
      <text:p text:style-name="P4">
The video attached to the Commander of the Armed Forces of the Armed Forces shows the work of the Ghost Group of the Separate Presidential Brigade of Namigetman Bohdan Khmelnitsky.</text:p>
      <text:p text:style-name="P4">
“The sniper works with the call sign alpha. From 1200 meters it is one shot destroyed. During the work of the sniper, the group hunted the enemy UAV, which was also found to be knocked down, ”said Colonel-General Alexander Sirsky.</text:p>
      <text:p text:style-name="P4">
News Source: <text:a xlink:type="simple" xlink:href="https://armyinform.com.ua/2023/07/10/syly-oborony-prosuvayutsya-na-bahmutskomu-napryamku-podekudy-vorog-u-pastczi/" text:style-name="Internet_20_link" text:visited-style-name="Visited_20_Internet_20_Link">
https://armyinform.com.ua/2023/07/10/syly-oborony-prosuvayutsya-na-bahmutskomu-napryamku-podekudy-vorog-u-pastczi/</text:a>
</text:p>
      <!--NEWS-->
      <text:h text:style-name="P10" text:outline-level="1">
<text:span text:style-name="T4">
To protect against Russian ballistic missiles, we need more air defense systems Patriot - Yuri Ignat</text:span>
</text:h>
      <text:p text:style-name="P4">
Author: ['Григорій Мазур']</text:p>
      <text:p text:style-name="P4">
Time: 2023-07-10T48:00:00-04:00</text:p>
      <text:p text:style-name="P4">
Description: Sogodni Vnochi Rosіyski Piacanthi, izhirno, the balical missile “Iskander-M” was inhabited by ... War with Ukraine 2022, the war with Ukraine Latest news today, the war with Ukraine 2022 is the last for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БАЛІСТИЧНІ РАКЕТИ', 'ЄДИНІ НОВИНИ', 'ЗРК PATRIOT', 'ЮРІЙ ІГНАТ']</text:p>
      <text:p text:style-name="P4">
Category: News</text:p>
      <!--METADATA-->
      <text:p text:style-name="P4">
<draw:frame draw:style-name="fr1" draw:name="Image250" text:anchor-type="as-char" svg:width="6.9236in" svg:height="4.361868in" draw:z-index="0">
<draw:image xlink:href="../Images/AРМІЯINFORM/2023-07-10T48-00-00-04-00/yurij-ignat-1.jpg" xlink:type="simple" xlink:show="embed" xlink:actuate="onLoad" draw:mime-type="image/jpeg"/>
</draw:frame>
Colonel Yuri Ignatius Air Force Command of the Air Force of Ukraine.</text:p>
      <text:p text:style-name="P4">
Tonight, Russian invaders were likely to hit the Iskander-M ballistic missile on infrastructure in Nikolaev. To counteract such enemy rates, Ukraine requires more Patriot Air Defense systems. The spokesman of the Armed Forces Command Colonel Yuri Ignat was expressed by the TV. - We need a lot of such weapons, as well as high -precision winged rockets, such as airbags, - the officer emphasized. -We also need modern anti-aircraft missile complexes to counteract Russian troops, which produce a very large number of different missiles in Ukraine every day. This is evidenced by the statistics of the air -to -air goals in May - June. It is 80% of them who destroy the anti-aircraft missile units. He also once again noted that without F-16 aircraft to our armed forces. This aircraft will quickly respond to threats and destroy the air goals of the enemy over the entire territory of the country.</text:p>
      <text:p text:style-name="P4">
News Source: <text:a xlink:type="simple" xlink:href="https://armyinform.com.ua/2023/07/10/shhob-zahystytysya-vid-rosijskyh-balistychnyh-raket-nam-potribno-bilshe-system-protypovitryanoyi-oborony-patriot-yurij-ignat/" text:style-name="Internet_20_link" text:visited-style-name="Visited_20_Internet_20_Link">
https://armyinform.com.ua/2023/07/10/shhob-zahystytysya-vid-rosijskyh-balistychnyh-raket-nam-potribno-bilshe-system-protypovitryanoyi-oborony-patriot-yurij-ignat/</text:a>
</text:p>
      <!--NEWS-->
      <text:h text:style-name="P10" text:outline-level="1">
<text:span text:style-name="T4">
"The colon of young people in the trenches": Musk spoke about Ukrainian counter -offensive</text:span>
</text:h>
      <text:p text:style-name="P4">
Authors: Ukrinform (Person)</text:p>
      <text:p text:style-name="P4">
Publisher: Укринформ (Organization)</text:p>
      <text:p text:style-name="P4">
Published Time: 2023-07-10T4:09:00+03:00</text:p>
      <text:p text:style-name="P4">
Modified Time: 2023-07-10T22:09:00+03:00</text:p>
      <text:p text:style-name="P4">
Description: Musk regretted the "flower of Ukrainian and Russian youth in trenches" and prerich great losses during the counter -offensive of Ukraine. - Ukrinform.</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Росія', 'Війна з Росією']</text:p>
      <text:p text:style-name="P4">
Type: Article</text:p>
      <!--METADATA-->
      <text:p text:style-name="P4">
<draw:frame draw:style-name="fr1" draw:name="Image251" text:anchor-type="as-char" svg:width="6.9236in" svg:height="3.956343in" draw:z-index="0">
<draw:image xlink:href="../Images/yкринформ/2023-07-10T4-09-00-03-00/630_360_1620987964-731.jpg" xlink:type="simple" xlink:show="embed" xlink:actuate="onLoad" draw:mime-type="image/jpeg"/>
</draw:frame>
Muskom was damaged by the "flower of Ukrainian and Russian youth in trenches" and the prerinian of the Great Prophet during the counter -offensive of Ukraine.</text:p>
      <text:p text:style-name="P4">
According to Ukrinform, he wrote about it in his <text:a xlink:type="simple" xlink:href="https://twitter.com/elonmusk/status/1678215642858569729" text:style-name="Internet_20_link" text:visited-style-name="Visited_20_Internet_20_Link">
Twitter</text:a>
.</text:p>
      <text:p text:style-name="P4">
“The color of Ukrainian and Russian youth has long been died in the trenches of almost ungrayed territorial achievements. Whatever the parties, it will lose much more soldiers on the offensive. Moreover, Russia exceeds Ukraine by ~ 4: 1, so even at equal losses the war for exhaustion, ”the billionaire says.</text:p>
      <text:p text:style-name="P4">
<text:span text:style-name="T4">
 Read also: </text:span>
 <text:a xlink:type="simple" xlink:href="https://www.ukrinform.ua/rubric-technology/3733530-koristuvaci-twitter-iz-sinimi-galockami-posiruut-fejki-pro-vijnu-rf-v-ukraini-bbc.html" text:style-name="Internet_20_link" text:visited-style-name="Visited_20_Internet_20_Link">
Twitter users with blue chests are spreading the Faikipro War of the Russian Federation in Ukraine - BBC</text:a>
According to him, "in the case of a failure of the Ukrainian offensive with large losses during the counterattack will capture much more territory."</text:p>
      <text:p text:style-name="P4">
It was allegedly that "there was no large -scale offensive," he wrote.</text:p>
      <text:p text:style-name="P4">
As reported by Ukrinform, earlier in the Ministry of Defense <text:a xlink:type="simple" xlink:href="https://www.ukrinform.ua/rubric-ato/3733036-u-minoboroni-pidbili-pidsumki-500-dniv-povnomasstabnoi-vijni.html" text:style-name="Internet_20_link" text:visited-style-name="Visited_20_Internet_20_Link">
summed up 500 days of the full -scale war</text:a>
.</text:p>
      <text:p text:style-name="P4">
News Source: <text:a xlink:type="simple" xlink:href="https://www.ukrinform.ua/rubric-world/3734073-gine-cvit-molodi-v-okopah-mask-vislovivsa-sodo-ukrainskogo-kontrnastupu.html" text:style-name="Internet_20_link" text:visited-style-name="Visited_20_Internet_20_Link">
https://www.ukrinform.ua/rubric-world/3734073-gine-cvit-molodi-v-okopah-mask-vislovivsa-sodo-ukrainskogo-kontrnastupu.html</text:a>
</text:p>
      <!--NEWS-->
      <text:h text:style-name="P10" text:outline-level="1">
<text:span text:style-name="T4">
In Mykolaiv region detained the invaders who helped to prepare a missile strike on a military hospital</text:span>
</text:h>
      <text:p text:style-name="P4">
Author: ['АРМІЯINFORM']</text:p>
      <text:p text:style-name="P4">
Time: 2023-07-10T50:00:00-04:00</text:p>
      <text:p text:style-name="P4">
Description: Vikrika Shchel -former of the Russian Special Services, Jackie have been engaged in the novelty of the Novikh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okupant.jpg" text:style-name="Internet_20_link" text:visited-style-name="Visited_20_Internet_20_Link">
okupant.jpg</text:a>
']</text:p>
      <text:p text:style-name="P4">
Tags: ['STOPRUSSIA', 'АГРЕСІЯ РФ', 'ВТОРГНЕННЯ РФ', 'КОЛАБОРАНТ', 'СБУ']</text:p>
      <text:p text:style-name="P4">
Category: News</text:p>
      <!--METADATA-->
      <text:p text:style-name="P4">
<draw:frame draw:style-name="fr1" draw:name="Image252" text:anchor-type="as-char" svg:width="6.9236in" svg:height="3.894525in" draw:z-index="0">
<draw:image xlink:href="../Images/AРМІЯINFORM/2023-07-10T50-00-00-04-00/okupant.jpg" xlink:type="simple" xlink:show="embed" xlink:actuate="onLoad" draw:mime-type="image/jpeg"/>
</draw:frame>
Another informant of the Russian special services, which was engaged in the preparation of the Russian air attacks of the Russian Federation in the Nikolaev area.</text:p>
      <text:p text:style-name="P4">
About it <text:a xlink:type="simple" xlink:href="https://ssu.gov.ua/novyny/sbu-zatrymala-informatora-rf-yakyi-hotuvav-raketnyi-udar-po-viiskovomu-shpytaliu-na-mykolaivshchyni" text:style-name="Internet_20_link" text:visited-style-name="Visited_20_Internet_20_Link">
reports</text:a>
SBU press service.</text:p>
      <text:p text:style-name="P4">
To accomplish the hostile task, the attacker traveled the terrain and hidden photographed places of deployment of units of defense forces. He also recorded a nail map accurate coordinates of the identified military facilities and reported on their level of protection.</text:p>
      <text:p text:style-name="P4">
Particular attention was paid to locations, where he noticed the highest concentration of personnel and military equipment of Ukrainian defenders.</text:p>
      <text:p text:style-name="P4">
The defendant was arrested on hot while photographing the hospital and one of the Armed Forces. The detainee seized a mobile phone from a photo, ready to send. According to the investigation materials, the Rashists planned to use this information to carry out sighting air strikes in the region.</text:p>
      <text:p text:style-name="P4">
The attacker was a local resident who supported the fikovo referendum on the accession of Mykolaiv region to the Russian Federation. He has repeatedly written pro-Russian telegrams. Thus, he attracted the attention of the Russian intelligence service, whose representatives in the spring of 2022 remotely invited him to cooperate. Further communication was carried out through one linen.</text:p>
      <text:p text:style-name="P4">
Currently, the man has been informed of the suspicion of unauthorized dissemination of information about referral, movement of weapons, weapons and ammunition in Ukraine, movement, movement or placement of the Armed Forces.</text:p>
      <text:p text:style-name="P4">
The court chose him a pre -trial detention measure. The malicious rides up to 12 years in prison.</text:p>
      <text:p text:style-name="P4">
News Source: <text:a xlink:type="simple" xlink:href="https://armyinform.com.ua/2023/07/10/na-mykolayivshhyni-zatrymano-informatora-okupantiv-yakyj-dopomagav-gotuvaty-raketnyj-udar-po-vijskovomu-shpytalyu/" text:style-name="Internet_20_link" text:visited-style-name="Visited_20_Internet_20_Link">
https://armyinform.com.ua/2023/07/10/na-mykolayivshhyni-zatrymano-informatora-okupantiv-yakyj-dopomagav-gotuvaty-raketnyj-udar-po-vijskovomu-shpytalyu/</text:a>
</text:p>
      <!--NEWS-->
      <text:h text:style-name="P10" text:outline-level="1">
<text:span text:style-name="T4">
The check of defense capabilities in the three northern regions of Ukraine - Sergey Naev is completed</text:span>
</text:h>
      <text:p text:style-name="P4">
Author: ['АРМІЯINFORM']</text:p>
      <text:p text:style-name="P4">
Time: 2023-07-10T52:00:00-04:00</text:p>
      <text:p text:style-name="P4">
Description: Zhitomirsky, RIVNSTY TO VOLINSKY will be BILSH MITSNO GROTISHID ... War with Ukraine 2022,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nayev.jpg" text:style-name="Internet_20_link" text:visited-style-name="Visited_20_Internet_20_Link">
nayev.jpg</text:a>
']</text:p>
      <text:p text:style-name="P4">
Tags: ['STOPRUSSIA', 'АГРЕСІЯ РФ', 'ВІЙСЬКОВІ ТРЕНУВАННЯ', 'ВТОРГНЕННЯ РФ', 'СЕРГІЙ НАЄВ']</text:p>
      <text:p text:style-name="P4">
Category: News</text:p>
      <!--METADATA-->
      <text:p text:style-name="P4">
<draw:frame draw:style-name="fr1" draw:name="Image253" text:anchor-type="as-char" svg:width="6.9236in" svg:height="3.894525in" draw:z-index="0">
<draw:image xlink:href="../Images/AРМІЯINFORM/2023-07-10T52-00-00-04-00/nayev.jpg" xlink:type="simple" xlink:show="embed" xlink:actuate="onLoad" draw:mime-type="image/jpeg"/>
</draw:frame>
Zhytomyr, Rivne and Volyn directions will be more firmly covered by the corresponding engineering barriers.</text:p>
      <text:p text:style-name="P4">
About it after conducting a check of defensive capabilities in the north of Ukraine <text:a xlink:type="simple" xlink:href="https://t.me/SerhiyNaiev/75" text:style-name="Internet_20_link" text:visited-style-name="Visited_20_Internet_20_Link">
declared</text:a>
Commander of the Joint Forces of Armed Forces, Lieutenant General Sergey Naev.</text:p>
      <text:p text:style-name="P4">
“Administrations and our soldiers are identified tasks for improving defense and positions. Soon threatening directions will be more firmly covered by the corresponding engineering barriers, ”said Sergey Naev.</text:p>
      <text:p text:style-name="P4">
According to him, training of Ukrainian soldiers in different situations was started.</text:p>
      <text:p text:style-name="P4">
“This work will continue to continue. Weapons will be strengthened by the units that perform tasks directly along the longitudinal border. The defense will be strengthened, ”summed up Lieutenanturgiy Naev.</text:p>
      <text:p text:style-name="P4">
News Source: <text:a xlink:type="simple" xlink:href="https://armyinform.com.ua/2023/07/10/zaversheno-perevirku-oboronnyh-spromozhnostej-u-troh-pivnichnyh-oblastyah-ukrayiny-sergij-nayev/" text:style-name="Internet_20_link" text:visited-style-name="Visited_20_Internet_20_Link">
https://armyinform.com.ua/2023/07/10/zaversheno-perevirku-oboronnyh-spromozhnostej-u-troh-pivnichnyh-oblastyah-ukrayiny-sergij-nayev/</text:a>
</text:p>
      <!--NEWS-->
      <text:h text:style-name="P10" text:outline-level="1">
<text:span text:style-name="T4">
Specialists of the Ministry of Defense and the Armed Forces of Ukraine on cybersecurity visited NATO structures</text:span>
</text:h>
      <text:p text:style-name="P4">
Author: ['АРМІЯINFORM']</text:p>
      <text:p text:style-name="P4">
Time: 2023-07-10T54:00:00-04:00</text:p>
      <text:p text:style-name="P4">
Description: Delegation represented by the Basic submarules of Kiberbespekes of Ukraine Vidvil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bb4577ecb3a430ede661e7eab60266f2224d581d-150x150.jpeg" text:style-name="Internet_20_link" text:visited-style-name="Visited_20_Internet_20_Link">
bb4577ecb3a430ede661e7eab60266f2224d581d-150x150.jpeg</text:a>
', '<text:a xlink:type="simple" xlink:href="https://armyinform.com.ua/wp-content/uploads/2023/07/977712507063d08cbf39850cf1cfdf1accb422dd-150x150.jpeg" text:style-name="Internet_20_link" text:visited-style-name="Visited_20_Internet_20_Link">
977712507063d08cbf39850cf1cfdf1accb422dd-150x150.jpeg</text:a>
']</text:p>
      <text:p text:style-name="P4">
Tags: ['КІБЕРБЕЗПЕКА', 'МОУ', 'НАТО']</text:p>
      <text:p text:style-name="P4">
Category: News</text:p>
      <!--METADATA-->
      <text:p text:style-name="P4">
<text:a xlink:type="simple" xlink:href="https://armyinform.com.ua/wp-content/uploads/2023/07/bb4577ecb3a430ede661e7eab60266f2224d581d.jpeg" text:style-name="Internet_20_link" text:visited-style-name="Visited_20_Internet_20_Link">
<draw:frame draw:style-name="fr1" draw:name="Image254" text:anchor-type="as-char" svg:width="6.9236in" svg:height="6.9236in" draw:z-index="0">
<draw:image xlink:href="../Images/AРМІЯINFORM/2023-07-10T54-00-00-04-00/bb4577ecb3a430ede661e7eab60266f2224d581d-150x150.jpeg" xlink:type="simple" xlink:show="embed" xlink:actuate="onLoad" draw:mime-type="image/jpeg"/>
</draw:frame>
</text:a>
</text:p>
      <text:p text:style-name="P4">
<text:a xlink:type="simple" xlink:href="https://armyinform.com.ua/wp-content/uploads/2023/07/977712507063d08cbf39850cf1cfdf1accb422dd.jpeg" text:style-name="Internet_20_link" text:visited-style-name="Visited_20_Internet_20_Link">
<draw:frame draw:style-name="fr1" draw:name="Image255" text:anchor-type="as-char" svg:width="6.9236in" svg:height="6.9236in" draw:z-index="0">
<draw:image xlink:href="../Images/AРМІЯINFORM/2023-07-10T54-00-00-04-00/977712507063d08cbf39850cf1cfdf1accb422dd-150x150.jpeg" xlink:type="simple" xlink:show="embed" xlink:actuate="onLoad" draw:mime-type="image/jpeg"/>
</draw:frame>
</text:a>
The delegation of representatives of the main cybersecurity entities of Ukraine has resigned to the NATO headquarters, NATO Command from NATO Operations and the NATO Agency for Promotion and Information within the framework of the C4 Trust Support Supplement for NATO-Ukraine.</text:p>
      <text:p text:style-name="P4">
About this <text:a xlink:type="simple" xlink:href="https://www.mil.gov.ua/news/2023/07/10/fahivczi-minoboroni-ta-zbrojnih-sil-ukraini-z-pitan-kiberbezpeki-vidvidali-strukturi-nato/" text:style-name="Internet_20_link" text:visited-style-name="Visited_20_Internet_20_Link">
informs</text:a>
Ministry of Defence Ukraine.</text:p>
      <text:p text:style-name="P4">
As part of the general presentation of the Ukrainian delegation on the cybersecurity system of the Ministry of Defense and the Armed Forces, they told about the role of the Ministry of Defense of the Armed Forces in providing cybersecurity, presented the lessons of cyberwar Within the framework of the complex of assistance.</text:p>
      <text:p text:style-name="P4">
The event was attended by representatives of the National Coordination Center of Kiber Security, the Security Service of Ukraine, the State Service of Special Communication of Information, the Ministry of Defense of Ukraine, the Armed Forces of Ukraine, the Cyber Police Department of the National Police of Ukraine and the General Prosecutor's Office. With the assistance of managing new NATO Headquarters Security Challenges, NATO Tamisia of Ukraine at NATO had the opportunity to get acquainted with the structures of the Amalanus involved in cybersecurity.</text:p>
      <text:p text:style-name="P4">
In particular, as part of a briefing program for participants, they conducted central centers(CyOC)and the management of the J6 Chief Commander -in -Chief of the Supreme Commander -in -Chief in Europe, NATO Agency for Communications and Information, namely NATO Centuries Security(Ncsc), Corporate Services Center(ESOC)as well as NATO headquarters-NATO Chief Information Director Office(IDLENESS), New security challenges, C3 Secretariat, Flected Intelligence and Security Management, including NATO Security Office, and Operations Office.</text:p>
      <text:p text:style-name="P4">
News Source: <text:a xlink:type="simple" xlink:href="https://armyinform.com.ua/2023/07/10/fahivczi-minoborony-ta-zbrojnyh-syl-ukrayiny-z-pytan-kiberbezpeky-vidvidaly-struktury-nato/" text:style-name="Internet_20_link" text:visited-style-name="Visited_20_Internet_20_Link">
https://armyinform.com.ua/2023/07/10/fahivczi-minoborony-ta-zbrojnyh-syl-ukrayiny-z-pytan-kiberbezpeky-vidvidaly-struktury-nato/</text:a>
</text:p>
      <!--NEWS-->
      <text:h text:style-name="P10" text:outline-level="1">
<text:span text:style-name="T4">
Situation with the level of life in the temporarily occupied territories resembles Cuba - GUR</text:span>
</text:h>
      <text:p text:style-name="P4">
Author: ['АРМІЯINFORM']</text:p>
      <text:p text:style-name="P4">
Time: 2023-07-10T56:00:00-04:00</text:p>
      <text:p text:style-name="P4">
Description: “RUSSIA MIR” Nese with a deprivation of Degradasi, Ruinvannya that Arkhak, Vodkida i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20230710-02-1.jpg" text:style-name="Internet_20_link" text:visited-style-name="Visited_20_Internet_20_Link">
20230710-02-1.jpg</text:a>
']</text:p>
      <text:p text:style-name="P4">
Tags: ['STOPRUSSIA', 'АГРЕСІЯ РФ', 'ВТОРГНЕННЯ РФ', 'ГУР МІНОБОРОНИ УКРАЇНИ']</text:p>
      <text:p text:style-name="P4">
Category: News</text:p>
      <!--METADATA-->
      <text:p text:style-name="P4">
<draw:frame draw:style-name="fr1" draw:name="Image256" text:anchor-type="as-char" svg:width="6.9236in" svg:height="3.894525in" draw:z-index="0">
<draw:image xlink:href="../Images/AРМІЯINFORM/2023-07-10T56-00-00-04-00/20230710-02-1.jpg" xlink:type="simple" xlink:show="embed" xlink:actuate="onLoad" draw:mime-type="image/jpeg"/>
</draw:frame>
The Russian measure brings with it only degradation, destruction and archaic, rejecting people in the pre -industrial era. We observe this in ORDLO and in the Crimea, the person's development stopped back in 2014, when the accumulations were caught there.</text:p>
      <text:p text:style-name="P4">
As the head of the military intelligence of Ukraine, Major-General Kirilobudanov, “Ukrainian temporarily occupied territories for incomplete human life, has become a Cuba, where the communists have begun to power, and the country's degradation and isolation of the country, and the Kubid, and the Kubyan, have become a Cuba. Reserve stagnation. " Old American cars in Cuba remind that by 1953 and the rebellion of the Communists, there was a rapid economic life. And now innovations, neither investments, nor modern technology, nor important infrastructure.</text:p>
      <text:p text:style-name="P4">
Comparison of temporarily occupied Ukrainian territories with Cuba is very advisable. These territories should be released immediately to give Ukrainian citizens a chance to occupy the future. Otherwise, these territories will transform the mudic wild field of the 21st century, and humans and their fates - in hostages of imperial ambitions of Kremlin pupils.</text:p>
      <text:p text:style-name="P4">
Further destruction of obsolete infrastructure, falling social capital, total degradation of education, culture, science, lack of opportunities for any development-this is in fact the price of so-called liberation, which is lied by during the occupation of Ukrainian territories in 2014. The same "Cuba" is grown by the Putin regime in the Transnistria ghetto.</text:p>
      <text:p text:style-name="P4">
Meanwhile, Ukraine has launched some important reforms - from decentralization, when communities on the ground have received resources and powers for development, as well as administrative services. Ukrainians were given the opportunity to visit other countries of the world, including the European Union without obstacles. The country is socially integrated to the open democratic world.</text:p>
      <text:p text:style-name="P4">
<text:span text:style-name="T4">
 Source: </text:span>
 <text:a xlink:type="simple" xlink:href="https://gur.gov.ua/content/sytuatsiia-z-rivnem-zhyttiam-na-okupovanykh-terytoriiakh-nahaduie-kubu.html" text:style-name="Internet_20_link" text:visited-style-name="Visited_20_Internet_20_Link">
<text:span text:style-name="T5">
oe head management of reconnaissance MUUKRAIN</text:span>
</text:a>
</text:p>
      <text:p text:style-name="P4">
News Source: <text:a xlink:type="simple" xlink:href="https://armyinform.com.ua/2023/07/10/sytuacziya-z-rivnem-zhyttyam-na-tymchasovo-okupovanyh-terytoriyah-nagaduye-kubu-gur/" text:style-name="Internet_20_link" text:visited-style-name="Visited_20_Internet_20_Link">
https://armyinform.com.ua/2023/07/10/sytuacziya-z-rivnem-zhyttyam-na-tymchasovo-okupovanyh-terytoriyah-nagaduye-kubu-gur/</text:a>
</text:p>
      <!--NEWS-->
      <text:h text:style-name="P10" text:outline-level="1">
<text:span text:style-name="T4">
NATO has agreed to simplify Ukraine's journey to the Alliance - Dmytro Kuleba</text:span>
</text:h>
      <text:p text:style-name="P4">
Author: ['АРМІЯINFORM']</text:p>
      <text:p text:style-name="P4">
Time: 2023-07-10T58:00:00-04:00</text:p>
      <text:p text:style-name="P4">
Description: NATO Member Country hung out consensus of Schodo Usunennya to the plan of the Pladoi Play on Shhodo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113576-1_large.jpg" text:style-name="Internet_20_link" text:visited-style-name="Visited_20_Internet_20_Link">
113576-1_large.jpg</text:a>
']</text:p>
      <text:p text:style-name="P4">
Tags: []</text:p>
      <text:p text:style-name="P4">
Category: News</text:p>
      <!--METADATA-->
      <text:p text:style-name="P4">
<draw:frame draw:style-name="fr1" draw:name="Image257" text:anchor-type="as-char" svg:width="6.9236in" svg:height="4.615733in" draw:z-index="0">
<draw:image xlink:href="../Images/AРМІЯINFORM/2023-07-10T58-00-00-04-00/113576-1_large.jpg" xlink:type="simple" xlink:show="embed" xlink:actuate="onLoad" draw:mime-type="image/jpeg"/>
</draw:frame>
NATO member states have reached consensus on eliminating the Action Plan for Ukraine's membership before joining the Alliance.</text:p>
      <text:p text:style-name="P4">
This was reported by the Minister of Foreign Affairs of Ukraine Dmitry Kuleb in <text:a xlink:type="simple" xlink:href="%22https://twitter.com/DmytroKuleba/status/1678334279397388288" text:style-name="Internet_20_link" text:visited-style-name="Visited_20_Internet_20_Link">
Twitter</text:a>
.</text:p>
      <text:p text:style-name="P4">
«Після інтенсивних переговорів союзники по НАТО досягли консенсусу щодоусунення ПДЧ зі шляху України до членства. Я вітаю це довгоочікуване рішення,яке скорочує наш шлях до НАТО. Це також найкращий момент, щоб прояснитизапрошення Україні стати членом», — зазначив він.</text:p>
      <text:p text:style-name="P4">
News Source: <text:a xlink:type="simple" xlink:href="https://armyinform.com.ua/2023/07/10/u-nato-domovylysya-sprostyty-ukrayini-shlyah-vstupu-do-alyansu-dmytro-kuleba/" text:style-name="Internet_20_link" text:visited-style-name="Visited_20_Internet_20_Link">
https://armyinform.com.ua/2023/07/10/u-nato-domovylysya-sprostyty-ukrayini-shlyah-vstupu-do-alyansu-dmytro-kuleba/</text:a>
</text:p>
      <!--NEWS-->
      <text:h text:style-name="P10" text:outline-level="1">
<text:span text:style-name="T4">
State Department on 500 days of large -scale war: States will continue to stand firmly with Ukraine</text:span>
</text:h>
      <text:p text:style-name="P4">
Authors: Ukrinform (Person)</text:p>
      <text:p text:style-name="P4">
Publisher: Укринформ (Organization)</text:p>
      <text:p text:style-name="P4">
Published Time: 2023-07-10T5:13:00+03:00</text:p>
      <text:p text:style-name="P4">
Modified Time: 2023-07-10T22:13:00+03:00</text:p>
      <text:p text:style-name="P4">
Description: The US State Department has made a statement on 500 days from the beginning of full -scale aggression of the Russian Federation, emphasizing that the United States will continue to unite allies and partners to achieve just peace in Ukraine. - Ukrinform.</text:p>
      <text:p text:style-name="P4">
Images: ['<text:a xlink:type="simple" xlink:href="https://static.ukrinform.com/photos/2018_03/thumb_files/630_360_1521097272-9495.jpg" text:style-name="Internet_20_link" text:visited-style-name="Visited_20_Internet_20_Link">
630_360_15210...</text:a>
']</text:p>
      <text:p text:style-name="P4">
Tags: ['США', 'Україна', 'Агресія РФ', 'Війна з Росією']</text:p>
      <text:p text:style-name="P4">
Type: Article</text:p>
      <!--METADATA-->
      <text:p text:style-name="P4">
<draw:frame draw:style-name="fr1" draw:name="Image258" text:anchor-type="as-char" svg:width="6.9236in" svg:height="3.956343in" draw:z-index="0">
<draw:image xlink:href="../Images/yкринформ/2023-07-10T5-13-00-03-00/630_360_1521097272-9495.jpg" xlink:type="simple" xlink:show="embed" xlink:actuate="onLoad" draw:mime-type="image/jpeg"/>
</draw:frame>
The US State Department has made a statement on 500 days from the onset of a full -scale aggression of the Russian Federation, stressed that the United States will continue to unite allies of the partners to achieve a fair peace in Ukraine.</text:p>
      <text:p text:style-name="P4">
This was said on Monday during a briefing in Washington, a spokesman for the State Department Matthyumiller, reports Ukrinform's own correspondent.</text:p>
      <text:p text:style-name="P4">
"During the next weeks and months, the United States will continue to interact with Zamstin, our allies and partners, as well as with all the interested -sides that seek to support a fair and sustained peace," the State Department representative noted.</text:p>
      <text:p text:style-name="P4">
<text:span text:style-name="T4">
 Read also: </text:span>
 <text:span text:style-name="T4">
 <text:a xlink:type="simple" xlink:href="https://www.ukrinform.ua/rubric-polytics/3733956-bajden-i-sunak-obgovorili-u-londoni-pidtrimku-ukraini.html" text:style-name="Internet_20_link" text:visited-style-name="Visited_20_Internet_20_Link">
Biden and Sunak discussed in London support of Ukraine</text:a>
</text:span>
</text:p>
      <text:p text:style-name="P4">
He reminded how from the beginning of a large -scale invasion of the Russians attacked homes, schools, playgrounds, hospitals, shopping centers, nuclear facilities and other infrastructure.</text:p>
      <text:p text:style-name="P4">
"Representatives of the Russian troops and their associates committed international crimes, such as the illegal movement of Ukrainian civilians, including children, to Russia within the limits of the so-called" filtration operations, "Miller emphasized.</text:p>
      <text:p text:style-name="P4">
The spokesman also noted that Russia deliberately destroyed Ukraine's energy, irresponsibly laced nuclear weapons, destroyed the lands and hindered the export of Ukrainian grain.</text:p>
      <text:p text:style-name="P4">
<text:span text:style-name="T4">
 Read also: </text:span>
 <text:span text:style-name="T4">
 <text:a xlink:type="simple" xlink:href="https://www.ukrinform.ua/rubric-society/3732701-voenni-zlocini-rf-dania-gotuetsa-napraviti-v-ukrainu-grupu-slidcih.html" text:style-name="Internet_20_link" text:visited-style-name="Visited_20_Internet_20_Link">
Russian Crimes: Denmark is preparing to send to the Ukrainian group of investigators</text:a>
</text:span>
</text:p>
      <text:p text:style-name="P4">
Miller once again emphasized that Russia "suffered a strategic failure" in Ukraine and has made enormous losses of both military personnel and equipment and in plan.</text:p>
      <text:p text:style-name="P4">
“We cannot succumb to Russian aggression or put up with its brazen sprouts to change the borders by force. Within 500 days, we stood firmly with Ukraine and will continue as much as it will take place, ”the State Department representative said.</text:p>
      <text:p text:style-name="P4">
<text:span text:style-name="T4">
 Read also: </text:span>
 <text:span text:style-name="T4">
 [Zelensky: Ukraine will be in NATO, we work as a superiority(https://www.ukrinform.ua/rubric-ato/3734060-zelenskij-ukraina-bude-v-nato-pracuemo-nad-algoritmom-nabutta-clenstva.html) </text:span>
</text:p>
      <text:p text:style-name="P4">
<text:span text:style-name="T4">
 Read also: </text:span>
 <text:span text:style-name="T4">
 [500 days of the Great War: What Crimes left behind(https://www.ukrinform.ua/rubric-ato/3733110-500-dniv-velikoi-vijni-aki-zlocini-zalisila-po-sobi-rosia.html)</text:span>
</text:p>
      <text:p text:style-name="P4">
The event, organized by the Embassy of Ukraine in the United States, gathered representatives of the Ukrainian community, American officials, representatives of the Diplomatic Corps, Ukrainian and American clergy, as well as simple Americans - friends and supporters of Ukraine.</text:p>
      <text:p text:style-name="P4">
News Source: <text:a xlink:type="simple" xlink:href="https://www.ukrinform.ua/rubric-ato/3734080-derzdep-pro-500-dniv-masstabnoi-vijni-stati-j-nadali-micno-stoatimut-z-ukrainou.html" text:style-name="Internet_20_link" text:visited-style-name="Visited_20_Internet_20_Link">
https://www.ukrinform.ua/rubric-ato/3734080-derzdep-pro-500-dniv-masstabnoi-vijni-stati-j-nadali-micno-stoatimut-z-ukrainou.html</text:a>
</text:p>
      <!--NEWS-->
      <text:h text:style-name="P10" text:outline-level="1">
<text:span text:style-name="T4">
In a week in the liberated regions, Ukrainian sappers were neutralized over 2.5 thousand explosive items</text:span>
</text:h>
      <text:p text:style-name="P4">
Author: ['АРМІЯINFORM']</text:p>
      <text:p text:style-name="P4">
Time: 2023-07-10T60:00:00-04:00</text:p>
      <text:p text:style-name="P4">
Description: Saperdrzdili Derzhspspetstranstrazhbi Minoboroni that command of the forces of Pidrimki ZSU ... War with Ukraine 2022, War with Ukraine Latest News today,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photo_5287357934449316618_y.jpg" text:style-name="Internet_20_link" text:visited-style-name="Visited_20_Internet_20_Link">
photo_5287357934449316618_y.jpg</text:a>
']</text:p>
      <text:p text:style-name="P4">
Tags: ['ДССТ МО УКРАЇНИ', 'КСП ЗСУ', 'РОЗМІНУВАННЯ', 'САПЕРИ']</text:p>
      <text:p text:style-name="P4">
Category: News</text:p>
      <!--METADATA-->
      <text:p text:style-name="P4">
<draw:frame draw:style-name="fr1" draw:name="Image259" text:anchor-type="as-char" svg:width="6.9236in" svg:height="4.615733in" draw:z-index="0">
<draw:image xlink:href="../Images/AРМІЯINFORM/2023-07-10T60-00-00-04-00/photo_5287357934449316618_y.jpg" xlink:type="simple" xlink:show="embed" xlink:actuate="onLoad" draw:mime-type="image/jpeg"/>
</draw:frame>
The Suffa Units of the State Security Service of the Ministry of Defense and command of the Armed Forces Support continue to work in the communities of liberated regions of Ukraine, in particular in the Nikolaev, Kherson, Kharkiv, Kyiv and other. Last week, 2 516 explosive subjects were removed and disposed of.</text:p>
      <text:p text:style-name="P4">
The Ministry of Defense of Ukraine in [telegrams] informs about it(https://t.me/ministry_of_defense_ua/7756).</text:p>
      <text:p text:style-name="P4">
Так, фахівцями КСП ЗСУ та ДССТ обстежено та очищено:</text:p>
      <ul>
        <li>
260,7 га місцевості;  * 227,8 га сільгоспугідь;  * 2,57 га лісових масивів;  * 2,39 км автодоріг;  * 12,2 км залізниць;  * понад 150 м ЛЕП.</li>
      </ul>
      <text:p text:style-name="P4">
Також триває обстеження споруд та житлових будівель.</text:p>
      <text:p text:style-name="P4">
Українські сапери активно працюють, аби розчистити територію держави віднебезпечних ворожих «сюрпризів» та знову зробити її безпечною.</text:p>
      <text:p text:style-name="P4">
News Source: <text:a xlink:type="simple" xlink:href="https://armyinform.com.ua/2023/07/10/za-tyzhden-u-zvilnenyh-regionah-ukrayinski-sapery-zneshkodyly-ponad-25-tysyachi-vybuhonebezpechnyh-predmetiv/" text:style-name="Internet_20_link" text:visited-style-name="Visited_20_Internet_20_Link">
https://armyinform.com.ua/2023/07/10/za-tyzhden-u-zvilnenyh-regionah-ukrayinski-sapery-zneshkodyly-ponad-25-tysyachi-vybuhonebezpechnyh-predmetiv/</text:a>
</text:p>
      <!--NEWS-->
      <text:h text:style-name="P10" text:outline-level="1">
<text:span text:style-name="T4">
The Center for Combating Misinformation told how Ukrainians rubbed the nose to the Russians throughout the history</text:span>
</text:h>
      <text:p text:style-name="P4">
Author: ['АРМІЯINFORM']</text:p>
      <text:p text:style-name="P4">
Time: 2023-07-10T61:00:00-04:00</text:p>
      <text:p text:style-name="P4">
Description: About the Control Center for the opposition: “IITORIA NASHIA BAGATA o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About it <text:a xlink:type="simple" xlink:href="https://www.facebook.com/watch/" text:style-name="Internet_20_link" text:visited-style-name="Visited_20_Internet_20_Link">
reports</text:a>
Central Protity Clear Disinformation:</text:p>
      <text:p text:style-name="P4">
“The history of our nation is rich in exploits and wars, and the Ukrainian people are a cesimovol of indomitability and willpower, which tirelessly opposes the aggressor. Ulycholiti war our country shows extraordinary endurance and heroism, displacing the enemy and liberating the occupied territories.</text:p>
      <text:p text:style-name="P4">
As Ukrainians rubbed the nose to the Russians throughout their history - see the Undolage Center for Combating Misinformation. "</text:p>
      <text:p text:style-name="P4">
News Source: <text:a xlink:type="simple" xlink:href="https://armyinform.com.ua/2023/07/10/yak-ukrayinczi-vtyraly-nosa-rosiyanam-protyagom-istoriyi-pokazav-czentr-protydiyi-dezinformacziyi/" text:style-name="Internet_20_link" text:visited-style-name="Visited_20_Internet_20_Link">
https://armyinform.com.ua/2023/07/10/yak-ukrayinczi-vtyraly-nosa-rosiyanam-protyagom-istoriyi-pokazav-czentr-protydiyi-dezinformacziyi/</text:a>
</text:p>
      <!--NEWS-->
      <text:h text:style-name="P10" text:outline-level="1">
<text:span text:style-name="T4">
They exposed a former communist people's deputy who signed Putin's appeal to recognize "L/DNR"</text:span>
</text:h>
      <text:p text:style-name="P4">
Author: ['АРМІЯINFORM']</text:p>
      <text:p text:style-name="P4">
Time: 2023-07-10T62:00:00-04:00</text:p>
      <text:p text:style-name="P4">
Description: The Service of the Bezpeki of Ukraine Zibrazoval Base on the Kolishnyoye People's Deputy of the VI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rss-photo.jpg" text:style-name="Internet_20_link" text:visited-style-name="Visited_20_Internet_20_Link">
rss-photo.jpg</text:a>
']</text:p>
      <text:p text:style-name="P4">
Tags: ['STOPRUSSIA', 'АГРЕСІЯ РФ', 'ВТОРГНЕННЯ РФ', 'НАРДЕП-КОМУНІСТ', 'СБУ']</text:p>
      <text:p text:style-name="P4">
Category: News</text:p>
      <!--METADATA-->
      <text:p text:style-name="P4">
<draw:frame draw:style-name="fr1" draw:name="Image260" text:anchor-type="as-char" svg:width="6.9236in" svg:height="4.793262in" draw:z-index="0">
<draw:image xlink:href="../Images/AРМІЯINFORM/2023-07-10T62-00-00-04-00/rss-photo.jpg" xlink:type="simple" xlink:show="embed" xlink:actuate="onLoad" draw:mime-type="image/jpeg"/>
</draw:frame>
The Security Service of Ukraine has collected a evidence of the former People's Deputies of the forbidden "Communist Party of Ukraine", which supported the armed aggression against our country.</text:p>
      <text:p text:style-name="P4">
About it <text:a xlink:type="simple" xlink:href="https://ssu.gov.ua/novyny/sbu-vykryla-u-kyievi-kolyshnoho-nardepakomunista-yakyi-pidpysav-zvernennia-do-putina-shchodo-vyznannia-ldnr" text:style-name="Internet_20_link" text:visited-style-name="Visited_20_Internet_20_Link">
reports</text:a>
SBU.</text:p>
      <text:p text:style-name="P4">
-On the eve of a large-scale invasion of Russia, he was one of the organizers of the so-called International Union of Soviet Officers to the Presidentacraine-aggressor. In this "letter", his signatories asked the head of the Kremlin's "sovereignty" of temporarily occupied areas of Donetsk and Lugansk region, - the message reads.</text:p>
      <text:p text:style-name="P4">
In addition, during 2017–2019, the former People's Deputy actively participated in Umassov anti -Ukrainian events in Moscow and agitated for the “accession” of the captured part of the East of Ukraine to the Russian Federation. He also advocated the official introduction into the territory of our state troops of the Russian Federation.</text:p>
      <text:p text:style-name="P4">
It is noted that after February 24, 2022, the person awaited the "Blitzkrig" of the racists and the rapid occupation of Kiev, which he repeatedly told the media. He also incited his acquaintances to help the Russian invaders in the event of a capture of the capital region.</text:p>
      <text:p text:style-name="P4">
At the same time, the searches at the place of residence of the attacker revealed prohibited communist literature and pro -Kremlin printed publications.</text:p>
      <text:p text:style-name="P4">
The issue of choosing a pre -trial detention is currently being resolved. The attacker is threatened with imprisonment with confiscation of the author.</text:p>
      <text:p text:style-name="P4">
News Source: <text:a xlink:type="simple" xlink:href="https://armyinform.com.ua/2023/07/10/vykryly-kolyshnogo-nardepa-komunista-yakyj-pidpysav-zvernennya-do-putina-shhodo-vyznannya-l-dnr/" text:style-name="Internet_20_link" text:visited-style-name="Visited_20_Internet_20_Link">
https://armyinform.com.ua/2023/07/10/vykryly-kolyshnogo-nardepa-komunista-yakyj-pidpysav-zvernennya-do-putina-shhodo-vyznannya-l-dnr/</text:a>
</text:p>
      <!--NEWS-->
      <text:h text:style-name="P10" text:outline-level="1">
<text:span text:style-name="T4">
The Chairman of the Verkhovna Rada of Ukraine met with the Expature of the Latvian Republic</text:span>
</text:h>
      <text:p text:style-name="P4">
Author: ['АРМІЯINFORM']</text:p>
      <text:p text:style-name="P4">
Time: 2023-07-10T63:00:00-04:00</text:p>
      <text:p text:style-name="P4">
Description: About the sake of the sake of the sake of Ukrainian, Ruslan Stefanchuk: “Gorgdi is important ... The war with Ukraine 2022, the war with Ukraine is the latest news today, the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47561099_672671534898899_2319174837579882182_n.jpg" text:style-name="Internet_20_link" text:visited-style-name="Visited_20_Internet_20_Link">
347561099_672671534898899_2319174837579882182_n.jpg</text:a>
']</text:p>
      <text:p text:style-name="P4">
Tags: ['STOPRUSSIA', 'АГРЕСІЯ РФ', 'РУСЛАН СТЕФАНЧУК']</text:p>
      <text:p text:style-name="P4">
Category: News</text:p>
      <!--METADATA-->
      <text:p text:style-name="P4">
<draw:frame draw:style-name="fr1" draw:name="Image261" text:anchor-type="as-char" svg:width="6.9236in" svg:height="4.615733in" draw:z-index="0">
<draw:image xlink:href="../Images/AРМІЯINFORM/2023-07-10T63-00-00-04-00/347561099_672671534898899_2319174837579882182_n.jpg" xlink:type="simple" xlink:show="embed" xlink:actuate="onLoad" draw:mime-type="image/jpeg"/>
</draw:frame>
About it <text:a xlink:type="simple" xlink:href="https://www.facebook.com/stefanchuk.official/posts/pfbid0DTcAj7JTC6Y46o5qd6menUYb1G2qUfMJ7zjRJdFKnWbv1gsHXNTZk1p7EDyJpw3ml" text:style-name="Internet_20_link" text:visited-style-name="Visited_20_Internet_20_Link">
reports</text:a>
Chairman of the Verkhovna Rada of Ukraine Ruslan Stefanchuk:</text:p>
      <text:p text:style-name="P4">
“It is always important to appreciate the support of those countries that have provided invaluable assistance to Ukraine since the first days of the wide -scale invasion.</text:p>
      <text:p text:style-name="P4">
Who supported us in the struggle for independence and sovereignty.</text:p>
      <text:p text:style-name="P4">
He met with the Expature of the Republic of Latvian Egils Levitz, who had left the post of head of state a few days ago.</text:p>
      <text:p text:style-name="P4">
In addition to military, financial and humanitarian assistance, he thanked Latvia's consistent support of Ukraine in the EU. He emphasized that this year we seek to impose negotiations on full membership.</text:p>
      <text:p text:style-name="P4">
He thanked for the training of Ukrainian military in Latvia according to NATO standards in 20122 and plans to continue and significantly expand the relevant programs this year!</text:p>
      <text:p text:style-name="P4">
They discussed the issues of prosecution of the crime, to which Egils Levitus intends to continue to pay special attention as a lawyer.</text:p>
      <text:p text:style-name="P4">
Egils Levit assured that the support policy of Latvia against Ukraine will continue and continue until our full victory. ”</text:p>
      <text:p text:style-name="P4">
News Source: <text:a xlink:type="simple" xlink:href="https://armyinform.com.ua/2023/07/10/golova-verhovnoyi-rady-ukrayiny-zustrivsya-z-eksprezydentom-latvijskoyi-respubliky/" text:style-name="Internet_20_link" text:visited-style-name="Visited_20_Internet_20_Link">
https://armyinform.com.ua/2023/07/10/golova-verhovnoyi-rady-ukrayiny-zustrivsya-z-eksprezydentom-latvijskoyi-respubliky/</text:a>
</text:p>
      <!--NEWS-->
      <text:h text:style-name="P10" text:outline-level="1">
<text:span text:style-name="T4">
During the week, Rosarmia struck 39 rocket launchers in Ukraine and 334 aircraft blows - Anna Malyar</text:span>
</text:h>
      <text:p text:style-name="P4">
Author: ['АРМІЯINFORM']</text:p>
      <text:p text:style-name="P4">
Time: 2023-07-10T64:00:00-04:00</text:p>
      <text:p text:style-name="P4">
Description: The length of Minoi Tizhnya was stuck to Zbilishnnya Kilkosti Obraliv. So, for Tsi Pereod ... War with Ukraine 2022, War with Ukraine Latest News Today, News War with Ukraine 2022 Last today, will there be a war between Ukraine and Russia and when, the war with Ukraine in 2022 will be or not, will be or not, there will be whether the war with Ukraine in the near future says, the war with Ukraine, Ukrainian news today, Ukrainian news in Ukrainian media in Russian</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STOPRUSSIA', 'ВТОРГНЕННЯ РФ', 'ГАННА МАЛЯР']</text:p>
      <text:p text:style-name="P4">
Category: News</text:p>
      <!--METADATA-->
      <text:p text:style-name="P4">
<draw:frame draw:style-name="fr1" draw:name="Image262" text:anchor-type="as-char" svg:width="6.9236in" svg:height="3.890725in" draw:z-index="0">
<draw:image xlink:href="../Images/AРМІЯINFORM/2023-07-10T64-00-00-04-00/sili-oboroni-ukraini-prodovzhuyut-vedennya-nastupalnoi-operacii.jpg" xlink:type="simple" xlink:show="embed" xlink:actuate="onLoad" draw:mime-type="image/jpeg"/>
</draw:frame>
Over the past week, an increase in the number of shelling has been recorded. Thus, the enemy struck 39 missile and 334 aviation strikes in Ukraine.</text:p>
      <text:p text:style-name="P4">
About it <text:a xlink:type="simple" xlink:href="https://t.me/annamaliar/923" text:style-name="Internet_20_link" text:visited-style-name="Visited_20_Internet_20_Link">
reported</text:a>
Deputy Minister of Defense of Ukraine Anna Malyar.</text:p>
      <text:p text:style-name="P4">
<text:span text:style-name="T4">
 in the east </text:span>
 a week as a result of improving the prompt(tactical)The position, alignment of the front line, the released area is 24 square meters.</text:p>
      <text:p text:style-name="P4">
"In general, the east of the last week recorded an increase in the number of shelling to 7184. The enemy used 343 402 artillery and jet shells on us," she said.</text:p>
      <text:p text:style-name="P4">
<text:span text:style-name="T4">
 In the south </text:span>
 a week as a result of offensive actions in certain areas are deepening the enemy from the line of our defense.</text:p>
      <ul>
        <li>
The liberated area is 168.6 square kilometers; * increased per week by 10.2 square kilometers.</li>
      </ul>
      <text:p text:style-name="P4">
"In total, 4318 hostilities were recorded in the Tavriya direction in the last week," Anna Malyar said.</text:p>
      <text:p text:style-name="P4">
News Source: <text:a xlink:type="simple" xlink:href="https://armyinform.com.ua/2023/07/10/za-tyzhden-rosarmiya-zavdala-po-ukrayini-39-raketnyh-ta-334-aviaczijnyh-udariv-ganna-malyar/" text:style-name="Internet_20_link" text:visited-style-name="Visited_20_Internet_20_Link">
https://armyinform.com.ua/2023/07/10/za-tyzhden-rosarmiya-zavdala-po-ukrayini-39-raketnyh-ta-334-aviaczijnyh-udariv-ganna-malyar/</text:a>
</text:p>
      <!--NEWS-->
      <text:h text:style-name="P10" text:outline-level="1">
<text:span text:style-name="T4">
Among the recruits in the army of the Russian Federation are drug addicts and patients with hepatitis</text:span>
</text:h>
      <text:p text:style-name="P4">
Author: ['АРМІЯINFORM']</text:p>
      <text:p text:style-name="P4">
Time: 2023-07-10T65:00:00-04:00</text:p>
      <text:p text:style-name="P4">
Description: About Tse at Facebook, the General Staff of the ZSU. On one of the Poligonv SCID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263" text:anchor-type="as-char" svg:width="6.9236in" svg:height="4.615733in" draw:z-index="0">
<draw:image xlink:href="../Images/AРМІЯINFORM/2023-07-10T65-00-00-04-00/poraneni-okupan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iNrbEvuDLVjuW7xnyhjL55CbAbE3cZuTshjvkenJ69ZG53FdyFMWh1aoy6gwDiPxl" text:style-name="Internet_20_link" text:visited-style-name="Visited_20_Internet_20_Link">
reports</text:a>
The General Staff of the Armed Forces.</text:p>
      <text:p text:style-name="P4">
At one of the landfills of the Eastern Military District of the Altai region, more than 300 people are trained, who have signed a contract with the Armed Forces of the Silrosian Federation. Among the recruits are persons among the former prisoners, men of low social status without personal documents, drug addicts with hepatitis. Most of these persons have already contacted medical establishments to try to delay their shipment to the areas of hostilities of Ukrainian.</text:p>
      <text:p text:style-name="P4">
News Source: <text:a xlink:type="simple" xlink:href="https://armyinform.com.ua/2023/07/10/sered-novobrancziv-v-armiyi-rf-ye-narkozalezhni-ta-hvori-na-gepatyt/" text:style-name="Internet_20_link" text:visited-style-name="Visited_20_Internet_20_Link">
https://armyinform.com.ua/2023/07/10/sered-novobrancziv-v-armiyi-rf-ye-narkozalezhni-ta-hvori-na-gepatyt/</text:a>
</text:p>
      <!--NEWS-->
      <text:h text:style-name="P10" text:outline-level="1">
<text:span text:style-name="T4">
Absolute Support: Ukrainians see the country in NATO</text:span>
</text:h>
      <text:p text:style-name="P4">
Author: ['АРМІЯINFORM']</text:p>
      <text:p text:style-name="P4">
Time: 2023-07-10T66:00:00-04:00</text:p>
      <text:p text:style-name="P4">
Description: 89% of Ukrainian Want Bachiti Ukrainian in the warehouse NATO. About the results of the results ... The war with Ukraine 2022, the war with Ukraine is the latest news today, the news war with Ukraine 2022 last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1/12/ukrayinv.jpg" text:style-name="Internet_20_link" text:visited-style-name="Visited_20_Internet_20_Link">
ukrayinv.jpg</text:a>
']</text:p>
      <text:p text:style-name="P4">
Tags: ['НАТО', 'СОЦОПИТУВАННЯ']</text:p>
      <text:p text:style-name="P4">
Category: News</text:p>
      <!--METADATA-->
      <text:p text:style-name="P4">
<draw:frame draw:style-name="fr1" draw:name="Image264" text:anchor-type="as-char" svg:width="6.9236in" svg:height="3.89773in" draw:z-index="0">
<draw:image xlink:href="../Images/AРМІЯINFORM/2023-07-10T66-00-00-04-00/ukrayinv.jpg" xlink:type="simple" xlink:show="embed" xlink:actuate="onLoad" draw:mime-type="image/jpeg"/>
</draw:frame>
89% of Ukrainians want to see Ukraine in NATO.</text:p>
      <text:p text:style-name="P4">
About this <text:a xlink:type="simple" xlink:href="https://kiis.com.ua/" text:style-name="Internet_20_link" text:visited-style-name="Visited_20_Internet_20_Link">
testify</text:a>
The results of a sociological study conducted by the Kyiv International Institute of Sociology(KIn).</text:p>
      <text:p text:style-name="P4">
В усіх регіонах абсолютна більшість підтримують такий крок: від 79% на сходікраїни до 93% на заході.</text:p>
      <text:p text:style-name="P4">
«Тобто наразі суспільство нарешті консолідувалося з цього питання тадемонструє єдиний погляд», — наголосили в КМІС.</text:p>
      <text:p text:style-name="P4">
Лише 18% опитаних прийнятно буде відмовитися від вступу до НАТО зарадивстановлення миру, а для 76% така ціна є неприйнятною.</text:p>
      <text:p text:style-name="P4">
Також більшість українців перестала підтримувати заміну «гарантіями безпеки»повноцінного членства в НАТО.</text:p>
      <text:p text:style-name="P4">
«У травні 2022 року думки розділилися майже порівну: 39% наполягали на лишевступі до НАТО, а 42% вважали прийнятним отримати замість цього «безпековігарантії». До травня 2023 року громадська думка помітно змінилася — до 58%зросла частка тих, хто наполягає саме на членстві в НАТО. Водночас до 29%знизилася частка тих, для кого прийнятними будуть «безпекові гарантії», —зазначили соціологи.</text:p>
      <text:p text:style-name="P4">
News Source: <text:a xlink:type="simple" xlink:href="https://armyinform.com.ua/2023/07/10/absolyutna-pidtrymka-ukrayinczi-bachat-krayinu-v-skladi-nato/" text:style-name="Internet_20_link" text:visited-style-name="Visited_20_Internet_20_Link">
https://armyinform.com.ua/2023/07/10/absolyutna-pidtrymka-ukrayinczi-bachat-krayinu-v-skladi-nato/</text:a>
</text:p>
      <!--NEWS-->
      <text:h text:style-name="P10" text:outline-level="1">
<text:span text:style-name="T4">
Dmytro Kuleba in conversation with Anthony Blinken: We work to make NATO's Summit Decisions winning for everyone</text:span>
</text:h>
      <text:p text:style-name="P4">
Author: ['АРМІЯINFORM']</text:p>
      <text:p text:style-name="P4">
Time: 2023-07-10T67:00:00-04:00</text:p>
      <text:p text:style-name="P4">
Description: Minist of the law enforcement officers of Ukraine Dmitro Kuleba Proviv Povyv Rozmov sowin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3/kuleba.jpeg" text:style-name="Internet_20_link" text:visited-style-name="Visited_20_Internet_20_Link">
kuleba.jpeg</text:a>
']</text:p>
      <text:p text:style-name="P4">
Tags: ['ДМИТРО КУЛЕБА', 'ЕНТОНІ БЛІНКЕН', 'НАТО', 'САМІТ', 'США']</text:p>
      <text:p text:style-name="P4">
Category: News</text:p>
      <!--METADATA-->
      <text:p text:style-name="P4">
<draw:frame draw:style-name="fr1" draw:name="Image265" text:anchor-type="as-char" svg:width="6.9236in" svg:height="4.330592in" draw:z-index="0">
<draw:image xlink:href="../Images/AРМІЯINFORM/2023-07-10T67-00-00-04-00/kuleba.jpeg" xlink:type="simple" xlink:show="embed" xlink:actuate="onLoad" draw:mime-type="image/jpeg"/>
</draw:frame>
Foreign Minister of Ukraine Dmytro Kuleba spent a telephone conversation with US Secretary Anthony Blinken on the eve of NATO Summit in Vilnius.</text:p>
      <text:p text:style-name="P4">
He reported this in <text:a xlink:type="simple" xlink:href="http://twitter.com/DmytroKuleba/status/1678083553886609409" text:style-name="Internet_20_link" text:visited-style-name="Visited_20_Internet_20_Link">
Twitter</text:a>
.</text:p>
      <text:p text:style-name="P4">
«У мене була продуктивна розмова з Ентоні Блінкеном перед Вільнюсом… Мипрацюємо над тим, щоб остаточні рішення були виграшними для всіх: України,НАТО та глобальної безпеки», — написав Дмитро Кулеба.</text:p>
      <text:p text:style-name="P4">
Очільник МЗС України також подякував США за ще один новаторський обороннийпакет, який включає такі необхідні боєприпаси.</text:p>
      <text:p text:style-name="P4">
Нагадаємо, нещодавно на Раді міністрів ЄС Дмитро Кулеба<text:a xlink:type="simple" xlink:href="https://armyinform.com.ua/2023/06/26/dmytro-kuleba-na-radi-ministriv-yes-nazvav-try-umovy-dlya-porazky-rosiyi/" text:style-name="Internet_20_link" text:visited-style-name="Visited_20_Internet_20_Link">
назвав</text:a>
Three conditions for the defeat of Russia.</text:p>
      <text:p text:style-name="P4">
News Source: <text:a xlink:type="simple" xlink:href="https://armyinform.com.ua/2023/07/10/dmytro-kuleba-u-rozmovi-z-entoni-blinkenom-praczyuyemo-nad-tym-shhob-rishennya-samitu-nato-buly-vygrashnymy-dlya-vsih/" text:style-name="Internet_20_link" text:visited-style-name="Visited_20_Internet_20_Link">
https://armyinform.com.ua/2023/07/10/dmytro-kuleba-u-rozmovi-z-entoni-blinkenom-praczyuyemo-nad-tym-shhob-rishennya-samitu-nato-buly-vygrashnymy-dlya-vsih/</text:a>
</text:p>
      <!--NEWS-->
      <text:h text:style-name="P10" text:outline-level="1">
<text:span text:style-name="T4">
In Sumy region will evacuate the residents of the border</text:span>
</text:h>
      <text:p text:style-name="P4">
Author: ['АРМІЯINFORM']</text:p>
      <text:p text:style-name="P4">
Time: 2023-07-10T68:00:00-04:00</text:p>
      <text:p text:style-name="P4">
Description: Evakuaziya Zhutyniv Sumshchini іz p'yatikipirometrovyi zone - Tse Nekhidnist, Yak Nazrilu ... War with Ukraine 2022, War with Ukraine Latest news today, News War with Ukraine 2022 Last for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1-5-1.jpg" text:style-name="Internet_20_link" text:visited-style-name="Visited_20_Internet_20_Link">
1-5-1.jpg</text:a>
']</text:p>
      <text:p text:style-name="P4">
Tags: ['ВОРОЖІ ОБСТРИЛИ', 'ВТОРГНЕННЯ РФ', 'ЕВАКУАЦІЯ', 'СУМЩИНА']</text:p>
      <text:p text:style-name="P4">
Category: News</text:p>
      <!--METADATA-->
      <text:p text:style-name="P4">
<draw:frame draw:style-name="fr1" draw:name="Image266" text:anchor-type="as-char" svg:width="6.9236in" svg:height="3.894525in" draw:z-index="0">
<draw:image xlink:href="../Images/AРМІЯINFORM/2023-07-10T68-00-00-04-00/1-5-1.jpg" xlink:type="simple" xlink:show="embed" xlink:actuate="onLoad" draw:mime-type="image/jpeg"/>
</draw:frame>
The evacuation of Sumy region residents from a five -kilometer zone is a need for a long time ago.</text:p>
      <text:p text:style-name="P4">
This was emphasized by the head of Sumy Ova Volodymyr Artyukh following the results of the radoboron of Sumy region, <text:a xlink:type="simple" xlink:href="https://sm.gov.ua/ru/arkhiv1/31776-evakuatsiya-zhyteliv-sumshchyny-iz-pyatykilometrovoyi-zony-tse-neobkhidnist-yaka-nazrila-vzhe-davno.html" text:style-name="Internet_20_link" text:visited-style-name="Visited_20_Internet_20_Link">
reported</text:a>
in the regional military administration.</text:p>
      <text:p text:style-name="P4">
"After a thorough analysis of the operational situation at the borderline Sumy region, according to the results of reports of the military, heads of districts of tatrite -state communities, a decision was made to prepare and evacuate the local residents of the settlements of the region, which reassign in the five -kilometer border area.</text:p>
      <text:p text:style-name="P4">
Recall Russian invaders <text:a xlink:type="simple" xlink:href="https://armyinform.com.ua/2023/07/10/z-terytoriyi-rosiyi-prodovzhuyut-obstrilyuvaty-prykordonni-gromady-chernigivskoyi-j-sumskoyi-oblastej/" text:style-name="Internet_20_link" text:visited-style-name="Visited_20_Internet_20_Link">
continue</text:a>
fired the border areas of Chernihiv and Sumy region. Yes, 5 shellings were charged within a day(37 explosions)from different types of weapons.</text:p>
      <text:p text:style-name="P4">
News Source: <text:a xlink:type="simple" xlink:href="https://armyinform.com.ua/2023/07/10/na-sumshhyni-provedut-evakuacziyu-zhyteliv-prykordonnya/" text:style-name="Internet_20_link" text:visited-style-name="Visited_20_Internet_20_Link">
https://armyinform.com.ua/2023/07/10/na-sumshhyni-provedut-evakuacziyu-zhyteliv-prykordonnya/</text:a>
</text:p>
      <!--NEWS-->
      <text:h text:style-name="P10" text:outline-level="1">
<text:span text:style-name="T4">
France will strengthen Ukraine's military support and prepare Ukrainian pilots - the Foreign Minister of the country</text:span>
</text:h>
      <text:p text:style-name="P4">
Author: ['АРМІЯINFORM']</text:p>
      <text:p text:style-name="P4">
Time: 2023-07-10T69:00:00-04:00</text:p>
      <text:p text:style-name="P4">
Description: Franziya Nada Klakhniy Viyskov Pіddrimka, hidden at those, Abi, mutual IZ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francziya_ukrayina.jpg" text:style-name="Internet_20_link" text:visited-style-name="Visited_20_Internet_20_Link">
francziya_ukrayina.jpg</text:a>
']</text:p>
      <text:p text:style-name="P4">
Tags: ['ДОПОМОГА ПАРТНЕРІВ', 'КАТРІН КОЛОННА', 'МЗС ФРАНЦІЇ', 'СВІТ ПІДТРИМУЄ УКРАЇНУ']</text:p>
      <text:p text:style-name="P4">
Category: News</text:p>
      <!--METADATA-->
      <text:p text:style-name="P4">
<draw:frame draw:style-name="fr1" draw:name="Image267" text:anchor-type="as-char" svg:width="6.9236in" svg:height="3.894525in" draw:z-index="0">
<draw:image xlink:href="../Images/AРМІЯINFORM/2023-07-10T69-00-00-04-00/francziya_ukrayina.jpg" xlink:type="simple" xlink:show="embed" xlink:actuate="onLoad" draw:mime-type="image/jpeg"/>
</draw:frame>
France provides Ukraine with military support aimed at meeting the allies and partners of the Ukrainian power. First of all, in a very short -term perspective to help Ukraine protect itself from the aggression, which it has become a victim, focusing special attention on air defense and artillery. This support will continue and intensify.</text:p>
      <text:p text:style-name="P4">
About it <text:a xlink:type="simple" xlink:href="https://twitter.com/francediplo/status/1678083982557151232" text:style-name="Internet_20_link" text:visited-style-name="Visited_20_Internet_20_Link">
reported</text:a>
France Minister of Europe and Foreign Affairs Katrin Kolonna.</text:p>
      <text:p text:style-name="P4">
“We will support Ukraine as much as necessary. No one should consider this obligation to comply with our determination, ” - emphasized the French diplomacy.</text:p>
      <text:p text:style-name="P4">
Katrin Kolonna also announced the supply of military equipment to Ukrainian in the near future.</text:p>
      <text:p text:style-name="P4">
“New supplies of military assistance are being prepared in order to constantly take into account the most important needs expressed by Ukraine. But it is about strengthening the potential of Ukraine in the long run and giving it sufficiently powerful opportunities to distract Russia from any new attempts to aggression in a waste. It is for this purpose that the President of the Republic(Emmanuel Macron. —D._)He suggested that France, together with several European partners, prepare fighter pilots, ”Katrincolnna said.</text:p>
      <text:p text:style-name="P4">
In addition, the Foreign Minister of France expressed admiration for the determination and courage of the Ukrainian people and the Armed Forces of Ukraine.</text:p>
      <text:p text:style-name="P4">
"Their resistance not only allows Ukraine to withstand in a situation where a lot has been weighing that it would fall in a few weeks in Russian aggression, but it will help to ensure the safety of the entire European continent," - said column.</text:p>
      <text:p text:style-name="P4">
News Source: <text:a xlink:type="simple" xlink:href="https://armyinform.com.ua/2023/07/10/francziya-posylyt-vijskovu-pidtrymku-ukrayiny-ta-gotuvatyme-ukrayinskyh-pilotiv-glava-mzs-krayiny/" text:style-name="Internet_20_link" text:visited-style-name="Visited_20_Internet_20_Link">
https://armyinform.com.ua/2023/07/10/francziya-posylyt-vijskovu-pidtrymku-ukrayiny-ta-gotuvatyme-ukrayinskyh-pilotiv-glava-mzs-krayiny/</text:a>
</text:p>
      <!--NEWS-->
      <text:h text:style-name="P10" text:outline-level="1">
<text:span text:style-name="T4">
US decision to give Ukraine cassette ammunition will not violate the unity between the Allies - State Department</text:span>
</text:h>
      <text:p text:style-name="P4">
Authors: Ukrinform (Person)</text:p>
      <text:p text:style-name="P4">
Publisher: Укринформ (Organization)</text:p>
      <text:p text:style-name="P4">
Published Time: 2023-07-10T6:23:00+03:00</text:p>
      <text:p text:style-name="P4">
Modified Time: 2023-07-10T22:23:00+03:00</text:p>
      <text:p text:style-name="P4">
Description: Official Washington is convinced that despite the ambiguous reaction of the Western countries to provide Ukraine with cassette ammunition, this issue will not cause any "cracks" among the countries of the civilized world. - Ukrinform.</text:p>
      <text:p text:style-name="P4">
Images: ['<text:a xlink:type="simple" xlink:href="https://static.ukrinform.com/photos/2023_07/thumb_files/630_360_1688821993-772.jpg" text:style-name="Internet_20_link" text:visited-style-name="Visited_20_Internet_20_Link">
630_360_16888...</text:a>
']</text:p>
      <text:p text:style-name="P4">
Tags: ['США', 'Україна', 'ЗСУ', 'Боєприпаси', 'Війна з Росією', 'Контрнаступ']</text:p>
      <text:p text:style-name="P4">
Type: Article</text:p>
      <!--METADATA-->
      <text:p text:style-name="P4">
<draw:frame draw:style-name="fr1" draw:name="Image268" text:anchor-type="as-char" svg:width="6.9236in" svg:height="3.956343in" draw:z-index="0">
<draw:image xlink:href="../Images/yкринформ/2023-07-10T6-23-00-03-00/630_360_1688821993-772.jpg" xlink:type="simple" xlink:show="embed" xlink:actuate="onLoad" draw:mime-type="image/jpeg"/>
</draw:frame>
Official Vashington is convinced that despite the ambiguous reaction of the Western countries in the provision of cassette ammunition to Ukraine, this issue will not cause any "cracks" of the media of the civilized world.</text:p>
      <text:p text:style-name="P4">
This was stated on Monday during a briefing in Washington by a spokesman for US State Department Matthew Miller, Ukrinform reports his own correspondent.</text:p>
      <text:p text:style-name="P4">
"We do not consider this question that can create cracks in unity that we have died with our allies and partners," said the State Department representative of the state of the State Department about the concern of individual countries regarding the transfer of cassette boobs to Ukraine.</text:p>
      <text:p text:style-name="P4">
<text:span text:style-name="T5">
!(https://www.ukrinform.ua/rubric-ato/3733722-u-povitranih-silah-nazvali-logicnim-risenna-ssa-nadati-ukraini-kasetni-boepripasi.html)</text:span>
*</text:p>
      <text:p text:style-name="P4">
He also informed that the United States had communicated with allies by partners on this issue before making a final decision.</text:p>
      <text:p text:style-name="P4">
In addition, Miller said that this decision was complicated, but necessary to ensure Ukraine's opportunity to reflect Russian aggression. According to him, in this connection, the United States received assurances from the Ukrainian side that cassettebovs will be applied solely for military purposes, and that after that, a large -scale mine operation will be performed.</text:p>
      <text:p text:style-name="P4">
<text:span text:style-name="T5">
!(https://www.ukrinform.ua/rubric-ato/3733309-nimeccina-strimano-vidreaguvala-na-risenna-ssa-peredati-ukraini-kasetni-boepripasi.html)</text:span>
*</text:p>
      <text:p text:style-name="P4">
As reported by Ukrinform, on Friday, the United States announced that they would supply Ukraine with Ukrainian ammunition to assist the Armed Forces in <text:span text:style-name="T4">
 <text:a xlink:type="simple" xlink:href="https://www.ukrinform.ua/tag-kontrnastup" text:style-name="Internet_20_link" text:visited-style-name="Visited_20_Internet_20_Link">
counter -offensive</text:a>
</text:span>
. The use of these weapons causes disputes, first of all, because a certain percentage of explosives does not detonate, but remains on the ground and in the future poses a serious threat to the population even for many years after completion Ammunition, Jacons transfer to Ukraine, does not exceed 2.5% - compared to 30-40% of those who consolidate Russian troops in Ukraine.</text:p>
      <text:p text:style-name="P4">
<text:span text:style-name="T5">
!(https://www.ukrinform.ua/rubric-ato/3733785-kitaj-zaklikae-stavitisa-strimano-do-peredaci-ukraini-kasetnih-boepripasiv.html) </text:span>
*</text:p>
      <text:p text:style-name="P4">
News Source: <text:a xlink:type="simple" xlink:href="https://www.ukrinform.ua/rubric-ato/3734084-risenna-ssa-nadati-ukraini-kasetni-boepripasi-ne-porusit-ednosti-miz-souznikami-derzdep.html" text:style-name="Internet_20_link" text:visited-style-name="Visited_20_Internet_20_Link">
https://www.ukrinform.ua/rubric-ato/3734084-risenna-ssa-nadati-ukraini-kasetni-boepripasi-ne-porusit-ednosti-miz-souznikami-derzdep.html</text:a>
</text:p>
      <!--NEWS-->
      <text:h text:style-name="P10" text:outline-level="1">
<text:span text:style-name="T4">
The heads of the Parliaments of Six European countries called on NATO Summit Participants ’ to take up Ukraine to the Alliance</text:span>
</text:h>
      <text:p text:style-name="P4">
Author: ['АРМІЯINFORM']</text:p>
      <text:p text:style-name="P4">
Time: 2023-07-10T70:00:00-04:00</text:p>
      <text:p text:style-name="P4">
Description: Rizi Golovi Parliament of Ukraine, Eskoni, Latvy, Litvi, Nimechini jammed that water ... War with Ukraine 2022, War with Ukraine Latest News today, News War with Ukraine 2022 The last ones for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samit-nato-1.jpg" text:style-name="Internet_20_link" text:visited-style-name="Visited_20_Internet_20_Link">
samit-nato-1.jpg</text:a>
']</text:p>
      <text:p text:style-name="P4">
Tags: ['ВІЛЬНЮСЬКИЙ САМІТ', 'ДОПОМОГА ПАРТНЕРІВ', 'НАТО', 'РУСЛАН СТЕФАНЧУК', 'СВІТ ПІДТРИМУЄ УКРАЇНУ']</text:p>
      <text:p text:style-name="P4">
Category: News</text:p>
      <!--METADATA-->
      <text:p text:style-name="P4">
<draw:frame draw:style-name="fr1" draw:name="Image269" text:anchor-type="as-char" svg:width="6.9236in" svg:height="3.894525in" draw:z-index="0">
<draw:image xlink:href="../Images/AРМІЯINFORM/2023-07-10T70-00-00-04-00/samit-nato-1.jpg" xlink:type="simple" xlink:show="embed" xlink:actuate="onLoad" draw:mime-type="image/jpeg"/>
</draw:frame>
In Riga, the heads of the parliaments of Ukraine, Estonia, Latvia, Lithuania, Germany and Poland have become the participants of the summit of the North Atlantic Alliance to include Donato Ukraine.</text:p>
      <text:p text:style-name="P4">
About it <text:a xlink:type="simple" xlink:href="https://www.facebook.com/100058105416952/posts/pfbid0eAZ5NnTY1Lyr1N9J8McaHk6U84UzCZPHx9tnn4K54kv3yhUDWwMmEyouTjRVZY7xl/" text:style-name="Internet_20_link" text:visited-style-name="Visited_20_Internet_20_Link">
reported</text:a>
Speaker of the Ukrainian Parliament Ruslan Stefanchuk.</text:p>
      <text:p text:style-name="P4">
In particular, the speakers of the parliaments called on the participants of the Vilnius summit:</text:p>
      <ul>
        <li>
to commit that Ukraine will become a member of NATO, and the Alliance will determine the path for Ukraine's accession to NATO; * work closely to develop safety obligations for Ukraine, which will in no way alternative to Ukraine's NATO membership and should not slow down Ukraine's progress along the way; * support the formula of peace of President of Ukraine Volodymyr Zelensky; * continue taking coordinated measures to meet the urgent needs of Ukraine in military and defense equipment, focusing directly on air defense systems, long -range artillery and necessary ammunition, tanks and combat aircraft; * To promote Ukraine in strengthening its defense capability and potential, including land, marine and aerial components, to a complete restoration of its territorial integrity and sovereignty in the internationally recognized borders of 1991.</li>
      </ul>
      <text:p text:style-name="P4">
Recall the summit of the North Atlantic Alliance <text:a xlink:type="simple" xlink:href="https://armyinform.com.ua/2022/11/09/nastupnyj-samit-nato-vidbudetsya-vlitku-2023-roku-v-lytvi/" text:style-name="Internet_20_link" text:visited-style-name="Visited_20_Internet_20_Link">
will take place</text:a>
July 11-12 in Lithuanian Vilnius.</text:p>
      <text:p text:style-name="P4">
As <text:a xlink:type="simple" xlink:href="https://armyinform.com.ua/2023/07/07/vilnyuskyj-samit-nato-zrobyt-ukrayinu-sylnishoyu-gensek-alyansu/" text:style-name="Internet_20_link" text:visited-style-name="Visited_20_Internet_20_Link">
noted</text:a>
On the eve of Jens Stoltenberg General, NATO Vilnius Summit will make Ukraine stronger.</text:p>
      <text:p text:style-name="P4">
News Source: <text:a xlink:type="simple" xlink:href="https://armyinform.com.ua/2023/07/10/golovy-parlamentiv-shesty-yevropejskyh-krayin-zaklykaly-uchasnykiv-samitu-nato-zobovyazatysya-vzyaty-ukrayinu-do-alyansu/" text:style-name="Internet_20_link" text:visited-style-name="Visited_20_Internet_20_Link">
https://armyinform.com.ua/2023/07/10/golovy-parlamentiv-shesty-yevropejskyh-krayin-zaklykaly-uchasnykiv-samitu-nato-zobovyazatysya-vzyaty-ukrayinu-do-alyansu/</text:a>
</text:p>
      <!--NEWS-->
      <text:h text:style-name="P10" text:outline-level="1">
<text:span text:style-name="T4">
On July 11, a round table will take place on the topic: "Psychological support of warriors in hostilities"</text:span>
</text:h>
      <text:p text:style-name="P4">
Author: ['АРМІЯINFORM']</text:p>
      <text:p text:style-name="P4">
Time: 2023-07-10T71:00:00-04:00</text:p>
      <text:p text:style-name="P4">
Description: 11 Lipnya, about 10:00, the Military Media Center is to get out of the circle of STIL on the topic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7/2023-05-10-21.42.06.jpg" text:style-name="Internet_20_link" text:visited-style-name="Visited_20_Internet_20_Link">
2023-05-10-21.42.06.jpg</text:a>
']</text:p>
      <text:p text:style-name="P4">
Tags: ['MILITARY MEDIA CENTER', 'КРУГЛИЙ СТІЛ', 'ПСИХОЛОГІЧНА ПІДТРИМКА']</text:p>
      <text:p text:style-name="P4">
Category: News</text:p>
      <!--METADATA-->
      <text:p text:style-name="P4">
<draw:frame draw:style-name="fr1" draw:name="Image270" text:anchor-type="as-char" svg:width="6.9236in" svg:height="4.615733in" draw:z-index="0">
<draw:image xlink:href="../Images/AРМІЯINFORM/2023-07-10T71-00-00-04-00/2023-05-10-21.42.06.jpg" xlink:type="simple" xlink:show="embed" xlink:actuate="onLoad" draw:mime-type="image/jpeg"/>
</draw:frame>
Illustrative photo</text:p>
      <text:p text:style-name="P4">
<text:span text:style-name="T4">
 July 11, at 10:00, </text:span>
 In <text:a xlink:type="simple" xlink:href="https://t.me/militarymediacenter/2482" text:style-name="Internet_20_link" text:visited-style-name="Visited_20_Internet_20_Link">
Military Mediacenter</text:a>
The Round table of Naz will begin "Psychological support of warriors in the areas of hostilities: as a tempering moral spirit and overcome the fighting stress."</text:p>
      <text:p text:style-name="P4">
<text:span text:style-name="T4">
 Topics to discuss: </text:span>
</text:p>
      <ul>
        <li>
How the activities of military psychologists, the control group of combat stress, a group of escorting of recovery are organized. * What psychological preparation for participation in hostilities is held by military personnel in training centers and landfills. * Work with combat stress on the front line. * Recovery after psychological load of battle, algorithm of action.</li>
      </ul>
      <text:p text:style-name="P4">
<text:span text:style-name="T4">
 Participants: </text:span>
</text:p>
      <text:p text:style-name="P4">
<text:span text:style-name="T4">
<text:span text:style-name="T5">
 Alexey Lesyuk </text:span>
*, Head of the Department of Psychological Support - Deputy Head of the Department of Psychological Support of the State Inspectorate of the Armed Forces. </text:span>
<text:span text:style-name="T5">
 Natalia Melnyk </text:span>
<text:span text:style-name="T5">
, Head of the Department of Operational Psychological Work in Troops(forces)The center of the IPS of the Armed Forces. </text:span>
<text:span text:style-name="T4">
 Vladislav Sinyagovsky </text:span>
, Head of the Department of Operational Psychological Work of the 77th Center of MPZ OK "North". <text:span text:style-name="T4">
<text:span text:style-name="T5">
 Andriy Karachevsky </text:span>
*, Head of the Department of Operational Psychological Work of the 72nd Center of the MPZ TRO. </text:span>
<text:span text:style-name="T5">
 Sergey Doroshenko </text:span>
*, Deputy Commander for Moral and Psychological Support of the 68th Separate Eger Brigade.</text:p>
      <text:p text:style-name="P4">
Accreditation of media representatives is required and will last until 09:00 on July 11!</text:p>
      <text:p text:style-name="P4">
<text:a xlink:type="simple" xlink:href="mailto:psmodu@post.mil.gov.ua" text:style-name="Internet_20_link" text:visited-style-name="Visited_20_Internet_20_Link">
psmodu@post.mil.gov.ua</text:a>
indicating the name, name and patronymic of the journalist, name of the publication, contact phone.</text:p>
      <text:p text:style-name="P4">
News Source: <text:a xlink:type="simple" xlink:href="https://armyinform.com.ua/2023/07/10/11-lypnya-vidbudetsya-kruglyj-stil-na-temu-psyhologichna-pidtrymka-voyiniv-u-rajonah-bojovyh-dij/" text:style-name="Internet_20_link" text:visited-style-name="Visited_20_Internet_20_Link">
https://armyinform.com.ua/2023/07/10/11-lypnya-vidbudetsya-kruglyj-stil-na-temu-psyhologichna-pidtrymka-voyiniv-u-rajonah-bojovyh-dij/</text:a>
</text:p>
      <!--NEWS-->
      <text:h text:style-name="P10" text:outline-level="1">
<text:span text:style-name="T4">
Bakhmut is taken under fire control of defense forces - Alexander Syrsky</text:span>
</text:h>
      <text:p text:style-name="P4">
Author: ['АРМІЯINFORM']</text:p>
      <text:p text:style-name="P4">
Time: 2023-07-10T72:00:00-04:00</text:p>
      <text:p text:style-name="P4">
Description: Vorog at the Bakhmut is overwhelming in Pasttski, and the PID Vognevi control of forces to be stored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nastup-1.jpg" text:style-name="Internet_20_link" text:visited-style-name="Visited_20_Internet_20_Link">
nastup-1.jpg</text:a>
']</text:p>
      <text:p text:style-name="P4">
Tags: ['STOPRUSSIA', 'АГРЕСІЯ РФ', 'БАХМУТСЬКИЙ НАПРЯМОК', 'ВТОРГНЕННЯ РФ', 'ОЛЕКСАНДР СИРСЬКИЙ']</text:p>
      <text:p text:style-name="P4">
Category: News</text:p>
      <!--METADATA-->
      <text:p text:style-name="P4">
<draw:frame draw:style-name="fr1" draw:name="Image271" text:anchor-type="as-char" svg:width="6.9236in" svg:height="3.894525in" draw:z-index="0">
<draw:image xlink:href="../Images/AРМІЯINFORM/2023-07-10T72-00-00-04-00/nastup-1.jpg" xlink:type="simple" xlink:show="embed" xlink:actuate="onLoad" draw:mime-type="image/jpeg"/>
</draw:frame>
The enemy in Bakhmut is trapped, and the city itself is taken under fire control.</text:p>
      <text:p text:style-name="P4">
About it <text:a xlink:type="simple" xlink:href="https://t.me/osirskiy/181" text:style-name="Internet_20_link" text:visited-style-name="Visited_20_Internet_20_Link">
reported</text:a>
Commander of the Land Forces Forces of Ukraine, Colonel-General Alexander Sirsky.</text:p>
      <text:p text:style-name="P4">
“Aerole intelligence revealed the position of Russians with poles. The warriors of the 77th separate-aeromobile brigade effectively worked out and destroyed the Russians. The work is well. In the Bakhmut direction, the enemy is knocked out from the point of view, ”Alexander Sirsky reported.</text:p>
      <text:p text:style-name="P4">
We will remind, earlier Alexander Sirsky <text:a xlink:type="simple" xlink:href="https://armyinform.com.ua/2023/07/10/syly-oborony-prosuvayutsya-na-bahmutskomu-napryamku-podekudy-vorog-u-pastczi/" text:style-name="Internet_20_link" text:visited-style-name="Visited_20_Internet_20_Link">
reported</text:a>
that the forces of defense are moving in the Bakhmut direction.</text:p>
      <text:p text:style-name="P4">
News Source: <text:a xlink:type="simple" xlink:href="https://armyinform.com.ua/2023/07/10/bahmut-beretsya-pid-vognevyj-kontrol-syl-oborony-oleksandr-syrskyj/" text:style-name="Internet_20_link" text:visited-style-name="Visited_20_Internet_20_Link">
https://armyinform.com.ua/2023/07/10/bahmut-beretsya-pid-vognevyj-kontrol-syl-oborony-oleksandr-syrskyj/</text:a>
</text:p>
      <!--NEWS-->
      <text:h text:style-name="P10" text:outline-level="1">
<text:span text:style-name="T4">
French special farm for reconstruction came to Ukraine</text:span>
</text:h>
      <text:p text:style-name="P4">
Author: ['АРМІЯINFORM']</text:p>
      <text:p text:style-name="P4">
Time: 2023-07-10T73:00:00-04:00</text:p>
      <text:p text:style-name="P4">
Description: In Ukrainian, the Special Messenger of the Franziyi Za Domoga Toy Vidbudov P'ha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buildingflowers1140x500.jpg.webp" text:style-name="Internet_20_link" text:visited-style-name="Visited_20_Internet_20_Link">
buildingflowers1140x500.jpg.webp</text:a>
']</text:p>
      <text:p text:style-name="P4">
Tags: ['STOPRUSSIA', 'АГРЕСІЯ РФ', 'ВТОРГНЕННЯ РФ', 'ДОПОМОГА ПАРТНЕРІВ', 'П’ЄР ХАЙЛЬБРОНН', 'ФРАНЦІЯ']</text:p>
      <text:p text:style-name="P4">
Category: News</text:p>
      <!--METADATA-->
      <text:p text:style-name="P4">
<draw:frame draw:style-name="fr1" draw:name="Image272" text:anchor-type="as-char" svg:width="6.9236in" svg:height="3.036667in" draw:z-index="0">
<draw:image xlink:href="../ConvertedIMGs/AРМІЯINFORM/2023-07-10T73-00-00-04-00/buildingflowers1140x500.jpg.png" xlink:type="simple" xlink:show="embed" xlink:actuate="onLoad" draw:mime-type="image/png"/>
</draw:frame>
The special ambassador of France on assistance and reconstruction of Hylbronn arrived in Ukraine.</text:p>
      <text:p text:style-name="P4">
He reported this in his <text:a xlink:type="simple" xlink:href="https://twitter.com/HeilbronnPierre/status/1678074097694064640" text:style-name="Internet_20_link" text:visited-style-name="Visited_20_Internet_20_Link">
twitter</text:a>
.</text:p>
      <text:p text:style-name="P4">
П’єр Хайльбронн наголосив, що знову приїхав в Україну, аби бути з «її народомпісля 500 днів систематичних руйнувань».</text:p>
      <text:p text:style-name="P4">
Спеціальний посланник Франції розповів, що разом із партнерами у ЄС та Групісеми обговорить трансформацію та реформи України, а також численні проєкти утаких сферах, як охорона здоров’я, критична інфраструктура, сучасні технологіїтощо.</text:p>
      <text:p text:style-name="P4">
Нагадаємо, що президент Франції<text:a xlink:type="simple" xlink:href="https://armyinform.com.ua/2023/03/10/prezydent-francziyi-pryznachyv-speczposlannyka-z-pytan-dopomogy-i-vidbudovy-ukrayiny/" text:style-name="Internet_20_link" text:visited-style-name="Visited_20_Internet_20_Link">
призначив</text:a>
Pierrakaylbrona specialist assistance and reconstruction of Ukraine in March2023.</text:p>
      <text:p text:style-name="P4">
News Source: <text:a xlink:type="simple" xlink:href="https://armyinform.com.ua/2023/07/10/v-ukrayinu-pryyihav-speczposlannyk-francziyi-z-pytan-vidbudovy/" text:style-name="Internet_20_link" text:visited-style-name="Visited_20_Internet_20_Link">
https://armyinform.com.ua/2023/07/10/v-ukrayinu-pryyihav-speczposlannyk-francziyi-z-pytan-vidbudovy/</text:a>
</text:p>
      <!--NEWS-->
      <text:h text:style-name="P10" text:outline-level="1">
<text:span text:style-name="T4">
133 applications have already been submitted for competitive selection for veteran assistants</text:span>
</text:h>
      <text:p text:style-name="P4">
Author: ['АРМІЯINFORM']</text:p>
      <text:p text:style-name="P4">
Time: 2023-07-10T74:00:00-04:00</text:p>
      <text:p text:style-name="P4">
Description: The village on Syogodni, 10 lips, also submitted 133 Bazhaychi applications to take a fate from Plotі ... The war with Ukraine 2022, the war with Ukraine is the latest news today, the war with Ukraine 2022 is the last today, will there be a war between Ukraine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133_zayavi-e1688993992171.jpg" text:style-name="Internet_20_link" text:visited-style-name="Visited_20_Internet_20_Link">
133_zayavi-e1688993992171.jpg</text:a>
']</text:p>
      <text:p text:style-name="P4">
Tags: ['МІНВЕТЕРАНІВ', 'ПОМІЧНИК ВЕТЕРАНА']</text:p>
      <text:p text:style-name="P4">
Category: News</text:p>
      <!--METADATA-->
      <text:p text:style-name="P4">
<draw:frame draw:style-name="fr1" draw:name="Image273" text:anchor-type="as-char" svg:width="6.9236in" svg:height="3.27822in" draw:z-index="0">
<draw:image xlink:href="../Images/AРМІЯINFORM/2023-07-10T74-00-00-04-00/133_zayavi-e1688993992171.jpg" xlink:type="simple" xlink:show="embed" xlink:actuate="onLoad" draw:mime-type="image/jpeg"/>
</draw:frame>
As of today, July 10, 133 applications of those wishing to participate in the pilot of the Ministry of Veterans have already submitted. The most candidates in the Lviv region Taadnipropetrovsk region - almost 40.</text:p>
      <text:p text:style-name="P4">
About it <text:a xlink:type="simple" xlink:href="https://mva.gov.ua/ua/news/133-zayavki-vzhe-podano-na-konkursnij-vidbir-u-pomichniki-veterana" text:style-name="Internet_20_link" text:visited-style-name="Visited_20_Internet_20_Link">
reports</text:a>
The Ministry of Affairs of the Ministry of Affairs.</text:p>
      <text:p text:style-name="P4">
The pilot project of the Ministry of Veterans for the Selection of candidates for the posts of "Assistants Veteran" continues in Vinnytsia, Dnipropetrovsk, Lviv and Mykolaiv region.</text:p>
      <text:p text:style-name="P4">
The average age of future veteran assistants is 43.5 years. As for Statta, they are almost equally equally represented among the participants of the project. Proteet their peculiarities. Thus, in the Nikolaev area and in Lviv region, more than 70 54 percent of candidates are women.</text:p>
      <text:p text:style-name="P4">
Most participants in the selection competition have a higher education, about every time - a junior bachelor, and every fourth is a master's degree. Preferably, Tsefahivs in the sphere of public administration and administration, engineering, production technologies and IT, law, pedagogy and social work.</text:p>
      <text:p text:style-name="P4">
We will remind that candidates for the position of veteran assistant can file a statement with a veteronic form for participation in the competition exclusively through the information portal-veteran(https://eveteran.gov.ua).</text:p>
      <text:p text:style-name="P4">
Активно працюють канали інформаційної підтримки процесу набору помічниківветеранів. На ваші запитання очікують телефонні лінії інформаційної підтримкипроєкту:</text:p>
      <ul>
        <li>
Вінницька область – Інна – 063-230-27-58  * Дніпропетровська область – Наталія – 063-688-94-10  * Львівська область – Наталія – 063-230-25-60  * Миколаївська область – Валерій – 097-441-61-04</li>
      </ul>
      <text:p text:style-name="P4">
А також у форматі листування працює електронна пошта інформаційної підтримки:asistantsupport@mva.gov.ua</text:p>
      <text:p text:style-name="P4">
News Source: <text:a xlink:type="simple" xlink:href="https://armyinform.com.ua/2023/07/10/na-konkursnyj-vidbir-u-pomichnyky-veterana-vzhe-podano-133-zayavky/" text:style-name="Internet_20_link" text:visited-style-name="Visited_20_Internet_20_Link">
https://armyinform.com.ua/2023/07/10/na-konkursnyj-vidbir-u-pomichnyky-veterana-vzhe-podano-133-zayavky/</text:a>
</text:p>
      <!--NEWS-->
      <text:h text:style-name="P10" text:outline-level="1">
<text:span text:style-name="T4">
In the Black, Azov and Mediterranean seas there is no carbon carrier</text:span>
</text:h>
      <text:p text:style-name="P4">
Author: ['АРМІЯINFORM']</text:p>
      <text:p text:style-name="P4">
Time: 2023-07-10T75:00:00-04:00</text:p>
      <text:p text:style-name="P4">
Description: The village on the wound of 10 sticks at the Chorny, Azovskoye that of the Sourferseering Seas of a considerable burden ... War with Ukraine 2022, war with Ukraine Latest news today, News War with Ukraine 2022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155205-1_large.jpg" text:style-name="Internet_20_link" text:visited-style-name="Visited_20_Internet_20_Link">
155205-1_large.jpg</text:a>
']</text:p>
      <text:p text:style-name="P4">
Tags: ['STOPRUSSIA', 'АГРЕСІЯ РФ', 'ВМС ЗС УКРАЇНИ', 'ВТОРГНЕННЯ РФ']</text:p>
      <text:p text:style-name="P4">
Category: News</text:p>
      <!--METADATA-->
      <text:p text:style-name="P4">
<draw:frame draw:style-name="fr1" draw:name="Image274" text:anchor-type="as-char" svg:width="6.9236in" svg:height="3.95374in" draw:z-index="0">
<draw:image xlink:href="../Images/AРМІЯINFORM/2023-07-10T75-00-00-04-00/155205-1_large.jpg" xlink:type="simple" xlink:show="embed" xlink:actuate="onLoad" draw:mime-type="image/jpeg"/>
</draw:frame>
Illustrative photo</text:p>
      <text:p text:style-name="P4">
As of the morning of July 10, the Black, Azov and Mediterranean seas did not have a dangerous carrier carrier.</text:p>
      <text:p text:style-name="P4">
About it <text:a xlink:type="simple" xlink:href="https://www.facebook.com/navy.mil.gov.ua/posts/pfbid02sv7Z6QkNcnEGFkr9w45x4RmQk5P5vFyDSRPb3o8rrwnKSrDjyUjaFaF2Ycxa1Kozl" text:style-name="Internet_20_link" text:visited-style-name="Visited_20_Internet_20_Link">
informs</text:a>
Navy of the Armed Forces of Ukraine.</text:p>
      <text:p text:style-name="P4">
There are 6 enemy ships in the Black Sea, the Vasovsky Sea - 1 enemy ship; In the Mediterranean - up to 8 enemy ships.</text:p>
      <text:p text:style-name="P4">
During the day in the interests of the Russian Federation the passage of the Kerch-Yenikhal Strait made:</text:p>
      <ul>
        <li>
to the Azov Sea - 17 ships, 5 of them moved in the direction of the Bosphorus Strait; * To the Black Sea - 13 vessels, 2 of them moved in the direction of the Bosphorus Strait.</li>
      </ul>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7/10/u-chornomu-azovskomu-ta-seredzemnomu-moryah-nemaye-zhodnogo-nosiya-kalibriv/" text:style-name="Internet_20_link" text:visited-style-name="Visited_20_Internet_20_Link">
https://armyinform.com.ua/2023/07/10/u-chornomu-azovskomu-ta-seredzemnomu-moryah-nemaye-zhodnogo-nosiya-kalibriv/</text:a>
</text:p>
      <!--NEWS-->
      <text:h text:style-name="P10" text:outline-level="1">
<text:span text:style-name="T4">
Ukraine should become a member of NATO, it is time to give a clear plan, as we will achieve it - President of Lithuania</text:span>
</text:h>
      <text:p text:style-name="P4">
Author: ['Ольга Мосьондз']</text:p>
      <text:p text:style-name="P4">
Time: 2023-07-10T76:00:00-04:00</text:p>
      <text:p text:style-name="P4">
Description: Lithuania President Gitanas Nauceda, Sogodnі, Monday with Vilnyusі, before the ears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nauseda.jpg" text:style-name="Internet_20_link" text:visited-style-name="Visited_20_Internet_20_Link">
nauseda.jpg</text:a>
']</text:p>
      <text:p text:style-name="P4">
Tags: ['UARENATO', 'ДОПОМОГА ПАРТНЕРІВ', 'НАТО']</text:p>
      <text:p text:style-name="P4">
Category: News</text:p>
      <!--METADATA-->
      <text:p text:style-name="P4">
<draw:frame draw:style-name="fr1" draw:name="Image275" text:anchor-type="as-char" svg:width="6.9236in" svg:height="4.615733in" draw:z-index="0">
<draw:image xlink:href="../Images/AРМІЯINFORM/2023-07-10T76-00-00-04-00/nauseda.jpg" xlink:type="simple" xlink:show="embed" xlink:actuate="onLoad" draw:mime-type="image/jpeg"/>
</draw:frame>
Lithuania President Gitanas Nauseda, today, on Monday in Vilnius, the precursor of a two-day NATO leaders summit, which will take place on July 11-12, a protrusion with NATO Secretary General Jens Stoltenberg said that Ukraine has a member of NATO and has time to give it a clear plan. To be reached. This was reported by a correspondent of the Armyinform from Vilnius.</text:p>
      <ul>
        <li>
One of the main topics of the summit is Ukraine. We all understand that only its winner will return security and stability to Europe. The Allies should coordinate the military assistance of Ukraine until the full liberation of its territory. We also understand that Ukraine should be fully integrated into a transatlantic security system and become a NATO member. Time has passed to repeat the promises. I came to a clear plan for how we will achieve it. We have no choice except to agree and send a strong signal to Ukraine, - said Gitanasna.</li>
      </ul>
      <text:p text:style-name="P4">
President of Lithuania noted that Vilnius should "become a place where good news comes to Ukrainians." But he recalled that Ukrainians are courageous and selfless not only their land, but all of Europe.</text:p>
      <text:p text:style-name="P4">
Hitanas Nauseda also emphasized that Lithuania noted from the very beginning that it should be characterized not by discussions, but by important solutions for all Alewiance.</text:p>
      <ul>
        <li>
Our union and determination should be reflected not only in declarations, but also in the decisions we make here in Vilnius, in the future, - said Gitanas Nauseda.</li>
      </ul>
      <text:p text:style-name="P4">
Because, as he noted, the situation in Europe "leaves no room for inaction." "We must move forward and fast," Naused said.</text:p>
      <text:p text:style-name="P4">
The Lithuanian President added that the situation in the region becomes more difficult because of the newlines, which should be taken into account, such as the potential arrival of mercenaries of Wagner PEC to Belarus and the deployment of tactical nuclear weapons there.</text:p>
      <text:p text:style-name="P4">
He also reported that the priority for the Alliance should be the safety of NATO Eastern Flank.</text:p>
      <text:p text:style-name="P4">
"We need to implement Madrid's decisions and approve new defense plans here in Vilnius," said Lithuanian President.</text:p>
      <text:p text:style-name="P4">
Hitanas Nauseda also confirmed that the Alliance member countries are planning to simplify Ukraine to NATO, in particular, departing from the MAP for Ukraine.</text:p>
      <text:p text:style-name="P4">
We will remind, the NATO summit will take place on July 11-12 in Vilnius, Lithuanian Lithuanian.</text:p>
      <text:p text:style-name="P4">
<text:span text:style-name="T5">
Opto author</text:span>
</text:p>
      <text:p text:style-name="P4">
News Source: <text:a xlink:type="simple" xlink:href="https://armyinform.com.ua/2023/07/10/ukrayina-maye-staty-chlenom-nato-nastav-chas-nadaty-chitkyj-plan-yak-my-czogo-dosyagnemo-prezydent-lytvy/" text:style-name="Internet_20_link" text:visited-style-name="Visited_20_Internet_20_Link">
https://armyinform.com.ua/2023/07/10/ukrayina-maye-staty-chlenom-nato-nastav-chas-nadaty-chitkyj-plan-yak-my-czogo-dosyagnemo-prezydent-lytvy/</text:a>
</text:p>
      <!--NEWS-->
      <text:h text:style-name="P10" text:outline-level="1">
<text:span text:style-name="T4">
During the day, Russia fired 93 settlements of Ukraine, among civilians are killed and injured</text:span>
</text:h>
      <text:p text:style-name="P4">
Author: ['АРМІЯINFORM']</text:p>
      <text:p text:style-name="P4">
Time: 2023-07-10T77: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photo_5287448614093834766_y.jpg" text:style-name="Internet_20_link" text:visited-style-name="Visited_20_Internet_20_Link">
photo_5287448614093834766_y.jpg</text:a>
']</text:p>
      <text:p text:style-name="P4">
Tags: ['STOPRUSSIA', 'АГРЕСІЯ РФ', 'ВОРОЖІ ОБСТРІЛИ', 'ВТОРГНЕННЯ РФ', 'ХАРКІВСЬКИЙ ТРИБУНАЛ']</text:p>
      <text:p text:style-name="P4">
Category: News</text:p>
      <!--METADATA-->
      <text:p text:style-name="P4">
<draw:frame draw:style-name="fr1" draw:name="Image276" text:anchor-type="as-char" svg:width="6.9236in" svg:height="4.947417in" draw:z-index="0">
<draw:image xlink:href="../Images/AРМІЯINFORM/2023-07-10T77-00-00-04-00/photo_5287448614093834766_y.jpg" xlink:type="simple" xlink:show="embed" xlink:actuate="onLoad" draw:mime-type="image/jpeg"/>
</draw:frame>
During the last day, Russian troops fired at the territory of 9 regions of Ukraine.</text:p>
      <text:p text:style-name="P4">
About it in Telegram <text:a xlink:type="simple" xlink:href="https://t.me/militarymediacenter/2483" text:style-name="Internet_20_link" text:visited-style-name="Visited_20_Internet_20_Link">
informs</text:a>
MilitaryMedia Center.</text:p>
      <text:p text:style-name="P4">
From different types of weapons - mortars, barrels and jet artillery, tanks, ZRK, UAV, tactical aviation - 93 settlements and 36 objects of infrastructure were attacked.</text:p>
      <text:p text:style-name="P4">
There are killed and injured among civilians, the number of victims is clarified.</text:p>
      <text:p text:style-name="P4">
News Source: <text:a xlink:type="simple" xlink:href="https://armyinform.com.ua/2023/07/10/za-dobu-rosiya-obstrilyala-93-naseleni-punkty-ukrayiny-sered-czyvilnyh-ye-zagybli-ta-poraneni/" text:style-name="Internet_20_link" text:visited-style-name="Visited_20_Internet_20_Link">
https://armyinform.com.ua/2023/07/10/za-dobu-rosiya-obstrilyala-93-naseleni-punkty-ukrayiny-sered-czyvilnyh-ye-zagybli-ta-poraneni/</text:a>
</text:p>
      <!--NEWS-->
      <text:h text:style-name="P10" text:outline-level="1">
<text:span text:style-name="T4">
Britain provides specialized fire trucks to Ukraine and has prepared Ukrainian rescuers</text:span>
</text:h>
      <text:p text:style-name="P4">
Author: ['АРМІЯINFORM']</text:p>
      <text:p text:style-name="P4">
Time: 2023-07-10T78:00:00-04:00</text:p>
      <text:p text:style-name="P4">
Description: Great British Nadada 15 Automobiliv Rusovnnia, Two Major Foam Automobil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ukrayinski-dsns.jpg" text:style-name="Internet_20_link" text:visited-style-name="Visited_20_Internet_20_Link">
ukrayinski-dsns.jpg</text:a>
']</text:p>
      <text:p text:style-name="P4">
Tags: ['ВЕЛИКА БРИТАНІЯ', 'ДОПОМОГА ПАРТНЕРІВ', 'ПОЖЕЖНИКИ', 'СВІТ ПІДТРИМУЄ УКРАЇНУ']</text:p>
      <text:p text:style-name="P4">
Category: News</text:p>
      <!--METADATA-->
      <text:p text:style-name="P4">
<draw:frame draw:style-name="fr1" draw:name="Image277" text:anchor-type="as-char" svg:width="6.9236in" svg:height="3.894525in" draw:z-index="0">
<draw:image xlink:href="../Images/AРМІЯINFORM/2023-07-10T78-00-00-04-00/ukrayinski-dsns.jpg" xlink:type="simple" xlink:show="embed" xlink:actuate="onLoad" draw:mime-type="image/jpeg"/>
</draw:frame>
The United Kingdom provides 15 rapid response cars and two cars Major Foam Vehicles to enhance Ukraine's firefighting capabilities.</text:p>
      <text:p text:style-name="P4">
About this <text:a xlink:type="simple" xlink:href="https://www.gov.uk/government/news/raf-to-provide-specialist-firefighting-vehicles-and-training-to-ukraines-firefighters-ahead-of-500-days-of-war" text:style-name="Internet_20_link" text:visited-style-name="Visited_20_Internet_20_Link">
it is referred</text:a>
in the report of the British government.</text:p>
      <text:p text:style-name="P4">
Fire trucks are mainly provided by fire-rescue service forces and defense, one will provide the Wales government.</text:p>
      <text:p text:style-name="P4">
"These specialized fire trucks will strengthen Ukraine's ability to protect its infrastructure from the Russian campaign of missile and unmanned attacks will have been wrapped in our support to Ukraine as much as it will be needed," said the UK Defense Minister Ben Volles.</text:p>
      <text:p text:style-name="P4">
Last week, the staff of the 5001th squadron inspected and prepared transport facilities to make sure they are ready to fulfill their mission. After the preparation of the preparation, the 2nd mechanical transport squadron loads of shipping equipment before traveling to a designated delivery point.</text:p>
      <text:p text:style-name="P4">
In preparation for the arrival of equipment to Ukraine, Ukrainian firefighters carried out a weekly worldwide on the basis of royal Air Force in Vitting. The Ukrainians got acquainted with the traffic media before they begin to manage them.</text:p>
      <text:p text:style-name="P4">
News Source: <text:a xlink:type="simple" xlink:href="https://armyinform.com.ua/2023/07/10/brytaniya-nadaye-ukrayini-speczializovani-pozhezhni-mashyny-ta-provela-pidgotovku-ukrayinskyh-ryatuvalnykiv/" text:style-name="Internet_20_link" text:visited-style-name="Visited_20_Internet_20_Link">
https://armyinform.com.ua/2023/07/10/brytaniya-nadaye-ukrayini-speczializovani-pozhezhni-mashyny-ta-provela-pidgotovku-ukrayinskyh-ryatuvalnykiv/</text:a>
</text:p>
      <!--NEWS-->
      <text:h text:style-name="P10" text:outline-level="1">
<text:span text:style-name="T4">
More than 97 thousand war crimes have documented the Office of the Prosecutor General of Ukraine</text:span>
</text:h>
      <text:p text:style-name="P4">
Author: ['АРМІЯINFORM']</text:p>
      <text:p text:style-name="P4">
Time: 2023-07-10T7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warcrime-10072023ua.jpg" text:style-name="Internet_20_link" text:visited-style-name="Visited_20_Internet_20_Link">
warcrime-10072023ua.jpg</text:a>
', '<text:a xlink:type="simple" xlink:href="https://armyinform.com.ua/wp-content/uploads/2023/07/warcrime-10072023en.jpg" text:style-name="Internet_20_link" text:visited-style-name="Visited_20_Internet_20_Link">
warcrime-10072023en.jpg</text:a>
']</text:p>
      <text:p text:style-name="P4">
Tags: ['ОФІС ГЕНЕРАЛЬНОГО ПРОКУРОРА УКРАЇНИ']</text:p>
      <text:p text:style-name="P4">
Category: News</text:p>
      <!--METADATA-->
      <text:p text:style-name="P4">
<draw:frame draw:style-name="fr1" draw:name="Image278" text:anchor-type="as-char" svg:width="6.9236in" svg:height="4.448413in" draw:z-index="0">
<draw:image xlink:href="../Images/AРМІЯINFORM/2023-07-10T79-00-00-04-00/warcrime-10072023ua.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July 10, it is registered:</text:p>
      <ul>
        <li>
97 358 Military Crimes, * 17 047 Crimes against National Security of Ukraine.</li>
      </ul>
      <text:p text:style-name="P4">
In addition, according to the official data of juvenile prosecutors, 1545 children were affected by the aggression of the Russian Federation, including:</text:p>
      <ul>
        <li>
494 - children were killed, * 1051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79" text:anchor-type="as-char" svg:width="6.9236in" svg:height="4.448413in" draw:z-index="0">
<draw:image xlink:href="../Images/AРМІЯINFORM/2023-07-10T79-00-00-04-00/warcrime-10072023en.jpg" xlink:type="simple" xlink:show="embed" xlink:actuate="onLoad" draw:mime-type="image/jpeg"/>
</draw:frame>
</text:p>
      <text:p text:style-name="P4">
News Source: <text:a xlink:type="simple" xlink:href="https://armyinform.com.ua/2023/07/10/ponad-97-tysyach-voyennyh-zlochyniv-zadokumentuvav-ofis-genprokurora-ukrayiny/" text:style-name="Internet_20_link" text:visited-style-name="Visited_20_Internet_20_Link">
https://armyinform.com.ua/2023/07/10/ponad-97-tysyach-voyennyh-zlochyniv-zadokumentuvav-ofis-genprokurora-ukrayiny/</text:a>
</text:p>
      <!--NEWS-->
      <text:h text:style-name="P10" text:outline-level="1">
<text:span text:style-name="T4">
In the Tavriysk direction of the Defense Forces of Ukraine move forward - Tarnavsky</text:span>
</text:h>
      <text:p text:style-name="P4">
Authors: Ukrinform (Person)</text:p>
      <text:p text:style-name="P4">
Publisher: Укринформ (Organization)</text:p>
      <text:p text:style-name="P4">
Published Time: 2023-07-10T7:35:00+03:00</text:p>
      <text:p text:style-name="P4">
Modified Time: 2023-07-10T22:35:00+03:00</text:p>
      <text:p text:style-name="P4">
Description: In the Tavriysk direction, the forces of Ukraine's defense are moving forward, and more than two companies were made up of the loss of the Russians. - Ukrinform.</text:p>
      <text:p text:style-name="P4">
Images: ['<text:a xlink:type="simple" xlink:href="https://static.ukrinform.com/photos/2023_07/thumb_files/630_360_1689016452-247.jpg" text:style-name="Internet_20_link" text:visited-style-name="Visited_20_Internet_20_Link">
630_360_16890...</text:a>
']</text:p>
      <text:p text:style-name="P4">
Tags: ['Танк', 'Війна з Росією', 'Артилерія']</text:p>
      <text:p text:style-name="P4">
Type: Article</text:p>
      <!--METADATA-->
      <text:p text:style-name="P4">
<draw:frame draw:style-name="fr1" draw:name="Image280" text:anchor-type="as-char" svg:width="6.9236in" svg:height="3.956343in" draw:z-index="0">
<draw:image xlink:href="../Images/yкринформ/2023-07-10T7-35-00-03-00/630_360_1689016452-247.jpg" xlink:type="simple" xlink:show="embed" xlink:actuate="onLoad" draw:mime-type="image/jpeg"/>
</draw:frame>
The Nastaurian direction of the Defense Forces of Ukraine moves forward, and more than two companies were made up by the losses.</text:p>
      <text:p text:style-name="P4">
According to Ukrinform, the commander of the operational-strategic group "Tavriya" General Alexander Tarnavsky reports in <text:a xlink:type="simple" xlink:href="https://t.me/otarnavskiy/157" text:style-name="Internet_20_link" text:visited-style-name="Visited_20_Internet_20_Link">
telegram</text:a>
.</text:p>
      <text:p text:style-name="P4">
“We go forward. In the Tavriya direction, the movement of defense forces continues. He is alert, ”he wrote.</text:p>
      <text:p text:style-name="P4">
*!(https://www.ukrinform.ua/rubric-ato/3733429-na-tavrijskomu-napramku-za-dobu-rosiani-vtratili-ponad-dvi-roti.html)According to him, the artillery units of the defense forces during the day completed 1179 fire tasks. And the loss of the enemy over the last day was killed and wounded more than two mouths.</text:p>
      <text:p text:style-name="P4">
17 units of military equipment of the Russian army were also destroyed. In particular, the tank, infantry fighting machine, two unmanned aerial vehicles Zala, SUPERCAM UAV, self-propelled acacia artillery installation, radio-electronic wrestling station, long-range visual surveillance complex "MUR-M" and automobile equipment.</text:p>
      <text:p text:style-name="P4">
In addition, the forces of defense destroyed 9 ammunition depots of Russians.</text:p>
      <text:p text:style-name="P4">
*!(https://www.ukrinform.ua/rubric-ato/3734017-na-pivdni-sili-oboroni-prodovzuut-nastup-na-shodi-jdut-vazki-boi.html)As reported by Ukrinform, heavy battles continue on Kupyansk, Lymansky, Bakhmut, Avdiiv and Mariinsky, and there were17 combat clashes per day.</text:p>
      <text:p text:style-name="P4">
Photo: General Staff of the Armed Forces, Facebook</text:p>
      <text:p text:style-name="P4">
News Source: <text:a xlink:type="simple" xlink:href="https://www.ukrinform.ua/rubric-ato/3734076-na-tavrijskomu-napramku-sili-oboroni-ukraini-prosuvautsa-vpered-tarnavskij.html" text:style-name="Internet_20_link" text:visited-style-name="Visited_20_Internet_20_Link">
https://www.ukrinform.ua/rubric-ato/3734076-na-tavrijskomu-napramku-sili-oboroni-ukraini-prosuvautsa-vpered-tarnavskij.html</text:a>
</text:p>
      <!--NEWS-->
      <text:h text:style-name="P10" text:outline-level="1">
<text:span text:style-name="T4">
The RIA Expert Rotation of three Ukrainian NPPs took place</text:span>
</text:h>
      <text:p text:style-name="P4">
Author: ['АРМІЯINFORM']</text:p>
      <text:p text:style-name="P4">
Time: 2023-07-10T80:00:00-04:00</text:p>
      <text:p text:style-name="P4">
Description: At the TROOKh Ottoyan atomic Elektrostaniyei, they have been the company of the MISTAYA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0/magate_3.jpg" text:style-name="Internet_20_link" text:visited-style-name="Visited_20_Internet_20_Link">
magate_3.jpg</text:a>
']</text:p>
      <text:p text:style-name="P4">
Tags: ['STOPRUSSIA', 'АГРЕСІЯ РФ', 'ВТОРГНЕННЯ РФ', 'ЕНЕРГОАТОМ', 'МАГАЕ']</text:p>
      <text:p text:style-name="P4">
Category: News</text:p>
      <!--METADATA-->
      <text:p text:style-name="P4">
<draw:frame draw:style-name="fr1" draw:name="Image281" text:anchor-type="as-char" svg:width="6.9236in" svg:height="3.894525in" draw:z-index="0">
<draw:image xlink:href="../Images/AРМІЯINFORM/2023-07-10T80-00-00-04-00/magate_3.jpg" xlink:type="simple" xlink:show="embed" xlink:actuate="onLoad" draw:mime-type="image/jpeg"/>
</draw:frame>
Three Ukrainian nuclear power plants were rotated(IDA). Це вже дев'ята групаекспертів, які розпочали роботу на наших електростанціях.</text:p>
      <text:p text:style-name="P4">
Про це йдеться у <text:a xlink:type="simple" xlink:href="https://t.me/energoatom_ua/13903" text:style-name="Internet_20_link" text:visited-style-name="Visited_20_Internet_20_Link">
Telegram</text:a>
Energoatom.</text:p>
      <text:p text:style-name="P4">
According to the report, last week at Rivne, Khmelnytsky Taispanno -Ukrainian nuclear power plants were successfully conducted the rotation of the experts of permanent monitoring missions of the International Atomic energy Agency. Nine expert groups have started work.</text:p>
      <text:p text:style-name="P4">
We will remind, experts work at stations in response to an official request of the Government of Ukraine. At the Temporarily Occupied Zaporizhzhya NPP, the IAEA mission has been operating since September 20122.</text:p>
      <text:p text:style-name="P4">
News Source: <text:a xlink:type="simple" xlink:href="https://armyinform.com.ua/2023/07/10/vidbulasya-rotacziya-ekspertiv-magate-na-troh-ukrayinskyh-aes/" text:style-name="Internet_20_link" text:visited-style-name="Visited_20_Internet_20_Link">
https://armyinform.com.ua/2023/07/10/vidbulasya-rotacziya-ekspertiv-magate-na-troh-ukrayinskyh-aes/</text:a>
</text:p>
      <!--NEWS-->
      <text:h text:style-name="P10" text:outline-level="1">
<text:span text:style-name="T4">
Traveled Ukrainian grain - the captain of the Russian vessel was informed of suspicion</text:span>
</text:h>
      <text:p text:style-name="P4">
Author: ['АРМІЯINFORM']</text:p>
      <text:p text:style-name="P4">
Time: 2023-07-10T81:00:00-04:00</text:p>
      <text:p text:style-name="P4">
Description: For the process of the Kerivnitvva prosecutors of the Autonomous Office of the Rosiykoy Kapitan of the Ant ship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zerno.jpg" text:style-name="Internet_20_link" text:visited-style-name="Visited_20_Internet_20_Link">
zerno.jpg</text:a>
']</text:p>
      <text:p text:style-name="P4">
Tags: ['STOPRUSSIA', 'АГРЕСІЯ РФ', 'ВТОРГНЕННЯ РФ']</text:p>
      <text:p text:style-name="P4">
Category: News</text:p>
      <!--METADATA-->
      <text:p text:style-name="P4">
<draw:frame draw:style-name="fr1" draw:name="Image282" text:anchor-type="as-char" svg:width="6.9236in" svg:height="4.60966in" draw:z-index="0">
<draw:image xlink:href="../Images/AРМІЯINFORM/2023-07-10T81-00-00-04-00/zerno.jpg" xlink:type="simple" xlink:show="embed" xlink:actuate="onLoad" draw:mime-type="image/jpeg"/>
</draw:frame>
Illustrative photo</text:p>
      <text:p text:style-name="P4">
Under the procedural guidance of the prosecutor's office of autonomy, the Russian captain of the vessel "ANT" was informed of suspicion of violating the order of entry into the temporarily -corresponding territory of the peninsula and exit from it.</text:p>
      <text:p text:style-name="P4">
About it <text:a xlink:type="simple" xlink:href="https://gp.gov.ua/ua/posts/perevezennya-nagrabovanogo-ukrayinskogo-zerna-povidomleno-pro-pidozru-kapitanu-rosiiskogo-sudna" text:style-name="Internet_20_link" text:visited-style-name="Visited_20_Internet_20_Link">
reports</text:a>
Office of Ukraine.</text:p>
      <ul>
        <li>
Aware of the unlawfulness of his actions, the captain periodically switched on the AIS identification system and entered into it a fictitious information of the vessel, which was heading allegedly to the ports of the Russian Federation, and not in the closed naval ports of the occupied peninsula, - the message reads.</li>
      </ul>
      <text:p text:style-name="P4">
According to the investigation, the captain of the ANT vessel took 7 measures of the wealthy maritime shopping ports of the cities of Sevastopol and Kerch for the loading of Ukrainian grain looted.</text:p>
      <text:p text:style-name="P4">
Special pre -trial investigation is carried out by the Security Service of Ukraine in Crimea.</text:p>
      <text:p text:style-name="P4">
News Source: <text:a xlink:type="simple" xlink:href="https://armyinform.com.ua/2023/07/10/perevozyv-nagrabovane-ukrayinske-zerno-kapitanu-rosijskogo-sudna-povidomleno-pro-pidozru/" text:style-name="Internet_20_link" text:visited-style-name="Visited_20_Internet_20_Link">
https://armyinform.com.ua/2023/07/10/perevozyv-nagrabovane-ukrayinske-zerno-kapitanu-rosijskogo-sudna-povidomleno-pro-pidozru/</text:a>
</text:p>
      <!--NEWS-->
      <text:h text:style-name="P10" text:outline-level="1">
<text:span text:style-name="T4">
Ukrainian soldiers in a week destroyed 11 enemy warehouses with ammunition</text:span>
</text:h>
      <text:p text:style-name="P4">
Author: ['АРМІЯINFORM']</text:p>
      <text:p text:style-name="P4">
Time: 2023-07-10T82:00:00-04:00</text:p>
      <text:p text:style-name="P4">
Description: Our defense spoke of Minoi Tizhnya was headed by the 79 strokes in the areas of Zserdzhennya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vijna.jpg" text:style-name="Internet_20_link" text:visited-style-name="Visited_20_Internet_20_Link">
vijna.jpg</text:a>
']</text:p>
      <text:p text:style-name="P4">
Tags: ['STOPRUSSIA', 'АГРЕСІЯ РФ', 'ВТОРГНЕННЯ РФ', 'ВТРАТИ ВОРОГА', 'ГАННА МАЛЯР', 'ХРОНІКА ОБОРОНИ']</text:p>
      <text:p text:style-name="P4">
Category: News</text:p>
      <!--METADATA-->
      <text:p text:style-name="P4">
<draw:frame draw:style-name="fr1" draw:name="Image283" text:anchor-type="as-char" svg:width="6.9236in" svg:height="4.615733in" draw:z-index="0">
<draw:image xlink:href="../Images/AРМІЯINFORM/2023-07-10T82-00-00-04-00/vijna.jpg" xlink:type="simple" xlink:show="embed" xlink:actuate="onLoad" draw:mime-type="image/jpeg"/>
</draw:frame>
Our defenders have made more than 79 beats in the enemy personnel.</text:p>
      <text:p text:style-name="P4">
About it <text:a xlink:type="simple" xlink:href="https://t.me/annamaliar/923" text:style-name="Internet_20_link" text:visited-style-name="Visited_20_Internet_20_Link">
reported</text:a>
Deputy Minister of Defense of Ukraine Anna Malyar.</text:p>
      <text:p text:style-name="P4">
In addition, she said, Ukrainian soldiers struck:</text:p>
      <ul>
        <li>
8 points of management; * on 17 Stations of the IEC; * 11 enemy ammunition compositions; * destroyed 24 enemy anti-aircraft missile complexes; * Destroyed 39 of 67 Iranian shock UAVs type Shahd-131/136.</li>
      </ul>
      <text:p text:style-name="P4">
News Source: <text:a xlink:type="simple" xlink:href="https://armyinform.com.ua/2023/07/10/ukrayinski-voyiny-za-tyzhden-znyshhyly-11-vorozhyh-skladiv-z-boyeprypasamy/" text:style-name="Internet_20_link" text:visited-style-name="Visited_20_Internet_20_Link">
https://armyinform.com.ua/2023/07/10/ukrayinski-voyiny-za-tyzhden-znyshhyly-11-vorozhyh-skladiv-z-boyeprypasamy/</text:a>
</text:p>
      <!--NEWS-->
      <text:h text:style-name="P10" text:outline-level="1">
<text:span text:style-name="T4">
The Ukrainian military took control of the main dominant heights around Bakhmut - Anna Malyar</text:span>
</text:h>
      <text:p text:style-name="P4">
Author: ['АРМІЯINFORM']</text:p>
      <text:p text:style-name="P4">
Time: 2023-07-10T83:00:00-04:00</text:p>
      <text:p text:style-name="P4">
Description: At Bakhmuti in the de dexter, the Klakhniki defense is the trimai PID Vognevim in control,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58665275_211675611842704_262687850012868193_n.jpg" text:style-name="Internet_20_link" text:visited-style-name="Visited_20_Internet_20_Link">
358665275_211675611842704_262687850012868193_n.jpg</text:a>
']</text:p>
      <text:p text:style-name="P4">
Tags: ['STOPRUSSIA', 'АГРЕСІЯ РФ', 'БАХМУТСЬКИЙ НАПРЯМОК', 'ВТОРГНЕННЯ РФ', 'ГАННА МАЛЯР']</text:p>
      <text:p text:style-name="P4">
Category: News</text:p>
      <!--METADATA-->
      <text:p text:style-name="P4">
<draw:frame draw:style-name="fr1" draw:name="Image284" text:anchor-type="as-char" svg:width="6.9236in" svg:height="5.1927in" draw:z-index="0">
<draw:image xlink:href="../Images/AРМІЯINFORM/2023-07-10T83-00-00-04-00/358665275_211675611842704_262687850012868193_n.jpg" xlink:type="simple" xlink:show="embed" xlink:actuate="onLoad" draw:mime-type="image/jpeg"/>
</draw:frame>
Illustrative photo</text:p>
      <text:p text:style-name="P4">
In Bakhmut, the Ukrainian defenders have been inputs, exits and moving the enemy in the city for several days.</text:p>
      <text:p text:style-name="P4">
About it <text:a xlink:type="simple" xlink:href="https://t.me/annamaliar/924" text:style-name="Internet_20_link" text:visited-style-name="Visited_20_Internet_20_Link">
reported</text:a>
Deputy Minister of Defense of Ukraine Anna Malyar.</text:p>
      <text:p text:style-name="P4">
"It became possible due to the fact that in the process of promoting forward our troops were captured under control the main dominant heights around Bakhmut," - said Hannamal.</text:p>
      <text:p text:style-name="P4">
We will remind, earlier about promotion in the Bakhmut direction of defense forces <text:a xlink:type="simple" xlink:href="https://armyinform.com.ua/2023/07/10/syly-oborony-prosuvayutsya-na-bahmutskomu-napryamku-podekudy-vorog-u-pastczi/" text:style-name="Internet_20_link" text:visited-style-name="Visited_20_Internet_20_Link">
reported</text:a>
Commander of the Sukhoputniv Armed Forces of Ukraine, Colonel-General Alexander Sirsky.</text:p>
      <text:p text:style-name="P4">
News Source: <text:a xlink:type="simple" xlink:href="https://armyinform.com.ua/2023/07/10/ukrayinski-vijskovi-vzyaly-pid-kontrol-osnovni-panivni-vysoty-dovkola-bahmuta-ganna-malyar/" text:style-name="Internet_20_link" text:visited-style-name="Visited_20_Internet_20_Link">
https://armyinform.com.ua/2023/07/10/ukrayinski-vijskovi-vzyaly-pid-kontrol-osnovni-panivni-vysoty-dovkola-bahmuta-ganna-malyar/</text:a>
</text:p>
      <!--NEWS-->
      <text:h text:style-name="P10" text:outline-level="1">
<text:span text:style-name="T4">
Defense forces continue offensive in Melitopol and Berdyansk directions</text:span>
</text:h>
      <text:p text:style-name="P4">
Author: ['АРМІЯINFORM']</text:p>
      <text:p text:style-name="P4">
Time: 2023-07-10T84:00:00-04:00</text:p>
      <text:p text:style-name="P4">
Description: The General Staff of the ZSU Doldomlya, Shi the defense of Ukraine’s defense of the Vedennya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65_news_big-v1684556819.webp" text:style-name="Internet_20_link" text:visited-style-name="Visited_20_Internet_20_Link">
65_news_big-v1684556819.webp</text:a>
']</text:p>
      <text:p text:style-name="P4">
Tags: ['STOPRUSSIA', 'АГРЕСІЯ РФ', 'ВТОРГНЕННЯ РФ', 'ГШ ЗСУ']</text:p>
      <text:p text:style-name="P4">
Category: News</text:p>
      <!--METADATA-->
      <text:p text:style-name="P4">
<draw:frame draw:style-name="fr1" draw:name="Image285" text:anchor-type="as-char" svg:width="6.9236in" svg:height="3.615658in" draw:z-index="0">
<draw:image xlink:href="../ConvertedIMGs/AРМІЯINFORM/2023-07-10T84-00-00-04-00/65_news_big-v1684556819.png" xlink:type="simple" xlink:show="embed" xlink:actuate="onLoad" draw:mime-type="image/png"/>
</draw:frame>
Photo Illustrative <text:span text:style-name="T4">
 🔥Setation on Russian invasion </text:span>
</text:p>
      <text:p text:style-name="P4">
Armed Forces General Staff <text:a xlink:type="simple" xlink:href="https://www.facebook.com/GeneralStaff.ua/posts/pfbid036AXTfzwRW5Z5hQmXGs5n74tqFW4qWdut7mGCgonBneiLPDivsrJoJS26XM1eVx8Sl" text:style-name="Internet_20_link" text:visited-style-name="Visited_20_Internet_20_Link">
reports</text:a>
that the forces of Ukraine's defense continue to conduct an offensive operation of the Tselitopol and Berdyansk directions. They are fixed on the achievements, they cause firing artillery for the enemy's found purposes, and carry out counter -battering measures.</text:p>
      <text:p text:style-name="P4">
At the same time, in the Zaporizhzhya and Kherson directions, the enemy focuses on the prevention of further promotion of our troops. Fillinger shelling of more than 20 settlements, among them Novodarivka, Levadne, Malynivka, Gulyaypole, Railway, Orikhiv of Zaporizhzhya region; Berislav, Cossack, Lviv, Antonovka, Engineering, Dnipro Kherson region and the city of Kherson.</text:p>
      <text:p text:style-name="P4">
News Source: <text:a xlink:type="simple" xlink:href="https://armyinform.com.ua/2023/07/10/syly-oborony-prodovzhuyut-nastup-na-melitopolskomu-ta-berdyanskomu-napryamkah/" text:style-name="Internet_20_link" text:visited-style-name="Visited_20_Internet_20_Link">
https://armyinform.com.ua/2023/07/10/syly-oborony-prodovzhuyut-nastup-na-melitopolskomu-ta-berdyanskomu-napryamkah/</text:a>
</text:p>
      <!--NEWS-->
      <text:h text:style-name="P10" text:outline-level="1">
<text:span text:style-name="T4">
Defense forces in a week destroyed 2 tank mouths, 2 motorized rifle battalions and 7 Artdijiios</text:span>
</text:h>
      <text:p text:style-name="P4">
Author: ['АРМІЯINFORM']</text:p>
      <text:p text:style-name="P4">
Time: 2023-07-10T85:00:00-04:00</text:p>
      <text:p text:style-name="P4">
Description: The capacity of the Ukrainian defense for passing Tizhenen Z 3 lips of 9 Lipnya was blocked: specialovy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359802255_212411675102431_8630559213824084239_n.jpg" text:style-name="Internet_20_link" text:visited-style-name="Visited_20_Internet_20_Link">
359802255_212411675102431_8630559213824084239_n.jpg</text:a>
']</text:p>
      <text:p text:style-name="P4">
Tags: ['STOPRUSSIA', 'АГРЕСІЯ РФ', 'БОЙОВІ ВТРАТИ РФ', 'ВТОРГНЕННЯ РФ', 'ВТРАТИ ВОРОГА']</text:p>
      <text:p text:style-name="P4">
Category: News</text:p>
      <!--METADATA-->
      <text:p text:style-name="P4">
<draw:frame draw:style-name="fr1" draw:name="Image286" text:anchor-type="as-char" svg:width="6.9236in" svg:height="4.045249in" draw:z-index="0">
<draw:image xlink:href="../Images/AРМІЯINFORM/2023-07-10T85-00-00-04-00/359802255_212411675102431_8630559213824084239_n.jpg" xlink:type="simple" xlink:show="embed" xlink:actuate="onLoad" draw:mime-type="image/jpeg"/>
</draw:frame>
<text:span text:style-name="T4">
<text:span text:style-name="T5">
*</text:span>
* Ukraine Defense Forces Over the Last Week from July 3 to July 9, destroyed: </text:span>
</text:p>
      <ul>
        <li>
Personnel - 4450(Conditionally 9 battalions<text:span text:style-name="T5">
); * tanks - 26(Conditionally 2 tank mouths</text:span>
); * Battle armored vehicles - 58(Conditionally 2 motor -raimen battalions<text:span text:style-name="T5">
); * Artillery Systems - 119(Conditionally 7 artillery divisions</text:span>
); * rockets - 7.</li>
      </ul>
      <text:p text:style-name="P4">
_*From the calculation that: _</text:p>
      <ul>
        <li>
          <text:p text:style-name="P4">
1 battalion approximately 500 people; * 1 tank mouth about 10 tanks;</text:p>
        </li>
        <li>
          <text:p text:style-name="P4">
1 motorized rifle battalion approximately 34 cars; * 1 Artillery Division - 18 guns.</text:p>
        </li>
      </ul>
      <text:p text:style-name="P4">
<text:span text:style-name="T4">
 Source: </text:span>
 <text:a xlink:type="simple" xlink:href="https://www.facebook.com/permalink.php" text:style-name="Internet_20_link" text:visited-style-name="Visited_20_Internet_20_Link">
<text:span text:style-name="T5">
military mediacenter</text:span>
</text:a>
</text:p>
      <text:p text:style-name="P4">
News Source: <text:a xlink:type="simple" xlink:href="https://armyinform.com.ua/2023/07/10/syly-oborony-za-tyzhden-znyshhyly-2-tankovi-roty-2-motostrileczkyh-bataljony-i-7-artdyvizioniv/" text:style-name="Internet_20_link" text:visited-style-name="Visited_20_Internet_20_Link">
https://armyinform.com.ua/2023/07/10/syly-oborony-za-tyzhden-znyshhyly-2-tankovi-roty-2-motostrileczkyh-bataljony-i-7-artdyvizioniv/</text:a>
</text:p>
      <!--NEWS-->
      <text:h text:style-name="P10" text:outline-level="1">
<text:span text:style-name="T4">
The enemy has caused 22 aircraft and made about 30 shelling of the RSZV</text:span>
</text:h>
      <text:p text:style-name="P4">
Author: ['АРМІЯINFORM']</text:p>
      <text:p text:style-name="P4">
Time: 2023-07-10T86:00:00-04:00</text:p>
      <text:p text:style-name="P4">
Description: About the General Headquarters of the ZS Ukrainian. - Sogodni Vnochi Rosіyska ... The war with Ukraine 2022, the war with Ukraine is the latest news today, the News War with Ukraine 2022 is the last for today, whether there will be a war between Ukraine and Russia and when, there will be a war with Ukraine in 2022, whether it will be or not, will there be The war with Ukraine in the near future says, the war with Ukraine, Ukrainian news today, Ukrainian news in Ukrainian media in Russian</text:p>
      <text:p text:style-name="P4">
Images: ['<text:a xlink:type="simple" xlink:href="https://armyinform.com.ua/wp-content/uploads/2023/07/84_big-e1675746523219-400x300-1.jpg" text:style-name="Internet_20_link" text:visited-style-name="Visited_20_Internet_20_Link">
84_big-e1675746523219-400x300-1.jpg</text:a>
']</text:p>
      <text:p text:style-name="P4">
Tags: ['STOPRUSSIA', 'АГРЕСІЯ РФ', 'ВТОРГНЕННЯ РФ', 'ГШ ЗСУ']</text:p>
      <text:p text:style-name="P4">
Category: News</text:p>
      <!--METADATA-->
      <text:p text:style-name="P4">
<draw:frame draw:style-name="fr1" draw:name="Image287" text:anchor-type="as-char" svg:width="6.9236in" svg:height="5.1927in" draw:z-index="0">
<draw:image xlink:href="../Images/AРМІЯINFORM/2023-07-10T86-00-00-04-00/84_big-e1675746523219-400x300-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36AXTfzwRW5Z5hQmXGs5n74tqFW4qWdut7mGCgonBneiLPDivsrJoJS26XM1eVx8Sl" text:style-name="Internet_20_link" text:visited-style-name="Visited_20_Internet_20_Link">
reports</text:a>
The General Staff of the Armed Forces of Ukraine.</text:p>
      <ul>
        <li>
Tonight, the Russian Federation struck the next missile strike of the victory of one of the infrastructure objects of Nikolaev. Also, the enemy made 22 aviation strikes and made about 30 shelling of jet system fire. Unfortunately, civilian infrastructure, victims, were destroyed, - the rally said.</li>
      </ul>
      <text:p text:style-name="P4">
The likelihood of rocket and aviation strikes throughout Ukraine is high.</text:p>
      <text:p text:style-name="P4">
News Source: <text:a xlink:type="simple" xlink:href="https://armyinform.com.ua/2023/07/10/protyvnyk-zavdav-22-aviaudary-ta-zdijsnyv-blyzko-30-obstriliv-z-rszv/" text:style-name="Internet_20_link" text:visited-style-name="Visited_20_Internet_20_Link">
https://armyinform.com.ua/2023/07/10/protyvnyk-zavdav-22-aviaudary-ta-zdijsnyv-blyzko-30-obstriliv-z-rszv/</text:a>
</text:p>
      <!--NEWS-->
      <text:h text:style-name="P10" text:outline-level="1">
<text:span text:style-name="T4">
We will strengthen our support of Ukraine and bring Ukraine closer to NATO - Jens Stoltenberg</text:span>
</text:h>
      <text:p text:style-name="P4">
Author: ['Ольга Мосьондз']</text:p>
      <text:p text:style-name="P4">
Time: 2023-07-10T87:00:00-04:00</text:p>
      <text:p text:style-name="P4">
Description: About the General Secretary of NATO, saying the PID of the President of the President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foto_stolt_golovna.jpg" text:style-name="Internet_20_link" text:visited-style-name="Visited_20_Internet_20_Link">
foto_stolt_golovna.jpg</text:a>
', '<text:a xlink:type="simple" xlink:href="https://armyinform.com.ua/wp-content/uploads/2023/07/foto1.jpg" text:style-name="Internet_20_link" text:visited-style-name="Visited_20_Internet_20_Link">
foto1.jpg</text:a>
']</text:p>
      <text:p text:style-name="P4">
Tags: ['UARENATO', 'ЄНС СТОЛТЕНБЕРГ', 'УКРАЇНА – НАТО']</text:p>
      <text:p text:style-name="P4">
Category: News</text:p>
      <!--METADATA-->
      <text:p text:style-name="P4">
<draw:frame draw:style-name="fr1" draw:name="Image288" text:anchor-type="as-char" svg:width="6.9236in" svg:height="4.615733in" draw:z-index="0">
<draw:image xlink:href="../Images/AРМІЯINFORM/2023-07-10T87-00-00-04-00/foto_stolt_golovna.jpg" xlink:type="simple" xlink:show="embed" xlink:actuate="onLoad" draw:mime-type="image/jpeg"/>
</draw:frame>
NATO Secretary General said this during a joint press conference with Lithuania with Gitanas Nauseas in Vilnius, correspondentarmianfor reports.</text:p>
      <text:p text:style-name="P4">
Jens Stoltenberg stated that this summit should bring Ukraine closer to NATO.</text:p>
      <ul>
        <li>
This week, at the NATO summit, we will strengthen our restraint and defense, in particular the increase in investment. We will strengthen our support of Ukraine and approximate Ukraine to NATO. And we will cooperate even more closely with partners with a drinking international order based on the rules, - said Jenstoltenberg.</li>
      </ul>
      <text:p text:style-name="P4">
He stated that tomorrow, on the first day of the summit, the participants will discuss the future of Ukraine in the Alliance and the issue of support of Ukraine in the struggle of the Rabbit Aggressor.</text:p>
      <ul>
        <li>
Tomorrow the Alliance will discuss Ukraine's path to NATO membership. In order to support Ukraine and strengthen our own strength, we need to invest more in defense. Therefore, the members of the Alliance will take over the defense investments, based on the increase in defense exchanges, which has been going on for nine years in the Alliance and Canada for nine years in a row. This includes an increase in 8.3% this year - the largest increase in defense expenditures in recent decades.</li>
      </ul>
      <text:p text:style-name="P4">
He also noted that the summit would be made to support Ukraine.</text:p>
      <ul>
        <li>
We will make a decision on Ukraine. This provides a long-term package of assistance. The transition from the equipment and standards of the Soviet era to NATO Employed Equipment, which will ensure full operational compatibility of the Ukrainian Rarmed Forces with the Alliance's troops. Providing critical needs, such as demining equipment, fuel and medicines, said Jens Stoltenberg.</li>
      </ul>
      <text:p text:style-name="P4">
He also noted that President Vladimir Zelensky is expecting NATO -Sumiliders to improve political relations with Ukraine. But he announced that the President of Ukraine would take part in the inaugural session of the new council - NATO.</text:p>
      <text:p text:style-name="P4">
<draw:frame draw:style-name="fr1" draw:name="Image289" text:anchor-type="as-char" svg:width="6.9236in" svg:height="4.615733in" draw:z-index="0">
<draw:image xlink:href="../Images/AРМІЯINFORM/2023-07-10T87-00-00-04-00/foto1.jpg" xlink:type="simple" xlink:show="embed" xlink:actuate="onLoad" draw:mime-type="image/jpeg"/>
</draw:frame>
“We will also improve our political ties. Zelensky's pre -resident will join us at the inaugural session of the new Ukraine - NATO,” said Jenstoltenberg.</text:p>
      <text:p text:style-name="P4">
Stoltenberg also noted that in Vilnius he was waiting for a meeting with NATOs of the European Union, as well as with the leaders of Australia, New Zealand, Japan and Soviet Korea. But he reminded that this year will participate in the summit as a full member of NATO.Also, during the press conference, the Alliance Secretary General said that Tomuvidvid Lithuania for two weeks, where they, together with President Nauseda, met Navy and German servicemen who participated in Griffin Storm. As Mr. Stoltenberg noted, to "demonstrate the ability to strengthen his presence in Lithuania to the level of the brigade."</text:p>
      <ul>
        <li>
At the summit, we will take further important steps to strengthen our restraint of Ioboroni, including three new regional plans with the support of 300,000 -military servicemen in a state of high combat readiness. It is a clear signal, however, that we will protect every centimeter of Lithuania and every inch of the Territory, - said Jens Stoltenberg.</li>
      </ul>
      <text:p text:style-name="P4">
<text:span text:style-name="T4">
 Recall that on Tuesday, July 11, in Vilnius(Lithuanian Republic)A two -day NATO summit begins, which expected important decisions on Ukraine to membership in the Alliance. Lithuanians do their best to ensure that the generalizations are as positive as possible for our country, creating in the free -beast of the corresponding atmosphere, thanks to Ukrainian flags and symbolism around, etc. </text:span>
 **</text:p>
      <text:p text:style-name="P4">
<text:span text:style-name="T4">
 About the course of the Summit of NATO State and Governments, read the army </text:span>
 <text:span text:style-name="T4">
 inform </text:span>
 <text:span text:style-name="T4">
 </text:span>
, exclusively from Vilnius, Lithuanian Lithuanian. <text:span text:style-name="T4">
 </text:span>
</text:p>
      <text:p text:style-name="P4">
<text:span text:style-name="T5">
Opto author</text:span>
</text:p>
      <text:p text:style-name="P4">
News Source: <text:a xlink:type="simple" xlink:href="https://armyinform.com.ua/2023/07/10/my-posylymo-nashu-pidtrymku-ukrayiny-i-nablyzymo-ukrayinu-do-nato-yens-stoltenberg/" text:style-name="Internet_20_link" text:visited-style-name="Visited_20_Internet_20_Link">
https://armyinform.com.ua/2023/07/10/my-posylymo-nashu-pidtrymku-ukrayiny-i-nablyzymo-ukrayinu-do-nato-yens-stoltenberg/</text:a>
</text:p>
      <!--NEWS-->
      <text:h text:style-name="P10" text:outline-level="1">
<text:span text:style-name="T4">
64 invaders - Sergey Cherevaty were destroyed in Bakhmut's battles</text:span>
</text:h>
      <text:p text:style-name="P4">
Author: ['Григорій Мазур']</text:p>
      <text:p text:style-name="P4">
Time: 2023-07-10T88:00:00-04:00</text:p>
      <text:p text:style-name="P4">
Description: About the Tse in the Efіrі Telemarafon “єini News”, the renmits of the SCIDARY URIGUSKAKOSKA Rive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cherevatyj.jpg" text:style-name="Internet_20_link" text:visited-style-name="Visited_20_Internet_20_Link">
cherevatyj.jpg</text:a>
']</text:p>
      <text:p text:style-name="P4">
Tags: ['STOPRUSSIA', 'АГРЕСІЯ РФ', 'ВТОРГНЕННЯ РФ', 'СЕРГІЙ ЧЕРЕВАТИЙ', 'ТЕЛЕМАРАФОН "ЄДИНІ НОВИНИ"']</text:p>
      <text:p text:style-name="P4">
Category: News</text:p>
      <!--METADATA-->
      <text:p text:style-name="P4">
<draw:frame draw:style-name="fr1" draw:name="Image290" text:anchor-type="as-char" svg:width="6.9236in" svg:height="5.1927in" draw:z-index="0">
<draw:image xlink:href="../Images/AРМІЯINFORM/2023-07-10T88-00-00-04-00/cherevatyj.jpg" xlink:type="simple" xlink:show="embed" xlink:actuate="onLoad" draw:mime-type="image/jpeg"/>
</draw:frame>
A spokesman for the Eastern Urgent Troops of the Armed Forces of Ukraine Sergey Cherevaty reported this on the air of the Teleterna "Unified News". The forces of defense are offset, combining assault with fire damage to the fire. As a result of such actions, the Armed Forces of Ukraine control Bakhmut.</text:p>
      <text:p text:style-name="P4">
Under Bakhmut, the enemy resists. The officer reported that for the last min 313 times he struck from the barrel and jet artillery on our positions, 7 combat clashes, 7 aircraft. In the battles, 64 objectives were destroyed, 102 were injured, one was captured. Also destroyed the anti -tank missile complex, three field deposits and two cars that brought these resources with hostile units.</text:p>
      <text:p text:style-name="P4">
News Source: <text:a xlink:type="simple" xlink:href="https://armyinform.com.ua/2023/07/10/u-boyah-pid-bahmutom-znyshheno-64-okupanty-sergij-cherevatyj/" text:style-name="Internet_20_link" text:visited-style-name="Visited_20_Internet_20_Link">
https://armyinform.com.ua/2023/07/10/u-boyah-pid-bahmutom-znyshheno-64-okupanty-sergij-cherevatyj/</text:a>
</text:p>
      <!--NEWS-->
      <text:h text:style-name="P10" text:outline-level="1">
<text:span text:style-name="T4">
Igor Klimenko presented a new commander of the National Guard of Ukraine Alexander Pivnenko</text:span>
</text:h>
      <text:p text:style-name="P4">
Author: ['АРМІЯINFORM']</text:p>
      <text:p text:style-name="P4">
Time: 2023-07-10T89:00:00-04:00</text:p>
      <text:p text:style-name="P4">
Description: Syogodnі, 10 lipnya, Miniger internal certificates of Ukrainian Igor Klimenko, by introducing Oleksandra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image-1.webp" text:style-name="Internet_20_link" text:visited-style-name="Visited_20_Internet_20_Link">
image-1.webp</text:a>
']</text:p>
      <text:p text:style-name="P4">
Tags: ['КОМАНДУВАЧ НАЦІОНАЛЬНОЇ ГВАРДІЇ УКРАЇНИ', 'ОЛЕКСАНДР ПІВНЕНКО']</text:p>
      <text:p text:style-name="P4">
Category: News</text:p>
      <!--METADATA-->
      <text:p text:style-name="P4">
<draw:frame draw:style-name="fr1" draw:name="Image291" text:anchor-type="as-char" svg:width="6.9236in" svg:height="3.890404in" draw:z-index="0">
<draw:image xlink:href="../ConvertedIMGs/AРМІЯINFORM/2023-07-10T89-00-00-04-00/image-1.png" xlink:type="simple" xlink:show="embed" xlink:actuate="onLoad" draw:mime-type="image/png"/>
</draw:frame>
Today, July 10, Minister of Internal Affairs of Ukraine Igor Klimenko <text:a xlink:type="simple" xlink:href="https://mvs.gov.ua/uk/news/igor-klimenko-predstaviv-novogo-komanduvaca-nacionalnoyi-gvardiyi-ukrayini-oleksandra-pivnenka" text:style-name="Internet_20_link" text:visited-style-name="Visited_20_Internet_20_Link">
presented</text:a>
Oleksrapovnenko, who is appointed by the Presidential Decree of the National Guard of Ukraine.</text:p>
      <text:p text:style-name="P4">
As <text:a xlink:type="simple" xlink:href="https://www.kmu.gov.ua/news/ihor-klymenko-predstavyv-novoho-komanduvacha-natsionalnoi-hvardii-ukrainy-oleksandra-pivnenka" text:style-name="Internet_20_link" text:visited-style-name="Visited_20_Internet_20_Link">
reports</text:a>
Government portal, at the beginning of the event, the audience honored the memory of the dead military servicemen of the National Guard and performed the anthem of Ukraine.</text:p>
      <text:p text:style-name="P4">
Interior Minister Igor Klimenko thanked the previous commander of the Guard Yuri Lebidy for his dedicated service and management in the conditions of the Rosiro Commodinal War.</text:p>
      <text:p text:style-name="P4">
"I would like to thank the fact that from the first days of the war you have been in charge of a huge Tae -effective unit of security and defense forces of the National Guard of Ukraine. The units of the National Guard are worthy on the battlefield and give a repentance of the enemy every day, what is your merit," - said the head of the Ministry of Internal Affairs of Ukraine.</text:p>
      <text:p text:style-name="P4">
The Minister of Internal Affairs of Ukraine Igorklimenko wished his new commander Alexander Pivnenko. He noted that the head of the National Guard, as a pre -pre -commander, should focus on the preparation of the Guards of the Picotupaper and the effective use of the already formed units.</text:p>
      <text:p text:style-name="P4">
“The main focus of work is the preparation of the Guards of the offensive. At present, it is our country's chief, so that the units can fulfill the tasks in full operation, so that Oleksandr Pivnenko, a new commander of the National Guard of Ukraine, said as soon as possible.</text:p>
      <text:p text:style-name="P4">
At the end of the event, Igor Klimenko emphasized that everyone should remember that now the head is a victory in the war, but all agencies should also work with over -the -hand priorities presented by President of Ukraine Vladimir Zelensky in his doctrine, in particular, regarding the internal order in the country.</text:p>
      <text:p text:style-name="P4">
News Source: <text:a xlink:type="simple" xlink:href="https://armyinform.com.ua/2023/07/10/igor-klymenko-predstavyv-novogo-komanduvacha-naczionalnoyi-gvardiyi-ukrayiny-oleksandra-pivnenka/" text:style-name="Internet_20_link" text:visited-style-name="Visited_20_Internet_20_Link">
https://armyinform.com.ua/2023/07/10/igor-klymenko-predstavyv-novogo-komanduvacha-naczionalnoyi-gvardiyi-ukrayiny-oleksandra-pivnenka/</text:a>
</text:p>
      <!--NEWS-->
      <text:h text:style-name="P10" text:outline-level="1">
<text:span text:style-name="T4">
The Russians in a day 26 times fired at Sumy region border</text:span>
</text:h>
      <text:p text:style-name="P4">
Authors: Ukrinform (Person)</text:p>
      <text:p text:style-name="P4">
Publisher: Укринформ (Organization)</text:p>
      <text:p text:style-name="P4">
Published Time: 2023-07-10T8:40:00+03:00</text:p>
      <text:p text:style-name="P4">
Modified Time: 2023-07-10T22:40:00+03:00</text:p>
      <text:p text:style-name="P4">
Description: Russian troops fired at the border communities of Sumy region 26 times 26 times, and 180 explosions were recorded.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292" text:anchor-type="as-char" svg:width="6.9236in" svg:height="3.956343in" draw:z-index="0">
<draw:image xlink:href="../Images/yкринформ/2023-07-10T8-40-00-03-00/630_360_1686425057-568.jpg" xlink:type="simple" xlink:show="embed" xlink:actuate="onLoad" draw:mime-type="image/jpeg"/>
</draw:frame>
During July 10, the Russian border communities of the Sumy region were fired at 26 times, and 180 explosions were recorded.</text:p>
      <text:p text:style-name="P4">
According to Ukrinform, the Sumy Regional Military Administration reports in <text:a xlink:type="simple" xlink:href="https://t.me/Sumy_news_ODA/17679" text:style-name="Internet_20_link" text:visited-style-name="Visited_20_Internet_20_Link">
telegram</text:a>
.</text:p>
      <text:p text:style-name="P4">
“During the day, the Russians carried out 26 border shelling. 180 works were recorded. The shelling was suffered by Belopilsk, Glukhiv, Druzhbivska, Essmanskaya, Krasnopil, Yunakovskaya, Seredi -Budsk, Khotin communities ”, - the news reports.</text:p>
      <text:p text:style-name="P4">
<text:span text:style-name="T4">
 Read also: </text:span>
 <text:a xlink:type="simple" xlink:href="https://www.ukrinform.ua/rubric-ato/3734045-armia-rf-obstrilala-z-tornados-dnipropetrovsinu-e-poranenij.html" text:style-name="Internet_20_link" text:visited-style-name="Visited_20_Internet_20_Link">
Army of the Russian Federation <text:span text:style-name="T4">
 Shelling </text:span>
 Yala from Tornado-C of Dnipropetrovsk, is wounded</text:a>
The Krasnopil community was fired by mortars, releasing six mines, and artillery, five explosions were recorded.</text:p>
      <text:p text:style-name="P4">
The enemy fired the enemy from the helicopter with uncontrollable aircraft routes, and 14 explosions were recorded. Also the community was fired by the Russians from artillery(RSVV), 17 explosions were recorded.</text:p>
      <text:p text:style-name="P4">
The Bilopil community fired the aggressor from a mortar, releasing 36 min. The Russians fired at the AGS grenade launchers, 11 explosions were recorded, four explosions, and rocket launchers, and rocket launchers, and 5 shells released.</text:p>
      <text:p text:style-name="P4">
<text:span text:style-name="T4">
 Read also: </text:span>
 <text:a xlink:type="simple" xlink:href="https://www.ukrinform.ua/rubric-ato/3734039-vijska-rf-obstrilali-z-gelikopteriv-i-artilerii-prikordonne-selo-na-harkivsini.html" text:style-name="Internet_20_link" text:visited-style-name="Visited_20_Internet_20_Link">
Russian troops <text:span text:style-name="T4">
 fire </text:span>
 fir from helicopters and artillery border guard in Kharkiv region</text:a>
Four mines were thrown into the Yunak community.</text:p>
      <text:p text:style-name="P4">
The enemy was fired by the Glukhiv community with an AGS grenade launcher, 50 explosions were recorded.</text:p>
      <text:p text:style-name="P4">
The Aggressor fired the Friendship Community from a mortar, releasing seven mines.</text:p>
      <text:p text:style-name="P4">
In the Esman community, the Russians dropped 9 explosive devices from the drone.</text:p>
      <text:p text:style-name="P4">
The mid-and-Budy community was fired by Russian troops from artillery, 6 explosions were recorded.</text:p>
      <text:p text:style-name="P4">
<text:span text:style-name="T4">
 Read also: </text:span>
 <text:a xlink:type="simple" xlink:href="https://www.ukrinform.ua/rubric-regions/3734037-u-hersoni-vnaslidok-obstrilu-poranenij-mirnij-zitel.html" text:style-name="Internet_20_link" text:visited-style-name="Visited_20_Internet_20_Link">
in Kherson due to <text:span text:style-name="T4">
 shelling </text:span>
 In a wounded peaceful resident</text:a>
According to preliminary information, there was no loss among civilians of civilian infrastructure.</text:p>
      <text:p text:style-name="P4">
As reported by Ukrinform, by the decision of the Defense Council of the region in Sumy region evacuated all residents of the five -kilometer zone in border with Russia.</text:p>
      <text:p text:style-name="P4">
News Source: <text:a xlink:type="simple" xlink:href="https://www.ukrinform.ua/rubric-ato/3734083-rosiani-za-den-26-raziv-obstrilali-prikordonna-sumsini.html" text:style-name="Internet_20_link" text:visited-style-name="Visited_20_Internet_20_Link">
https://www.ukrinform.ua/rubric-ato/3734083-rosiani-za-den-26-raziv-obstrilali-prikordonna-sumsini.html</text:a>
</text:p>
      <!--NEWS-->
      <text:h text:style-name="P10" text:outline-level="1">
<text:span text:style-name="T4">
In Irpen, rehabilitation with ethnic motifs brought together Ukrainians and guests from Lithuania</text:span>
</text:h>
      <text:p text:style-name="P4">
Author: ['Анатолій Бальчос']</text:p>
      <text:p text:style-name="P4">
Time: 2023-07-10T90:00:00-04:00</text:p>
      <text:p text:style-name="P4">
Description: Days at the MIST-Hero Irpin on the Birch Birch Malovnicho Lake Vidnovy Vidnovy Kupalske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02-stijka-nacziya-sczena-scaled.jpg" text:style-name="Internet_20_link" text:visited-style-name="Visited_20_Internet_20_Link">
02-stijka-nacziya-sczena-scaled.jpg</text:a>
', '<text:a xlink:type="simple" xlink:href="https://armyinform.com.ua/wp-content/uploads/2023/07/02-stijka-nacziya-sczena-1-150x150.jpg" text:style-name="Internet_20_link" text:visited-style-name="Visited_20_Internet_20_Link">
02-stijka-nacziya-sczena-1-150x150.jpg</text:a>
', '<text:a xlink:type="simple" xlink:href="https://armyinform.com.ua/wp-content/uploads/2023/07/03-stijka-nacziya-glyadachi-150x150.jpg" text:style-name="Internet_20_link" text:visited-style-name="Visited_20_Internet_20_Link">
03-stijka-nacziya-glyadachi-150x150.jpg</text:a>
', '<text:a xlink:type="simple" xlink:href="https://armyinform.com.ua/wp-content/uploads/2023/07/04-stijka-nacziya-gurt-korolivna-150x150.jpg" text:style-name="Internet_20_link" text:visited-style-name="Visited_20_Internet_20_Link">
04-stijka-nacziya-gurt-korolivna-150x150.jpg</text:a>
', '<text:a xlink:type="simple" xlink:href="https://armyinform.com.ua/wp-content/uploads/2023/07/05-stijka-nacziya-strichky-150x150.jpg" text:style-name="Internet_20_link" text:visited-style-name="Visited_20_Internet_20_Link">
05-stijka-nacziya-strichky-150x150.jpg</text:a>
', '<text:a xlink:type="simple" xlink:href="https://armyinform.com.ua/wp-content/uploads/2023/07/06-stijka-nacziya-bazhannya-peremogy-150x150.jpg" text:style-name="Internet_20_link" text:visited-style-name="Visited_20_Internet_20_Link">
06-stijka-nacziya-bazhannya-peremogy-150x150.jpg</text:a>
', '<text:a xlink:type="simple" xlink:href="https://armyinform.com.ua/wp-content/uploads/2023/07/07-stijka-nacziya-vinochky-150x150.jpg" text:style-name="Internet_20_link" text:visited-style-name="Visited_20_Internet_20_Link">
07-stijka-nacziya-vinochky-150x150.jpg</text:a>
', '<text:a xlink:type="simple" xlink:href="https://armyinform.com.ua/wp-content/uploads/2023/07/08-stijka-nacziya-terasa-150x150.jpg" text:style-name="Internet_20_link" text:visited-style-name="Visited_20_Internet_20_Link">
08-stijka-nacziya-terasa-150x150.jpg</text:a>
', '<text:a xlink:type="simple" xlink:href="https://armyinform.com.ua/wp-content/uploads/2023/07/09-stijka-nacziya-gumanitarna-dopomoga-150x150.jpg" text:style-name="Internet_20_link" text:visited-style-name="Visited_20_Internet_20_Link">
09-stijka-nacziya-gumanitarna-dopomoga-150x150.jpg</text:a>
', '<text:a xlink:type="simple" xlink:href="https://armyinform.com.ua/wp-content/uploads/2023/07/10-stijka-nacziya-fotozona-finalna-150x150.jpg" text:style-name="Internet_20_link" text:visited-style-name="Visited_20_Internet_20_Link">
10-stijka-nacziya-fotozona-finalna-150x150.jpg</text:a>
']</text:p>
      <text:p text:style-name="P4">
Tags: ['РЕАБІЛІТАЦІЯ ВІЙСЬКОВИХ']</text:p>
      <text:p text:style-name="P4">
Category: News</text:p>
      <!--METADATA-->
      <text:p text:style-name="P4">
<draw:frame draw:style-name="fr1" draw:name="Image293" text:anchor-type="as-char" svg:width="6.9236in" svg:height="5.1927in" draw:z-index="0">
<draw:image xlink:href="../Images/AРМІЯINFORM/2023-07-10T90-00-00-04-00/02-stijka-nacziya-sczena-scaled.jpg" xlink:type="simple" xlink:show="embed" xlink:actuate="onLoad" draw:mime-type="image/jpeg"/>
</draw:frame>
<text:span text:style-name="T4">
 The other day in the heroic Irpin city on the shore of the picturesque lake there was a festive-eagle action. The event became an integral part of the rehabilitation for the military units of the three Armed Forces of Ukraine, which, while on a short rest of the reflection, undergo psychological decompression in their hometown. They were joined by local residents and guests of friendly Lithuania. Correspondent </text:span>
 <text:a xlink:type="simple" xlink:href="https://armyinform.com.ua/army-authors/anatolij-balchos/" text:style-name="Internet_20_link" text:visited-style-name="Visited_20_Internet_20_Link">
<text:span text:style-name="T4">
 Armyinform </text:span>
</text:a>
<text:span text:style-name="T4">
 attended the event and talked with its participants. </text:span>
</text:p>
      <text:p text:style-name="P4">
Ukrainian ethnic music as if a magnet was tightened by Irpen residents at the Star Nation Fund, located on the picturesque Berezhevlyak Lake. At the very edge of water, on a cozy wooden pier, cut with rocks from Rashist shelling, sang, danced traditional folkuple rites of artists of the band "Royal". The pioneering Kupala act prevailed on a makeshift stage on the water.</text:p>
      <text:p text:style-name="P4">
<text:a xlink:type="simple" xlink:href="https://armyinform.com.ua/wp-content/uploads/2023/07/02-stijka-nacziya-sczena-1-scaled.jpg" text:style-name="Internet_20_link" text:visited-style-name="Visited_20_Internet_20_Link">
!(Images/AРМІЯINFORM/2023-07-10T90-00-00-04-00/02-stijka-nacziya-sczena-1-150x150.jpg)</text:a>
</text:p>
      <text:p text:style-name="P4">
<text:a xlink:type="simple" xlink:href="https://armyinform.com.ua/wp-content/uploads/2023/07/03-stijka-nacziya-glyadachi.jpg" text:style-name="Internet_20_link" text:visited-style-name="Visited_20_Internet_20_Link">
<draw:frame draw:style-name="fr1" draw:name="Image294" text:anchor-type="as-char" svg:width="6.9236in" svg:height="6.9236in" draw:z-index="0">
<draw:image xlink:href="../Images/AРМІЯINFORM/2023-07-10T90-00-00-04-00/03-stijka-nacziya-glyadachi-150x150.jpg" xlink:type="simple" xlink:show="embed" xlink:actuate="onLoad" draw:mime-type="image/jpeg"/>
</draw:frame>
</text:a>
</text:p>
      <text:p text:style-name="P4">
<text:a xlink:type="simple" xlink:href="https://armyinform.com.ua/wp-content/uploads/2023/07/04-stijka-nacziya-gurt-korolivna.jpg" text:style-name="Internet_20_link" text:visited-style-name="Visited_20_Internet_20_Link">
<draw:frame draw:style-name="fr1" draw:name="Image295" text:anchor-type="as-char" svg:width="6.9236in" svg:height="6.9236in" draw:z-index="0">
<draw:image xlink:href="../Images/AРМІЯINFORM/2023-07-10T90-00-00-04-00/04-stijka-nacziya-gurt-korolivna-150x150.jpg" xlink:type="simple" xlink:show="embed" xlink:actuate="onLoad" draw:mime-type="image/jpeg"/>
</draw:frame>
</text:a>
They wore wreaths together, sang Ukrainian folk songs, and played in Kupala games, tied colored ribbons to the tree, whispering, apparently, apparently every Ukrainian and Lithuanian about the Russian aggressor. It was felt that the trials that they had to endure in the winter and in the spring of last year and sincere immersion of venetical self -consciousness, to knowledge of culture, traditions, ethnic idealized, the participants of this collective psychotherapy. They have become, as a single -born, who is confident in their abilities and wants to build their own happy future of dwarfed values, which were in vain to erase from the people's memory "Denacifiers".</text:p>
      <text:p text:style-name="P4">
<text:a xlink:type="simple" xlink:href="https://armyinform.com.ua/wp-content/uploads/2023/07/06-stijka-nacziya-bazhannya-peremogy.jpg" text:style-name="Internet_20_link" text:visited-style-name="Visited_20_Internet_20_Link">
<draw:frame draw:style-name="fr1" draw:name="Image296" text:anchor-type="as-char" svg:width="6.9236in" svg:height="6.9236in" draw:z-index="0">
<draw:image xlink:href="../Images/AРМІЯINFORM/2023-07-10T90-00-00-04-00/06-stijka-nacziya-bazhannya-peremogy-150x150.jpg" xlink:type="simple" xlink:show="embed" xlink:actuate="onLoad" draw:mime-type="image/jpeg"/>
</draw:frame>
</text:a>
</text:p>
      <text:p text:style-name="P4">
<text:a xlink:type="simple" xlink:href="https://armyinform.com.ua/wp-content/uploads/2023/07/07-stijka-nacziya-vinochky.jpg" text:style-name="Internet_20_link" text:visited-style-name="Visited_20_Internet_20_Link">
<draw:frame draw:style-name="fr1" draw:name="Image297" text:anchor-type="as-char" svg:width="6.9236in" svg:height="6.9236in" draw:z-index="0">
<draw:image xlink:href="../Images/AРМІЯINFORM/2023-07-10T90-00-00-04-00/07-stijka-nacziya-vinochky-150x150.jpg" xlink:type="simple" xlink:show="embed" xlink:actuate="onLoad" draw:mime-type="image/jpeg"/>
</draw:frame>
</text:a>
- I was personally impressed by the authentic Ukrainian songs with deep content, ancient customs. It was extremely interesting for me and my children to know the stability of the Ukrainian nation, - shared her impressions of Gulnarapozharene, volunteer of the Lithuanian International Charity Fund "Krylodobroma"(Wing of help). — Це надихає на подальшу співпрацю, на допомогу,надає сил. Ми показуємо у Литві всі ці руйнування, те, що пережили мужніукраїнці під час російської навали, як вони згуртувались та як завзятовідновлюють свою країну. Литовці історично дуже близькі Україні, тонковідчувають цей зв'язок, тому сильно переймаються її долею та допомагають.</text:p>
      <text:p text:style-name="P4">
**</text:p>
      <text:p text:style-name="P4">
читайте також:</text:p>
      <text:p text:style-name="P4">
<text:span text:style-name="T4">
 <text:a xlink:type="simple" xlink:href="https://armyinform.com.ua/2023/01/26/pryirpinnya-chekaye-na-novyj-reabilitaczijnyj-czentr-dlya-ukrayinskyh-zahysnykiv/" text:style-name="Internet_20_link" text:visited-style-name="Visited_20_Internet_20_Link">
Приірпіння чекає на новий реабілітаційний центр для українськихзахисників</text:a>
</text:span>
</text:p>
      <text:p text:style-name="P4">
**</text:p>
      <text:p text:style-name="P4">
According to Gulnara, she was fascinated when she learned that Irpinchanka Lyudmila Rudenko, instead of a released recreation facility, Lyudmila Rudenko to decide to establish a center of psychological and psychosocial support for locals, internally displaced persons and Ukrainian defenders. While her husband Sergei, the Ukrainian military at the pseudo "MP", destroys enemies in the east of Ukraine, Ms. Ludmila, together with Lithuanian colleagues and other partners, provide a professional assistance according to the psychological programs of the World Nature Organization. In addition, she led by the BF "Stable Nation" transfers the humanities aid to all needy, in particular for regions affected by the Russian Federation at the Kakhovka hydroelectric power station.</text:p>
      <text:p text:style-name="P4">
**</text:p>
      <text:p text:style-name="P4">
Read also:</text:p>
      <text:p text:style-name="P4">
<text:span text:style-name="T5">
!(https://armyinform.com.ua/2023/02/21/vid-irpinskyh-krasot-u-rashystiv-zryvalo-bashty-molodshyj-serzhant-deputat/) </text:span>
*</text:p>
      <text:p text:style-name="P4">
**</text:p>
      <text:p text:style-name="P4">
<text:a xlink:type="simple" xlink:href="https://armyinform.com.ua/wp-content/uploads/2023/07/08-stijka-nacziya-terasa.jpg" text:style-name="Internet_20_link" text:visited-style-name="Visited_20_Internet_20_Link">
<draw:frame draw:style-name="fr1" draw:name="Image298" text:anchor-type="as-char" svg:width="6.9236in" svg:height="6.9236in" draw:z-index="0">
<draw:image xlink:href="../Images/AРМІЯINFORM/2023-07-10T90-00-00-04-00/08-stijka-nacziya-terasa-150x150.jpg" xlink:type="simple" xlink:show="embed" xlink:actuate="onLoad" draw:mime-type="image/jpeg"/>
</draw:frame>
</text:a>
</text:p>
      <text:p text:style-name="P4">
<text:a xlink:type="simple" xlink:href="https://armyinform.com.ua/wp-content/uploads/2023/07/09-stijka-nacziya-gumanitarna-dopomoga.jpg" text:style-name="Internet_20_link" text:visited-style-name="Visited_20_Internet_20_Link">
<draw:frame draw:style-name="fr1" draw:name="Image299" text:anchor-type="as-char" svg:width="6.9236in" svg:height="6.9236in" draw:z-index="0">
<draw:image xlink:href="../Images/AРМІЯINFORM/2023-07-10T90-00-00-04-00/09-stijka-nacziya-gumanitarna-dopomoga-150x150.jpg" xlink:type="simple" xlink:show="embed" xlink:actuate="onLoad" draw:mime-type="image/jpeg"/>
</draw:frame>
</text:a>
</text:p>
      <text:p text:style-name="P4">
<text:a xlink:type="simple" xlink:href="https://armyinform.com.ua/wp-content/uploads/2023/07/10-stijka-nacziya-fotozona-finalna.jpg" text:style-name="Internet_20_link" text:visited-style-name="Visited_20_Internet_20_Link">
<draw:frame draw:style-name="fr1" draw:name="Image300" text:anchor-type="as-char" svg:width="6.9236in" svg:height="6.9236in" draw:z-index="0">
<draw:image xlink:href="../Images/AРМІЯINFORM/2023-07-10T90-00-00-04-00/10-stijka-nacziya-fotozona-finalna-150x150.jpg" xlink:type="simple" xlink:show="embed" xlink:actuate="onLoad" draw:mime-type="image/jpeg"/>
</draw:frame>
</text:a>
<text:span text:style-name="T5">
Photo author</text:span>
</text:p>
      <text:p text:style-name="P4">
News Source: <text:a xlink:type="simple" xlink:href="https://armyinform.com.ua/2023/07/10/v-irpeni-reabilitacziya-z-etnichnymy-motyvamy-obyednala-ukrayincziv-ta-gostej-z-lytvy/" text:style-name="Internet_20_link" text:visited-style-name="Visited_20_Internet_20_Link">
https://armyinform.com.ua/2023/07/10/v-irpeni-reabilitacziya-z-etnichnymy-motyvamy-obyednala-ukrayincziv-ta-gostej-z-lytvy/</text:a>
</text:p>
      <!--NEWS-->
      <text:h text:style-name="P10" text:outline-level="1">
<text:span text:style-name="T4">
Our art has destroyed 3 areas of concentration and 7 enemy arts</text:span>
</text:h>
      <text:p text:style-name="P4">
Author: ['АРМІЯINFORM']</text:p>
      <text:p text:style-name="P4">
Time: 2023-07-10T91:00:00-04:00</text:p>
      <text:p text:style-name="P4">
Description: Yak to hesitate at the General Staff, the Avіiazi forces for the Dob took 4 ... The war with Ukraine 2022, the war with Ukraine is the latest news today, the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arta-3.jpg" text:style-name="Internet_20_link" text:visited-style-name="Visited_20_Internet_20_Link">
arta-3.jpg</text:a>
']</text:p>
      <text:p text:style-name="P4">
Tags: ['STOPRUSSIA', 'АГРЕСІЯ РФ', 'ВТОРГНЕННЯ РФ', 'ГШ ЗСУ', 'ОБОРОНА УКРАЇНИ', 'ХРОНІКА ОБОРОНИ']</text:p>
      <text:p text:style-name="P4">
Category: News</text:p>
      <!--METADATA-->
      <text:p text:style-name="P4">
<draw:frame draw:style-name="fr1" draw:name="Image301" text:anchor-type="as-char" svg:width="6.9236in" svg:height="2.993015in" draw:z-index="0">
<draw:image xlink:href="../Images/AРМІЯINFORM/2023-07-10T91-00-00-04-00/arta-3.jpg" xlink:type="simple" xlink:show="embed" xlink:actuate="onLoad" draw:mime-type="image/jpeg"/>
</draw:frame>
** 🔥I</text:p>
      <text:p text:style-name="P4">
As <text:a xlink:type="simple" xlink:href="https://www.facebook.com/GeneralStaff.ua/posts/pfbid036AXTfzwRW5Z5hQmXGs5n74tqFW4qWdut7mGCgonBneiLPDivsrJoJS26XM1eVx8Sl" text:style-name="Internet_20_link" text:visited-style-name="Visited_20_Internet_20_Link">
indicated</text:a>
In the Construction of the General Staff, the aviation of defense forces per day caused 4 strokes of the concentration of personnel, weapons and the military technician. Also, our defenders destroyed 3 reconnaissance UAVs of the operative-tactical level.</text:p>
      <text:p text:style-name="P4">
At the same time, the units of rocket troops and artillery during the day were struck by the punctuation, 3 areas of concentration of live power, weapons and military equipment, ammunition composition, 7 artillery at fire positions and one means of advocacy defense of the occupiers.</text:p>
      <text:p text:style-name="P4">
News Source: <text:a xlink:type="simple" xlink:href="https://armyinform.com.ua/2023/07/10/nasha-arta-znyshhyla-3-rajony-zoseredzhennya-ta-7-artzasobiv-voroga/" text:style-name="Internet_20_link" text:visited-style-name="Visited_20_Internet_20_Link">
https://armyinform.com.ua/2023/07/10/nasha-arta-znyshhyla-3-rajony-zoseredzhennya-ta-7-artzasobiv-voroga/</text:a>
</text:p>
      <!--NEWS-->
      <text:h text:style-name="P10" text:outline-level="1">
<text:span text:style-name="T4">
Ukraine will be in NATO, working on an algorithm for acquiring membership - Volodymyr Zelenskyy</text:span>
</text:h>
      <text:p text:style-name="P4">
Author: ['АРМІЯINFORM']</text:p>
      <text:p text:style-name="P4">
Time: 2023-07-10T92:00:00-04:00</text:p>
      <text:p text:style-name="P4">
Description: I am healthy, Shanovna Ukrainian, Ukrainian!Office, Ukrainian - Odledodnі Vilnius .... War with Ukraine 2022, War with Ukraine latest news today, News War with Ukraine 2022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7/7c198ab99801767cf7e65a816deaa859_1689012346_extra_large.png" text:style-name="Internet_20_link" text:visited-style-name="Visited_20_Internet_20_Link">
7c198ab99801767cf7e65a816deaa859_1689012346_extra_large.png</text:a>
']</text:p>
      <text:p text:style-name="P4">
Tags: ['STOPRUSSIA', 'АГРЕСІЯ РФ', 'ВОЛОДИМИР ЗЕЛЕНСЬКИЙ', 'ВТОРГНЕННЯ РФ', 'УКРАЇНА – НАТО']</text:p>
      <text:p text:style-name="P4">
Category: News</text:p>
      <!--METADATA-->
      <text:p text:style-name="P4">
<draw:frame draw:style-name="fr1" draw:name="Image302" text:anchor-type="as-char" svg:width="6.9236in" svg:height="3.877216in" draw:z-index="0">
<draw:image xlink:href="../Images/AРМІЯINFORM/2023-07-10T92-00-00-04-00/7c198ab99801767cf7e65a816deaa859_1689012346_extra_large.png" xlink:type="simple" xlink:show="embed" xlink:actuate="onLoad" draw:mime-type="image/png"/>
</draw:frame>
<text:span text:style-name="T5">
 <text:span text:style-name="T4">
 Wishing health </text:span>
 _ </text:span>
 <text:span text:style-name="T4">
 ʼ </text:span>
 _ <text:span text:style-name="T5">
 <text:span text:style-name="T4">
 i </text:span>
 _ </text:span>
 <text:span text:style-name="T4">
, </text:span>
 _ <text:span text:style-name="T5">
 _ <text:span text:style-name="T4">
 dear </text:span>
 _ </text:span>
 <text:span text:style-name="T4">
 Ukrainians </text:span>
 _ <text:span text:style-name="T5">
 <text:span text:style-name="T4">
, </text:span>
 _ </text:span>
 <text:span text:style-name="T4">
 Ukrainians </text:span>
 _ _ <text:span text:style-name="T4">
!</text:span>
 _</text:p>
      <text:p text:style-name="P4">
So, Ukraine is on the eve of Vilnius. NATO Summit, which can become exactly the one that is needed by both our country and the whole alliance, global security.</text:p>
      <text:p text:style-name="P4">
We are extremely active these days!Even more active than ever. And although this work is almost one hundred percent now-behind the scenes, its value is not less than any public work.</text:p>
      <text:p text:style-name="P4">
Everyone understands everything. Every leader, every state. Even if different positions are voiced, it is obvious that Ukraine deserves to be in the Alliance. Not now is a war, but we need a clear signal. And the signal is needed right now.</text:p>
      <text:p text:style-name="P4">
I am grateful to all the leaders, every country who say that and who approved the corresponding joint declarations and statements with Ukraine regarding our integration. The largest alliance is clearly "for" us.</text:p>
      <text:p text:style-name="P4">
The courage of Ukrainian heroes has wiped away from dust of history all the values for which NATO was created.</text:p>
      <text:p text:style-name="P4">
It is the Ukrainian eastern border, the border of our country and the positions of our soldiers - this is the limit that never to cross the Russian dictatorship, which in various forms, but always always tried to conquer the peoples of Europe.</text:p>
      <text:p text:style-name="P4">
The security reality depends on Ukraine here on the Eastern Flanging of NATO. The Kolyma was applied for NATO entry, we said frankly: Ukraine already already in fact was the Alliance. Our weapons are an alliance weapon. Our values are what Viritans. Our protection is the element of the formula of Europe that makes it united, free and in peace.</text:p>
      <text:p text:style-name="P4">
Vilnius has to confirm all this.</text:p>
      <text:p text:style-name="P4">
Work on the warding is still ongoing, that is, on the specific words of such confirmation, but we already understand the fact that Ukraine will be in the Alliance, we work for the fact that the algorithm of membership becomes as clear and fast as possible. For the sake of this - the work of the whole team of Ukraine - will continue every minute of these days.</text:p>
      <text:p text:style-name="P4">
It is also very important that bilateral meetings of different levels are planned in Vilnius - European countries, America, Canada, Japan… Priorities are absolutely obvious - this is the air defense for our cities, for all communities throughout the country, we are working to create a full air shield. It is also a weapon for the front - there will be negotiations in Vilnius. Of course, let's talk about other aspects of life protection and our common safety.Separately - advanced.</text:p>
      <text:p text:style-name="P4">
Tomorrow, on the day of starting the summit, which is now unimaginable without Ukraine, there will be a full-scale war. It speaks a lot about our power - a force of Ukrainian people, which in such a war, after so many battles and days has a force, without which the safety of Europe - simply not imagine it.</text:p>
      <text:p text:style-name="P4">
I thank you, Ukrainian soldiers, for this power!Thank you every soldier, sailor, every sergeant, every officer, every officer, every general!I thank you who trains our warriors!Thank you to every volunteer!Doctors who have been preserved after injuries!I thank all our people who work for the Ukrainian Victory!</text:p>
      <text:p text:style-name="P4">
This is an honor for me - to represent such people and such Ukraine!</text:p>
      <text:p text:style-name="P4">
<text:span text:style-name="T5">
<text:span text:style-name="T4">
Glory to Ukraine!</text:span>
</text:span>
</text:p>
      <text:p text:style-name="P4">
News Source: <text:a xlink:type="simple" xlink:href="https://armyinform.com.ua/2023/07/10/ukrayina-bude-v-nato-praczyuyemo-nad-algorytmom-nabuttya-chlenstva-volodymyr-zelenskyj/" text:style-name="Internet_20_link" text:visited-style-name="Visited_20_Internet_20_Link">
https://armyinform.com.ua/2023/07/10/ukrayina-bude-v-nato-praczyuyemo-nad-algorytmom-nabuttya-chlenstva-volodymyr-zelenskyj/</text:a>
</text:p>
      <!--NEWS-->
      <text:h text:style-name="P10" text:outline-level="1">
<text:span text:style-name="T4">
There were 17 fighting collisions – during the day; General Staff</text:span>
</text:h>
      <text:p text:style-name="P4">
Author: ['АРМІЯINFORM']</text:p>
      <text:p text:style-name="P4">
Time: 2023-07-10T93:00:00-04:00</text:p>
      <text:p text:style-name="P4">
Description: Opponent ZoServilu Zuillya at the Kommer, Limansky, Bakhmutsk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zsu-1-830x500-1.jpg" text:style-name="Internet_20_link" text:visited-style-name="Visited_20_Internet_20_Link">
zsu-1-830x500-1.jpg</text:a>
']</text:p>
      <text:p text:style-name="P4">
Tags: ['STOPRUSSIA', 'АГРЕСІЯ РФ', 'ВТОРГНЕННЯ РФ', 'ГШ ЗСУ']</text:p>
      <text:p text:style-name="P4">
Category: News</text:p>
      <!--METADATA-->
      <text:p text:style-name="P4">
<draw:frame draw:style-name="fr1" draw:name="Image303" text:anchor-type="as-char" svg:width="6.9236in" svg:height="4.170843in" draw:z-index="0">
<draw:image xlink:href="../Images/AРМІЯINFORM/2023-07-10T93-00-00-04-00/zsu-1-830x500-1.jpg" xlink:type="simple" xlink:show="embed" xlink:actuate="onLoad" draw:mime-type="image/jpeg"/>
</draw:frame>
Illustrative Photo <text:span text:style-name="T4">
 🔥 Situation on Russian invasion </text:span>
</text:p>
      <text:p text:style-name="P4">
The enemy focuses on the main efforts on Kupyansk, Liman, Bakhmut, Avdiiv and Mariinsky directions, heavy fighting <text:span text:style-name="T4">
. </text:span>
 ** There were 17 fighting clashes during the day.</text:p>
      <text:p text:style-name="P4">
About it <text:a xlink:type="simple" xlink:href="https://www.facebook.com/GeneralStaff.ua/posts/pfbid036AXTfzwRW5Z5hQmXGs5n74tqFW4qWdut7mGCgonBneiLPDivsrJoJS26XM1eVx8Sl" text:style-name="Internet_20_link" text:visited-style-name="Visited_20_Internet_20_Link">
reports</text:a>
The General Staff of the Armed Forces of Ukraine.</text:p>
      <text:p text:style-name="P4">
<text:span text:style-name="T4">
 In the Kupyansk direction </text:span>
 Our warriors keep defense.</text:p>
      <text:p text:style-name="P4">
<text:span text:style-name="T4">
 In the Bakhmut direction </text:span>
, under dense aviation fire and artillery, our defenders successfully reflected attacks in the area of the settlement of Donetsk region.</text:p>
      <text:p text:style-name="P4">
<text:span text:style-name="T4">
 In the Avdeevsky direction </text:span>
 Defense forces continue to restrain the Nastprostian troops in the Seveverny Donetsk region.</text:p>
      <text:p text:style-name="P4">
<text:span text:style-name="T4">
 In the Mariinsky direction </text:span>
, under the enemy fire of artillery, our defenders have reflected all hostile attacks in the areas of Marynka Takrasnohivka settlements.</text:p>
      <text:p text:style-name="P4">
<text:span text:style-name="T4">
 In the mineral direction </text:span>
 the enemy conducted unsuccessful offensive actions in Rivmivkaivka of Donetsk region.</text:p>
      <text:p text:style-name="P4">
News Source: <text:a xlink:type="simple" xlink:href="https://armyinform.com.ua/2023/07/10/protyagom-doby-vidbulosya-17-bojovyh-zitknen-genshtab/" text:style-name="Internet_20_link" text:visited-style-name="Visited_20_Internet_20_Link">
https://armyinform.com.ua/2023/07/10/protyagom-doby-vidbulosya-17-bojovyh-zitknen-genshtab/</text:a>
</text:p>
      <!--NEWS-->
      <text:h text:style-name="P10" text:outline-level="1">
<text:span text:style-name="T4">
In the Taurian direction of defense force systematically destroy the enemy - Alexander Tarnavsky</text:span>
</text:h>
      <text:p text:style-name="P4">
Author: ['АРМІЯINFORM']</text:p>
      <text:p text:style-name="P4">
Time: 2023-07-10T94:00:00-04:00</text:p>
      <text:p text:style-name="P4">
Description: PIDRODILI of the rocket bICK TA from the Viconali Khokonali, 1179 Vognevikh Zavdann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tarnavskyj.jpg" text:style-name="Internet_20_link" text:visited-style-name="Visited_20_Internet_20_Link">
tarnavskyj.jpg</text:a>
']</text:p>
      <text:p text:style-name="P4">
Tags: ['STOPRUSSIA', 'АГРЕСІЯ РФ', 'ВТОРГНЕННЯ РФ', 'ОЛЕКСАНДР ТАРНАВСЬКИЙ']</text:p>
      <text:p text:style-name="P4">
Category: News</text:p>
      <!--METADATA-->
      <text:p text:style-name="P4">
<draw:frame draw:style-name="fr1" draw:name="Image304" text:anchor-type="as-char" svg:width="6.9236in" svg:height="4.32725in" draw:z-index="0">
<draw:image xlink:href="../Images/AРМІЯINFORM/2023-07-10T94-00-00-04-00/tarnavskyj.jpg" xlink:type="simple" xlink:show="embed" xlink:actuate="onLoad" draw:mime-type="image/jpeg"/>
</draw:frame>
Units of missile troops and artillery per day performed 1179 fire. During the last day, the loss of the enemy killed and wounded was the more than the mouth.</text:p>
      <text:p text:style-name="P4">
About it in your Telegram <text:a xlink:type="simple" xlink:href="https://t.me/otarnavskiy/157" text:style-name="Internet_20_link" text:visited-style-name="Visited_20_Internet_20_Link">
wrote</text:a>
Commander of the Tavriya Tavriya Generalolexander Tarnavsky.</text:p>
      <ul>
        <li>
17 units of military equipment of the enemy were destroyed. In particular, the tank, BMP, 2 UAV "Zala", SuperCam UAV, self-propelled artillery installation 2C3 "Acacia", the station of the IIT, a complex of long visual surveillance "MUMU-M" TAVTOMINE TECHNICAL. There were also 9 enemy ammunition warehouses, Alexander Tarnavsky reported.</li>
      </ul>
      <text:p text:style-name="P4">
News Source: <text:a xlink:type="simple" xlink:href="https://armyinform.com.ua/2023/07/10/na-tavrijskomu-napryamku-syly-oborony-systemno-znyshhuyut-voroga-oleksandr-tarnavskyj-2/" text:style-name="Internet_20_link" text:visited-style-name="Visited_20_Internet_20_Link">
https://armyinform.com.ua/2023/07/10/na-tavrijskomu-napryamku-syly-oborony-systemno-znyshhuyut-voroga-oleksandr-tarnavskyj-2/</text:a>
</text:p>
      <!--NEWS-->
      <text:h text:style-name="P10" text:outline-level="1">
<text:span text:style-name="T4">
"The commander shouts:" The wounded is not touched, we throw everyone!" - Gur interception</text:span>
</text:h>
      <text:p text:style-name="P4">
Author: ['АРМІЯINFORM']</text:p>
      <text:p text:style-name="P4">
Time: 2023-07-10T95:00:00-04:00</text:p>
      <text:p text:style-name="P4">
Description: VIISKOVOVOVOVEV RF ROZPOVIDAI about Professi Aerorosvіdka Ukrainian VIISK ... War with Ukraine 2022, War with Ukraine Latest News today,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9/gur-perehoplennya.jpg" text:style-name="Internet_20_link" text:visited-style-name="Visited_20_Internet_20_Link">
gur-perehoplennya.jpg</text:a>
']</text:p>
      <text:p text:style-name="P4">
Tags: ['STOPRUSSIA', 'АГРЕСІЯ РФ', 'ВТОРГНЕННЯ РФ', 'ГУР ПЕРЕХОПЛЕННЯ']</text:p>
      <text:p text:style-name="P4">
Category: News</text:p>
      <!--METADATA-->
      <text:p text:style-name="P4">
<draw:frame draw:style-name="fr1" draw:name="Image305" text:anchor-type="as-char" svg:width="6.9236in" svg:height="4.615733in" draw:z-index="0">
<draw:image xlink:href="../Images/AРМІЯINFORM/2023-07-10T95-00-00-04-00/gur-perehoplennya.jpg" xlink:type="simple" xlink:show="embed" xlink:actuate="onLoad" draw:mime-type="image/jpeg"/>
</draw:frame>
Illustrative photo</text:p>
      <text:p text:style-name="P4">
The Russian serviceman tells his wife about the professional air intelligence of Ukrainian troops and the attitude of his command to personnel.</text:p>
      <text:p text:style-name="P4">
<text:span text:style-name="T4">
 Source: </text:span>
 _ <text:a xlink:type="simple" xlink:href="https://gur.gov.ua/content/komandyr-oryot-ranenykh-ne-trohat-brosaem-vsekh.html" text:style-name="Internet_20_link" text:visited-style-name="Visited_20_Internet_20_Link">
GUR</text:a>
_</text:p>
      <text:p text:style-name="P4">
News Source: <text:a xlink:type="simple" xlink:href="https://armyinform.com.ua/2023/07/10/komandyr-krychyt-poranenyh-ne-chipaty-kydayemo-vsih-gur-perehoplennya/" text:style-name="Internet_20_link" text:visited-style-name="Visited_20_Internet_20_Link">
https://armyinform.com.ua/2023/07/10/komandyr-krychyt-poranenyh-ne-chipaty-kydayemo-vsih-gur-perehoplennya/</text:a>
</text:p>
      <!--NEWS-->
      <text:h text:style-name="P10" text:outline-level="1">
<text:span text:style-name="T4">
Two killed and three wounded as a result of the padders in Donetsk - the investigation was launched</text:span>
</text:h>
      <text:p text:style-name="P4">
Author: ['АРМІЯINFORM']</text:p>
      <text:p text:style-name="P4">
Time: 2023-07-10T96:00:00-04:00</text:p>
      <text:p text:style-name="P4">
Description: For the proprietary Kerivnitva Donetskiye prosecutors of the health of the health, the war with Ukraine 2022, the war with Ukraine is the latest news today, the News War with Ukraine 2022 The last ones today, will there be a war between Ukraine and Russia and when, Ukraine with Ukraine in 2022 will be either or there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7/whatsapp-image-2023-07-10-at-175816.jpeg" text:style-name="Internet_20_link" text:visited-style-name="Visited_20_Internet_20_Link">
whatsapp-image-2023-07-10-at-175816.jpeg</text:a>
']</text:p>
      <text:p text:style-name="P4">
Tags: ['STOPRUSSIA', 'АГРЕСІЯ РФ', 'ВТОРГНЕННЯ РФ', 'ДОНЕЧЧИНА', 'ОФІС ГЕНПРОКУРОРА УКРАЇНИ']</text:p>
      <text:p text:style-name="P4">
Category: News</text:p>
      <!--METADATA-->
      <text:p text:style-name="P4">
<draw:frame draw:style-name="fr1" draw:name="Image306" text:anchor-type="as-char" svg:width="6.9236in" svg:height="4.717749in" draw:z-index="0">
<draw:image xlink:href="../Images/AРМІЯINFORM/2023-07-10T96-00-00-04-00/whatsapp-image-2023-07-10-at-175816.jpeg" xlink:type="simple" xlink:show="embed" xlink:actuate="onLoad" draw:mime-type="image/jpeg"/>
</draw:frame>
Under the procedural leadership of the Donetsk Regional Prosecutor's Office, a non -judgmental investigation is carried out in criminal proceedings on violation of the laws of war.</text:p>
      <text:p text:style-name="P4">
About it <text:a xlink:type="simple" xlink:href="https://www.gp.gov.ua/ua/posts/dvoje-zagiblix-ta-troje-poranenix-vnaslidok-artobstriliv-okupantami-avdiyivki-ta-gostrogo-na-doneccini-rozpocato-rozsliduvannya" text:style-name="Internet_20_link" text:visited-style-name="Visited_20_Internet_20_Link">
reports</text:a>
Office of the Prosecutor General of Ukraine.</text:p>
      <ul>
        <li>
According to the investigation, on July 10, 2023, about 14:40 troops of the Russian Federation opened in the private sector of the town of Acute Pokrovsky district. In addition, a local resident was killed. Tri-man's injuries under the age of mine-explosive injuries, among them the father and son. All the victims are worn -qualified medical care, - the message reads.</li>
      </ul>
      <text:p text:style-name="P4">
Also around 15:00 the Russians were fired at Avdiivka, where a man was killed in their own house.</text:p>
      <text:p text:style-name="P4">
According to preliminary data, the invaders attacked settlements from artillery. Private households and outbuildings were injured.</text:p>
      <text:p text:style-name="P4">
The pre -trial investigation is ongoing.</text:p>
      <text:p text:style-name="P4">
News Source: <text:a xlink:type="simple" xlink:href="https://armyinform.com.ua/2023/07/10/dvoye-zagyblyh-ta-troye-poranenyh-vnaslidok-artobstriliv-okupantamy-na-donechchyni-rozpochato-rozsliduvannya/" text:style-name="Internet_20_link" text:visited-style-name="Visited_20_Internet_20_Link">
https://armyinform.com.ua/2023/07/10/dvoye-zagyblyh-ta-troye-poranenyh-vnaslidok-artobstriliv-okupantamy-na-donechchyni-rozpochato-rozsliduvannya/</text:a>
</text:p>
      <!--NEWS-->
      <text:h text:style-name="P10" text:outline-level="1">
<text:span text:style-name="T4">
Ukraine is constantly experiencing the solidarity of the people and the government of Finland - Denis Shmigal</text:span>
</text:h>
      <text:p text:style-name="P4">
Author: ['АРМІЯINFORM']</text:p>
      <text:p text:style-name="P4">
Time: 2023-07-10T97:00:00-04:00</text:p>
      <text:p text:style-name="P4">
Description: Prem-Ministure Ukrainian Denis Schmigal Proviv online Rozmova wre prem'r-minsistr Fіnlandi ... war with Ukraine 2022, war with Ukraine Latest news today,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7/thumb_205526_820_360_0_0_auto.jpg" text:style-name="Internet_20_link" text:visited-style-name="Visited_20_Internet_20_Link">
thumb_205526_820_360_0_0_auto.jpg</text:a>
', '<text:a xlink:type="simple" xlink:href="https://armyinform.com.ua/wp-content/uploads/2023/07/thumb_205527_820_360_0_0_auto.jpg" text:style-name="Internet_20_link" text:visited-style-name="Visited_20_Internet_20_Link">
thumb_205527_820_360_0_0_auto.jpg</text:a>
']</text:p>
      <text:p text:style-name="P4">
Tags: ['STOPRUSSIA', 'АГРЕСІЯ РФ', 'ВТОРГНЕННЯ РФ', 'ДЕНИС ШМИГАЛЬ', 'ФІНЛЯНДІЯ']</text:p>
      <text:p text:style-name="P4">
Category: News</text:p>
      <!--METADATA-->
      <text:p text:style-name="P4">
<draw:frame draw:style-name="fr1" draw:name="Image307" text:anchor-type="as-char" svg:width="6.9236in" svg:height="4.610104in" draw:z-index="0">
<draw:image xlink:href="../Images/AРМІЯINFORM/2023-07-10T97-00-00-04-00/thumb_205526_820_360_0_0_auto.jpg" xlink:type="simple" xlink:show="embed" xlink:actuate="onLoad" draw:mime-type="image/jpeg"/>
</draw:frame>
Prime Minister of Ukraine Denis Shmigal has spent an online conversation with Finland Prime Minister Petter Orpo. The parties discussed the support of European Taigro -Atlantic integration of Ukraine, strengthening sanctions against Russia, confiscation of Russian assets and assistance in recovery.</text:p>
      <text:p text:style-name="P4">
About it <text:a xlink:type="simple" xlink:href="https://www.kmu.gov.ua/news/denys-shmyhal-ukraina-postiino-vidchuvaie-solidarnist-narodu-ta-uriadu-finliandii" text:style-name="Internet_20_link" text:visited-style-name="Visited_20_Internet_20_Link">
reports</text:a>
Government portal.</text:p>
      <ul>
        <li>
All these months of a full -scale war, Ukraine is constantly experiencing the incredible Soul and the Government of Finland. I am grateful for your personal leadership of Tavnesok in the formation of powerful support of Ukraine by Finland. We are counting on our further close cooperation, - said Denis Shmigal.</li>
      </ul>
      <text:p text:style-name="P4">
The Prime Minister of Ukraine thanked for the considerable assistance in the winter. He argued that Finland provided the most energy equipment among the country.</text:p>
      <text:p text:style-name="P4">
<draw:frame draw:style-name="fr1" draw:name="Image308" text:anchor-type="as-char" svg:width="6.9236in" svg:height="3.875527in" draw:z-index="0">
<draw:image xlink:href="../Images/AРМІЯINFORM/2023-07-10T97-00-00-04-00/thumb_205527_820_360_0_0_auto.jpg" xlink:type="simple" xlink:show="embed" xlink:actuate="onLoad" draw:mime-type="image/jpeg"/>
</draw:frame>
The head of the Ukrainian government expressed the hope that Finland was also a stagnular partner in the reconstruction and transformation of Ukraine. Denis Schmigalz was a direct connection on this issue between the Governments to develop a plan for Finland participation in the private sector in the private sector.</text:p>
      <text:p text:style-name="P4">
The Prime Minister of Ukraine thanked the Finnish partners for the systemic support of grain from Ukraine, as well as for Finland's readiness to create a necessary conditions for directing Russian confiscated assets for reconstruction of Ukraine.</text:p>
      <text:p text:style-name="P4">
For his part, Finland Prime Minister noted that his government would continue to support Ukraine, including assisting in the restoration and consistent with the sanction policy against the aggressor.</text:p>
      <text:p text:style-name="P4">
News Source: <text:a xlink:type="simple" xlink:href="https://armyinform.com.ua/2023/07/10/ukrayina-postijno-vidchuvaye-solidarnist-narodu-ta-uryadu-finlyandiyi-denys-shmygal/" text:style-name="Internet_20_link" text:visited-style-name="Visited_20_Internet_20_Link">
https://armyinform.com.ua/2023/07/10/ukrayina-postijno-vidchuvaye-solidarnist-narodu-ta-uryadu-finlyandiyi-denys-shmygal/</text:a>
</text:p>
      <!--NEWS-->
      <text:h text:style-name="P10" text:outline-level="1">
<text:span text:style-name="T4">
Turkey has agreed to pass the protocol on the adoption of Sweden to NATO - Jens Stoltenberg</text:span>
</text:h>
      <text:p text:style-name="P4">
Author: ['АРМІЯINFORM']</text:p>
      <text:p text:style-name="P4">
Time: 2023-07-10T98:00:00-04:00</text:p>
      <text:p text:style-name="P4">
Description: General Secretary of NATO єns Stoltenberg, Yaki Fate with Trilateralnaya Zustychi Z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f0ss8cmwca4l64v.jpg" text:style-name="Internet_20_link" text:visited-style-name="Visited_20_Internet_20_Link">
f0ss8cmwca4l64v.jpg</text:a>
']</text:p>
      <text:p text:style-name="P4">
Tags: ['STOPRUSSIA', 'ЄНС СТОЛТЕНБЕРГ', 'НАТО']</text:p>
      <text:p text:style-name="P4">
Category: News</text:p>
      <!--METADATA-->
      <text:p text:style-name="P4">
<draw:frame draw:style-name="fr1" draw:name="Image309" text:anchor-type="as-char" svg:width="6.9236in" svg:height="4.615733in" draw:z-index="0">
<draw:image xlink:href="../Images/AРМІЯINFORM/2023-07-10T98-00-00-04-00/f0ss8cmwca4l64v.jpg" xlink:type="simple" xlink:show="embed" xlink:actuate="onLoad" draw:mime-type="image/jpeg"/>
</draw:frame>
NATO Secretary General Jens Stoltenberg, who participated in a tripartite meeting with Turkish President Recep Taiip Erdogan and Swedish Premier Ulph Christianson, announced the decision of Ankara to “as soon as possible” ratify the protocol on the introduction of Swedia.</text:p>
      <text:p text:style-name="P4">
NATO Secretary General Jens Stoltenberg <text:a xlink:type="simple" xlink:href="https://twitter.com/jensstoltenberg/status/1678484703060324359" text:style-name="Internet_20_link" text:visited-style-name="Visited_20_Internet_20_Link">
reported</text:a>
Votteri.</text:p>
      <text:p text:style-name="P4">
-I am glad to report that after the meeting I spent with Erdogan and the Prime Minister of Sweden, President Erdogan agreed to send Sweden's accession to the Great National Assembly as soon as possible and to ensure a law,-Jens Stoltenberg wrote.</text:p>
      <text:p text:style-name="P4">
Secretary -General also added that this is a historical step that makes all the members of all members of the North Atlantic Alliance more stronger.</text:p>
      <text:p text:style-name="P4">
News Source: <text:a xlink:type="simple" xlink:href="https://armyinform.com.ua/2023/07/10/turechchyna-pogodylasya-yaknajshvydshe-peredaty-protokol-pro-pryjnyattya-shvecziyi-do-nato-yens-stoltenberg/" text:style-name="Internet_20_link" text:visited-style-name="Visited_20_Internet_20_Link">
https://armyinform.com.ua/2023/07/10/turechchyna-pogodylasya-yaknajshvydshe-peredaty-protokol-pro-pryjnyattya-shvecziyi-do-nato-yens-stoltenberg/</text:a>
</text:p>
      <!--NEWS-->
      <text:h text:style-name="P10" text:outline-level="1">
<text:span text:style-name="T4">
Short. War. Day 502</text:span>
</text:h>
      <text:p text:style-name="P4">
Author: ['АРМІЯINFORM']</text:p>
      <text:p text:style-name="P4">
Time: 2023-07-10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a xlink:type="simple" xlink:href="https://armyinform.com.ua/wp-content/uploads/2023/07/1-1-6.jpg" text:style-name="Internet_20_link" text:visited-style-name="Visited_20_Internet_20_Link">
1-1-6.jpg</text:a>
']</text:p>
      <text:p text:style-name="P4">
Tags: ['STOPRUSSIA', 'АГРЕСІЯ РФ', 'ВІДЕОДАЙДЖЕСТ', 'ВТОРГНЕННЯ РФ', 'ГШ ЗСУ']</text:p>
      <text:p text:style-name="P4">
Category: News</text:p>
      <!--METADATA-->
      <text:p text:style-name="P4">
<draw:frame draw:style-name="fr1" draw:name="Image310" text:anchor-type="as-char" svg:width="6.9236in" svg:height="3.894525in" draw:z-index="0">
<draw:image xlink:href="../Images/AРМІЯINFORM/2023-07-10T99-00-00-04-00/1-1-6.jpg" xlink:type="simple" xlink:show="embed" xlink:actuate="onLoad" draw:mime-type="image/jpeg"/>
</draw:frame>
</text:p>
      <text:p text:style-name="P4">
News Source: <text:a xlink:type="simple" xlink:href="https://armyinform.com.ua/2023/07/10/korotko-vijna-den-502/" text:style-name="Internet_20_link" text:visited-style-name="Visited_20_Internet_20_Link">
https://armyinform.com.ua/2023/07/10/korotko-vijna-den-502/</text:a>
</text:p>
      <!--NEWS-->
      <text:h text:style-name="P10" text:outline-level="1">
<text:span text:style-name="T4">
State Department on Erdogan's "Conditions": Sweden Membership in NATO is not related to Turkey's desire for the EU</text:span>
</text:h>
      <text:p text:style-name="P4">
Authors: Ukrinform (Person)</text:p>
      <text:p text:style-name="P4">
Publisher: Укринформ (Organization)</text:p>
      <text:p text:style-name="P4">
Published Time: 2023-07-10T9:54:00+03:00</text:p>
      <text:p text:style-name="P4">
Modified Time: 2023-07-10T22:54:00+03:00</text:p>
      <text:p text:style-name="P4">
Description: The United States emphasizes that the conditions of the Turkish President on the adoption of Ankara Sweden's application for NATO membership in return for the assistance of Turkey's accession to the European Union are issues that cannot be interrelated. - Ukrinform.</text:p>
      <text:p text:style-name="P4">
Images: ['<text:a xlink:type="simple" xlink:href="https://static.ukrinform.com/photos/2023_07/thumb_files/630_360_1689018967-577.jpg" text:style-name="Internet_20_link" text:visited-style-name="Visited_20_Internet_20_Link">
630_360_16890...</text:a>
']</text:p>
      <text:p text:style-name="P4">
Tags: ['Ердоган', 'Євросоюз', 'НАТО', 'Швеція', 'Держдеп']</text:p>
      <text:p text:style-name="P4">
Type: Article</text:p>
      <!--METADATA-->
      <text:p text:style-name="P4">
<draw:frame draw:style-name="fr1" draw:name="Image311" text:anchor-type="as-char" svg:width="6.9236in" svg:height="3.956343in" draw:z-index="0">
<draw:image xlink:href="../Images/yкринформ/2023-07-10T9-54-00-03-00/630_360_1689018967-577.jpg" xlink:type="simple" xlink:show="embed" xlink:actuate="onLoad" draw:mime-type="image/jpeg"/>
</draw:frame>
The combination emphasizes that the conditions of the Turkish President on the adoption of Sweden's ancarus for NATO membership in the way of Turkey's accession to the pre -Evrosoyuz, are issues that cannot be interrelated.</text:p>
      <text:p text:style-name="P4">
This was stressed on Monday during a pressing in Washington by US Services Matthew Miller, Ukrinform reports his own correspondent.</text:p>
      <text:p text:style-name="P4">
“We believe that these are separate questions. We support Turkey's long -standing aspirations to join the EU, but this is a separate issue than Sweden's accession to NATO, ”the US foreign foreign policy agreed.</text:p>
      <text:p text:style-name="P4">
<text:span text:style-name="T4">
 Read also: </text:span>
 <text:span text:style-name="T4">
 <text:a xlink:type="simple" xlink:href="https://www.ukrinform.ua/rubric-world/3733898-erdogan-visunuv-novu-umovu-dla-vstupu-svecii-do-nato.html" text:style-name="Internet_20_link" text:visited-style-name="Visited_20_Internet_20_Link">
Erdogan has put forward a new condition for Sweden's accession to NATO</text:a>
</text:span>
</text:p>
      <text:p text:style-name="P4">
He stressed that Sweden fulfilled the necessary requirements for the North Atlantic Alliance.</text:p>
      <text:p text:style-name="P4">
“We think it's time to join Sweden to <text:span text:style-name="T4">
 <text:a xlink:type="simple" xlink:href="https://www.ukrinform.ua/tag-nato" text:style-name="Internet_20_link" text:visited-style-name="Visited_20_Internet_20_Link">
NATO</text:a>
</text:span>
, and we hope that Turkey will support, ”Miller said.</text:p>
      <text:p text:style-name="P4">
<text:span text:style-name="T4">
 Read also: </text:span>
 <text:span text:style-name="T4">
 <text:a xlink:type="simple" xlink:href="https://www.ukrinform.ua/rubric-world/3732025-bilij-dim-zaklikav-ugorsinu-j-tureccinu-akomoga-skorise-shvaliti-clenstvo-svecii-v-nato.html" text:style-name="Internet_20_link" text:visited-style-name="Visited_20_Internet_20_Link">
White House called Hungary and Turkey as Sunshine as Sweden's Membership in NATO</text:a>
</text:span>
</text:p>
      <text:p text:style-name="P4">
He also informed that US Secretary of State, Anthony Blinken, explained the tsing in a recent conversation with Turkish Foreign Minister Hakanfidan.</text:p>
      <text:p text:style-name="P4">
According to Ukrinform, Turkish President Recep Taiip Erdogan has made a condition that his country would approve Sweden's application for joining Natopis as EU leaders _ <text:span text:style-name="T4">
 <text:a xlink:type="simple" xlink:href="https://www.ukrinform.ua/rubric-world/3733898-erdogan-visunuv-novu-umovu-dla-vstupu-svecii-do-nato.html" text:style-name="Internet_20_link" text:visited-style-name="Visited_20_Internet_20_Link">
open the way to Turkey's accession of the Pre -European Union. </text:a>
</text:span>
 _</text:p>
      <text:p text:style-name="P4">
News Source: <text:a xlink:type="simple" xlink:href="https://www.ukrinform.ua/rubric-world/3734087-derzdep-pro-umovi-erdogana-clenstvo-svecii-v-nato-ne-povazane-z-pragnennam-tureccini-do-es.html" text:style-name="Internet_20_link" text:visited-style-name="Visited_20_Internet_20_Link">
https://www.ukrinform.ua/rubric-world/3734087-derzdep-pro-umovi-erdogana-clenstvo-svecii-v-nato-ne-povazane-z-pragnennam-tureccini-do-es.html</text:a>
</text:p>
      <!--NEWS-->
      <text:h text:style-name="P10" text:outline-level="1">
<text:span text:style-name="T4">
In Cherkasy region, a suspicion of the UOC -MP, who called on Russia to seize all Ukraine, was declared suspicion</text:span>
</text:h>
      <text:p text:style-name="P4">
Authors: Ukrinform (Person)</text:p>
      <text:p text:style-name="P4">
Publisher: Укринформ (Organization)</text:p>
      <text:p text:style-name="P4">
Published Time: 2023-07-11T-1:57:00+03:00</text:p>
      <text:p text:style-name="P4">
Modified Time: 2023-07-11T00:57:00+03:00</text:p>
      <text:p text:style-name="P4">
Description: In the Cherkasy region, the Security Service of Ukraine exposed the clergyman of the Ukrainian Orthodox Church of the Moscow Patriarchate, who called for the capture of the Russians throughout the territory of Ukraine. - Ukrinform.</text:p>
      <text:p text:style-name="P4">
Images: ['<text:a xlink:type="simple" xlink:href="https://static.ukrinform.com/photos/2022_06/thumb_files/630_360_1655121940-321.png" text:style-name="Internet_20_link" text:visited-style-name="Visited_20_Internet_20_Link">
630_360_16551...</text:a>
']</text:p>
      <text:p text:style-name="P4">
Tags: ['Підозра', 'СБУ', 'УПЦ МП']</text:p>
      <text:p text:style-name="P4">
Type: Article</text:p>
      <!--METADATA-->
      <text:p text:style-name="P4">
<draw:frame draw:style-name="fr1" draw:name="Image312" text:anchor-type="as-char" svg:width="6.9236in" svg:height="3.956343in" draw:z-index="0">
<draw:image xlink:href="../Images/yкринформ/2023-07-11T-1-57-00-03-00/630_360_1655121940-321.png" xlink:type="simple" xlink:show="embed" xlink:actuate="onLoad" draw:mime-type="image/png"/>
</draw:frame>
The Security Service of Ukraine exposed the clergyman of the Ukrainian Orthodox Church of the Moscow Patriarchate, which called on the dominance of the Russians throughout Ukraine.</text:p>
      <text:p text:style-name="P4">
According to Ukrinform, the SBU reports in <text:a xlink:type="simple" xlink:href="https://t.me/SBUkr/8924" text:style-name="Internet_20_link" text:visited-style-name="Visited_20_Internet_20_Link">
telegram</text:a>
.</text:p>
      <text:p text:style-name="P4">
The clergyman of the UOC-MP, when communicating with parishioners and his acquaintances, praised the above military-political leadership of the Russian Federation and Presidential Putin.</text:p>
      <text:p text:style-name="P4">
<text:span text:style-name="T4">
 Read also: </text:span>
 <text:span text:style-name="T4">
 [the captain of the Russian vessel was suspected(https://www.ukrinform.ua/rubric-crimea/3733843-kapitanu-rosijskogo-sudna-ogolosili-pidozru-v-perevezenni-kradenogo-ukrainskogo-zerna.html)</text:span>
</text:p>
      <text:p text:style-name="P4">
He also heroned Chechnya Ramzan Kadyrov's chairman and justified the military room of the Russians.</text:p>
      <text:p text:style-name="P4">
As it turned out in the course of the investigation, the Hipdiacon was a supporter of Nazism and at the same time promoted the ideas of "renewal" of the Soviet Union and called on the donation of the Russians throughout Ukraine.</text:p>
      <text:p text:style-name="P4">
Law enforcement officers during the searches at the places of residence of the person who found a commercial equipment with hostile propaganda materials and prohibited symbolism, printed editions with Nazi and communist symbolism.</text:p>
      <text:p text:style-name="P4">
<text:span text:style-name="T5">
!(https://www.ukrinform.ua/rubric-regions/3733232-na-odesini-biznesmenu-ogolosili-pidozru-za-namaganna-pidkupiti-spivrobitnikiv-sbu.html)</text:span>
*</text:p>
      <text:p text:style-name="P4">
On the basis of the evidence collected, the SBU investigators informed Cleric on suspicion under Part 1 of Part 3 of Art. 436-2 of the Criminal Code of Ukraine(justification, recognition right, denial of armed aggression of the Russian Federation against Ukraine, glorification).</text:p>
      <text:p text:style-name="P4">
Зловмиснику загрожує до 8 років тюрми.</text:p>
      <text:p text:style-name="P4">
Як повідомляв Укрінформ, СБУ відкрила кримінальне провадження щодо настоятеляхраму УПЦ МП, який допомагав росіянам депортувати українців у Білорусь.</text:p>
      <text:p text:style-name="P4">
News Source: <text:a xlink:type="simple" xlink:href="https://www.ukrinform.ua/rubric-society/3733883-na-cerkasini-ogolosili-pidozru-predstavniku-upc-mp-akij-zaklikav-rosiu-zahopiti-vsu-ukrainu.html" text:style-name="Internet_20_link" text:visited-style-name="Visited_20_Internet_20_Link">
https://www.ukrinform.ua/rubric-society/3733883-na-cerkasini-ogolosili-pidozru-predstavniku-upc-mp-akij-zaklikav-rosiu-zahopiti-vsu-ukrainu.html</text:a>
</text:p>
      <!--NEWS-->
      <text:h text:style-name="P10" text:outline-level="1">
<text:span text:style-name="T4">
Iran was outraged</text:span>
</text:h>
      <text:p text:style-name="P4">
Authors: Ukrinform (Person)</text:p>
      <text:p text:style-name="P4">
Publisher: Укринформ (Organization)</text:p>
      <text:p text:style-name="P4">
Published Time: 2023-07-11T-2:43:00+03:00</text:p>
      <text:p text:style-name="P4">
Modified Time: 2023-07-11T00:43:00+03:00</text:p>
      <text:p text:style-name="P4">
Description: Iran was outraged by the lawsuit of Canada, Sweden, Ukraine and the United Kingdom to the UN International Court of Justice on the PS752 International Airlines of Ukraine in January 2020, which killed 176 people. - Ukrinform.</text:p>
      <text:p text:style-name="P4">
Images: ['<text:a xlink:type="simple" xlink:href="https://static.ukrinform.com/photos/2020_01/thumb_files/630_360_1578665229-831.jpg" text:style-name="Internet_20_link" text:visited-style-name="Visited_20_Internet_20_Link">
630_360_15786...</text:a>
']</text:p>
      <text:p text:style-name="P4">
Tags: ['Іран', 'МАУ', 'Україна', 'Авіакатастрофа в Ірані']</text:p>
      <text:p text:style-name="P4">
Type: Article</text:p>
      <!--METADATA-->
      <text:p text:style-name="P4">
<draw:frame draw:style-name="fr1" draw:name="Image313" text:anchor-type="as-char" svg:width="6.9236in" svg:height="3.956343in" draw:z-index="0">
<draw:image xlink:href="../Images/yкринформ/2023-07-11T-2-43-00-03-00/630_360_1578665229-831.jpg" xlink:type="simple" xlink:show="embed" xlink:actuate="onLoad" draw:mime-type="image/jpeg"/>
</draw:frame>
He had been imprisoned by Canada, Sweden, Ukraine and the United Kingdom to the United Nations International Court of Ukraine on the PS752 International Airlines of Ukraine in January 2020, which resulted in 176 people.</text:p>
      <text:p text:style-name="P4">
According to Ukrinform, according to Iranian news agency IRNA, the government of the country believes that the four Western states thus pursue their "political goals and interests".</text:p>
      <text:p text:style-name="P4">
In a statement to the United Nations International Court of Justice, these countries stated that Irran violated a "number of obligations" under the Montreal Convention on Safety Air Transportation. According to the claim, Tehran did not take all possible measures to prevent the aircraft from beating, and did not carry out "impartial, transparent and fair criminal investigation of and preference."</text:p>
      <text:p text:style-name="P4">
<text:span text:style-name="T4">
 Read also: </text:span>
 <text:span text:style-name="T4">
 <text:a xlink:type="simple" xlink:href="https://www.ukrinform.ua/rubric-polytics/3731790-ukraina-podala-pozov-do-miznarodnogo-sudu-oon-proti-iranu-za-zbitta-litaka-mau.html" text:style-name="Internet_20_link" text:visited-style-name="Visited_20_Internet_20_Link">
Ukraine has filed a lawsuit with the UN International Court of Anti -UN for the UAU Airplane</text:a>
</text:span>
</text:p>
      <text:p text:style-name="P4">
In his statement, the Ministry of Foreign Affairs of the country stated that Iran formed an "independent technical group" immediately after the incident and took the necessary measures "with goodwill, transparency and maximum seriousness" to investigate and find out various aspects of tragic.</text:p>
      <text:p text:style-name="P4">
“The Islamic Republic <text:span text:style-name="T4">
 <text:a xlink:type="simple" xlink:href="https://www.ukrinform.ua/tag-iran" text:style-name="Internet_20_link" text:visited-style-name="Visited_20_Internet_20_Link">
Iran</text:a>
</text:span>
 Helped assistance, including immediate visa registration, more than fifty experts from Ukraine and Canada to visit the incident, ” - reads.</text:p>
      <text:p text:style-name="P4">
According to its authors, after the investigation, a technical report with the participation of experts from France, the USA, Ukraine, Canada and the United Kingdom was prepared within the specified time.</text:p>
      <text:p text:style-name="P4">
Tehran's military prosecutor's office allegedly conducted a thorough and comprehensive investigation. In February 2023, the court adopted relevant sentences to the accused, which are now being challenged.</text:p>
      <text:p text:style-name="P4">
It is noted that Iran expressed his readiness for negotiations by relevant countries and has already held three rounds of such negotiations with the Ukrainian Mur in Kiev and Tehran.</text:p>
      <text:p text:style-name="P4">
"Iran is still expecting their response to continue negotiations at a certain time and in a certain place," the Foreign Ministry states.</text:p>
      <text:p text:style-name="P4">
<text:span text:style-name="T4">
 Read also: </text:span>
 <text:span text:style-name="T4">
 <text:a xlink:type="simple" xlink:href="https://www.ukrinform.ua/rubric-polytics/3732411-radbez-oon-progolosuvav-za-ucast-ukraini-v-zasidanni-sodo-iranu.html" text:style-name="Internet_20_link" text:visited-style-name="Visited_20_Internet_20_Link">
UN Council voted for Ukraine's participation in a meeting of Iran</text:a>
 </text:span>
</text:p>
      <text:p text:style-name="P4">
The aircraft was shot down by Iranian air defense, which, according to Iran, accepted the aircraft for a military target against the background of tension in the relationship between Tehran and Washington.</text:p>
      <text:p text:style-name="P4">
Iran acknowledged that the reason was the human error, made by the operator of the management of the radiological air defense system.</text:p>
      <text:p text:style-name="P4">
News Source: <text:a xlink:type="simple" xlink:href="https://www.ukrinform.ua/rubric-world/3734103-iran-oburivsa-pozovom-cotiroh-krain-do-miznarodnogo-sudu-oon-sodo-zbitogo-litaka-mau.html" text:style-name="Internet_20_link" text:visited-style-name="Visited_20_Internet_20_Link">
https://www.ukrinform.ua/rubric-world/3734103-iran-oburivsa-pozovom-cotiroh-krain-do-miznarodnogo-sudu-oon-sodo-zbitogo-litaka-mau.html</text:a>
</text:p>
      <!--NEWS-->
      <text:h text:style-name="P10" text:outline-level="1">
<text:span text:style-name="T4">
States about Putin and Prigogine's meeting: they are both criminals</text:span>
</text:h>
      <text:p text:style-name="P4">
Authors: Ukrinform (Person)</text:p>
      <text:p text:style-name="P4">
Publisher: Укринформ (Organization)</text:p>
      <text:p text:style-name="P4">
Published Time: 2023-07-11T-3:26:00+03:00</text:p>
      <text:p text:style-name="P4">
Modified Time: 2023-07-11T00:26:00+03:00</text:p>
      <text:p text:style-name="P4">
Description: Washington believes that the last development of events around the meeting of the head of the Wagner PEC Yevgeny Prigogine with Russian President Vladimir Putin only testifies that there are no heroes in this story - they both gave crimes. - Ukrinform.</text:p>
      <text:p text:style-name="P4">
Images: ['<text:a xlink:type="simple" xlink:href="https://static.ukrinform.com/photos/2018_03/thumb_files/630_360_1519900781-1927.jpg" text:style-name="Internet_20_link" text:visited-style-name="Visited_20_Internet_20_Link">
630_360_15199...</text:a>
']</text:p>
      <text:p text:style-name="P4">
Tags: ['Путін', 'США', 'Держдеп', 'Пригожин', 'Війна з Росією']</text:p>
      <text:p text:style-name="P4">
Type: Article</text:p>
      <!--METADATA-->
      <text:p text:style-name="P4">
<draw:frame draw:style-name="fr1" draw:name="Image314" text:anchor-type="as-char" svg:width="6.9236in" svg:height="3.956343in" draw:z-index="0">
<draw:image xlink:href="../Images/yкринформ/2023-07-11T-3-26-00-03-00/630_360_1519900781-1927.jpg" xlink:type="simple" xlink:show="embed" xlink:actuate="onLoad" draw:mime-type="image/jpeg"/>
</draw:frame>
Uzsington believes that the last development of events around the meeting of the head of PEC "Wagner" Yevgeny Prigogine with Russian President Vladimir Putin is only evidenced by the fact that there are no heroes in this story - they both gave crimes.</text:p>
      <text:p text:style-name="P4">
This comment was announced on Monday during a briefing in Washington by a spokesman of the US Department of US Matthew Miller, reports his own correspondent.</text:p>
      <text:p text:style-name="P4">
“On messages(In the media - ed.)As I say that apparently Eugene Prigogine Ivolodir Putin did not get along with each other, now we see that they met, ”the US Foreign Ministry said.</text:p>
      <text:p text:style-name="P4">
<text:span text:style-name="T5">
!(https://www.ukrinform.ua/rubric-polytics/3733626-prezident-ne-viklucae-so-v-rosii-moze-statisa-se-odin-zakolot.html)</text:span>
*</text:p>
      <text:p text:style-name="P4">
He stressed that the assessments of the US side remain the same as at the beginning of the situation with rebellion in Russia: “There are no heroes in this confrontation between them. These are both persons who committed the outrages and ordered the commissioning of the commissions in Ukraine. "</text:p>
      <text:p text:style-name="P4">
Miller also expressed his conviction that this is obviously not the last development of the historyist by Prigogin.</text:p>
      <text:p text:style-name="P4">
<text:span text:style-name="T4">
 Read also: </text:span>
 <text:span text:style-name="T4">
 [after rebellion(https://www.ukrinform.ua/rubric-world/3733388-pisla-zakolotu-pvk-vagner-putin-namagavsa-prodemonstruvati-silu-britanska-rozvidka.html)</text:span>
</text:p>
      <text:p text:style-name="P4">
It was reported that on Monday, a spokesman for Russian President Dmitry Peskov asserted that Putin had a meeting with Prigogin on June 29 in the Kremlin. Putin, Putin, assessed the actions of the Wagner PEC on the front, as well as the wicked, "listened to the explanation" of the PEC commanders and offered them "variants of labor and combat use".</text:p>
      <text:p text:style-name="P4">
News Source: <text:a xlink:type="simple" xlink:href="https://www.ukrinform.ua/rubric-ato/3734101-stati-pro-zustric-putina-ta-prigozina-voni-obidva-zlocinci.html" text:style-name="Internet_20_link" text:visited-style-name="Visited_20_Internet_20_Link">
https://www.ukrinform.ua/rubric-ato/3734101-stati-pro-zustric-putina-ta-prigozina-voni-obidva-zlocinci.html</text:a>
</text:p>
      <!--NEWS-->
      <text:h text:style-name="P10" text:outline-level="1">
<text:span text:style-name="T4">
China became a rival of volleyball players of Ukraine in the Challenger Cap-2023 tournament</text:span>
</text:h>
      <text:p text:style-name="P4">
Authors: Ukrinform (Person)</text:p>
      <text:p text:style-name="P4">
Publisher: Укринформ (Organization)</text:p>
      <text:p text:style-name="P4">
Published Time: 2023-07-11T-4:17:18+03:00</text:p>
      <text:p text:style-name="P4">
Modified Time: 2023-07-11T00:17:18+03:00</text:p>
      <text:p text:style-name="P4">
Description: From July 27 to July 30, in the Qatar city of Doha, 8 team teams will hold a tournament for a single permit to the League of Nations-2024 from volleyball. - Ukrinform.</text:p>
      <text:p text:style-name="P4">
Images: ['<text:a xlink:type="simple" xlink:href="https://static.ukrinform.com/photos/2023_07/thumb_files/630_360_1689023789-513.jpg" text:style-name="Internet_20_link" text:visited-style-name="Visited_20_Internet_20_Link">
630_360_16890...</text:a>
']</text:p>
      <text:p text:style-name="P4">
Tags: ['Волейбол']</text:p>
      <text:p text:style-name="P4">
Type: Article</text:p>
      <!--METADATA-->
      <text:p text:style-name="P4">
<draw:frame draw:style-name="fr1" draw:name="Image315" text:anchor-type="as-char" svg:width="6.9236in" svg:height="3.956343in" draw:z-index="0">
<draw:image xlink:href="../Images/yкринформ/2023-07-11T-4-17-18-03-00/630_360_1689023789-513.jpg" xlink:type="simple" xlink:show="embed" xlink:actuate="onLoad" draw:mime-type="image/jpeg"/>
</draw:frame>
From July 27 to 30, in the Qatar city of Doha, 8 national teams will hold a single-computing tournament for the 2024 Volleyball League.</text:p>
      <text:p text:style-name="P4">
As informs <text:a xlink:type="simple" xlink:href="https://sport.ua/uk/news/633424-viznacheno-supernika-cholovichoi-zbirnoi-ukraini-v-14-finalu-chellendzher-kap" text:style-name="Internet_20_link" text:visited-style-name="Visited_20_Internet_20_Link">
Sport.ua</text:a>
, already known for the net, reports Ukrinform.</text:p>
      <text:p text:style-name="P4">
The rival of the national team of Ukraine in the 1/4 finals will be a team of China, which was unsuccessful in the League of Nations 2023.</text:p>
      <text:p text:style-name="P4">
The winner of the China - Ukraine in the semifinals will play against Turkey or Dominican Republic.</text:p>
      <text:p text:style-name="P4">
*!(https://www.ukrinform.ua/rubric-sports/3733578-zinoca-zbirna-ukraini-z-volejbolu-vdruge-zdolala-sveciu-i-stala-peremozniceu-zolotoi-evroligi.html)We will remind, the men's national team of Ukraine took second place in the Eurolysis-2023, losing in the finals of the team of Turkey(2:3).</text:p>
      <text:p text:style-name="P4">
Фото: CEV.</text:p>
      <text:p text:style-name="P4">
News Source: <text:a xlink:type="simple" xlink:href="https://www.ukrinform.ua/rubric-sports/3734100-kitaj-stav-supernikom-volejbolistiv-zbirnoi-ukraini-u-turniri-cellendzer-kap2023.html" text:style-name="Internet_20_link" text:visited-style-name="Visited_20_Internet_20_Link">
https://www.ukrinform.ua/rubric-sports/3734100-kitaj-stav-supernikom-volejbolistiv-zbirnoi-ukraini-u-turniri-cellendzer-kap2023.html</text:a>
</text:p>
      <!--NEWS-->
      <text:h text:style-name="P10" text:outline-level="1">
<text:span text:style-name="T4">
Ukraine seeks security guarantees until it becomes a full member of NATO - Stefanchuk</text:span>
</text:h>
      <text:p text:style-name="P4">
Authors: Ukrinform (Person)</text:p>
      <text:p text:style-name="P4">
Publisher: Укринформ (Organization)</text:p>
      <text:p text:style-name="P4">
Published Time: 2023-07-11T-5:13:00+03:00</text:p>
      <text:p text:style-name="P4">
Modified Time: 2023-07-11T00:13:00+03:00</text:p>
      <text:p text:style-name="P4">
Description: Ukraine seeks to obtain security guarantees until it becomes a full member of the North Atlantic Treaty. - Ukrinform.</text:p>
      <text:p text:style-name="P4">
Images: ['<text:a xlink:type="simple" xlink:href="https://static.ukrinform.com/photos/2023_06/thumb_files/630_360_1687497729-428.jpg" text:style-name="Internet_20_link" text:visited-style-name="Visited_20_Internet_20_Link">
630_360_16874...</text:a>
']</text:p>
      <text:p text:style-name="P4">
Tags: ['НАТО', 'Україна', 'Стефанчук', 'Війна з Росією']</text:p>
      <text:p text:style-name="P4">
Type: Article</text:p>
      <!--METADATA-->
      <text:p text:style-name="P4">
<draw:frame draw:style-name="fr1" draw:name="Image316" text:anchor-type="as-char" svg:width="6.9236in" svg:height="3.956343in" draw:z-index="0">
<draw:image xlink:href="../Images/yкринформ/2023-07-11T-5-13-00-03-00/630_360_1687497729-428.jpg" xlink:type="simple" xlink:show="embed" xlink:actuate="onLoad" draw:mime-type="image/jpeg"/>
</draw:frame>
Ukraine Pragne to receive security guarantees until it is a full -fledged North Atlantic Treaty.</text:p>
      <text:p text:style-name="P4">
According to Ukrinform, Ruslan Stefanchu reports about it on [Facebook] about it(https://www.facebook.com/stefanchuk.official/posts/pfbid02uDoAp6RHpPAhZJfzGSepuUJNoUzfRct5kwQGGEUdLH2PcfnRWqKapBnRV6jH41QSl).</text:p>
      <text:p text:style-name="P4">
“Я дуже сподіваюся, що саміт НАТО у Вільнюсі буде історичним. Історичним дляУкраїни. Ми прагнемо, аби Україну запросили до НАТО. І прагнемо отриматигарантії безпеки допоки Україна не стане повноправним членом Альянсу”, -заявив він.</text:p>
      <text:p text:style-name="P4">
<text:span text:style-name="T4">
Читайте також:</text:span>
 <text:span text:style-name="T4">
<text:a xlink:type="simple" xlink:href="https://www.ukrinform.ua/rubric-polytics/3734055-zelenskij-ukraini-potriben-citkij-signal-sodo-majbutnogo-clenstva-v-nato-same-zaraz.html" text:style-name="Internet_20_link" text:visited-style-name="Visited_20_Internet_20_Link">
 Зеленський: Україні потрібен чіткий сигнал щодомайбутнього членства в НАТО — саме зараз </text:a>
</text:span>
</text:p>
      <text:p text:style-name="P4">
Stefanchuk also reminded that on September 30 last year, Ukraine applied for the most root entry into NATO. The application was signed by the VRU Chairman together with President of Ukraine Volodymyr Zelensky and Prime Minister Denis Shmigal.</text:p>
      <text:p text:style-name="P4">
According to the speaker, a huge diplomatic work has been carried out since then: presidential, parliamentary and government.</text:p>
      <text:p text:style-name="P4">
<text:span text:style-name="T4">
 Read also: </text:span>
 <text:span text:style-name="T4">
 <text:a xlink:type="simple" xlink:href="https://www.ukrinform.ua/rubric-polytics/3734042-u-polsi-spodivautsa-na-citkij-signal-vid-nato-sodo-pidtrimki-ukraini.html" text:style-name="Internet_20_link" text:visited-style-name="Visited_20_Internet_20_Link">
in Poland hope for a clear signal from NATO on support of Ukraine</text:a>
</text:span>
</text:p>
      <text:p text:style-name="P4">
On April 10, this year, the Ukrainian Parliament appealed to the NATO member state parliaments to support our membership in the Alliance.</text:p>
      <text:p text:style-name="P4">
"And I thank the Seimas of Lithuania, the Senate of Poland, the Seimas of Poland, the Rygikog Estonia, the Panato, the Czech Senate, the Saaimi Latvia, the European Parliament, the PACE, the Bulgaria Folk Cleans for accepting the relevant statements," - said Stefanchuk.</text:p>
      <text:p text:style-name="P4">
<text:span text:style-name="T4">
 Read also: </text:span>
 <text:span text:style-name="T4">
 [Zelensky: Ukraine will be in NATO, we work as a superiority(https://www.ukrinform.ua/rubric-ato/3734060-zelenskij-ukraina-bude-v-nato-pracuemo-nad-algoritmom-nabutta-clenstva.html)</text:span>
</text:p>
      <text:p text:style-name="P4">
According to Stefanchuk, since April 10 this year, he held 90 two meetings at different sites and 15 telephone conversations with a sole cake - to support Ukraine's progress in <text:span text:style-name="T4">
 <text:a xlink:type="simple" xlink:href="https://www.ukrinform.ua/tag-nato" text:style-name="Internet_20_link" text:visited-style-name="Visited_20_Internet_20_Link">
NATO</text:a>
</text:span>
.</text:p>
      <text:p text:style-name="P4">
Also, the deputy chairmen of the Verkhovna Rada, heads of committees, Ukrainian delegations and many deputies did a lot of work.<text:span text:style-name="T4">
 Read also: </text:span>
 <text:span text:style-name="T4">
 <text:a xlink:type="simple" xlink:href="https://www.ukrinform.ua/rubric-polytics/3734064-vstup-kieva-do-nato-mozlivij-lise-pisla-vijni-mzs-italii.html" text:style-name="Internet_20_link" text:visited-style-name="Visited_20_Internet_20_Link">
NATO Introduction to NATO is only possible after the war - Mzitaly</text:a>
</text:span>
</text:p>
      <text:p text:style-name="P4">
It was reported that on July 11-12 in Vilnius there will be a NATO summit, during which Ukraine wants to obtain clear security guarantees and a clear perspective of the Alliance.</text:p>
      <text:p text:style-name="P4">
Currently, 23 countries have signed a NATO Support for Support. Ukraine was supported by Bulgaria, Belgium, Denmark, Estonia, Italy, Iceland, Spain, Canada, Latvia, Lithuania, the Netherlands, Germany, Norway, Poland, Portugal, Romania, Slovakia, Slovenia, Finland, France, Czech Republic, Chernochia.</text:p>
      <text:p text:style-name="P4">
News Source: <text:a xlink:type="simple" xlink:href="https://www.ukrinform.ua/rubric-polytics/3734099-ukraina-pragne-garantij-bezpeki-poki-ne-stane-povnopravnim-clenom-nato-stefancuk.html" text:style-name="Internet_20_link" text:visited-style-name="Visited_20_Internet_20_Link">
https://www.ukrinform.ua/rubric-polytics/3734099-ukraina-pragne-garantij-bezpeki-poki-ne-stane-povnopravnim-clenom-nato-stefancuk.html</text:a>
</text:p>
      <!--NEWS-->
      <text:h text:style-name="P10" text:outline-level="1">
<text:span text:style-name="T4">
Ukraine seeks security guarantees until it becomes a full member of NATO - Stefanchuk</text:span>
</text:h>
      <text:p text:style-name="P4">
Authors: Ukrinform (Person)</text:p>
      <text:p text:style-name="P4">
Publisher: Укринформ (Organization)</text:p>
      <text:p text:style-name="P4">
Published Time: 2023-07-11T00:13:00+03:00</text:p>
      <text:p text:style-name="P4">
Modified Time: 2023-07-11T00:13:00+03:00</text:p>
      <text:p text:style-name="P4">
Description: Ukraine seeks to obtain security guarantees until it becomes a full member of the North Atlantic Treaty. - Ukrinform.</text:p>
      <text:p text:style-name="P4">
Images: ['<text:a xlink:type="simple" xlink:href="https://static.ukrinform.com/photos/2023_06/thumb_files/630_360_1687497729-428.jpg" text:style-name="Internet_20_link" text:visited-style-name="Visited_20_Internet_20_Link">
630_360_16874...</text:a>
']</text:p>
      <text:p text:style-name="P4">
Tags: ['НАТО', 'Україна', 'Стефанчук', 'Війна з Росією']</text:p>
      <text:p text:style-name="P4">
Type: Article</text:p>
      <!--METADATA-->
      <text:p text:style-name="P4">
<draw:frame draw:style-name="fr1" draw:name="Image317" text:anchor-type="as-char" svg:width="6.9236in" svg:height="3.956343in" draw:z-index="0">
<draw:image xlink:href="../Images/yкринформ/2023-07-11T00-13-00-03-00/630_360_1687497729-428.jpg" xlink:type="simple" xlink:show="embed" xlink:actuate="onLoad" draw:mime-type="image/jpeg"/>
</draw:frame>
Ukraine Pragne to receive security guarantees until it is a full -fledged North Atlantic Treaty.</text:p>
      <text:p text:style-name="P4">
According to Ukrinform, Ruslan Stefanchu reports about it on [Facebook] about it(https://www.facebook.com/stefanchuk.official/posts/pfbid02uDoAp6RHpPAhZJfzGSepuUJNoUzfRct5kwQGGEUdLH2PcfnRWqKapBnRV6jH41QSl).</text:p>
      <text:p text:style-name="P4">
“Я дуже сподіваюся, що саміт НАТО у Вільнюсі буде історичним. Історичним дляУкраїни. Ми прагнемо, аби Україну запросили до НАТО. І прагнемо отриматигарантії безпеки допоки Україна не стане повноправним членом Альянсу”, -заявив він.</text:p>
      <text:p text:style-name="P4">
<text:span text:style-name="T4">
Читайте також:</text:span>
 <text:span text:style-name="T4">
<text:a xlink:type="simple" xlink:href="https://www.ukrinform.ua/rubric-polytics/3734055-zelenskij-ukraini-potriben-citkij-signal-sodo-majbutnogo-clenstva-v-nato-same-zaraz.html" text:style-name="Internet_20_link" text:visited-style-name="Visited_20_Internet_20_Link">
 Зеленський: Україні потрібен чіткий сигнал щодомайбутнього членства в НАТО — саме зараз </text:a>
</text:span>
</text:p>
      <text:p text:style-name="P4">
Stefanchuk also reminded that on September 30 last year, Ukraine applied for the most root entry into NATO. The application was signed by the VRU Chairman together with President of Ukraine Volodymyr Zelensky and Prime Minister Denis Shmigal.</text:p>
      <text:p text:style-name="P4">
According to the speaker, a huge diplomatic work has been carried out since then: presidential, parliamentary and government.</text:p>
      <text:p text:style-name="P4">
<text:span text:style-name="T4">
 Read also: </text:span>
 <text:span text:style-name="T4">
 <text:a xlink:type="simple" xlink:href="https://www.ukrinform.ua/rubric-polytics/3734042-u-polsi-spodivautsa-na-citkij-signal-vid-nato-sodo-pidtrimki-ukraini.html" text:style-name="Internet_20_link" text:visited-style-name="Visited_20_Internet_20_Link">
in Poland hope for a clear signal from NATO on support of Ukraine</text:a>
</text:span>
</text:p>
      <text:p text:style-name="P4">
On April 10, this year, the Ukrainian Parliament appealed to the NATO member state parliaments to support our membership in the Alliance.</text:p>
      <text:p text:style-name="P4">
"And I thank the Seimas of Lithuania, the Senate of Poland, the Seimas of Poland, the Rygikog Estonia, the Panato, the Czech Senate, the Saaimi Latvia, the European Parliament, the PACE, the Bulgaria Folk Cleans for accepting the relevant statements," - said Stefanchuk.</text:p>
      <text:p text:style-name="P4">
<text:span text:style-name="T4">
 Read also: </text:span>
 <text:span text:style-name="T4">
 [Zelensky: Ukraine will be in NATO, we work as a superiority(https://www.ukrinform.ua/rubric-ato/3734060-zelenskij-ukraina-bude-v-nato-pracuemo-nad-algoritmom-nabutta-clenstva.html)</text:span>
</text:p>
      <text:p text:style-name="P4">
According to Stefanchuk, since April 10 this year, he held 90 two meetings at different sites and 15 telephone conversations with a sole cake - to support Ukraine's progress in <text:span text:style-name="T4">
 <text:a xlink:type="simple" xlink:href="https://www.ukrinform.ua/tag-nato" text:style-name="Internet_20_link" text:visited-style-name="Visited_20_Internet_20_Link">
NATO</text:a>
</text:span>
.</text:p>
      <text:p text:style-name="P4">
Also, the deputy chairmen of the Verkhovna Rada, heads of committees, Ukrainian delegations and many deputies did a lot of work.<text:span text:style-name="T4">
 Read also: </text:span>
 <text:span text:style-name="T4">
 <text:a xlink:type="simple" xlink:href="https://www.ukrinform.ua/rubric-polytics/3734064-vstup-kieva-do-nato-mozlivij-lise-pisla-vijni-mzs-italii.html" text:style-name="Internet_20_link" text:visited-style-name="Visited_20_Internet_20_Link">
NATO Introduction to NATO is only possible after the war - Mzitaly</text:a>
</text:span>
</text:p>
      <text:p text:style-name="P4">
It was reported that on July 11-12 in Vilnius there will be a NATO summit, during which Ukraine wants to obtain clear security guarantees and a clear perspective of the Alliance.</text:p>
      <text:p text:style-name="P4">
Currently, 23 countries have signed a NATO Support for Support. Ukraine was supported by Bulgaria, Belgium, Denmark, Estonia, Italy, Iceland, Spain, Canada, Latvia, Lithuania, the Netherlands, Germany, Norway, Poland, Portugal, Romania, Slovakia, Slovenia, Finland, France, Czech Republic, Chernochia.</text:p>
      <text:p text:style-name="P4">
News Source: <text:a xlink:type="simple" xlink:href="https://www.ukrinform.ua/rubric-polytics/3734099-ukraina-pragne-garantij-bezpeki-poki-ne-stane-povnopravnim-clenom-nato-stefancuk.html" text:style-name="Internet_20_link" text:visited-style-name="Visited_20_Internet_20_Link">
https://www.ukrinform.ua/rubric-polytics/3734099-ukraina-pragne-garantij-bezpeki-poki-ne-stane-povnopravnim-clenom-nato-stefancuk.html</text:a>
</text:p>
      <!--NEWS-->
      <text:h text:style-name="P10" text:outline-level="1">
<text:span text:style-name="T4">
China became a rival of volleyball players of Ukraine in the Challenger Cap-2023 tournament</text:span>
</text:h>
      <text:p text:style-name="P4">
Authors: Ukrinform (Person)</text:p>
      <text:p text:style-name="P4">
Publisher: Укринформ (Organization)</text:p>
      <text:p text:style-name="P4">
Published Time: 2023-07-11T00:17:18+03:00</text:p>
      <text:p text:style-name="P4">
Modified Time: 2023-07-11T00:17:18+03:00</text:p>
      <text:p text:style-name="P4">
Description: From July 27 to July 30, in the Qatar city of Doha, 8 team teams will hold a tournament for a single permit to the League of Nations-2024 from volleyball. - Ukrinform.</text:p>
      <text:p text:style-name="P4">
Images: ['<text:a xlink:type="simple" xlink:href="https://static.ukrinform.com/photos/2023_07/thumb_files/630_360_1689023789-513.jpg" text:style-name="Internet_20_link" text:visited-style-name="Visited_20_Internet_20_Link">
630_360_16890...</text:a>
']</text:p>
      <text:p text:style-name="P4">
Tags: ['Волейбол']</text:p>
      <text:p text:style-name="P4">
Type: Article</text:p>
      <!--METADATA-->
      <text:p text:style-name="P4">
<draw:frame draw:style-name="fr1" draw:name="Image318" text:anchor-type="as-char" svg:width="6.9236in" svg:height="3.956343in" draw:z-index="0">
<draw:image xlink:href="../Images/yкринформ/2023-07-11T00-17-18-03-00/630_360_1689023789-513.jpg" xlink:type="simple" xlink:show="embed" xlink:actuate="onLoad" draw:mime-type="image/jpeg"/>
</draw:frame>
From July 27 to 30, in the Qatar city of Doha, 8 national teams will hold a single-computing tournament for the 2024 Volleyball League.</text:p>
      <text:p text:style-name="P4">
As informs <text:a xlink:type="simple" xlink:href="https://sport.ua/uk/news/633424-viznacheno-supernika-cholovichoi-zbirnoi-ukraini-v-14-finalu-chellendzher-kap" text:style-name="Internet_20_link" text:visited-style-name="Visited_20_Internet_20_Link">
Sport.ua</text:a>
, already known for the net, reports Ukrinform.</text:p>
      <text:p text:style-name="P4">
The rival of the national team of Ukraine in the 1/4 finals will be a team of China, which was unsuccessful in the League of Nations 2023.</text:p>
      <text:p text:style-name="P4">
The winner of the China - Ukraine in the semifinals will play against Turkey or Dominican Republic.</text:p>
      <text:p text:style-name="P4">
*!(https://www.ukrinform.ua/rubric-sports/3733578-zinoca-zbirna-ukraini-z-volejbolu-vdruge-zdolala-sveciu-i-stala-peremozniceu-zolotoi-evroligi.html)We will remind, the men's national team of Ukraine took second place in the Eurolysis-2023, losing in the finals of the team of Turkey(2:3).</text:p>
      <text:p text:style-name="P4">
Фото: CEV.</text:p>
      <text:p text:style-name="P4">
News Source: <text:a xlink:type="simple" xlink:href="https://www.ukrinform.ua/rubric-sports/3734100-kitaj-stav-supernikom-volejbolistiv-zbirnoi-ukraini-u-turniri-cellendzer-kap2023.html" text:style-name="Internet_20_link" text:visited-style-name="Visited_20_Internet_20_Link">
https://www.ukrinform.ua/rubric-sports/3734100-kitaj-stav-supernikom-volejbolistiv-zbirnoi-ukraini-u-turniri-cellendzer-kap2023.html</text:a>
</text:p>
      <!--NEWS-->
      <text:h text:style-name="P10" text:outline-level="1">
<text:span text:style-name="T4">
States about Putin and Prigogine's meeting: they are both criminals</text:span>
</text:h>
      <text:p text:style-name="P4">
Authors: Ukrinform (Person)</text:p>
      <text:p text:style-name="P4">
Publisher: Укринформ (Organization)</text:p>
      <text:p text:style-name="P4">
Published Time: 2023-07-11T00:26:00+03:00</text:p>
      <text:p text:style-name="P4">
Modified Time: 2023-07-11T00:26:00+03:00</text:p>
      <text:p text:style-name="P4">
Description: Washington believes that the last development of events around the meeting of the head of the Wagner PEC Yevgeny Prigogine with Russian President Vladimir Putin only testifies that there are no heroes in this story - they both gave crimes. - Ukrinform.</text:p>
      <text:p text:style-name="P4">
Images: ['<text:a xlink:type="simple" xlink:href="https://static.ukrinform.com/photos/2018_03/thumb_files/630_360_1519900781-1927.jpg" text:style-name="Internet_20_link" text:visited-style-name="Visited_20_Internet_20_Link">
630_360_15199...</text:a>
']</text:p>
      <text:p text:style-name="P4">
Tags: ['Путін', 'США', 'Держдеп', 'Пригожин', 'Війна з Росією']</text:p>
      <text:p text:style-name="P4">
Type: Article</text:p>
      <!--METADATA-->
      <text:p text:style-name="P4">
<draw:frame draw:style-name="fr1" draw:name="Image319" text:anchor-type="as-char" svg:width="6.9236in" svg:height="3.956343in" draw:z-index="0">
<draw:image xlink:href="../Images/yкринформ/2023-07-11T00-26-00-03-00/630_360_1519900781-1927.jpg" xlink:type="simple" xlink:show="embed" xlink:actuate="onLoad" draw:mime-type="image/jpeg"/>
</draw:frame>
Uzsington believes that the last development of events around the meeting of the head of PEC "Wagner" Yevgeny Prigogine with Russian President Vladimir Putin is only evidenced by the fact that there are no heroes in this story - they both gave crimes.</text:p>
      <text:p text:style-name="P4">
This comment was announced on Monday during a briefing in Washington by a spokesman of the US Department of US Matthew Miller, reports his own correspondent.</text:p>
      <text:p text:style-name="P4">
“On messages(In the media - ed.)As I say that apparently Eugene Prigogine Ivolodir Putin did not get along with each other, now we see that they met, ”the US Foreign Ministry said.</text:p>
      <text:p text:style-name="P4">
<text:span text:style-name="T5">
!(https://www.ukrinform.ua/rubric-polytics/3733626-prezident-ne-viklucae-so-v-rosii-moze-statisa-se-odin-zakolot.html)</text:span>
*</text:p>
      <text:p text:style-name="P4">
He stressed that the assessments of the US side remain the same as at the beginning of the situation with rebellion in Russia: “There are no heroes in this confrontation between them. These are both persons who committed the outrages and ordered the commissioning of the commissions in Ukraine. "</text:p>
      <text:p text:style-name="P4">
Miller also expressed his conviction that this is obviously not the last development of the historyist by Prigogin.</text:p>
      <text:p text:style-name="P4">
<text:span text:style-name="T4">
 Read also: </text:span>
 <text:span text:style-name="T4">
 [after rebellion(https://www.ukrinform.ua/rubric-world/3733388-pisla-zakolotu-pvk-vagner-putin-namagavsa-prodemonstruvati-silu-britanska-rozvidka.html)</text:span>
</text:p>
      <text:p text:style-name="P4">
It was reported that on Monday, a spokesman for Russian President Dmitry Peskov asserted that Putin had a meeting with Prigogin on June 29 in the Kremlin. Putin, Putin, assessed the actions of the Wagner PEC on the front, as well as the wicked, "listened to the explanation" of the PEC commanders and offered them "variants of labor and combat use".</text:p>
      <text:p text:style-name="P4">
News Source: <text:a xlink:type="simple" xlink:href="https://www.ukrinform.ua/rubric-ato/3734101-stati-pro-zustric-putina-ta-prigozina-voni-obidva-zlocinci.html" text:style-name="Internet_20_link" text:visited-style-name="Visited_20_Internet_20_Link">
https://www.ukrinform.ua/rubric-ato/3734101-stati-pro-zustric-putina-ta-prigozina-voni-obidva-zlocinci.html</text:a>
</text:p>
      <!--NEWS-->
      <text:h text:style-name="P10" text:outline-level="1">
<text:span text:style-name="T4">
Iran was outraged</text:span>
</text:h>
      <text:p text:style-name="P4">
Authors: Ukrinform (Person)</text:p>
      <text:p text:style-name="P4">
Publisher: Укринформ (Organization)</text:p>
      <text:p text:style-name="P4">
Published Time: 2023-07-11T00:43:00+03:00</text:p>
      <text:p text:style-name="P4">
Modified Time: 2023-07-11T00:43:00+03:00</text:p>
      <text:p text:style-name="P4">
Description: Iran was outraged by the lawsuit of Canada, Sweden, Ukraine and the United Kingdom to the UN International Court of Justice on the PS752 International Airlines of Ukraine in January 2020, which killed 176 people. - Ukrinform.</text:p>
      <text:p text:style-name="P4">
Images: ['<text:a xlink:type="simple" xlink:href="https://static.ukrinform.com/photos/2020_01/thumb_files/630_360_1578665229-831.jpg" text:style-name="Internet_20_link" text:visited-style-name="Visited_20_Internet_20_Link">
630_360_15786...</text:a>
']</text:p>
      <text:p text:style-name="P4">
Tags: ['Іран', 'МАУ', 'Україна', 'Авіакатастрофа в Ірані']</text:p>
      <text:p text:style-name="P4">
Type: Article</text:p>
      <!--METADATA-->
      <text:p text:style-name="P4">
<draw:frame draw:style-name="fr1" draw:name="Image320" text:anchor-type="as-char" svg:width="6.9236in" svg:height="3.956343in" draw:z-index="0">
<draw:image xlink:href="../Images/yкринформ/2023-07-11T00-43-00-03-00/630_360_1578665229-831.jpg" xlink:type="simple" xlink:show="embed" xlink:actuate="onLoad" draw:mime-type="image/jpeg"/>
</draw:frame>
He had been imprisoned by Canada, Sweden, Ukraine and the United Kingdom to the United Nations International Court of Ukraine on the PS752 International Airlines of Ukraine in January 2020, which resulted in 176 people.</text:p>
      <text:p text:style-name="P4">
According to Ukrinform, according to Iranian news agency IRNA, the government of the country believes that the four Western states thus pursue their "political goals and interests".</text:p>
      <text:p text:style-name="P4">
In a statement to the United Nations International Court of Justice, these countries stated that Irran violated a "number of obligations" under the Montreal Convention on Safety Air Transportation. According to the claim, Tehran did not take all possible measures to prevent the aircraft from beating, and did not carry out "impartial, transparent and fair criminal investigation of and preference."</text:p>
      <text:p text:style-name="P4">
<text:span text:style-name="T4">
 Read also: </text:span>
 <text:span text:style-name="T4">
 <text:a xlink:type="simple" xlink:href="https://www.ukrinform.ua/rubric-polytics/3731790-ukraina-podala-pozov-do-miznarodnogo-sudu-oon-proti-iranu-za-zbitta-litaka-mau.html" text:style-name="Internet_20_link" text:visited-style-name="Visited_20_Internet_20_Link">
Ukraine has filed a lawsuit with the UN International Court of Anti -UN for the UAU Airplane</text:a>
</text:span>
</text:p>
      <text:p text:style-name="P4">
In his statement, the Ministry of Foreign Affairs of the country stated that Iran formed an "independent technical group" immediately after the incident and took the necessary measures "with goodwill, transparency and maximum seriousness" to investigate and find out various aspects of tragic.</text:p>
      <text:p text:style-name="P4">
“The Islamic Republic <text:span text:style-name="T4">
 <text:a xlink:type="simple" xlink:href="https://www.ukrinform.ua/tag-iran" text:style-name="Internet_20_link" text:visited-style-name="Visited_20_Internet_20_Link">
Iran</text:a>
</text:span>
 Helped assistance, including immediate visa registration, more than fifty experts from Ukraine and Canada to visit the incident, ” - reads.</text:p>
      <text:p text:style-name="P4">
According to its authors, after the investigation, a technical report with the participation of experts from France, the USA, Ukraine, Canada and the United Kingdom was prepared within the specified time.</text:p>
      <text:p text:style-name="P4">
Tehran's military prosecutor's office allegedly conducted a thorough and comprehensive investigation. In February 2023, the court adopted relevant sentences to the accused, which are now being challenged.</text:p>
      <text:p text:style-name="P4">
It is noted that Iran expressed his readiness for negotiations by relevant countries and has already held three rounds of such negotiations with the Ukrainian Mur in Kiev and Tehran.</text:p>
      <text:p text:style-name="P4">
"Iran is still expecting their response to continue negotiations at a certain time and in a certain place," the Foreign Ministry states.</text:p>
      <text:p text:style-name="P4">
<text:span text:style-name="T4">
 Read also: </text:span>
 <text:span text:style-name="T4">
 <text:a xlink:type="simple" xlink:href="https://www.ukrinform.ua/rubric-polytics/3732411-radbez-oon-progolosuvav-za-ucast-ukraini-v-zasidanni-sodo-iranu.html" text:style-name="Internet_20_link" text:visited-style-name="Visited_20_Internet_20_Link">
UN Council voted for Ukraine's participation in a meeting of Iran</text:a>
 </text:span>
</text:p>
      <text:p text:style-name="P4">
The aircraft was shot down by Iranian air defense, which, according to Iran, accepted the aircraft for a military target against the background of tension in the relationship between Tehran and Washington.</text:p>
      <text:p text:style-name="P4">
Iran acknowledged that the reason was the human error, made by the operator of the management of the radiological air defense system.</text:p>
      <text:p text:style-name="P4">
News Source: <text:a xlink:type="simple" xlink:href="https://www.ukrinform.ua/rubric-world/3734103-iran-oburivsa-pozovom-cotiroh-krain-do-miznarodnogo-sudu-oon-sodo-zbitogo-litaka-mau.html" text:style-name="Internet_20_link" text:visited-style-name="Visited_20_Internet_20_Link">
https://www.ukrinform.ua/rubric-world/3734103-iran-oburivsa-pozovom-cotiroh-krain-do-miznarodnogo-sudu-oon-sodo-zbitogo-litaka-mau.html</text:a>
</text:p>
      <!--NEWS-->
      <text:h text:style-name="P10" text:outline-level="1">
<text:span text:style-name="T4">
In Cherkasy region, a suspicion of the UOC -MP, who called on Russia to seize all Ukraine, was declared suspicion</text:span>
</text:h>
      <text:p text:style-name="P4">
Authors: Ukrinform (Person)</text:p>
      <text:p text:style-name="P4">
Publisher: Укринформ (Organization)</text:p>
      <text:p text:style-name="P4">
Published Time: 2023-07-11T00:57:00+03:00</text:p>
      <text:p text:style-name="P4">
Modified Time: 2023-07-11T00:57:00+03:00</text:p>
      <text:p text:style-name="P4">
Description: In the Cherkasy region, the Security Service of Ukraine exposed the clergyman of the Ukrainian Orthodox Church of the Moscow Patriarchate, who called for the capture of the Russians throughout the territory of Ukraine. - Ukrinform.</text:p>
      <text:p text:style-name="P4">
Images: ['<text:a xlink:type="simple" xlink:href="https://static.ukrinform.com/photos/2022_06/thumb_files/630_360_1655121940-321.png" text:style-name="Internet_20_link" text:visited-style-name="Visited_20_Internet_20_Link">
630_360_16551...</text:a>
']</text:p>
      <text:p text:style-name="P4">
Tags: ['Підозра', 'СБУ', 'УПЦ МП']</text:p>
      <text:p text:style-name="P4">
Type: Article</text:p>
      <!--METADATA-->
      <text:p text:style-name="P4">
<draw:frame draw:style-name="fr1" draw:name="Image321" text:anchor-type="as-char" svg:width="6.9236in" svg:height="3.956343in" draw:z-index="0">
<draw:image xlink:href="../Images/yкринформ/2023-07-11T00-57-00-03-00/630_360_1655121940-321.png" xlink:type="simple" xlink:show="embed" xlink:actuate="onLoad" draw:mime-type="image/png"/>
</draw:frame>
The Security Service of Ukraine exposed the clergyman of the Ukrainian Orthodox Church of the Moscow Patriarchate, which called on the dominance of the Russians throughout Ukraine.</text:p>
      <text:p text:style-name="P4">
According to Ukrinform, the SBU reports in <text:a xlink:type="simple" xlink:href="https://t.me/SBUkr/8924" text:style-name="Internet_20_link" text:visited-style-name="Visited_20_Internet_20_Link">
telegram</text:a>
.</text:p>
      <text:p text:style-name="P4">
The clergyman of the UOC-MP, when communicating with parishioners and his acquaintances, praised the above military-political leadership of the Russian Federation and Presidential Putin.</text:p>
      <text:p text:style-name="P4">
<text:span text:style-name="T4">
 Read also: </text:span>
 <text:span text:style-name="T4">
 [the captain of the Russian vessel was suspected(https://www.ukrinform.ua/rubric-crimea/3733843-kapitanu-rosijskogo-sudna-ogolosili-pidozru-v-perevezenni-kradenogo-ukrainskogo-zerna.html)</text:span>
</text:p>
      <text:p text:style-name="P4">
He also heroned Chechnya Ramzan Kadyrov's chairman and justified the military room of the Russians.</text:p>
      <text:p text:style-name="P4">
As it turned out in the course of the investigation, the Hipdiacon was a supporter of Nazism and at the same time promoted the ideas of "renewal" of the Soviet Union and called on the donation of the Russians throughout Ukraine.</text:p>
      <text:p text:style-name="P4">
Law enforcement officers during the searches at the places of residence of the person who found a commercial equipment with hostile propaganda materials and prohibited symbolism, printed editions with Nazi and communist symbolism.</text:p>
      <text:p text:style-name="P4">
<text:span text:style-name="T5">
!(https://www.ukrinform.ua/rubric-regions/3733232-na-odesini-biznesmenu-ogolosili-pidozru-za-namaganna-pidkupiti-spivrobitnikiv-sbu.html)</text:span>
*</text:p>
      <text:p text:style-name="P4">
On the basis of the evidence collected, the SBU investigators informed Cleric on suspicion under Part 1 of Part 3 of Art. 436-2 of the Criminal Code of Ukraine(justification, recognition right, denial of armed aggression of the Russian Federation against Ukraine, glorification).</text:p>
      <text:p text:style-name="P4">
Зловмиснику загрожує до 8 років тюрми.</text:p>
      <text:p text:style-name="P4">
Як повідомляв Укрінформ, СБУ відкрила кримінальне провадження щодо настоятеляхраму УПЦ МП, який допомагав росіянам депортувати українців у Білорусь.</text:p>
      <text:p text:style-name="P4">
News Source: <text:a xlink:type="simple" xlink:href="https://www.ukrinform.ua/rubric-society/3733883-na-cerkasini-ogolosili-pidozru-predstavniku-upc-mp-akij-zaklikav-rosiu-zahopiti-vsu-ukrainu.html" text:style-name="Internet_20_link" text:visited-style-name="Visited_20_Internet_20_Link">
https://www.ukrinform.ua/rubric-society/3733883-na-cerkasini-ogolosili-pidozru-predstavniku-upc-mp-akij-zaklikav-rosiu-zahopiti-vsu-ukrainu.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